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53in"/>
    </style:style>
    <style:style style:name="co2" style:family="table-column">
      <style:table-column-properties fo:break-before="auto" style:column-width="0.6839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681in"/>
    </style:style>
    <style:style style:name="co7" style:family="table-column">
      <style:table-column-properties fo:break-before="auto" style:column-width="1.7953in"/>
    </style:style>
    <style:style style:name="ro1" style:family="table-row">
      <style:table-row-properties style:row-height="0.1874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ta1" style:family="table" style:master-page-name="PageStyle_5f_movie-row">
      <style:table-properties table:display="true" style:writing-mode="lr-tb"/>
    </style:style>
    <style:style style:name="ta2" style:family="table" style:master-page-name="PageStyle_5f_user-row">
      <style:table-properties table:display="true" style:writing-mode="lr-tb"/>
    </style:style>
    <style:style style:name="ta3" style:family="table" style:master-page-name="PageStyle_5f_correlation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12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40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</style:style>
    <style:style style:name="ce25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  <style:style style:name="ce27" style:family="table-cell" style:parent-style-name="Default">
      <style:table-cell-properties fo:background-color="transparent" fo:wrap-option="wrap"/>
    </style:style>
    <style:style style:name="ce28" style:family="table-cell" style:parent-style-name="Default">
      <style:table-cell-properties fo:wrap-option="wrap"/>
    </style:style>
    <style:style style:name="ce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6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vie-ro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/>
          <table:table-cell office:value-type="float" office:value="1648" calcext:value-type="float">
            <text:p>1648</text:p>
          </table:table-cell>
          <table:table-cell office:value-type="float" office:value="5136" calcext:value-type="float">
            <text:p>5136</text:p>
          </table:table-cell>
          <table:table-cell office:value-type="float" office:value="918" calcext:value-type="float">
            <text:p>918</text:p>
          </table:table-cell>
          <table:table-cell office:value-type="float" office:value="2824" calcext:value-type="float">
            <text:p>2824</text:p>
          </table:table-cell>
          <table:table-cell office:value-type="float" office:value="3867" calcext:value-type="float">
            <text:p>3867</text:p>
          </table:table-cell>
          <table:table-cell office:value-type="float" office:value="860" calcext:value-type="float">
            <text:p>860</text:p>
          </table:table-cell>
          <table:table-cell office:value-type="float" office:value="3712" calcext:value-type="float">
            <text:p>3712</text:p>
          </table:table-cell>
          <table:table-cell office:value-type="float" office:value="2968" calcext:value-type="float">
            <text:p>2968</text:p>
          </table:table-cell>
          <table:table-cell office:value-type="float" office:value="3525" calcext:value-type="float">
            <text:p>3525</text:p>
          </table:table-cell>
          <table:table-cell office:value-type="float" office:value="4323" calcext:value-type="float">
            <text:p>4323</text:p>
          </table:table-cell>
          <table:table-cell office:value-type="float" office:value="3617" calcext:value-type="float">
            <text:p>3617</text:p>
          </table:table-cell>
          <table:table-cell office:value-type="float" office:value="4360" calcext:value-type="float">
            <text:p>4360</text:p>
          </table:table-cell>
          <table:table-cell office:value-type="float" office:value="2756" calcext:value-type="float">
            <text:p>2756</text:p>
          </table:table-cell>
          <table:table-cell office:value-type="float" office:value="89" calcext:value-type="float">
            <text:p>89</text:p>
          </table:table-cell>
          <table:table-cell office:value-type="float" office:value="442" calcext:value-type="float">
            <text:p>442</text:p>
          </table:table-cell>
          <table:table-cell office:value-type="float" office:value="3556" calcext:value-type="float">
            <text:p>3556</text:p>
          </table:table-cell>
          <table:table-cell office:value-type="float" office:value="5261" calcext:value-type="float">
            <text:p>5261</text:p>
          </table:table-cell>
          <table:table-cell office:value-type="float" office:value="2492" calcext:value-type="float">
            <text:p>2492</text:p>
          </table:table-cell>
          <table:table-cell office:value-type="float" office:value="5062" calcext:value-type="float">
            <text:p>5062</text:p>
          </table:table-cell>
          <table:table-cell office:value-type="float" office:value="2486" calcext:value-type="float">
            <text:p>2486</text:p>
          </table:table-cell>
          <table:table-cell office:value-type="float" office:value="4942" calcext:value-type="float">
            <text:p>4942</text:p>
          </table:table-cell>
          <table:table-cell office:value-type="float" office:value="2267" calcext:value-type="float">
            <text:p>2267</text:p>
          </table:table-cell>
          <table:table-cell office:value-type="float" office:value="4809" calcext:value-type="float">
            <text:p>4809</text:p>
          </table:table-cell>
          <table:table-cell office:value-type="float" office:value="3853" calcext:value-type="float">
            <text:p>3853</text:p>
          </table:table-cell>
          <table:table-cell office:value-type="float" office:value="2288" calcext:value-type="float">
            <text:p>22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1: Star Wars: Episode IV - A New Hope (1977)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2: Finding Nemo (2003)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3: Forrest Gump (1994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4: American Beauty (1999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2: Pirates of the Caribbean: The Curse of the Black Pearl (2003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4: Kill Bill: Vol. 1 (2003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38: Eternal Sunshine of the Spotless Mind (2004)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63: Twelve Monkeys (a.k.a. 12 Monkeys) (1995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7: Memento (2000)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85: Raiders of the Lost Ark (Indiana Jones and the Raiders of the Lost Ark) (1981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98: Gladiator (2000)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05: Back to the Future (1985)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float" office:value="4.5" calcext:value-type="float">
            <text:p>4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07: Snatch (2000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14: Pretty Woman (1990)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20: The Lord of the Rings: The Fellowship of the Ring (2001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21: The Lord of the Rings: The Two Towers (2002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22: The Lord of the Rings: The Return of the King (2003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34: O Brother Where Art Thou? (2000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41: Donnie Darko (2001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46: Crouching Tiger Hidden Dragon (Wo hu cang long) (2000)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53: Lost in Translation (2003)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55: The Dark Knight (2008)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61: Ocean's Eleven (2001)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80: Minority Report (2002)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87: Sin City (2005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94: Amelie (2001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97: Braveheart (1995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38: The Godfather (1972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43: High Fidelity (2000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68: Batman (1989)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72: Batman Begins (2005)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74: The Silence of the Lambs (1991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4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75: Fargo (1996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78: The Shawshank Redemption (1994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80: Terminator 2: Judgment Day (1991)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329: Jurassic Park (1993)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393: Kill Bill: Vol. 2 (2004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414: Batman Forever (1995)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24: Schindler's List (1993)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453: A Beautiful Mind (2001)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462: Erin Brockovich (2000)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550: Fight Club (1999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557: Spider-Man (2002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558: Spider-Man 2 (2004)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568: Apollo 13 (1995)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581: Dances with Wolves (1990)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585: Monsters Inc. (2001)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597: Titanic (1997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601: E.T. the Extra-Terrestrial (1982)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602: Independence Day (a.k.a. ID4) (1996)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603: The Matrix (1999)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604: The Matrix Reloaded (2003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607: Men in Black (a.k.a. MIB) (1997)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629: The Usual Suspects (1995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640: Catch Me If You Can (2002)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41: Requiem for a Dream (2000)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664: Twister (1996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671: Harry Potter and the Sorcerer's Stone (a.k.a. Harry Potter and the Philosopher's Stone) (2001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672: Harry Potter and the Chamber of Secrets (2002)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80: Pulp Fiction (1994)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45: The Sixth Sense (1999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52: V for Vendetta (2006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/>
          <table:table-cell table:number-columns-repeated="2" office:value-type="float" office:value="3.5" calcext:value-type="float">
            <text:p>3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86: Almost Famous (2000)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88: Mrs. Doubtfire (1993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807: Seven (a.k.a. Se7en) (1995)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808: Shrek (2001)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809: Shrek 2 (2004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812: Aladdin (1992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854: The Mask (1994)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857: Saving Private Ryan (1998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862: Toy Story (1995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954: Mission: Impossible (1996)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.5" calcext:value-type="float">
            <text:p>4.5</text:p>
          </table:table-cell>
          <table:table-cell table:number-columns-repeated="3"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955: Mission: Impossible II (2000)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422: The Departed (2006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572: Die Hard: With a Vengeance (1995)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597: Meet the Parents (2000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637: Speed (1994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891: Star Wars: Episode V - The Empire Strikes Back (1980)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5" calcext:value-type="float">
            <text:p>4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892: Star Wars: Episode VI - Return of the Jedi (1983)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894: Star Wars: Episode II - Attack of the Clones (2002)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900: Traffic (2000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4: The Patriot (2000)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164: Stargate (1994)</text:p>
          </table:table-cell>
          <table:table-cell table:number-columns-repeated="7"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501: The Bourne Identity (2002)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502: The Bourne Supremacy (2004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3049: Ace Ventura: Pet Detective (1994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4327: Charlie's Angels (2000)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5503: The Fugitive (1993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443: Chicken Run (2000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8358: Cast Away (2000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8467: Dumb &amp; Dumber (1994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8587: The Lion King (1994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9331: Clear and Present Danger (1994)</text:p>
          </table:table-cell>
          <table:table-cell table:number-columns-repeated="7"/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9741: Unbreakable (2000)</text:p>
          </table:table-cell>
          <table:table-cell table:number-columns-repeated="7"/>
          <table:table-cell table:number-columns-repeated="2" office:value-type="float" office:value="3.5" calcext:value-type="float">
            <text:p>3.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802: The Rock (1996)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9806: The Incredibles (2004)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0020: Beauty and the Beast (1991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36657: X-Men (2000)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36658: X2: X-Men United (2003)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36955: True Lies (1994)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 table:number-rows-repeated="8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-row" table:style-name="ta2">
        <table:table-column table:style-name="co2" table:number-columns-repeated="101" table:default-cell-style-name="Default"/>
        <table:table-column table:style-name="co3" table:number-columns-repeated="923" table:default-cell-style-name="Default"/>
        <table:table-row table:style-name="ro1">
          <table:table-cell/>
          <table:table-cell office:value-type="string" calcext:value-type="string">
            <text:p>11: Star Wars: Episode IV - A New Hope (1977)</text:p>
          </table:table-cell>
          <table:table-cell office:value-type="string" calcext:value-type="string">
            <text:p>12: Finding Nemo (2003)</text:p>
          </table:table-cell>
          <table:table-cell office:value-type="string" calcext:value-type="string">
            <text:p>13: Forrest Gump (1994)</text:p>
          </table:table-cell>
          <table:table-cell office:value-type="string" calcext:value-type="string">
            <text:p>14: American Beauty (1999)</text:p>
          </table:table-cell>
          <table:table-cell office:value-type="string" calcext:value-type="string">
            <text:p>22: Pirates of the Caribbean: The Curse of the Black Pearl (2003)</text:p>
          </table:table-cell>
          <table:table-cell office:value-type="string" calcext:value-type="string">
            <text:p>24: Kill Bill: Vol. 1 (2003)</text:p>
          </table:table-cell>
          <table:table-cell office:value-type="string" calcext:value-type="string">
            <text:p>38: Eternal Sunshine of the Spotless Mind (2004)</text:p>
          </table:table-cell>
          <table:table-cell office:value-type="string" calcext:value-type="string">
            <text:p>63: Twelve Monkeys (a.k.a. 12 Monkeys) (1995)</text:p>
          </table:table-cell>
          <table:table-cell office:value-type="string" calcext:value-type="string">
            <text:p>77: Memento (2000)</text:p>
          </table:table-cell>
          <table:table-cell office:value-type="string" calcext:value-type="string">
            <text:p>85: Raiders of the Lost Ark (Indiana Jones and the Raiders of the Lost Ark) (1981)</text:p>
          </table:table-cell>
          <table:table-cell office:value-type="string" calcext:value-type="string">
            <text:p>98: Gladiator (2000)</text:p>
          </table:table-cell>
          <table:table-cell office:value-type="string" calcext:value-type="string">
            <text:p>105: Back to the Future (1985)</text:p>
          </table:table-cell>
          <table:table-cell office:value-type="string" calcext:value-type="string">
            <text:p>107: Snatch (2000)</text:p>
          </table:table-cell>
          <table:table-cell office:value-type="string" calcext:value-type="string">
            <text:p>114: Pretty Woman (1990)</text:p>
          </table:table-cell>
          <table:table-cell office:value-type="string" calcext:value-type="string">
            <text:p>120: The Lord of the Rings: The Fellowship of the Ring (2001)</text:p>
          </table:table-cell>
          <table:table-cell office:value-type="string" calcext:value-type="string">
            <text:p>121: The Lord of the Rings: The Two Towers (2002)</text:p>
          </table:table-cell>
          <table:table-cell office:value-type="string" calcext:value-type="string">
            <text:p>122: The Lord of the Rings: The Return of the King (2003)</text:p>
          </table:table-cell>
          <table:table-cell office:value-type="string" calcext:value-type="string">
            <text:p>134: O Brother Where Art Thou? (2000)</text:p>
          </table:table-cell>
          <table:table-cell office:value-type="string" calcext:value-type="string">
            <text:p>141: Donnie Darko (2001)</text:p>
          </table:table-cell>
          <table:table-cell office:value-type="string" calcext:value-type="string">
            <text:p>146: Crouching Tiger Hidden Dragon (Wo hu cang long) (2000)</text:p>
          </table:table-cell>
          <table:table-cell office:value-type="string" calcext:value-type="string">
            <text:p>153: Lost in Translation (2003)</text:p>
          </table:table-cell>
          <table:table-cell office:value-type="string" calcext:value-type="string">
            <text:p>155: The Dark Knight (2008)</text:p>
          </table:table-cell>
          <table:table-cell office:value-type="string" calcext:value-type="string">
            <text:p>161: Ocean's Eleven (2001)</text:p>
          </table:table-cell>
          <table:table-cell office:value-type="string" calcext:value-type="string">
            <text:p>180: Minority Report (2002)</text:p>
          </table:table-cell>
          <table:table-cell office:value-type="string" calcext:value-type="string">
            <text:p>187: Sin City (2005)</text:p>
          </table:table-cell>
          <table:table-cell office:value-type="string" calcext:value-type="string">
            <text:p>194: Amelie (2001)</text:p>
          </table:table-cell>
          <table:table-cell office:value-type="string" calcext:value-type="string">
            <text:p>197: Braveheart (1995)</text:p>
          </table:table-cell>
          <table:table-cell office:value-type="string" calcext:value-type="string">
            <text:p>238: The Godfather (1972)</text:p>
          </table:table-cell>
          <table:table-cell office:value-type="string" calcext:value-type="string">
            <text:p>243: High Fidelity (2000)</text:p>
          </table:table-cell>
          <table:table-cell office:value-type="string" calcext:value-type="string">
            <text:p>268: Batman (1989)</text:p>
          </table:table-cell>
          <table:table-cell office:value-type="string" calcext:value-type="string">
            <text:p>272: Batman Begins (2005)</text:p>
          </table:table-cell>
          <table:table-cell office:value-type="string" calcext:value-type="string">
            <text:p>274: The Silence of the Lambs (1991)</text:p>
          </table:table-cell>
          <table:table-cell office:value-type="string" calcext:value-type="string">
            <text:p>275: Fargo (1996)</text:p>
          </table:table-cell>
          <table:table-cell office:value-type="string" calcext:value-type="string">
            <text:p>278: The Shawshank Redemption (1994)</text:p>
          </table:table-cell>
          <table:table-cell office:value-type="string" calcext:value-type="string">
            <text:p>280: Terminator 2: Judgment Day (1991)</text:p>
          </table:table-cell>
          <table:table-cell office:value-type="string" calcext:value-type="string">
            <text:p>329: Jurassic Park (1993)</text:p>
          </table:table-cell>
          <table:table-cell office:value-type="string" calcext:value-type="string">
            <text:p>393: Kill Bill: Vol. 2 (2004)</text:p>
          </table:table-cell>
          <table:table-cell office:value-type="string" calcext:value-type="string">
            <text:p>414: Batman Forever (1995)</text:p>
          </table:table-cell>
          <table:table-cell office:value-type="string" calcext:value-type="string">
            <text:p>424: Schindler's List (1993)</text:p>
          </table:table-cell>
          <table:table-cell office:value-type="string" calcext:value-type="string">
            <text:p>453: A Beautiful Mind (2001)</text:p>
          </table:table-cell>
          <table:table-cell office:value-type="string" calcext:value-type="string">
            <text:p>462: Erin Brockovich (2000)</text:p>
          </table:table-cell>
          <table:table-cell office:value-type="string" calcext:value-type="string">
            <text:p>550: Fight Club (1999)</text:p>
          </table:table-cell>
          <table:table-cell office:value-type="string" calcext:value-type="string">
            <text:p>557: Spider-Man (2002)</text:p>
          </table:table-cell>
          <table:table-cell office:value-type="string" calcext:value-type="string">
            <text:p>558: Spider-Man 2 (2004)</text:p>
          </table:table-cell>
          <table:table-cell office:value-type="string" calcext:value-type="string">
            <text:p>568: Apollo 13 (1995)</text:p>
          </table:table-cell>
          <table:table-cell office:value-type="string" calcext:value-type="string">
            <text:p>581: Dances with Wolves (1990)</text:p>
          </table:table-cell>
          <table:table-cell office:value-type="string" calcext:value-type="string">
            <text:p>585: Monsters Inc. (2001)</text:p>
          </table:table-cell>
          <table:table-cell office:value-type="string" calcext:value-type="string">
            <text:p>597: Titanic (1997)</text:p>
          </table:table-cell>
          <table:table-cell office:value-type="string" calcext:value-type="string">
            <text:p>601: E.T. the Extra-Terrestrial (1982)</text:p>
          </table:table-cell>
          <table:table-cell office:value-type="string" calcext:value-type="string">
            <text:p>602: Independence Day (a.k.a. ID4) (1996)</text:p>
          </table:table-cell>
          <table:table-cell office:value-type="string" calcext:value-type="string">
            <text:p>603: The Matrix (1999)</text:p>
          </table:table-cell>
          <table:table-cell office:value-type="string" calcext:value-type="string">
            <text:p>604: The Matrix Reloaded (2003)</text:p>
          </table:table-cell>
          <table:table-cell office:value-type="string" calcext:value-type="string">
            <text:p>607: Men in Black (a.k.a. MIB) (1997)</text:p>
          </table:table-cell>
          <table:table-cell office:value-type="string" calcext:value-type="string">
            <text:p>629: The Usual Suspects (1995)</text:p>
          </table:table-cell>
          <table:table-cell office:value-type="string" calcext:value-type="string">
            <text:p>640: Catch Me If You Can (2002)</text:p>
          </table:table-cell>
          <table:table-cell office:value-type="string" calcext:value-type="string">
            <text:p>641: Requiem for a Dream (2000)</text:p>
          </table:table-cell>
          <table:table-cell office:value-type="string" calcext:value-type="string">
            <text:p>664: Twister (1996)</text:p>
          </table:table-cell>
          <table:table-cell office:value-type="string" calcext:value-type="string">
            <text:p>671: Harry Potter and the Sorcerer's Stone (a.k.a. Harry Potter and the Philosopher's Stone) (2001)</text:p>
          </table:table-cell>
          <table:table-cell office:value-type="string" calcext:value-type="string">
            <text:p>672: Harry Potter and the Chamber of Secrets (2002)</text:p>
          </table:table-cell>
          <table:table-cell office:value-type="string" calcext:value-type="string">
            <text:p>680: Pulp Fiction (1994)</text:p>
          </table:table-cell>
          <table:table-cell office:value-type="string" calcext:value-type="string">
            <text:p>745: The Sixth Sense (1999)</text:p>
          </table:table-cell>
          <table:table-cell office:value-type="string" calcext:value-type="string">
            <text:p>752: V for Vendetta (2006)</text:p>
          </table:table-cell>
          <table:table-cell office:value-type="string" calcext:value-type="string">
            <text:p>786: Almost Famous (2000)</text:p>
          </table:table-cell>
          <table:table-cell office:value-type="string" calcext:value-type="string">
            <text:p>788: Mrs. Doubtfire (1993)</text:p>
          </table:table-cell>
          <table:table-cell office:value-type="string" calcext:value-type="string">
            <text:p>807: Seven (a.k.a. Se7en) (1995)</text:p>
          </table:table-cell>
          <table:table-cell office:value-type="string" calcext:value-type="string">
            <text:p>808: Shrek (2001)</text:p>
          </table:table-cell>
          <table:table-cell office:value-type="string" calcext:value-type="string">
            <text:p>809: Shrek 2 (2004)</text:p>
          </table:table-cell>
          <table:table-cell office:value-type="string" calcext:value-type="string">
            <text:p>812: Aladdin (1992)</text:p>
          </table:table-cell>
          <table:table-cell office:value-type="string" calcext:value-type="string">
            <text:p>854: The Mask (1994)</text:p>
          </table:table-cell>
          <table:table-cell office:value-type="string" calcext:value-type="string">
            <text:p>857: Saving Private Ryan (1998)</text:p>
          </table:table-cell>
          <table:table-cell office:value-type="string" calcext:value-type="string">
            <text:p>862: Toy Story (1995)</text:p>
          </table:table-cell>
          <table:table-cell office:value-type="string" calcext:value-type="string">
            <text:p>954: Mission: Impossible (1996)</text:p>
          </table:table-cell>
          <table:table-cell office:value-type="string" calcext:value-type="string">
            <text:p>955: Mission: Impossible II (2000)</text:p>
          </table:table-cell>
          <table:table-cell office:value-type="string" calcext:value-type="string">
            <text:p>1422: The Departed (2006)</text:p>
          </table:table-cell>
          <table:table-cell office:value-type="string" calcext:value-type="string">
            <text:p>1572: Die Hard: With a Vengeance (1995)</text:p>
          </table:table-cell>
          <table:table-cell office:value-type="string" calcext:value-type="string">
            <text:p>1597: Meet the Parents (2000)</text:p>
          </table:table-cell>
          <table:table-cell office:value-type="string" calcext:value-type="string">
            <text:p>1637: Speed (1994)</text:p>
          </table:table-cell>
          <table:table-cell office:value-type="string" calcext:value-type="string">
            <text:p>1891: Star Wars: Episode V - The Empire Strikes Back (1980)</text:p>
          </table:table-cell>
          <table:table-cell office:value-type="string" calcext:value-type="string">
            <text:p>1892: Star Wars: Episode VI - Return of the Jedi (1983)</text:p>
          </table:table-cell>
          <table:table-cell office:value-type="string" calcext:value-type="string">
            <text:p>1894: Star Wars: Episode II - Attack of the Clones (2002)</text:p>
          </table:table-cell>
          <table:table-cell office:value-type="string" calcext:value-type="string">
            <text:p>1900: Traffic (2000)</text:p>
          </table:table-cell>
          <table:table-cell office:value-type="string" calcext:value-type="string">
            <text:p>2024: The Patriot (2000)</text:p>
          </table:table-cell>
          <table:table-cell office:value-type="string" calcext:value-type="string">
            <text:p>2164: Stargate (1994)</text:p>
          </table:table-cell>
          <table:table-cell office:value-type="string" calcext:value-type="string">
            <text:p>2501: The Bourne Identity (2002)</text:p>
          </table:table-cell>
          <table:table-cell office:value-type="string" calcext:value-type="string">
            <text:p>2502: The Bourne Supremacy (2004)</text:p>
          </table:table-cell>
          <table:table-cell office:value-type="string" calcext:value-type="string">
            <text:p>3049: Ace Ventura: Pet Detective (1994)</text:p>
          </table:table-cell>
          <table:table-cell office:value-type="string" calcext:value-type="string">
            <text:p>4327: Charlie's Angels (2000)</text:p>
          </table:table-cell>
          <table:table-cell office:value-type="string" calcext:value-type="string">
            <text:p>5503: The Fugitive (1993)</text:p>
          </table:table-cell>
          <table:table-cell office:value-type="string" calcext:value-type="string">
            <text:p>7443: Chicken Run (2000)</text:p>
          </table:table-cell>
          <table:table-cell office:value-type="string" calcext:value-type="string">
            <text:p>8358: Cast Away (2000)</text:p>
          </table:table-cell>
          <table:table-cell office:value-type="string" calcext:value-type="string">
            <text:p>8467: Dumb &amp; Dumber (1994)</text:p>
          </table:table-cell>
          <table:table-cell office:value-type="string" calcext:value-type="string">
            <text:p>8587: The Lion King (1994)</text:p>
          </table:table-cell>
          <table:table-cell office:value-type="string" calcext:value-type="string">
            <text:p>9331: Clear and Present Danger (1994)</text:p>
          </table:table-cell>
          <table:table-cell office:value-type="string" calcext:value-type="string">
            <text:p>9741: Unbreakable (2000)</text:p>
          </table:table-cell>
          <table:table-cell office:value-type="string" calcext:value-type="string">
            <text:p>9802: The Rock (1996)</text:p>
          </table:table-cell>
          <table:table-cell office:value-type="string" calcext:value-type="string">
            <text:p>9806: The Incredibles (2004)</text:p>
          </table:table-cell>
          <table:table-cell office:value-type="string" calcext:value-type="string">
            <text:p>10020: Beauty and the Beast (1991)</text:p>
          </table:table-cell>
          <table:table-cell office:value-type="string" calcext:value-type="string">
            <text:p>36657: X-Men (2000)</text:p>
          </table:table-cell>
          <table:table-cell office:value-type="string" calcext:value-type="string">
            <text:p>36658: X2: X-Men United (2003)</text:p>
          </table:table-cell>
          <table:table-cell office:value-type="string" calcext:value-type="string">
            <text:p>36955: True Lies (1994)</text:p>
          </table:table-cell>
          <table:table-cell table:number-columns-repeated="923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.5" calcext:value-type="float">
            <text:p>4.5</text:p>
          </table:table-cell>
          <table:table-cell table:number-columns-repeated="7"/>
          <table:table-cell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924"/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table:number-columns-repeated="2" office:value-type="float" office:value="4.5" calcext:value-type="float">
            <text:p>4.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table:number-columns-repeated="3"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927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5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.5" calcext:value-type="float">
            <text:p>3.5</text:p>
          </table:table-cell>
          <table:table-cell table:number-columns-repeated="931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3.5" calcext:value-type="float">
            <text:p>3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923"/>
        </table:table-row>
        <table:table-row table:style-name="ro1">
          <table:table-cell office:value-type="float" office:value="3712" calcext:value-type="float">
            <text:p>3712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.5" calcext:value-type="float">
            <text:p>4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.5" calcext:value-type="float">
            <text:p>4.5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table:number-columns-repeated="923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.5" calcext:value-type="float">
            <text:p>4.5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928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924"/>
        </table:table-row>
        <table:table-row table:style-name="ro1">
          <table:table-cell office:value-type="float" office:value="2756" calcext:value-type="float">
            <text:p>27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4"/>
          <table:table-cell office:value-type="float" office:value="4.5" calcext:value-type="float">
            <text:p>4.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2"/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.5" calcext:value-type="float">
            <text:p>3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92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927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float" office:value="4.5" calcext:value-type="float">
            <text:p>4.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4"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923"/>
        </table:table-row>
        <table:table-row table:style-name="ro1">
          <table:table-cell office:value-type="float" office:value="4942" calcext:value-type="float">
            <text:p>4942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923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/>
          <table:table-cell table:number-columns-repeated="2" office:value-type="float" office:value="2.5" calcext:value-type="float">
            <text:p>2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92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7"/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1">
          <table:table-cell office:value-type="float" office:value="2288" calcext:value-type="float">
            <text:p>2288</text:p>
          </table:table-cell>
          <table:table-cell/>
          <table:table-cell table:number-columns-repeated="2"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924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rrelations" table:style-name="ta3">
        <office:forms form:automatic-focus="false" form:apply-design-mode="false"/>
        <table:table-column table:style-name="co2" table:default-cell-style-name="ce1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/>
          <table:table-cell table:style-name="ce1" office:value-type="float" office:value="1648" calcext:value-type="float">
            <text:p>1648</text:p>
          </table:table-cell>
          <table:table-cell table:style-name="ce1" office:value-type="float" office:value="5136" calcext:value-type="float">
            <text:p>5136</text:p>
          </table:table-cell>
          <table:table-cell table:style-name="ce1" office:value-type="float" office:value="918" calcext:value-type="float">
            <text:p>918</text:p>
          </table:table-cell>
          <table:table-cell table:style-name="ce1" office:value-type="float" office:value="2824" calcext:value-type="float">
            <text:p>2824</text:p>
          </table:table-cell>
          <table:table-cell table:style-name="ce1" office:value-type="float" office:value="3867" calcext:value-type="float">
            <text:p>3867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3712" calcext:value-type="float">
            <text:p>3712</text:p>
          </table:table-cell>
          <table:table-cell table:style-name="ce1" office:value-type="float" office:value="2968" calcext:value-type="float">
            <text:p>2968</text:p>
          </table:table-cell>
          <table:table-cell table:style-name="ce1" office:value-type="float" office:value="3525" calcext:value-type="float">
            <text:p>3525</text:p>
          </table:table-cell>
          <table:table-cell table:style-name="ce1" office:value-type="float" office:value="4323" calcext:value-type="float">
            <text:p>4323</text:p>
          </table:table-cell>
          <table:table-cell table:style-name="ce1" office:value-type="float" office:value="3617" calcext:value-type="float">
            <text:p>3617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2756" calcext:value-type="float">
            <text:p>275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3556" calcext:value-type="float">
            <text:p>3556</text:p>
          </table:table-cell>
          <table:table-cell table:style-name="ce1" office:value-type="float" office:value="5261" calcext:value-type="float">
            <text:p>5261</text:p>
          </table:table-cell>
          <table:table-cell table:style-name="ce1" office:value-type="float" office:value="2492" calcext:value-type="float">
            <text:p>2492</text:p>
          </table:table-cell>
          <table:table-cell table:style-name="ce1" office:value-type="float" office:value="5062" calcext:value-type="float">
            <text:p>5062</text:p>
          </table:table-cell>
          <table:table-cell table:style-name="ce1" office:value-type="float" office:value="2486" calcext:value-type="float">
            <text:p>2486</text:p>
          </table:table-cell>
          <table:table-cell table:style-name="ce1" office:value-type="float" office:value="4942" calcext:value-type="float">
            <text:p>4942</text:p>
          </table:table-cell>
          <table:table-cell table:style-name="ce1" office:value-type="float" office:value="2267" calcext:value-type="float">
            <text:p>2267</text:p>
          </table:table-cell>
          <table:table-cell table:style-name="ce1" office:value-type="float" office:value="4809" calcext:value-type="float">
            <text:p>4809</text:p>
          </table:table-cell>
          <table:table-cell table:style-name="ce1" office:value-type="float" office:value="3853" calcext:value-type="float">
            <text:p>3853</text:p>
          </table:table-cell>
          <table:table-cell table:style-name="ce1" office:value-type="float" office:value="2288" calcext:value-type="float">
            <text:p>2288</text:p>
          </table:table-cell>
          <table:table-cell table:style-name="ce1" table:number-columns-repeated="998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CORREL([$'user-row'.$B2:$'user-row'.$CW2];TRANSPOSE([$'movie-row'.B$2:$'movie-row'.B$101]))" office:value-type="float" office:value="1" calcext:value-type="float">
            <text:p>1</text:p>
          </table:table-cell>
          <table:table-cell table:formula="of:=CORREL([$'user-row'.$B2:$'user-row'.$CW2];TRANSPOSE([$'movie-row'.C$2:$'movie-row'.C$101]))" office:value-type="float" office:value="0.402980188456996" calcext:value-type="float">
            <text:p>0.402980188456996</text:p>
          </table:table-cell>
          <table:table-cell table:formula="of:=CORREL([$'user-row'.$B2:$'user-row'.$CW2];TRANSPOSE([$'movie-row'.D$2:$'movie-row'.D$101]))" office:value-type="float" office:value="-0.142205650084928" calcext:value-type="float">
            <text:p>-0.142205650084928</text:p>
          </table:table-cell>
          <table:table-cell table:formula="of:=CORREL([$'user-row'.$B2:$'user-row'.$CW2];TRANSPOSE([$'movie-row'.E$2:$'movie-row'.E$101]))" office:value-type="float" office:value="0.517619804397155" calcext:value-type="float">
            <text:p>0.517619804397155</text:p>
          </table:table-cell>
          <table:table-cell table:formula="of:=CORREL([$'user-row'.$B2:$'user-row'.$CW2];TRANSPOSE([$'movie-row'.F$2:$'movie-row'.F$101]))" office:value-type="float" office:value="0.300199614685356" calcext:value-type="float">
            <text:p>0.300199614685356</text:p>
          </table:table-cell>
          <table:table-cell table:formula="of:=CORREL([$'user-row'.$B2:$'user-row'.$CW2];TRANSPOSE([$'movie-row'.G$2:$'movie-row'.G$101]))" office:value-type="float" office:value="0.480536602182786" calcext:value-type="float">
            <text:p>0.480536602182786</text:p>
          </table:table-cell>
          <table:table-cell table:formula="of:=CORREL([$'user-row'.$B2:$'user-row'.$CW2];TRANSPOSE([$'movie-row'.H$2:$'movie-row'.H$101]))" office:value-type="float" office:value="-0.312411915438248" calcext:value-type="float">
            <text:p>-0.312411915438248</text:p>
          </table:table-cell>
          <table:table-cell table:formula="of:=CORREL([$'user-row'.$B2:$'user-row'.$CW2];TRANSPOSE([$'movie-row'.I$2:$'movie-row'.I$101]))" office:value-type="float" office:value="0.383348479918658" calcext:value-type="float">
            <text:p>0.383348479918658</text:p>
          </table:table-cell>
          <table:table-cell table:formula="of:=CORREL([$'user-row'.$B2:$'user-row'.$CW2];TRANSPOSE([$'movie-row'.J$2:$'movie-row'.J$101]))" office:value-type="float" office:value="0.0927746502846101" calcext:value-type="float">
            <text:p>0.09277465028461</text:p>
          </table:table-cell>
          <table:table-cell table:formula="of:=CORREL([$'user-row'.$B2:$'user-row'.$CW2];TRANSPOSE([$'movie-row'.K$2:$'movie-row'.K$101]))" office:value-type="float" office:value="0.0981905941730774" calcext:value-type="float">
            <text:p>0.098190594173078</text:p>
          </table:table-cell>
          <table:table-cell table:formula="of:=CORREL([$'user-row'.$B2:$'user-row'.$CW2];TRANSPOSE([$'movie-row'.L$2:$'movie-row'.L$101]))" office:value-type="float" office:value="-0.0417340529451515" calcext:value-type="float">
            <text:p>-0.041734052945152</text:p>
          </table:table-cell>
          <table:table-cell table:formula="of:=CORREL([$'user-row'.$B2:$'user-row'.$CW2];TRANSPOSE([$'movie-row'.M$2:$'movie-row'.M$101]))" office:value-type="float" office:value="0.264424787160725" calcext:value-type="float">
            <text:p>0.264424787160725</text:p>
          </table:table-cell>
          <table:table-cell table:formula="of:=CORREL([$'user-row'.$B2:$'user-row'.$CW2];TRANSPOSE([$'movie-row'.N$2:$'movie-row'.N$101]))" office:value-type="float" office:value="0.261268362823723" calcext:value-type="float">
            <text:p>0.261268362823723</text:p>
          </table:table-cell>
          <table:table-cell table:formula="of:=CORREL([$'user-row'.$B2:$'user-row'.$CW2];TRANSPOSE([$'movie-row'.O$2:$'movie-row'.O$101]))" office:value-type="float" office:value="0.464609968681201" calcext:value-type="float">
            <text:p>0.464609968681201</text:p>
          </table:table-cell>
          <table:table-cell table:formula="of:=CORREL([$'user-row'.$B2:$'user-row'.$CW2];TRANSPOSE([$'movie-row'.P$2:$'movie-row'.P$101]))" office:value-type="float" office:value="0.0223077715070217" calcext:value-type="float">
            <text:p>0.022307771507022</text:p>
          </table:table-cell>
          <table:table-cell table:formula="of:=CORREL([$'user-row'.$B2:$'user-row'.$CW2];TRANSPOSE([$'movie-row'.Q$2:$'movie-row'.Q$101]))" office:value-type="float" office:value="-0.191987915663931" calcext:value-type="float">
            <text:p>-0.191987915663931</text:p>
          </table:table-cell>
          <table:table-cell table:formula="of:=CORREL([$'user-row'.$B2:$'user-row'.$CW2];TRANSPOSE([$'movie-row'.R$2:$'movie-row'.R$101]))" office:value-type="float" office:value="0.493007605153259" calcext:value-type="float">
            <text:p>0.493007605153259</text:p>
          </table:table-cell>
          <table:table-cell table:formula="of:=CORREL([$'user-row'.$B2:$'user-row'.$CW2];TRANSPOSE([$'movie-row'.S$2:$'movie-row'.S$101]))" office:value-type="float" office:value="0.360643871947096" calcext:value-type="float">
            <text:p>0.360643871947096</text:p>
          </table:table-cell>
          <table:table-cell table:formula="of:=CORREL([$'user-row'.$B2:$'user-row'.$CW2];TRANSPOSE([$'movie-row'.T$2:$'movie-row'.T$101]))" office:value-type="float" office:value="0.551088837215632" calcext:value-type="float">
            <text:p>0.551088837215632</text:p>
          </table:table-cell>
          <table:table-cell table:formula="of:=CORREL([$'user-row'.$B2:$'user-row'.$CW2];TRANSPOSE([$'movie-row'.U$2:$'movie-row'.U$101]))" office:value-type="float" office:value="0.00254410596323501" calcext:value-type="float">
            <text:p>0.002544105963235</text:p>
          </table:table-cell>
          <table:table-cell table:formula="of:=CORREL([$'user-row'.$B2:$'user-row'.$CW2];TRANSPOSE([$'movie-row'.V$2:$'movie-row'.V$101]))" office:value-type="float" office:value="0.11665274170207" calcext:value-type="float">
            <text:p>0.11665274170207</text:p>
          </table:table-cell>
          <table:table-cell table:formula="of:=CORREL([$'user-row'.$B2:$'user-row'.$CW2];TRANSPOSE([$'movie-row'.W$2:$'movie-row'.W$101]))" office:value-type="float" office:value="-0.429182782695866" calcext:value-type="float">
            <text:p>-0.429182782695866</text:p>
          </table:table-cell>
          <table:table-cell table:formula="of:=CORREL([$'user-row'.$B2:$'user-row'.$CW2];TRANSPOSE([$'movie-row'.X$2:$'movie-row'.X$101]))" office:value-type="float" office:value="0.394370911744252" calcext:value-type="float">
            <text:p>0.394370911744252</text:p>
          </table:table-cell>
          <table:table-cell table:formula="of:=CORREL([$'user-row'.$B2:$'user-row'.$CW2];TRANSPOSE([$'movie-row'.Y$2:$'movie-row'.Y$101]))" office:value-type="float" office:value="-0.30442200863181" calcext:value-type="float">
            <text:p>-0.30442200863181</text:p>
          </table:table-cell>
          <table:table-cell table:formula="of:=CORREL([$'user-row'.$B2:$'user-row'.$CW2];TRANSPOSE([$'movie-row'.Z$2:$'movie-row'.Z$101]))" office:value-type="float" office:value="0.245047748625606" calcext:value-type="float">
            <text:p>0.245047748625606</text:p>
          </table:table-cell>
          <table:table-cell table:number-columns-repeated="998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formula="of:=CORREL([$'user-row'.$B3:$'user-row'.$CW3];TRANSPOSE([$'movie-row'.B$2:$'movie-row'.B$101]))" office:value-type="float" office:value="0.402980188456996" calcext:value-type="float">
            <text:p>0.402980188456996</text:p>
          </table:table-cell>
          <table:table-cell table:formula="of:=CORREL([$'user-row'.$B3:$'user-row'.$CW3];TRANSPOSE([$'movie-row'.C$2:$'movie-row'.C$101]))" office:value-type="float" office:value="1" calcext:value-type="float">
            <text:p>1</text:p>
          </table:table-cell>
          <table:table-cell table:formula="of:=CORREL([$'user-row'.$B3:$'user-row'.$CW3];TRANSPOSE([$'movie-row'.D$2:$'movie-row'.D$101]))" office:value-type="float" office:value="0.118978537941828" calcext:value-type="float">
            <text:p>0.118978537941828</text:p>
          </table:table-cell>
          <table:table-cell table:formula="of:=CORREL([$'user-row'.$B3:$'user-row'.$CW3];TRANSPOSE([$'movie-row'.E$2:$'movie-row'.E$101]))" office:value-type="float" office:value="0.0579162990350759" calcext:value-type="float">
            <text:p>0.057916299035076</text:p>
          </table:table-cell>
          <table:table-cell table:style-name="ce2" table:formula="of:=CORREL([$'user-row'.$B3:$'user-row'.$CW3];TRANSPOSE([$'movie-row'.F$2:$'movie-row'.F$101]))" office:value-type="float" office:value="0.341734155239994" calcext:value-type="float">
            <text:p>0.341734155239994</text:p>
          </table:table-cell>
          <table:table-cell table:formula="of:=CORREL([$'user-row'.$B3:$'user-row'.$CW3];TRANSPOSE([$'movie-row'.G$2:$'movie-row'.G$101]))" office:value-type="float" office:value="0.241376989825912" calcext:value-type="float">
            <text:p>0.241376989825912</text:p>
          </table:table-cell>
          <table:table-cell table:formula="of:=CORREL([$'user-row'.$B3:$'user-row'.$CW3];TRANSPOSE([$'movie-row'.H$2:$'movie-row'.H$101]))" office:value-type="float" office:value="0.131398452748108" calcext:value-type="float">
            <text:p>0.131398452748108</text:p>
          </table:table-cell>
          <table:table-cell table:formula="of:=CORREL([$'user-row'.$B3:$'user-row'.$CW3];TRANSPOSE([$'movie-row'.I$2:$'movie-row'.I$101]))" office:value-type="float" office:value="0.206694835280144" calcext:value-type="float">
            <text:p>0.206694835280144</text:p>
          </table:table-cell>
          <table:table-cell table:formula="of:=CORREL([$'user-row'.$B3:$'user-row'.$CW3];TRANSPOSE([$'movie-row'.J$2:$'movie-row'.J$101]))" office:value-type="float" office:value="0.360056295450207" calcext:value-type="float">
            <text:p>0.360056295450207</text:p>
          </table:table-cell>
          <table:table-cell table:formula="of:=CORREL([$'user-row'.$B3:$'user-row'.$CW3];TRANSPOSE([$'movie-row'.K$2:$'movie-row'.K$101]))" office:value-type="float" office:value="0.0336424739724047" calcext:value-type="float">
            <text:p>0.033642473972405</text:p>
          </table:table-cell>
          <table:table-cell table:formula="of:=CORREL([$'user-row'.$B3:$'user-row'.$CW3];TRANSPOSE([$'movie-row'.L$2:$'movie-row'.L$101]))" office:value-type="float" office:value="0.138547907649066" calcext:value-type="float">
            <text:p>0.138547907649066</text:p>
          </table:table-cell>
          <table:table-cell table:formula="of:=CORREL([$'user-row'.$B3:$'user-row'.$CW3];TRANSPOSE([$'movie-row'.M$2:$'movie-row'.M$101]))" office:value-type="float" office:value="0.152948050507516" calcext:value-type="float">
            <text:p>0.152948050507516</text:p>
          </table:table-cell>
          <table:table-cell table:formula="of:=CORREL([$'user-row'.$B3:$'user-row'.$CW3];TRANSPOSE([$'movie-row'.N$2:$'movie-row'.N$101]))" office:value-type="float" office:value="0.148881597912221" calcext:value-type="float">
            <text:p>0.148881597912221</text:p>
          </table:table-cell>
          <table:table-cell table:style-name="ce3" table:formula="of:=CORREL([$'user-row'.$B3:$'user-row'.$CW3];TRANSPOSE([$'movie-row'.O$2:$'movie-row'.O$101]))" office:value-type="float" office:value="0.562448738744889" calcext:value-type="float">
            <text:p>0.562448738744889</text:p>
          </table:table-cell>
          <table:table-cell table:formula="of:=CORREL([$'user-row'.$B3:$'user-row'.$CW3];TRANSPOSE([$'movie-row'.P$2:$'movie-row'.P$101]))" office:value-type="float" office:value="0.414438201510706" calcext:value-type="float">
            <text:p>0.414438201510706</text:p>
          </table:table-cell>
          <table:table-cell table:formula="of:=CORREL([$'user-row'.$B3:$'user-row'.$CW3];TRANSPOSE([$'movie-row'.Q$2:$'movie-row'.Q$101]))" office:value-type="float" office:value="0.488606982636403" calcext:value-type="float">
            <text:p>0.488606982636403</text:p>
          </table:table-cell>
          <table:table-cell table:formula="of:=CORREL([$'user-row'.$B3:$'user-row'.$CW3];TRANSPOSE([$'movie-row'.R$2:$'movie-row'.R$101]))" office:value-type="float" office:value="0.328119626824192" calcext:value-type="float">
            <text:p>0.328119626824192</text:p>
          </table:table-cell>
          <table:table-cell table:formula="of:=CORREL([$'user-row'.$B3:$'user-row'.$CW3];TRANSPOSE([$'movie-row'.S$2:$'movie-row'.S$101]))" office:value-type="float" office:value="0.422236426608355" calcext:value-type="float">
            <text:p>0.422236426608355</text:p>
          </table:table-cell>
          <table:table-cell table:formula="of:=CORREL([$'user-row'.$B3:$'user-row'.$CW3];TRANSPOSE([$'movie-row'.T$2:$'movie-row'.T$101]))" office:value-type="float" office:value="0.226634834324646" calcext:value-type="float">
            <text:p>0.226634834324646</text:p>
          </table:table-cell>
          <table:table-cell table:formula="of:=CORREL([$'user-row'.$B3:$'user-row'.$CW3];TRANSPOSE([$'movie-row'.U$2:$'movie-row'.U$101]))" office:value-type="float" office:value="0.305803260920253" calcext:value-type="float">
            <text:p>0.305803260920253</text:p>
          </table:table-cell>
          <table:table-cell table:formula="of:=CORREL([$'user-row'.$B3:$'user-row'.$CW3];TRANSPOSE([$'movie-row'.V$2:$'movie-row'.V$101]))" office:value-type="float" office:value="0.0377691115016281" calcext:value-type="float">
            <text:p>0.037769111501628</text:p>
          </table:table-cell>
          <table:table-cell table:formula="of:=CORREL([$'user-row'.$B3:$'user-row'.$CW3];TRANSPOSE([$'movie-row'.W$2:$'movie-row'.W$101]))" office:value-type="float" office:value="0.240727705222286" calcext:value-type="float">
            <text:p>0.240727705222286</text:p>
          </table:table-cell>
          <table:table-cell table:formula="of:=CORREL([$'user-row'.$B3:$'user-row'.$CW3];TRANSPOSE([$'movie-row'.X$2:$'movie-row'.X$101]))" office:value-type="float" office:value="0.411676185418137" calcext:value-type="float">
            <text:p>0.411676185418137</text:p>
          </table:table-cell>
          <table:table-cell table:formula="of:=CORREL([$'user-row'.$B3:$'user-row'.$CW3];TRANSPOSE([$'movie-row'.Y$2:$'movie-row'.Y$101]))" office:value-type="float" office:value="0.189233983350479" calcext:value-type="float">
            <text:p>0.189233983350479</text:p>
          </table:table-cell>
          <table:table-cell table:formula="of:=CORREL([$'user-row'.$B3:$'user-row'.$CW3];TRANSPOSE([$'movie-row'.Z$2:$'movie-row'.Z$101]))" office:value-type="float" office:value="0.390066749340258" calcext:value-type="float">
            <text:p>0.390066749340258</text:p>
          </table:table-cell>
          <table:table-cell table:number-columns-repeated="998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CORREL([$'user-row'.$B4:$'user-row'.$CW4];TRANSPOSE([$'movie-row'.B$2:$'movie-row'.B$101]))" office:value-type="float" office:value="-0.142205650084928" calcext:value-type="float">
            <text:p>-0.142205650084928</text:p>
          </table:table-cell>
          <table:table-cell table:formula="of:=CORREL([$'user-row'.$B4:$'user-row'.$CW4];TRANSPOSE([$'movie-row'.C$2:$'movie-row'.C$101]))" office:value-type="float" office:value="0.118978537941828" calcext:value-type="float">
            <text:p>0.118978537941828</text:p>
          </table:table-cell>
          <table:table-cell table:formula="of:=CORREL([$'user-row'.$B4:$'user-row'.$CW4];TRANSPOSE([$'movie-row'.D$2:$'movie-row'.D$101]))" office:value-type="float" office:value="1" calcext:value-type="float">
            <text:p>1</text:p>
          </table:table-cell>
          <table:table-cell table:formula="of:=CORREL([$'user-row'.$B4:$'user-row'.$CW4];TRANSPOSE([$'movie-row'.E$2:$'movie-row'.E$101]))" office:value-type="float" office:value="-0.317063243737114" calcext:value-type="float">
            <text:p>-0.317063243737114</text:p>
          </table:table-cell>
          <table:table-cell table:formula="of:=CORREL([$'user-row'.$B4:$'user-row'.$CW4];TRANSPOSE([$'movie-row'.F$2:$'movie-row'.F$101]))" office:value-type="float" office:value="0.294557591639299" calcext:value-type="float">
            <text:p>0.294557591639299</text:p>
          </table:table-cell>
          <table:table-cell table:formula="of:=CORREL([$'user-row'.$B4:$'user-row'.$CW4];TRANSPOSE([$'movie-row'.G$2:$'movie-row'.G$101]))" office:value-type="float" office:value="0.468333294370994" calcext:value-type="float">
            <text:p>0.468333294370994</text:p>
          </table:table-cell>
          <table:table-cell table:formula="of:=CORREL([$'user-row'.$B4:$'user-row'.$CW4];TRANSPOSE([$'movie-row'.H$2:$'movie-row'.H$101]))" office:value-type="float" office:value="0.0920366956474262" calcext:value-type="float">
            <text:p>0.092036695647426</text:p>
          </table:table-cell>
          <table:table-cell table:formula="of:=CORREL([$'user-row'.$B4:$'user-row'.$CW4];TRANSPOSE([$'movie-row'.I$2:$'movie-row'.I$101]))" office:value-type="float" office:value="-0.0458544310558857" calcext:value-type="float">
            <text:p>-0.045854431055886</text:p>
          </table:table-cell>
          <table:table-cell table:formula="of:=CORREL([$'user-row'.$B4:$'user-row'.$CW4];TRANSPOSE([$'movie-row'.J$2:$'movie-row'.J$101]))" office:value-type="float" office:value="0.367567567567568" calcext:value-type="float">
            <text:p>0.367567567567568</text:p>
          </table:table-cell>
          <table:table-cell table:formula="of:=CORREL([$'user-row'.$B4:$'user-row'.$CW4];TRANSPOSE([$'movie-row'.K$2:$'movie-row'.K$101]))" office:value-type="float" office:value="-0.0353940314650059" calcext:value-type="float">
            <text:p>-0.035394031465006</text:p>
          </table:table-cell>
          <table:table-cell table:formula="of:=CORREL([$'user-row'.$B4:$'user-row'.$CW4];TRANSPOSE([$'movie-row'.L$2:$'movie-row'.L$101]))" office:value-type="float" office:value="0.0113162436215215" calcext:value-type="float">
            <text:p>0.011316243621522</text:p>
          </table:table-cell>
          <table:table-cell table:formula="of:=CORREL([$'user-row'.$B4:$'user-row'.$CW4];TRANSPOSE([$'movie-row'.M$2:$'movie-row'.M$101]))" office:value-type="float" office:value="-0.231659777261523" calcext:value-type="float">
            <text:p>-0.231659777261523</text:p>
          </table:table-cell>
          <table:table-cell table:formula="of:=CORREL([$'user-row'.$B4:$'user-row'.$CW4];TRANSPOSE([$'movie-row'.N$2:$'movie-row'.N$101]))" office:value-type="float" office:value="0.148431208798588" calcext:value-type="float">
            <text:p>0.148431208798588</text:p>
          </table:table-cell>
          <table:table-cell table:formula="of:=CORREL([$'user-row'.$B4:$'user-row'.$CW4];TRANSPOSE([$'movie-row'.O$2:$'movie-row'.O$101]))" office:value-type="float" office:value="0.267028696127906" calcext:value-type="float">
            <text:p>0.267028696127906</text:p>
          </table:table-cell>
          <table:table-cell table:formula="of:=CORREL([$'user-row'.$B4:$'user-row'.$CW4];TRANSPOSE([$'movie-row'.P$2:$'movie-row'.P$101]))" office:value-type="float" office:value="0.304139035732934" calcext:value-type="float">
            <text:p>0.304139035732934</text:p>
          </table:table-cell>
          <table:table-cell table:formula="of:=CORREL([$'user-row'.$B4:$'user-row'.$CW4];TRANSPOSE([$'movie-row'.Q$2:$'movie-row'.Q$101]))" office:value-type="float" office:value="0.373225783727423" calcext:value-type="float">
            <text:p>0.373225783727423</text:p>
          </table:table-cell>
          <table:table-cell table:formula="of:=CORREL([$'user-row'.$B4:$'user-row'.$CW4];TRANSPOSE([$'movie-row'.R$2:$'movie-row'.R$101]))" office:value-type="float" office:value="0.470972122666382" calcext:value-type="float">
            <text:p>0.470972122666382</text:p>
          </table:table-cell>
          <table:table-cell table:formula="of:=CORREL([$'user-row'.$B4:$'user-row'.$CW4];TRANSPOSE([$'movie-row'.S$2:$'movie-row'.S$101]))" office:value-type="float" office:value="0.069956139872756" calcext:value-type="float">
            <text:p>0.069956139872756</text:p>
          </table:table-cell>
          <table:table-cell table:formula="of:=CORREL([$'user-row'.$B4:$'user-row'.$CW4];TRANSPOSE([$'movie-row'.T$2:$'movie-row'.T$101]))" office:value-type="float" office:value="-0.0547623994056148" calcext:value-type="float">
            <text:p>-0.054762399405615</text:p>
          </table:table-cell>
          <table:table-cell table:formula="of:=CORREL([$'user-row'.$B4:$'user-row'.$CW4];TRANSPOSE([$'movie-row'.U$2:$'movie-row'.U$101]))" office:value-type="float" office:value="0.133812026617402" calcext:value-type="float">
            <text:p>0.133812026617402</text:p>
          </table:table-cell>
          <table:table-cell table:formula="of:=CORREL([$'user-row'.$B4:$'user-row'.$CW4];TRANSPOSE([$'movie-row'.V$2:$'movie-row'.V$101]))" office:value-type="float" office:value="0.0151691147801123" calcext:value-type="float">
            <text:p>0.015169114780112</text:p>
          </table:table-cell>
          <table:table-cell table:formula="of:=CORREL([$'user-row'.$B4:$'user-row'.$CW4];TRANSPOSE([$'movie-row'.W$2:$'movie-row'.W$101]))" office:value-type="float" office:value="-0.273096010124305" calcext:value-type="float">
            <text:p>-0.273096010124305</text:p>
          </table:table-cell>
          <table:table-cell table:formula="of:=CORREL([$'user-row'.$B4:$'user-row'.$CW4];TRANSPOSE([$'movie-row'.X$2:$'movie-row'.X$101]))" office:value-type="float" office:value="0.0825281614716906" calcext:value-type="float">
            <text:p>0.082528161471691</text:p>
          </table:table-cell>
          <table:table-cell table:formula="of:=CORREL([$'user-row'.$B4:$'user-row'.$CW4];TRANSPOSE([$'movie-row'.Y$2:$'movie-row'.Y$101]))" office:value-type="float" office:value="0.667168253488017" calcext:value-type="float">
            <text:p>0.667168253488017</text:p>
          </table:table-cell>
          <table:table-cell table:formula="of:=CORREL([$'user-row'.$B4:$'user-row'.$CW4];TRANSPOSE([$'movie-row'.Z$2:$'movie-row'.Z$101]))" office:value-type="float" office:value="0.119162308495265" calcext:value-type="float">
            <text:p>0.119162308495265</text:p>
          </table:table-cell>
          <table:table-cell table:number-columns-repeated="998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formula="of:=CORREL([$'user-row'.$B5:$'user-row'.$CW5];TRANSPOSE([$'movie-row'.B$2:$'movie-row'.B$101]))" office:value-type="float" office:value="0.517619804397155" calcext:value-type="float">
            <text:p>0.517619804397155</text:p>
          </table:table-cell>
          <table:table-cell table:formula="of:=CORREL([$'user-row'.$B5:$'user-row'.$CW5];TRANSPOSE([$'movie-row'.C$2:$'movie-row'.C$101]))" office:value-type="float" office:value="0.0579162990350759" calcext:value-type="float">
            <text:p>0.057916299035076</text:p>
          </table:table-cell>
          <table:table-cell table:formula="of:=CORREL([$'user-row'.$B5:$'user-row'.$CW5];TRANSPOSE([$'movie-row'.D$2:$'movie-row'.D$101]))" office:value-type="float" office:value="-0.317063243737114" calcext:value-type="float">
            <text:p>-0.317063243737114</text:p>
          </table:table-cell>
          <table:table-cell table:formula="of:=CORREL([$'user-row'.$B5:$'user-row'.$CW5];TRANSPOSE([$'movie-row'.E$2:$'movie-row'.E$101]))" office:value-type="float" office:value="1" calcext:value-type="float">
            <text:p>1</text:p>
          </table:table-cell>
          <table:table-cell table:formula="of:=CORREL([$'user-row'.$B5:$'user-row'.$CW5];TRANSPOSE([$'movie-row'.F$2:$'movie-row'.F$101]))" office:value-type="float" office:value="-0.0609126676643441" calcext:value-type="float">
            <text:p>-0.060912667664344</text:p>
          </table:table-cell>
          <table:table-cell table:formula="of:=CORREL([$'user-row'.$B5:$'user-row'.$CW5];TRANSPOSE([$'movie-row'.G$2:$'movie-row'.G$101]))" office:value-type="float" office:value="-0.00806602499509028" calcext:value-type="float">
            <text:p>-0.00806602499509</text:p>
          </table:table-cell>
          <table:table-cell table:formula="of:=CORREL([$'user-row'.$B5:$'user-row'.$CW5];TRANSPOSE([$'movie-row'.H$2:$'movie-row'.H$101]))" office:value-type="float" office:value="0.462910049886276" calcext:value-type="float">
            <text:p>0.462910049886276</text:p>
          </table:table-cell>
          <table:table-cell table:formula="of:=CORREL([$'user-row'.$B5:$'user-row'.$CW5];TRANSPOSE([$'movie-row'.I$2:$'movie-row'.I$101]))" office:value-type="float" office:value="0.214760073496263" calcext:value-type="float">
            <text:p>0.214760073496263</text:p>
          </table:table-cell>
          <table:table-cell table:formula="of:=CORREL([$'user-row'.$B5:$'user-row'.$CW5];TRANSPOSE([$'movie-row'.J$2:$'movie-row'.J$101]))" office:value-type="float" office:value="0.169907200465772" calcext:value-type="float">
            <text:p>0.169907200465772</text:p>
          </table:table-cell>
          <table:table-cell table:formula="of:=CORREL([$'user-row'.$B5:$'user-row'.$CW5];TRANSPOSE([$'movie-row'.K$2:$'movie-row'.K$101]))" office:value-type="float" office:value="0.119350275399607" calcext:value-type="float">
            <text:p>0.119350275399607</text:p>
          </table:table-cell>
          <table:table-cell table:formula="of:=CORREL([$'user-row'.$B5:$'user-row'.$CW5];TRANSPOSE([$'movie-row'.L$2:$'movie-row'.L$101]))" office:value-type="float" office:value="0.282755724094129" calcext:value-type="float">
            <text:p>0.282755724094129</text:p>
          </table:table-cell>
          <table:table-cell table:formula="of:=CORREL([$'user-row'.$B5:$'user-row'.$CW5];TRANSPOSE([$'movie-row'.M$2:$'movie-row'.M$101]))" office:value-type="float" office:value="-0.00532620808209436" calcext:value-type="float">
            <text:p>-0.005326208082094</text:p>
          </table:table-cell>
          <table:table-cell table:formula="of:=CORREL([$'user-row'.$B5:$'user-row'.$CW5];TRANSPOSE([$'movie-row'.N$2:$'movie-row'.N$101]))" office:value-type="float" office:value="-0.087746602709142" calcext:value-type="float">
            <text:p>-0.087746602709142</text:p>
          </table:table-cell>
          <table:table-cell table:formula="of:=CORREL([$'user-row'.$B5:$'user-row'.$CW5];TRANSPOSE([$'movie-row'.O$2:$'movie-row'.O$101]))" office:value-type="float" office:value="0.241566591537398" calcext:value-type="float">
            <text:p>0.241566591537398</text:p>
          </table:table-cell>
          <table:table-cell table:formula="of:=CORREL([$'user-row'.$B5:$'user-row'.$CW5];TRANSPOSE([$'movie-row'.P$2:$'movie-row'.P$101]))" office:value-type="float" office:value="0.116532481134148" calcext:value-type="float">
            <text:p>0.116532481134148</text:p>
          </table:table-cell>
          <table:table-cell table:formula="of:=CORREL([$'user-row'.$B5:$'user-row'.$CW5];TRANSPOSE([$'movie-row'.Q$2:$'movie-row'.Q$101]))" office:value-type="float" office:value="-0.201275252027892" calcext:value-type="float">
            <text:p>-0.201275252027892</text:p>
          </table:table-cell>
          <table:table-cell table:formula="of:=CORREL([$'user-row'.$B5:$'user-row'.$CW5];TRANSPOSE([$'movie-row'.R$2:$'movie-row'.R$101]))" office:value-type="float" office:value="0.228340638681733" calcext:value-type="float">
            <text:p>0.228340638681733</text:p>
          </table:table-cell>
          <table:table-cell table:formula="of:=CORREL([$'user-row'.$B5:$'user-row'.$CW5];TRANSPOSE([$'movie-row'.S$2:$'movie-row'.S$101]))" office:value-type="float" office:value="0.238699995028854" calcext:value-type="float">
            <text:p>0.238699995028854</text:p>
          </table:table-cell>
          <table:table-cell table:formula="of:=CORREL([$'user-row'.$B5:$'user-row'.$CW5];TRANSPOSE([$'movie-row'.T$2:$'movie-row'.T$101]))" office:value-type="float" office:value="0.259659843599174" calcext:value-type="float">
            <text:p>0.259659843599174</text:p>
          </table:table-cell>
          <table:table-cell table:formula="of:=CORREL([$'user-row'.$B5:$'user-row'.$CW5];TRANSPOSE([$'movie-row'.U$2:$'movie-row'.U$101]))" office:value-type="float" office:value="0.247096829286645" calcext:value-type="float">
            <text:p>0.247096829286645</text:p>
          </table:table-cell>
          <table:table-cell table:formula="of:=CORREL([$'user-row'.$B5:$'user-row'.$CW5];TRANSPOSE([$'movie-row'.V$2:$'movie-row'.V$101]))" office:value-type="float" office:value="0.149246698446618" calcext:value-type="float">
            <text:p>0.149246698446618</text:p>
          </table:table-cell>
          <table:table-cell table:formula="of:=CORREL([$'user-row'.$B5:$'user-row'.$CW5];TRANSPOSE([$'movie-row'.W$2:$'movie-row'.W$101]))" office:value-type="float" office:value="-0.361465758957072" calcext:value-type="float">
            <text:p>-0.361465758957072</text:p>
          </table:table-cell>
          <table:table-cell table:formula="of:=CORREL([$'user-row'.$B5:$'user-row'.$CW5];TRANSPOSE([$'movie-row'.X$2:$'movie-row'.X$101]))" office:value-type="float" office:value="0.474973696177529" calcext:value-type="float">
            <text:p>0.474973696177529</text:p>
          </table:table-cell>
          <table:table-cell table:formula="of:=CORREL([$'user-row'.$B5:$'user-row'.$CW5];TRANSPOSE([$'movie-row'.Y$2:$'movie-row'.Y$101]))" office:value-type="float" office:value="-0.262073217468944" calcext:value-type="float">
            <text:p>-0.262073217468944</text:p>
          </table:table-cell>
          <table:table-cell table:formula="of:=CORREL([$'user-row'.$B5:$'user-row'.$CW5];TRANSPOSE([$'movie-row'.Z$2:$'movie-row'.Z$101]))" office:value-type="float" office:value="0.166999292435721" calcext:value-type="float">
            <text:p>0.166999292435721</text:p>
          </table:table-cell>
          <table:table-cell table:number-columns-repeated="998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CORREL([$'user-row'.$B6:$'user-row'.$CW6];TRANSPOSE([$'movie-row'.B$2:$'movie-row'.B$101]))" office:value-type="float" office:value="0.300199614685356" calcext:value-type="float">
            <text:p>0.300199614685356</text:p>
          </table:table-cell>
          <table:table-cell table:formula="of:=CORREL([$'user-row'.$B6:$'user-row'.$CW6];TRANSPOSE([$'movie-row'.C$2:$'movie-row'.C$101]))" office:value-type="float" office:value="0.341734155239994" calcext:value-type="float">
            <text:p>0.341734155239994</text:p>
          </table:table-cell>
          <table:table-cell table:formula="of:=CORREL([$'user-row'.$B6:$'user-row'.$CW6];TRANSPOSE([$'movie-row'.D$2:$'movie-row'.D$101]))" office:value-type="float" office:value="0.294557591639299" calcext:value-type="float">
            <text:p>0.294557591639299</text:p>
          </table:table-cell>
          <table:table-cell table:formula="of:=CORREL([$'user-row'.$B6:$'user-row'.$CW6];TRANSPOSE([$'movie-row'.E$2:$'movie-row'.E$101]))" office:value-type="float" office:value="-0.0609126676643441" calcext:value-type="float">
            <text:p>-0.060912667664344</text:p>
          </table:table-cell>
          <table:table-cell table:formula="of:=CORREL([$'user-row'.$B6:$'user-row'.$CW6];TRANSPOSE([$'movie-row'.F$2:$'movie-row'.F$101]))" office:value-type="float" office:value="1" calcext:value-type="float">
            <text:p>1</text:p>
          </table:table-cell>
          <table:table-cell table:formula="of:=CORREL([$'user-row'.$B6:$'user-row'.$CW6];TRANSPOSE([$'movie-row'.G$2:$'movie-row'.G$101]))" office:value-type="float" office:value="0.282497336912685" calcext:value-type="float">
            <text:p>0.282497336912685</text:p>
          </table:table-cell>
          <table:table-cell table:formula="of:=CORREL([$'user-row'.$B6:$'user-row'.$CW6];TRANSPOSE([$'movie-row'.H$2:$'movie-row'.H$101]))" office:value-type="float" office:value="0.400274504253816" calcext:value-type="float">
            <text:p>0.400274504253816</text:p>
          </table:table-cell>
          <table:table-cell table:formula="of:=CORREL([$'user-row'.$B6:$'user-row'.$CW6];TRANSPOSE([$'movie-row'.I$2:$'movie-row'.I$101]))" office:value-type="float" office:value="0.264249490750417" calcext:value-type="float">
            <text:p>0.264249490750417</text:p>
          </table:table-cell>
          <table:table-cell table:formula="of:=CORREL([$'user-row'.$B6:$'user-row'.$CW6];TRANSPOSE([$'movie-row'.J$2:$'movie-row'.J$101]))" office:value-type="float" office:value="0.125193366964823" calcext:value-type="float">
            <text:p>0.125193366964823</text:p>
          </table:table-cell>
          <table:table-cell table:formula="of:=CORREL([$'user-row'.$B6:$'user-row'.$CW6];TRANSPOSE([$'movie-row'.K$2:$'movie-row'.K$101]))" office:value-type="float" office:value="-0.333601649929674" calcext:value-type="float">
            <text:p>-0.333601649929674</text:p>
          </table:table-cell>
          <table:table-cell table:formula="of:=CORREL([$'user-row'.$B6:$'user-row'.$CW6];TRANSPOSE([$'movie-row'.L$2:$'movie-row'.L$101]))" office:value-type="float" office:value="-0.0665759393359072" calcext:value-type="float">
            <text:p>-0.066575939335907</text:p>
          </table:table-cell>
          <table:table-cell table:formula="of:=CORREL([$'user-row'.$B6:$'user-row'.$CW6];TRANSPOSE([$'movie-row'.M$2:$'movie-row'.M$101]))" office:value-type="float" office:value="-0.0938012398808674" calcext:value-type="float">
            <text:p>-0.093801239880867</text:p>
          </table:table-cell>
          <table:table-cell table:formula="of:=CORREL([$'user-row'.$B6:$'user-row'.$CW6];TRANSPOSE([$'movie-row'.N$2:$'movie-row'.N$101]))" office:value-type="float" office:value="0.310104090331558" calcext:value-type="float">
            <text:p>0.310104090331558</text:p>
          </table:table-cell>
          <table:table-cell table:formula="of:=CORREL([$'user-row'.$B6:$'user-row'.$CW6];TRANSPOSE([$'movie-row'.O$2:$'movie-row'.O$101]))" office:value-type="float" office:value="-0.00387802409641029" calcext:value-type="float">
            <text:p>-0.00387802409641</text:p>
          </table:table-cell>
          <table:table-cell table:formula="of:=CORREL([$'user-row'.$B6:$'user-row'.$CW6];TRANSPOSE([$'movie-row'.P$2:$'movie-row'.P$101]))" office:value-type="float" office:value="0.113581188681085" calcext:value-type="float">
            <text:p>0.113581188681085</text:p>
          </table:table-cell>
          <table:table-cell table:formula="of:=CORREL([$'user-row'.$B6:$'user-row'.$CW6];TRANSPOSE([$'movie-row'.Q$2:$'movie-row'.Q$101]))" office:value-type="float" office:value="0.174084803721212" calcext:value-type="float">
            <text:p>0.174084803721212</text:p>
          </table:table-cell>
          <table:table-cell table:formula="of:=CORREL([$'user-row'.$B6:$'user-row'.$CW6];TRANSPOSE([$'movie-row'.R$2:$'movie-row'.R$101]))" office:value-type="float" office:value="0.297977319833119" calcext:value-type="float">
            <text:p>0.297977319833119</text:p>
          </table:table-cell>
          <table:table-cell table:formula="of:=CORREL([$'user-row'.$B6:$'user-row'.$CW6];TRANSPOSE([$'movie-row'.S$2:$'movie-row'.S$101]))" office:value-type="float" office:value="0.47668328054518" calcext:value-type="float">
            <text:p>0.47668328054518</text:p>
          </table:table-cell>
          <table:table-cell table:formula="of:=CORREL([$'user-row'.$B6:$'user-row'.$CW6];TRANSPOSE([$'movie-row'.T$2:$'movie-row'.T$101]))" office:value-type="float" office:value="0.293867711531499" calcext:value-type="float">
            <text:p>0.293867711531499</text:p>
          </table:table-cell>
          <table:table-cell table:formula="of:=CORREL([$'user-row'.$B6:$'user-row'.$CW6];TRANSPOSE([$'movie-row'.U$2:$'movie-row'.U$101]))" office:value-type="float" office:value="0.438991554414636" calcext:value-type="float">
            <text:p>0.438991554414636</text:p>
          </table:table-cell>
          <table:table-cell table:formula="of:=CORREL([$'user-row'.$B6:$'user-row'.$CW6];TRANSPOSE([$'movie-row'.V$2:$'movie-row'.V$101]))" office:value-type="float" office:value="-0.162818363375346" calcext:value-type="float">
            <text:p>-0.162818363375346</text:p>
          </table:table-cell>
          <table:table-cell table:formula="of:=CORREL([$'user-row'.$B6:$'user-row'.$CW6];TRANSPOSE([$'movie-row'.W$2:$'movie-row'.W$101]))" office:value-type="float" office:value="-0.295965533967469" calcext:value-type="float">
            <text:p>-0.295965533967469</text:p>
          </table:table-cell>
          <table:table-cell table:formula="of:=CORREL([$'user-row'.$B6:$'user-row'.$CW6];TRANSPOSE([$'movie-row'.X$2:$'movie-row'.X$101]))" office:value-type="float" office:value="0.0545184273138611" calcext:value-type="float">
            <text:p>0.054518427313861</text:p>
          </table:table-cell>
          <table:table-cell table:formula="of:=CORREL([$'user-row'.$B6:$'user-row'.$CW6];TRANSPOSE([$'movie-row'.Y$2:$'movie-row'.Y$101]))" office:value-type="float" office:value="0.464110147764856" calcext:value-type="float">
            <text:p>0.464110147764856</text:p>
          </table:table-cell>
          <table:table-cell table:formula="of:=CORREL([$'user-row'.$B6:$'user-row'.$CW6];TRANSPOSE([$'movie-row'.Z$2:$'movie-row'.Z$101]))" office:value-type="float" office:value="0.37985626502293" calcext:value-type="float">
            <text:p>0.37985626502293</text:p>
          </table:table-cell>
          <table:table-cell table:number-columns-repeated="998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CORREL([$'user-row'.$B7:$'user-row'.$CW7];TRANSPOSE([$'movie-row'.B$2:$'movie-row'.B$101]))" office:value-type="float" office:value="0.480536602182786" calcext:value-type="float">
            <text:p>0.480536602182786</text:p>
          </table:table-cell>
          <table:table-cell table:formula="of:=CORREL([$'user-row'.$B7:$'user-row'.$CW7];TRANSPOSE([$'movie-row'.C$2:$'movie-row'.C$101]))" office:value-type="float" office:value="0.241376989825912" calcext:value-type="float">
            <text:p>0.241376989825912</text:p>
          </table:table-cell>
          <table:table-cell table:formula="of:=CORREL([$'user-row'.$B7:$'user-row'.$CW7];TRANSPOSE([$'movie-row'.D$2:$'movie-row'.D$101]))" office:value-type="float" office:value="0.468333294370994" calcext:value-type="float">
            <text:p>0.468333294370994</text:p>
          </table:table-cell>
          <table:table-cell table:formula="of:=CORREL([$'user-row'.$B7:$'user-row'.$CW7];TRANSPOSE([$'movie-row'.E$2:$'movie-row'.E$101]))" office:value-type="float" office:value="-0.00806602499509028" calcext:value-type="float">
            <text:p>-0.00806602499509</text:p>
          </table:table-cell>
          <table:table-cell table:formula="of:=CORREL([$'user-row'.$B7:$'user-row'.$CW7];TRANSPOSE([$'movie-row'.F$2:$'movie-row'.F$101]))" office:value-type="float" office:value="0.282497336912685" calcext:value-type="float">
            <text:p>0.282497336912685</text:p>
          </table:table-cell>
          <table:table-cell table:formula="of:=CORREL([$'user-row'.$B7:$'user-row'.$CW7];TRANSPOSE([$'movie-row'.G$2:$'movie-row'.G$101]))" office:value-type="float" office:value="1" calcext:value-type="float">
            <text:p>1</text:p>
          </table:table-cell>
          <table:table-cell table:formula="of:=CORREL([$'user-row'.$B7:$'user-row'.$CW7];TRANSPOSE([$'movie-row'.H$2:$'movie-row'.H$101]))" office:value-type="float" office:value="0.171150976005026" calcext:value-type="float">
            <text:p>0.171150976005026</text:p>
          </table:table-cell>
          <table:table-cell table:formula="of:=CORREL([$'user-row'.$B7:$'user-row'.$CW7];TRANSPOSE([$'movie-row'.I$2:$'movie-row'.I$101]))" office:value-type="float" office:value="0.0729273748234007" calcext:value-type="float">
            <text:p>0.072927374823401</text:p>
          </table:table-cell>
          <table:table-cell table:formula="of:=CORREL([$'user-row'.$B7:$'user-row'.$CW7];TRANSPOSE([$'movie-row'.J$2:$'movie-row'.J$101]))" office:value-type="float" office:value="0.387132645868484" calcext:value-type="float">
            <text:p>0.387132645868484</text:p>
          </table:table-cell>
          <table:table-cell table:formula="of:=CORREL([$'user-row'.$B7:$'user-row'.$CW7];TRANSPOSE([$'movie-row'.K$2:$'movie-row'.K$101]))" office:value-type="float" office:value="0.146157587078885" calcext:value-type="float">
            <text:p>0.146157587078885</text:p>
          </table:table-cell>
          <table:table-cell table:formula="of:=CORREL([$'user-row'.$B7:$'user-row'.$CW7];TRANSPOSE([$'movie-row'.L$2:$'movie-row'.L$101]))" office:value-type="float" office:value="0.21992904844585" calcext:value-type="float">
            <text:p>0.21992904844585</text:p>
          </table:table-cell>
          <table:table-cell table:formula="of:=CORREL([$'user-row'.$B7:$'user-row'.$CW7];TRANSPOSE([$'movie-row'.M$2:$'movie-row'.M$101]))" office:value-type="float" office:value="-0.00531572241576265" calcext:value-type="float">
            <text:p>-0.005315722415763</text:p>
          </table:table-cell>
          <table:table-cell table:formula="of:=CORREL([$'user-row'.$B7:$'user-row'.$CW7];TRANSPOSE([$'movie-row'.N$2:$'movie-row'.N$101]))" office:value-type="float" office:value="0.323499109701084" calcext:value-type="float">
            <text:p>0.323499109701084</text:p>
          </table:table-cell>
          <table:table-cell table:style-name="ce3" table:formula="of:=CORREL([$'user-row'.$B7:$'user-row'.$CW7];TRANSPOSE([$'movie-row'.O$2:$'movie-row'.O$101]))" office:value-type="float" office:value="0.539065851394357" calcext:value-type="float">
            <text:p>0.539065851394357</text:p>
          </table:table-cell>
          <table:table-cell table:formula="of:=CORREL([$'user-row'.$B7:$'user-row'.$CW7];TRANSPOSE([$'movie-row'.P$2:$'movie-row'.P$101]))" office:value-type="float" office:value="0.181275890198956" calcext:value-type="float">
            <text:p>0.181275890198956</text:p>
          </table:table-cell>
          <table:table-cell table:formula="of:=CORREL([$'user-row'.$B7:$'user-row'.$CW7];TRANSPOSE([$'movie-row'.Q$2:$'movie-row'.Q$101]))" office:value-type="float" office:value="0.347470129268377" calcext:value-type="float">
            <text:p>0.347470129268377</text:p>
          </table:table-cell>
          <table:table-cell table:formula="of:=CORREL([$'user-row'.$B7:$'user-row'.$CW7];TRANSPOSE([$'movie-row'.R$2:$'movie-row'.R$101]))" office:value-type="float" office:value="0.399436428887225" calcext:value-type="float">
            <text:p>0.399436428887225</text:p>
          </table:table-cell>
          <table:table-cell table:formula="of:=CORREL([$'user-row'.$B7:$'user-row'.$CW7];TRANSPOSE([$'movie-row'.S$2:$'movie-row'.S$101]))" office:value-type="float" office:value="0.207314255124059" calcext:value-type="float">
            <text:p>0.207314255124059</text:p>
          </table:table-cell>
          <table:table-cell table:formula="of:=CORREL([$'user-row'.$B7:$'user-row'.$CW7];TRANSPOSE([$'movie-row'.T$2:$'movie-row'.T$101]))" office:value-type="float" office:value="0.311363401263628" calcext:value-type="float">
            <text:p>0.311363401263628</text:p>
          </table:table-cell>
          <table:table-cell table:formula="of:=CORREL([$'user-row'.$B7:$'user-row'.$CW7];TRANSPOSE([$'movie-row'.U$2:$'movie-row'.U$101]))" office:value-type="float" office:value="0.276305741303379" calcext:value-type="float">
            <text:p>0.276305741303379</text:p>
          </table:table-cell>
          <table:table-cell table:formula="of:=CORREL([$'user-row'.$B7:$'user-row'.$CW7];TRANSPOSE([$'movie-row'.V$2:$'movie-row'.V$101]))" office:value-type="float" office:value="0.0796978737986869" calcext:value-type="float">
            <text:p>0.079697873798687</text:p>
          </table:table-cell>
          <table:table-cell table:formula="of:=CORREL([$'user-row'.$B7:$'user-row'.$CW7];TRANSPOSE([$'movie-row'.W$2:$'movie-row'.W$101]))" office:value-type="float" office:value="0.212990986123632" calcext:value-type="float">
            <text:p>0.212990986123632</text:p>
          </table:table-cell>
          <table:table-cell table:formula="of:=CORREL([$'user-row'.$B7:$'user-row'.$CW7];TRANSPOSE([$'movie-row'.X$2:$'movie-row'.X$101]))" office:value-type="float" office:value="0.165608258221143" calcext:value-type="float">
            <text:p>0.165608258221143</text:p>
          </table:table-cell>
          <table:table-cell table:formula="of:=CORREL([$'user-row'.$B7:$'user-row'.$CW7];TRANSPOSE([$'movie-row'.Y$2:$'movie-row'.Y$101]))" office:value-type="float" office:value="0.162313994983239" calcext:value-type="float">
            <text:p>0.162313994983239</text:p>
          </table:table-cell>
          <table:table-cell table:formula="of:=CORREL([$'user-row'.$B7:$'user-row'.$CW7];TRANSPOSE([$'movie-row'.Z$2:$'movie-row'.Z$101]))" office:value-type="float" office:value="0.279677056785909" calcext:value-type="float">
            <text:p>0.279677056785909</text:p>
          </table:table-cell>
          <table:table-cell table:number-columns-repeated="998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formula="of:=CORREL([$'user-row'.$B8:$'user-row'.$CW8];TRANSPOSE([$'movie-row'.B$2:$'movie-row'.B$101]))" office:value-type="float" office:value="-0.312411915438248" calcext:value-type="float">
            <text:p>-0.312411915438248</text:p>
          </table:table-cell>
          <table:table-cell table:formula="of:=CORREL([$'user-row'.$B8:$'user-row'.$CW8];TRANSPOSE([$'movie-row'.C$2:$'movie-row'.C$101]))" office:value-type="float" office:value="0.131398452748108" calcext:value-type="float">
            <text:p>0.131398452748108</text:p>
          </table:table-cell>
          <table:table-cell table:formula="of:=CORREL([$'user-row'.$B8:$'user-row'.$CW8];TRANSPOSE([$'movie-row'.D$2:$'movie-row'.D$101]))" office:value-type="float" office:value="0.0920366956474262" calcext:value-type="float">
            <text:p>0.092036695647426</text:p>
          </table:table-cell>
          <table:table-cell table:formula="of:=CORREL([$'user-row'.$B8:$'user-row'.$CW8];TRANSPOSE([$'movie-row'.E$2:$'movie-row'.E$101]))" office:value-type="float" office:value="0.462910049886276" calcext:value-type="float">
            <text:p>0.462910049886276</text:p>
          </table:table-cell>
          <table:table-cell table:style-name="ce3" table:formula="of:=CORREL([$'user-row'.$B8:$'user-row'.$CW8];TRANSPOSE([$'movie-row'.F$2:$'movie-row'.F$101]))" office:value-type="float" office:value="0.400274504253816" calcext:value-type="float">
            <text:p>0.400274504253816</text:p>
          </table:table-cell>
          <table:table-cell table:formula="of:=CORREL([$'user-row'.$B8:$'user-row'.$CW8];TRANSPOSE([$'movie-row'.G$2:$'movie-row'.G$101]))" office:value-type="float" office:value="0.171150976005026" calcext:value-type="float">
            <text:p>0.171150976005026</text:p>
          </table:table-cell>
          <table:table-cell table:formula="of:=CORREL([$'user-row'.$B8:$'user-row'.$CW8];TRANSPOSE([$'movie-row'.H$2:$'movie-row'.H$101]))" office:value-type="float" office:value="1" calcext:value-type="float">
            <text:p>1</text:p>
          </table:table-cell>
          <table:table-cell table:formula="of:=CORREL([$'user-row'.$B8:$'user-row'.$CW8];TRANSPOSE([$'movie-row'.I$2:$'movie-row'.I$101]))" office:value-type="float" office:value="0.065014865962726" calcext:value-type="float">
            <text:p>0.065014865962726</text:p>
          </table:table-cell>
          <table:table-cell table:formula="of:=CORREL([$'user-row'.$B8:$'user-row'.$CW8];TRANSPOSE([$'movie-row'.J$2:$'movie-row'.J$101]))" office:value-type="float" office:value="0.0956227887485775" calcext:value-type="float">
            <text:p>0.095622788748578</text:p>
          </table:table-cell>
          <table:table-cell table:formula="of:=CORREL([$'user-row'.$B8:$'user-row'.$CW8];TRANSPOSE([$'movie-row'.K$2:$'movie-row'.K$101]))" office:value-type="float" office:value="-0.292500743279532" calcext:value-type="float">
            <text:p>-0.292500743279532</text:p>
          </table:table-cell>
          <table:table-cell table:formula="of:=CORREL([$'user-row'.$B8:$'user-row'.$CW8];TRANSPOSE([$'movie-row'.L$2:$'movie-row'.L$101]))" office:value-type="float" office:value="-0.0389000192854374" calcext:value-type="float">
            <text:p>-0.038900019285438</text:p>
          </table:table-cell>
          <table:table-cell table:formula="of:=CORREL([$'user-row'.$B8:$'user-row'.$CW8];TRANSPOSE([$'movie-row'.M$2:$'movie-row'.M$101]))" office:value-type="float" office:value="-0.364324317948225" calcext:value-type="float">
            <text:p>-0.364324317948225</text:p>
          </table:table-cell>
          <table:table-cell table:formula="of:=CORREL([$'user-row'.$B8:$'user-row'.$CW8];TRANSPOSE([$'movie-row'.N$2:$'movie-row'.N$101]))" office:value-type="float" office:value="0.126899000791826" calcext:value-type="float">
            <text:p>0.126899000791826</text:p>
          </table:table-cell>
          <table:table-cell table:formula="of:=CORREL([$'user-row'.$B8:$'user-row'.$CW8];TRANSPOSE([$'movie-row'.O$2:$'movie-row'.O$101]))" office:value-type="float" office:value="-0.0513195929262247" calcext:value-type="float">
            <text:p>-0.051319592926225</text:p>
          </table:table-cell>
          <table:table-cell table:formula="of:=CORREL([$'user-row'.$B8:$'user-row'.$CW8];TRANSPOSE([$'movie-row'.P$2:$'movie-row'.P$101]))" office:value-type="float" office:value="0.227129864930789" calcext:value-type="float">
            <text:p>0.227129864930789</text:p>
          </table:table-cell>
          <table:table-cell table:formula="of:=CORREL([$'user-row'.$B8:$'user-row'.$CW8];TRANSPOSE([$'movie-row'.Q$2:$'movie-row'.Q$101]))" office:value-type="float" office:value="0.016406233978295" calcext:value-type="float">
            <text:p>0.016406233978295</text:p>
          </table:table-cell>
          <table:table-cell table:formula="of:=CORREL([$'user-row'.$B8:$'user-row'.$CW8];TRANSPOSE([$'movie-row'.R$2:$'movie-row'.R$101]))" office:value-type="float" office:value="-0.240763629158967" calcext:value-type="float">
            <text:p>-0.240763629158967</text:p>
          </table:table-cell>
          <table:table-cell table:formula="of:=CORREL([$'user-row'.$B8:$'user-row'.$CW8];TRANSPOSE([$'movie-row'.S$2:$'movie-row'.S$101]))" office:value-type="float" office:value="-0.115254154514426" calcext:value-type="float">
            <text:p>-0.115254154514426</text:p>
          </table:table-cell>
          <table:table-cell table:formula="of:=CORREL([$'user-row'.$B8:$'user-row'.$CW8];TRANSPOSE([$'movie-row'.T$2:$'movie-row'.T$101]))" office:value-type="float" office:value="0.247693272294048" calcext:value-type="float">
            <text:p>0.247693272294048</text:p>
          </table:table-cell>
          <table:table-cell table:formula="of:=CORREL([$'user-row'.$B8:$'user-row'.$CW8];TRANSPOSE([$'movie-row'.U$2:$'movie-row'.U$101]))" office:value-type="float" office:value="0.16691284304162" calcext:value-type="float">
            <text:p>0.16691284304162</text:p>
          </table:table-cell>
          <table:table-cell table:formula="of:=CORREL([$'user-row'.$B8:$'user-row'.$CW8];TRANSPOSE([$'movie-row'.V$2:$'movie-row'.V$101]))" office:value-type="float" office:value="0.146011102257696" calcext:value-type="float">
            <text:p>0.146011102257696</text:p>
          </table:table-cell>
          <table:table-cell table:formula="of:=CORREL([$'user-row'.$B8:$'user-row'.$CW8];TRANSPOSE([$'movie-row'.W$2:$'movie-row'.W$101]))" office:value-type="float" office:value="0.00968548555282571" calcext:value-type="float">
            <text:p>0.009685485552826</text:p>
          </table:table-cell>
          <table:table-cell table:formula="of:=CORREL([$'user-row'.$B8:$'user-row'.$CW8];TRANSPOSE([$'movie-row'.X$2:$'movie-row'.X$101]))" office:value-type="float" office:value="-0.451625416956774" calcext:value-type="float">
            <text:p>-0.451625416956774</text:p>
          </table:table-cell>
          <table:table-cell table:formula="of:=CORREL([$'user-row'.$B8:$'user-row'.$CW8];TRANSPOSE([$'movie-row'.Y$2:$'movie-row'.Y$101]))" office:value-type="float" office:value="0.19365960183727" calcext:value-type="float">
            <text:p>0.19365960183727</text:p>
          </table:table-cell>
          <table:table-cell table:formula="of:=CORREL([$'user-row'.$B8:$'user-row'.$CW8];TRANSPOSE([$'movie-row'.Z$2:$'movie-row'.Z$101]))" office:value-type="float" office:value="0.113266179076481" calcext:value-type="float">
            <text:p>0.113266179076481</text:p>
          </table:table-cell>
          <table:table-cell table:number-columns-repeated="998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formula="of:=CORREL([$'user-row'.$B9:$'user-row'.$CW9];TRANSPOSE([$'movie-row'.B$2:$'movie-row'.B$101]))" office:value-type="float" office:value="0.383348479918658" calcext:value-type="float">
            <text:p>0.383348479918658</text:p>
          </table:table-cell>
          <table:table-cell table:formula="of:=CORREL([$'user-row'.$B9:$'user-row'.$CW9];TRANSPOSE([$'movie-row'.C$2:$'movie-row'.C$101]))" office:value-type="float" office:value="0.206694835280144" calcext:value-type="float">
            <text:p>0.206694835280144</text:p>
          </table:table-cell>
          <table:table-cell table:formula="of:=CORREL([$'user-row'.$B9:$'user-row'.$CW9];TRANSPOSE([$'movie-row'.D$2:$'movie-row'.D$101]))" office:value-type="float" office:value="-0.0458544310558857" calcext:value-type="float">
            <text:p>-0.045854431055886</text:p>
          </table:table-cell>
          <table:table-cell table:formula="of:=CORREL([$'user-row'.$B9:$'user-row'.$CW9];TRANSPOSE([$'movie-row'.E$2:$'movie-row'.E$101]))" office:value-type="float" office:value="0.214760073496263" calcext:value-type="float">
            <text:p>0.214760073496263</text:p>
          </table:table-cell>
          <table:table-cell table:formula="of:=CORREL([$'user-row'.$B9:$'user-row'.$CW9];TRANSPOSE([$'movie-row'.F$2:$'movie-row'.F$101]))" office:value-type="float" office:value="0.264249490750417" calcext:value-type="float">
            <text:p>0.264249490750417</text:p>
          </table:table-cell>
          <table:table-cell table:formula="of:=CORREL([$'user-row'.$B9:$'user-row'.$CW9];TRANSPOSE([$'movie-row'.G$2:$'movie-row'.G$101]))" office:value-type="float" office:value="0.0729273748234007" calcext:value-type="float">
            <text:p>0.072927374823401</text:p>
          </table:table-cell>
          <table:table-cell table:formula="of:=CORREL([$'user-row'.$B9:$'user-row'.$CW9];TRANSPOSE([$'movie-row'.H$2:$'movie-row'.H$101]))" office:value-type="float" office:value="0.065014865962726" calcext:value-type="float">
            <text:p>0.065014865962726</text:p>
          </table:table-cell>
          <table:table-cell table:formula="of:=CORREL([$'user-row'.$B9:$'user-row'.$CW9];TRANSPOSE([$'movie-row'.I$2:$'movie-row'.I$101]))" office:value-type="float" office:value="1" calcext:value-type="float">
            <text:p>1</text:p>
          </table:table-cell>
          <table:table-cell table:formula="of:=CORREL([$'user-row'.$B9:$'user-row'.$CW9];TRANSPOSE([$'movie-row'.J$2:$'movie-row'.J$101]))" office:value-type="float" office:value="0.0285289501713847" calcext:value-type="float">
            <text:p>0.028528950171385</text:p>
          </table:table-cell>
          <table:table-cell table:formula="of:=CORREL([$'user-row'.$B9:$'user-row'.$CW9];TRANSPOSE([$'movie-row'.K$2:$'movie-row'.K$101]))" office:value-type="float" office:value="-0.0732521835017993" calcext:value-type="float">
            <text:p>-0.073252183501799</text:p>
          </table:table-cell>
          <table:table-cell table:formula="of:=CORREL([$'user-row'.$B9:$'user-row'.$CW9];TRANSPOSE([$'movie-row'.L$2:$'movie-row'.L$101]))" office:value-type="float" office:value="0.312572952497583" calcext:value-type="float">
            <text:p>0.312572952497583</text:p>
          </table:table-cell>
          <table:table-cell table:formula="of:=CORREL([$'user-row'.$B9:$'user-row'.$CW9];TRANSPOSE([$'movie-row'.M$2:$'movie-row'.M$101]))" office:value-type="float" office:value="0.0530242793951673" calcext:value-type="float">
            <text:p>0.053024279395167</text:p>
          </table:table-cell>
          <table:table-cell table:formula="of:=CORREL([$'user-row'.$B9:$'user-row'.$CW9];TRANSPOSE([$'movie-row'.N$2:$'movie-row'.N$101]))" office:value-type="float" office:value="0.143347221171042" calcext:value-type="float">
            <text:p>0.143347221171042</text:p>
          </table:table-cell>
          <table:table-cell table:formula="of:=CORREL([$'user-row'.$B9:$'user-row'.$CW9];TRANSPOSE([$'movie-row'.O$2:$'movie-row'.O$101]))" office:value-type="float" office:value="-0.118084502904402" calcext:value-type="float">
            <text:p>-0.118084502904402</text:p>
          </table:table-cell>
          <table:table-cell table:formula="of:=CORREL([$'user-row'.$B9:$'user-row'.$CW9];TRANSPOSE([$'movie-row'.P$2:$'movie-row'.P$101]))" office:value-type="float" office:value="0.100840544409253" calcext:value-type="float">
            <text:p>0.100840544409253</text:p>
          </table:table-cell>
          <table:table-cell table:formula="of:=CORREL([$'user-row'.$B9:$'user-row'.$CW9];TRANSPOSE([$'movie-row'.Q$2:$'movie-row'.Q$101]))" office:value-type="float" office:value="0.0491319745834519" calcext:value-type="float">
            <text:p>0.049131974583452</text:p>
          </table:table-cell>
          <table:table-cell table:formula="of:=CORREL([$'user-row'.$B9:$'user-row'.$CW9];TRANSPOSE([$'movie-row'.R$2:$'movie-row'.R$101]))" office:value-type="float" office:value="-0.00904134638156435" calcext:value-type="float">
            <text:p>-0.009041346381564</text:p>
          </table:table-cell>
          <table:table-cell table:formula="of:=CORREL([$'user-row'.$B9:$'user-row'.$CW9];TRANSPOSE([$'movie-row'.S$2:$'movie-row'.S$101]))" office:value-type="float" office:value="0.203613363851721" calcext:value-type="float">
            <text:p>0.203613363851721</text:p>
          </table:table-cell>
          <table:table-cell table:formula="of:=CORREL([$'user-row'.$B9:$'user-row'.$CW9];TRANSPOSE([$'movie-row'.T$2:$'movie-row'.T$101]))" office:value-type="float" office:value="0.0333007565512984" calcext:value-type="float">
            <text:p>0.033300756551298</text:p>
          </table:table-cell>
          <table:table-cell table:formula="of:=CORREL([$'user-row'.$B9:$'user-row'.$CW9];TRANSPOSE([$'movie-row'.U$2:$'movie-row'.U$101]))" office:value-type="float" office:value="0.137981937486606" calcext:value-type="float">
            <text:p>0.137981937486606</text:p>
          </table:table-cell>
          <table:table-cell table:formula="of:=CORREL([$'user-row'.$B9:$'user-row'.$CW9];TRANSPOSE([$'movie-row'.V$2:$'movie-row'.V$101]))" office:value-type="float" office:value="0.0706015677313502" calcext:value-type="float">
            <text:p>0.07060156773135</text:p>
          </table:table-cell>
          <table:table-cell table:formula="of:=CORREL([$'user-row'.$B9:$'user-row'.$CW9];TRANSPOSE([$'movie-row'.W$2:$'movie-row'.W$101]))" office:value-type="float" office:value="0.10945155974941" calcext:value-type="float">
            <text:p>0.10945155974941</text:p>
          </table:table-cell>
          <table:table-cell table:formula="of:=CORREL([$'user-row'.$B9:$'user-row'.$CW9];TRANSPOSE([$'movie-row'.X$2:$'movie-row'.X$101]))" office:value-type="float" office:value="-0.0835620992690656" calcext:value-type="float">
            <text:p>-0.083562099269066</text:p>
          </table:table-cell>
          <table:table-cell table:formula="of:=CORREL([$'user-row'.$B9:$'user-row'.$CW9];TRANSPOSE([$'movie-row'.Y$2:$'movie-row'.Y$101]))" office:value-type="float" office:value="-0.08931669439798" calcext:value-type="float">
            <text:p>-0.08931669439798</text:p>
          </table:table-cell>
          <table:table-cell table:formula="of:=CORREL([$'user-row'.$B9:$'user-row'.$CW9];TRANSPOSE([$'movie-row'.Z$2:$'movie-row'.Z$101]))" office:value-type="float" office:value="0.229219329577894" calcext:value-type="float">
            <text:p>0.229219329577894</text:p>
          </table:table-cell>
          <table:table-cell table:number-columns-repeated="998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formula="of:=CORREL([$'user-row'.$B10:$'user-row'.$CW10];TRANSPOSE([$'movie-row'.B$2:$'movie-row'.B$101]))" office:value-type="float" office:value="0.0927746502846101" calcext:value-type="float">
            <text:p>0.09277465028461</text:p>
          </table:table-cell>
          <table:table-cell table:formula="of:=CORREL([$'user-row'.$B10:$'user-row'.$CW10];TRANSPOSE([$'movie-row'.C$2:$'movie-row'.C$101]))" office:value-type="float" office:value="0.360056295450207" calcext:value-type="float">
            <text:p>0.360056295450207</text:p>
          </table:table-cell>
          <table:table-cell table:formula="of:=CORREL([$'user-row'.$B10:$'user-row'.$CW10];TRANSPOSE([$'movie-row'.D$2:$'movie-row'.D$101]))" office:value-type="float" office:value="0.367567567567568" calcext:value-type="float">
            <text:p>0.367567567567568</text:p>
          </table:table-cell>
          <table:table-cell table:formula="of:=CORREL([$'user-row'.$B10:$'user-row'.$CW10];TRANSPOSE([$'movie-row'.E$2:$'movie-row'.E$101]))" office:value-type="float" office:value="0.169907200465772" calcext:value-type="float">
            <text:p>0.169907200465772</text:p>
          </table:table-cell>
          <table:table-cell table:formula="of:=CORREL([$'user-row'.$B10:$'user-row'.$CW10];TRANSPOSE([$'movie-row'.F$2:$'movie-row'.F$101]))" office:value-type="float" office:value="0.125193366964823" calcext:value-type="float">
            <text:p>0.125193366964823</text:p>
          </table:table-cell>
          <table:table-cell table:formula="of:=CORREL([$'user-row'.$B10:$'user-row'.$CW10];TRANSPOSE([$'movie-row'.G$2:$'movie-row'.G$101]))" office:value-type="float" office:value="0.387132645868484" calcext:value-type="float">
            <text:p>0.387132645868484</text:p>
          </table:table-cell>
          <table:table-cell table:formula="of:=CORREL([$'user-row'.$B10:$'user-row'.$CW10];TRANSPOSE([$'movie-row'.H$2:$'movie-row'.H$101]))" office:value-type="float" office:value="0.0956227887485775" calcext:value-type="float">
            <text:p>0.095622788748578</text:p>
          </table:table-cell>
          <table:table-cell table:formula="of:=CORREL([$'user-row'.$B10:$'user-row'.$CW10];TRANSPOSE([$'movie-row'.I$2:$'movie-row'.I$101]))" office:value-type="float" office:value="0.0285289501713847" calcext:value-type="float">
            <text:p>0.028528950171385</text:p>
          </table:table-cell>
          <table:table-cell table:formula="of:=CORREL([$'user-row'.$B10:$'user-row'.$CW10];TRANSPOSE([$'movie-row'.J$2:$'movie-row'.J$101]))" office:value-type="float" office:value="1" calcext:value-type="float">
            <text:p>1</text:p>
          </table:table-cell>
          <table:table-cell table:formula="of:=CORREL([$'user-row'.$B10:$'user-row'.$CW10];TRANSPOSE([$'movie-row'.K$2:$'movie-row'.K$101]))" office:value-type="float" office:value="0.210879496937396" calcext:value-type="float">
            <text:p>0.210879496937396</text:p>
          </table:table-cell>
          <table:table-cell table:formula="of:=CORREL([$'user-row'.$B10:$'user-row'.$CW10];TRANSPOSE([$'movie-row'.L$2:$'movie-row'.L$101]))" office:value-type="float" office:value="0.243283251351149" calcext:value-type="float">
            <text:p>0.243283251351149</text:p>
          </table:table-cell>
          <table:table-cell table:formula="of:=CORREL([$'user-row'.$B10:$'user-row'.$CW10];TRANSPOSE([$'movie-row'.M$2:$'movie-row'.M$101]))" office:value-type="float" office:value="-0.0860608793963996" calcext:value-type="float">
            <text:p>-0.0860608793964</text:p>
          </table:table-cell>
          <table:table-cell table:formula="of:=CORREL([$'user-row'.$B10:$'user-row'.$CW10];TRANSPOSE([$'movie-row'.N$2:$'movie-row'.N$101]))" office:value-type="float" office:value="0.0583647677658392" calcext:value-type="float">
            <text:p>0.058364767765839</text:p>
          </table:table-cell>
          <table:table-cell table:style-name="ce3" table:formula="of:=CORREL([$'user-row'.$B10:$'user-row'.$CW10];TRANSPOSE([$'movie-row'.O$2:$'movie-row'.O$101]))" office:value-type="float" office:value="0.475494852275685" calcext:value-type="float">
            <text:p>0.475494852275685</text:p>
          </table:table-cell>
          <table:table-cell table:formula="of:=CORREL([$'user-row'.$B10:$'user-row'.$CW10];TRANSPOSE([$'movie-row'.P$2:$'movie-row'.P$101]))" office:value-type="float" office:value="0.201734217181485" calcext:value-type="float">
            <text:p>0.201734217181485</text:p>
          </table:table-cell>
          <table:table-cell table:formula="of:=CORREL([$'user-row'.$B10:$'user-row'.$CW10];TRANSPOSE([$'movie-row'.Q$2:$'movie-row'.Q$101]))" office:value-type="float" office:value="0.475710901365933" calcext:value-type="float">
            <text:p>0.475710901365933</text:p>
          </table:table-cell>
          <table:table-cell table:formula="of:=CORREL([$'user-row'.$B10:$'user-row'.$CW10];TRANSPOSE([$'movie-row'.R$2:$'movie-row'.R$101]))" office:value-type="float" office:value="0.306957065526888" calcext:value-type="float">
            <text:p>0.306957065526888</text:p>
          </table:table-cell>
          <table:table-cell table:formula="of:=CORREL([$'user-row'.$B10:$'user-row'.$CW10];TRANSPOSE([$'movie-row'.S$2:$'movie-row'.S$101]))" office:value-type="float" office:value="0.13634308593048" calcext:value-type="float">
            <text:p>0.13634308593048</text:p>
          </table:table-cell>
          <table:table-cell table:formula="of:=CORREL([$'user-row'.$B10:$'user-row'.$CW10];TRANSPOSE([$'movie-row'.T$2:$'movie-row'.T$101]))" office:value-type="float" office:value="0.301750479664663" calcext:value-type="float">
            <text:p>0.301750479664663</text:p>
          </table:table-cell>
          <table:table-cell table:formula="of:=CORREL([$'user-row'.$B10:$'user-row'.$CW10];TRANSPOSE([$'movie-row'.U$2:$'movie-row'.U$101]))" office:value-type="float" office:value="0.143413526691384" calcext:value-type="float">
            <text:p>0.143413526691384</text:p>
          </table:table-cell>
          <table:table-cell table:formula="of:=CORREL([$'user-row'.$B10:$'user-row'.$CW10];TRANSPOSE([$'movie-row'.V$2:$'movie-row'.V$101]))" office:value-type="float" office:value="0.056099712729534" calcext:value-type="float">
            <text:p>0.056099712729534</text:p>
          </table:table-cell>
          <table:table-cell table:formula="of:=CORREL([$'user-row'.$B10:$'user-row'.$CW10];TRANSPOSE([$'movie-row'.W$2:$'movie-row'.W$101]))" office:value-type="float" office:value="0.17990768356231" calcext:value-type="float">
            <text:p>0.17990768356231</text:p>
          </table:table-cell>
          <table:table-cell table:formula="of:=CORREL([$'user-row'.$B10:$'user-row'.$CW10];TRANSPOSE([$'movie-row'.X$2:$'movie-row'.X$101]))" office:value-type="float" office:value="0.284647789866908" calcext:value-type="float">
            <text:p>0.284647789866908</text:p>
          </table:table-cell>
          <table:table-cell table:formula="of:=CORREL([$'user-row'.$B10:$'user-row'.$CW10];TRANSPOSE([$'movie-row'.Y$2:$'movie-row'.Y$101]))" office:value-type="float" office:value="0.170757058277317" calcext:value-type="float">
            <text:p>0.170757058277317</text:p>
          </table:table-cell>
          <table:table-cell table:formula="of:=CORREL([$'user-row'.$B10:$'user-row'.$CW10];TRANSPOSE([$'movie-row'.Z$2:$'movie-row'.Z$101]))" office:value-type="float" office:value="0.19313126119436" calcext:value-type="float">
            <text:p>0.19313126119436</text:p>
          </table:table-cell>
          <table:table-cell table:number-columns-repeated="998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formula="of:=CORREL([$'user-row'.$B11:$'user-row'.$CW11];TRANSPOSE([$'movie-row'.B$2:$'movie-row'.B$101]))" office:value-type="float" office:value="0.0981905941730774" calcext:value-type="float">
            <text:p>0.098190594173078</text:p>
          </table:table-cell>
          <table:table-cell table:formula="of:=CORREL([$'user-row'.$B11:$'user-row'.$CW11];TRANSPOSE([$'movie-row'.C$2:$'movie-row'.C$101]))" office:value-type="float" office:value="0.0336424739724047" calcext:value-type="float">
            <text:p>0.033642473972405</text:p>
          </table:table-cell>
          <table:table-cell table:formula="of:=CORREL([$'user-row'.$B11:$'user-row'.$CW11];TRANSPOSE([$'movie-row'.D$2:$'movie-row'.D$101]))" office:value-type="float" office:value="-0.0353940314650059" calcext:value-type="float">
            <text:p>-0.035394031465006</text:p>
          </table:table-cell>
          <table:table-cell table:formula="of:=CORREL([$'user-row'.$B11:$'user-row'.$CW11];TRANSPOSE([$'movie-row'.E$2:$'movie-row'.E$101]))" office:value-type="float" office:value="0.119350275399607" calcext:value-type="float">
            <text:p>0.119350275399607</text:p>
          </table:table-cell>
          <table:table-cell table:formula="of:=CORREL([$'user-row'.$B11:$'user-row'.$CW11];TRANSPOSE([$'movie-row'.F$2:$'movie-row'.F$101]))" office:value-type="float" office:value="-0.333601649929674" calcext:value-type="float">
            <text:p>-0.333601649929674</text:p>
          </table:table-cell>
          <table:table-cell table:formula="of:=CORREL([$'user-row'.$B11:$'user-row'.$CW11];TRANSPOSE([$'movie-row'.G$2:$'movie-row'.G$101]))" office:value-type="float" office:value="0.146157587078885" calcext:value-type="float">
            <text:p>0.146157587078885</text:p>
          </table:table-cell>
          <table:table-cell table:formula="of:=CORREL([$'user-row'.$B11:$'user-row'.$CW11];TRANSPOSE([$'movie-row'.H$2:$'movie-row'.H$101]))" office:value-type="float" office:value="-0.292500743279532" calcext:value-type="float">
            <text:p>-0.292500743279532</text:p>
          </table:table-cell>
          <table:table-cell table:formula="of:=CORREL([$'user-row'.$B11:$'user-row'.$CW11];TRANSPOSE([$'movie-row'.I$2:$'movie-row'.I$101]))" office:value-type="float" office:value="-0.0732521835017993" calcext:value-type="float">
            <text:p>-0.073252183501799</text:p>
          </table:table-cell>
          <table:table-cell table:formula="of:=CORREL([$'user-row'.$B11:$'user-row'.$CW11];TRANSPOSE([$'movie-row'.J$2:$'movie-row'.J$101]))" office:value-type="float" office:value="0.210879496937396" calcext:value-type="float">
            <text:p>0.210879496937396</text:p>
          </table:table-cell>
          <table:table-cell table:formula="of:=CORREL([$'user-row'.$B11:$'user-row'.$CW11];TRANSPOSE([$'movie-row'.K$2:$'movie-row'.K$101]))" office:value-type="float" office:value="1" calcext:value-type="float">
            <text:p>1</text:p>
          </table:table-cell>
          <table:table-cell table:formula="of:=CORREL([$'user-row'.$B11:$'user-row'.$CW11];TRANSPOSE([$'movie-row'.L$2:$'movie-row'.L$101]))" office:value-type="float" office:value="0.0229074921875828" calcext:value-type="float">
            <text:p>0.022907492187583</text:p>
          </table:table-cell>
          <table:table-cell table:formula="of:=CORREL([$'user-row'.$B11:$'user-row'.$CW11];TRANSPOSE([$'movie-row'.M$2:$'movie-row'.M$101]))" office:value-type="float" office:value="0.252528663877868" calcext:value-type="float">
            <text:p>0.252528663877868</text:p>
          </table:table-cell>
          <table:table-cell table:formula="of:=CORREL([$'user-row'.$B11:$'user-row'.$CW11];TRANSPOSE([$'movie-row'.N$2:$'movie-row'.N$101]))" office:value-type="float" office:value="-0.221788758617789" calcext:value-type="float">
            <text:p>-0.221788758617789</text:p>
          </table:table-cell>
          <table:table-cell table:formula="of:=CORREL([$'user-row'.$B11:$'user-row'.$CW11];TRANSPOSE([$'movie-row'.O$2:$'movie-row'.O$101]))" office:value-type="float" office:value="0.258865691816497" calcext:value-type="float">
            <text:p>0.258865691816497</text:p>
          </table:table-cell>
          <table:table-cell table:formula="of:=CORREL([$'user-row'.$B11:$'user-row'.$CW11];TRANSPOSE([$'movie-row'.P$2:$'movie-row'.P$101]))" office:value-type="float" office:value="-0.0243366232757196" calcext:value-type="float">
            <text:p>-0.02433662327572</text:p>
          </table:table-cell>
          <table:table-cell table:formula="of:=CORREL([$'user-row'.$B11:$'user-row'.$CW11];TRANSPOSE([$'movie-row'.Q$2:$'movie-row'.Q$101]))" office:value-type="float" office:value="-0.0406062175734811" calcext:value-type="float">
            <text:p>-0.040606217573481</text:p>
          </table:table-cell>
          <table:table-cell table:formula="of:=CORREL([$'user-row'.$B11:$'user-row'.$CW11];TRANSPOSE([$'movie-row'.R$2:$'movie-row'.R$101]))" office:value-type="float" office:value="0.155044674628724" calcext:value-type="float">
            <text:p>0.155044674628724</text:p>
          </table:table-cell>
          <table:table-cell table:formula="of:=CORREL([$'user-row'.$B11:$'user-row'.$CW11];TRANSPOSE([$'movie-row'.S$2:$'movie-row'.S$101]))" office:value-type="float" office:value="-0.204164284685641" calcext:value-type="float">
            <text:p>-0.204164284685641</text:p>
          </table:table-cell>
          <table:table-cell table:formula="of:=CORREL([$'user-row'.$B11:$'user-row'.$CW11];TRANSPOSE([$'movie-row'.T$2:$'movie-row'.T$101]))" office:value-type="float" office:value="0.26365446983715" calcext:value-type="float">
            <text:p>0.26365446983715</text:p>
          </table:table-cell>
          <table:table-cell table:formula="of:=CORREL([$'user-row'.$B11:$'user-row'.$CW11];TRANSPOSE([$'movie-row'.U$2:$'movie-row'.U$101]))" office:value-type="float" office:value="0.167197567428905" calcext:value-type="float">
            <text:p>0.167197567428905</text:p>
          </table:table-cell>
          <table:table-cell table:formula="of:=CORREL([$'user-row'.$B11:$'user-row'.$CW11];TRANSPOSE([$'movie-row'.V$2:$'movie-row'.V$101]))" office:value-type="float" office:value="-0.0845924277868862" calcext:value-type="float">
            <text:p>-0.084592427786886</text:p>
          </table:table-cell>
          <table:table-cell table:formula="of:=CORREL([$'user-row'.$B11:$'user-row'.$CW11];TRANSPOSE([$'movie-row'.W$2:$'movie-row'.W$101]))" office:value-type="float" office:value="0.315712025853908" calcext:value-type="float">
            <text:p>0.315712025853908</text:p>
          </table:table-cell>
          <table:table-cell table:formula="of:=CORREL([$'user-row'.$B11:$'user-row'.$CW11];TRANSPOSE([$'movie-row'.X$2:$'movie-row'.X$101]))" office:value-type="float" office:value="0.0856729128214618" calcext:value-type="float">
            <text:p>0.085672912821462</text:p>
          </table:table-cell>
          <table:table-cell table:formula="of:=CORREL([$'user-row'.$B11:$'user-row'.$CW11];TRANSPOSE([$'movie-row'.Y$2:$'movie-row'.Y$101]))" office:value-type="float" office:value="-0.1098920741583" calcext:value-type="float">
            <text:p>-0.1098920741583</text:p>
          </table:table-cell>
          <table:table-cell table:formula="of:=CORREL([$'user-row'.$B11:$'user-row'.$CW11];TRANSPOSE([$'movie-row'.Z$2:$'movie-row'.Z$101]))" office:value-type="float" office:value="-0.279385103337848" calcext:value-type="float">
            <text:p>-0.279385103337848</text:p>
          </table:table-cell>
          <table:table-cell table:number-columns-repeated="998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formula="of:=CORREL([$'user-row'.$B12:$'user-row'.$CW12];TRANSPOSE([$'movie-row'.B$2:$'movie-row'.B$101]))" office:value-type="float" office:value="-0.0417340529451515" calcext:value-type="float">
            <text:p>-0.041734052945152</text:p>
          </table:table-cell>
          <table:table-cell table:formula="of:=CORREL([$'user-row'.$B12:$'user-row'.$CW12];TRANSPOSE([$'movie-row'.C$2:$'movie-row'.C$101]))" office:value-type="float" office:value="0.138547907649066" calcext:value-type="float">
            <text:p>0.138547907649066</text:p>
          </table:table-cell>
          <table:table-cell table:formula="of:=CORREL([$'user-row'.$B12:$'user-row'.$CW12];TRANSPOSE([$'movie-row'.D$2:$'movie-row'.D$101]))" office:value-type="float" office:value="0.0113162436215215" calcext:value-type="float">
            <text:p>0.011316243621522</text:p>
          </table:table-cell>
          <table:table-cell table:formula="of:=CORREL([$'user-row'.$B12:$'user-row'.$CW12];TRANSPOSE([$'movie-row'.E$2:$'movie-row'.E$101]))" office:value-type="float" office:value="0.282755724094129" calcext:value-type="float">
            <text:p>0.282755724094129</text:p>
          </table:table-cell>
          <table:table-cell table:formula="of:=CORREL([$'user-row'.$B12:$'user-row'.$CW12];TRANSPOSE([$'movie-row'.F$2:$'movie-row'.F$101]))" office:value-type="float" office:value="-0.0665759393359072" calcext:value-type="float">
            <text:p>-0.066575939335907</text:p>
          </table:table-cell>
          <table:table-cell table:formula="of:=CORREL([$'user-row'.$B12:$'user-row'.$CW12];TRANSPOSE([$'movie-row'.G$2:$'movie-row'.G$101]))" office:value-type="float" office:value="0.21992904844585" calcext:value-type="float">
            <text:p>0.21992904844585</text:p>
          </table:table-cell>
          <table:table-cell table:formula="of:=CORREL([$'user-row'.$B12:$'user-row'.$CW12];TRANSPOSE([$'movie-row'.H$2:$'movie-row'.H$101]))" office:value-type="float" office:value="-0.0389000192854374" calcext:value-type="float">
            <text:p>-0.038900019285438</text:p>
          </table:table-cell>
          <table:table-cell table:formula="of:=CORREL([$'user-row'.$B12:$'user-row'.$CW12];TRANSPOSE([$'movie-row'.I$2:$'movie-row'.I$101]))" office:value-type="float" office:value="0.312572952497583" calcext:value-type="float">
            <text:p>0.312572952497583</text:p>
          </table:table-cell>
          <table:table-cell table:formula="of:=CORREL([$'user-row'.$B12:$'user-row'.$CW12];TRANSPOSE([$'movie-row'.J$2:$'movie-row'.J$101]))" office:value-type="float" office:value="0.243283251351149" calcext:value-type="float">
            <text:p>0.243283251351149</text:p>
          </table:table-cell>
          <table:table-cell table:formula="of:=CORREL([$'user-row'.$B12:$'user-row'.$CW12];TRANSPOSE([$'movie-row'.K$2:$'movie-row'.K$101]))" office:value-type="float" office:value="0.0229074921875828" calcext:value-type="float">
            <text:p>0.022907492187583</text:p>
          </table:table-cell>
          <table:table-cell table:formula="of:=CORREL([$'user-row'.$B12:$'user-row'.$CW12];TRANSPOSE([$'movie-row'.L$2:$'movie-row'.L$101]))" office:value-type="float" office:value="1" calcext:value-type="float">
            <text:p>1</text:p>
          </table:table-cell>
          <table:table-cell table:formula="of:=CORREL([$'user-row'.$B12:$'user-row'.$CW12];TRANSPOSE([$'movie-row'.M$2:$'movie-row'.M$101]))" office:value-type="float" office:value="-0.346185965232655" calcext:value-type="float">
            <text:p>-0.346185965232655</text:p>
          </table:table-cell>
          <table:table-cell table:formula="of:=CORREL([$'user-row'.$B12:$'user-row'.$CW12];TRANSPOSE([$'movie-row'.N$2:$'movie-row'.N$101]))" office:value-type="float" office:value="0.0816133795021131" calcext:value-type="float">
            <text:p>0.081613379502113</text:p>
          </table:table-cell>
          <table:table-cell table:formula="of:=CORREL([$'user-row'.$B12:$'user-row'.$CW12];TRANSPOSE([$'movie-row'.O$2:$'movie-row'.O$101]))" office:value-type="float" office:value="0.27833468677407" calcext:value-type="float">
            <text:p>0.27833468677407</text:p>
          </table:table-cell>
          <table:table-cell table:formula="of:=CORREL([$'user-row'.$B12:$'user-row'.$CW12];TRANSPOSE([$'movie-row'.P$2:$'movie-row'.P$101]))" office:value-type="float" office:value="-0.263877384471812" calcext:value-type="float">
            <text:p>-0.263877384471812</text:p>
          </table:table-cell>
          <table:table-cell table:formula="of:=CORREL([$'user-row'.$B12:$'user-row'.$CW12];TRANSPOSE([$'movie-row'.Q$2:$'movie-row'.Q$101]))" office:value-type="float" office:value="0.0795706070019371" calcext:value-type="float">
            <text:p>0.079570607001937</text:p>
          </table:table-cell>
          <table:table-cell table:formula="of:=CORREL([$'user-row'.$B12:$'user-row'.$CW12];TRANSPOSE([$'movie-row'.R$2:$'movie-row'.R$101]))" office:value-type="float" office:value="-0.165627540664169" calcext:value-type="float">
            <text:p>-0.165627540664169</text:p>
          </table:table-cell>
          <table:table-cell table:formula="of:=CORREL([$'user-row'.$B12:$'user-row'.$CW12];TRANSPOSE([$'movie-row'.S$2:$'movie-row'.S$101]))" office:value-type="float" office:value="0.0533058523719704" calcext:value-type="float">
            <text:p>0.053305852371971</text:p>
          </table:table-cell>
          <table:table-cell table:formula="of:=CORREL([$'user-row'.$B12:$'user-row'.$CW12];TRANSPOSE([$'movie-row'.T$2:$'movie-row'.T$101]))" office:value-type="float" office:value="0.00780952147198028" calcext:value-type="float">
            <text:p>0.00780952147198</text:p>
          </table:table-cell>
          <table:table-cell table:formula="of:=CORREL([$'user-row'.$B12:$'user-row'.$CW12];TRANSPOSE([$'movie-row'.U$2:$'movie-row'.U$101]))" office:value-type="float" office:value="-0.244637446384567" calcext:value-type="float">
            <text:p>-0.244637446384567</text:p>
          </table:table-cell>
          <table:table-cell table:formula="of:=CORREL([$'user-row'.$B12:$'user-row'.$CW12];TRANSPOSE([$'movie-row'.V$2:$'movie-row'.V$101]))" office:value-type="float" office:value="-0.0307091379636037" calcext:value-type="float">
            <text:p>-0.030709137963604</text:p>
          </table:table-cell>
          <table:table-cell table:formula="of:=CORREL([$'user-row'.$B12:$'user-row'.$CW12];TRANSPOSE([$'movie-row'.W$2:$'movie-row'.W$101]))" office:value-type="float" office:value="-0.0706596150416779" calcext:value-type="float">
            <text:p>-0.070659615041678</text:p>
          </table:table-cell>
          <table:table-cell table:formula="of:=CORREL([$'user-row'.$B12:$'user-row'.$CW12];TRANSPOSE([$'movie-row'.X$2:$'movie-row'.X$101]))" office:value-type="float" office:value="0.268595379313642" calcext:value-type="float">
            <text:p>0.268595379313642</text:p>
          </table:table-cell>
          <table:table-cell table:formula="of:=CORREL([$'user-row'.$B12:$'user-row'.$CW12];TRANSPOSE([$'movie-row'.Y$2:$'movie-row'.Y$101]))" office:value-type="float" office:value="-0.143503380932238" calcext:value-type="float">
            <text:p>-0.143503380932238</text:p>
          </table:table-cell>
          <table:table-cell table:formula="of:=CORREL([$'user-row'.$B12:$'user-row'.$CW12];TRANSPOSE([$'movie-row'.Z$2:$'movie-row'.Z$101]))" office:value-type="float" office:value="0.0132835981873063" calcext:value-type="float">
            <text:p>0.013283598187306</text:p>
          </table:table-cell>
          <table:table-cell table:number-columns-repeated="998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formula="of:=CORREL([$'user-row'.$B13:$'user-row'.$CW13];TRANSPOSE([$'movie-row'.B$2:$'movie-row'.B$101]))" office:value-type="float" office:value="0.264424787160725" calcext:value-type="float">
            <text:p>0.264424787160725</text:p>
          </table:table-cell>
          <table:table-cell table:formula="of:=CORREL([$'user-row'.$B13:$'user-row'.$CW13];TRANSPOSE([$'movie-row'.C$2:$'movie-row'.C$101]))" office:value-type="float" office:value="0.152948050507516" calcext:value-type="float">
            <text:p>0.152948050507516</text:p>
          </table:table-cell>
          <table:table-cell table:formula="of:=CORREL([$'user-row'.$B13:$'user-row'.$CW13];TRANSPOSE([$'movie-row'.D$2:$'movie-row'.D$101]))" office:value-type="float" office:value="-0.231659777261523" calcext:value-type="float">
            <text:p>-0.231659777261523</text:p>
          </table:table-cell>
          <table:table-cell table:formula="of:=CORREL([$'user-row'.$B13:$'user-row'.$CW13];TRANSPOSE([$'movie-row'.E$2:$'movie-row'.E$101]))" office:value-type="float" office:value="-0.00532620808209436" calcext:value-type="float">
            <text:p>-0.005326208082094</text:p>
          </table:table-cell>
          <table:table-cell table:formula="of:=CORREL([$'user-row'.$B13:$'user-row'.$CW13];TRANSPOSE([$'movie-row'.F$2:$'movie-row'.F$101]))" office:value-type="float" office:value="-0.0938012398808674" calcext:value-type="float">
            <text:p>-0.093801239880867</text:p>
          </table:table-cell>
          <table:table-cell table:formula="of:=CORREL([$'user-row'.$B13:$'user-row'.$CW13];TRANSPOSE([$'movie-row'.G$2:$'movie-row'.G$101]))" office:value-type="float" office:value="-0.00531572241576265" calcext:value-type="float">
            <text:p>-0.005315722415763</text:p>
          </table:table-cell>
          <table:table-cell table:formula="of:=CORREL([$'user-row'.$B13:$'user-row'.$CW13];TRANSPOSE([$'movie-row'.H$2:$'movie-row'.H$101]))" office:value-type="float" office:value="-0.364324317948225" calcext:value-type="float">
            <text:p>-0.364324317948225</text:p>
          </table:table-cell>
          <table:table-cell table:formula="of:=CORREL([$'user-row'.$B13:$'user-row'.$CW13];TRANSPOSE([$'movie-row'.I$2:$'movie-row'.I$101]))" office:value-type="float" office:value="0.0530242793951673" calcext:value-type="float">
            <text:p>0.053024279395167</text:p>
          </table:table-cell>
          <table:table-cell table:formula="of:=CORREL([$'user-row'.$B13:$'user-row'.$CW13];TRANSPOSE([$'movie-row'.J$2:$'movie-row'.J$101]))" office:value-type="float" office:value="-0.0860608793963996" calcext:value-type="float">
            <text:p>-0.0860608793964</text:p>
          </table:table-cell>
          <table:table-cell table:formula="of:=CORREL([$'user-row'.$B13:$'user-row'.$CW13];TRANSPOSE([$'movie-row'.K$2:$'movie-row'.K$101]))" office:value-type="float" office:value="0.252528663877868" calcext:value-type="float">
            <text:p>0.252528663877868</text:p>
          </table:table-cell>
          <table:table-cell table:formula="of:=CORREL([$'user-row'.$B13:$'user-row'.$CW13];TRANSPOSE([$'movie-row'.L$2:$'movie-row'.L$101]))" office:value-type="float" office:value="-0.346185965232655" calcext:value-type="float">
            <text:p>-0.346185965232655</text:p>
          </table:table-cell>
          <table:table-cell table:formula="of:=CORREL([$'user-row'.$B13:$'user-row'.$CW13];TRANSPOSE([$'movie-row'.M$2:$'movie-row'.M$101]))" office:value-type="float" office:value="1" calcext:value-type="float">
            <text:p>1</text:p>
          </table:table-cell>
          <table:table-cell table:formula="of:=CORREL([$'user-row'.$B13:$'user-row'.$CW13];TRANSPOSE([$'movie-row'.N$2:$'movie-row'.N$101]))" office:value-type="float" office:value="0.0918419803312936" calcext:value-type="float">
            <text:p>0.091841980331294</text:p>
          </table:table-cell>
          <table:table-cell table:formula="of:=CORREL([$'user-row'.$B13:$'user-row'.$CW13];TRANSPOSE([$'movie-row'.O$2:$'movie-row'.O$101]))" office:value-type="float" office:value="-0.115491676095681" calcext:value-type="float">
            <text:p>-0.115491676095681</text:p>
          </table:table-cell>
          <table:table-cell table:formula="of:=CORREL([$'user-row'.$B13:$'user-row'.$CW13];TRANSPOSE([$'movie-row'.P$2:$'movie-row'.P$101]))" office:value-type="float" office:value="0.197105165910413" calcext:value-type="float">
            <text:p>0.197105165910413</text:p>
          </table:table-cell>
          <table:table-cell table:formula="of:=CORREL([$'user-row'.$B13:$'user-row'.$CW13];TRANSPOSE([$'movie-row'.Q$2:$'movie-row'.Q$101]))" office:value-type="float" office:value="0.0729926908090025" calcext:value-type="float">
            <text:p>0.072992690809003</text:p>
          </table:table-cell>
          <table:table-cell table:formula="of:=CORREL([$'user-row'.$B13:$'user-row'.$CW13];TRANSPOSE([$'movie-row'.R$2:$'movie-row'.R$101]))" office:value-type="float" office:value="0.16188202690422" calcext:value-type="float">
            <text:p>0.16188202690422</text:p>
          </table:table-cell>
          <table:table-cell table:formula="of:=CORREL([$'user-row'.$B13:$'user-row'.$CW13];TRANSPOSE([$'movie-row'.S$2:$'movie-row'.S$101]))" office:value-type="float" office:value="-0.000311444741055874" calcext:value-type="float">
            <text:p>-0.000311444741056</text:p>
          </table:table-cell>
          <table:table-cell table:formula="of:=CORREL([$'user-row'.$B13:$'user-row'.$CW13];TRANSPOSE([$'movie-row'.T$2:$'movie-row'.T$101]))" office:value-type="float" office:value="-0.0775980151188548" calcext:value-type="float">
            <text:p>-0.077598015118855</text:p>
          </table:table-cell>
          <table:table-cell table:formula="of:=CORREL([$'user-row'.$B13:$'user-row'.$CW13];TRANSPOSE([$'movie-row'.U$2:$'movie-row'.U$101]))" office:value-type="float" office:value="0.0393893163664272" calcext:value-type="float">
            <text:p>0.039389316366427</text:p>
          </table:table-cell>
          <table:table-cell table:formula="of:=CORREL([$'user-row'.$B13:$'user-row'.$CW13];TRANSPOSE([$'movie-row'.V$2:$'movie-row'.V$101]))" office:value-type="float" office:value="-0.156091289631743" calcext:value-type="float">
            <text:p>-0.156091289631743</text:p>
          </table:table-cell>
          <table:table-cell table:formula="of:=CORREL([$'user-row'.$B13:$'user-row'.$CW13];TRANSPOSE([$'movie-row'.W$2:$'movie-row'.W$101]))" office:value-type="float" office:value="0.408592376136214" calcext:value-type="float">
            <text:p>0.408592376136214</text:p>
          </table:table-cell>
          <table:table-cell table:formula="of:=CORREL([$'user-row'.$B13:$'user-row'.$CW13];TRANSPOSE([$'movie-row'.X$2:$'movie-row'.X$101]))" office:value-type="float" office:value="0.179652306735421" calcext:value-type="float">
            <text:p>0.179652306735421</text:p>
          </table:table-cell>
          <table:table-cell table:formula="of:=CORREL([$'user-row'.$B13:$'user-row'.$CW13];TRANSPOSE([$'movie-row'.Y$2:$'movie-row'.Y$101]))" office:value-type="float" office:value="0.280402248376688" calcext:value-type="float">
            <text:p>0.280402248376688</text:p>
          </table:table-cell>
          <table:table-cell table:formula="of:=CORREL([$'user-row'.$B13:$'user-row'.$CW13];TRANSPOSE([$'movie-row'.Z$2:$'movie-row'.Z$101]))" office:value-type="float" office:value="0.0403280141487615" calcext:value-type="float">
            <text:p>0.040328014148762</text:p>
          </table:table-cell>
          <table:table-cell table:number-columns-repeated="998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formula="of:=CORREL([$'user-row'.$B14:$'user-row'.$CW14];TRANSPOSE([$'movie-row'.B$2:$'movie-row'.B$101]))" office:value-type="float" office:value="0.261268362823723" calcext:value-type="float">
            <text:p>0.261268362823723</text:p>
          </table:table-cell>
          <table:table-cell table:formula="of:=CORREL([$'user-row'.$B14:$'user-row'.$CW14];TRANSPOSE([$'movie-row'.C$2:$'movie-row'.C$101]))" office:value-type="float" office:value="0.148881597912221" calcext:value-type="float">
            <text:p>0.148881597912221</text:p>
          </table:table-cell>
          <table:table-cell table:formula="of:=CORREL([$'user-row'.$B14:$'user-row'.$CW14];TRANSPOSE([$'movie-row'.D$2:$'movie-row'.D$101]))" office:value-type="float" office:value="0.148431208798588" calcext:value-type="float">
            <text:p>0.148431208798588</text:p>
          </table:table-cell>
          <table:table-cell table:formula="of:=CORREL([$'user-row'.$B14:$'user-row'.$CW14];TRANSPOSE([$'movie-row'.E$2:$'movie-row'.E$101]))" office:value-type="float" office:value="-0.087746602709142" calcext:value-type="float">
            <text:p>-0.087746602709142</text:p>
          </table:table-cell>
          <table:table-cell table:formula="of:=CORREL([$'user-row'.$B14:$'user-row'.$CW14];TRANSPOSE([$'movie-row'.F$2:$'movie-row'.F$101]))" office:value-type="float" office:value="0.310104090331558" calcext:value-type="float">
            <text:p>0.310104090331558</text:p>
          </table:table-cell>
          <table:table-cell table:formula="of:=CORREL([$'user-row'.$B14:$'user-row'.$CW14];TRANSPOSE([$'movie-row'.G$2:$'movie-row'.G$101]))" office:value-type="float" office:value="0.323499109701084" calcext:value-type="float">
            <text:p>0.323499109701084</text:p>
          </table:table-cell>
          <table:table-cell table:formula="of:=CORREL([$'user-row'.$B14:$'user-row'.$CW14];TRANSPOSE([$'movie-row'.H$2:$'movie-row'.H$101]))" office:value-type="float" office:value="0.126899000791826" calcext:value-type="float">
            <text:p>0.126899000791826</text:p>
          </table:table-cell>
          <table:table-cell table:formula="of:=CORREL([$'user-row'.$B14:$'user-row'.$CW14];TRANSPOSE([$'movie-row'.I$2:$'movie-row'.I$101]))" office:value-type="float" office:value="0.143347221171042" calcext:value-type="float">
            <text:p>0.143347221171042</text:p>
          </table:table-cell>
          <table:table-cell table:formula="of:=CORREL([$'user-row'.$B14:$'user-row'.$CW14];TRANSPOSE([$'movie-row'.J$2:$'movie-row'.J$101]))" office:value-type="float" office:value="0.0583647677658392" calcext:value-type="float">
            <text:p>0.058364767765839</text:p>
          </table:table-cell>
          <table:table-cell table:formula="of:=CORREL([$'user-row'.$B14:$'user-row'.$CW14];TRANSPOSE([$'movie-row'.K$2:$'movie-row'.K$101]))" office:value-type="float" office:value="-0.221788758617789" calcext:value-type="float">
            <text:p>-0.221788758617789</text:p>
          </table:table-cell>
          <table:table-cell table:formula="of:=CORREL([$'user-row'.$B14:$'user-row'.$CW14];TRANSPOSE([$'movie-row'.L$2:$'movie-row'.L$101]))" office:value-type="float" office:value="0.0816133795021131" calcext:value-type="float">
            <text:p>0.081613379502113</text:p>
          </table:table-cell>
          <table:table-cell table:formula="of:=CORREL([$'user-row'.$B14:$'user-row'.$CW14];TRANSPOSE([$'movie-row'.M$2:$'movie-row'.M$101]))" office:value-type="float" office:value="0.0918419803312936" calcext:value-type="float">
            <text:p>0.091841980331294</text:p>
          </table:table-cell>
          <table:table-cell table:formula="of:=CORREL([$'user-row'.$B14:$'user-row'.$CW14];TRANSPOSE([$'movie-row'.N$2:$'movie-row'.N$101]))" office:value-type="float" office:value="1" calcext:value-type="float">
            <text:p>1</text:p>
          </table:table-cell>
          <table:table-cell table:formula="of:=CORREL([$'user-row'.$B14:$'user-row'.$CW14];TRANSPOSE([$'movie-row'.O$2:$'movie-row'.O$101]))" office:value-type="float" office:value="0.290591240789001" calcext:value-type="float">
            <text:p>0.290591240789001</text:p>
          </table:table-cell>
          <table:table-cell table:formula="of:=CORREL([$'user-row'.$B14:$'user-row'.$CW14];TRANSPOSE([$'movie-row'.P$2:$'movie-row'.P$101]))" office:value-type="float" office:value="0.0175908457603439" calcext:value-type="float">
            <text:p>0.017590845760344</text:p>
          </table:table-cell>
          <table:table-cell table:formula="of:=CORREL([$'user-row'.$B14:$'user-row'.$CW14];TRANSPOSE([$'movie-row'.Q$2:$'movie-row'.Q$101]))" office:value-type="float" office:value="0.10178419016775" calcext:value-type="float">
            <text:p>0.10178419016775</text:p>
          </table:table-cell>
          <table:table-cell table:formula="of:=CORREL([$'user-row'.$B14:$'user-row'.$CW14];TRANSPOSE([$'movie-row'.R$2:$'movie-row'.R$101]))" office:value-type="float" office:value="-0.140953072949431" calcext:value-type="float">
            <text:p>-0.140953072949431</text:p>
          </table:table-cell>
          <table:table-cell table:formula="of:=CORREL([$'user-row'.$B14:$'user-row'.$CW14];TRANSPOSE([$'movie-row'.S$2:$'movie-row'.S$101]))" office:value-type="float" office:value="0.150475724503011" calcext:value-type="float">
            <text:p>0.150475724503011</text:p>
          </table:table-cell>
          <table:table-cell table:formula="of:=CORREL([$'user-row'.$B14:$'user-row'.$CW14];TRANSPOSE([$'movie-row'.T$2:$'movie-row'.T$101]))" office:value-type="float" office:value="0.0245721992112733" calcext:value-type="float">
            <text:p>0.024572199211273</text:p>
          </table:table-cell>
          <table:table-cell table:formula="of:=CORREL([$'user-row'.$B14:$'user-row'.$CW14];TRANSPOSE([$'movie-row'.U$2:$'movie-row'.U$101]))" office:value-type="float" office:value="-0.0311304563206132" calcext:value-type="float">
            <text:p>-0.031130456320613</text:p>
          </table:table-cell>
          <table:table-cell table:formula="of:=CORREL([$'user-row'.$B14:$'user-row'.$CW14];TRANSPOSE([$'movie-row'.V$2:$'movie-row'.V$101]))" office:value-type="float" office:value="-0.133768282022717" calcext:value-type="float">
            <text:p>-0.133768282022717</text:p>
          </table:table-cell>
          <table:table-cell table:formula="of:=CORREL([$'user-row'.$B14:$'user-row'.$CW14];TRANSPOSE([$'movie-row'.W$2:$'movie-row'.W$101]))" office:value-type="float" office:value="0.142067299201146" calcext:value-type="float">
            <text:p>0.142067299201146</text:p>
          </table:table-cell>
          <table:table-cell table:formula="of:=CORREL([$'user-row'.$B14:$'user-row'.$CW14];TRANSPOSE([$'movie-row'.X$2:$'movie-row'.X$101]))" office:value-type="float" office:value="0.0151403968119871" calcext:value-type="float">
            <text:p>0.015140396811987</text:p>
          </table:table-cell>
          <table:table-cell table:formula="of:=CORREL([$'user-row'.$B14:$'user-row'.$CW14];TRANSPOSE([$'movie-row'.Y$2:$'movie-row'.Y$101]))" office:value-type="float" office:value="0.181210217904857" calcext:value-type="float">
            <text:p>0.181210217904857</text:p>
          </table:table-cell>
          <table:table-cell table:formula="of:=CORREL([$'user-row'.$B14:$'user-row'.$CW14];TRANSPOSE([$'movie-row'.Z$2:$'movie-row'.Z$101]))" office:value-type="float" office:value="-0.00593476982787117" calcext:value-type="float">
            <text:p>-0.005934769827871</text:p>
          </table:table-cell>
          <table:table-cell table:number-columns-repeated="99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RREL([$'user-row'.$B15:$'user-row'.$CW15];TRANSPOSE([$'movie-row'.B$2:$'movie-row'.B$101]))" office:value-type="float" office:value="0.464609968681201" calcext:value-type="float">
            <text:p>0.464609968681201</text:p>
          </table:table-cell>
          <table:table-cell table:formula="of:=CORREL([$'user-row'.$B15:$'user-row'.$CW15];TRANSPOSE([$'movie-row'.C$2:$'movie-row'.C$101]))" office:value-type="float" office:value="0.562448738744889" calcext:value-type="float">
            <text:p>0.562448738744889</text:p>
          </table:table-cell>
          <table:table-cell table:formula="of:=CORREL([$'user-row'.$B15:$'user-row'.$CW15];TRANSPOSE([$'movie-row'.D$2:$'movie-row'.D$101]))" office:value-type="float" office:value="0.267028696127906" calcext:value-type="float">
            <text:p>0.267028696127906</text:p>
          </table:table-cell>
          <table:table-cell table:formula="of:=CORREL([$'user-row'.$B15:$'user-row'.$CW15];TRANSPOSE([$'movie-row'.E$2:$'movie-row'.E$101]))" office:value-type="float" office:value="0.241566591537398" calcext:value-type="float">
            <text:p>0.241566591537398</text:p>
          </table:table-cell>
          <table:table-cell table:formula="of:=CORREL([$'user-row'.$B15:$'user-row'.$CW15];TRANSPOSE([$'movie-row'.F$2:$'movie-row'.F$101]))" office:value-type="float" office:value="-0.00387802409641029" calcext:value-type="float">
            <text:p>-0.00387802409641</text:p>
          </table:table-cell>
          <table:table-cell table:formula="of:=CORREL([$'user-row'.$B15:$'user-row'.$CW15];TRANSPOSE([$'movie-row'.G$2:$'movie-row'.G$101]))" office:value-type="float" office:value="0.539065851394357" calcext:value-type="float">
            <text:p>0.539065851394357</text:p>
          </table:table-cell>
          <table:table-cell table:formula="of:=CORREL([$'user-row'.$B15:$'user-row'.$CW15];TRANSPOSE([$'movie-row'.H$2:$'movie-row'.H$101]))" office:value-type="float" office:value="-0.0513195929262247" calcext:value-type="float">
            <text:p>-0.051319592926225</text:p>
          </table:table-cell>
          <table:table-cell table:formula="of:=CORREL([$'user-row'.$B15:$'user-row'.$CW15];TRANSPOSE([$'movie-row'.I$2:$'movie-row'.I$101]))" office:value-type="float" office:value="-0.118084502904402" calcext:value-type="float">
            <text:p>-0.118084502904402</text:p>
          </table:table-cell>
          <table:table-cell table:formula="of:=CORREL([$'user-row'.$B15:$'user-row'.$CW15];TRANSPOSE([$'movie-row'.J$2:$'movie-row'.J$101]))" office:value-type="float" office:value="0.475494852275685" calcext:value-type="float">
            <text:p>0.475494852275685</text:p>
          </table:table-cell>
          <table:table-cell table:formula="of:=CORREL([$'user-row'.$B15:$'user-row'.$CW15];TRANSPOSE([$'movie-row'.K$2:$'movie-row'.K$101]))" office:value-type="float" office:value="0.258865691816497" calcext:value-type="float">
            <text:p>0.258865691816497</text:p>
          </table:table-cell>
          <table:table-cell table:formula="of:=CORREL([$'user-row'.$B15:$'user-row'.$CW15];TRANSPOSE([$'movie-row'.L$2:$'movie-row'.L$101]))" office:value-type="float" office:value="0.27833468677407" calcext:value-type="float">
            <text:p>0.27833468677407</text:p>
          </table:table-cell>
          <table:table-cell table:formula="of:=CORREL([$'user-row'.$B15:$'user-row'.$CW15];TRANSPOSE([$'movie-row'.M$2:$'movie-row'.M$101]))" office:value-type="float" office:value="-0.115491676095681" calcext:value-type="float">
            <text:p>-0.115491676095681</text:p>
          </table:table-cell>
          <table:table-cell table:formula="of:=CORREL([$'user-row'.$B15:$'user-row'.$CW15];TRANSPOSE([$'movie-row'.N$2:$'movie-row'.N$101]))" office:value-type="float" office:value="0.290591240789001" calcext:value-type="float">
            <text:p>0.290591240789001</text:p>
          </table:table-cell>
          <table:table-cell table:formula="of:=CORREL([$'user-row'.$B15:$'user-row'.$CW15];TRANSPOSE([$'movie-row'.O$2:$'movie-row'.O$101]))" office:value-type="float" office:value="1" calcext:value-type="float">
            <text:p>1</text:p>
          </table:table-cell>
          <table:table-cell table:formula="of:=CORREL([$'user-row'.$B15:$'user-row'.$CW15];TRANSPOSE([$'movie-row'.P$2:$'movie-row'.P$101]))" office:value-type="float" office:value="0.29682614716644" calcext:value-type="float">
            <text:p>0.29682614716644</text:p>
          </table:table-cell>
          <table:table-cell table:formula="of:=CORREL([$'user-row'.$B15:$'user-row'.$CW15];TRANSPOSE([$'movie-row'.Q$2:$'movie-row'.Q$101]))" office:value-type="float" office:value="0.326773629106178" calcext:value-type="float">
            <text:p>0.326773629106178</text:p>
          </table:table-cell>
          <table:table-cell table:formula="of:=CORREL([$'user-row'.$B15:$'user-row'.$CW15];TRANSPOSE([$'movie-row'.R$2:$'movie-row'.R$101]))" office:value-type="float" office:value="0.291476405230964" calcext:value-type="float">
            <text:p>0.291476405230964</text:p>
          </table:table-cell>
          <table:table-cell table:formula="of:=CORREL([$'user-row'.$B15:$'user-row'.$CW15];TRANSPOSE([$'movie-row'.S$2:$'movie-row'.S$101]))" office:value-type="float" office:value="0.372675588972641" calcext:value-type="float">
            <text:p>0.372675588972641</text:p>
          </table:table-cell>
          <table:table-cell table:formula="of:=CORREL([$'user-row'.$B15:$'user-row'.$CW15];TRANSPOSE([$'movie-row'.T$2:$'movie-row'.T$101]))" office:value-type="float" office:value="0.525990442787603" calcext:value-type="float">
            <text:p>0.525990442787603</text:p>
          </table:table-cell>
          <table:table-cell table:formula="of:=CORREL([$'user-row'.$B15:$'user-row'.$CW15];TRANSPOSE([$'movie-row'.U$2:$'movie-row'.U$101]))" office:value-type="float" office:value="0.123380276138788" calcext:value-type="float">
            <text:p>0.123380276138788</text:p>
          </table:table-cell>
          <table:table-cell table:formula="of:=CORREL([$'user-row'.$B15:$'user-row'.$CW15];TRANSPOSE([$'movie-row'.V$2:$'movie-row'.V$101]))" office:value-type="float" office:value="0.178087647960175" calcext:value-type="float">
            <text:p>0.178087647960175</text:p>
          </table:table-cell>
          <table:table-cell table:formula="of:=CORREL([$'user-row'.$B15:$'user-row'.$CW15];TRANSPOSE([$'movie-row'.W$2:$'movie-row'.W$101]))" office:value-type="float" office:value="0.0885998836344313" calcext:value-type="float">
            <text:p>0.088599883634431</text:p>
          </table:table-cell>
          <table:table-cell table:formula="of:=CORREL([$'user-row'.$B15:$'user-row'.$CW15];TRANSPOSE([$'movie-row'.X$2:$'movie-row'.X$101]))" office:value-type="float" office:value="0.668515953621837" calcext:value-type="float">
            <text:p>0.668515953621837</text:p>
          </table:table-cell>
          <table:table-cell table:formula="of:=CORREL([$'user-row'.$B15:$'user-row'.$CW15];TRANSPOSE([$'movie-row'.Y$2:$'movie-row'.Y$101]))" office:value-type="float" office:value="0.179679626591109" calcext:value-type="float">
            <text:p>0.179679626591109</text:p>
          </table:table-cell>
          <table:table-cell table:formula="of:=CORREL([$'user-row'.$B15:$'user-row'.$CW15];TRANSPOSE([$'movie-row'.Z$2:$'movie-row'.Z$101]))" office:value-type="float" office:value="0.155868569140757" calcext:value-type="float">
            <text:p>0.155868569140757</text:p>
          </table:table-cell>
          <table:table-cell table:number-columns-repeated="998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CORREL([$'user-row'.$B16:$'user-row'.$CW16];TRANSPOSE([$'movie-row'.B$2:$'movie-row'.B$101]))" office:value-type="float" office:value="0.0223077715070217" calcext:value-type="float">
            <text:p>0.022307771507022</text:p>
          </table:table-cell>
          <table:table-cell table:formula="of:=CORREL([$'user-row'.$B16:$'user-row'.$CW16];TRANSPOSE([$'movie-row'.C$2:$'movie-row'.C$101]))" office:value-type="float" office:value="0.414438201510706" calcext:value-type="float">
            <text:p>0.414438201510706</text:p>
          </table:table-cell>
          <table:table-cell table:formula="of:=CORREL([$'user-row'.$B16:$'user-row'.$CW16];TRANSPOSE([$'movie-row'.D$2:$'movie-row'.D$101]))" office:value-type="float" office:value="0.304139035732934" calcext:value-type="float">
            <text:p>0.304139035732934</text:p>
          </table:table-cell>
          <table:table-cell table:formula="of:=CORREL([$'user-row'.$B16:$'user-row'.$CW16];TRANSPOSE([$'movie-row'.E$2:$'movie-row'.E$101]))" office:value-type="float" office:value="0.116532481134148" calcext:value-type="float">
            <text:p>0.116532481134148</text:p>
          </table:table-cell>
          <table:table-cell table:formula="of:=CORREL([$'user-row'.$B16:$'user-row'.$CW16];TRANSPOSE([$'movie-row'.F$2:$'movie-row'.F$101]))" office:value-type="float" office:value="0.113581188681085" calcext:value-type="float">
            <text:p>0.113581188681085</text:p>
          </table:table-cell>
          <table:table-cell table:formula="of:=CORREL([$'user-row'.$B16:$'user-row'.$CW16];TRANSPOSE([$'movie-row'.G$2:$'movie-row'.G$101]))" office:value-type="float" office:value="0.181275890198956" calcext:value-type="float">
            <text:p>0.181275890198956</text:p>
          </table:table-cell>
          <table:table-cell table:formula="of:=CORREL([$'user-row'.$B16:$'user-row'.$CW16];TRANSPOSE([$'movie-row'.H$2:$'movie-row'.H$101]))" office:value-type="float" office:value="0.227129864930789" calcext:value-type="float">
            <text:p>0.227129864930789</text:p>
          </table:table-cell>
          <table:table-cell table:formula="of:=CORREL([$'user-row'.$B16:$'user-row'.$CW16];TRANSPOSE([$'movie-row'.I$2:$'movie-row'.I$101]))" office:value-type="float" office:value="0.100840544409253" calcext:value-type="float">
            <text:p>0.100840544409253</text:p>
          </table:table-cell>
          <table:table-cell table:formula="of:=CORREL([$'user-row'.$B16:$'user-row'.$CW16];TRANSPOSE([$'movie-row'.J$2:$'movie-row'.J$101]))" office:value-type="float" office:value="0.201734217181485" calcext:value-type="float">
            <text:p>0.201734217181485</text:p>
          </table:table-cell>
          <table:table-cell table:formula="of:=CORREL([$'user-row'.$B16:$'user-row'.$CW16];TRANSPOSE([$'movie-row'.K$2:$'movie-row'.K$101]))" office:value-type="float" office:value="-0.0243366232757196" calcext:value-type="float">
            <text:p>-0.02433662327572</text:p>
          </table:table-cell>
          <table:table-cell table:formula="of:=CORREL([$'user-row'.$B16:$'user-row'.$CW16];TRANSPOSE([$'movie-row'.L$2:$'movie-row'.L$101]))" office:value-type="float" office:value="-0.263877384471812" calcext:value-type="float">
            <text:p>-0.263877384471812</text:p>
          </table:table-cell>
          <table:table-cell table:formula="of:=CORREL([$'user-row'.$B16:$'user-row'.$CW16];TRANSPOSE([$'movie-row'.M$2:$'movie-row'.M$101]))" office:value-type="float" office:value="0.197105165910413" calcext:value-type="float">
            <text:p>0.197105165910413</text:p>
          </table:table-cell>
          <table:table-cell table:formula="of:=CORREL([$'user-row'.$B16:$'user-row'.$CW16];TRANSPOSE([$'movie-row'.N$2:$'movie-row'.N$101]))" office:value-type="float" office:value="0.0175908457603439" calcext:value-type="float">
            <text:p>0.017590845760344</text:p>
          </table:table-cell>
          <table:table-cell table:formula="of:=CORREL([$'user-row'.$B16:$'user-row'.$CW16];TRANSPOSE([$'movie-row'.O$2:$'movie-row'.O$101]))" office:value-type="float" office:value="0.29682614716644" calcext:value-type="float">
            <text:p>0.29682614716644</text:p>
          </table:table-cell>
          <table:table-cell table:formula="of:=CORREL([$'user-row'.$B16:$'user-row'.$CW16];TRANSPOSE([$'movie-row'.P$2:$'movie-row'.P$101]))" office:value-type="float" office:value="1" calcext:value-type="float">
            <text:p>1</text:p>
          </table:table-cell>
          <table:table-cell table:formula="of:=CORREL([$'user-row'.$B16:$'user-row'.$CW16];TRANSPOSE([$'movie-row'.Q$2:$'movie-row'.Q$101]))" office:value-type="float" office:value="0.251660013283817" calcext:value-type="float">
            <text:p>0.251660013283817</text:p>
          </table:table-cell>
          <table:table-cell table:formula="of:=CORREL([$'user-row'.$B16:$'user-row'.$CW16];TRANSPOSE([$'movie-row'.R$2:$'movie-row'.R$101]))" office:value-type="float" office:value="0.0468220547435382" calcext:value-type="float">
            <text:p>0.046822054743538</text:p>
          </table:table-cell>
          <table:table-cell table:formula="of:=CORREL([$'user-row'.$B16:$'user-row'.$CW16];TRANSPOSE([$'movie-row'.S$2:$'movie-row'.S$101]))" office:value-type="float" office:value="0.218574908692131" calcext:value-type="float">
            <text:p>0.218574908692131</text:p>
          </table:table-cell>
          <table:table-cell table:formula="of:=CORREL([$'user-row'.$B16:$'user-row'.$CW16];TRANSPOSE([$'movie-row'.T$2:$'movie-row'.T$101]))" office:value-type="float" office:value="0.1504308933286" calcext:value-type="float">
            <text:p>0.1504308933286</text:p>
          </table:table-cell>
          <table:table-cell table:formula="of:=CORREL([$'user-row'.$B16:$'user-row'.$CW16];TRANSPOSE([$'movie-row'.U$2:$'movie-row'.U$101]))" office:value-type="float" office:value="0.280392336966846" calcext:value-type="float">
            <text:p>0.280392336966846</text:p>
          </table:table-cell>
          <table:table-cell table:formula="of:=CORREL([$'user-row'.$B16:$'user-row'.$CW16];TRANSPOSE([$'movie-row'.V$2:$'movie-row'.V$101]))" office:value-type="float" office:value="0.0383782364652994" calcext:value-type="float">
            <text:p>0.038378236465299</text:p>
          </table:table-cell>
          <table:table-cell table:formula="of:=CORREL([$'user-row'.$B16:$'user-row'.$CW16];TRANSPOSE([$'movie-row'.W$2:$'movie-row'.W$101]))" office:value-type="float" office:value="0.262520375363306" calcext:value-type="float">
            <text:p>0.262520375363306</text:p>
          </table:table-cell>
          <table:table-cell table:formula="of:=CORREL([$'user-row'.$B16:$'user-row'.$CW16];TRANSPOSE([$'movie-row'.X$2:$'movie-row'.X$101]))" office:value-type="float" office:value="0.0641793824760836" calcext:value-type="float">
            <text:p>0.064179382476084</text:p>
          </table:table-cell>
          <table:table-cell table:formula="of:=CORREL([$'user-row'.$B16:$'user-row'.$CW16];TRANSPOSE([$'movie-row'.Y$2:$'movie-row'.Y$101]))" office:value-type="float" office:value="-0.0234391889808211" calcext:value-type="float">
            <text:p>-0.023439188980821</text:p>
          </table:table-cell>
          <table:table-cell table:formula="of:=CORREL([$'user-row'.$B16:$'user-row'.$CW16];TRANSPOSE([$'movie-row'.Z$2:$'movie-row'.Z$101]))" office:value-type="float" office:value="0.257864248004303" calcext:value-type="float">
            <text:p>0.257864248004303</text:p>
          </table:table-cell>
          <table:table-cell table:number-columns-repeated="998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formula="of:=CORREL([$'user-row'.$B17:$'user-row'.$CW17];TRANSPOSE([$'movie-row'.B$2:$'movie-row'.B$101]))" office:value-type="float" office:value="-0.191987915663931" calcext:value-type="float">
            <text:p>-0.191987915663931</text:p>
          </table:table-cell>
          <table:table-cell table:formula="of:=CORREL([$'user-row'.$B17:$'user-row'.$CW17];TRANSPOSE([$'movie-row'.C$2:$'movie-row'.C$101]))" office:value-type="float" office:value="0.488606982636403" calcext:value-type="float">
            <text:p>0.488606982636403</text:p>
          </table:table-cell>
          <table:table-cell table:formula="of:=CORREL([$'user-row'.$B17:$'user-row'.$CW17];TRANSPOSE([$'movie-row'.D$2:$'movie-row'.D$101]))" office:value-type="float" office:value="0.373225783727423" calcext:value-type="float">
            <text:p>0.373225783727423</text:p>
          </table:table-cell>
          <table:table-cell table:formula="of:=CORREL([$'user-row'.$B17:$'user-row'.$CW17];TRANSPOSE([$'movie-row'.E$2:$'movie-row'.E$101]))" office:value-type="float" office:value="-0.201275252027892" calcext:value-type="float">
            <text:p>-0.201275252027892</text:p>
          </table:table-cell>
          <table:table-cell table:formula="of:=CORREL([$'user-row'.$B17:$'user-row'.$CW17];TRANSPOSE([$'movie-row'.F$2:$'movie-row'.F$101]))" office:value-type="float" office:value="0.174084803721212" calcext:value-type="float">
            <text:p>0.174084803721212</text:p>
          </table:table-cell>
          <table:table-cell table:formula="of:=CORREL([$'user-row'.$B17:$'user-row'.$CW17];TRANSPOSE([$'movie-row'.G$2:$'movie-row'.G$101]))" office:value-type="float" office:value="0.347470129268377" calcext:value-type="float">
            <text:p>0.347470129268377</text:p>
          </table:table-cell>
          <table:table-cell table:formula="of:=CORREL([$'user-row'.$B17:$'user-row'.$CW17];TRANSPOSE([$'movie-row'.H$2:$'movie-row'.H$101]))" office:value-type="float" office:value="0.016406233978295" calcext:value-type="float">
            <text:p>0.016406233978295</text:p>
          </table:table-cell>
          <table:table-cell table:formula="of:=CORREL([$'user-row'.$B17:$'user-row'.$CW17];TRANSPOSE([$'movie-row'.I$2:$'movie-row'.I$101]))" office:value-type="float" office:value="0.0491319745834519" calcext:value-type="float">
            <text:p>0.049131974583452</text:p>
          </table:table-cell>
          <table:table-cell table:formula="of:=CORREL([$'user-row'.$B17:$'user-row'.$CW17];TRANSPOSE([$'movie-row'.J$2:$'movie-row'.J$101]))" office:value-type="float" office:value="0.475710901365933" calcext:value-type="float">
            <text:p>0.475710901365933</text:p>
          </table:table-cell>
          <table:table-cell table:formula="of:=CORREL([$'user-row'.$B17:$'user-row'.$CW17];TRANSPOSE([$'movie-row'.K$2:$'movie-row'.K$101]))" office:value-type="float" office:value="-0.0406062175734811" calcext:value-type="float">
            <text:p>-0.040606217573481</text:p>
          </table:table-cell>
          <table:table-cell table:formula="of:=CORREL([$'user-row'.$B17:$'user-row'.$CW17];TRANSPOSE([$'movie-row'.L$2:$'movie-row'.L$101]))" office:value-type="float" office:value="0.0795706070019371" calcext:value-type="float">
            <text:p>0.079570607001937</text:p>
          </table:table-cell>
          <table:table-cell table:formula="of:=CORREL([$'user-row'.$B17:$'user-row'.$CW17];TRANSPOSE([$'movie-row'.M$2:$'movie-row'.M$101]))" office:value-type="float" office:value="0.0729926908090025" calcext:value-type="float">
            <text:p>0.072992690809003</text:p>
          </table:table-cell>
          <table:table-cell table:formula="of:=CORREL([$'user-row'.$B17:$'user-row'.$CW17];TRANSPOSE([$'movie-row'.N$2:$'movie-row'.N$101]))" office:value-type="float" office:value="0.10178419016775" calcext:value-type="float">
            <text:p>0.10178419016775</text:p>
          </table:table-cell>
          <table:table-cell table:formula="of:=CORREL([$'user-row'.$B17:$'user-row'.$CW17];TRANSPOSE([$'movie-row'.O$2:$'movie-row'.O$101]))" office:value-type="float" office:value="0.326773629106178" calcext:value-type="float">
            <text:p>0.326773629106178</text:p>
          </table:table-cell>
          <table:table-cell table:formula="of:=CORREL([$'user-row'.$B17:$'user-row'.$CW17];TRANSPOSE([$'movie-row'.P$2:$'movie-row'.P$101]))" office:value-type="float" office:value="0.251660013283817" calcext:value-type="float">
            <text:p>0.251660013283817</text:p>
          </table:table-cell>
          <table:table-cell table:formula="of:=CORREL([$'user-row'.$B17:$'user-row'.$CW17];TRANSPOSE([$'movie-row'.Q$2:$'movie-row'.Q$101]))" office:value-type="float" office:value="1" calcext:value-type="float">
            <text:p>1</text:p>
          </table:table-cell>
          <table:table-cell table:formula="of:=CORREL([$'user-row'.$B17:$'user-row'.$CW17];TRANSPOSE([$'movie-row'.R$2:$'movie-row'.R$101]))" office:value-type="float" office:value="0.0866645271717982" calcext:value-type="float">
            <text:p>0.086664527171798</text:p>
          </table:table-cell>
          <table:table-cell table:formula="of:=CORREL([$'user-row'.$B17:$'user-row'.$CW17];TRANSPOSE([$'movie-row'.S$2:$'movie-row'.S$101]))" office:value-type="float" office:value="0.158738859628968" calcext:value-type="float">
            <text:p>0.158738859628968</text:p>
          </table:table-cell>
          <table:table-cell table:formula="of:=CORREL([$'user-row'.$B17:$'user-row'.$CW17];TRANSPOSE([$'movie-row'.T$2:$'movie-row'.T$101]))" office:value-type="float" office:value="-0.0161644126756317" calcext:value-type="float">
            <text:p>-0.016164412675632</text:p>
          </table:table-cell>
          <table:table-cell table:formula="of:=CORREL([$'user-row'.$B17:$'user-row'.$CW17];TRANSPOSE([$'movie-row'.U$2:$'movie-row'.U$101]))" office:value-type="float" office:value="0.25653738012248" calcext:value-type="float">
            <text:p>0.25653738012248</text:p>
          </table:table-cell>
          <table:table-cell table:formula="of:=CORREL([$'user-row'.$B17:$'user-row'.$CW17];TRANSPOSE([$'movie-row'.V$2:$'movie-row'.V$101]))" office:value-type="float" office:value="-0.0551374688149061" calcext:value-type="float">
            <text:p>-0.055137468814906</text:p>
          </table:table-cell>
          <table:table-cell table:formula="of:=CORREL([$'user-row'.$B17:$'user-row'.$CW17];TRANSPOSE([$'movie-row'.W$2:$'movie-row'.W$101]))" office:value-type="float" office:value="0.503246844924818" calcext:value-type="float">
            <text:p>0.503246844924818</text:p>
          </table:table-cell>
          <table:table-cell table:formula="of:=CORREL([$'user-row'.$B17:$'user-row'.$CW17];TRANSPOSE([$'movie-row'.X$2:$'movie-row'.X$101]))" office:value-type="float" office:value="0.100276625701356" calcext:value-type="float">
            <text:p>0.100276625701356</text:p>
          </table:table-cell>
          <table:table-cell table:formula="of:=CORREL([$'user-row'.$B17:$'user-row'.$CW17];TRANSPOSE([$'movie-row'.Y$2:$'movie-row'.Y$101]))" office:value-type="float" office:value="0.423224628843871" calcext:value-type="float">
            <text:p>0.423224628843871</text:p>
          </table:table-cell>
          <table:table-cell table:formula="of:=CORREL([$'user-row'.$B17:$'user-row'.$CW17];TRANSPOSE([$'movie-row'.Z$2:$'movie-row'.Z$101]))" office:value-type="float" office:value="0.222457739237487" calcext:value-type="float">
            <text:p>0.222457739237487</text:p>
          </table:table-cell>
          <table:table-cell table:number-columns-repeated="998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formula="of:=CORREL([$'user-row'.$B18:$'user-row'.$CW18];TRANSPOSE([$'movie-row'.B$2:$'movie-row'.B$101]))" office:value-type="float" office:value="0.493007605153259" calcext:value-type="float">
            <text:p>0.493007605153259</text:p>
          </table:table-cell>
          <table:table-cell table:formula="of:=CORREL([$'user-row'.$B18:$'user-row'.$CW18];TRANSPOSE([$'movie-row'.C$2:$'movie-row'.C$101]))" office:value-type="float" office:value="0.328119626824192" calcext:value-type="float">
            <text:p>0.328119626824192</text:p>
          </table:table-cell>
          <table:table-cell table:formula="of:=CORREL([$'user-row'.$B18:$'user-row'.$CW18];TRANSPOSE([$'movie-row'.D$2:$'movie-row'.D$101]))" office:value-type="float" office:value="0.470972122666382" calcext:value-type="float">
            <text:p>0.470972122666382</text:p>
          </table:table-cell>
          <table:table-cell table:formula="of:=CORREL([$'user-row'.$B18:$'user-row'.$CW18];TRANSPOSE([$'movie-row'.E$2:$'movie-row'.E$101]))" office:value-type="float" office:value="0.228340638681733" calcext:value-type="float">
            <text:p>0.228340638681733</text:p>
          </table:table-cell>
          <table:table-cell table:formula="of:=CORREL([$'user-row'.$B18:$'user-row'.$CW18];TRANSPOSE([$'movie-row'.F$2:$'movie-row'.F$101]))" office:value-type="float" office:value="0.297977319833119" calcext:value-type="float">
            <text:p>0.297977319833119</text:p>
          </table:table-cell>
          <table:table-cell table:formula="of:=CORREL([$'user-row'.$B18:$'user-row'.$CW18];TRANSPOSE([$'movie-row'.G$2:$'movie-row'.G$101]))" office:value-type="float" office:value="0.399436428887225" calcext:value-type="float">
            <text:p>0.399436428887225</text:p>
          </table:table-cell>
          <table:table-cell table:formula="of:=CORREL([$'user-row'.$B18:$'user-row'.$CW18];TRANSPOSE([$'movie-row'.H$2:$'movie-row'.H$101]))" office:value-type="float" office:value="-0.240763629158967" calcext:value-type="float">
            <text:p>-0.240763629158967</text:p>
          </table:table-cell>
          <table:table-cell table:formula="of:=CORREL([$'user-row'.$B18:$'user-row'.$CW18];TRANSPOSE([$'movie-row'.I$2:$'movie-row'.I$101]))" office:value-type="float" office:value="-0.00904134638156435" calcext:value-type="float">
            <text:p>-0.009041346381564</text:p>
          </table:table-cell>
          <table:table-cell table:formula="of:=CORREL([$'user-row'.$B18:$'user-row'.$CW18];TRANSPOSE([$'movie-row'.J$2:$'movie-row'.J$101]))" office:value-type="float" office:value="0.306957065526888" calcext:value-type="float">
            <text:p>0.306957065526888</text:p>
          </table:table-cell>
          <table:table-cell table:formula="of:=CORREL([$'user-row'.$B18:$'user-row'.$CW18];TRANSPOSE([$'movie-row'.K$2:$'movie-row'.K$101]))" office:value-type="float" office:value="0.155044674628724" calcext:value-type="float">
            <text:p>0.155044674628724</text:p>
          </table:table-cell>
          <table:table-cell table:formula="of:=CORREL([$'user-row'.$B18:$'user-row'.$CW18];TRANSPOSE([$'movie-row'.L$2:$'movie-row'.L$101]))" office:value-type="float" office:value="-0.165627540664169" calcext:value-type="float">
            <text:p>-0.165627540664169</text:p>
          </table:table-cell>
          <table:table-cell table:formula="of:=CORREL([$'user-row'.$B18:$'user-row'.$CW18];TRANSPOSE([$'movie-row'.M$2:$'movie-row'.M$101]))" office:value-type="float" office:value="0.16188202690422" calcext:value-type="float">
            <text:p>0.16188202690422</text:p>
          </table:table-cell>
          <table:table-cell table:formula="of:=CORREL([$'user-row'.$B18:$'user-row'.$CW18];TRANSPOSE([$'movie-row'.N$2:$'movie-row'.N$101]))" office:value-type="float" office:value="-0.140953072949431" calcext:value-type="float">
            <text:p>-0.140953072949431</text:p>
          </table:table-cell>
          <table:table-cell table:formula="of:=CORREL([$'user-row'.$B18:$'user-row'.$CW18];TRANSPOSE([$'movie-row'.O$2:$'movie-row'.O$101]))" office:value-type="float" office:value="0.291476405230964" calcext:value-type="float">
            <text:p>0.291476405230964</text:p>
          </table:table-cell>
          <table:table-cell table:formula="of:=CORREL([$'user-row'.$B18:$'user-row'.$CW18];TRANSPOSE([$'movie-row'.P$2:$'movie-row'.P$101]))" office:value-type="float" office:value="0.0468220547435382" calcext:value-type="float">
            <text:p>0.046822054743538</text:p>
          </table:table-cell>
          <table:table-cell table:formula="of:=CORREL([$'user-row'.$B18:$'user-row'.$CW18];TRANSPOSE([$'movie-row'.Q$2:$'movie-row'.Q$101]))" office:value-type="float" office:value="0.0866645271717982" calcext:value-type="float">
            <text:p>0.086664527171798</text:p>
          </table:table-cell>
          <table:table-cell table:formula="of:=CORREL([$'user-row'.$B18:$'user-row'.$CW18];TRANSPOSE([$'movie-row'.R$2:$'movie-row'.R$101]))" office:value-type="float" office:value="1" calcext:value-type="float">
            <text:p>1</text:p>
          </table:table-cell>
          <table:table-cell table:formula="of:=CORREL([$'user-row'.$B18:$'user-row'.$CW18];TRANSPOSE([$'movie-row'.S$2:$'movie-row'.S$101]))" office:value-type="float" office:value="0.149165318756326" calcext:value-type="float">
            <text:p>0.149165318756326</text:p>
          </table:table-cell>
          <table:table-cell table:formula="of:=CORREL([$'user-row'.$B18:$'user-row'.$CW18];TRANSPOSE([$'movie-row'.T$2:$'movie-row'.T$101]))" office:value-type="float" office:value="0.372176645042159" calcext:value-type="float">
            <text:p>0.372176645042159</text:p>
          </table:table-cell>
          <table:table-cell table:formula="of:=CORREL([$'user-row'.$B18:$'user-row'.$CW18];TRANSPOSE([$'movie-row'.U$2:$'movie-row'.U$101]))" office:value-type="float" office:value="0.198086390094188" calcext:value-type="float">
            <text:p>0.198086390094188</text:p>
          </table:table-cell>
          <table:table-cell table:formula="of:=CORREL([$'user-row'.$B18:$'user-row'.$CW18];TRANSPOSE([$'movie-row'.V$2:$'movie-row'.V$101]))" office:value-type="float" office:value="0.270928014161639" calcext:value-type="float">
            <text:p>0.270928014161639</text:p>
          </table:table-cell>
          <table:table-cell table:formula="of:=CORREL([$'user-row'.$B18:$'user-row'.$CW18];TRANSPOSE([$'movie-row'.W$2:$'movie-row'.W$101]))" office:value-type="float" office:value="-0.393376273479935" calcext:value-type="float">
            <text:p>-0.393376273479935</text:p>
          </table:table-cell>
          <table:table-cell table:formula="of:=CORREL([$'user-row'.$B18:$'user-row'.$CW18];TRANSPOSE([$'movie-row'.X$2:$'movie-row'.X$101]))" office:value-type="float" office:value="0.455273782865409" calcext:value-type="float">
            <text:p>0.455273782865409</text:p>
          </table:table-cell>
          <table:table-cell table:formula="of:=CORREL([$'user-row'.$B18:$'user-row'.$CW18];TRANSPOSE([$'movie-row'.Y$2:$'movie-row'.Y$101]))" office:value-type="float" office:value="0.0390501786699336" calcext:value-type="float">
            <text:p>0.039050178669934</text:p>
          </table:table-cell>
          <table:table-cell table:formula="of:=CORREL([$'user-row'.$B18:$'user-row'.$CW18];TRANSPOSE([$'movie-row'.Z$2:$'movie-row'.Z$101]))" office:value-type="float" office:value="0.374263798313691" calcext:value-type="float">
            <text:p>0.374263798313691</text:p>
          </table:table-cell>
          <table:table-cell table:number-columns-repeated="998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formula="of:=CORREL([$'user-row'.$B19:$'user-row'.$CW19];TRANSPOSE([$'movie-row'.B$2:$'movie-row'.B$101]))" office:value-type="float" office:value="0.360643871947096" calcext:value-type="float">
            <text:p>0.360643871947096</text:p>
          </table:table-cell>
          <table:table-cell table:formula="of:=CORREL([$'user-row'.$B19:$'user-row'.$CW19];TRANSPOSE([$'movie-row'.C$2:$'movie-row'.C$101]))" office:value-type="float" office:value="0.422236426608355" calcext:value-type="float">
            <text:p>0.422236426608355</text:p>
          </table:table-cell>
          <table:table-cell table:formula="of:=CORREL([$'user-row'.$B19:$'user-row'.$CW19];TRANSPOSE([$'movie-row'.D$2:$'movie-row'.D$101]))" office:value-type="float" office:value="0.069956139872756" calcext:value-type="float">
            <text:p>0.069956139872756</text:p>
          </table:table-cell>
          <table:table-cell table:formula="of:=CORREL([$'user-row'.$B19:$'user-row'.$CW19];TRANSPOSE([$'movie-row'.E$2:$'movie-row'.E$101]))" office:value-type="float" office:value="0.238699995028854" calcext:value-type="float">
            <text:p>0.238699995028854</text:p>
          </table:table-cell>
          <table:table-cell table:style-name="ce3" table:formula="of:=CORREL([$'user-row'.$B19:$'user-row'.$CW19];TRANSPOSE([$'movie-row'.F$2:$'movie-row'.F$101]))" office:value-type="float" office:value="0.47668328054518" calcext:value-type="float">
            <text:p>0.47668328054518</text:p>
          </table:table-cell>
          <table:table-cell table:formula="of:=CORREL([$'user-row'.$B19:$'user-row'.$CW19];TRANSPOSE([$'movie-row'.G$2:$'movie-row'.G$101]))" office:value-type="float" office:value="0.207314255124059" calcext:value-type="float">
            <text:p>0.207314255124059</text:p>
          </table:table-cell>
          <table:table-cell table:formula="of:=CORREL([$'user-row'.$B19:$'user-row'.$CW19];TRANSPOSE([$'movie-row'.H$2:$'movie-row'.H$101]))" office:value-type="float" office:value="-0.115254154514426" calcext:value-type="float">
            <text:p>-0.115254154514426</text:p>
          </table:table-cell>
          <table:table-cell table:formula="of:=CORREL([$'user-row'.$B19:$'user-row'.$CW19];TRANSPOSE([$'movie-row'.I$2:$'movie-row'.I$101]))" office:value-type="float" office:value="0.203613363851721" calcext:value-type="float">
            <text:p>0.203613363851721</text:p>
          </table:table-cell>
          <table:table-cell table:formula="of:=CORREL([$'user-row'.$B19:$'user-row'.$CW19];TRANSPOSE([$'movie-row'.J$2:$'movie-row'.J$101]))" office:value-type="float" office:value="0.13634308593048" calcext:value-type="float">
            <text:p>0.13634308593048</text:p>
          </table:table-cell>
          <table:table-cell table:formula="of:=CORREL([$'user-row'.$B19:$'user-row'.$CW19];TRANSPOSE([$'movie-row'.K$2:$'movie-row'.K$101]))" office:value-type="float" office:value="-0.204164284685641" calcext:value-type="float">
            <text:p>-0.204164284685641</text:p>
          </table:table-cell>
          <table:table-cell table:formula="of:=CORREL([$'user-row'.$B19:$'user-row'.$CW19];TRANSPOSE([$'movie-row'.L$2:$'movie-row'.L$101]))" office:value-type="float" office:value="0.0533058523719704" calcext:value-type="float">
            <text:p>0.053305852371971</text:p>
          </table:table-cell>
          <table:table-cell table:formula="of:=CORREL([$'user-row'.$B19:$'user-row'.$CW19];TRANSPOSE([$'movie-row'.M$2:$'movie-row'.M$101]))" office:value-type="float" office:value="-0.000311444741055874" calcext:value-type="float">
            <text:p>-0.000311444741056</text:p>
          </table:table-cell>
          <table:table-cell table:formula="of:=CORREL([$'user-row'.$B19:$'user-row'.$CW19];TRANSPOSE([$'movie-row'.N$2:$'movie-row'.N$101]))" office:value-type="float" office:value="0.150475724503011" calcext:value-type="float">
            <text:p>0.150475724503011</text:p>
          </table:table-cell>
          <table:table-cell table:formula="of:=CORREL([$'user-row'.$B19:$'user-row'.$CW19];TRANSPOSE([$'movie-row'.O$2:$'movie-row'.O$101]))" office:value-type="float" office:value="0.372675588972641" calcext:value-type="float">
            <text:p>0.372675588972641</text:p>
          </table:table-cell>
          <table:table-cell table:formula="of:=CORREL([$'user-row'.$B19:$'user-row'.$CW19];TRANSPOSE([$'movie-row'.P$2:$'movie-row'.P$101]))" office:value-type="float" office:value="0.218574908692131" calcext:value-type="float">
            <text:p>0.218574908692131</text:p>
          </table:table-cell>
          <table:table-cell table:formula="of:=CORREL([$'user-row'.$B19:$'user-row'.$CW19];TRANSPOSE([$'movie-row'.Q$2:$'movie-row'.Q$101]))" office:value-type="float" office:value="0.158738859628968" calcext:value-type="float">
            <text:p>0.158738859628968</text:p>
          </table:table-cell>
          <table:table-cell table:formula="of:=CORREL([$'user-row'.$B19:$'user-row'.$CW19];TRANSPOSE([$'movie-row'.R$2:$'movie-row'.R$101]))" office:value-type="float" office:value="0.149165318756326" calcext:value-type="float">
            <text:p>0.149165318756326</text:p>
          </table:table-cell>
          <table:table-cell table:formula="of:=CORREL([$'user-row'.$B19:$'user-row'.$CW19];TRANSPOSE([$'movie-row'.S$2:$'movie-row'.S$101]))" office:value-type="float" office:value="1" calcext:value-type="float">
            <text:p>1</text:p>
          </table:table-cell>
          <table:table-cell table:formula="of:=CORREL([$'user-row'.$B19:$'user-row'.$CW19];TRANSPOSE([$'movie-row'.T$2:$'movie-row'.T$101]))" office:value-type="float" office:value="0.27688341910769" calcext:value-type="float">
            <text:p>0.27688341910769</text:p>
          </table:table-cell>
          <table:table-cell table:formula="of:=CORREL([$'user-row'.$B19:$'user-row'.$CW19];TRANSPOSE([$'movie-row'.U$2:$'movie-row'.U$101]))" office:value-type="float" office:value="0.158001745243518" calcext:value-type="float">
            <text:p>0.158001745243518</text:p>
          </table:table-cell>
          <table:table-cell table:formula="of:=CORREL([$'user-row'.$B19:$'user-row'.$CW19];TRANSPOSE([$'movie-row'.V$2:$'movie-row'.V$101]))" office:value-type="float" office:value="0.0358253758392606" calcext:value-type="float">
            <text:p>0.035825375839261</text:p>
          </table:table-cell>
          <table:table-cell table:formula="of:=CORREL([$'user-row'.$B19:$'user-row'.$CW19];TRANSPOSE([$'movie-row'.W$2:$'movie-row'.W$101]))" office:value-type="float" office:value="-0.345494691634945" calcext:value-type="float">
            <text:p>-0.345494691634945</text:p>
          </table:table-cell>
          <table:table-cell table:formula="of:=CORREL([$'user-row'.$B19:$'user-row'.$CW19];TRANSPOSE([$'movie-row'.X$2:$'movie-row'.X$101]))" office:value-type="float" office:value="0.449025243811604" calcext:value-type="float">
            <text:p>0.449025243811604</text:p>
          </table:table-cell>
          <table:table-cell table:formula="of:=CORREL([$'user-row'.$B19:$'user-row'.$CW19];TRANSPOSE([$'movie-row'.Y$2:$'movie-row'.Y$101]))" office:value-type="float" office:value="0.28941012492802" calcext:value-type="float">
            <text:p>0.28941012492802</text:p>
          </table:table-cell>
          <table:table-cell table:formula="of:=CORREL([$'user-row'.$B19:$'user-row'.$CW19];TRANSPOSE([$'movie-row'.Z$2:$'movie-row'.Z$101]))" office:value-type="float" office:value="0.169239063209844" calcext:value-type="float">
            <text:p>0.169239063209844</text:p>
          </table:table-cell>
          <table:table-cell table:number-columns-repeated="998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formula="of:=CORREL([$'user-row'.$B20:$'user-row'.$CW20];TRANSPOSE([$'movie-row'.B$2:$'movie-row'.B$101]))" office:value-type="float" office:value="0.551088837215632" calcext:value-type="float">
            <text:p>0.551088837215632</text:p>
          </table:table-cell>
          <table:table-cell table:formula="of:=CORREL([$'user-row'.$B20:$'user-row'.$CW20];TRANSPOSE([$'movie-row'.C$2:$'movie-row'.C$101]))" office:value-type="float" office:value="0.226634834324646" calcext:value-type="float">
            <text:p>0.226634834324646</text:p>
          </table:table-cell>
          <table:table-cell table:formula="of:=CORREL([$'user-row'.$B20:$'user-row'.$CW20];TRANSPOSE([$'movie-row'.D$2:$'movie-row'.D$101]))" office:value-type="float" office:value="-0.0547623994056148" calcext:value-type="float">
            <text:p>-0.054762399405615</text:p>
          </table:table-cell>
          <table:table-cell table:formula="of:=CORREL([$'user-row'.$B20:$'user-row'.$CW20];TRANSPOSE([$'movie-row'.E$2:$'movie-row'.E$101]))" office:value-type="float" office:value="0.259659843599174" calcext:value-type="float">
            <text:p>0.259659843599174</text:p>
          </table:table-cell>
          <table:table-cell table:formula="of:=CORREL([$'user-row'.$B20:$'user-row'.$CW20];TRANSPOSE([$'movie-row'.F$2:$'movie-row'.F$101]))" office:value-type="float" office:value="0.293867711531499" calcext:value-type="float">
            <text:p>0.293867711531499</text:p>
          </table:table-cell>
          <table:table-cell table:formula="of:=CORREL([$'user-row'.$B20:$'user-row'.$CW20];TRANSPOSE([$'movie-row'.G$2:$'movie-row'.G$101]))" office:value-type="float" office:value="0.311363401263628" calcext:value-type="float">
            <text:p>0.311363401263628</text:p>
          </table:table-cell>
          <table:table-cell table:formula="of:=CORREL([$'user-row'.$B20:$'user-row'.$CW20];TRANSPOSE([$'movie-row'.H$2:$'movie-row'.H$101]))" office:value-type="float" office:value="0.247693272294048" calcext:value-type="float">
            <text:p>0.247693272294048</text:p>
          </table:table-cell>
          <table:table-cell table:formula="of:=CORREL([$'user-row'.$B20:$'user-row'.$CW20];TRANSPOSE([$'movie-row'.I$2:$'movie-row'.I$101]))" office:value-type="float" office:value="0.0333007565512984" calcext:value-type="float">
            <text:p>0.033300756551298</text:p>
          </table:table-cell>
          <table:table-cell table:formula="of:=CORREL([$'user-row'.$B20:$'user-row'.$CW20];TRANSPOSE([$'movie-row'.J$2:$'movie-row'.J$101]))" office:value-type="float" office:value="0.301750479664663" calcext:value-type="float">
            <text:p>0.301750479664663</text:p>
          </table:table-cell>
          <table:table-cell table:formula="of:=CORREL([$'user-row'.$B20:$'user-row'.$CW20];TRANSPOSE([$'movie-row'.K$2:$'movie-row'.K$101]))" office:value-type="float" office:value="0.26365446983715" calcext:value-type="float">
            <text:p>0.26365446983715</text:p>
          </table:table-cell>
          <table:table-cell table:formula="of:=CORREL([$'user-row'.$B20:$'user-row'.$CW20];TRANSPOSE([$'movie-row'.L$2:$'movie-row'.L$101]))" office:value-type="float" office:value="0.00780952147198028" calcext:value-type="float">
            <text:p>0.00780952147198</text:p>
          </table:table-cell>
          <table:table-cell table:formula="of:=CORREL([$'user-row'.$B20:$'user-row'.$CW20];TRANSPOSE([$'movie-row'.M$2:$'movie-row'.M$101]))" office:value-type="float" office:value="-0.0775980151188548" calcext:value-type="float">
            <text:p>-0.077598015118855</text:p>
          </table:table-cell>
          <table:table-cell table:formula="of:=CORREL([$'user-row'.$B20:$'user-row'.$CW20];TRANSPOSE([$'movie-row'.N$2:$'movie-row'.N$101]))" office:value-type="float" office:value="0.0245721992112733" calcext:value-type="float">
            <text:p>0.024572199211273</text:p>
          </table:table-cell>
          <table:table-cell table:style-name="ce3" table:formula="of:=CORREL([$'user-row'.$B20:$'user-row'.$CW20];TRANSPOSE([$'movie-row'.O$2:$'movie-row'.O$101]))" office:value-type="float" office:value="0.525990442787603" calcext:value-type="float">
            <text:p>0.525990442787603</text:p>
          </table:table-cell>
          <table:table-cell table:formula="of:=CORREL([$'user-row'.$B20:$'user-row'.$CW20];TRANSPOSE([$'movie-row'.P$2:$'movie-row'.P$101]))" office:value-type="float" office:value="0.1504308933286" calcext:value-type="float">
            <text:p>0.1504308933286</text:p>
          </table:table-cell>
          <table:table-cell table:formula="of:=CORREL([$'user-row'.$B20:$'user-row'.$CW20];TRANSPOSE([$'movie-row'.Q$2:$'movie-row'.Q$101]))" office:value-type="float" office:value="-0.0161644126756317" calcext:value-type="float">
            <text:p>-0.016164412675632</text:p>
          </table:table-cell>
          <table:table-cell table:formula="of:=CORREL([$'user-row'.$B20:$'user-row'.$CW20];TRANSPOSE([$'movie-row'.R$2:$'movie-row'.R$101]))" office:value-type="float" office:value="0.372176645042159" calcext:value-type="float">
            <text:p>0.372176645042159</text:p>
          </table:table-cell>
          <table:table-cell table:formula="of:=CORREL([$'user-row'.$B20:$'user-row'.$CW20];TRANSPOSE([$'movie-row'.S$2:$'movie-row'.S$101]))" office:value-type="float" office:value="0.27688341910769" calcext:value-type="float">
            <text:p>0.27688341910769</text:p>
          </table:table-cell>
          <table:table-cell table:formula="of:=CORREL([$'user-row'.$B20:$'user-row'.$CW20];TRANSPOSE([$'movie-row'.T$2:$'movie-row'.T$101]))" office:value-type="float" office:value="1" calcext:value-type="float">
            <text:p>1</text:p>
          </table:table-cell>
          <table:table-cell table:formula="of:=CORREL([$'user-row'.$B20:$'user-row'.$CW20];TRANSPOSE([$'movie-row'.U$2:$'movie-row'.U$101]))" office:value-type="float" office:value="0.403808875593279" calcext:value-type="float">
            <text:p>0.403808875593279</text:p>
          </table:table-cell>
          <table:table-cell table:formula="of:=CORREL([$'user-row'.$B20:$'user-row'.$CW20];TRANSPOSE([$'movie-row'.V$2:$'movie-row'.V$101]))" office:value-type="float" office:value="0.0285208968758714" calcext:value-type="float">
            <text:p>0.028520896875872</text:p>
          </table:table-cell>
          <table:table-cell table:formula="of:=CORREL([$'user-row'.$B20:$'user-row'.$CW20];TRANSPOSE([$'movie-row'.W$2:$'movie-row'.W$101]))" office:value-type="float" office:value="0.107820526573093" calcext:value-type="float">
            <text:p>0.107820526573093</text:p>
          </table:table-cell>
          <table:table-cell table:formula="of:=CORREL([$'user-row'.$B20:$'user-row'.$CW20];TRANSPOSE([$'movie-row'.X$2:$'movie-row'.X$101]))" office:value-type="float" office:value="0.428054727689716" calcext:value-type="float">
            <text:p>0.428054727689716</text:p>
          </table:table-cell>
          <table:table-cell table:formula="of:=CORREL([$'user-row'.$B20:$'user-row'.$CW20];TRANSPOSE([$'movie-row'.Y$2:$'movie-row'.Y$101]))" office:value-type="float" office:value="0.407043526953803" calcext:value-type="float">
            <text:p>0.407043526953803</text:p>
          </table:table-cell>
          <table:table-cell table:formula="of:=CORREL([$'user-row'.$B20:$'user-row'.$CW20];TRANSPOSE([$'movie-row'.Z$2:$'movie-row'.Z$101]))" office:value-type="float" office:value="0.278867760376922" calcext:value-type="float">
            <text:p>0.278867760376922</text:p>
          </table:table-cell>
          <table:table-cell table:number-columns-repeated="998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CORREL([$'user-row'.$B21:$'user-row'.$CW21];TRANSPOSE([$'movie-row'.B$2:$'movie-row'.B$101]))" office:value-type="float" office:value="0.00254410596323501" calcext:value-type="float">
            <text:p>0.002544105963235</text:p>
          </table:table-cell>
          <table:table-cell table:formula="of:=CORREL([$'user-row'.$B21:$'user-row'.$CW21];TRANSPOSE([$'movie-row'.C$2:$'movie-row'.C$101]))" office:value-type="float" office:value="0.305803260920253" calcext:value-type="float">
            <text:p>0.305803260920253</text:p>
          </table:table-cell>
          <table:table-cell table:formula="of:=CORREL([$'user-row'.$B21:$'user-row'.$CW21];TRANSPOSE([$'movie-row'.D$2:$'movie-row'.D$101]))" office:value-type="float" office:value="0.133812026617402" calcext:value-type="float">
            <text:p>0.133812026617402</text:p>
          </table:table-cell>
          <table:table-cell table:formula="of:=CORREL([$'user-row'.$B21:$'user-row'.$CW21];TRANSPOSE([$'movie-row'.E$2:$'movie-row'.E$101]))" office:value-type="float" office:value="0.247096829286645" calcext:value-type="float">
            <text:p>0.247096829286645</text:p>
          </table:table-cell>
          <table:table-cell table:style-name="ce3" table:formula="of:=CORREL([$'user-row'.$B21:$'user-row'.$CW21];TRANSPOSE([$'movie-row'.F$2:$'movie-row'.F$101]))" office:value-type="float" office:value="0.438991554414636" calcext:value-type="float">
            <text:p>0.438991554414636</text:p>
          </table:table-cell>
          <table:table-cell table:formula="of:=CORREL([$'user-row'.$B21:$'user-row'.$CW21];TRANSPOSE([$'movie-row'.G$2:$'movie-row'.G$101]))" office:value-type="float" office:value="0.276305741303379" calcext:value-type="float">
            <text:p>0.276305741303379</text:p>
          </table:table-cell>
          <table:table-cell table:formula="of:=CORREL([$'user-row'.$B21:$'user-row'.$CW21];TRANSPOSE([$'movie-row'.H$2:$'movie-row'.H$101]))" office:value-type="float" office:value="0.16691284304162" calcext:value-type="float">
            <text:p>0.16691284304162</text:p>
          </table:table-cell>
          <table:table-cell table:formula="of:=CORREL([$'user-row'.$B21:$'user-row'.$CW21];TRANSPOSE([$'movie-row'.I$2:$'movie-row'.I$101]))" office:value-type="float" office:value="0.137981937486606" calcext:value-type="float">
            <text:p>0.137981937486606</text:p>
          </table:table-cell>
          <table:table-cell table:formula="of:=CORREL([$'user-row'.$B21:$'user-row'.$CW21];TRANSPOSE([$'movie-row'.J$2:$'movie-row'.J$101]))" office:value-type="float" office:value="0.143413526691384" calcext:value-type="float">
            <text:p>0.143413526691384</text:p>
          </table:table-cell>
          <table:table-cell table:formula="of:=CORREL([$'user-row'.$B21:$'user-row'.$CW21];TRANSPOSE([$'movie-row'.K$2:$'movie-row'.K$101]))" office:value-type="float" office:value="0.167197567428905" calcext:value-type="float">
            <text:p>0.167197567428905</text:p>
          </table:table-cell>
          <table:table-cell table:formula="of:=CORREL([$'user-row'.$B21:$'user-row'.$CW21];TRANSPOSE([$'movie-row'.L$2:$'movie-row'.L$101]))" office:value-type="float" office:value="-0.244637446384567" calcext:value-type="float">
            <text:p>-0.244637446384567</text:p>
          </table:table-cell>
          <table:table-cell table:formula="of:=CORREL([$'user-row'.$B21:$'user-row'.$CW21];TRANSPOSE([$'movie-row'.M$2:$'movie-row'.M$101]))" office:value-type="float" office:value="0.0393893163664272" calcext:value-type="float">
            <text:p>0.039389316366427</text:p>
          </table:table-cell>
          <table:table-cell table:formula="of:=CORREL([$'user-row'.$B21:$'user-row'.$CW21];TRANSPOSE([$'movie-row'.N$2:$'movie-row'.N$101]))" office:value-type="float" office:value="-0.0311304563206132" calcext:value-type="float">
            <text:p>-0.031130456320613</text:p>
          </table:table-cell>
          <table:table-cell table:formula="of:=CORREL([$'user-row'.$B21:$'user-row'.$CW21];TRANSPOSE([$'movie-row'.O$2:$'movie-row'.O$101]))" office:value-type="float" office:value="0.123380276138788" calcext:value-type="float">
            <text:p>0.123380276138788</text:p>
          </table:table-cell>
          <table:table-cell table:formula="of:=CORREL([$'user-row'.$B21:$'user-row'.$CW21];TRANSPOSE([$'movie-row'.P$2:$'movie-row'.P$101]))" office:value-type="float" office:value="0.280392336966846" calcext:value-type="float">
            <text:p>0.280392336966846</text:p>
          </table:table-cell>
          <table:table-cell table:formula="of:=CORREL([$'user-row'.$B21:$'user-row'.$CW21];TRANSPOSE([$'movie-row'.Q$2:$'movie-row'.Q$101]))" office:value-type="float" office:value="0.25653738012248" calcext:value-type="float">
            <text:p>0.25653738012248</text:p>
          </table:table-cell>
          <table:table-cell table:formula="of:=CORREL([$'user-row'.$B21:$'user-row'.$CW21];TRANSPOSE([$'movie-row'.R$2:$'movie-row'.R$101]))" office:value-type="float" office:value="0.198086390094188" calcext:value-type="float">
            <text:p>0.198086390094188</text:p>
          </table:table-cell>
          <table:table-cell table:formula="of:=CORREL([$'user-row'.$B21:$'user-row'.$CW21];TRANSPOSE([$'movie-row'.S$2:$'movie-row'.S$101]))" office:value-type="float" office:value="0.158001745243518" calcext:value-type="float">
            <text:p>0.158001745243518</text:p>
          </table:table-cell>
          <table:table-cell table:formula="of:=CORREL([$'user-row'.$B21:$'user-row'.$CW21];TRANSPOSE([$'movie-row'.T$2:$'movie-row'.T$101]))" office:value-type="float" office:value="0.403808875593279" calcext:value-type="float">
            <text:p>0.403808875593279</text:p>
          </table:table-cell>
          <table:table-cell table:formula="of:=CORREL([$'user-row'.$B21:$'user-row'.$CW21];TRANSPOSE([$'movie-row'.U$2:$'movie-row'.U$101]))" office:value-type="float" office:value="1" calcext:value-type="float">
            <text:p>1</text:p>
          </table:table-cell>
          <table:table-cell table:formula="of:=CORREL([$'user-row'.$B21:$'user-row'.$CW21];TRANSPOSE([$'movie-row'.V$2:$'movie-row'.V$101]))" office:value-type="float" office:value="-0.0684207470055097" calcext:value-type="float">
            <text:p>-0.06842074700551</text:p>
          </table:table-cell>
          <table:table-cell table:formula="of:=CORREL([$'user-row'.$B21:$'user-row'.$CW21];TRANSPOSE([$'movie-row'.W$2:$'movie-row'.W$101]))" office:value-type="float" office:value="0.173797206817871" calcext:value-type="float">
            <text:p>0.173797206817871</text:p>
          </table:table-cell>
          <table:table-cell table:formula="of:=CORREL([$'user-row'.$B21:$'user-row'.$CW21];TRANSPOSE([$'movie-row'.X$2:$'movie-row'.X$101]))" office:value-type="float" office:value="0.105760967395515" calcext:value-type="float">
            <text:p>0.105760967395515</text:p>
          </table:table-cell>
          <table:table-cell table:formula="of:=CORREL([$'user-row'.$B21:$'user-row'.$CW21];TRANSPOSE([$'movie-row'.Y$2:$'movie-row'.Y$101]))" office:value-type="float" office:value="0.472360555418833" calcext:value-type="float">
            <text:p>0.472360555418833</text:p>
          </table:table-cell>
          <table:table-cell table:formula="of:=CORREL([$'user-row'.$B21:$'user-row'.$CW21];TRANSPOSE([$'movie-row'.Z$2:$'movie-row'.Z$101]))" office:value-type="float" office:value="0.25746234228391" calcext:value-type="float">
            <text:p>0.25746234228391</text:p>
          </table:table-cell>
          <table:table-cell table:number-columns-repeated="998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formula="of:=CORREL([$'user-row'.$B22:$'user-row'.$CW22];TRANSPOSE([$'movie-row'.B$2:$'movie-row'.B$101]))" office:value-type="float" office:value="0.11665274170207" calcext:value-type="float">
            <text:p>0.11665274170207</text:p>
          </table:table-cell>
          <table:table-cell table:formula="of:=CORREL([$'user-row'.$B22:$'user-row'.$CW22];TRANSPOSE([$'movie-row'.C$2:$'movie-row'.C$101]))" office:value-type="float" office:value="0.0377691115016281" calcext:value-type="float">
            <text:p>0.037769111501628</text:p>
          </table:table-cell>
          <table:table-cell table:formula="of:=CORREL([$'user-row'.$B22:$'user-row'.$CW22];TRANSPOSE([$'movie-row'.D$2:$'movie-row'.D$101]))" office:value-type="float" office:value="0.0151691147801123" calcext:value-type="float">
            <text:p>0.015169114780112</text:p>
          </table:table-cell>
          <table:table-cell table:formula="of:=CORREL([$'user-row'.$B22:$'user-row'.$CW22];TRANSPOSE([$'movie-row'.E$2:$'movie-row'.E$101]))" office:value-type="float" office:value="0.149246698446618" calcext:value-type="float">
            <text:p>0.149246698446618</text:p>
          </table:table-cell>
          <table:table-cell table:formula="of:=CORREL([$'user-row'.$B22:$'user-row'.$CW22];TRANSPOSE([$'movie-row'.F$2:$'movie-row'.F$101]))" office:value-type="float" office:value="-0.162818363375346" calcext:value-type="float">
            <text:p>-0.162818363375346</text:p>
          </table:table-cell>
          <table:table-cell table:formula="of:=CORREL([$'user-row'.$B22:$'user-row'.$CW22];TRANSPOSE([$'movie-row'.G$2:$'movie-row'.G$101]))" office:value-type="float" office:value="0.0796978737986869" calcext:value-type="float">
            <text:p>0.079697873798687</text:p>
          </table:table-cell>
          <table:table-cell table:formula="of:=CORREL([$'user-row'.$B22:$'user-row'.$CW22];TRANSPOSE([$'movie-row'.H$2:$'movie-row'.H$101]))" office:value-type="float" office:value="0.146011102257696" calcext:value-type="float">
            <text:p>0.146011102257696</text:p>
          </table:table-cell>
          <table:table-cell table:formula="of:=CORREL([$'user-row'.$B22:$'user-row'.$CW22];TRANSPOSE([$'movie-row'.I$2:$'movie-row'.I$101]))" office:value-type="float" office:value="0.0706015677313502" calcext:value-type="float">
            <text:p>0.07060156773135</text:p>
          </table:table-cell>
          <table:table-cell table:formula="of:=CORREL([$'user-row'.$B22:$'user-row'.$CW22];TRANSPOSE([$'movie-row'.J$2:$'movie-row'.J$101]))" office:value-type="float" office:value="0.056099712729534" calcext:value-type="float">
            <text:p>0.056099712729534</text:p>
          </table:table-cell>
          <table:table-cell table:formula="of:=CORREL([$'user-row'.$B22:$'user-row'.$CW22];TRANSPOSE([$'movie-row'.K$2:$'movie-row'.K$101]))" office:value-type="float" office:value="-0.0845924277868862" calcext:value-type="float">
            <text:p>-0.084592427786886</text:p>
          </table:table-cell>
          <table:table-cell table:formula="of:=CORREL([$'user-row'.$B22:$'user-row'.$CW22];TRANSPOSE([$'movie-row'.L$2:$'movie-row'.L$101]))" office:value-type="float" office:value="-0.0307091379636037" calcext:value-type="float">
            <text:p>-0.030709137963604</text:p>
          </table:table-cell>
          <table:table-cell table:formula="of:=CORREL([$'user-row'.$B22:$'user-row'.$CW22];TRANSPOSE([$'movie-row'.M$2:$'movie-row'.M$101]))" office:value-type="float" office:value="-0.156091289631743" calcext:value-type="float">
            <text:p>-0.156091289631743</text:p>
          </table:table-cell>
          <table:table-cell table:formula="of:=CORREL([$'user-row'.$B22:$'user-row'.$CW22];TRANSPOSE([$'movie-row'.N$2:$'movie-row'.N$101]))" office:value-type="float" office:value="-0.133768282022717" calcext:value-type="float">
            <text:p>-0.133768282022717</text:p>
          </table:table-cell>
          <table:table-cell table:formula="of:=CORREL([$'user-row'.$B22:$'user-row'.$CW22];TRANSPOSE([$'movie-row'.O$2:$'movie-row'.O$101]))" office:value-type="float" office:value="0.178087647960175" calcext:value-type="float">
            <text:p>0.178087647960175</text:p>
          </table:table-cell>
          <table:table-cell table:formula="of:=CORREL([$'user-row'.$B22:$'user-row'.$CW22];TRANSPOSE([$'movie-row'.P$2:$'movie-row'.P$101]))" office:value-type="float" office:value="0.0383782364652994" calcext:value-type="float">
            <text:p>0.038378236465299</text:p>
          </table:table-cell>
          <table:table-cell table:formula="of:=CORREL([$'user-row'.$B22:$'user-row'.$CW22];TRANSPOSE([$'movie-row'.Q$2:$'movie-row'.Q$101]))" office:value-type="float" office:value="-0.0551374688149061" calcext:value-type="float">
            <text:p>-0.055137468814906</text:p>
          </table:table-cell>
          <table:table-cell table:formula="of:=CORREL([$'user-row'.$B22:$'user-row'.$CW22];TRANSPOSE([$'movie-row'.R$2:$'movie-row'.R$101]))" office:value-type="float" office:value="0.270928014161639" calcext:value-type="float">
            <text:p>0.270928014161639</text:p>
          </table:table-cell>
          <table:table-cell table:formula="of:=CORREL([$'user-row'.$B22:$'user-row'.$CW22];TRANSPOSE([$'movie-row'.S$2:$'movie-row'.S$101]))" office:value-type="float" office:value="0.0358253758392606" calcext:value-type="float">
            <text:p>0.035825375839261</text:p>
          </table:table-cell>
          <table:table-cell table:formula="of:=CORREL([$'user-row'.$B22:$'user-row'.$CW22];TRANSPOSE([$'movie-row'.T$2:$'movie-row'.T$101]))" office:value-type="float" office:value="0.0285208968758714" calcext:value-type="float">
            <text:p>0.028520896875872</text:p>
          </table:table-cell>
          <table:table-cell table:formula="of:=CORREL([$'user-row'.$B22:$'user-row'.$CW22];TRANSPOSE([$'movie-row'.U$2:$'movie-row'.U$101]))" office:value-type="float" office:value="-0.0684207470055097" calcext:value-type="float">
            <text:p>-0.06842074700551</text:p>
          </table:table-cell>
          <table:table-cell table:formula="of:=CORREL([$'user-row'.$B22:$'user-row'.$CW22];TRANSPOSE([$'movie-row'.V$2:$'movie-row'.V$101]))" office:value-type="float" office:value="1" calcext:value-type="float">
            <text:p>1</text:p>
          </table:table-cell>
          <table:table-cell table:formula="of:=CORREL([$'user-row'.$B22:$'user-row'.$CW22];TRANSPOSE([$'movie-row'.W$2:$'movie-row'.W$101]))" office:value-type="float" office:value="-0.346386174382111" calcext:value-type="float">
            <text:p>-0.346386174382111</text:p>
          </table:table-cell>
          <table:table-cell table:formula="of:=CORREL([$'user-row'.$B22:$'user-row'.$CW22];TRANSPOSE([$'movie-row'.X$2:$'movie-row'.X$101]))" office:value-type="float" office:value="-0.00463763829969704" calcext:value-type="float">
            <text:p>-0.004637638299697</text:p>
          </table:table-cell>
          <table:table-cell table:formula="of:=CORREL([$'user-row'.$B22:$'user-row'.$CW22];TRANSPOSE([$'movie-row'.Y$2:$'movie-row'.Y$101]))" office:value-type="float" office:value="0.143671864601374" calcext:value-type="float">
            <text:p>0.143671864601374</text:p>
          </table:table-cell>
          <table:table-cell table:formula="of:=CORREL([$'user-row'.$B22:$'user-row'.$CW22];TRANSPOSE([$'movie-row'.Z$2:$'movie-row'.Z$101]))" office:value-type="float" office:value="0.0744758461696259" calcext:value-type="float">
            <text:p>0.074475846169626</text:p>
          </table:table-cell>
          <table:table-cell table:number-columns-repeated="998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formula="of:=CORREL([$'user-row'.$B23:$'user-row'.$CW23];TRANSPOSE([$'movie-row'.B$2:$'movie-row'.B$101]))" office:value-type="float" office:value="-0.429182782695866" calcext:value-type="float">
            <text:p>-0.429182782695866</text:p>
          </table:table-cell>
          <table:table-cell table:formula="of:=CORREL([$'user-row'.$B23:$'user-row'.$CW23];TRANSPOSE([$'movie-row'.C$2:$'movie-row'.C$101]))" office:value-type="float" office:value="0.240727705222286" calcext:value-type="float">
            <text:p>0.240727705222286</text:p>
          </table:table-cell>
          <table:table-cell table:formula="of:=CORREL([$'user-row'.$B23:$'user-row'.$CW23];TRANSPOSE([$'movie-row'.D$2:$'movie-row'.D$101]))" office:value-type="float" office:value="-0.273096010124305" calcext:value-type="float">
            <text:p>-0.273096010124305</text:p>
          </table:table-cell>
          <table:table-cell table:formula="of:=CORREL([$'user-row'.$B23:$'user-row'.$CW23];TRANSPOSE([$'movie-row'.E$2:$'movie-row'.E$101]))" office:value-type="float" office:value="-0.361465758957072" calcext:value-type="float">
            <text:p>-0.361465758957072</text:p>
          </table:table-cell>
          <table:table-cell table:formula="of:=CORREL([$'user-row'.$B23:$'user-row'.$CW23];TRANSPOSE([$'movie-row'.F$2:$'movie-row'.F$101]))" office:value-type="float" office:value="-0.295965533967469" calcext:value-type="float">
            <text:p>-0.295965533967469</text:p>
          </table:table-cell>
          <table:table-cell table:formula="of:=CORREL([$'user-row'.$B23:$'user-row'.$CW23];TRANSPOSE([$'movie-row'.G$2:$'movie-row'.G$101]))" office:value-type="float" office:value="0.212990986123632" calcext:value-type="float">
            <text:p>0.212990986123632</text:p>
          </table:table-cell>
          <table:table-cell table:formula="of:=CORREL([$'user-row'.$B23:$'user-row'.$CW23];TRANSPOSE([$'movie-row'.H$2:$'movie-row'.H$101]))" office:value-type="float" office:value="0.00968548555282571" calcext:value-type="float">
            <text:p>0.009685485552826</text:p>
          </table:table-cell>
          <table:table-cell table:formula="of:=CORREL([$'user-row'.$B23:$'user-row'.$CW23];TRANSPOSE([$'movie-row'.I$2:$'movie-row'.I$101]))" office:value-type="float" office:value="0.10945155974941" calcext:value-type="float">
            <text:p>0.10945155974941</text:p>
          </table:table-cell>
          <table:table-cell table:formula="of:=CORREL([$'user-row'.$B23:$'user-row'.$CW23];TRANSPOSE([$'movie-row'.J$2:$'movie-row'.J$101]))" office:value-type="float" office:value="0.17990768356231" calcext:value-type="float">
            <text:p>0.17990768356231</text:p>
          </table:table-cell>
          <table:table-cell table:formula="of:=CORREL([$'user-row'.$B23:$'user-row'.$CW23];TRANSPOSE([$'movie-row'.K$2:$'movie-row'.K$101]))" office:value-type="float" office:value="0.315712025853908" calcext:value-type="float">
            <text:p>0.315712025853908</text:p>
          </table:table-cell>
          <table:table-cell table:formula="of:=CORREL([$'user-row'.$B23:$'user-row'.$CW23];TRANSPOSE([$'movie-row'.L$2:$'movie-row'.L$101]))" office:value-type="float" office:value="-0.0706596150416779" calcext:value-type="float">
            <text:p>-0.070659615041678</text:p>
          </table:table-cell>
          <table:table-cell table:formula="of:=CORREL([$'user-row'.$B23:$'user-row'.$CW23];TRANSPOSE([$'movie-row'.M$2:$'movie-row'.M$101]))" office:value-type="float" office:value="0.408592376136214" calcext:value-type="float">
            <text:p>0.408592376136214</text:p>
          </table:table-cell>
          <table:table-cell table:formula="of:=CORREL([$'user-row'.$B23:$'user-row'.$CW23];TRANSPOSE([$'movie-row'.N$2:$'movie-row'.N$101]))" office:value-type="float" office:value="0.142067299201146" calcext:value-type="float">
            <text:p>0.142067299201146</text:p>
          </table:table-cell>
          <table:table-cell table:formula="of:=CORREL([$'user-row'.$B23:$'user-row'.$CW23];TRANSPOSE([$'movie-row'.O$2:$'movie-row'.O$101]))" office:value-type="float" office:value="0.0885998836344313" calcext:value-type="float">
            <text:p>0.088599883634431</text:p>
          </table:table-cell>
          <table:table-cell table:formula="of:=CORREL([$'user-row'.$B23:$'user-row'.$CW23];TRANSPOSE([$'movie-row'.P$2:$'movie-row'.P$101]))" office:value-type="float" office:value="0.262520375363306" calcext:value-type="float">
            <text:p>0.262520375363306</text:p>
          </table:table-cell>
          <table:table-cell table:formula="of:=CORREL([$'user-row'.$B23:$'user-row'.$CW23];TRANSPOSE([$'movie-row'.Q$2:$'movie-row'.Q$101]))" office:value-type="float" office:value="0.503246844924818" calcext:value-type="float">
            <text:p>0.503246844924818</text:p>
          </table:table-cell>
          <table:table-cell table:formula="of:=CORREL([$'user-row'.$B23:$'user-row'.$CW23];TRANSPOSE([$'movie-row'.R$2:$'movie-row'.R$101]))" office:value-type="float" office:value="-0.393376273479935" calcext:value-type="float">
            <text:p>-0.393376273479935</text:p>
          </table:table-cell>
          <table:table-cell table:formula="of:=CORREL([$'user-row'.$B23:$'user-row'.$CW23];TRANSPOSE([$'movie-row'.S$2:$'movie-row'.S$101]))" office:value-type="float" office:value="-0.345494691634945" calcext:value-type="float">
            <text:p>-0.345494691634945</text:p>
          </table:table-cell>
          <table:table-cell table:formula="of:=CORREL([$'user-row'.$B23:$'user-row'.$CW23];TRANSPOSE([$'movie-row'.T$2:$'movie-row'.T$101]))" office:value-type="float" office:value="0.107820526573093" calcext:value-type="float">
            <text:p>0.107820526573093</text:p>
          </table:table-cell>
          <table:table-cell table:formula="of:=CORREL([$'user-row'.$B23:$'user-row'.$CW23];TRANSPOSE([$'movie-row'.U$2:$'movie-row'.U$101]))" office:value-type="float" office:value="0.173797206817871" calcext:value-type="float">
            <text:p>0.173797206817871</text:p>
          </table:table-cell>
          <table:table-cell table:formula="of:=CORREL([$'user-row'.$B23:$'user-row'.$CW23];TRANSPOSE([$'movie-row'.V$2:$'movie-row'.V$101]))" office:value-type="float" office:value="-0.346386174382111" calcext:value-type="float">
            <text:p>-0.346386174382111</text:p>
          </table:table-cell>
          <table:table-cell table:formula="of:=CORREL([$'user-row'.$B23:$'user-row'.$CW23];TRANSPOSE([$'movie-row'.W$2:$'movie-row'.W$101]))" office:value-type="float" office:value="1" calcext:value-type="float">
            <text:p>1</text:p>
          </table:table-cell>
          <table:table-cell table:formula="of:=CORREL([$'user-row'.$B23:$'user-row'.$CW23];TRANSPOSE([$'movie-row'.X$2:$'movie-row'.X$101]))" office:value-type="float" office:value="-0.339844518240249" calcext:value-type="float">
            <text:p>-0.339844518240249</text:p>
          </table:table-cell>
          <table:table-cell table:formula="of:=CORREL([$'user-row'.$B23:$'user-row'.$CW23];TRANSPOSE([$'movie-row'.Y$2:$'movie-row'.Y$101]))" office:value-type="float" office:value="0.165959619971166" calcext:value-type="float">
            <text:p>0.165959619971166</text:p>
          </table:table-cell>
          <table:table-cell table:formula="of:=CORREL([$'user-row'.$B23:$'user-row'.$CW23];TRANSPOSE([$'movie-row'.Z$2:$'movie-row'.Z$101]))" office:value-type="float" office:value="0.156340941104154" calcext:value-type="float">
            <text:p>0.156340941104154</text:p>
          </table:table-cell>
          <table:table-cell table:number-columns-repeated="998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formula="of:=CORREL([$'user-row'.$B24:$'user-row'.$CW24];TRANSPOSE([$'movie-row'.B$2:$'movie-row'.B$101]))" office:value-type="float" office:value="0.394370911744252" calcext:value-type="float">
            <text:p>0.394370911744252</text:p>
          </table:table-cell>
          <table:table-cell table:formula="of:=CORREL([$'user-row'.$B24:$'user-row'.$CW24];TRANSPOSE([$'movie-row'.C$2:$'movie-row'.C$101]))" office:value-type="float" office:value="0.411676185418137" calcext:value-type="float">
            <text:p>0.411676185418137</text:p>
          </table:table-cell>
          <table:table-cell table:formula="of:=CORREL([$'user-row'.$B24:$'user-row'.$CW24];TRANSPOSE([$'movie-row'.D$2:$'movie-row'.D$101]))" office:value-type="float" office:value="0.0825281614716906" calcext:value-type="float">
            <text:p>0.082528161471691</text:p>
          </table:table-cell>
          <table:table-cell table:formula="of:=CORREL([$'user-row'.$B24:$'user-row'.$CW24];TRANSPOSE([$'movie-row'.E$2:$'movie-row'.E$101]))" office:value-type="float" office:value="0.474973696177529" calcext:value-type="float">
            <text:p>0.474973696177529</text:p>
          </table:table-cell>
          <table:table-cell table:formula="of:=CORREL([$'user-row'.$B24:$'user-row'.$CW24];TRANSPOSE([$'movie-row'.F$2:$'movie-row'.F$101]))" office:value-type="float" office:value="0.0545184273138611" calcext:value-type="float">
            <text:p>0.054518427313861</text:p>
          </table:table-cell>
          <table:table-cell table:formula="of:=CORREL([$'user-row'.$B24:$'user-row'.$CW24];TRANSPOSE([$'movie-row'.G$2:$'movie-row'.G$101]))" office:value-type="float" office:value="0.165608258221143" calcext:value-type="float">
            <text:p>0.165608258221143</text:p>
          </table:table-cell>
          <table:table-cell table:formula="of:=CORREL([$'user-row'.$B24:$'user-row'.$CW24];TRANSPOSE([$'movie-row'.H$2:$'movie-row'.H$101]))" office:value-type="float" office:value="-0.451625416956774" calcext:value-type="float">
            <text:p>-0.451625416956774</text:p>
          </table:table-cell>
          <table:table-cell table:formula="of:=CORREL([$'user-row'.$B24:$'user-row'.$CW24];TRANSPOSE([$'movie-row'.I$2:$'movie-row'.I$101]))" office:value-type="float" office:value="-0.0835620992690656" calcext:value-type="float">
            <text:p>-0.083562099269066</text:p>
          </table:table-cell>
          <table:table-cell table:formula="of:=CORREL([$'user-row'.$B24:$'user-row'.$CW24];TRANSPOSE([$'movie-row'.J$2:$'movie-row'.J$101]))" office:value-type="float" office:value="0.284647789866908" calcext:value-type="float">
            <text:p>0.284647789866908</text:p>
          </table:table-cell>
          <table:table-cell table:formula="of:=CORREL([$'user-row'.$B24:$'user-row'.$CW24];TRANSPOSE([$'movie-row'.K$2:$'movie-row'.K$101]))" office:value-type="float" office:value="0.0856729128214618" calcext:value-type="float">
            <text:p>0.085672912821462</text:p>
          </table:table-cell>
          <table:table-cell table:formula="of:=CORREL([$'user-row'.$B24:$'user-row'.$CW24];TRANSPOSE([$'movie-row'.L$2:$'movie-row'.L$101]))" office:value-type="float" office:value="0.268595379313642" calcext:value-type="float">
            <text:p>0.268595379313642</text:p>
          </table:table-cell>
          <table:table-cell table:formula="of:=CORREL([$'user-row'.$B24:$'user-row'.$CW24];TRANSPOSE([$'movie-row'.M$2:$'movie-row'.M$101]))" office:value-type="float" office:value="0.179652306735421" calcext:value-type="float">
            <text:p>0.179652306735421</text:p>
          </table:table-cell>
          <table:table-cell table:formula="of:=CORREL([$'user-row'.$B24:$'user-row'.$CW24];TRANSPOSE([$'movie-row'.N$2:$'movie-row'.N$101]))" office:value-type="float" office:value="0.0151403968119871" calcext:value-type="float">
            <text:p>0.015140396811987</text:p>
          </table:table-cell>
          <table:table-cell table:style-name="ce3" table:formula="of:=CORREL([$'user-row'.$B24:$'user-row'.$CW24];TRANSPOSE([$'movie-row'.O$2:$'movie-row'.O$101]))" office:value-type="float" office:value="0.668515953621837" calcext:value-type="float">
            <text:p>0.668515953621837</text:p>
          </table:table-cell>
          <table:table-cell table:formula="of:=CORREL([$'user-row'.$B24:$'user-row'.$CW24];TRANSPOSE([$'movie-row'.P$2:$'movie-row'.P$101]))" office:value-type="float" office:value="0.0641793824760836" calcext:value-type="float">
            <text:p>0.064179382476084</text:p>
          </table:table-cell>
          <table:table-cell table:formula="of:=CORREL([$'user-row'.$B24:$'user-row'.$CW24];TRANSPOSE([$'movie-row'.Q$2:$'movie-row'.Q$101]))" office:value-type="float" office:value="0.100276625701356" calcext:value-type="float">
            <text:p>0.100276625701356</text:p>
          </table:table-cell>
          <table:table-cell table:formula="of:=CORREL([$'user-row'.$B24:$'user-row'.$CW24];TRANSPOSE([$'movie-row'.R$2:$'movie-row'.R$101]))" office:value-type="float" office:value="0.455273782865409" calcext:value-type="float">
            <text:p>0.455273782865409</text:p>
          </table:table-cell>
          <table:table-cell table:formula="of:=CORREL([$'user-row'.$B24:$'user-row'.$CW24];TRANSPOSE([$'movie-row'.S$2:$'movie-row'.S$101]))" office:value-type="float" office:value="0.449025243811604" calcext:value-type="float">
            <text:p>0.449025243811604</text:p>
          </table:table-cell>
          <table:table-cell table:formula="of:=CORREL([$'user-row'.$B24:$'user-row'.$CW24];TRANSPOSE([$'movie-row'.T$2:$'movie-row'.T$101]))" office:value-type="float" office:value="0.428054727689716" calcext:value-type="float">
            <text:p>0.428054727689716</text:p>
          </table:table-cell>
          <table:table-cell table:formula="of:=CORREL([$'user-row'.$B24:$'user-row'.$CW24];TRANSPOSE([$'movie-row'.U$2:$'movie-row'.U$101]))" office:value-type="float" office:value="0.105760967395515" calcext:value-type="float">
            <text:p>0.105760967395515</text:p>
          </table:table-cell>
          <table:table-cell table:formula="of:=CORREL([$'user-row'.$B24:$'user-row'.$CW24];TRANSPOSE([$'movie-row'.V$2:$'movie-row'.V$101]))" office:value-type="float" office:value="-0.00463763829969704" calcext:value-type="float">
            <text:p>-0.004637638299697</text:p>
          </table:table-cell>
          <table:table-cell table:formula="of:=CORREL([$'user-row'.$B24:$'user-row'.$CW24];TRANSPOSE([$'movie-row'.W$2:$'movie-row'.W$101]))" office:value-type="float" office:value="-0.339844518240249" calcext:value-type="float">
            <text:p>-0.339844518240249</text:p>
          </table:table-cell>
          <table:table-cell table:formula="of:=CORREL([$'user-row'.$B24:$'user-row'.$CW24];TRANSPOSE([$'movie-row'.X$2:$'movie-row'.X$101]))" office:value-type="float" office:value="1" calcext:value-type="float">
            <text:p>1</text:p>
          </table:table-cell>
          <table:table-cell table:formula="of:=CORREL([$'user-row'.$B24:$'user-row'.$CW24];TRANSPOSE([$'movie-row'.Y$2:$'movie-row'.Y$101]))" office:value-type="float" office:value="0.542191878176093" calcext:value-type="float">
            <text:p>0.542191878176093</text:p>
          </table:table-cell>
          <table:table-cell table:formula="of:=CORREL([$'user-row'.$B24:$'user-row'.$CW24];TRANSPOSE([$'movie-row'.Z$2:$'movie-row'.Z$101]))" office:value-type="float" office:value="0.435520338769322" calcext:value-type="float">
            <text:p>0.435520338769322</text:p>
          </table:table-cell>
          <table:table-cell table:number-columns-repeated="998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formula="of:=CORREL([$'user-row'.$B25:$'user-row'.$CW25];TRANSPOSE([$'movie-row'.B$2:$'movie-row'.B$101]))" office:value-type="float" office:value="-0.30442200863181" calcext:value-type="float">
            <text:p>-0.30442200863181</text:p>
          </table:table-cell>
          <table:table-cell table:formula="of:=CORREL([$'user-row'.$B25:$'user-row'.$CW25];TRANSPOSE([$'movie-row'.C$2:$'movie-row'.C$101]))" office:value-type="float" office:value="0.189233983350479" calcext:value-type="float">
            <text:p>0.189233983350479</text:p>
          </table:table-cell>
          <table:table-cell table:formula="of:=CORREL([$'user-row'.$B25:$'user-row'.$CW25];TRANSPOSE([$'movie-row'.D$2:$'movie-row'.D$101]))" office:value-type="float" office:value="0.667168253488017" calcext:value-type="float">
            <text:p>0.667168253488017</text:p>
          </table:table-cell>
          <table:table-cell table:formula="of:=CORREL([$'user-row'.$B25:$'user-row'.$CW25];TRANSPOSE([$'movie-row'.E$2:$'movie-row'.E$101]))" office:value-type="float" office:value="-0.262073217468944" calcext:value-type="float">
            <text:p>-0.262073217468944</text:p>
          </table:table-cell>
          <table:table-cell table:style-name="ce3" table:formula="of:=CORREL([$'user-row'.$B25:$'user-row'.$CW25];TRANSPOSE([$'movie-row'.F$2:$'movie-row'.F$101]))" office:value-type="float" office:value="0.464110147764856" calcext:value-type="float">
            <text:p>0.464110147764856</text:p>
          </table:table-cell>
          <table:table-cell table:formula="of:=CORREL([$'user-row'.$B25:$'user-row'.$CW25];TRANSPOSE([$'movie-row'.G$2:$'movie-row'.G$101]))" office:value-type="float" office:value="0.162313994983239" calcext:value-type="float">
            <text:p>0.162313994983239</text:p>
          </table:table-cell>
          <table:table-cell table:formula="of:=CORREL([$'user-row'.$B25:$'user-row'.$CW25];TRANSPOSE([$'movie-row'.H$2:$'movie-row'.H$101]))" office:value-type="float" office:value="0.19365960183727" calcext:value-type="float">
            <text:p>0.19365960183727</text:p>
          </table:table-cell>
          <table:table-cell table:formula="of:=CORREL([$'user-row'.$B25:$'user-row'.$CW25];TRANSPOSE([$'movie-row'.I$2:$'movie-row'.I$101]))" office:value-type="float" office:value="-0.08931669439798" calcext:value-type="float">
            <text:p>-0.08931669439798</text:p>
          </table:table-cell>
          <table:table-cell table:formula="of:=CORREL([$'user-row'.$B25:$'user-row'.$CW25];TRANSPOSE([$'movie-row'.J$2:$'movie-row'.J$101]))" office:value-type="float" office:value="0.170757058277317" calcext:value-type="float">
            <text:p>0.170757058277317</text:p>
          </table:table-cell>
          <table:table-cell table:formula="of:=CORREL([$'user-row'.$B25:$'user-row'.$CW25];TRANSPOSE([$'movie-row'.K$2:$'movie-row'.K$101]))" office:value-type="float" office:value="-0.1098920741583" calcext:value-type="float">
            <text:p>-0.1098920741583</text:p>
          </table:table-cell>
          <table:table-cell table:formula="of:=CORREL([$'user-row'.$B25:$'user-row'.$CW25];TRANSPOSE([$'movie-row'.L$2:$'movie-row'.L$101]))" office:value-type="float" office:value="-0.143503380932238" calcext:value-type="float">
            <text:p>-0.143503380932238</text:p>
          </table:table-cell>
          <table:table-cell table:formula="of:=CORREL([$'user-row'.$B25:$'user-row'.$CW25];TRANSPOSE([$'movie-row'.M$2:$'movie-row'.M$101]))" office:value-type="float" office:value="0.280402248376688" calcext:value-type="float">
            <text:p>0.280402248376688</text:p>
          </table:table-cell>
          <table:table-cell table:formula="of:=CORREL([$'user-row'.$B25:$'user-row'.$CW25];TRANSPOSE([$'movie-row'.N$2:$'movie-row'.N$101]))" office:value-type="float" office:value="0.181210217904857" calcext:value-type="float">
            <text:p>0.181210217904857</text:p>
          </table:table-cell>
          <table:table-cell table:formula="of:=CORREL([$'user-row'.$B25:$'user-row'.$CW25];TRANSPOSE([$'movie-row'.O$2:$'movie-row'.O$101]))" office:value-type="float" office:value="0.179679626591109" calcext:value-type="float">
            <text:p>0.179679626591109</text:p>
          </table:table-cell>
          <table:table-cell table:formula="of:=CORREL([$'user-row'.$B25:$'user-row'.$CW25];TRANSPOSE([$'movie-row'.P$2:$'movie-row'.P$101]))" office:value-type="float" office:value="-0.0234391889808211" calcext:value-type="float">
            <text:p>-0.023439188980821</text:p>
          </table:table-cell>
          <table:table-cell table:formula="of:=CORREL([$'user-row'.$B25:$'user-row'.$CW25];TRANSPOSE([$'movie-row'.Q$2:$'movie-row'.Q$101]))" office:value-type="float" office:value="0.423224628843871" calcext:value-type="float">
            <text:p>0.423224628843871</text:p>
          </table:table-cell>
          <table:table-cell table:formula="of:=CORREL([$'user-row'.$B25:$'user-row'.$CW25];TRANSPOSE([$'movie-row'.R$2:$'movie-row'.R$101]))" office:value-type="float" office:value="0.0390501786699336" calcext:value-type="float">
            <text:p>0.039050178669934</text:p>
          </table:table-cell>
          <table:table-cell table:formula="of:=CORREL([$'user-row'.$B25:$'user-row'.$CW25];TRANSPOSE([$'movie-row'.S$2:$'movie-row'.S$101]))" office:value-type="float" office:value="0.28941012492802" calcext:value-type="float">
            <text:p>0.28941012492802</text:p>
          </table:table-cell>
          <table:table-cell table:formula="of:=CORREL([$'user-row'.$B25:$'user-row'.$CW25];TRANSPOSE([$'movie-row'.T$2:$'movie-row'.T$101]))" office:value-type="float" office:value="0.407043526953803" calcext:value-type="float">
            <text:p>0.407043526953803</text:p>
          </table:table-cell>
          <table:table-cell table:formula="of:=CORREL([$'user-row'.$B25:$'user-row'.$CW25];TRANSPOSE([$'movie-row'.U$2:$'movie-row'.U$101]))" office:value-type="float" office:value="0.472360555418833" calcext:value-type="float">
            <text:p>0.472360555418833</text:p>
          </table:table-cell>
          <table:table-cell table:formula="of:=CORREL([$'user-row'.$B25:$'user-row'.$CW25];TRANSPOSE([$'movie-row'.V$2:$'movie-row'.V$101]))" office:value-type="float" office:value="0.143671864601374" calcext:value-type="float">
            <text:p>0.143671864601374</text:p>
          </table:table-cell>
          <table:table-cell table:formula="of:=CORREL([$'user-row'.$B25:$'user-row'.$CW25];TRANSPOSE([$'movie-row'.W$2:$'movie-row'.W$101]))" office:value-type="float" office:value="0.165959619971166" calcext:value-type="float">
            <text:p>0.165959619971166</text:p>
          </table:table-cell>
          <table:table-cell table:formula="of:=CORREL([$'user-row'.$B25:$'user-row'.$CW25];TRANSPOSE([$'movie-row'.X$2:$'movie-row'.X$101]))" office:value-type="float" office:value="0.542191878176093" calcext:value-type="float">
            <text:p>0.542191878176093</text:p>
          </table:table-cell>
          <table:table-cell table:formula="of:=CORREL([$'user-row'.$B25:$'user-row'.$CW25];TRANSPOSE([$'movie-row'.Y$2:$'movie-row'.Y$101]))" office:value-type="float" office:value="1" calcext:value-type="float">
            <text:p>1</text:p>
          </table:table-cell>
          <table:table-cell table:formula="of:=CORREL([$'user-row'.$B25:$'user-row'.$CW25];TRANSPOSE([$'movie-row'.Z$2:$'movie-row'.Z$101]))" office:value-type="float" office:value="0.0804034684668261" calcext:value-type="float">
            <text:p>0.080403468466826</text:p>
          </table:table-cell>
          <table:table-cell table:number-columns-repeated="998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formula="of:=CORREL([$'user-row'.$B26:$'user-row'.$CW26];TRANSPOSE([$'movie-row'.B$2:$'movie-row'.B$101]))" office:value-type="float" office:value="0.245047748625606" calcext:value-type="float">
            <text:p>0.245047748625606</text:p>
          </table:table-cell>
          <table:table-cell table:formula="of:=CORREL([$'user-row'.$B26:$'user-row'.$CW26];TRANSPOSE([$'movie-row'.C$2:$'movie-row'.C$101]))" office:value-type="float" office:value="0.390066749340258" calcext:value-type="float">
            <text:p>0.390066749340258</text:p>
          </table:table-cell>
          <table:table-cell table:formula="of:=CORREL([$'user-row'.$B26:$'user-row'.$CW26];TRANSPOSE([$'movie-row'.D$2:$'movie-row'.D$101]))" office:value-type="float" office:value="0.119162308495265" calcext:value-type="float">
            <text:p>0.119162308495265</text:p>
          </table:table-cell>
          <table:table-cell table:formula="of:=CORREL([$'user-row'.$B26:$'user-row'.$CW26];TRANSPOSE([$'movie-row'.E$2:$'movie-row'.E$101]))" office:value-type="float" office:value="0.166999292435721" calcext:value-type="float">
            <text:p>0.166999292435721</text:p>
          </table:table-cell>
          <table:table-cell table:style-name="ce3" table:formula="of:=CORREL([$'user-row'.$B26:$'user-row'.$CW26];TRANSPOSE([$'movie-row'.F$2:$'movie-row'.F$101]))" office:value-type="float" office:value="0.37985626502293" calcext:value-type="float">
            <text:p>0.37985626502293</text:p>
          </table:table-cell>
          <table:table-cell table:formula="of:=CORREL([$'user-row'.$B26:$'user-row'.$CW26];TRANSPOSE([$'movie-row'.G$2:$'movie-row'.G$101]))" office:value-type="float" office:value="0.279677056785909" calcext:value-type="float">
            <text:p>0.279677056785909</text:p>
          </table:table-cell>
          <table:table-cell table:formula="of:=CORREL([$'user-row'.$B26:$'user-row'.$CW26];TRANSPOSE([$'movie-row'.H$2:$'movie-row'.H$101]))" office:value-type="float" office:value="0.113266179076481" calcext:value-type="float">
            <text:p>0.113266179076481</text:p>
          </table:table-cell>
          <table:table-cell table:formula="of:=CORREL([$'user-row'.$B26:$'user-row'.$CW26];TRANSPOSE([$'movie-row'.I$2:$'movie-row'.I$101]))" office:value-type="float" office:value="0.229219329577894" calcext:value-type="float">
            <text:p>0.229219329577894</text:p>
          </table:table-cell>
          <table:table-cell table:formula="of:=CORREL([$'user-row'.$B26:$'user-row'.$CW26];TRANSPOSE([$'movie-row'.J$2:$'movie-row'.J$101]))" office:value-type="float" office:value="0.19313126119436" calcext:value-type="float">
            <text:p>0.19313126119436</text:p>
          </table:table-cell>
          <table:table-cell table:formula="of:=CORREL([$'user-row'.$B26:$'user-row'.$CW26];TRANSPOSE([$'movie-row'.K$2:$'movie-row'.K$101]))" office:value-type="float" office:value="-0.279385103337848" calcext:value-type="float">
            <text:p>-0.279385103337848</text:p>
          </table:table-cell>
          <table:table-cell table:formula="of:=CORREL([$'user-row'.$B26:$'user-row'.$CW26];TRANSPOSE([$'movie-row'.L$2:$'movie-row'.L$101]))" office:value-type="float" office:value="0.0132835981873063" calcext:value-type="float">
            <text:p>0.013283598187306</text:p>
          </table:table-cell>
          <table:table-cell table:formula="of:=CORREL([$'user-row'.$B26:$'user-row'.$CW26];TRANSPOSE([$'movie-row'.M$2:$'movie-row'.M$101]))" office:value-type="float" office:value="0.0403280141487615" calcext:value-type="float">
            <text:p>0.040328014148762</text:p>
          </table:table-cell>
          <table:table-cell table:formula="of:=CORREL([$'user-row'.$B26:$'user-row'.$CW26];TRANSPOSE([$'movie-row'.N$2:$'movie-row'.N$101]))" office:value-type="float" office:value="-0.00593476982787117" calcext:value-type="float">
            <text:p>-0.005934769827871</text:p>
          </table:table-cell>
          <table:table-cell table:formula="of:=CORREL([$'user-row'.$B26:$'user-row'.$CW26];TRANSPOSE([$'movie-row'.O$2:$'movie-row'.O$101]))" office:value-type="float" office:value="0.155868569140757" calcext:value-type="float">
            <text:p>0.155868569140757</text:p>
          </table:table-cell>
          <table:table-cell table:formula="of:=CORREL([$'user-row'.$B26:$'user-row'.$CW26];TRANSPOSE([$'movie-row'.P$2:$'movie-row'.P$101]))" office:value-type="float" office:value="0.257864248004303" calcext:value-type="float">
            <text:p>0.257864248004303</text:p>
          </table:table-cell>
          <table:table-cell table:formula="of:=CORREL([$'user-row'.$B26:$'user-row'.$CW26];TRANSPOSE([$'movie-row'.Q$2:$'movie-row'.Q$101]))" office:value-type="float" office:value="0.222457739237487" calcext:value-type="float">
            <text:p>0.222457739237487</text:p>
          </table:table-cell>
          <table:table-cell table:formula="of:=CORREL([$'user-row'.$B26:$'user-row'.$CW26];TRANSPOSE([$'movie-row'.R$2:$'movie-row'.R$101]))" office:value-type="float" office:value="0.374263798313691" calcext:value-type="float">
            <text:p>0.374263798313691</text:p>
          </table:table-cell>
          <table:table-cell table:formula="of:=CORREL([$'user-row'.$B26:$'user-row'.$CW26];TRANSPOSE([$'movie-row'.S$2:$'movie-row'.S$101]))" office:value-type="float" office:value="0.169239063209844" calcext:value-type="float">
            <text:p>0.169239063209844</text:p>
          </table:table-cell>
          <table:table-cell table:formula="of:=CORREL([$'user-row'.$B26:$'user-row'.$CW26];TRANSPOSE([$'movie-row'.T$2:$'movie-row'.T$101]))" office:value-type="float" office:value="0.278867760376922" calcext:value-type="float">
            <text:p>0.278867760376922</text:p>
          </table:table-cell>
          <table:table-cell table:formula="of:=CORREL([$'user-row'.$B26:$'user-row'.$CW26];TRANSPOSE([$'movie-row'.U$2:$'movie-row'.U$101]))" office:value-type="float" office:value="0.25746234228391" calcext:value-type="float">
            <text:p>0.25746234228391</text:p>
          </table:table-cell>
          <table:table-cell table:formula="of:=CORREL([$'user-row'.$B26:$'user-row'.$CW26];TRANSPOSE([$'movie-row'.V$2:$'movie-row'.V$101]))" office:value-type="float" office:value="0.0744758461696259" calcext:value-type="float">
            <text:p>0.074475846169626</text:p>
          </table:table-cell>
          <table:table-cell table:formula="of:=CORREL([$'user-row'.$B26:$'user-row'.$CW26];TRANSPOSE([$'movie-row'.W$2:$'movie-row'.W$101]))" office:value-type="float" office:value="0.156340941104154" calcext:value-type="float">
            <text:p>0.156340941104154</text:p>
          </table:table-cell>
          <table:table-cell table:formula="of:=CORREL([$'user-row'.$B26:$'user-row'.$CW26];TRANSPOSE([$'movie-row'.X$2:$'movie-row'.X$101]))" office:value-type="float" office:value="0.435520338769322" calcext:value-type="float">
            <text:p>0.435520338769322</text:p>
          </table:table-cell>
          <table:table-cell table:formula="of:=CORREL([$'user-row'.$B26:$'user-row'.$CW26];TRANSPOSE([$'movie-row'.Y$2:$'movie-row'.Y$101]))" office:value-type="float" office:value="0.0804034684668261" calcext:value-type="float">
            <text:p>0.080403468466826</text:p>
          </table:table-cell>
          <table:table-cell table:formula="of:=CORREL([$'user-row'.$B26:$'user-row'.$CW26];TRANSPOSE([$'movie-row'.Z$2:$'movie-row'.Z$101]))" office:value-type="float" office:value="1" calcext:value-type="float">
            <text:p>1</text:p>
          </table:table-cell>
          <table:table-cell table:number-columns-repeated="998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" table:style-name="ta4">
        <office:forms form:automatic-focus="false" form:apply-design-mode="false"/>
        <table:table-column table:style-name="co4" table:default-cell-style-name="Default"/>
        <table:table-column table:style-name="co5" table:default-cell-style-name="ce2"/>
        <table:table-column table:style-name="co5" table:number-columns-repeated="1022" table:default-cell-style-name="Default"/>
        <table:table-row table:style-name="ro3">
          <table:table-cell/>
          <table:table-cell table:style-name="ce8" office:value-type="string" calcext:value-type="string" table:number-columns-spanned="10" table:number-rows-spanned="1">
            <text:p>Ratings of top-5 neighbors</text:p>
          </table:table-cell>
          <table:covered-table-cell table:number-columns-repeated="9"/>
          <table:table-cell table:style-name="ce8" office:value-type="string" calcext:value-type="string" table:number-columns-spanned="10" table:number-rows-spanned="1">
            <text:p>weights</text:p>
          </table:table-cell>
          <table:covered-table-cell table:number-columns-repeated="9"/>
          <table:table-cell table:number-columns-repeated="1003"/>
        </table:table-row>
        <table:table-row table:style-name="ro3">
          <table:table-cell table:style-name="ce4"/>
          <table:table-cell table:style-name="ce9" office:value-type="float" office:value="3867" calcext:value-type="float" table:number-columns-spanned="5" table:number-rows-spanned="1">
            <text:p>3867</text:p>
          </table:table-cell>
          <table:covered-table-cell table:number-columns-repeated="3" table:style-name="ce40"/>
          <table:covered-table-cell table:style-name="ce45"/>
          <table:table-cell table:style-name="ce9" office:value-type="float" office:value="89" calcext:value-type="float" table:number-columns-spanned="5" table:number-rows-spanned="1">
            <text:p>89</text:p>
          </table:table-cell>
          <table:covered-table-cell table:number-columns-repeated="3" table:style-name="ce40"/>
          <table:covered-table-cell table:style-name="ce45"/>
          <table:table-cell table:style-name="ce23" office:value-type="float" office:value="3867" calcext:value-type="float" table:number-columns-spanned="5" table:number-rows-spanned="1">
            <text:p>3867</text:p>
          </table:table-cell>
          <table:covered-table-cell table:number-columns-repeated="4" table:style-name="ce25"/>
          <table:table-cell table:style-name="ce9" office:value-type="float" office:value="89" calcext:value-type="float" table:number-columns-spanned="5" table:number-rows-spanned="1">
            <text:p>89</text:p>
          </table:table-cell>
          <table:covered-table-cell table:number-columns-repeated="3" table:style-name="ce25"/>
          <table:covered-table-cell table:style-name="ce26"/>
          <table:table-cell table:number-columns-repeated="1003"/>
        </table:table-row>
        <table:table-row table:style-name="ro3">
          <table:table-cell table:style-name="ce4"/>
          <table:table-cell table:style-name="ce10" table:formula="of:=[$correlations.A8]" office:value-type="float" office:value="3712" calcext:value-type="float">
            <text:p>3712</text:p>
          </table:table-cell>
          <table:table-cell table:formula="of:=[$correlations.A19]" office:value-type="float" office:value="2492" calcext:value-type="float">
            <text:p>2492</text:p>
          </table:table-cell>
          <table:table-cell table:formula="of:=[$correlations.A21]" office:value-type="float" office:value="2486" calcext:value-type="float">
            <text:p>2486</text:p>
          </table:table-cell>
          <table:table-cell table:formula="of:=[$correlations.A25]" office:value-type="float" office:value="3853" calcext:value-type="float">
            <text:p>3853</text:p>
          </table:table-cell>
          <table:table-cell table:style-name="ce17" table:formula="of:=[$correlations.A26]" office:value-type="float" office:value="2288" calcext:value-type="float">
            <text:p>2288</text:p>
          </table:table-cell>
          <table:table-cell table:style-name="ce20" table:formula="of:=[$correlations.A3]" office:value-type="float" office:value="5136" calcext:value-type="float">
            <text:p>5136</text:p>
          </table:table-cell>
          <table:table-cell table:formula="of:=[$correlations.A7]" office:value-type="float" office:value="860" calcext:value-type="float">
            <text:p>860</text:p>
          </table:table-cell>
          <table:table-cell table:formula="of:=[$correlations.A10]" office:value-type="float" office:value="3525" calcext:value-type="float">
            <text:p>3525</text:p>
          </table:table-cell>
          <table:table-cell table:formula="of:=[$correlations.A20]" office:value-type="float" office:value="5062" calcext:value-type="float">
            <text:p>5062</text:p>
          </table:table-cell>
          <table:table-cell table:style-name="ce17" table:formula="of:=[$correlations.A24]" office:value-type="float" office:value="4809" calcext:value-type="float">
            <text:p>4809</text:p>
          </table:table-cell>
          <table:table-cell table:style-name="ce24"/>
          <table:table-cell table:style-name="ce40" table:number-columns-repeated="4"/>
          <table:table-cell table:style-name="ce24"/>
          <table:table-cell table:style-name="ce40" table:number-columns-repeated="3"/>
          <table:table-cell table:style-name="ce45"/>
          <table:table-cell table:number-columns-repeated="1003"/>
        </table:table-row>
        <table:table-row table:style-name="ro3">
          <table:table-cell table:style-name="ce4" office:value-type="string" calcext:value-type="string">
            <text:p>rating_avg</text:p>
          </table:table-cell>
          <table:table-cell table:style-name="ce11" table:formula="of:=SUM([$'movie-row'.H2:$'movie-row'.H101])/COUNT([$'movie-row'.H2:$'movie-row'.H101])" office:value-type="float" office:value="4.5" calcext:value-type="float">
            <text:p>4.5</text:p>
          </table:table-cell>
          <table:table-cell table:style-name="ce11" table:formula="of:=SUM([$'movie-row'.S2:$'movie-row'.S101])/COUNT([$'movie-row'.S2:$'movie-row'.S101])" office:value-type="float" office:value="3.44" calcext:value-type="float">
            <text:p>3.44</text:p>
          </table:table-cell>
          <table:table-cell table:style-name="ce11" table:formula="of:=SUM([$'movie-row'.U2:$'movie-row'.U101])/COUNT([$'movie-row'.U2:$'movie-row'.U101])" office:value-type="float" office:value="2.89" calcext:value-type="float">
            <text:p>2.89</text:p>
          </table:table-cell>
          <table:table-cell table:style-name="ce11" table:formula="of:=SUM([$'movie-row'.Y2:$'movie-row'.Y101])/COUNT([$'movie-row'.Y2:$'movie-row'.Y101])" office:value-type="float" office:value="3.7" calcext:value-type="float">
            <text:p>3.7</text:p>
          </table:table-cell>
          <table:table-cell table:style-name="ce11" table:formula="of:=SUM([$'movie-row'.Z2:$'movie-row'.Z101])/COUNT([$'movie-row'.Z2:$'movie-row'.Z101])" office:value-type="float" office:value="3.36986301369863" calcext:value-type="float">
            <text:p>3.36986301369863</text:p>
          </table:table-cell>
          <table:table-cell table:style-name="ce11" table:formula="of:=SUM([$'movie-row'.C2:$'movie-row'.C101])/COUNT([$'movie-row'.C2:$'movie-row'.C101])" office:value-type="float" office:value="4.10795454545455" calcext:value-type="float">
            <text:p>4.10795454545455</text:p>
          </table:table-cell>
          <table:table-cell table:style-name="ce11" table:formula="of:=SUM([$'movie-row'.G2:$'movie-row'.G101])/COUNT([$'movie-row'.G2:$'movie-row'.G101])" office:value-type="float" office:value="3.66666666666667" calcext:value-type="float">
            <text:p>3.66666666666667</text:p>
          </table:table-cell>
          <table:table-cell table:style-name="ce11" table:formula="of:=SUM([$'movie-row'.J2:$'movie-row'.J101])/COUNT([$'movie-row'.J2:$'movie-row'.J101])" office:value-type="float" office:value="3.71354166666667" calcext:value-type="float">
            <text:p>3.71354166666667</text:p>
          </table:table-cell>
          <table:table-cell table:style-name="ce11" table:formula="of:=SUM([$'movie-row'.T2:$'movie-row'.T101])/COUNT([$'movie-row'.T2:$'movie-row'.T101])" office:value-type="float" office:value="3.86567164179104" calcext:value-type="float">
            <text:p>3.86567164179104</text:p>
          </table:table-cell>
          <table:table-cell table:style-name="ce11" table:formula="of:=SUM([$'movie-row'.X2:$'movie-row'.X101])/COUNT([$'movie-row'.X2:$'movie-row'.X101])" office:value-type="float" office:value="4.27941176470588" calcext:value-type="float">
            <text:p>4.27941176470588</text:p>
          </table:table-cell>
          <table:table-cell table:style-name="ce24"/>
          <table:table-cell table:style-name="ce40" table:number-columns-repeated="4"/>
          <table:table-cell table:style-name="ce24"/>
          <table:table-cell table:style-name="ce40" table:number-columns-repeated="3"/>
          <table:table-cell table:style-name="ce45"/>
          <table:table-cell table:number-columns-repeated="1003"/>
        </table:table-row>
        <table:table-row table:style-name="ro3">
          <table:table-cell table:style-name="ce4" office:value-type="string" calcext:value-type="string">
            <text:p>correlation</text:p>
          </table:table-cell>
          <table:table-cell table:style-name="ce11" table:formula="of:=[$correlations.F8]" office:value-type="float" office:value="0.400274504253816" calcext:value-type="float">
            <text:p>0.400274504253816</text:p>
          </table:table-cell>
          <table:table-cell table:style-name="ce14" table:formula="of:=[$correlations.F19]" office:value-type="float" office:value="0.47668328054518" calcext:value-type="float">
            <text:p>0.47668328054518</text:p>
          </table:table-cell>
          <table:table-cell table:style-name="ce14" table:formula="of:=[$correlations.F21]" office:value-type="float" office:value="0.438991554414636" calcext:value-type="float">
            <text:p>0.438991554414636</text:p>
          </table:table-cell>
          <table:table-cell table:style-name="ce14" table:formula="of:=[$correlations.F25]" office:value-type="float" office:value="0.464110147764856" calcext:value-type="float">
            <text:p>0.464110147764856</text:p>
          </table:table-cell>
          <table:table-cell table:style-name="ce18" table:formula="of:=[$correlations.F26]" office:value-type="float" office:value="0.37985626502293" calcext:value-type="float">
            <text:p>0.37985626502293</text:p>
          </table:table-cell>
          <table:table-cell table:style-name="ce21" table:formula="of:=[$correlations.O3]" office:value-type="float" office:value="0.562448738744889" calcext:value-type="float">
            <text:p>0.562448738744889</text:p>
          </table:table-cell>
          <table:table-cell table:style-name="ce14" table:formula="of:=[$correlations.O7]" office:value-type="float" office:value="0.539065851394357" calcext:value-type="float">
            <text:p>0.539065851394357</text:p>
          </table:table-cell>
          <table:table-cell table:style-name="ce14" table:formula="of:=[$correlations.O10]" office:value-type="float" office:value="0.475494852275685" calcext:value-type="float">
            <text:p>0.475494852275685</text:p>
          </table:table-cell>
          <table:table-cell table:style-name="ce14" table:formula="of:=[$correlations.O20]" office:value-type="float" office:value="0.525990442787603" calcext:value-type="float">
            <text:p>0.525990442787603</text:p>
          </table:table-cell>
          <table:table-cell table:style-name="ce18" table:formula="of:=[$correlations.O24]" office:value-type="float" office:value="0.668515953621837" calcext:value-type="float">
            <text:p>0.668515953621837</text:p>
          </table:table-cell>
          <table:table-cell table:style-name="ce20"/>
          <table:table-cell table:number-columns-repeated="4"/>
          <table:table-cell table:style-name="ce20"/>
          <table:table-cell table:number-columns-repeated="3"/>
          <table:table-cell table:style-name="ce17"/>
          <table:table-cell table:number-columns-repeated="1003"/>
        </table:table-row>
        <table:table-row table:style-name="ro3">
          <table:table-cell table:style-name="ce5" table:formula="of:=[$'movie-row'.A2]" office:value-type="string" office:string-value="11: Star Wars: Episode IV - A New Hope (1977)" calcext:value-type="string">
            <text:p>11: Star Wars: Episode IV - A New Hope (1977)</text:p>
          </table:table-cell>
          <table:table-cell table:style-name="ce10" table:formula="of:=[$'movie-row'.H2]" office:value-type="float" office:value="0" calcext:value-type="float">
            <text:p>0</text:p>
          </table:table-cell>
          <table:table-cell table:formula="of:=[$'movie-row'.S2]" office:value-type="float" office:value="4.5" calcext:value-type="float">
            <text:p>4.5</text:p>
          </table:table-cell>
          <table:table-cell table:formula="of:=[$'movie-row'.U2]" office:value-type="float" office:value="3.5" calcext:value-type="float">
            <text:p>3.5</text:p>
          </table:table-cell>
          <table:table-cell table:formula="of:=[$'movie-row'.Y2]" office:value-type="float" office:value="0" calcext:value-type="float">
            <text:p>0</text:p>
          </table:table-cell>
          <table:table-cell table:style-name="ce17" table:formula="of:=[$'movie-row'.Z2]" office:value-type="float" office:value="0" calcext:value-type="float">
            <text:p>0</text:p>
          </table:table-cell>
          <table:table-cell table:style-name="ce20" table:formula="of:=[$'movie-row'.C2]" office:value-type="float" office:value="4.5" calcext:value-type="float">
            <text:p>4.5</text:p>
          </table:table-cell>
          <table:table-cell table:formula="of:=[$'movie-row'.G2]" office:value-type="float" office:value="4" calcext:value-type="float">
            <text:p>4</text:p>
          </table:table-cell>
          <table:table-cell table:formula="of:=[$'movie-row'.J2]" office:value-type="float" office:value="4" calcext:value-type="float">
            <text:p>4</text:p>
          </table:table-cell>
          <table:table-cell table:formula="of:=[$'movie-row'.T2]" office:value-type="float" office:value="4" calcext:value-type="float">
            <text:p>4</text:p>
          </table:table-cell>
          <table:table-cell table:style-name="ce17" table:formula="of:=[$'movie-row'.X2]" office:value-type="float" office:value="0" calcext:value-type="float">
            <text:p>0</text:p>
          </table:table-cell>
          <table:table-cell table:style-name="ce20" table:formula="of:=IF([.B6]&gt;0;[.B$5];0)" office:value-type="float" office:value="0" calcext:value-type="float">
            <text:p>0</text:p>
          </table:table-cell>
          <table:table-cell table:style-name="ce20" table:formula="of:=IF([.C6]&gt;0;[.C$5];0)" office:value-type="float" office:value="0.47668328054518" calcext:value-type="float">
            <text:p>0.47668328054518</text:p>
          </table:table-cell>
          <table:table-cell table:style-name="ce20" table:formula="of:=IF([.D6]&gt;0;[.D$5];0)" office:value-type="float" office:value="0.438991554414636" calcext:value-type="float">
            <text:p>0.438991554414636</text:p>
          </table:table-cell>
          <table:table-cell table:style-name="ce20" table:formula="of:=IF([.E6]&gt;0;[.E$5];0)" office:value-type="float" office:value="0" calcext:value-type="float">
            <text:p>0</text:p>
          </table:table-cell>
          <table:table-cell table:style-name="ce20" table:formula="of:=IF([.F6]&gt;0;[.F$5];0)" office:value-type="float" office:value="0" calcext:value-type="float">
            <text:p>0</text:p>
          </table:table-cell>
          <table:table-cell table:style-name="ce20" table:formula="of:=IF([.G6]&gt;0;[.G$5];0)" office:value-type="float" office:value="0.562448738744889" calcext:value-type="float">
            <text:p>0.562448738744889</text:p>
          </table:table-cell>
          <table:table-cell table:style-name="ce20" table:formula="of:=IF([.H6]&gt;0;[.H$5];0)" office:value-type="float" office:value="0.539065851394357" calcext:value-type="float">
            <text:p>0.539065851394357</text:p>
          </table:table-cell>
          <table:table-cell table:style-name="ce20" table:formula="of:=IF([.I6]&gt;0;[.I$5];0)" office:value-type="float" office:value="0.475494852275685" calcext:value-type="float">
            <text:p>0.475494852275685</text:p>
          </table:table-cell>
          <table:table-cell table:style-name="ce20" table:formula="of:=IF([.J6]&gt;0;[.J$5];0)" office:value-type="float" office:value="0.525990442787603" calcext:value-type="float">
            <text:p>0.525990442787603</text:p>
          </table:table-cell>
          <table:table-cell table:style-name="ce20" table:formula="of:=IF([.K6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3]" office:value-type="string" office:string-value="12: Finding Nemo (2003)" calcext:value-type="string">
            <text:p>12: Finding Nemo (2003)</text:p>
          </table:table-cell>
          <table:table-cell table:style-name="ce10" table:formula="of:=[$'movie-row'.H3]" office:value-type="float" office:value="4.5" calcext:value-type="float">
            <text:p>4.5</text:p>
          </table:table-cell>
          <table:table-cell table:formula="of:=[$'movie-row'.S3]" office:value-type="float" office:value="3.5" calcext:value-type="float">
            <text:p>3.5</text:p>
          </table:table-cell>
          <table:table-cell table:formula="of:=[$'movie-row'.U3]" office:value-type="float" office:value="2" calcext:value-type="float">
            <text:p>2</text:p>
          </table:table-cell>
          <table:table-cell table:formula="of:=[$'movie-row'.Y3]" office:value-type="float" office:value="0" calcext:value-type="float">
            <text:p>0</text:p>
          </table:table-cell>
          <table:table-cell table:style-name="ce17" table:formula="of:=[$'movie-row'.Z3]" office:value-type="float" office:value="3.5" calcext:value-type="float">
            <text:p>3.5</text:p>
          </table:table-cell>
          <table:table-cell table:style-name="ce20" table:formula="of:=[$'movie-row'.C3]" office:value-type="float" office:value="5" calcext:value-type="float">
            <text:p>5</text:p>
          </table:table-cell>
          <table:table-cell table:formula="of:=[$'movie-row'.G3]" office:value-type="float" office:value="4" calcext:value-type="float">
            <text:p>4</text:p>
          </table:table-cell>
          <table:table-cell table:formula="of:=[$'movie-row'.J3]" office:value-type="float" office:value="4" calcext:value-type="float">
            <text:p>4</text:p>
          </table:table-cell>
          <table:table-cell table:formula="of:=[$'movie-row'.T3]" office:value-type="float" office:value="4" calcext:value-type="float">
            <text:p>4</text:p>
          </table:table-cell>
          <table:table-cell table:style-name="ce17" table:formula="of:=[$'movie-row'.X3]" office:value-type="float" office:value="0" calcext:value-type="float">
            <text:p>0</text:p>
          </table:table-cell>
          <table:table-cell table:style-name="ce20" table:formula="of:=IF([.B7]&gt;0;[.B$5];0)" office:value-type="float" office:value="0.400274504253816" calcext:value-type="float">
            <text:p>0.400274504253816</text:p>
          </table:table-cell>
          <table:table-cell table:style-name="ce20" table:formula="of:=IF([.C7]&gt;0;[.C$5];0)" office:value-type="float" office:value="0.47668328054518" calcext:value-type="float">
            <text:p>0.47668328054518</text:p>
          </table:table-cell>
          <table:table-cell table:style-name="ce20" table:formula="of:=IF([.D7]&gt;0;[.D$5];0)" office:value-type="float" office:value="0.438991554414636" calcext:value-type="float">
            <text:p>0.438991554414636</text:p>
          </table:table-cell>
          <table:table-cell table:style-name="ce20" table:formula="of:=IF([.E7]&gt;0;[.E$5];0)" office:value-type="float" office:value="0" calcext:value-type="float">
            <text:p>0</text:p>
          </table:table-cell>
          <table:table-cell table:style-name="ce20" table:formula="of:=IF([.F7]&gt;0;[.F$5];0)" office:value-type="float" office:value="0.37985626502293" calcext:value-type="float">
            <text:p>0.37985626502293</text:p>
          </table:table-cell>
          <table:table-cell table:style-name="ce20" table:formula="of:=IF([.G7]&gt;0;[.G$5];0)" office:value-type="float" office:value="0.562448738744889" calcext:value-type="float">
            <text:p>0.562448738744889</text:p>
          </table:table-cell>
          <table:table-cell table:style-name="ce20" table:formula="of:=IF([.H7]&gt;0;[.H$5];0)" office:value-type="float" office:value="0.539065851394357" calcext:value-type="float">
            <text:p>0.539065851394357</text:p>
          </table:table-cell>
          <table:table-cell table:style-name="ce20" table:formula="of:=IF([.I7]&gt;0;[.I$5];0)" office:value-type="float" office:value="0.475494852275685" calcext:value-type="float">
            <text:p>0.475494852275685</text:p>
          </table:table-cell>
          <table:table-cell table:style-name="ce20" table:formula="of:=IF([.J7]&gt;0;[.J$5];0)" office:value-type="float" office:value="0.525990442787603" calcext:value-type="float">
            <text:p>0.525990442787603</text:p>
          </table:table-cell>
          <table:table-cell table:style-name="ce20" table:formula="of:=IF([.K7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4]" office:value-type="string" office:string-value="13: Forrest Gump (1994)" calcext:value-type="string">
            <text:p>13: Forrest Gump (1994)</text:p>
          </table:table-cell>
          <table:table-cell table:style-name="ce10" table:formula="of:=[$'movie-row'.H4]" office:value-type="float" office:value="0" calcext:value-type="float">
            <text:p>0</text:p>
          </table:table-cell>
          <table:table-cell table:formula="of:=[$'movie-row'.S4]" office:value-type="float" office:value="3.5" calcext:value-type="float">
            <text:p>3.5</text:p>
          </table:table-cell>
          <table:table-cell table:formula="of:=[$'movie-row'.U4]" office:value-type="float" office:value="4.5" calcext:value-type="float">
            <text:p>4.5</text:p>
          </table:table-cell>
          <table:table-cell table:formula="of:=[$'movie-row'.Y4]" office:value-type="float" office:value="3.5" calcext:value-type="float">
            <text:p>3.5</text:p>
          </table:table-cell>
          <table:table-cell table:style-name="ce17" table:formula="of:=[$'movie-row'.Z4]" office:value-type="float" office:value="3.5" calcext:value-type="float">
            <text:p>3.5</text:p>
          </table:table-cell>
          <table:table-cell table:style-name="ce20" table:formula="of:=[$'movie-row'.C4]" office:value-type="float" office:value="5" calcext:value-type="float">
            <text:p>5</text:p>
          </table:table-cell>
          <table:table-cell table:formula="of:=[$'movie-row'.G4]" office:value-type="float" office:value="4.5" calcext:value-type="float">
            <text:p>4.5</text:p>
          </table:table-cell>
          <table:table-cell table:formula="of:=[$'movie-row'.J4]" office:value-type="float" office:value="4.5" calcext:value-type="float">
            <text:p>4.5</text:p>
          </table:table-cell>
          <table:table-cell table:formula="of:=[$'movie-row'.T4]" office:value-type="float" office:value="4.5" calcext:value-type="float">
            <text:p>4.5</text:p>
          </table:table-cell>
          <table:table-cell table:style-name="ce17" table:formula="of:=[$'movie-row'.X4]" office:value-type="float" office:value="4.5" calcext:value-type="float">
            <text:p>4.5</text:p>
          </table:table-cell>
          <table:table-cell table:style-name="ce20" table:formula="of:=IF([.B8]&gt;0;[.B$5];0)" office:value-type="float" office:value="0" calcext:value-type="float">
            <text:p>0</text:p>
          </table:table-cell>
          <table:table-cell table:style-name="ce20" table:formula="of:=IF([.C8]&gt;0;[.C$5];0)" office:value-type="float" office:value="0.47668328054518" calcext:value-type="float">
            <text:p>0.47668328054518</text:p>
          </table:table-cell>
          <table:table-cell table:style-name="ce20" table:formula="of:=IF([.D8]&gt;0;[.D$5];0)" office:value-type="float" office:value="0.438991554414636" calcext:value-type="float">
            <text:p>0.438991554414636</text:p>
          </table:table-cell>
          <table:table-cell table:style-name="ce20" table:formula="of:=IF([.E8]&gt;0;[.E$5];0)" office:value-type="float" office:value="0.464110147764856" calcext:value-type="float">
            <text:p>0.464110147764856</text:p>
          </table:table-cell>
          <table:table-cell table:style-name="ce20" table:formula="of:=IF([.F8]&gt;0;[.F$5];0)" office:value-type="float" office:value="0.37985626502293" calcext:value-type="float">
            <text:p>0.37985626502293</text:p>
          </table:table-cell>
          <table:table-cell table:style-name="ce20" table:formula="of:=IF([.G8]&gt;0;[.G$5];0)" office:value-type="float" office:value="0.562448738744889" calcext:value-type="float">
            <text:p>0.562448738744889</text:p>
          </table:table-cell>
          <table:table-cell table:style-name="ce20" table:formula="of:=IF([.H8]&gt;0;[.H$5];0)" office:value-type="float" office:value="0.539065851394357" calcext:value-type="float">
            <text:p>0.539065851394357</text:p>
          </table:table-cell>
          <table:table-cell table:style-name="ce20" table:formula="of:=IF([.I8]&gt;0;[.I$5];0)" office:value-type="float" office:value="0.475494852275685" calcext:value-type="float">
            <text:p>0.475494852275685</text:p>
          </table:table-cell>
          <table:table-cell table:style-name="ce20" table:formula="of:=IF([.J8]&gt;0;[.J$5];0)" office:value-type="float" office:value="0.525990442787603" calcext:value-type="float">
            <text:p>0.525990442787603</text:p>
          </table:table-cell>
          <table:table-cell table:style-name="ce20" table:formula="of:=IF([.K8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5]" office:value-type="string" office:string-value="14: American Beauty (1999)" calcext:value-type="string">
            <text:p>14: American Beauty (1999)</text:p>
          </table:table-cell>
          <table:table-cell table:style-name="ce10" table:formula="of:=[$'movie-row'.H5]" office:value-type="float" office:value="4.5" calcext:value-type="float">
            <text:p>4.5</text:p>
          </table:table-cell>
          <table:table-cell table:formula="of:=[$'movie-row'.S5]" office:value-type="float" office:value="3.5" calcext:value-type="float">
            <text:p>3.5</text:p>
          </table:table-cell>
          <table:table-cell table:formula="of:=[$'movie-row'.U5]" office:value-type="float" office:value="3.5" calcext:value-type="float">
            <text:p>3.5</text:p>
          </table:table-cell>
          <table:table-cell table:formula="of:=[$'movie-row'.Y5]" office:value-type="float" office:value="0" calcext:value-type="float">
            <text:p>0</text:p>
          </table:table-cell>
          <table:table-cell table:style-name="ce17" table:formula="of:=[$'movie-row'.Z5]" office:value-type="float" office:value="0" calcext:value-type="float">
            <text:p>0</text:p>
          </table:table-cell>
          <table:table-cell table:style-name="ce20" table:formula="of:=[$'movie-row'.C5]" office:value-type="float" office:value="4" calcext:value-type="float">
            <text:p>4</text:p>
          </table:table-cell>
          <table:table-cell table:formula="of:=[$'movie-row'.G5]" office:value-type="float" office:value="0" calcext:value-type="float">
            <text:p>0</text:p>
          </table:table-cell>
          <table:table-cell table:formula="of:=[$'movie-row'.J5]" office:value-type="float" office:value="3.5" calcext:value-type="float">
            <text:p>3.5</text:p>
          </table:table-cell>
          <table:table-cell table:formula="of:=[$'movie-row'.T5]" office:value-type="float" office:value="4.5" calcext:value-type="float">
            <text:p>4.5</text:p>
          </table:table-cell>
          <table:table-cell table:style-name="ce17" table:formula="of:=[$'movie-row'.X5]" office:value-type="float" office:value="3.5" calcext:value-type="float">
            <text:p>3.5</text:p>
          </table:table-cell>
          <table:table-cell table:style-name="ce20" table:formula="of:=IF([.B9]&gt;0;[.B$5];0)" office:value-type="float" office:value="0.400274504253816" calcext:value-type="float">
            <text:p>0.400274504253816</text:p>
          </table:table-cell>
          <table:table-cell table:style-name="ce20" table:formula="of:=IF([.C9]&gt;0;[.C$5];0)" office:value-type="float" office:value="0.47668328054518" calcext:value-type="float">
            <text:p>0.47668328054518</text:p>
          </table:table-cell>
          <table:table-cell table:style-name="ce20" table:formula="of:=IF([.D9]&gt;0;[.D$5];0)" office:value-type="float" office:value="0.438991554414636" calcext:value-type="float">
            <text:p>0.438991554414636</text:p>
          </table:table-cell>
          <table:table-cell table:style-name="ce20" table:formula="of:=IF([.E9]&gt;0;[.E$5];0)" office:value-type="float" office:value="0" calcext:value-type="float">
            <text:p>0</text:p>
          </table:table-cell>
          <table:table-cell table:style-name="ce20" table:formula="of:=IF([.F9]&gt;0;[.F$5];0)" office:value-type="float" office:value="0" calcext:value-type="float">
            <text:p>0</text:p>
          </table:table-cell>
          <table:table-cell table:style-name="ce20" table:formula="of:=IF([.G9]&gt;0;[.G$5];0)" office:value-type="float" office:value="0.562448738744889" calcext:value-type="float">
            <text:p>0.562448738744889</text:p>
          </table:table-cell>
          <table:table-cell table:style-name="ce20" table:formula="of:=IF([.H9]&gt;0;[.H$5];0)" office:value-type="float" office:value="0" calcext:value-type="float">
            <text:p>0</text:p>
          </table:table-cell>
          <table:table-cell table:style-name="ce20" table:formula="of:=IF([.I9]&gt;0;[.I$5];0)" office:value-type="float" office:value="0.475494852275685" calcext:value-type="float">
            <text:p>0.475494852275685</text:p>
          </table:table-cell>
          <table:table-cell table:style-name="ce20" table:formula="of:=IF([.J9]&gt;0;[.J$5];0)" office:value-type="float" office:value="0.525990442787603" calcext:value-type="float">
            <text:p>0.525990442787603</text:p>
          </table:table-cell>
          <table:table-cell table:style-name="ce20" table:formula="of:=IF([.K9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6]" office:value-type="string" office:string-value="22: Pirates of the Caribbean: The Curse of the Black Pearl (2003)" calcext:value-type="string">
            <text:p>22: Pirates of the Caribbean: The Curse of the Black Pearl (2003)</text:p>
          </table:table-cell>
          <table:table-cell table:style-name="ce10" table:formula="of:=[$'movie-row'.H6]" office:value-type="float" office:value="0" calcext:value-type="float">
            <text:p>0</text:p>
          </table:table-cell>
          <table:table-cell table:formula="of:=[$'movie-row'.S6]" office:value-type="float" office:value="4" calcext:value-type="float">
            <text:p>4</text:p>
          </table:table-cell>
          <table:table-cell table:formula="of:=[$'movie-row'.U6]" office:value-type="float" office:value="2.5" calcext:value-type="float">
            <text:p>2.5</text:p>
          </table:table-cell>
          <table:table-cell table:formula="of:=[$'movie-row'.Y6]" office:value-type="float" office:value="0" calcext:value-type="float">
            <text:p>0</text:p>
          </table:table-cell>
          <table:table-cell table:style-name="ce17" table:formula="of:=[$'movie-row'.Z6]" office:value-type="float" office:value="3.5" calcext:value-type="float">
            <text:p>3.5</text:p>
          </table:table-cell>
          <table:table-cell table:style-name="ce20" table:formula="of:=[$'movie-row'.C6]" office:value-type="float" office:value="5" calcext:value-type="float">
            <text:p>5</text:p>
          </table:table-cell>
          <table:table-cell table:formula="of:=[$'movie-row'.G6]" office:value-type="float" office:value="2.5" calcext:value-type="float">
            <text:p>2.5</text:p>
          </table:table-cell>
          <table:table-cell table:formula="of:=[$'movie-row'.J6]" office:value-type="float" office:value="3" calcext:value-type="float">
            <text:p>3</text:p>
          </table:table-cell>
          <table:table-cell table:formula="of:=[$'movie-row'.T6]" office:value-type="float" office:value="4" calcext:value-type="float">
            <text:p>4</text:p>
          </table:table-cell>
          <table:table-cell table:style-name="ce17" table:formula="of:=[$'movie-row'.X6]" office:value-type="float" office:value="5" calcext:value-type="float">
            <text:p>5</text:p>
          </table:table-cell>
          <table:table-cell table:style-name="ce20" table:formula="of:=IF([.B10]&gt;0;[.B$5];0)" office:value-type="float" office:value="0" calcext:value-type="float">
            <text:p>0</text:p>
          </table:table-cell>
          <table:table-cell table:style-name="ce20" table:formula="of:=IF([.C10]&gt;0;[.C$5];0)" office:value-type="float" office:value="0.47668328054518" calcext:value-type="float">
            <text:p>0.47668328054518</text:p>
          </table:table-cell>
          <table:table-cell table:style-name="ce20" table:formula="of:=IF([.D10]&gt;0;[.D$5];0)" office:value-type="float" office:value="0.438991554414636" calcext:value-type="float">
            <text:p>0.438991554414636</text:p>
          </table:table-cell>
          <table:table-cell table:style-name="ce20" table:formula="of:=IF([.E10]&gt;0;[.E$5];0)" office:value-type="float" office:value="0" calcext:value-type="float">
            <text:p>0</text:p>
          </table:table-cell>
          <table:table-cell table:style-name="ce20" table:formula="of:=IF([.F10]&gt;0;[.F$5];0)" office:value-type="float" office:value="0.37985626502293" calcext:value-type="float">
            <text:p>0.37985626502293</text:p>
          </table:table-cell>
          <table:table-cell table:style-name="ce20" table:formula="of:=IF([.G10]&gt;0;[.G$5];0)" office:value-type="float" office:value="0.562448738744889" calcext:value-type="float">
            <text:p>0.562448738744889</text:p>
          </table:table-cell>
          <table:table-cell table:style-name="ce20" table:formula="of:=IF([.H10]&gt;0;[.H$5];0)" office:value-type="float" office:value="0.539065851394357" calcext:value-type="float">
            <text:p>0.539065851394357</text:p>
          </table:table-cell>
          <table:table-cell table:style-name="ce20" table:formula="of:=IF([.I10]&gt;0;[.I$5];0)" office:value-type="float" office:value="0.475494852275685" calcext:value-type="float">
            <text:p>0.475494852275685</text:p>
          </table:table-cell>
          <table:table-cell table:style-name="ce20" table:formula="of:=IF([.J10]&gt;0;[.J$5];0)" office:value-type="float" office:value="0.525990442787603" calcext:value-type="float">
            <text:p>0.525990442787603</text:p>
          </table:table-cell>
          <table:table-cell table:style-name="ce20" table:formula="of:=IF([.K10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7]" office:value-type="string" office:string-value="24: Kill Bill: Vol. 1 (2003)" calcext:value-type="string">
            <text:p>24: Kill Bill: Vol. 1 (2003)</text:p>
          </table:table-cell>
          <table:table-cell table:style-name="ce10" table:formula="of:=[$'movie-row'.H7]" office:value-type="float" office:value="0" calcext:value-type="float">
            <text:p>0</text:p>
          </table:table-cell>
          <table:table-cell table:formula="of:=[$'movie-row'.S7]" office:value-type="float" office:value="4" calcext:value-type="float">
            <text:p>4</text:p>
          </table:table-cell>
          <table:table-cell table:formula="of:=[$'movie-row'.U7]" office:value-type="float" office:value="4.5" calcext:value-type="float">
            <text:p>4.5</text:p>
          </table:table-cell>
          <table:table-cell table:formula="of:=[$'movie-row'.Y7]" office:value-type="float" office:value="5" calcext:value-type="float">
            <text:p>5</text:p>
          </table:table-cell>
          <table:table-cell table:style-name="ce17" table:formula="of:=[$'movie-row'.Z7]" office:value-type="float" office:value="3" calcext:value-type="float">
            <text:p>3</text:p>
          </table:table-cell>
          <table:table-cell table:style-name="ce20" table:formula="of:=[$'movie-row'.C7]" office:value-type="float" office:value="5" calcext:value-type="float">
            <text:p>5</text:p>
          </table:table-cell>
          <table:table-cell table:formula="of:=[$'movie-row'.G7]" office:value-type="float" office:value="3" calcext:value-type="float">
            <text:p>3</text:p>
          </table:table-cell>
          <table:table-cell table:formula="of:=[$'movie-row'.J7]" office:value-type="float" office:value="3.5" calcext:value-type="float">
            <text:p>3.5</text:p>
          </table:table-cell>
          <table:table-cell table:formula="of:=[$'movie-row'.T7]" office:value-type="float" office:value="4" calcext:value-type="float">
            <text:p>4</text:p>
          </table:table-cell>
          <table:table-cell table:style-name="ce17" table:formula="of:=[$'movie-row'.X7]" office:value-type="float" office:value="0" calcext:value-type="float">
            <text:p>0</text:p>
          </table:table-cell>
          <table:table-cell table:style-name="ce20" table:formula="of:=IF([.B11]&gt;0;[.B$5];0)" office:value-type="float" office:value="0" calcext:value-type="float">
            <text:p>0</text:p>
          </table:table-cell>
          <table:table-cell table:style-name="ce20" table:formula="of:=IF([.C11]&gt;0;[.C$5];0)" office:value-type="float" office:value="0.47668328054518" calcext:value-type="float">
            <text:p>0.47668328054518</text:p>
          </table:table-cell>
          <table:table-cell table:style-name="ce20" table:formula="of:=IF([.D11]&gt;0;[.D$5];0)" office:value-type="float" office:value="0.438991554414636" calcext:value-type="float">
            <text:p>0.438991554414636</text:p>
          </table:table-cell>
          <table:table-cell table:style-name="ce20" table:formula="of:=IF([.E11]&gt;0;[.E$5];0)" office:value-type="float" office:value="0.464110147764856" calcext:value-type="float">
            <text:p>0.464110147764856</text:p>
          </table:table-cell>
          <table:table-cell table:style-name="ce20" table:formula="of:=IF([.F11]&gt;0;[.F$5];0)" office:value-type="float" office:value="0.37985626502293" calcext:value-type="float">
            <text:p>0.37985626502293</text:p>
          </table:table-cell>
          <table:table-cell table:style-name="ce20" table:formula="of:=IF([.G11]&gt;0;[.G$5];0)" office:value-type="float" office:value="0.562448738744889" calcext:value-type="float">
            <text:p>0.562448738744889</text:p>
          </table:table-cell>
          <table:table-cell table:style-name="ce20" table:formula="of:=IF([.H11]&gt;0;[.H$5];0)" office:value-type="float" office:value="0.539065851394357" calcext:value-type="float">
            <text:p>0.539065851394357</text:p>
          </table:table-cell>
          <table:table-cell table:style-name="ce20" table:formula="of:=IF([.I11]&gt;0;[.I$5];0)" office:value-type="float" office:value="0.475494852275685" calcext:value-type="float">
            <text:p>0.475494852275685</text:p>
          </table:table-cell>
          <table:table-cell table:style-name="ce20" table:formula="of:=IF([.J11]&gt;0;[.J$5];0)" office:value-type="float" office:value="0.525990442787603" calcext:value-type="float">
            <text:p>0.525990442787603</text:p>
          </table:table-cell>
          <table:table-cell table:style-name="ce20" table:formula="of:=IF([.K11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8]" office:value-type="string" office:string-value="38: Eternal Sunshine of the Spotless Mind (2004)" calcext:value-type="string">
            <text:p>38: Eternal Sunshine of the Spotless Mind (2004)</text:p>
          </table:table-cell>
          <table:table-cell table:style-name="ce10" table:formula="of:=[$'movie-row'.H8]" office:value-type="float" office:value="0" calcext:value-type="float">
            <text:p>0</text:p>
          </table:table-cell>
          <table:table-cell table:formula="of:=[$'movie-row'.S8]" office:value-type="float" office:value="0" calcext:value-type="float">
            <text:p>0</text:p>
          </table:table-cell>
          <table:table-cell table:formula="of:=[$'movie-row'.U8]" office:value-type="float" office:value="3" calcext:value-type="float">
            <text:p>3</text:p>
          </table:table-cell>
          <table:table-cell table:formula="of:=[$'movie-row'.Y8]" office:value-type="float" office:value="5" calcext:value-type="float">
            <text:p>5</text:p>
          </table:table-cell>
          <table:table-cell table:style-name="ce17" table:formula="of:=[$'movie-row'.Z8]" office:value-type="float" office:value="0" calcext:value-type="float">
            <text:p>0</text:p>
          </table:table-cell>
          <table:table-cell table:style-name="ce20" table:formula="of:=[$'movie-row'.C8]" office:value-type="float" office:value="5" calcext:value-type="float">
            <text:p>5</text:p>
          </table:table-cell>
          <table:table-cell table:formula="of:=[$'movie-row'.G8]" office:value-type="float" office:value="0" calcext:value-type="float">
            <text:p>0</text:p>
          </table:table-cell>
          <table:table-cell table:formula="of:=[$'movie-row'.J8]" office:value-type="float" office:value="4" calcext:value-type="float">
            <text:p>4</text:p>
          </table:table-cell>
          <table:table-cell table:formula="of:=[$'movie-row'.T8]" office:value-type="float" office:value="4" calcext:value-type="float">
            <text:p>4</text:p>
          </table:table-cell>
          <table:table-cell table:style-name="ce17" table:formula="of:=[$'movie-row'.X8]" office:value-type="float" office:value="5" calcext:value-type="float">
            <text:p>5</text:p>
          </table:table-cell>
          <table:table-cell table:style-name="ce20" table:formula="of:=IF([.B12]&gt;0;[.B$5];0)" office:value-type="float" office:value="0" calcext:value-type="float">
            <text:p>0</text:p>
          </table:table-cell>
          <table:table-cell table:style-name="ce20" table:formula="of:=IF([.C12]&gt;0;[.C$5];0)" office:value-type="float" office:value="0" calcext:value-type="float">
            <text:p>0</text:p>
          </table:table-cell>
          <table:table-cell table:style-name="ce20" table:formula="of:=IF([.D12]&gt;0;[.D$5];0)" office:value-type="float" office:value="0.438991554414636" calcext:value-type="float">
            <text:p>0.438991554414636</text:p>
          </table:table-cell>
          <table:table-cell table:style-name="ce20" table:formula="of:=IF([.E12]&gt;0;[.E$5];0)" office:value-type="float" office:value="0.464110147764856" calcext:value-type="float">
            <text:p>0.464110147764856</text:p>
          </table:table-cell>
          <table:table-cell table:style-name="ce20" table:formula="of:=IF([.F12]&gt;0;[.F$5];0)" office:value-type="float" office:value="0" calcext:value-type="float">
            <text:p>0</text:p>
          </table:table-cell>
          <table:table-cell table:style-name="ce20" table:formula="of:=IF([.G12]&gt;0;[.G$5];0)" office:value-type="float" office:value="0.562448738744889" calcext:value-type="float">
            <text:p>0.562448738744889</text:p>
          </table:table-cell>
          <table:table-cell table:style-name="ce20" table:formula="of:=IF([.H12]&gt;0;[.H$5];0)" office:value-type="float" office:value="0" calcext:value-type="float">
            <text:p>0</text:p>
          </table:table-cell>
          <table:table-cell table:style-name="ce20" table:formula="of:=IF([.I12]&gt;0;[.I$5];0)" office:value-type="float" office:value="0.475494852275685" calcext:value-type="float">
            <text:p>0.475494852275685</text:p>
          </table:table-cell>
          <table:table-cell table:style-name="ce20" table:formula="of:=IF([.J12]&gt;0;[.J$5];0)" office:value-type="float" office:value="0.525990442787603" calcext:value-type="float">
            <text:p>0.525990442787603</text:p>
          </table:table-cell>
          <table:table-cell table:style-name="ce20" table:formula="of:=IF([.K12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9]" office:value-type="string" office:string-value="63: Twelve Monkeys (a.k.a. 12 Monkeys) (1995)" calcext:value-type="string">
            <text:p>63: Twelve Monkeys (a.k.a. 12 Monkeys) (1995)</text:p>
          </table:table-cell>
          <table:table-cell table:style-name="ce10" table:formula="of:=[$'movie-row'.H9]" office:value-type="float" office:value="0" calcext:value-type="float">
            <text:p>0</text:p>
          </table:table-cell>
          <table:table-cell table:formula="of:=[$'movie-row'.S9]" office:value-type="float" office:value="4" calcext:value-type="float">
            <text:p>4</text:p>
          </table:table-cell>
          <table:table-cell table:formula="of:=[$'movie-row'.U9]" office:value-type="float" office:value="3.5" calcext:value-type="float">
            <text:p>3.5</text:p>
          </table:table-cell>
          <table:table-cell table:formula="of:=[$'movie-row'.Y9]" office:value-type="float" office:value="4" calcext:value-type="float">
            <text:p>4</text:p>
          </table:table-cell>
          <table:table-cell table:style-name="ce17" table:formula="of:=[$'movie-row'.Z9]" office:value-type="float" office:value="5" calcext:value-type="float">
            <text:p>5</text:p>
          </table:table-cell>
          <table:table-cell table:style-name="ce20" table:formula="of:=[$'movie-row'.C9]" office:value-type="float" office:value="3" calcext:value-type="float">
            <text:p>3</text:p>
          </table:table-cell>
          <table:table-cell table:formula="of:=[$'movie-row'.G9]" office:value-type="float" office:value="4" calcext:value-type="float">
            <text:p>4</text:p>
          </table:table-cell>
          <table:table-cell table:formula="of:=[$'movie-row'.J9]" office:value-type="float" office:value="3.5" calcext:value-type="float">
            <text:p>3.5</text:p>
          </table:table-cell>
          <table:table-cell table:formula="of:=[$'movie-row'.T9]" office:value-type="float" office:value="0" calcext:value-type="float">
            <text:p>0</text:p>
          </table:table-cell>
          <table:table-cell table:style-name="ce17" table:formula="of:=[$'movie-row'.X9]" office:value-type="float" office:value="0" calcext:value-type="float">
            <text:p>0</text:p>
          </table:table-cell>
          <table:table-cell table:style-name="ce20" table:formula="of:=IF([.B13]&gt;0;[.B$5];0)" office:value-type="float" office:value="0" calcext:value-type="float">
            <text:p>0</text:p>
          </table:table-cell>
          <table:table-cell table:style-name="ce20" table:formula="of:=IF([.C13]&gt;0;[.C$5];0)" office:value-type="float" office:value="0.47668328054518" calcext:value-type="float">
            <text:p>0.47668328054518</text:p>
          </table:table-cell>
          <table:table-cell table:style-name="ce20" table:formula="of:=IF([.D13]&gt;0;[.D$5];0)" office:value-type="float" office:value="0.438991554414636" calcext:value-type="float">
            <text:p>0.438991554414636</text:p>
          </table:table-cell>
          <table:table-cell table:style-name="ce20" table:formula="of:=IF([.E13]&gt;0;[.E$5];0)" office:value-type="float" office:value="0.464110147764856" calcext:value-type="float">
            <text:p>0.464110147764856</text:p>
          </table:table-cell>
          <table:table-cell table:style-name="ce20" table:formula="of:=IF([.F13]&gt;0;[.F$5];0)" office:value-type="float" office:value="0.37985626502293" calcext:value-type="float">
            <text:p>0.37985626502293</text:p>
          </table:table-cell>
          <table:table-cell table:style-name="ce20" table:formula="of:=IF([.G13]&gt;0;[.G$5];0)" office:value-type="float" office:value="0.562448738744889" calcext:value-type="float">
            <text:p>0.562448738744889</text:p>
          </table:table-cell>
          <table:table-cell table:style-name="ce20" table:formula="of:=IF([.H13]&gt;0;[.H$5];0)" office:value-type="float" office:value="0.539065851394357" calcext:value-type="float">
            <text:p>0.539065851394357</text:p>
          </table:table-cell>
          <table:table-cell table:style-name="ce20" table:formula="of:=IF([.I13]&gt;0;[.I$5];0)" office:value-type="float" office:value="0.475494852275685" calcext:value-type="float">
            <text:p>0.475494852275685</text:p>
          </table:table-cell>
          <table:table-cell table:style-name="ce20" table:formula="of:=IF([.J13]&gt;0;[.J$5];0)" office:value-type="float" office:value="0" calcext:value-type="float">
            <text:p>0</text:p>
          </table:table-cell>
          <table:table-cell table:style-name="ce20" table:formula="of:=IF([.K13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10]" office:value-type="string" office:string-value="77: Memento (2000)" calcext:value-type="string">
            <text:p>77: Memento (2000)</text:p>
          </table:table-cell>
          <table:table-cell table:style-name="ce10" table:formula="of:=[$'movie-row'.H10]" office:value-type="float" office:value="0" calcext:value-type="float">
            <text:p>0</text:p>
          </table:table-cell>
          <table:table-cell table:formula="of:=[$'movie-row'.S10]" office:value-type="float" office:value="4" calcext:value-type="float">
            <text:p>4</text:p>
          </table:table-cell>
          <table:table-cell table:formula="of:=[$'movie-row'.U10]" office:value-type="float" office:value="4.5" calcext:value-type="float">
            <text:p>4.5</text:p>
          </table:table-cell>
          <table:table-cell table:formula="of:=[$'movie-row'.Y10]" office:value-type="float" office:value="4.5" calcext:value-type="float">
            <text:p>4.5</text:p>
          </table:table-cell>
          <table:table-cell table:style-name="ce17" table:formula="of:=[$'movie-row'.Z10]" office:value-type="float" office:value="5" calcext:value-type="float">
            <text:p>5</text:p>
          </table:table-cell>
          <table:table-cell table:style-name="ce20" table:formula="of:=[$'movie-row'.C10]" office:value-type="float" office:value="0" calcext:value-type="float">
            <text:p>0</text:p>
          </table:table-cell>
          <table:table-cell table:formula="of:=[$'movie-row'.G10]" office:value-type="float" office:value="4.5" calcext:value-type="float">
            <text:p>4.5</text:p>
          </table:table-cell>
          <table:table-cell table:formula="of:=[$'movie-row'.J10]" office:value-type="float" office:value="4.5" calcext:value-type="float">
            <text:p>4.5</text:p>
          </table:table-cell>
          <table:table-cell table:formula="of:=[$'movie-row'.T10]" office:value-type="float" office:value="4" calcext:value-type="float">
            <text:p>4</text:p>
          </table:table-cell>
          <table:table-cell table:style-name="ce17" table:formula="of:=[$'movie-row'.X10]" office:value-type="float" office:value="0" calcext:value-type="float">
            <text:p>0</text:p>
          </table:table-cell>
          <table:table-cell table:style-name="ce20" table:formula="of:=IF([.B14]&gt;0;[.B$5];0)" office:value-type="float" office:value="0" calcext:value-type="float">
            <text:p>0</text:p>
          </table:table-cell>
          <table:table-cell table:style-name="ce20" table:formula="of:=IF([.C14]&gt;0;[.C$5];0)" office:value-type="float" office:value="0.47668328054518" calcext:value-type="float">
            <text:p>0.47668328054518</text:p>
          </table:table-cell>
          <table:table-cell table:style-name="ce20" table:formula="of:=IF([.D14]&gt;0;[.D$5];0)" office:value-type="float" office:value="0.438991554414636" calcext:value-type="float">
            <text:p>0.438991554414636</text:p>
          </table:table-cell>
          <table:table-cell table:style-name="ce20" table:formula="of:=IF([.E14]&gt;0;[.E$5];0)" office:value-type="float" office:value="0.464110147764856" calcext:value-type="float">
            <text:p>0.464110147764856</text:p>
          </table:table-cell>
          <table:table-cell table:style-name="ce20" table:formula="of:=IF([.F14]&gt;0;[.F$5];0)" office:value-type="float" office:value="0.37985626502293" calcext:value-type="float">
            <text:p>0.37985626502293</text:p>
          </table:table-cell>
          <table:table-cell table:style-name="ce20" table:formula="of:=IF([.G14]&gt;0;[.G$5];0)" office:value-type="float" office:value="0" calcext:value-type="float">
            <text:p>0</text:p>
          </table:table-cell>
          <table:table-cell table:style-name="ce20" table:formula="of:=IF([.H14]&gt;0;[.H$5];0)" office:value-type="float" office:value="0.539065851394357" calcext:value-type="float">
            <text:p>0.539065851394357</text:p>
          </table:table-cell>
          <table:table-cell table:style-name="ce20" table:formula="of:=IF([.I14]&gt;0;[.I$5];0)" office:value-type="float" office:value="0.475494852275685" calcext:value-type="float">
            <text:p>0.475494852275685</text:p>
          </table:table-cell>
          <table:table-cell table:style-name="ce20" table:formula="of:=IF([.J14]&gt;0;[.J$5];0)" office:value-type="float" office:value="0.525990442787603" calcext:value-type="float">
            <text:p>0.525990442787603</text:p>
          </table:table-cell>
          <table:table-cell table:style-name="ce20" table:formula="of:=IF([.K14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11]" office:value-type="string" office:string-value="85: Raiders of the Lost Ark (Indiana Jones and the Raiders of the Lost Ark) (1981)" calcext:value-type="string">
            <text:p>85: Raiders of the Lost Ark (Indiana Jones and the Raiders of the Lost Ark) (1981)</text:p>
          </table:table-cell>
          <table:table-cell table:style-name="ce10" table:formula="of:=[$'movie-row'.H11]" office:value-type="float" office:value="0" calcext:value-type="float">
            <text:p>0</text:p>
          </table:table-cell>
          <table:table-cell table:formula="of:=[$'movie-row'.S11]" office:value-type="float" office:value="5" calcext:value-type="float">
            <text:p>5</text:p>
          </table:table-cell>
          <table:table-cell table:formula="of:=[$'movie-row'.U11]" office:value-type="float" office:value="4.5" calcext:value-type="float">
            <text:p>4.5</text:p>
          </table:table-cell>
          <table:table-cell table:formula="of:=[$'movie-row'.Y11]" office:value-type="float" office:value="4" calcext:value-type="float">
            <text:p>4</text:p>
          </table:table-cell>
          <table:table-cell table:style-name="ce17" table:formula="of:=[$'movie-row'.Z11]" office:value-type="float" office:value="3" calcext:value-type="float">
            <text:p>3</text:p>
          </table:table-cell>
          <table:table-cell table:style-name="ce20" table:formula="of:=[$'movie-row'.C11]" office:value-type="float" office:value="5" calcext:value-type="float">
            <text:p>5</text:p>
          </table:table-cell>
          <table:table-cell table:formula="of:=[$'movie-row'.G11]" office:value-type="float" office:value="0" calcext:value-type="float">
            <text:p>0</text:p>
          </table:table-cell>
          <table:table-cell table:formula="of:=[$'movie-row'.J11]" office:value-type="float" office:value="4" calcext:value-type="float">
            <text:p>4</text:p>
          </table:table-cell>
          <table:table-cell table:formula="of:=[$'movie-row'.T11]" office:value-type="float" office:value="4" calcext:value-type="float">
            <text:p>4</text:p>
          </table:table-cell>
          <table:table-cell table:style-name="ce17" table:formula="of:=[$'movie-row'.X11]" office:value-type="float" office:value="0" calcext:value-type="float">
            <text:p>0</text:p>
          </table:table-cell>
          <table:table-cell table:style-name="ce20" table:formula="of:=IF([.B15]&gt;0;[.B$5];0)" office:value-type="float" office:value="0" calcext:value-type="float">
            <text:p>0</text:p>
          </table:table-cell>
          <table:table-cell table:style-name="ce20" table:formula="of:=IF([.C15]&gt;0;[.C$5];0)" office:value-type="float" office:value="0.47668328054518" calcext:value-type="float">
            <text:p>0.47668328054518</text:p>
          </table:table-cell>
          <table:table-cell table:style-name="ce20" table:formula="of:=IF([.D15]&gt;0;[.D$5];0)" office:value-type="float" office:value="0.438991554414636" calcext:value-type="float">
            <text:p>0.438991554414636</text:p>
          </table:table-cell>
          <table:table-cell table:style-name="ce20" table:formula="of:=IF([.E15]&gt;0;[.E$5];0)" office:value-type="float" office:value="0.464110147764856" calcext:value-type="float">
            <text:p>0.464110147764856</text:p>
          </table:table-cell>
          <table:table-cell table:style-name="ce20" table:formula="of:=IF([.F15]&gt;0;[.F$5];0)" office:value-type="float" office:value="0.37985626502293" calcext:value-type="float">
            <text:p>0.37985626502293</text:p>
          </table:table-cell>
          <table:table-cell table:style-name="ce20" table:formula="of:=IF([.G15]&gt;0;[.G$5];0)" office:value-type="float" office:value="0.562448738744889" calcext:value-type="float">
            <text:p>0.562448738744889</text:p>
          </table:table-cell>
          <table:table-cell table:style-name="ce20" table:formula="of:=IF([.H15]&gt;0;[.H$5];0)" office:value-type="float" office:value="0" calcext:value-type="float">
            <text:p>0</text:p>
          </table:table-cell>
          <table:table-cell table:style-name="ce20" table:formula="of:=IF([.I15]&gt;0;[.I$5];0)" office:value-type="float" office:value="0.475494852275685" calcext:value-type="float">
            <text:p>0.475494852275685</text:p>
          </table:table-cell>
          <table:table-cell table:style-name="ce20" table:formula="of:=IF([.J15]&gt;0;[.J$5];0)" office:value-type="float" office:value="0.525990442787603" calcext:value-type="float">
            <text:p>0.525990442787603</text:p>
          </table:table-cell>
          <table:table-cell table:style-name="ce20" table:formula="of:=IF([.K15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12]" office:value-type="string" office:string-value="98: Gladiator (2000)" calcext:value-type="string">
            <text:p>98: Gladiator (2000)</text:p>
          </table:table-cell>
          <table:table-cell table:style-name="ce10" table:formula="of:=[$'movie-row'.H12]" office:value-type="float" office:value="0" calcext:value-type="float">
            <text:p>0</text:p>
          </table:table-cell>
          <table:table-cell table:formula="of:=[$'movie-row'.S12]" office:value-type="float" office:value="5" calcext:value-type="float">
            <text:p>5</text:p>
          </table:table-cell>
          <table:table-cell table:formula="of:=[$'movie-row'.U12]" office:value-type="float" office:value="2" calcext:value-type="float">
            <text:p>2</text:p>
          </table:table-cell>
          <table:table-cell table:formula="of:=[$'movie-row'.Y12]" office:value-type="float" office:value="3" calcext:value-type="float">
            <text:p>3</text:p>
          </table:table-cell>
          <table:table-cell table:style-name="ce17" table:formula="of:=[$'movie-row'.Z12]" office:value-type="float" office:value="4" calcext:value-type="float">
            <text:p>4</text:p>
          </table:table-cell>
          <table:table-cell table:style-name="ce20" table:formula="of:=[$'movie-row'.C12]" office:value-type="float" office:value="3.5" calcext:value-type="float">
            <text:p>3.5</text:p>
          </table:table-cell>
          <table:table-cell table:formula="of:=[$'movie-row'.G12]" office:value-type="float" office:value="4" calcext:value-type="float">
            <text:p>4</text:p>
          </table:table-cell>
          <table:table-cell table:formula="of:=[$'movie-row'.J12]" office:value-type="float" office:value="3.5" calcext:value-type="float">
            <text:p>3.5</text:p>
          </table:table-cell>
          <table:table-cell table:formula="of:=[$'movie-row'.T12]" office:value-type="float" office:value="4" calcext:value-type="float">
            <text:p>4</text:p>
          </table:table-cell>
          <table:table-cell table:style-name="ce17" table:formula="of:=[$'movie-row'.X12]" office:value-type="float" office:value="4.5" calcext:value-type="float">
            <text:p>4.5</text:p>
          </table:table-cell>
          <table:table-cell table:style-name="ce20" table:formula="of:=IF([.B16]&gt;0;[.B$5];0)" office:value-type="float" office:value="0" calcext:value-type="float">
            <text:p>0</text:p>
          </table:table-cell>
          <table:table-cell table:style-name="ce20" table:formula="of:=IF([.C16]&gt;0;[.C$5];0)" office:value-type="float" office:value="0.47668328054518" calcext:value-type="float">
            <text:p>0.47668328054518</text:p>
          </table:table-cell>
          <table:table-cell table:style-name="ce20" table:formula="of:=IF([.D16]&gt;0;[.D$5];0)" office:value-type="float" office:value="0.438991554414636" calcext:value-type="float">
            <text:p>0.438991554414636</text:p>
          </table:table-cell>
          <table:table-cell table:style-name="ce20" table:formula="of:=IF([.E16]&gt;0;[.E$5];0)" office:value-type="float" office:value="0.464110147764856" calcext:value-type="float">
            <text:p>0.464110147764856</text:p>
          </table:table-cell>
          <table:table-cell table:style-name="ce20" table:formula="of:=IF([.F16]&gt;0;[.F$5];0)" office:value-type="float" office:value="0.37985626502293" calcext:value-type="float">
            <text:p>0.37985626502293</text:p>
          </table:table-cell>
          <table:table-cell table:style-name="ce20" table:formula="of:=IF([.G16]&gt;0;[.G$5];0)" office:value-type="float" office:value="0.562448738744889" calcext:value-type="float">
            <text:p>0.562448738744889</text:p>
          </table:table-cell>
          <table:table-cell table:style-name="ce20" table:formula="of:=IF([.H16]&gt;0;[.H$5];0)" office:value-type="float" office:value="0.539065851394357" calcext:value-type="float">
            <text:p>0.539065851394357</text:p>
          </table:table-cell>
          <table:table-cell table:style-name="ce20" table:formula="of:=IF([.I16]&gt;0;[.I$5];0)" office:value-type="float" office:value="0.475494852275685" calcext:value-type="float">
            <text:p>0.475494852275685</text:p>
          </table:table-cell>
          <table:table-cell table:style-name="ce20" table:formula="of:=IF([.J16]&gt;0;[.J$5];0)" office:value-type="float" office:value="0.525990442787603" calcext:value-type="float">
            <text:p>0.525990442787603</text:p>
          </table:table-cell>
          <table:table-cell table:style-name="ce20" table:formula="of:=IF([.K16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13]" office:value-type="string" office:string-value="105: Back to the Future (1985)" calcext:value-type="string">
            <text:p>105: Back to the Future (1985)</text:p>
          </table:table-cell>
          <table:table-cell table:style-name="ce10" table:formula="of:=[$'movie-row'.H13]" office:value-type="float" office:value="0" calcext:value-type="float">
            <text:p>0</text:p>
          </table:table-cell>
          <table:table-cell table:formula="of:=[$'movie-row'.S13]" office:value-type="float" office:value="3.5" calcext:value-type="float">
            <text:p>3.5</text:p>
          </table:table-cell>
          <table:table-cell table:formula="of:=[$'movie-row'.U13]" office:value-type="float" office:value="4.5" calcext:value-type="float">
            <text:p>4.5</text:p>
          </table:table-cell>
          <table:table-cell table:formula="of:=[$'movie-row'.Y13]" office:value-type="float" office:value="0" calcext:value-type="float">
            <text:p>0</text:p>
          </table:table-cell>
          <table:table-cell table:style-name="ce17" table:formula="of:=[$'movie-row'.Z13]" office:value-type="float" office:value="2" calcext:value-type="float">
            <text:p>2</text:p>
          </table:table-cell>
          <table:table-cell table:style-name="ce20" table:formula="of:=[$'movie-row'.C13]" office:value-type="float" office:value="5" calcext:value-type="float">
            <text:p>5</text:p>
          </table:table-cell>
          <table:table-cell table:formula="of:=[$'movie-row'.G13]" office:value-type="float" office:value="4.5" calcext:value-type="float">
            <text:p>4.5</text:p>
          </table:table-cell>
          <table:table-cell table:formula="of:=[$'movie-row'.J13]" office:value-type="float" office:value="4" calcext:value-type="float">
            <text:p>4</text:p>
          </table:table-cell>
          <table:table-cell table:formula="of:=[$'movie-row'.T13]" office:value-type="float" office:value="4.5" calcext:value-type="float">
            <text:p>4.5</text:p>
          </table:table-cell>
          <table:table-cell table:style-name="ce17" table:formula="of:=[$'movie-row'.X13]" office:value-type="float" office:value="0" calcext:value-type="float">
            <text:p>0</text:p>
          </table:table-cell>
          <table:table-cell table:style-name="ce20" table:formula="of:=IF([.B17]&gt;0;[.B$5];0)" office:value-type="float" office:value="0" calcext:value-type="float">
            <text:p>0</text:p>
          </table:table-cell>
          <table:table-cell table:style-name="ce20" table:formula="of:=IF([.C17]&gt;0;[.C$5];0)" office:value-type="float" office:value="0.47668328054518" calcext:value-type="float">
            <text:p>0.47668328054518</text:p>
          </table:table-cell>
          <table:table-cell table:style-name="ce20" table:formula="of:=IF([.D17]&gt;0;[.D$5];0)" office:value-type="float" office:value="0.438991554414636" calcext:value-type="float">
            <text:p>0.438991554414636</text:p>
          </table:table-cell>
          <table:table-cell table:style-name="ce20" table:formula="of:=IF([.E17]&gt;0;[.E$5];0)" office:value-type="float" office:value="0" calcext:value-type="float">
            <text:p>0</text:p>
          </table:table-cell>
          <table:table-cell table:style-name="ce20" table:formula="of:=IF([.F17]&gt;0;[.F$5];0)" office:value-type="float" office:value="0.37985626502293" calcext:value-type="float">
            <text:p>0.37985626502293</text:p>
          </table:table-cell>
          <table:table-cell table:style-name="ce20" table:formula="of:=IF([.G17]&gt;0;[.G$5];0)" office:value-type="float" office:value="0.562448738744889" calcext:value-type="float">
            <text:p>0.562448738744889</text:p>
          </table:table-cell>
          <table:table-cell table:style-name="ce20" table:formula="of:=IF([.H17]&gt;0;[.H$5];0)" office:value-type="float" office:value="0.539065851394357" calcext:value-type="float">
            <text:p>0.539065851394357</text:p>
          </table:table-cell>
          <table:table-cell table:style-name="ce20" table:formula="of:=IF([.I17]&gt;0;[.I$5];0)" office:value-type="float" office:value="0.475494852275685" calcext:value-type="float">
            <text:p>0.475494852275685</text:p>
          </table:table-cell>
          <table:table-cell table:style-name="ce20" table:formula="of:=IF([.J17]&gt;0;[.J$5];0)" office:value-type="float" office:value="0.525990442787603" calcext:value-type="float">
            <text:p>0.525990442787603</text:p>
          </table:table-cell>
          <table:table-cell table:style-name="ce20" table:formula="of:=IF([.K17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14]" office:value-type="string" office:string-value="107: Snatch (2000)" calcext:value-type="string">
            <text:p>107: Snatch (2000)</text:p>
          </table:table-cell>
          <table:table-cell table:style-name="ce10" table:formula="of:=[$'movie-row'.H14]" office:value-type="float" office:value="0" calcext:value-type="float">
            <text:p>0</text:p>
          </table:table-cell>
          <table:table-cell table:formula="of:=[$'movie-row'.S14]" office:value-type="float" office:value="0" calcext:value-type="float">
            <text:p>0</text:p>
          </table:table-cell>
          <table:table-cell table:formula="of:=[$'movie-row'.U14]" office:value-type="float" office:value="3" calcext:value-type="float">
            <text:p>3</text:p>
          </table:table-cell>
          <table:table-cell table:formula="of:=[$'movie-row'.Y14]" office:value-type="float" office:value="0" calcext:value-type="float">
            <text:p>0</text:p>
          </table:table-cell>
          <table:table-cell table:style-name="ce17" table:formula="of:=[$'movie-row'.Z14]" office:value-type="float" office:value="3" calcext:value-type="float">
            <text:p>3</text:p>
          </table:table-cell>
          <table:table-cell table:style-name="ce20" table:formula="of:=[$'movie-row'.C14]" office:value-type="float" office:value="0" calcext:value-type="float">
            <text:p>0</text:p>
          </table:table-cell>
          <table:table-cell table:formula="of:=[$'movie-row'.G14]" office:value-type="float" office:value="3.5" calcext:value-type="float">
            <text:p>3.5</text:p>
          </table:table-cell>
          <table:table-cell table:formula="of:=[$'movie-row'.J14]" office:value-type="float" office:value="4" calcext:value-type="float">
            <text:p>4</text:p>
          </table:table-cell>
          <table:table-cell table:formula="of:=[$'movie-row'.T14]" office:value-type="float" office:value="4" calcext:value-type="float">
            <text:p>4</text:p>
          </table:table-cell>
          <table:table-cell table:style-name="ce17" table:formula="of:=[$'movie-row'.X14]" office:value-type="float" office:value="0" calcext:value-type="float">
            <text:p>0</text:p>
          </table:table-cell>
          <table:table-cell table:style-name="ce20" table:formula="of:=IF([.B18]&gt;0;[.B$5];0)" office:value-type="float" office:value="0" calcext:value-type="float">
            <text:p>0</text:p>
          </table:table-cell>
          <table:table-cell table:style-name="ce20" table:formula="of:=IF([.C18]&gt;0;[.C$5];0)" office:value-type="float" office:value="0" calcext:value-type="float">
            <text:p>0</text:p>
          </table:table-cell>
          <table:table-cell table:style-name="ce20" table:formula="of:=IF([.D18]&gt;0;[.D$5];0)" office:value-type="float" office:value="0.438991554414636" calcext:value-type="float">
            <text:p>0.438991554414636</text:p>
          </table:table-cell>
          <table:table-cell table:style-name="ce20" table:formula="of:=IF([.E18]&gt;0;[.E$5];0)" office:value-type="float" office:value="0" calcext:value-type="float">
            <text:p>0</text:p>
          </table:table-cell>
          <table:table-cell table:style-name="ce20" table:formula="of:=IF([.F18]&gt;0;[.F$5];0)" office:value-type="float" office:value="0.37985626502293" calcext:value-type="float">
            <text:p>0.37985626502293</text:p>
          </table:table-cell>
          <table:table-cell table:style-name="ce20" table:formula="of:=IF([.G18]&gt;0;[.G$5];0)" office:value-type="float" office:value="0" calcext:value-type="float">
            <text:p>0</text:p>
          </table:table-cell>
          <table:table-cell table:style-name="ce20" table:formula="of:=IF([.H18]&gt;0;[.H$5];0)" office:value-type="float" office:value="0.539065851394357" calcext:value-type="float">
            <text:p>0.539065851394357</text:p>
          </table:table-cell>
          <table:table-cell table:style-name="ce20" table:formula="of:=IF([.I18]&gt;0;[.I$5];0)" office:value-type="float" office:value="0.475494852275685" calcext:value-type="float">
            <text:p>0.475494852275685</text:p>
          </table:table-cell>
          <table:table-cell table:style-name="ce20" table:formula="of:=IF([.J18]&gt;0;[.J$5];0)" office:value-type="float" office:value="0.525990442787603" calcext:value-type="float">
            <text:p>0.525990442787603</text:p>
          </table:table-cell>
          <table:table-cell table:style-name="ce20" table:formula="of:=IF([.K18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15]" office:value-type="string" office:string-value="114: Pretty Woman (1990)" calcext:value-type="string">
            <text:p>114: Pretty Woman (1990)</text:p>
          </table:table-cell>
          <table:table-cell table:style-name="ce10" table:formula="of:=[$'movie-row'.H15]" office:value-type="float" office:value="4" calcext:value-type="float">
            <text:p>4</text:p>
          </table:table-cell>
          <table:table-cell table:formula="of:=[$'movie-row'.S15]" office:value-type="float" office:value="4" calcext:value-type="float">
            <text:p>4</text:p>
          </table:table-cell>
          <table:table-cell table:formula="of:=[$'movie-row'.U15]" office:value-type="float" office:value="2.5" calcext:value-type="float">
            <text:p>2.5</text:p>
          </table:table-cell>
          <table:table-cell table:formula="of:=[$'movie-row'.Y15]" office:value-type="float" office:value="0" calcext:value-type="float">
            <text:p>0</text:p>
          </table:table-cell>
          <table:table-cell table:style-name="ce17" table:formula="of:=[$'movie-row'.Z15]" office:value-type="float" office:value="2" calcext:value-type="float">
            <text:p>2</text:p>
          </table:table-cell>
          <table:table-cell table:style-name="ce20" table:formula="of:=[$'movie-row'.C15]" office:value-type="float" office:value="3.5" calcext:value-type="float">
            <text:p>3.5</text:p>
          </table:table-cell>
          <table:table-cell table:formula="of:=[$'movie-row'.G15]" office:value-type="float" office:value="0" calcext:value-type="float">
            <text:p>0</text:p>
          </table:table-cell>
          <table:table-cell table:formula="of:=[$'movie-row'.J15]" office:value-type="float" office:value="3.5" calcext:value-type="float">
            <text:p>3.5</text:p>
          </table:table-cell>
          <table:table-cell table:formula="of:=[$'movie-row'.T15]" office:value-type="float" office:value="0" calcext:value-type="float">
            <text:p>0</text:p>
          </table:table-cell>
          <table:table-cell table:style-name="ce17" table:formula="of:=[$'movie-row'.X15]" office:value-type="float" office:value="0" calcext:value-type="float">
            <text:p>0</text:p>
          </table:table-cell>
          <table:table-cell table:style-name="ce20" table:formula="of:=IF([.B19]&gt;0;[.B$5];0)" office:value-type="float" office:value="0.400274504253816" calcext:value-type="float">
            <text:p>0.400274504253816</text:p>
          </table:table-cell>
          <table:table-cell table:style-name="ce20" table:formula="of:=IF([.C19]&gt;0;[.C$5];0)" office:value-type="float" office:value="0.47668328054518" calcext:value-type="float">
            <text:p>0.47668328054518</text:p>
          </table:table-cell>
          <table:table-cell table:style-name="ce20" table:formula="of:=IF([.D19]&gt;0;[.D$5];0)" office:value-type="float" office:value="0.438991554414636" calcext:value-type="float">
            <text:p>0.438991554414636</text:p>
          </table:table-cell>
          <table:table-cell table:style-name="ce20" table:formula="of:=IF([.E19]&gt;0;[.E$5];0)" office:value-type="float" office:value="0" calcext:value-type="float">
            <text:p>0</text:p>
          </table:table-cell>
          <table:table-cell table:style-name="ce20" table:formula="of:=IF([.F19]&gt;0;[.F$5];0)" office:value-type="float" office:value="0.37985626502293" calcext:value-type="float">
            <text:p>0.37985626502293</text:p>
          </table:table-cell>
          <table:table-cell table:style-name="ce20" table:formula="of:=IF([.G19]&gt;0;[.G$5];0)" office:value-type="float" office:value="0.562448738744889" calcext:value-type="float">
            <text:p>0.562448738744889</text:p>
          </table:table-cell>
          <table:table-cell table:style-name="ce20" table:formula="of:=IF([.H19]&gt;0;[.H$5];0)" office:value-type="float" office:value="0" calcext:value-type="float">
            <text:p>0</text:p>
          </table:table-cell>
          <table:table-cell table:style-name="ce20" table:formula="of:=IF([.I19]&gt;0;[.I$5];0)" office:value-type="float" office:value="0.475494852275685" calcext:value-type="float">
            <text:p>0.475494852275685</text:p>
          </table:table-cell>
          <table:table-cell table:style-name="ce20" table:formula="of:=IF([.J19]&gt;0;[.J$5];0)" office:value-type="float" office:value="0" calcext:value-type="float">
            <text:p>0</text:p>
          </table:table-cell>
          <table:table-cell table:style-name="ce20" table:formula="of:=IF([.K19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16]" office:value-type="string" office:string-value="120: The Lord of the Rings: The Fellowship of the Ring (2001)" calcext:value-type="string">
            <text:p>120: The Lord of the Rings: The Fellowship of the Ring (2001)</text:p>
          </table:table-cell>
          <table:table-cell table:style-name="ce10" table:formula="of:=[$'movie-row'.H16]" office:value-type="float" office:value="5" calcext:value-type="float">
            <text:p>5</text:p>
          </table:table-cell>
          <table:table-cell table:formula="of:=[$'movie-row'.S16]" office:value-type="float" office:value="3.5" calcext:value-type="float">
            <text:p>3.5</text:p>
          </table:table-cell>
          <table:table-cell table:formula="of:=[$'movie-row'.U16]" office:value-type="float" office:value="4" calcext:value-type="float">
            <text:p>4</text:p>
          </table:table-cell>
          <table:table-cell table:formula="of:=[$'movie-row'.Y16]" office:value-type="float" office:value="5" calcext:value-type="float">
            <text:p>5</text:p>
          </table:table-cell>
          <table:table-cell table:style-name="ce17" table:formula="of:=[$'movie-row'.Z16]" office:value-type="float" office:value="4" calcext:value-type="float">
            <text:p>4</text:p>
          </table:table-cell>
          <table:table-cell table:style-name="ce20" table:formula="of:=[$'movie-row'.C16]" office:value-type="float" office:value="5" calcext:value-type="float">
            <text:p>5</text:p>
          </table:table-cell>
          <table:table-cell table:formula="of:=[$'movie-row'.G16]" office:value-type="float" office:value="0" calcext:value-type="float">
            <text:p>0</text:p>
          </table:table-cell>
          <table:table-cell table:formula="of:=[$'movie-row'.J16]" office:value-type="float" office:value="4" calcext:value-type="float">
            <text:p>4</text:p>
          </table:table-cell>
          <table:table-cell table:formula="of:=[$'movie-row'.T16]" office:value-type="float" office:value="4.5" calcext:value-type="float">
            <text:p>4.5</text:p>
          </table:table-cell>
          <table:table-cell table:style-name="ce17" table:formula="of:=[$'movie-row'.X16]" office:value-type="float" office:value="0" calcext:value-type="float">
            <text:p>0</text:p>
          </table:table-cell>
          <table:table-cell table:style-name="ce20" table:formula="of:=IF([.B20]&gt;0;[.B$5];0)" office:value-type="float" office:value="0.400274504253816" calcext:value-type="float">
            <text:p>0.400274504253816</text:p>
          </table:table-cell>
          <table:table-cell table:style-name="ce20" table:formula="of:=IF([.C20]&gt;0;[.C$5];0)" office:value-type="float" office:value="0.47668328054518" calcext:value-type="float">
            <text:p>0.47668328054518</text:p>
          </table:table-cell>
          <table:table-cell table:style-name="ce20" table:formula="of:=IF([.D20]&gt;0;[.D$5];0)" office:value-type="float" office:value="0.438991554414636" calcext:value-type="float">
            <text:p>0.438991554414636</text:p>
          </table:table-cell>
          <table:table-cell table:style-name="ce20" table:formula="of:=IF([.E20]&gt;0;[.E$5];0)" office:value-type="float" office:value="0.464110147764856" calcext:value-type="float">
            <text:p>0.464110147764856</text:p>
          </table:table-cell>
          <table:table-cell table:style-name="ce20" table:formula="of:=IF([.F20]&gt;0;[.F$5];0)" office:value-type="float" office:value="0.37985626502293" calcext:value-type="float">
            <text:p>0.37985626502293</text:p>
          </table:table-cell>
          <table:table-cell table:style-name="ce20" table:formula="of:=IF([.G20]&gt;0;[.G$5];0)" office:value-type="float" office:value="0.562448738744889" calcext:value-type="float">
            <text:p>0.562448738744889</text:p>
          </table:table-cell>
          <table:table-cell table:style-name="ce20" table:formula="of:=IF([.H20]&gt;0;[.H$5];0)" office:value-type="float" office:value="0" calcext:value-type="float">
            <text:p>0</text:p>
          </table:table-cell>
          <table:table-cell table:style-name="ce20" table:formula="of:=IF([.I20]&gt;0;[.I$5];0)" office:value-type="float" office:value="0.475494852275685" calcext:value-type="float">
            <text:p>0.475494852275685</text:p>
          </table:table-cell>
          <table:table-cell table:style-name="ce20" table:formula="of:=IF([.J20]&gt;0;[.J$5];0)" office:value-type="float" office:value="0.525990442787603" calcext:value-type="float">
            <text:p>0.525990442787603</text:p>
          </table:table-cell>
          <table:table-cell table:style-name="ce20" table:formula="of:=IF([.K20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17]" office:value-type="string" office:string-value="121: The Lord of the Rings: The Two Towers (2002)" calcext:value-type="string">
            <text:p>121: The Lord of the Rings: The Two Towers (2002)</text:p>
          </table:table-cell>
          <table:table-cell table:style-name="ce10" table:formula="of:=[$'movie-row'.H17]" office:value-type="float" office:value="5" calcext:value-type="float">
            <text:p>5</text:p>
          </table:table-cell>
          <table:table-cell table:formula="of:=[$'movie-row'.S17]" office:value-type="float" office:value="4" calcext:value-type="float">
            <text:p>4</text:p>
          </table:table-cell>
          <table:table-cell table:formula="of:=[$'movie-row'.U17]" office:value-type="float" office:value="4" calcext:value-type="float">
            <text:p>4</text:p>
          </table:table-cell>
          <table:table-cell table:formula="of:=[$'movie-row'.Y17]" office:value-type="float" office:value="5" calcext:value-type="float">
            <text:p>5</text:p>
          </table:table-cell>
          <table:table-cell table:style-name="ce17" table:formula="of:=[$'movie-row'.Z17]" office:value-type="float" office:value="4" calcext:value-type="float">
            <text:p>4</text:p>
          </table:table-cell>
          <table:table-cell table:style-name="ce20" table:formula="of:=[$'movie-row'.C17]" office:value-type="float" office:value="5" calcext:value-type="float">
            <text:p>5</text:p>
          </table:table-cell>
          <table:table-cell table:formula="of:=[$'movie-row'.G17]" office:value-type="float" office:value="0" calcext:value-type="float">
            <text:p>0</text:p>
          </table:table-cell>
          <table:table-cell table:formula="of:=[$'movie-row'.J17]" office:value-type="float" office:value="4" calcext:value-type="float">
            <text:p>4</text:p>
          </table:table-cell>
          <table:table-cell table:formula="of:=[$'movie-row'.T17]" office:value-type="float" office:value="4.5" calcext:value-type="float">
            <text:p>4.5</text:p>
          </table:table-cell>
          <table:table-cell table:style-name="ce17" table:formula="of:=[$'movie-row'.X17]" office:value-type="float" office:value="0" calcext:value-type="float">
            <text:p>0</text:p>
          </table:table-cell>
          <table:table-cell table:style-name="ce20" table:formula="of:=IF([.B21]&gt;0;[.B$5];0)" office:value-type="float" office:value="0.400274504253816" calcext:value-type="float">
            <text:p>0.400274504253816</text:p>
          </table:table-cell>
          <table:table-cell table:style-name="ce20" table:formula="of:=IF([.C21]&gt;0;[.C$5];0)" office:value-type="float" office:value="0.47668328054518" calcext:value-type="float">
            <text:p>0.47668328054518</text:p>
          </table:table-cell>
          <table:table-cell table:style-name="ce20" table:formula="of:=IF([.D21]&gt;0;[.D$5];0)" office:value-type="float" office:value="0.438991554414636" calcext:value-type="float">
            <text:p>0.438991554414636</text:p>
          </table:table-cell>
          <table:table-cell table:style-name="ce20" table:formula="of:=IF([.E21]&gt;0;[.E$5];0)" office:value-type="float" office:value="0.464110147764856" calcext:value-type="float">
            <text:p>0.464110147764856</text:p>
          </table:table-cell>
          <table:table-cell table:style-name="ce20" table:formula="of:=IF([.F21]&gt;0;[.F$5];0)" office:value-type="float" office:value="0.37985626502293" calcext:value-type="float">
            <text:p>0.37985626502293</text:p>
          </table:table-cell>
          <table:table-cell table:style-name="ce20" table:formula="of:=IF([.G21]&gt;0;[.G$5];0)" office:value-type="float" office:value="0.562448738744889" calcext:value-type="float">
            <text:p>0.562448738744889</text:p>
          </table:table-cell>
          <table:table-cell table:style-name="ce20" table:formula="of:=IF([.H21]&gt;0;[.H$5];0)" office:value-type="float" office:value="0" calcext:value-type="float">
            <text:p>0</text:p>
          </table:table-cell>
          <table:table-cell table:style-name="ce20" table:formula="of:=IF([.I21]&gt;0;[.I$5];0)" office:value-type="float" office:value="0.475494852275685" calcext:value-type="float">
            <text:p>0.475494852275685</text:p>
          </table:table-cell>
          <table:table-cell table:style-name="ce20" table:formula="of:=IF([.J21]&gt;0;[.J$5];0)" office:value-type="float" office:value="0.525990442787603" calcext:value-type="float">
            <text:p>0.525990442787603</text:p>
          </table:table-cell>
          <table:table-cell table:style-name="ce20" table:formula="of:=IF([.K21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18]" office:value-type="string" office:string-value="122: The Lord of the Rings: The Return of the King (2003)" calcext:value-type="string">
            <text:p>122: The Lord of the Rings: The Return of the King (2003)</text:p>
          </table:table-cell>
          <table:table-cell table:style-name="ce10" table:formula="of:=[$'movie-row'.H18]" office:value-type="float" office:value="5" calcext:value-type="float">
            <text:p>5</text:p>
          </table:table-cell>
          <table:table-cell table:formula="of:=[$'movie-row'.S18]" office:value-type="float" office:value="5" calcext:value-type="float">
            <text:p>5</text:p>
          </table:table-cell>
          <table:table-cell table:formula="of:=[$'movie-row'.U18]" office:value-type="float" office:value="4.5" calcext:value-type="float">
            <text:p>4.5</text:p>
          </table:table-cell>
          <table:table-cell table:formula="of:=[$'movie-row'.Y18]" office:value-type="float" office:value="4" calcext:value-type="float">
            <text:p>4</text:p>
          </table:table-cell>
          <table:table-cell table:style-name="ce17" table:formula="of:=[$'movie-row'.Z18]" office:value-type="float" office:value="4" calcext:value-type="float">
            <text:p>4</text:p>
          </table:table-cell>
          <table:table-cell table:style-name="ce20" table:formula="of:=[$'movie-row'.C18]" office:value-type="float" office:value="5" calcext:value-type="float">
            <text:p>5</text:p>
          </table:table-cell>
          <table:table-cell table:formula="of:=[$'movie-row'.G18]" office:value-type="float" office:value="0" calcext:value-type="float">
            <text:p>0</text:p>
          </table:table-cell>
          <table:table-cell table:formula="of:=[$'movie-row'.J18]" office:value-type="float" office:value="4" calcext:value-type="float">
            <text:p>4</text:p>
          </table:table-cell>
          <table:table-cell table:formula="of:=[$'movie-row'.T18]" office:value-type="float" office:value="5" calcext:value-type="float">
            <text:p>5</text:p>
          </table:table-cell>
          <table:table-cell table:style-name="ce17" table:formula="of:=[$'movie-row'.X18]" office:value-type="float" office:value="0" calcext:value-type="float">
            <text:p>0</text:p>
          </table:table-cell>
          <table:table-cell table:style-name="ce20" table:formula="of:=IF([.B22]&gt;0;[.B$5];0)" office:value-type="float" office:value="0.400274504253816" calcext:value-type="float">
            <text:p>0.400274504253816</text:p>
          </table:table-cell>
          <table:table-cell table:style-name="ce20" table:formula="of:=IF([.C22]&gt;0;[.C$5];0)" office:value-type="float" office:value="0.47668328054518" calcext:value-type="float">
            <text:p>0.47668328054518</text:p>
          </table:table-cell>
          <table:table-cell table:style-name="ce20" table:formula="of:=IF([.D22]&gt;0;[.D$5];0)" office:value-type="float" office:value="0.438991554414636" calcext:value-type="float">
            <text:p>0.438991554414636</text:p>
          </table:table-cell>
          <table:table-cell table:style-name="ce20" table:formula="of:=IF([.E22]&gt;0;[.E$5];0)" office:value-type="float" office:value="0.464110147764856" calcext:value-type="float">
            <text:p>0.464110147764856</text:p>
          </table:table-cell>
          <table:table-cell table:style-name="ce20" table:formula="of:=IF([.F22]&gt;0;[.F$5];0)" office:value-type="float" office:value="0.37985626502293" calcext:value-type="float">
            <text:p>0.37985626502293</text:p>
          </table:table-cell>
          <table:table-cell table:style-name="ce20" table:formula="of:=IF([.G22]&gt;0;[.G$5];0)" office:value-type="float" office:value="0.562448738744889" calcext:value-type="float">
            <text:p>0.562448738744889</text:p>
          </table:table-cell>
          <table:table-cell table:style-name="ce20" table:formula="of:=IF([.H22]&gt;0;[.H$5];0)" office:value-type="float" office:value="0" calcext:value-type="float">
            <text:p>0</text:p>
          </table:table-cell>
          <table:table-cell table:style-name="ce20" table:formula="of:=IF([.I22]&gt;0;[.I$5];0)" office:value-type="float" office:value="0.475494852275685" calcext:value-type="float">
            <text:p>0.475494852275685</text:p>
          </table:table-cell>
          <table:table-cell table:style-name="ce20" table:formula="of:=IF([.J22]&gt;0;[.J$5];0)" office:value-type="float" office:value="0.525990442787603" calcext:value-type="float">
            <text:p>0.525990442787603</text:p>
          </table:table-cell>
          <table:table-cell table:style-name="ce20" table:formula="of:=IF([.K22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19]" office:value-type="string" office:string-value="134: O Brother Where Art Thou? (2000)" calcext:value-type="string">
            <text:p>134: O Brother Where Art Thou? (2000)</text:p>
          </table:table-cell>
          <table:table-cell table:style-name="ce10" table:formula="of:=[$'movie-row'.H19]" office:value-type="float" office:value="0" calcext:value-type="float">
            <text:p>0</text:p>
          </table:table-cell>
          <table:table-cell table:formula="of:=[$'movie-row'.S19]" office:value-type="float" office:value="0" calcext:value-type="float">
            <text:p>0</text:p>
          </table:table-cell>
          <table:table-cell table:formula="of:=[$'movie-row'.U19]" office:value-type="float" office:value="2" calcext:value-type="float">
            <text:p>2</text:p>
          </table:table-cell>
          <table:table-cell table:formula="of:=[$'movie-row'.Y19]" office:value-type="float" office:value="0" calcext:value-type="float">
            <text:p>0</text:p>
          </table:table-cell>
          <table:table-cell table:style-name="ce17" table:formula="of:=[$'movie-row'.Z19]" office:value-type="float" office:value="0" calcext:value-type="float">
            <text:p>0</text:p>
          </table:table-cell>
          <table:table-cell table:style-name="ce20" table:formula="of:=[$'movie-row'.C19]" office:value-type="float" office:value="0" calcext:value-type="float">
            <text:p>0</text:p>
          </table:table-cell>
          <table:table-cell table:formula="of:=[$'movie-row'.G19]" office:value-type="float" office:value="0" calcext:value-type="float">
            <text:p>0</text:p>
          </table:table-cell>
          <table:table-cell table:formula="of:=[$'movie-row'.J19]" office:value-type="float" office:value="0" calcext:value-type="float">
            <text:p>0</text:p>
          </table:table-cell>
          <table:table-cell table:formula="of:=[$'movie-row'.T19]" office:value-type="float" office:value="4" calcext:value-type="float">
            <text:p>4</text:p>
          </table:table-cell>
          <table:table-cell table:style-name="ce17" table:formula="of:=[$'movie-row'.X19]" office:value-type="float" office:value="0" calcext:value-type="float">
            <text:p>0</text:p>
          </table:table-cell>
          <table:table-cell table:style-name="ce20" table:formula="of:=IF([.B23]&gt;0;[.B$5];0)" office:value-type="float" office:value="0" calcext:value-type="float">
            <text:p>0</text:p>
          </table:table-cell>
          <table:table-cell table:style-name="ce20" table:formula="of:=IF([.C23]&gt;0;[.C$5];0)" office:value-type="float" office:value="0" calcext:value-type="float">
            <text:p>0</text:p>
          </table:table-cell>
          <table:table-cell table:style-name="ce20" table:formula="of:=IF([.D23]&gt;0;[.D$5];0)" office:value-type="float" office:value="0.438991554414636" calcext:value-type="float">
            <text:p>0.438991554414636</text:p>
          </table:table-cell>
          <table:table-cell table:style-name="ce20" table:formula="of:=IF([.E23]&gt;0;[.E$5];0)" office:value-type="float" office:value="0" calcext:value-type="float">
            <text:p>0</text:p>
          </table:table-cell>
          <table:table-cell table:style-name="ce20" table:formula="of:=IF([.F23]&gt;0;[.F$5];0)" office:value-type="float" office:value="0" calcext:value-type="float">
            <text:p>0</text:p>
          </table:table-cell>
          <table:table-cell table:style-name="ce20" table:formula="of:=IF([.G23]&gt;0;[.G$5];0)" office:value-type="float" office:value="0" calcext:value-type="float">
            <text:p>0</text:p>
          </table:table-cell>
          <table:table-cell table:style-name="ce20" table:formula="of:=IF([.H23]&gt;0;[.H$5];0)" office:value-type="float" office:value="0" calcext:value-type="float">
            <text:p>0</text:p>
          </table:table-cell>
          <table:table-cell table:style-name="ce20" table:formula="of:=IF([.I23]&gt;0;[.I$5];0)" office:value-type="float" office:value="0" calcext:value-type="float">
            <text:p>0</text:p>
          </table:table-cell>
          <table:table-cell table:style-name="ce20" table:formula="of:=IF([.J23]&gt;0;[.J$5];0)" office:value-type="float" office:value="0.525990442787603" calcext:value-type="float">
            <text:p>0.525990442787603</text:p>
          </table:table-cell>
          <table:table-cell table:style-name="ce20" table:formula="of:=IF([.K23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20]" office:value-type="string" office:string-value="141: Donnie Darko (2001)" calcext:value-type="string">
            <text:p>141: Donnie Darko (2001)</text:p>
          </table:table-cell>
          <table:table-cell table:style-name="ce10" table:formula="of:=[$'movie-row'.H20]" office:value-type="float" office:value="0" calcext:value-type="float">
            <text:p>0</text:p>
          </table:table-cell>
          <table:table-cell table:formula="of:=[$'movie-row'.S20]" office:value-type="float" office:value="0" calcext:value-type="float">
            <text:p>0</text:p>
          </table:table-cell>
          <table:table-cell table:formula="of:=[$'movie-row'.U20]" office:value-type="float" office:value="2" calcext:value-type="float">
            <text:p>2</text:p>
          </table:table-cell>
          <table:table-cell table:formula="of:=[$'movie-row'.Y20]" office:value-type="float" office:value="4" calcext:value-type="float">
            <text:p>4</text:p>
          </table:table-cell>
          <table:table-cell table:style-name="ce17" table:formula="of:=[$'movie-row'.Z20]" office:value-type="float" office:value="0" calcext:value-type="float">
            <text:p>0</text:p>
          </table:table-cell>
          <table:table-cell table:style-name="ce20" table:formula="of:=[$'movie-row'.C20]" office:value-type="float" office:value="3" calcext:value-type="float">
            <text:p>3</text:p>
          </table:table-cell>
          <table:table-cell table:formula="of:=[$'movie-row'.G20]" office:value-type="float" office:value="2.5" calcext:value-type="float">
            <text:p>2.5</text:p>
          </table:table-cell>
          <table:table-cell table:formula="of:=[$'movie-row'.J20]" office:value-type="float" office:value="4.5" calcext:value-type="float">
            <text:p>4.5</text:p>
          </table:table-cell>
          <table:table-cell table:formula="of:=[$'movie-row'.T20]" office:value-type="float" office:value="4.5" calcext:value-type="float">
            <text:p>4.5</text:p>
          </table:table-cell>
          <table:table-cell table:style-name="ce17" table:formula="of:=[$'movie-row'.X20]" office:value-type="float" office:value="0" calcext:value-type="float">
            <text:p>0</text:p>
          </table:table-cell>
          <table:table-cell table:style-name="ce20" table:formula="of:=IF([.B24]&gt;0;[.B$5];0)" office:value-type="float" office:value="0" calcext:value-type="float">
            <text:p>0</text:p>
          </table:table-cell>
          <table:table-cell table:style-name="ce20" table:formula="of:=IF([.C24]&gt;0;[.C$5];0)" office:value-type="float" office:value="0" calcext:value-type="float">
            <text:p>0</text:p>
          </table:table-cell>
          <table:table-cell table:style-name="ce20" table:formula="of:=IF([.D24]&gt;0;[.D$5];0)" office:value-type="float" office:value="0.438991554414636" calcext:value-type="float">
            <text:p>0.438991554414636</text:p>
          </table:table-cell>
          <table:table-cell table:style-name="ce20" table:formula="of:=IF([.E24]&gt;0;[.E$5];0)" office:value-type="float" office:value="0.464110147764856" calcext:value-type="float">
            <text:p>0.464110147764856</text:p>
          </table:table-cell>
          <table:table-cell table:style-name="ce20" table:formula="of:=IF([.F24]&gt;0;[.F$5];0)" office:value-type="float" office:value="0" calcext:value-type="float">
            <text:p>0</text:p>
          </table:table-cell>
          <table:table-cell table:style-name="ce20" table:formula="of:=IF([.G24]&gt;0;[.G$5];0)" office:value-type="float" office:value="0.562448738744889" calcext:value-type="float">
            <text:p>0.562448738744889</text:p>
          </table:table-cell>
          <table:table-cell table:style-name="ce20" table:formula="of:=IF([.H24]&gt;0;[.H$5];0)" office:value-type="float" office:value="0.539065851394357" calcext:value-type="float">
            <text:p>0.539065851394357</text:p>
          </table:table-cell>
          <table:table-cell table:style-name="ce20" table:formula="of:=IF([.I24]&gt;0;[.I$5];0)" office:value-type="float" office:value="0.475494852275685" calcext:value-type="float">
            <text:p>0.475494852275685</text:p>
          </table:table-cell>
          <table:table-cell table:style-name="ce20" table:formula="of:=IF([.J24]&gt;0;[.J$5];0)" office:value-type="float" office:value="0.525990442787603" calcext:value-type="float">
            <text:p>0.525990442787603</text:p>
          </table:table-cell>
          <table:table-cell table:style-name="ce20" table:formula="of:=IF([.K24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21]" office:value-type="string" office:string-value="146: Crouching Tiger Hidden Dragon (Wo hu cang long) (2000)" calcext:value-type="string">
            <text:p>146: Crouching Tiger Hidden Dragon (Wo hu cang long) (2000)</text:p>
          </table:table-cell>
          <table:table-cell table:style-name="ce10" table:formula="of:=[$'movie-row'.H21]" office:value-type="float" office:value="5" calcext:value-type="float">
            <text:p>5</text:p>
          </table:table-cell>
          <table:table-cell table:formula="of:=[$'movie-row'.S21]" office:value-type="float" office:value="3.5" calcext:value-type="float">
            <text:p>3.5</text:p>
          </table:table-cell>
          <table:table-cell table:formula="of:=[$'movie-row'.U21]" office:value-type="float" office:value="4" calcext:value-type="float">
            <text:p>4</text:p>
          </table:table-cell>
          <table:table-cell table:formula="of:=[$'movie-row'.Y21]" office:value-type="float" office:value="0" calcext:value-type="float">
            <text:p>0</text:p>
          </table:table-cell>
          <table:table-cell table:style-name="ce17" table:formula="of:=[$'movie-row'.Z21]" office:value-type="float" office:value="4" calcext:value-type="float">
            <text:p>4</text:p>
          </table:table-cell>
          <table:table-cell table:style-name="ce20" table:formula="of:=[$'movie-row'.C21]" office:value-type="float" office:value="4" calcext:value-type="float">
            <text:p>4</text:p>
          </table:table-cell>
          <table:table-cell table:formula="of:=[$'movie-row'.G21]" office:value-type="float" office:value="3.5" calcext:value-type="float">
            <text:p>3.5</text:p>
          </table:table-cell>
          <table:table-cell table:formula="of:=[$'movie-row'.J21]" office:value-type="float" office:value="2.5" calcext:value-type="float">
            <text:p>2.5</text:p>
          </table:table-cell>
          <table:table-cell table:formula="of:=[$'movie-row'.T21]" office:value-type="float" office:value="3.5" calcext:value-type="float">
            <text:p>3.5</text:p>
          </table:table-cell>
          <table:table-cell table:style-name="ce17" table:formula="of:=[$'movie-row'.X21]" office:value-type="float" office:value="4" calcext:value-type="float">
            <text:p>4</text:p>
          </table:table-cell>
          <table:table-cell table:style-name="ce20" table:formula="of:=IF([.B25]&gt;0;[.B$5];0)" office:value-type="float" office:value="0.400274504253816" calcext:value-type="float">
            <text:p>0.400274504253816</text:p>
          </table:table-cell>
          <table:table-cell table:style-name="ce20" table:formula="of:=IF([.C25]&gt;0;[.C$5];0)" office:value-type="float" office:value="0.47668328054518" calcext:value-type="float">
            <text:p>0.47668328054518</text:p>
          </table:table-cell>
          <table:table-cell table:style-name="ce20" table:formula="of:=IF([.D25]&gt;0;[.D$5];0)" office:value-type="float" office:value="0.438991554414636" calcext:value-type="float">
            <text:p>0.438991554414636</text:p>
          </table:table-cell>
          <table:table-cell table:style-name="ce20" table:formula="of:=IF([.E25]&gt;0;[.E$5];0)" office:value-type="float" office:value="0" calcext:value-type="float">
            <text:p>0</text:p>
          </table:table-cell>
          <table:table-cell table:style-name="ce20" table:formula="of:=IF([.F25]&gt;0;[.F$5];0)" office:value-type="float" office:value="0.37985626502293" calcext:value-type="float">
            <text:p>0.37985626502293</text:p>
          </table:table-cell>
          <table:table-cell table:style-name="ce20" table:formula="of:=IF([.G25]&gt;0;[.G$5];0)" office:value-type="float" office:value="0.562448738744889" calcext:value-type="float">
            <text:p>0.562448738744889</text:p>
          </table:table-cell>
          <table:table-cell table:style-name="ce20" table:formula="of:=IF([.H25]&gt;0;[.H$5];0)" office:value-type="float" office:value="0.539065851394357" calcext:value-type="float">
            <text:p>0.539065851394357</text:p>
          </table:table-cell>
          <table:table-cell table:style-name="ce20" table:formula="of:=IF([.I25]&gt;0;[.I$5];0)" office:value-type="float" office:value="0.475494852275685" calcext:value-type="float">
            <text:p>0.475494852275685</text:p>
          </table:table-cell>
          <table:table-cell table:style-name="ce20" table:formula="of:=IF([.J25]&gt;0;[.J$5];0)" office:value-type="float" office:value="0.525990442787603" calcext:value-type="float">
            <text:p>0.525990442787603</text:p>
          </table:table-cell>
          <table:table-cell table:style-name="ce20" table:formula="of:=IF([.K25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22]" office:value-type="string" office:string-value="153: Lost in Translation (2003)" calcext:value-type="string">
            <text:p>153: Lost in Translation (2003)</text:p>
          </table:table-cell>
          <table:table-cell table:style-name="ce10" table:formula="of:=[$'movie-row'.H22]" office:value-type="float" office:value="4" calcext:value-type="float">
            <text:p>4</text:p>
          </table:table-cell>
          <table:table-cell table:formula="of:=[$'movie-row'.S22]" office:value-type="float" office:value="4" calcext:value-type="float">
            <text:p>4</text:p>
          </table:table-cell>
          <table:table-cell table:formula="of:=[$'movie-row'.U22]" office:value-type="float" office:value="4" calcext:value-type="float">
            <text:p>4</text:p>
          </table:table-cell>
          <table:table-cell table:formula="of:=[$'movie-row'.Y22]" office:value-type="float" office:value="4.5" calcext:value-type="float">
            <text:p>4.5</text:p>
          </table:table-cell>
          <table:table-cell table:style-name="ce17" table:formula="of:=[$'movie-row'.Z22]" office:value-type="float" office:value="1.5" calcext:value-type="float">
            <text:p>1.5</text:p>
          </table:table-cell>
          <table:table-cell table:style-name="ce20" table:formula="of:=[$'movie-row'.C22]" office:value-type="float" office:value="4.5" calcext:value-type="float">
            <text:p>4.5</text:p>
          </table:table-cell>
          <table:table-cell table:formula="of:=[$'movie-row'.G22]" office:value-type="float" office:value="0" calcext:value-type="float">
            <text:p>0</text:p>
          </table:table-cell>
          <table:table-cell table:formula="of:=[$'movie-row'.J22]" office:value-type="float" office:value="3.5" calcext:value-type="float">
            <text:p>3.5</text:p>
          </table:table-cell>
          <table:table-cell table:formula="of:=[$'movie-row'.T22]" office:value-type="float" office:value="4.5" calcext:value-type="float">
            <text:p>4.5</text:p>
          </table:table-cell>
          <table:table-cell table:style-name="ce17" table:formula="of:=[$'movie-row'.X22]" office:value-type="float" office:value="0" calcext:value-type="float">
            <text:p>0</text:p>
          </table:table-cell>
          <table:table-cell table:style-name="ce20" table:formula="of:=IF([.B26]&gt;0;[.B$5];0)" office:value-type="float" office:value="0.400274504253816" calcext:value-type="float">
            <text:p>0.400274504253816</text:p>
          </table:table-cell>
          <table:table-cell table:style-name="ce20" table:formula="of:=IF([.C26]&gt;0;[.C$5];0)" office:value-type="float" office:value="0.47668328054518" calcext:value-type="float">
            <text:p>0.47668328054518</text:p>
          </table:table-cell>
          <table:table-cell table:style-name="ce20" table:formula="of:=IF([.D26]&gt;0;[.D$5];0)" office:value-type="float" office:value="0.438991554414636" calcext:value-type="float">
            <text:p>0.438991554414636</text:p>
          </table:table-cell>
          <table:table-cell table:style-name="ce20" table:formula="of:=IF([.E26]&gt;0;[.E$5];0)" office:value-type="float" office:value="0.464110147764856" calcext:value-type="float">
            <text:p>0.464110147764856</text:p>
          </table:table-cell>
          <table:table-cell table:style-name="ce20" table:formula="of:=IF([.F26]&gt;0;[.F$5];0)" office:value-type="float" office:value="0.37985626502293" calcext:value-type="float">
            <text:p>0.37985626502293</text:p>
          </table:table-cell>
          <table:table-cell table:style-name="ce20" table:formula="of:=IF([.G26]&gt;0;[.G$5];0)" office:value-type="float" office:value="0.562448738744889" calcext:value-type="float">
            <text:p>0.562448738744889</text:p>
          </table:table-cell>
          <table:table-cell table:style-name="ce20" table:formula="of:=IF([.H26]&gt;0;[.H$5];0)" office:value-type="float" office:value="0" calcext:value-type="float">
            <text:p>0</text:p>
          </table:table-cell>
          <table:table-cell table:style-name="ce20" table:formula="of:=IF([.I26]&gt;0;[.I$5];0)" office:value-type="float" office:value="0.475494852275685" calcext:value-type="float">
            <text:p>0.475494852275685</text:p>
          </table:table-cell>
          <table:table-cell table:style-name="ce20" table:formula="of:=IF([.J26]&gt;0;[.J$5];0)" office:value-type="float" office:value="0.525990442787603" calcext:value-type="float">
            <text:p>0.525990442787603</text:p>
          </table:table-cell>
          <table:table-cell table:style-name="ce20" table:formula="of:=IF([.K26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23]" office:value-type="string" office:string-value="155: The Dark Knight (2008)" calcext:value-type="string">
            <text:p>155: The Dark Knight (2008)</text:p>
          </table:table-cell>
          <table:table-cell table:style-name="ce10" table:formula="of:=[$'movie-row'.H23]" office:value-type="float" office:value="0" calcext:value-type="float">
            <text:p>0</text:p>
          </table:table-cell>
          <table:table-cell table:formula="of:=[$'movie-row'.S23]" office:value-type="float" office:value="5" calcext:value-type="float">
            <text:p>5</text:p>
          </table:table-cell>
          <table:table-cell table:formula="of:=[$'movie-row'.U23]" office:value-type="float" office:value="4.5" calcext:value-type="float">
            <text:p>4.5</text:p>
          </table:table-cell>
          <table:table-cell table:formula="of:=[$'movie-row'.Y23]" office:value-type="float" office:value="5" calcext:value-type="float">
            <text:p>5</text:p>
          </table:table-cell>
          <table:table-cell table:style-name="ce17" table:formula="of:=[$'movie-row'.Z23]" office:value-type="float" office:value="3.5" calcext:value-type="float">
            <text:p>3.5</text:p>
          </table:table-cell>
          <table:table-cell table:style-name="ce20" table:formula="of:=[$'movie-row'.C23]" office:value-type="float" office:value="5" calcext:value-type="float">
            <text:p>5</text:p>
          </table:table-cell>
          <table:table-cell table:formula="of:=[$'movie-row'.G23]" office:value-type="float" office:value="4" calcext:value-type="float">
            <text:p>4</text:p>
          </table:table-cell>
          <table:table-cell table:formula="of:=[$'movie-row'.J23]" office:value-type="float" office:value="3.5" calcext:value-type="float">
            <text:p>3.5</text:p>
          </table:table-cell>
          <table:table-cell table:formula="of:=[$'movie-row'.T23]" office:value-type="float" office:value="4.5" calcext:value-type="float">
            <text:p>4.5</text:p>
          </table:table-cell>
          <table:table-cell table:style-name="ce17" table:formula="of:=[$'movie-row'.X23]" office:value-type="float" office:value="4.5" calcext:value-type="float">
            <text:p>4.5</text:p>
          </table:table-cell>
          <table:table-cell table:style-name="ce20" table:formula="of:=IF([.B27]&gt;0;[.B$5];0)" office:value-type="float" office:value="0" calcext:value-type="float">
            <text:p>0</text:p>
          </table:table-cell>
          <table:table-cell table:style-name="ce20" table:formula="of:=IF([.C27]&gt;0;[.C$5];0)" office:value-type="float" office:value="0.47668328054518" calcext:value-type="float">
            <text:p>0.47668328054518</text:p>
          </table:table-cell>
          <table:table-cell table:style-name="ce20" table:formula="of:=IF([.D27]&gt;0;[.D$5];0)" office:value-type="float" office:value="0.438991554414636" calcext:value-type="float">
            <text:p>0.438991554414636</text:p>
          </table:table-cell>
          <table:table-cell table:style-name="ce20" table:formula="of:=IF([.E27]&gt;0;[.E$5];0)" office:value-type="float" office:value="0.464110147764856" calcext:value-type="float">
            <text:p>0.464110147764856</text:p>
          </table:table-cell>
          <table:table-cell table:style-name="ce20" table:formula="of:=IF([.F27]&gt;0;[.F$5];0)" office:value-type="float" office:value="0.37985626502293" calcext:value-type="float">
            <text:p>0.37985626502293</text:p>
          </table:table-cell>
          <table:table-cell table:style-name="ce20" table:formula="of:=IF([.G27]&gt;0;[.G$5];0)" office:value-type="float" office:value="0.562448738744889" calcext:value-type="float">
            <text:p>0.562448738744889</text:p>
          </table:table-cell>
          <table:table-cell table:style-name="ce20" table:formula="of:=IF([.H27]&gt;0;[.H$5];0)" office:value-type="float" office:value="0.539065851394357" calcext:value-type="float">
            <text:p>0.539065851394357</text:p>
          </table:table-cell>
          <table:table-cell table:style-name="ce20" table:formula="of:=IF([.I27]&gt;0;[.I$5];0)" office:value-type="float" office:value="0.475494852275685" calcext:value-type="float">
            <text:p>0.475494852275685</text:p>
          </table:table-cell>
          <table:table-cell table:style-name="ce20" table:formula="of:=IF([.J27]&gt;0;[.J$5];0)" office:value-type="float" office:value="0.525990442787603" calcext:value-type="float">
            <text:p>0.525990442787603</text:p>
          </table:table-cell>
          <table:table-cell table:style-name="ce20" table:formula="of:=IF([.K27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24]" office:value-type="string" office:string-value="161: Ocean's Eleven (2001)" calcext:value-type="string">
            <text:p>161: Ocean's Eleven (2001)</text:p>
          </table:table-cell>
          <table:table-cell table:style-name="ce10" table:formula="of:=[$'movie-row'.H24]" office:value-type="float" office:value="4" calcext:value-type="float">
            <text:p>4</text:p>
          </table:table-cell>
          <table:table-cell table:formula="of:=[$'movie-row'.S24]" office:value-type="float" office:value="3.5" calcext:value-type="float">
            <text:p>3.5</text:p>
          </table:table-cell>
          <table:table-cell table:formula="of:=[$'movie-row'.U24]" office:value-type="float" office:value="2.5" calcext:value-type="float">
            <text:p>2.5</text:p>
          </table:table-cell>
          <table:table-cell table:formula="of:=[$'movie-row'.Y24]" office:value-type="float" office:value="3.5" calcext:value-type="float">
            <text:p>3.5</text:p>
          </table:table-cell>
          <table:table-cell table:style-name="ce17" table:formula="of:=[$'movie-row'.Z24]" office:value-type="float" office:value="4" calcext:value-type="float">
            <text:p>4</text:p>
          </table:table-cell>
          <table:table-cell table:style-name="ce20" table:formula="of:=[$'movie-row'.C24]" office:value-type="float" office:value="4.5" calcext:value-type="float">
            <text:p>4.5</text:p>
          </table:table-cell>
          <table:table-cell table:formula="of:=[$'movie-row'.G24]" office:value-type="float" office:value="3.5" calcext:value-type="float">
            <text:p>3.5</text:p>
          </table:table-cell>
          <table:table-cell table:formula="of:=[$'movie-row'.J24]" office:value-type="float" office:value="4" calcext:value-type="float">
            <text:p>4</text:p>
          </table:table-cell>
          <table:table-cell table:formula="of:=[$'movie-row'.T24]" office:value-type="float" office:value="4.5" calcext:value-type="float">
            <text:p>4.5</text:p>
          </table:table-cell>
          <table:table-cell table:style-name="ce17" table:formula="of:=[$'movie-row'.X24]" office:value-type="float" office:value="4.5" calcext:value-type="float">
            <text:p>4.5</text:p>
          </table:table-cell>
          <table:table-cell table:style-name="ce20" table:formula="of:=IF([.B28]&gt;0;[.B$5];0)" office:value-type="float" office:value="0.400274504253816" calcext:value-type="float">
            <text:p>0.400274504253816</text:p>
          </table:table-cell>
          <table:table-cell table:style-name="ce20" table:formula="of:=IF([.C28]&gt;0;[.C$5];0)" office:value-type="float" office:value="0.47668328054518" calcext:value-type="float">
            <text:p>0.47668328054518</text:p>
          </table:table-cell>
          <table:table-cell table:style-name="ce20" table:formula="of:=IF([.D28]&gt;0;[.D$5];0)" office:value-type="float" office:value="0.438991554414636" calcext:value-type="float">
            <text:p>0.438991554414636</text:p>
          </table:table-cell>
          <table:table-cell table:style-name="ce20" table:formula="of:=IF([.E28]&gt;0;[.E$5];0)" office:value-type="float" office:value="0.464110147764856" calcext:value-type="float">
            <text:p>0.464110147764856</text:p>
          </table:table-cell>
          <table:table-cell table:style-name="ce20" table:formula="of:=IF([.F28]&gt;0;[.F$5];0)" office:value-type="float" office:value="0.37985626502293" calcext:value-type="float">
            <text:p>0.37985626502293</text:p>
          </table:table-cell>
          <table:table-cell table:style-name="ce20" table:formula="of:=IF([.G28]&gt;0;[.G$5];0)" office:value-type="float" office:value="0.562448738744889" calcext:value-type="float">
            <text:p>0.562448738744889</text:p>
          </table:table-cell>
          <table:table-cell table:style-name="ce20" table:formula="of:=IF([.H28]&gt;0;[.H$5];0)" office:value-type="float" office:value="0.539065851394357" calcext:value-type="float">
            <text:p>0.539065851394357</text:p>
          </table:table-cell>
          <table:table-cell table:style-name="ce20" table:formula="of:=IF([.I28]&gt;0;[.I$5];0)" office:value-type="float" office:value="0.475494852275685" calcext:value-type="float">
            <text:p>0.475494852275685</text:p>
          </table:table-cell>
          <table:table-cell table:style-name="ce20" table:formula="of:=IF([.J28]&gt;0;[.J$5];0)" office:value-type="float" office:value="0.525990442787603" calcext:value-type="float">
            <text:p>0.525990442787603</text:p>
          </table:table-cell>
          <table:table-cell table:style-name="ce20" table:formula="of:=IF([.K28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25]" office:value-type="string" office:string-value="180: Minority Report (2002)" calcext:value-type="string">
            <text:p>180: Minority Report (2002)</text:p>
          </table:table-cell>
          <table:table-cell table:style-name="ce10" table:formula="of:=[$'movie-row'.H25]" office:value-type="float" office:value="0" calcext:value-type="float">
            <text:p>0</text:p>
          </table:table-cell>
          <table:table-cell table:formula="of:=[$'movie-row'.S25]" office:value-type="float" office:value="4" calcext:value-type="float">
            <text:p>4</text:p>
          </table:table-cell>
          <table:table-cell table:formula="of:=[$'movie-row'.U25]" office:value-type="float" office:value="3" calcext:value-type="float">
            <text:p>3</text:p>
          </table:table-cell>
          <table:table-cell table:formula="of:=[$'movie-row'.Y25]" office:value-type="float" office:value="3.5" calcext:value-type="float">
            <text:p>3.5</text:p>
          </table:table-cell>
          <table:table-cell table:style-name="ce17" table:formula="of:=[$'movie-row'.Z25]" office:value-type="float" office:value="4" calcext:value-type="float">
            <text:p>4</text:p>
          </table:table-cell>
          <table:table-cell table:style-name="ce20" table:formula="of:=[$'movie-row'.C25]" office:value-type="float" office:value="4.5" calcext:value-type="float">
            <text:p>4.5</text:p>
          </table:table-cell>
          <table:table-cell table:formula="of:=[$'movie-row'.G25]" office:value-type="float" office:value="0" calcext:value-type="float">
            <text:p>0</text:p>
          </table:table-cell>
          <table:table-cell table:formula="of:=[$'movie-row'.J25]" office:value-type="float" office:value="2.5" calcext:value-type="float">
            <text:p>2.5</text:p>
          </table:table-cell>
          <table:table-cell table:formula="of:=[$'movie-row'.T25]" office:value-type="float" office:value="4" calcext:value-type="float">
            <text:p>4</text:p>
          </table:table-cell>
          <table:table-cell table:style-name="ce17" table:formula="of:=[$'movie-row'.X25]" office:value-type="float" office:value="0" calcext:value-type="float">
            <text:p>0</text:p>
          </table:table-cell>
          <table:table-cell table:style-name="ce20" table:formula="of:=IF([.B29]&gt;0;[.B$5];0)" office:value-type="float" office:value="0" calcext:value-type="float">
            <text:p>0</text:p>
          </table:table-cell>
          <table:table-cell table:style-name="ce20" table:formula="of:=IF([.C29]&gt;0;[.C$5];0)" office:value-type="float" office:value="0.47668328054518" calcext:value-type="float">
            <text:p>0.47668328054518</text:p>
          </table:table-cell>
          <table:table-cell table:style-name="ce20" table:formula="of:=IF([.D29]&gt;0;[.D$5];0)" office:value-type="float" office:value="0.438991554414636" calcext:value-type="float">
            <text:p>0.438991554414636</text:p>
          </table:table-cell>
          <table:table-cell table:style-name="ce20" table:formula="of:=IF([.E29]&gt;0;[.E$5];0)" office:value-type="float" office:value="0.464110147764856" calcext:value-type="float">
            <text:p>0.464110147764856</text:p>
          </table:table-cell>
          <table:table-cell table:style-name="ce20" table:formula="of:=IF([.F29]&gt;0;[.F$5];0)" office:value-type="float" office:value="0.37985626502293" calcext:value-type="float">
            <text:p>0.37985626502293</text:p>
          </table:table-cell>
          <table:table-cell table:style-name="ce20" table:formula="of:=IF([.G29]&gt;0;[.G$5];0)" office:value-type="float" office:value="0.562448738744889" calcext:value-type="float">
            <text:p>0.562448738744889</text:p>
          </table:table-cell>
          <table:table-cell table:style-name="ce20" table:formula="of:=IF([.H29]&gt;0;[.H$5];0)" office:value-type="float" office:value="0" calcext:value-type="float">
            <text:p>0</text:p>
          </table:table-cell>
          <table:table-cell table:style-name="ce20" table:formula="of:=IF([.I29]&gt;0;[.I$5];0)" office:value-type="float" office:value="0.475494852275685" calcext:value-type="float">
            <text:p>0.475494852275685</text:p>
          </table:table-cell>
          <table:table-cell table:style-name="ce20" table:formula="of:=IF([.J29]&gt;0;[.J$5];0)" office:value-type="float" office:value="0.525990442787603" calcext:value-type="float">
            <text:p>0.525990442787603</text:p>
          </table:table-cell>
          <table:table-cell table:style-name="ce20" table:formula="of:=IF([.K29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26]" office:value-type="string" office:string-value="187: Sin City (2005)" calcext:value-type="string">
            <text:p>187: Sin City (2005)</text:p>
          </table:table-cell>
          <table:table-cell table:style-name="ce10" table:formula="of:=[$'movie-row'.H26]" office:value-type="float" office:value="0" calcext:value-type="float">
            <text:p>0</text:p>
          </table:table-cell>
          <table:table-cell table:formula="of:=[$'movie-row'.S26]" office:value-type="float" office:value="1.5" calcext:value-type="float">
            <text:p>1.5</text:p>
          </table:table-cell>
          <table:table-cell table:formula="of:=[$'movie-row'.U26]" office:value-type="float" office:value="4" calcext:value-type="float">
            <text:p>4</text:p>
          </table:table-cell>
          <table:table-cell table:formula="of:=[$'movie-row'.Y26]" office:value-type="float" office:value="0" calcext:value-type="float">
            <text:p>0</text:p>
          </table:table-cell>
          <table:table-cell table:style-name="ce17" table:formula="of:=[$'movie-row'.Z26]" office:value-type="float" office:value="4.5" calcext:value-type="float">
            <text:p>4.5</text:p>
          </table:table-cell>
          <table:table-cell table:style-name="ce20" table:formula="of:=[$'movie-row'.C26]" office:value-type="float" office:value="3" calcext:value-type="float">
            <text:p>3</text:p>
          </table:table-cell>
          <table:table-cell table:formula="of:=[$'movie-row'.G26]" office:value-type="float" office:value="0" calcext:value-type="float">
            <text:p>0</text:p>
          </table:table-cell>
          <table:table-cell table:formula="of:=[$'movie-row'.J26]" office:value-type="float" office:value="3.5" calcext:value-type="float">
            <text:p>3.5</text:p>
          </table:table-cell>
          <table:table-cell table:formula="of:=[$'movie-row'.T26]" office:value-type="float" office:value="4" calcext:value-type="float">
            <text:p>4</text:p>
          </table:table-cell>
          <table:table-cell table:style-name="ce17" table:formula="of:=[$'movie-row'.X26]" office:value-type="float" office:value="0" calcext:value-type="float">
            <text:p>0</text:p>
          </table:table-cell>
          <table:table-cell table:style-name="ce20" table:formula="of:=IF([.B30]&gt;0;[.B$5];0)" office:value-type="float" office:value="0" calcext:value-type="float">
            <text:p>0</text:p>
          </table:table-cell>
          <table:table-cell table:style-name="ce20" table:formula="of:=IF([.C30]&gt;0;[.C$5];0)" office:value-type="float" office:value="0.47668328054518" calcext:value-type="float">
            <text:p>0.47668328054518</text:p>
          </table:table-cell>
          <table:table-cell table:style-name="ce20" table:formula="of:=IF([.D30]&gt;0;[.D$5];0)" office:value-type="float" office:value="0.438991554414636" calcext:value-type="float">
            <text:p>0.438991554414636</text:p>
          </table:table-cell>
          <table:table-cell table:style-name="ce20" table:formula="of:=IF([.E30]&gt;0;[.E$5];0)" office:value-type="float" office:value="0" calcext:value-type="float">
            <text:p>0</text:p>
          </table:table-cell>
          <table:table-cell table:style-name="ce20" table:formula="of:=IF([.F30]&gt;0;[.F$5];0)" office:value-type="float" office:value="0.37985626502293" calcext:value-type="float">
            <text:p>0.37985626502293</text:p>
          </table:table-cell>
          <table:table-cell table:style-name="ce20" table:formula="of:=IF([.G30]&gt;0;[.G$5];0)" office:value-type="float" office:value="0.562448738744889" calcext:value-type="float">
            <text:p>0.562448738744889</text:p>
          </table:table-cell>
          <table:table-cell table:style-name="ce20" table:formula="of:=IF([.H30]&gt;0;[.H$5];0)" office:value-type="float" office:value="0" calcext:value-type="float">
            <text:p>0</text:p>
          </table:table-cell>
          <table:table-cell table:style-name="ce20" table:formula="of:=IF([.I30]&gt;0;[.I$5];0)" office:value-type="float" office:value="0.475494852275685" calcext:value-type="float">
            <text:p>0.475494852275685</text:p>
          </table:table-cell>
          <table:table-cell table:style-name="ce20" table:formula="of:=IF([.J30]&gt;0;[.J$5];0)" office:value-type="float" office:value="0.525990442787603" calcext:value-type="float">
            <text:p>0.525990442787603</text:p>
          </table:table-cell>
          <table:table-cell table:style-name="ce20" table:formula="of:=IF([.K30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27]" office:value-type="string" office:string-value="194: Amelie (2001)" calcext:value-type="string">
            <text:p>194: Amelie (2001)</text:p>
          </table:table-cell>
          <table:table-cell table:style-name="ce10" table:formula="of:=[$'movie-row'.H27]" office:value-type="float" office:value="0" calcext:value-type="float">
            <text:p>0</text:p>
          </table:table-cell>
          <table:table-cell table:formula="of:=[$'movie-row'.S27]" office:value-type="float" office:value="3" calcext:value-type="float">
            <text:p>3</text:p>
          </table:table-cell>
          <table:table-cell table:formula="of:=[$'movie-row'.U27]" office:value-type="float" office:value="5" calcext:value-type="float">
            <text:p>5</text:p>
          </table:table-cell>
          <table:table-cell table:formula="of:=[$'movie-row'.Y27]" office:value-type="float" office:value="4.5" calcext:value-type="float">
            <text:p>4.5</text:p>
          </table:table-cell>
          <table:table-cell table:style-name="ce17" table:formula="of:=[$'movie-row'.Z27]" office:value-type="float" office:value="0" calcext:value-type="float">
            <text:p>0</text:p>
          </table:table-cell>
          <table:table-cell table:style-name="ce20" table:formula="of:=[$'movie-row'.C27]" office:value-type="float" office:value="5" calcext:value-type="float">
            <text:p>5</text:p>
          </table:table-cell>
          <table:table-cell table:formula="of:=[$'movie-row'.G27]" office:value-type="float" office:value="0" calcext:value-type="float">
            <text:p>0</text:p>
          </table:table-cell>
          <table:table-cell table:formula="of:=[$'movie-row'.J27]" office:value-type="float" office:value="0" calcext:value-type="float">
            <text:p>0</text:p>
          </table:table-cell>
          <table:table-cell table:formula="of:=[$'movie-row'.T27]" office:value-type="float" office:value="4" calcext:value-type="float">
            <text:p>4</text:p>
          </table:table-cell>
          <table:table-cell table:style-name="ce17" table:formula="of:=[$'movie-row'.X27]" office:value-type="float" office:value="4.5" calcext:value-type="float">
            <text:p>4.5</text:p>
          </table:table-cell>
          <table:table-cell table:style-name="ce20" table:formula="of:=IF([.B31]&gt;0;[.B$5];0)" office:value-type="float" office:value="0" calcext:value-type="float">
            <text:p>0</text:p>
          </table:table-cell>
          <table:table-cell table:style-name="ce20" table:formula="of:=IF([.C31]&gt;0;[.C$5];0)" office:value-type="float" office:value="0.47668328054518" calcext:value-type="float">
            <text:p>0.47668328054518</text:p>
          </table:table-cell>
          <table:table-cell table:style-name="ce20" table:formula="of:=IF([.D31]&gt;0;[.D$5];0)" office:value-type="float" office:value="0.438991554414636" calcext:value-type="float">
            <text:p>0.438991554414636</text:p>
          </table:table-cell>
          <table:table-cell table:style-name="ce20" table:formula="of:=IF([.E31]&gt;0;[.E$5];0)" office:value-type="float" office:value="0.464110147764856" calcext:value-type="float">
            <text:p>0.464110147764856</text:p>
          </table:table-cell>
          <table:table-cell table:style-name="ce20" table:formula="of:=IF([.F31]&gt;0;[.F$5];0)" office:value-type="float" office:value="0" calcext:value-type="float">
            <text:p>0</text:p>
          </table:table-cell>
          <table:table-cell table:style-name="ce20" table:formula="of:=IF([.G31]&gt;0;[.G$5];0)" office:value-type="float" office:value="0.562448738744889" calcext:value-type="float">
            <text:p>0.562448738744889</text:p>
          </table:table-cell>
          <table:table-cell table:style-name="ce20" table:formula="of:=IF([.H31]&gt;0;[.H$5];0)" office:value-type="float" office:value="0" calcext:value-type="float">
            <text:p>0</text:p>
          </table:table-cell>
          <table:table-cell table:style-name="ce20" table:formula="of:=IF([.I31]&gt;0;[.I$5];0)" office:value-type="float" office:value="0" calcext:value-type="float">
            <text:p>0</text:p>
          </table:table-cell>
          <table:table-cell table:style-name="ce20" table:formula="of:=IF([.J31]&gt;0;[.J$5];0)" office:value-type="float" office:value="0.525990442787603" calcext:value-type="float">
            <text:p>0.525990442787603</text:p>
          </table:table-cell>
          <table:table-cell table:style-name="ce20" table:formula="of:=IF([.K31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28]" office:value-type="string" office:string-value="197: Braveheart (1995)" calcext:value-type="string">
            <text:p>197: Braveheart (1995)</text:p>
          </table:table-cell>
          <table:table-cell table:style-name="ce10" table:formula="of:=[$'movie-row'.H28]" office:value-type="float" office:value="5" calcext:value-type="float">
            <text:p>5</text:p>
          </table:table-cell>
          <table:table-cell table:formula="of:=[$'movie-row'.S28]" office:value-type="float" office:value="4.5" calcext:value-type="float">
            <text:p>4.5</text:p>
          </table:table-cell>
          <table:table-cell table:formula="of:=[$'movie-row'.U28]" office:value-type="float" office:value="1.5" calcext:value-type="float">
            <text:p>1.5</text:p>
          </table:table-cell>
          <table:table-cell table:formula="of:=[$'movie-row'.Y28]" office:value-type="float" office:value="2.5" calcext:value-type="float">
            <text:p>2.5</text:p>
          </table:table-cell>
          <table:table-cell table:style-name="ce17" table:formula="of:=[$'movie-row'.Z28]" office:value-type="float" office:value="5" calcext:value-type="float">
            <text:p>5</text:p>
          </table:table-cell>
          <table:table-cell table:style-name="ce20" table:formula="of:=[$'movie-row'.C28]" office:value-type="float" office:value="4" calcext:value-type="float">
            <text:p>4</text:p>
          </table:table-cell>
          <table:table-cell table:formula="of:=[$'movie-row'.G28]" office:value-type="float" office:value="4" calcext:value-type="float">
            <text:p>4</text:p>
          </table:table-cell>
          <table:table-cell table:formula="of:=[$'movie-row'.J28]" office:value-type="float" office:value="4" calcext:value-type="float">
            <text:p>4</text:p>
          </table:table-cell>
          <table:table-cell table:formula="of:=[$'movie-row'.T28]" office:value-type="float" office:value="0" calcext:value-type="float">
            <text:p>0</text:p>
          </table:table-cell>
          <table:table-cell table:style-name="ce17" table:formula="of:=[$'movie-row'.X28]" office:value-type="float" office:value="4" calcext:value-type="float">
            <text:p>4</text:p>
          </table:table-cell>
          <table:table-cell table:style-name="ce20" table:formula="of:=IF([.B32]&gt;0;[.B$5];0)" office:value-type="float" office:value="0.400274504253816" calcext:value-type="float">
            <text:p>0.400274504253816</text:p>
          </table:table-cell>
          <table:table-cell table:style-name="ce20" table:formula="of:=IF([.C32]&gt;0;[.C$5];0)" office:value-type="float" office:value="0.47668328054518" calcext:value-type="float">
            <text:p>0.47668328054518</text:p>
          </table:table-cell>
          <table:table-cell table:style-name="ce20" table:formula="of:=IF([.D32]&gt;0;[.D$5];0)" office:value-type="float" office:value="0.438991554414636" calcext:value-type="float">
            <text:p>0.438991554414636</text:p>
          </table:table-cell>
          <table:table-cell table:style-name="ce20" table:formula="of:=IF([.E32]&gt;0;[.E$5];0)" office:value-type="float" office:value="0.464110147764856" calcext:value-type="float">
            <text:p>0.464110147764856</text:p>
          </table:table-cell>
          <table:table-cell table:style-name="ce20" table:formula="of:=IF([.F32]&gt;0;[.F$5];0)" office:value-type="float" office:value="0.37985626502293" calcext:value-type="float">
            <text:p>0.37985626502293</text:p>
          </table:table-cell>
          <table:table-cell table:style-name="ce20" table:formula="of:=IF([.G32]&gt;0;[.G$5];0)" office:value-type="float" office:value="0.562448738744889" calcext:value-type="float">
            <text:p>0.562448738744889</text:p>
          </table:table-cell>
          <table:table-cell table:style-name="ce20" table:formula="of:=IF([.H32]&gt;0;[.H$5];0)" office:value-type="float" office:value="0.539065851394357" calcext:value-type="float">
            <text:p>0.539065851394357</text:p>
          </table:table-cell>
          <table:table-cell table:style-name="ce20" table:formula="of:=IF([.I32]&gt;0;[.I$5];0)" office:value-type="float" office:value="0.475494852275685" calcext:value-type="float">
            <text:p>0.475494852275685</text:p>
          </table:table-cell>
          <table:table-cell table:style-name="ce20" table:formula="of:=IF([.J32]&gt;0;[.J$5];0)" office:value-type="float" office:value="0" calcext:value-type="float">
            <text:p>0</text:p>
          </table:table-cell>
          <table:table-cell table:style-name="ce20" table:formula="of:=IF([.K32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29]" office:value-type="string" office:string-value="238: The Godfather (1972)" calcext:value-type="string">
            <text:p>238: The Godfather (1972)</text:p>
          </table:table-cell>
          <table:table-cell table:style-name="ce10" table:formula="of:=[$'movie-row'.H29]" office:value-type="float" office:value="4" calcext:value-type="float">
            <text:p>4</text:p>
          </table:table-cell>
          <table:table-cell table:formula="of:=[$'movie-row'.S29]" office:value-type="float" office:value="0" calcext:value-type="float">
            <text:p>0</text:p>
          </table:table-cell>
          <table:table-cell table:formula="of:=[$'movie-row'.U29]" office:value-type="float" office:value="3" calcext:value-type="float">
            <text:p>3</text:p>
          </table:table-cell>
          <table:table-cell table:formula="of:=[$'movie-row'.Y29]" office:value-type="float" office:value="5" calcext:value-type="float">
            <text:p>5</text:p>
          </table:table-cell>
          <table:table-cell table:style-name="ce17" table:formula="of:=[$'movie-row'.Z29]" office:value-type="float" office:value="5" calcext:value-type="float">
            <text:p>5</text:p>
          </table:table-cell>
          <table:table-cell table:style-name="ce20" table:formula="of:=[$'movie-row'.C29]" office:value-type="float" office:value="5" calcext:value-type="float">
            <text:p>5</text:p>
          </table:table-cell>
          <table:table-cell table:formula="of:=[$'movie-row'.G29]" office:value-type="float" office:value="5" calcext:value-type="float">
            <text:p>5</text:p>
          </table:table-cell>
          <table:table-cell table:formula="of:=[$'movie-row'.J29]" office:value-type="float" office:value="4.5" calcext:value-type="float">
            <text:p>4.5</text:p>
          </table:table-cell>
          <table:table-cell table:formula="of:=[$'movie-row'.T29]" office:value-type="float" office:value="0" calcext:value-type="float">
            <text:p>0</text:p>
          </table:table-cell>
          <table:table-cell table:style-name="ce17" table:formula="of:=[$'movie-row'.X29]" office:value-type="float" office:value="5" calcext:value-type="float">
            <text:p>5</text:p>
          </table:table-cell>
          <table:table-cell table:style-name="ce20" table:formula="of:=IF([.B33]&gt;0;[.B$5];0)" office:value-type="float" office:value="0.400274504253816" calcext:value-type="float">
            <text:p>0.400274504253816</text:p>
          </table:table-cell>
          <table:table-cell table:style-name="ce20" table:formula="of:=IF([.C33]&gt;0;[.C$5];0)" office:value-type="float" office:value="0" calcext:value-type="float">
            <text:p>0</text:p>
          </table:table-cell>
          <table:table-cell table:style-name="ce20" table:formula="of:=IF([.D33]&gt;0;[.D$5];0)" office:value-type="float" office:value="0.438991554414636" calcext:value-type="float">
            <text:p>0.438991554414636</text:p>
          </table:table-cell>
          <table:table-cell table:style-name="ce20" table:formula="of:=IF([.E33]&gt;0;[.E$5];0)" office:value-type="float" office:value="0.464110147764856" calcext:value-type="float">
            <text:p>0.464110147764856</text:p>
          </table:table-cell>
          <table:table-cell table:style-name="ce20" table:formula="of:=IF([.F33]&gt;0;[.F$5];0)" office:value-type="float" office:value="0.37985626502293" calcext:value-type="float">
            <text:p>0.37985626502293</text:p>
          </table:table-cell>
          <table:table-cell table:style-name="ce20" table:formula="of:=IF([.G33]&gt;0;[.G$5];0)" office:value-type="float" office:value="0.562448738744889" calcext:value-type="float">
            <text:p>0.562448738744889</text:p>
          </table:table-cell>
          <table:table-cell table:style-name="ce20" table:formula="of:=IF([.H33]&gt;0;[.H$5];0)" office:value-type="float" office:value="0.539065851394357" calcext:value-type="float">
            <text:p>0.539065851394357</text:p>
          </table:table-cell>
          <table:table-cell table:style-name="ce20" table:formula="of:=IF([.I33]&gt;0;[.I$5];0)" office:value-type="float" office:value="0.475494852275685" calcext:value-type="float">
            <text:p>0.475494852275685</text:p>
          </table:table-cell>
          <table:table-cell table:style-name="ce20" table:formula="of:=IF([.J33]&gt;0;[.J$5];0)" office:value-type="float" office:value="0" calcext:value-type="float">
            <text:p>0</text:p>
          </table:table-cell>
          <table:table-cell table:style-name="ce20" table:formula="of:=IF([.K33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30]" office:value-type="string" office:string-value="243: High Fidelity (2000)" calcext:value-type="string">
            <text:p>243: High Fidelity (2000)</text:p>
          </table:table-cell>
          <table:table-cell table:style-name="ce10" table:formula="of:=[$'movie-row'.H30]" office:value-type="float" office:value="0" calcext:value-type="float">
            <text:p>0</text:p>
          </table:table-cell>
          <table:table-cell table:formula="of:=[$'movie-row'.S30]" office:value-type="float" office:value="0" calcext:value-type="float">
            <text:p>0</text:p>
          </table:table-cell>
          <table:table-cell table:formula="of:=[$'movie-row'.U30]" office:value-type="float" office:value="2.5" calcext:value-type="float">
            <text:p>2.5</text:p>
          </table:table-cell>
          <table:table-cell table:formula="of:=[$'movie-row'.Y30]" office:value-type="float" office:value="0" calcext:value-type="float">
            <text:p>0</text:p>
          </table:table-cell>
          <table:table-cell table:style-name="ce17" table:formula="of:=[$'movie-row'.Z30]" office:value-type="float" office:value="0" calcext:value-type="float">
            <text:p>0</text:p>
          </table:table-cell>
          <table:table-cell table:style-name="ce20" table:formula="of:=[$'movie-row'.C30]" office:value-type="float" office:value="4" calcext:value-type="float">
            <text:p>4</text:p>
          </table:table-cell>
          <table:table-cell table:formula="of:=[$'movie-row'.G30]" office:value-type="float" office:value="0" calcext:value-type="float">
            <text:p>0</text:p>
          </table:table-cell>
          <table:table-cell table:formula="of:=[$'movie-row'.J30]" office:value-type="float" office:value="0" calcext:value-type="float">
            <text:p>0</text:p>
          </table:table-cell>
          <table:table-cell table:formula="of:=[$'movie-row'.T30]" office:value-type="float" office:value="3.5" calcext:value-type="float">
            <text:p>3.5</text:p>
          </table:table-cell>
          <table:table-cell table:style-name="ce17" table:formula="of:=[$'movie-row'.X30]" office:value-type="float" office:value="0" calcext:value-type="float">
            <text:p>0</text:p>
          </table:table-cell>
          <table:table-cell table:style-name="ce20" table:formula="of:=IF([.B34]&gt;0;[.B$5];0)" office:value-type="float" office:value="0" calcext:value-type="float">
            <text:p>0</text:p>
          </table:table-cell>
          <table:table-cell table:style-name="ce20" table:formula="of:=IF([.C34]&gt;0;[.C$5];0)" office:value-type="float" office:value="0" calcext:value-type="float">
            <text:p>0</text:p>
          </table:table-cell>
          <table:table-cell table:style-name="ce20" table:formula="of:=IF([.D34]&gt;0;[.D$5];0)" office:value-type="float" office:value="0.438991554414636" calcext:value-type="float">
            <text:p>0.438991554414636</text:p>
          </table:table-cell>
          <table:table-cell table:style-name="ce20" table:formula="of:=IF([.E34]&gt;0;[.E$5];0)" office:value-type="float" office:value="0" calcext:value-type="float">
            <text:p>0</text:p>
          </table:table-cell>
          <table:table-cell table:style-name="ce20" table:formula="of:=IF([.F34]&gt;0;[.F$5];0)" office:value-type="float" office:value="0" calcext:value-type="float">
            <text:p>0</text:p>
          </table:table-cell>
          <table:table-cell table:style-name="ce20" table:formula="of:=IF([.G34]&gt;0;[.G$5];0)" office:value-type="float" office:value="0.562448738744889" calcext:value-type="float">
            <text:p>0.562448738744889</text:p>
          </table:table-cell>
          <table:table-cell table:style-name="ce20" table:formula="of:=IF([.H34]&gt;0;[.H$5];0)" office:value-type="float" office:value="0" calcext:value-type="float">
            <text:p>0</text:p>
          </table:table-cell>
          <table:table-cell table:style-name="ce20" table:formula="of:=IF([.I34]&gt;0;[.I$5];0)" office:value-type="float" office:value="0" calcext:value-type="float">
            <text:p>0</text:p>
          </table:table-cell>
          <table:table-cell table:style-name="ce20" table:formula="of:=IF([.J34]&gt;0;[.J$5];0)" office:value-type="float" office:value="0.525990442787603" calcext:value-type="float">
            <text:p>0.525990442787603</text:p>
          </table:table-cell>
          <table:table-cell table:style-name="ce20" table:formula="of:=IF([.K34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31]" office:value-type="string" office:string-value="268: Batman (1989)" calcext:value-type="string">
            <text:p>268: Batman (1989)</text:p>
          </table:table-cell>
          <table:table-cell table:style-name="ce10" table:formula="of:=[$'movie-row'.H31]" office:value-type="float" office:value="0" calcext:value-type="float">
            <text:p>0</text:p>
          </table:table-cell>
          <table:table-cell table:formula="of:=[$'movie-row'.S31]" office:value-type="float" office:value="2.5" calcext:value-type="float">
            <text:p>2.5</text:p>
          </table:table-cell>
          <table:table-cell table:formula="of:=[$'movie-row'.U31]" office:value-type="float" office:value="2" calcext:value-type="float">
            <text:p>2</text:p>
          </table:table-cell>
          <table:table-cell table:formula="of:=[$'movie-row'.Y31]" office:value-type="float" office:value="0" calcext:value-type="float">
            <text:p>0</text:p>
          </table:table-cell>
          <table:table-cell table:style-name="ce17" table:formula="of:=[$'movie-row'.Z31]" office:value-type="float" office:value="3.5" calcext:value-type="float">
            <text:p>3.5</text:p>
          </table:table-cell>
          <table:table-cell table:style-name="ce20" table:formula="of:=[$'movie-row'.C31]" office:value-type="float" office:value="0" calcext:value-type="float">
            <text:p>0</text:p>
          </table:table-cell>
          <table:table-cell table:formula="of:=[$'movie-row'.G31]" office:value-type="float" office:value="0" calcext:value-type="float">
            <text:p>0</text:p>
          </table:table-cell>
          <table:table-cell table:formula="of:=[$'movie-row'.J31]" office:value-type="float" office:value="2.5" calcext:value-type="float">
            <text:p>2.5</text:p>
          </table:table-cell>
          <table:table-cell table:formula="of:=[$'movie-row'.T31]" office:value-type="float" office:value="0" calcext:value-type="float">
            <text:p>0</text:p>
          </table:table-cell>
          <table:table-cell table:style-name="ce17" table:formula="of:=[$'movie-row'.X31]" office:value-type="float" office:value="0" calcext:value-type="float">
            <text:p>0</text:p>
          </table:table-cell>
          <table:table-cell table:style-name="ce20" table:formula="of:=IF([.B35]&gt;0;[.B$5];0)" office:value-type="float" office:value="0" calcext:value-type="float">
            <text:p>0</text:p>
          </table:table-cell>
          <table:table-cell table:style-name="ce20" table:formula="of:=IF([.C35]&gt;0;[.C$5];0)" office:value-type="float" office:value="0.47668328054518" calcext:value-type="float">
            <text:p>0.47668328054518</text:p>
          </table:table-cell>
          <table:table-cell table:style-name="ce20" table:formula="of:=IF([.D35]&gt;0;[.D$5];0)" office:value-type="float" office:value="0.438991554414636" calcext:value-type="float">
            <text:p>0.438991554414636</text:p>
          </table:table-cell>
          <table:table-cell table:style-name="ce20" table:formula="of:=IF([.E35]&gt;0;[.E$5];0)" office:value-type="float" office:value="0" calcext:value-type="float">
            <text:p>0</text:p>
          </table:table-cell>
          <table:table-cell table:style-name="ce20" table:formula="of:=IF([.F35]&gt;0;[.F$5];0)" office:value-type="float" office:value="0.37985626502293" calcext:value-type="float">
            <text:p>0.37985626502293</text:p>
          </table:table-cell>
          <table:table-cell table:style-name="ce20" table:formula="of:=IF([.G35]&gt;0;[.G$5];0)" office:value-type="float" office:value="0" calcext:value-type="float">
            <text:p>0</text:p>
          </table:table-cell>
          <table:table-cell table:style-name="ce20" table:formula="of:=IF([.H35]&gt;0;[.H$5];0)" office:value-type="float" office:value="0" calcext:value-type="float">
            <text:p>0</text:p>
          </table:table-cell>
          <table:table-cell table:style-name="ce20" table:formula="of:=IF([.I35]&gt;0;[.I$5];0)" office:value-type="float" office:value="0.475494852275685" calcext:value-type="float">
            <text:p>0.475494852275685</text:p>
          </table:table-cell>
          <table:table-cell table:style-name="ce20" table:formula="of:=IF([.J35]&gt;0;[.J$5];0)" office:value-type="float" office:value="0" calcext:value-type="float">
            <text:p>0</text:p>
          </table:table-cell>
          <table:table-cell table:style-name="ce20" table:formula="of:=IF([.K35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32]" office:value-type="string" office:string-value="272: Batman Begins (2005)" calcext:value-type="string">
            <text:p>272: Batman Begins (2005)</text:p>
          </table:table-cell>
          <table:table-cell table:style-name="ce10" table:formula="of:=[$'movie-row'.H32]" office:value-type="float" office:value="0" calcext:value-type="float">
            <text:p>0</text:p>
          </table:table-cell>
          <table:table-cell table:formula="of:=[$'movie-row'.S32]" office:value-type="float" office:value="4" calcext:value-type="float">
            <text:p>4</text:p>
          </table:table-cell>
          <table:table-cell table:formula="of:=[$'movie-row'.U32]" office:value-type="float" office:value="4" calcext:value-type="float">
            <text:p>4</text:p>
          </table:table-cell>
          <table:table-cell table:formula="of:=[$'movie-row'.Y32]" office:value-type="float" office:value="4" calcext:value-type="float">
            <text:p>4</text:p>
          </table:table-cell>
          <table:table-cell table:style-name="ce17" table:formula="of:=[$'movie-row'.Z32]" office:value-type="float" office:value="3.5" calcext:value-type="float">
            <text:p>3.5</text:p>
          </table:table-cell>
          <table:table-cell table:style-name="ce20" table:formula="of:=[$'movie-row'.C32]" office:value-type="float" office:value="5" calcext:value-type="float">
            <text:p>5</text:p>
          </table:table-cell>
          <table:table-cell table:formula="of:=[$'movie-row'.G32]" office:value-type="float" office:value="3.5" calcext:value-type="float">
            <text:p>3.5</text:p>
          </table:table-cell>
          <table:table-cell table:formula="of:=[$'movie-row'.J32]" office:value-type="float" office:value="3.5" calcext:value-type="float">
            <text:p>3.5</text:p>
          </table:table-cell>
          <table:table-cell table:formula="of:=[$'movie-row'.T32]" office:value-type="float" office:value="0" calcext:value-type="float">
            <text:p>0</text:p>
          </table:table-cell>
          <table:table-cell table:style-name="ce17" table:formula="of:=[$'movie-row'.X32]" office:value-type="float" office:value="0" calcext:value-type="float">
            <text:p>0</text:p>
          </table:table-cell>
          <table:table-cell table:style-name="ce20" table:formula="of:=IF([.B36]&gt;0;[.B$5];0)" office:value-type="float" office:value="0" calcext:value-type="float">
            <text:p>0</text:p>
          </table:table-cell>
          <table:table-cell table:style-name="ce20" table:formula="of:=IF([.C36]&gt;0;[.C$5];0)" office:value-type="float" office:value="0.47668328054518" calcext:value-type="float">
            <text:p>0.47668328054518</text:p>
          </table:table-cell>
          <table:table-cell table:style-name="ce20" table:formula="of:=IF([.D36]&gt;0;[.D$5];0)" office:value-type="float" office:value="0.438991554414636" calcext:value-type="float">
            <text:p>0.438991554414636</text:p>
          </table:table-cell>
          <table:table-cell table:style-name="ce20" table:formula="of:=IF([.E36]&gt;0;[.E$5];0)" office:value-type="float" office:value="0.464110147764856" calcext:value-type="float">
            <text:p>0.464110147764856</text:p>
          </table:table-cell>
          <table:table-cell table:style-name="ce20" table:formula="of:=IF([.F36]&gt;0;[.F$5];0)" office:value-type="float" office:value="0.37985626502293" calcext:value-type="float">
            <text:p>0.37985626502293</text:p>
          </table:table-cell>
          <table:table-cell table:style-name="ce20" table:formula="of:=IF([.G36]&gt;0;[.G$5];0)" office:value-type="float" office:value="0.562448738744889" calcext:value-type="float">
            <text:p>0.562448738744889</text:p>
          </table:table-cell>
          <table:table-cell table:style-name="ce20" table:formula="of:=IF([.H36]&gt;0;[.H$5];0)" office:value-type="float" office:value="0.539065851394357" calcext:value-type="float">
            <text:p>0.539065851394357</text:p>
          </table:table-cell>
          <table:table-cell table:style-name="ce20" table:formula="of:=IF([.I36]&gt;0;[.I$5];0)" office:value-type="float" office:value="0.475494852275685" calcext:value-type="float">
            <text:p>0.475494852275685</text:p>
          </table:table-cell>
          <table:table-cell table:style-name="ce20" table:formula="of:=IF([.J36]&gt;0;[.J$5];0)" office:value-type="float" office:value="0" calcext:value-type="float">
            <text:p>0</text:p>
          </table:table-cell>
          <table:table-cell table:style-name="ce20" table:formula="of:=IF([.K36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33]" office:value-type="string" office:string-value="274: The Silence of the Lambs (1991)" calcext:value-type="string">
            <text:p>274: The Silence of the Lambs (1991)</text:p>
          </table:table-cell>
          <table:table-cell table:style-name="ce10" table:formula="of:=[$'movie-row'.H33]" office:value-type="float" office:value="4.5" calcext:value-type="float">
            <text:p>4.5</text:p>
          </table:table-cell>
          <table:table-cell table:formula="of:=[$'movie-row'.S33]" office:value-type="float" office:value="1.5" calcext:value-type="float">
            <text:p>1.5</text:p>
          </table:table-cell>
          <table:table-cell table:formula="of:=[$'movie-row'.U33]" office:value-type="float" office:value="4.5" calcext:value-type="float">
            <text:p>4.5</text:p>
          </table:table-cell>
          <table:table-cell table:formula="of:=[$'movie-row'.Y33]" office:value-type="float" office:value="4" calcext:value-type="float">
            <text:p>4</text:p>
          </table:table-cell>
          <table:table-cell table:style-name="ce17" table:formula="of:=[$'movie-row'.Z33]" office:value-type="float" office:value="5" calcext:value-type="float">
            <text:p>5</text:p>
          </table:table-cell>
          <table:table-cell table:style-name="ce20" table:formula="of:=[$'movie-row'.C33]" office:value-type="float" office:value="5" calcext:value-type="float">
            <text:p>5</text:p>
          </table:table-cell>
          <table:table-cell table:formula="of:=[$'movie-row'.G33]" office:value-type="float" office:value="4.5" calcext:value-type="float">
            <text:p>4.5</text:p>
          </table:table-cell>
          <table:table-cell table:formula="of:=[$'movie-row'.J33]" office:value-type="float" office:value="4.5" calcext:value-type="float">
            <text:p>4.5</text:p>
          </table:table-cell>
          <table:table-cell table:formula="of:=[$'movie-row'.T33]" office:value-type="float" office:value="0" calcext:value-type="float">
            <text:p>0</text:p>
          </table:table-cell>
          <table:table-cell table:style-name="ce17" table:formula="of:=[$'movie-row'.X33]" office:value-type="float" office:value="4" calcext:value-type="float">
            <text:p>4</text:p>
          </table:table-cell>
          <table:table-cell table:style-name="ce20" table:formula="of:=IF([.B37]&gt;0;[.B$5];0)" office:value-type="float" office:value="0.400274504253816" calcext:value-type="float">
            <text:p>0.400274504253816</text:p>
          </table:table-cell>
          <table:table-cell table:style-name="ce20" table:formula="of:=IF([.C37]&gt;0;[.C$5];0)" office:value-type="float" office:value="0.47668328054518" calcext:value-type="float">
            <text:p>0.47668328054518</text:p>
          </table:table-cell>
          <table:table-cell table:style-name="ce20" table:formula="of:=IF([.D37]&gt;0;[.D$5];0)" office:value-type="float" office:value="0.438991554414636" calcext:value-type="float">
            <text:p>0.438991554414636</text:p>
          </table:table-cell>
          <table:table-cell table:style-name="ce20" table:formula="of:=IF([.E37]&gt;0;[.E$5];0)" office:value-type="float" office:value="0.464110147764856" calcext:value-type="float">
            <text:p>0.464110147764856</text:p>
          </table:table-cell>
          <table:table-cell table:style-name="ce20" table:formula="of:=IF([.F37]&gt;0;[.F$5];0)" office:value-type="float" office:value="0.37985626502293" calcext:value-type="float">
            <text:p>0.37985626502293</text:p>
          </table:table-cell>
          <table:table-cell table:style-name="ce20" table:formula="of:=IF([.G37]&gt;0;[.G$5];0)" office:value-type="float" office:value="0.562448738744889" calcext:value-type="float">
            <text:p>0.562448738744889</text:p>
          </table:table-cell>
          <table:table-cell table:style-name="ce20" table:formula="of:=IF([.H37]&gt;0;[.H$5];0)" office:value-type="float" office:value="0.539065851394357" calcext:value-type="float">
            <text:p>0.539065851394357</text:p>
          </table:table-cell>
          <table:table-cell table:style-name="ce20" table:formula="of:=IF([.I37]&gt;0;[.I$5];0)" office:value-type="float" office:value="0.475494852275685" calcext:value-type="float">
            <text:p>0.475494852275685</text:p>
          </table:table-cell>
          <table:table-cell table:style-name="ce20" table:formula="of:=IF([.J37]&gt;0;[.J$5];0)" office:value-type="float" office:value="0" calcext:value-type="float">
            <text:p>0</text:p>
          </table:table-cell>
          <table:table-cell table:style-name="ce20" table:formula="of:=IF([.K37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34]" office:value-type="string" office:string-value="275: Fargo (1996)" calcext:value-type="string">
            <text:p>275: Fargo (1996)</text:p>
          </table:table-cell>
          <table:table-cell table:style-name="ce10" table:formula="of:=[$'movie-row'.H34]" office:value-type="float" office:value="0" calcext:value-type="float">
            <text:p>0</text:p>
          </table:table-cell>
          <table:table-cell table:formula="of:=[$'movie-row'.S34]" office:value-type="float" office:value="0" calcext:value-type="float">
            <text:p>0</text:p>
          </table:table-cell>
          <table:table-cell table:formula="of:=[$'movie-row'.U34]" office:value-type="float" office:value="4" calcext:value-type="float">
            <text:p>4</text:p>
          </table:table-cell>
          <table:table-cell table:formula="of:=[$'movie-row'.Y34]" office:value-type="float" office:value="0" calcext:value-type="float">
            <text:p>0</text:p>
          </table:table-cell>
          <table:table-cell table:style-name="ce17" table:formula="of:=[$'movie-row'.Z34]" office:value-type="float" office:value="0" calcext:value-type="float">
            <text:p>0</text:p>
          </table:table-cell>
          <table:table-cell table:style-name="ce20" table:formula="of:=[$'movie-row'.C34]" office:value-type="float" office:value="5" calcext:value-type="float">
            <text:p>5</text:p>
          </table:table-cell>
          <table:table-cell table:formula="of:=[$'movie-row'.G34]" office:value-type="float" office:value="0" calcext:value-type="float">
            <text:p>0</text:p>
          </table:table-cell>
          <table:table-cell table:formula="of:=[$'movie-row'.J34]" office:value-type="float" office:value="4.5" calcext:value-type="float">
            <text:p>4.5</text:p>
          </table:table-cell>
          <table:table-cell table:formula="of:=[$'movie-row'.T34]" office:value-type="float" office:value="0" calcext:value-type="float">
            <text:p>0</text:p>
          </table:table-cell>
          <table:table-cell table:style-name="ce17" table:formula="of:=[$'movie-row'.X34]" office:value-type="float" office:value="0" calcext:value-type="float">
            <text:p>0</text:p>
          </table:table-cell>
          <table:table-cell table:style-name="ce20" table:formula="of:=IF([.B38]&gt;0;[.B$5];0)" office:value-type="float" office:value="0" calcext:value-type="float">
            <text:p>0</text:p>
          </table:table-cell>
          <table:table-cell table:style-name="ce20" table:formula="of:=IF([.C38]&gt;0;[.C$5];0)" office:value-type="float" office:value="0" calcext:value-type="float">
            <text:p>0</text:p>
          </table:table-cell>
          <table:table-cell table:style-name="ce20" table:formula="of:=IF([.D38]&gt;0;[.D$5];0)" office:value-type="float" office:value="0.438991554414636" calcext:value-type="float">
            <text:p>0.438991554414636</text:p>
          </table:table-cell>
          <table:table-cell table:style-name="ce20" table:formula="of:=IF([.E38]&gt;0;[.E$5];0)" office:value-type="float" office:value="0" calcext:value-type="float">
            <text:p>0</text:p>
          </table:table-cell>
          <table:table-cell table:style-name="ce20" table:formula="of:=IF([.F38]&gt;0;[.F$5];0)" office:value-type="float" office:value="0" calcext:value-type="float">
            <text:p>0</text:p>
          </table:table-cell>
          <table:table-cell table:style-name="ce20" table:formula="of:=IF([.G38]&gt;0;[.G$5];0)" office:value-type="float" office:value="0.562448738744889" calcext:value-type="float">
            <text:p>0.562448738744889</text:p>
          </table:table-cell>
          <table:table-cell table:style-name="ce20" table:formula="of:=IF([.H38]&gt;0;[.H$5];0)" office:value-type="float" office:value="0" calcext:value-type="float">
            <text:p>0</text:p>
          </table:table-cell>
          <table:table-cell table:style-name="ce20" table:formula="of:=IF([.I38]&gt;0;[.I$5];0)" office:value-type="float" office:value="0.475494852275685" calcext:value-type="float">
            <text:p>0.475494852275685</text:p>
          </table:table-cell>
          <table:table-cell table:style-name="ce20" table:formula="of:=IF([.J38]&gt;0;[.J$5];0)" office:value-type="float" office:value="0" calcext:value-type="float">
            <text:p>0</text:p>
          </table:table-cell>
          <table:table-cell table:style-name="ce20" table:formula="of:=IF([.K38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35]" office:value-type="string" office:string-value="278: The Shawshank Redemption (1994)" calcext:value-type="string">
            <text:p>278: The Shawshank Redemption (1994)</text:p>
          </table:table-cell>
          <table:table-cell table:style-name="ce10" table:formula="of:=[$'movie-row'.H35]" office:value-type="float" office:value="0" calcext:value-type="float">
            <text:p>0</text:p>
          </table:table-cell>
          <table:table-cell table:formula="of:=[$'movie-row'.S35]" office:value-type="float" office:value="3" calcext:value-type="float">
            <text:p>3</text:p>
          </table:table-cell>
          <table:table-cell table:formula="of:=[$'movie-row'.U35]" office:value-type="float" office:value="0.5" calcext:value-type="float">
            <text:p>0.5</text:p>
          </table:table-cell>
          <table:table-cell table:formula="of:=[$'movie-row'.Y35]" office:value-type="float" office:value="4" calcext:value-type="float">
            <text:p>4</text:p>
          </table:table-cell>
          <table:table-cell table:style-name="ce17" table:formula="of:=[$'movie-row'.Z35]" office:value-type="float" office:value="0" calcext:value-type="float">
            <text:p>0</text:p>
          </table:table-cell>
          <table:table-cell table:style-name="ce20" table:formula="of:=[$'movie-row'.C35]" office:value-type="float" office:value="5" calcext:value-type="float">
            <text:p>5</text:p>
          </table:table-cell>
          <table:table-cell table:formula="of:=[$'movie-row'.G35]" office:value-type="float" office:value="0" calcext:value-type="float">
            <text:p>0</text:p>
          </table:table-cell>
          <table:table-cell table:formula="of:=[$'movie-row'.J35]" office:value-type="float" office:value="5" calcext:value-type="float">
            <text:p>5</text:p>
          </table:table-cell>
          <table:table-cell table:formula="of:=[$'movie-row'.T35]" office:value-type="float" office:value="4.5" calcext:value-type="float">
            <text:p>4.5</text:p>
          </table:table-cell>
          <table:table-cell table:style-name="ce17" table:formula="of:=[$'movie-row'.X35]" office:value-type="float" office:value="5" calcext:value-type="float">
            <text:p>5</text:p>
          </table:table-cell>
          <table:table-cell table:style-name="ce20" table:formula="of:=IF([.B39]&gt;0;[.B$5];0)" office:value-type="float" office:value="0" calcext:value-type="float">
            <text:p>0</text:p>
          </table:table-cell>
          <table:table-cell table:style-name="ce20" table:formula="of:=IF([.C39]&gt;0;[.C$5];0)" office:value-type="float" office:value="0.47668328054518" calcext:value-type="float">
            <text:p>0.47668328054518</text:p>
          </table:table-cell>
          <table:table-cell table:style-name="ce20" table:formula="of:=IF([.D39]&gt;0;[.D$5];0)" office:value-type="float" office:value="0.438991554414636" calcext:value-type="float">
            <text:p>0.438991554414636</text:p>
          </table:table-cell>
          <table:table-cell table:style-name="ce20" table:formula="of:=IF([.E39]&gt;0;[.E$5];0)" office:value-type="float" office:value="0.464110147764856" calcext:value-type="float">
            <text:p>0.464110147764856</text:p>
          </table:table-cell>
          <table:table-cell table:style-name="ce20" table:formula="of:=IF([.F39]&gt;0;[.F$5];0)" office:value-type="float" office:value="0" calcext:value-type="float">
            <text:p>0</text:p>
          </table:table-cell>
          <table:table-cell table:style-name="ce20" table:formula="of:=IF([.G39]&gt;0;[.G$5];0)" office:value-type="float" office:value="0.562448738744889" calcext:value-type="float">
            <text:p>0.562448738744889</text:p>
          </table:table-cell>
          <table:table-cell table:style-name="ce20" table:formula="of:=IF([.H39]&gt;0;[.H$5];0)" office:value-type="float" office:value="0" calcext:value-type="float">
            <text:p>0</text:p>
          </table:table-cell>
          <table:table-cell table:style-name="ce20" table:formula="of:=IF([.I39]&gt;0;[.I$5];0)" office:value-type="float" office:value="0.475494852275685" calcext:value-type="float">
            <text:p>0.475494852275685</text:p>
          </table:table-cell>
          <table:table-cell table:style-name="ce20" table:formula="of:=IF([.J39]&gt;0;[.J$5];0)" office:value-type="float" office:value="0.525990442787603" calcext:value-type="float">
            <text:p>0.525990442787603</text:p>
          </table:table-cell>
          <table:table-cell table:style-name="ce20" table:formula="of:=IF([.K39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36]" office:value-type="string" office:string-value="280: Terminator 2: Judgment Day (1991)" calcext:value-type="string">
            <text:p>280: Terminator 2: Judgment Day (1991)</text:p>
          </table:table-cell>
          <table:table-cell table:style-name="ce10" table:formula="of:=[$'movie-row'.H36]" office:value-type="float" office:value="4.5" calcext:value-type="float">
            <text:p>4.5</text:p>
          </table:table-cell>
          <table:table-cell table:formula="of:=[$'movie-row'.S36]" office:value-type="float" office:value="2.5" calcext:value-type="float">
            <text:p>2.5</text:p>
          </table:table-cell>
          <table:table-cell table:formula="of:=[$'movie-row'.U36]" office:value-type="float" office:value="4" calcext:value-type="float">
            <text:p>4</text:p>
          </table:table-cell>
          <table:table-cell table:formula="of:=[$'movie-row'.Y36]" office:value-type="float" office:value="3" calcext:value-type="float">
            <text:p>3</text:p>
          </table:table-cell>
          <table:table-cell table:style-name="ce17" table:formula="of:=[$'movie-row'.Z36]" office:value-type="float" office:value="3" calcext:value-type="float">
            <text:p>3</text:p>
          </table:table-cell>
          <table:table-cell table:style-name="ce20" table:formula="of:=[$'movie-row'.C36]" office:value-type="float" office:value="3.5" calcext:value-type="float">
            <text:p>3.5</text:p>
          </table:table-cell>
          <table:table-cell table:formula="of:=[$'movie-row'.G36]" office:value-type="float" office:value="0" calcext:value-type="float">
            <text:p>0</text:p>
          </table:table-cell>
          <table:table-cell table:formula="of:=[$'movie-row'.J36]" office:value-type="float" office:value="3" calcext:value-type="float">
            <text:p>3</text:p>
          </table:table-cell>
          <table:table-cell table:formula="of:=[$'movie-row'.T36]" office:value-type="float" office:value="3.5" calcext:value-type="float">
            <text:p>3.5</text:p>
          </table:table-cell>
          <table:table-cell table:style-name="ce17" table:formula="of:=[$'movie-row'.X36]" office:value-type="float" office:value="0" calcext:value-type="float">
            <text:p>0</text:p>
          </table:table-cell>
          <table:table-cell table:style-name="ce20" table:formula="of:=IF([.B40]&gt;0;[.B$5];0)" office:value-type="float" office:value="0.400274504253816" calcext:value-type="float">
            <text:p>0.400274504253816</text:p>
          </table:table-cell>
          <table:table-cell table:style-name="ce20" table:formula="of:=IF([.C40]&gt;0;[.C$5];0)" office:value-type="float" office:value="0.47668328054518" calcext:value-type="float">
            <text:p>0.47668328054518</text:p>
          </table:table-cell>
          <table:table-cell table:style-name="ce20" table:formula="of:=IF([.D40]&gt;0;[.D$5];0)" office:value-type="float" office:value="0.438991554414636" calcext:value-type="float">
            <text:p>0.438991554414636</text:p>
          </table:table-cell>
          <table:table-cell table:style-name="ce20" table:formula="of:=IF([.E40]&gt;0;[.E$5];0)" office:value-type="float" office:value="0.464110147764856" calcext:value-type="float">
            <text:p>0.464110147764856</text:p>
          </table:table-cell>
          <table:table-cell table:style-name="ce20" table:formula="of:=IF([.F40]&gt;0;[.F$5];0)" office:value-type="float" office:value="0.37985626502293" calcext:value-type="float">
            <text:p>0.37985626502293</text:p>
          </table:table-cell>
          <table:table-cell table:style-name="ce20" table:formula="of:=IF([.G40]&gt;0;[.G$5];0)" office:value-type="float" office:value="0.562448738744889" calcext:value-type="float">
            <text:p>0.562448738744889</text:p>
          </table:table-cell>
          <table:table-cell table:style-name="ce20" table:formula="of:=IF([.H40]&gt;0;[.H$5];0)" office:value-type="float" office:value="0" calcext:value-type="float">
            <text:p>0</text:p>
          </table:table-cell>
          <table:table-cell table:style-name="ce20" table:formula="of:=IF([.I40]&gt;0;[.I$5];0)" office:value-type="float" office:value="0.475494852275685" calcext:value-type="float">
            <text:p>0.475494852275685</text:p>
          </table:table-cell>
          <table:table-cell table:style-name="ce20" table:formula="of:=IF([.J40]&gt;0;[.J$5];0)" office:value-type="float" office:value="0.525990442787603" calcext:value-type="float">
            <text:p>0.525990442787603</text:p>
          </table:table-cell>
          <table:table-cell table:style-name="ce20" table:formula="of:=IF([.K40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37]" office:value-type="string" office:string-value="329: Jurassic Park (1993)" calcext:value-type="string">
            <text:p>329: Jurassic Park (1993)</text:p>
          </table:table-cell>
          <table:table-cell table:style-name="ce10" table:formula="of:=[$'movie-row'.H37]" office:value-type="float" office:value="5" calcext:value-type="float">
            <text:p>5</text:p>
          </table:table-cell>
          <table:table-cell table:formula="of:=[$'movie-row'.S37]" office:value-type="float" office:value="3" calcext:value-type="float">
            <text:p>3</text:p>
          </table:table-cell>
          <table:table-cell table:formula="of:=[$'movie-row'.U37]" office:value-type="float" office:value="4" calcext:value-type="float">
            <text:p>4</text:p>
          </table:table-cell>
          <table:table-cell table:formula="of:=[$'movie-row'.Y37]" office:value-type="float" office:value="2" calcext:value-type="float">
            <text:p>2</text:p>
          </table:table-cell>
          <table:table-cell table:style-name="ce17" table:formula="of:=[$'movie-row'.Z37]" office:value-type="float" office:value="3" calcext:value-type="float">
            <text:p>3</text:p>
          </table:table-cell>
          <table:table-cell table:style-name="ce20" table:formula="of:=[$'movie-row'.C37]" office:value-type="float" office:value="5" calcext:value-type="float">
            <text:p>5</text:p>
          </table:table-cell>
          <table:table-cell table:formula="of:=[$'movie-row'.G37]" office:value-type="float" office:value="4.5" calcext:value-type="float">
            <text:p>4.5</text:p>
          </table:table-cell>
          <table:table-cell table:formula="of:=[$'movie-row'.J37]" office:value-type="float" office:value="4" calcext:value-type="float">
            <text:p>4</text:p>
          </table:table-cell>
          <table:table-cell table:formula="of:=[$'movie-row'.T37]" office:value-type="float" office:value="4" calcext:value-type="float">
            <text:p>4</text:p>
          </table:table-cell>
          <table:table-cell table:style-name="ce17" table:formula="of:=[$'movie-row'.X37]" office:value-type="float" office:value="0" calcext:value-type="float">
            <text:p>0</text:p>
          </table:table-cell>
          <table:table-cell table:style-name="ce20" table:formula="of:=IF([.B41]&gt;0;[.B$5];0)" office:value-type="float" office:value="0.400274504253816" calcext:value-type="float">
            <text:p>0.400274504253816</text:p>
          </table:table-cell>
          <table:table-cell table:style-name="ce20" table:formula="of:=IF([.C41]&gt;0;[.C$5];0)" office:value-type="float" office:value="0.47668328054518" calcext:value-type="float">
            <text:p>0.47668328054518</text:p>
          </table:table-cell>
          <table:table-cell table:style-name="ce20" table:formula="of:=IF([.D41]&gt;0;[.D$5];0)" office:value-type="float" office:value="0.438991554414636" calcext:value-type="float">
            <text:p>0.438991554414636</text:p>
          </table:table-cell>
          <table:table-cell table:style-name="ce20" table:formula="of:=IF([.E41]&gt;0;[.E$5];0)" office:value-type="float" office:value="0.464110147764856" calcext:value-type="float">
            <text:p>0.464110147764856</text:p>
          </table:table-cell>
          <table:table-cell table:style-name="ce20" table:formula="of:=IF([.F41]&gt;0;[.F$5];0)" office:value-type="float" office:value="0.37985626502293" calcext:value-type="float">
            <text:p>0.37985626502293</text:p>
          </table:table-cell>
          <table:table-cell table:style-name="ce20" table:formula="of:=IF([.G41]&gt;0;[.G$5];0)" office:value-type="float" office:value="0.562448738744889" calcext:value-type="float">
            <text:p>0.562448738744889</text:p>
          </table:table-cell>
          <table:table-cell table:style-name="ce20" table:formula="of:=IF([.H41]&gt;0;[.H$5];0)" office:value-type="float" office:value="0.539065851394357" calcext:value-type="float">
            <text:p>0.539065851394357</text:p>
          </table:table-cell>
          <table:table-cell table:style-name="ce20" table:formula="of:=IF([.I41]&gt;0;[.I$5];0)" office:value-type="float" office:value="0.475494852275685" calcext:value-type="float">
            <text:p>0.475494852275685</text:p>
          </table:table-cell>
          <table:table-cell table:style-name="ce20" table:formula="of:=IF([.J41]&gt;0;[.J$5];0)" office:value-type="float" office:value="0.525990442787603" calcext:value-type="float">
            <text:p>0.525990442787603</text:p>
          </table:table-cell>
          <table:table-cell table:style-name="ce20" table:formula="of:=IF([.K41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38]" office:value-type="string" office:string-value="393: Kill Bill: Vol. 2 (2004)" calcext:value-type="string">
            <text:p>393: Kill Bill: Vol. 2 (2004)</text:p>
          </table:table-cell>
          <table:table-cell table:style-name="ce10" table:formula="of:=[$'movie-row'.H38]" office:value-type="float" office:value="0" calcext:value-type="float">
            <text:p>0</text:p>
          </table:table-cell>
          <table:table-cell table:formula="of:=[$'movie-row'.S38]" office:value-type="float" office:value="3" calcext:value-type="float">
            <text:p>3</text:p>
          </table:table-cell>
          <table:table-cell table:formula="of:=[$'movie-row'.U38]" office:value-type="float" office:value="4.5" calcext:value-type="float">
            <text:p>4.5</text:p>
          </table:table-cell>
          <table:table-cell table:formula="of:=[$'movie-row'.Y38]" office:value-type="float" office:value="5" calcext:value-type="float">
            <text:p>5</text:p>
          </table:table-cell>
          <table:table-cell table:style-name="ce17" table:formula="of:=[$'movie-row'.Z38]" office:value-type="float" office:value="3" calcext:value-type="float">
            <text:p>3</text:p>
          </table:table-cell>
          <table:table-cell table:style-name="ce20" table:formula="of:=[$'movie-row'.C38]" office:value-type="float" office:value="5" calcext:value-type="float">
            <text:p>5</text:p>
          </table:table-cell>
          <table:table-cell table:formula="of:=[$'movie-row'.G38]" office:value-type="float" office:value="3.5" calcext:value-type="float">
            <text:p>3.5</text:p>
          </table:table-cell>
          <table:table-cell table:formula="of:=[$'movie-row'.J38]" office:value-type="float" office:value="2.5" calcext:value-type="float">
            <text:p>2.5</text:p>
          </table:table-cell>
          <table:table-cell table:formula="of:=[$'movie-row'.T38]" office:value-type="float" office:value="3.5" calcext:value-type="float">
            <text:p>3.5</text:p>
          </table:table-cell>
          <table:table-cell table:style-name="ce17" table:formula="of:=[$'movie-row'.X38]" office:value-type="float" office:value="0" calcext:value-type="float">
            <text:p>0</text:p>
          </table:table-cell>
          <table:table-cell table:style-name="ce20" table:formula="of:=IF([.B42]&gt;0;[.B$5];0)" office:value-type="float" office:value="0" calcext:value-type="float">
            <text:p>0</text:p>
          </table:table-cell>
          <table:table-cell table:style-name="ce20" table:formula="of:=IF([.C42]&gt;0;[.C$5];0)" office:value-type="float" office:value="0.47668328054518" calcext:value-type="float">
            <text:p>0.47668328054518</text:p>
          </table:table-cell>
          <table:table-cell table:style-name="ce20" table:formula="of:=IF([.D42]&gt;0;[.D$5];0)" office:value-type="float" office:value="0.438991554414636" calcext:value-type="float">
            <text:p>0.438991554414636</text:p>
          </table:table-cell>
          <table:table-cell table:style-name="ce20" table:formula="of:=IF([.E42]&gt;0;[.E$5];0)" office:value-type="float" office:value="0.464110147764856" calcext:value-type="float">
            <text:p>0.464110147764856</text:p>
          </table:table-cell>
          <table:table-cell table:style-name="ce20" table:formula="of:=IF([.F42]&gt;0;[.F$5];0)" office:value-type="float" office:value="0.37985626502293" calcext:value-type="float">
            <text:p>0.37985626502293</text:p>
          </table:table-cell>
          <table:table-cell table:style-name="ce20" table:formula="of:=IF([.G42]&gt;0;[.G$5];0)" office:value-type="float" office:value="0.562448738744889" calcext:value-type="float">
            <text:p>0.562448738744889</text:p>
          </table:table-cell>
          <table:table-cell table:style-name="ce20" table:formula="of:=IF([.H42]&gt;0;[.H$5];0)" office:value-type="float" office:value="0.539065851394357" calcext:value-type="float">
            <text:p>0.539065851394357</text:p>
          </table:table-cell>
          <table:table-cell table:style-name="ce20" table:formula="of:=IF([.I42]&gt;0;[.I$5];0)" office:value-type="float" office:value="0.475494852275685" calcext:value-type="float">
            <text:p>0.475494852275685</text:p>
          </table:table-cell>
          <table:table-cell table:style-name="ce20" table:formula="of:=IF([.J42]&gt;0;[.J$5];0)" office:value-type="float" office:value="0.525990442787603" calcext:value-type="float">
            <text:p>0.525990442787603</text:p>
          </table:table-cell>
          <table:table-cell table:style-name="ce20" table:formula="of:=IF([.K42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39]" office:value-type="string" office:string-value="414: Batman Forever (1995)" calcext:value-type="string">
            <text:p>414: Batman Forever (1995)</text:p>
          </table:table-cell>
          <table:table-cell table:style-name="ce10" table:formula="of:=[$'movie-row'.H39]" office:value-type="float" office:value="0" calcext:value-type="float">
            <text:p>0</text:p>
          </table:table-cell>
          <table:table-cell table:formula="of:=[$'movie-row'.S39]" office:value-type="float" office:value="1.5" calcext:value-type="float">
            <text:p>1.5</text:p>
          </table:table-cell>
          <table:table-cell table:formula="of:=[$'movie-row'.U39]" office:value-type="float" office:value="4" calcext:value-type="float">
            <text:p>4</text:p>
          </table:table-cell>
          <table:table-cell table:formula="of:=[$'movie-row'.Y39]" office:value-type="float" office:value="0" calcext:value-type="float">
            <text:p>0</text:p>
          </table:table-cell>
          <table:table-cell table:style-name="ce17" table:formula="of:=[$'movie-row'.Z39]" office:value-type="float" office:value="0" calcext:value-type="float">
            <text:p>0</text:p>
          </table:table-cell>
          <table:table-cell table:style-name="ce20" table:formula="of:=[$'movie-row'.C39]" office:value-type="float" office:value="3.5" calcext:value-type="float">
            <text:p>3.5</text:p>
          </table:table-cell>
          <table:table-cell table:formula="of:=[$'movie-row'.G39]" office:value-type="float" office:value="1.5" calcext:value-type="float">
            <text:p>1.5</text:p>
          </table:table-cell>
          <table:table-cell table:formula="of:=[$'movie-row'.J39]" office:value-type="float" office:value="3.5" calcext:value-type="float">
            <text:p>3.5</text:p>
          </table:table-cell>
          <table:table-cell table:formula="of:=[$'movie-row'.T39]" office:value-type="float" office:value="0" calcext:value-type="float">
            <text:p>0</text:p>
          </table:table-cell>
          <table:table-cell table:style-name="ce17" table:formula="of:=[$'movie-row'.X39]" office:value-type="float" office:value="0" calcext:value-type="float">
            <text:p>0</text:p>
          </table:table-cell>
          <table:table-cell table:style-name="ce20" table:formula="of:=IF([.B43]&gt;0;[.B$5];0)" office:value-type="float" office:value="0" calcext:value-type="float">
            <text:p>0</text:p>
          </table:table-cell>
          <table:table-cell table:style-name="ce20" table:formula="of:=IF([.C43]&gt;0;[.C$5];0)" office:value-type="float" office:value="0.47668328054518" calcext:value-type="float">
            <text:p>0.47668328054518</text:p>
          </table:table-cell>
          <table:table-cell table:style-name="ce20" table:formula="of:=IF([.D43]&gt;0;[.D$5];0)" office:value-type="float" office:value="0.438991554414636" calcext:value-type="float">
            <text:p>0.438991554414636</text:p>
          </table:table-cell>
          <table:table-cell table:style-name="ce20" table:formula="of:=IF([.E43]&gt;0;[.E$5];0)" office:value-type="float" office:value="0" calcext:value-type="float">
            <text:p>0</text:p>
          </table:table-cell>
          <table:table-cell table:style-name="ce20" table:formula="of:=IF([.F43]&gt;0;[.F$5];0)" office:value-type="float" office:value="0" calcext:value-type="float">
            <text:p>0</text:p>
          </table:table-cell>
          <table:table-cell table:style-name="ce20" table:formula="of:=IF([.G43]&gt;0;[.G$5];0)" office:value-type="float" office:value="0.562448738744889" calcext:value-type="float">
            <text:p>0.562448738744889</text:p>
          </table:table-cell>
          <table:table-cell table:style-name="ce20" table:formula="of:=IF([.H43]&gt;0;[.H$5];0)" office:value-type="float" office:value="0.539065851394357" calcext:value-type="float">
            <text:p>0.539065851394357</text:p>
          </table:table-cell>
          <table:table-cell table:style-name="ce20" table:formula="of:=IF([.I43]&gt;0;[.I$5];0)" office:value-type="float" office:value="0.475494852275685" calcext:value-type="float">
            <text:p>0.475494852275685</text:p>
          </table:table-cell>
          <table:table-cell table:style-name="ce20" table:formula="of:=IF([.J43]&gt;0;[.J$5];0)" office:value-type="float" office:value="0" calcext:value-type="float">
            <text:p>0</text:p>
          </table:table-cell>
          <table:table-cell table:style-name="ce20" table:formula="of:=IF([.K43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40]" office:value-type="string" office:string-value="424: Schindler's List (1993)" calcext:value-type="string">
            <text:p>424: Schindler's List (1993)</text:p>
          </table:table-cell>
          <table:table-cell table:style-name="ce10" table:formula="of:=[$'movie-row'.H40]" office:value-type="float" office:value="5" calcext:value-type="float">
            <text:p>5</text:p>
          </table:table-cell>
          <table:table-cell table:formula="of:=[$'movie-row'.S40]" office:value-type="float" office:value="0" calcext:value-type="float">
            <text:p>0</text:p>
          </table:table-cell>
          <table:table-cell table:formula="of:=[$'movie-row'.U40]" office:value-type="float" office:value="3.5" calcext:value-type="float">
            <text:p>3.5</text:p>
          </table:table-cell>
          <table:table-cell table:formula="of:=[$'movie-row'.Y40]" office:value-type="float" office:value="4.5" calcext:value-type="float">
            <text:p>4.5</text:p>
          </table:table-cell>
          <table:table-cell table:style-name="ce17" table:formula="of:=[$'movie-row'.Z40]" office:value-type="float" office:value="3" calcext:value-type="float">
            <text:p>3</text:p>
          </table:table-cell>
          <table:table-cell table:style-name="ce20" table:formula="of:=[$'movie-row'.C40]" office:value-type="float" office:value="4.5" calcext:value-type="float">
            <text:p>4.5</text:p>
          </table:table-cell>
          <table:table-cell table:formula="of:=[$'movie-row'.G40]" office:value-type="float" office:value="0" calcext:value-type="float">
            <text:p>0</text:p>
          </table:table-cell>
          <table:table-cell table:formula="of:=[$'movie-row'.J40]" office:value-type="float" office:value="5" calcext:value-type="float">
            <text:p>5</text:p>
          </table:table-cell>
          <table:table-cell table:formula="of:=[$'movie-row'.T40]" office:value-type="float" office:value="0" calcext:value-type="float">
            <text:p>0</text:p>
          </table:table-cell>
          <table:table-cell table:style-name="ce17" table:formula="of:=[$'movie-row'.X40]" office:value-type="float" office:value="0" calcext:value-type="float">
            <text:p>0</text:p>
          </table:table-cell>
          <table:table-cell table:style-name="ce20" table:formula="of:=IF([.B44]&gt;0;[.B$5];0)" office:value-type="float" office:value="0.400274504253816" calcext:value-type="float">
            <text:p>0.400274504253816</text:p>
          </table:table-cell>
          <table:table-cell table:style-name="ce20" table:formula="of:=IF([.C44]&gt;0;[.C$5];0)" office:value-type="float" office:value="0" calcext:value-type="float">
            <text:p>0</text:p>
          </table:table-cell>
          <table:table-cell table:style-name="ce20" table:formula="of:=IF([.D44]&gt;0;[.D$5];0)" office:value-type="float" office:value="0.438991554414636" calcext:value-type="float">
            <text:p>0.438991554414636</text:p>
          </table:table-cell>
          <table:table-cell table:style-name="ce20" table:formula="of:=IF([.E44]&gt;0;[.E$5];0)" office:value-type="float" office:value="0.464110147764856" calcext:value-type="float">
            <text:p>0.464110147764856</text:p>
          </table:table-cell>
          <table:table-cell table:style-name="ce20" table:formula="of:=IF([.F44]&gt;0;[.F$5];0)" office:value-type="float" office:value="0.37985626502293" calcext:value-type="float">
            <text:p>0.37985626502293</text:p>
          </table:table-cell>
          <table:table-cell table:style-name="ce20" table:formula="of:=IF([.G44]&gt;0;[.G$5];0)" office:value-type="float" office:value="0.562448738744889" calcext:value-type="float">
            <text:p>0.562448738744889</text:p>
          </table:table-cell>
          <table:table-cell table:style-name="ce20" table:formula="of:=IF([.H44]&gt;0;[.H$5];0)" office:value-type="float" office:value="0" calcext:value-type="float">
            <text:p>0</text:p>
          </table:table-cell>
          <table:table-cell table:style-name="ce20" table:formula="of:=IF([.I44]&gt;0;[.I$5];0)" office:value-type="float" office:value="0.475494852275685" calcext:value-type="float">
            <text:p>0.475494852275685</text:p>
          </table:table-cell>
          <table:table-cell table:style-name="ce20" table:formula="of:=IF([.J44]&gt;0;[.J$5];0)" office:value-type="float" office:value="0" calcext:value-type="float">
            <text:p>0</text:p>
          </table:table-cell>
          <table:table-cell table:style-name="ce20" table:formula="of:=IF([.K44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41]" office:value-type="string" office:string-value="453: A Beautiful Mind (2001)" calcext:value-type="string">
            <text:p>453: A Beautiful Mind (2001)</text:p>
          </table:table-cell>
          <table:table-cell table:style-name="ce10" table:formula="of:=[$'movie-row'.H41]" office:value-type="float" office:value="4.5" calcext:value-type="float">
            <text:p>4.5</text:p>
          </table:table-cell>
          <table:table-cell table:formula="of:=[$'movie-row'.S41]" office:value-type="float" office:value="0" calcext:value-type="float">
            <text:p>0</text:p>
          </table:table-cell>
          <table:table-cell table:formula="of:=[$'movie-row'.U41]" office:value-type="float" office:value="1" calcext:value-type="float">
            <text:p>1</text:p>
          </table:table-cell>
          <table:table-cell table:formula="of:=[$'movie-row'.Y41]" office:value-type="float" office:value="3.5" calcext:value-type="float">
            <text:p>3.5</text:p>
          </table:table-cell>
          <table:table-cell table:style-name="ce17" table:formula="of:=[$'movie-row'.Z41]" office:value-type="float" office:value="4" calcext:value-type="float">
            <text:p>4</text:p>
          </table:table-cell>
          <table:table-cell table:style-name="ce20" table:formula="of:=[$'movie-row'.C41]" office:value-type="float" office:value="4.5" calcext:value-type="float">
            <text:p>4.5</text:p>
          </table:table-cell>
          <table:table-cell table:formula="of:=[$'movie-row'.G41]" office:value-type="float" office:value="0" calcext:value-type="float">
            <text:p>0</text:p>
          </table:table-cell>
          <table:table-cell table:formula="of:=[$'movie-row'.J41]" office:value-type="float" office:value="4" calcext:value-type="float">
            <text:p>4</text:p>
          </table:table-cell>
          <table:table-cell table:formula="of:=[$'movie-row'.T41]" office:value-type="float" office:value="4.5" calcext:value-type="float">
            <text:p>4.5</text:p>
          </table:table-cell>
          <table:table-cell table:style-name="ce17" table:formula="of:=[$'movie-row'.X41]" office:value-type="float" office:value="5" calcext:value-type="float">
            <text:p>5</text:p>
          </table:table-cell>
          <table:table-cell table:style-name="ce20" table:formula="of:=IF([.B45]&gt;0;[.B$5];0)" office:value-type="float" office:value="0.400274504253816" calcext:value-type="float">
            <text:p>0.400274504253816</text:p>
          </table:table-cell>
          <table:table-cell table:style-name="ce20" table:formula="of:=IF([.C45]&gt;0;[.C$5];0)" office:value-type="float" office:value="0" calcext:value-type="float">
            <text:p>0</text:p>
          </table:table-cell>
          <table:table-cell table:style-name="ce20" table:formula="of:=IF([.D45]&gt;0;[.D$5];0)" office:value-type="float" office:value="0.438991554414636" calcext:value-type="float">
            <text:p>0.438991554414636</text:p>
          </table:table-cell>
          <table:table-cell table:style-name="ce20" table:formula="of:=IF([.E45]&gt;0;[.E$5];0)" office:value-type="float" office:value="0.464110147764856" calcext:value-type="float">
            <text:p>0.464110147764856</text:p>
          </table:table-cell>
          <table:table-cell table:style-name="ce20" table:formula="of:=IF([.F45]&gt;0;[.F$5];0)" office:value-type="float" office:value="0.37985626502293" calcext:value-type="float">
            <text:p>0.37985626502293</text:p>
          </table:table-cell>
          <table:table-cell table:style-name="ce20" table:formula="of:=IF([.G45]&gt;0;[.G$5];0)" office:value-type="float" office:value="0.562448738744889" calcext:value-type="float">
            <text:p>0.562448738744889</text:p>
          </table:table-cell>
          <table:table-cell table:style-name="ce20" table:formula="of:=IF([.H45]&gt;0;[.H$5];0)" office:value-type="float" office:value="0" calcext:value-type="float">
            <text:p>0</text:p>
          </table:table-cell>
          <table:table-cell table:style-name="ce20" table:formula="of:=IF([.I45]&gt;0;[.I$5];0)" office:value-type="float" office:value="0.475494852275685" calcext:value-type="float">
            <text:p>0.475494852275685</text:p>
          </table:table-cell>
          <table:table-cell table:style-name="ce20" table:formula="of:=IF([.J45]&gt;0;[.J$5];0)" office:value-type="float" office:value="0.525990442787603" calcext:value-type="float">
            <text:p>0.525990442787603</text:p>
          </table:table-cell>
          <table:table-cell table:style-name="ce20" table:formula="of:=IF([.K45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42]" office:value-type="string" office:string-value="462: Erin Brockovich (2000)" calcext:value-type="string">
            <text:p>462: Erin Brockovich (2000)</text:p>
          </table:table-cell>
          <table:table-cell table:style-name="ce10" table:formula="of:=[$'movie-row'.H42]" office:value-type="float" office:value="0" calcext:value-type="float">
            <text:p>0</text:p>
          </table:table-cell>
          <table:table-cell table:formula="of:=[$'movie-row'.S42]" office:value-type="float" office:value="0" calcext:value-type="float">
            <text:p>0</text:p>
          </table:table-cell>
          <table:table-cell table:formula="of:=[$'movie-row'.U42]" office:value-type="float" office:value="3" calcext:value-type="float">
            <text:p>3</text:p>
          </table:table-cell>
          <table:table-cell table:formula="of:=[$'movie-row'.Y42]" office:value-type="float" office:value="0" calcext:value-type="float">
            <text:p>0</text:p>
          </table:table-cell>
          <table:table-cell table:style-name="ce17" table:formula="of:=[$'movie-row'.Z42]" office:value-type="float" office:value="3" calcext:value-type="float">
            <text:p>3</text:p>
          </table:table-cell>
          <table:table-cell table:style-name="ce20" table:formula="of:=[$'movie-row'.C42]" office:value-type="float" office:value="2.5" calcext:value-type="float">
            <text:p>2.5</text:p>
          </table:table-cell>
          <table:table-cell table:formula="of:=[$'movie-row'.G42]" office:value-type="float" office:value="0" calcext:value-type="float">
            <text:p>0</text:p>
          </table:table-cell>
          <table:table-cell table:formula="of:=[$'movie-row'.J42]" office:value-type="float" office:value="4" calcext:value-type="float">
            <text:p>4</text:p>
          </table:table-cell>
          <table:table-cell table:formula="of:=[$'movie-row'.T42]" office:value-type="float" office:value="0" calcext:value-type="float">
            <text:p>0</text:p>
          </table:table-cell>
          <table:table-cell table:style-name="ce17" table:formula="of:=[$'movie-row'.X42]" office:value-type="float" office:value="0" calcext:value-type="float">
            <text:p>0</text:p>
          </table:table-cell>
          <table:table-cell table:style-name="ce20" table:formula="of:=IF([.B46]&gt;0;[.B$5];0)" office:value-type="float" office:value="0" calcext:value-type="float">
            <text:p>0</text:p>
          </table:table-cell>
          <table:table-cell table:style-name="ce20" table:formula="of:=IF([.C46]&gt;0;[.C$5];0)" office:value-type="float" office:value="0" calcext:value-type="float">
            <text:p>0</text:p>
          </table:table-cell>
          <table:table-cell table:style-name="ce20" table:formula="of:=IF([.D46]&gt;0;[.D$5];0)" office:value-type="float" office:value="0.438991554414636" calcext:value-type="float">
            <text:p>0.438991554414636</text:p>
          </table:table-cell>
          <table:table-cell table:style-name="ce20" table:formula="of:=IF([.E46]&gt;0;[.E$5];0)" office:value-type="float" office:value="0" calcext:value-type="float">
            <text:p>0</text:p>
          </table:table-cell>
          <table:table-cell table:style-name="ce20" table:formula="of:=IF([.F46]&gt;0;[.F$5];0)" office:value-type="float" office:value="0.37985626502293" calcext:value-type="float">
            <text:p>0.37985626502293</text:p>
          </table:table-cell>
          <table:table-cell table:style-name="ce20" table:formula="of:=IF([.G46]&gt;0;[.G$5];0)" office:value-type="float" office:value="0.562448738744889" calcext:value-type="float">
            <text:p>0.562448738744889</text:p>
          </table:table-cell>
          <table:table-cell table:style-name="ce20" table:formula="of:=IF([.H46]&gt;0;[.H$5];0)" office:value-type="float" office:value="0" calcext:value-type="float">
            <text:p>0</text:p>
          </table:table-cell>
          <table:table-cell table:style-name="ce20" table:formula="of:=IF([.I46]&gt;0;[.I$5];0)" office:value-type="float" office:value="0.475494852275685" calcext:value-type="float">
            <text:p>0.475494852275685</text:p>
          </table:table-cell>
          <table:table-cell table:style-name="ce20" table:formula="of:=IF([.J46]&gt;0;[.J$5];0)" office:value-type="float" office:value="0" calcext:value-type="float">
            <text:p>0</text:p>
          </table:table-cell>
          <table:table-cell table:style-name="ce20" table:formula="of:=IF([.K46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43]" office:value-type="string" office:string-value="550: Fight Club (1999)" calcext:value-type="string">
            <text:p>550: Fight Club (1999)</text:p>
          </table:table-cell>
          <table:table-cell table:style-name="ce10" table:formula="of:=[$'movie-row'.H43]" office:value-type="float" office:value="0" calcext:value-type="float">
            <text:p>0</text:p>
          </table:table-cell>
          <table:table-cell table:formula="of:=[$'movie-row'.S43]" office:value-type="float" office:value="0" calcext:value-type="float">
            <text:p>0</text:p>
          </table:table-cell>
          <table:table-cell table:formula="of:=[$'movie-row'.U43]" office:value-type="float" office:value="2" calcext:value-type="float">
            <text:p>2</text:p>
          </table:table-cell>
          <table:table-cell table:formula="of:=[$'movie-row'.Y43]" office:value-type="float" office:value="0" calcext:value-type="float">
            <text:p>0</text:p>
          </table:table-cell>
          <table:table-cell table:style-name="ce17" table:formula="of:=[$'movie-row'.Z43]" office:value-type="float" office:value="5" calcext:value-type="float">
            <text:p>5</text:p>
          </table:table-cell>
          <table:table-cell table:style-name="ce20" table:formula="of:=[$'movie-row'.C43]" office:value-type="float" office:value="5" calcext:value-type="float">
            <text:p>5</text:p>
          </table:table-cell>
          <table:table-cell table:formula="of:=[$'movie-row'.G43]" office:value-type="float" office:value="4" calcext:value-type="float">
            <text:p>4</text:p>
          </table:table-cell>
          <table:table-cell table:formula="of:=[$'movie-row'.J43]" office:value-type="float" office:value="4" calcext:value-type="float">
            <text:p>4</text:p>
          </table:table-cell>
          <table:table-cell table:formula="of:=[$'movie-row'.T43]" office:value-type="float" office:value="5" calcext:value-type="float">
            <text:p>5</text:p>
          </table:table-cell>
          <table:table-cell table:style-name="ce17" table:formula="of:=[$'movie-row'.X43]" office:value-type="float" office:value="0" calcext:value-type="float">
            <text:p>0</text:p>
          </table:table-cell>
          <table:table-cell table:style-name="ce20" table:formula="of:=IF([.B47]&gt;0;[.B$5];0)" office:value-type="float" office:value="0" calcext:value-type="float">
            <text:p>0</text:p>
          </table:table-cell>
          <table:table-cell table:style-name="ce20" table:formula="of:=IF([.C47]&gt;0;[.C$5];0)" office:value-type="float" office:value="0" calcext:value-type="float">
            <text:p>0</text:p>
          </table:table-cell>
          <table:table-cell table:style-name="ce20" table:formula="of:=IF([.D47]&gt;0;[.D$5];0)" office:value-type="float" office:value="0.438991554414636" calcext:value-type="float">
            <text:p>0.438991554414636</text:p>
          </table:table-cell>
          <table:table-cell table:style-name="ce20" table:formula="of:=IF([.E47]&gt;0;[.E$5];0)" office:value-type="float" office:value="0" calcext:value-type="float">
            <text:p>0</text:p>
          </table:table-cell>
          <table:table-cell table:style-name="ce20" table:formula="of:=IF([.F47]&gt;0;[.F$5];0)" office:value-type="float" office:value="0.37985626502293" calcext:value-type="float">
            <text:p>0.37985626502293</text:p>
          </table:table-cell>
          <table:table-cell table:style-name="ce20" table:formula="of:=IF([.G47]&gt;0;[.G$5];0)" office:value-type="float" office:value="0.562448738744889" calcext:value-type="float">
            <text:p>0.562448738744889</text:p>
          </table:table-cell>
          <table:table-cell table:style-name="ce20" table:formula="of:=IF([.H47]&gt;0;[.H$5];0)" office:value-type="float" office:value="0.539065851394357" calcext:value-type="float">
            <text:p>0.539065851394357</text:p>
          </table:table-cell>
          <table:table-cell table:style-name="ce20" table:formula="of:=IF([.I47]&gt;0;[.I$5];0)" office:value-type="float" office:value="0.475494852275685" calcext:value-type="float">
            <text:p>0.475494852275685</text:p>
          </table:table-cell>
          <table:table-cell table:style-name="ce20" table:formula="of:=IF([.J47]&gt;0;[.J$5];0)" office:value-type="float" office:value="0.525990442787603" calcext:value-type="float">
            <text:p>0.525990442787603</text:p>
          </table:table-cell>
          <table:table-cell table:style-name="ce20" table:formula="of:=IF([.K47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44]" office:value-type="string" office:string-value="557: Spider-Man (2002)" calcext:value-type="string">
            <text:p>557: Spider-Man (2002)</text:p>
          </table:table-cell>
          <table:table-cell table:style-name="ce10" table:formula="of:=[$'movie-row'.H44]" office:value-type="float" office:value="0" calcext:value-type="float">
            <text:p>0</text:p>
          </table:table-cell>
          <table:table-cell table:formula="of:=[$'movie-row'.S44]" office:value-type="float" office:value="3" calcext:value-type="float">
            <text:p>3</text:p>
          </table:table-cell>
          <table:table-cell table:formula="of:=[$'movie-row'.U44]" office:value-type="float" office:value="3.5" calcext:value-type="float">
            <text:p>3.5</text:p>
          </table:table-cell>
          <table:table-cell table:formula="of:=[$'movie-row'.Y44]" office:value-type="float" office:value="0" calcext:value-type="float">
            <text:p>0</text:p>
          </table:table-cell>
          <table:table-cell table:style-name="ce17" table:formula="of:=[$'movie-row'.Z44]" office:value-type="float" office:value="1.5" calcext:value-type="float">
            <text:p>1.5</text:p>
          </table:table-cell>
          <table:table-cell table:style-name="ce20" table:formula="of:=[$'movie-row'.C44]" office:value-type="float" office:value="3" calcext:value-type="float">
            <text:p>3</text:p>
          </table:table-cell>
          <table:table-cell table:formula="of:=[$'movie-row'.G44]" office:value-type="float" office:value="3" calcext:value-type="float">
            <text:p>3</text:p>
          </table:table-cell>
          <table:table-cell table:formula="of:=[$'movie-row'.J44]" office:value-type="float" office:value="3" calcext:value-type="float">
            <text:p>3</text:p>
          </table:table-cell>
          <table:table-cell table:formula="of:=[$'movie-row'.T44]" office:value-type="float" office:value="0" calcext:value-type="float">
            <text:p>0</text:p>
          </table:table-cell>
          <table:table-cell table:style-name="ce17" table:formula="of:=[$'movie-row'.X44]" office:value-type="float" office:value="3.5" calcext:value-type="float">
            <text:p>3.5</text:p>
          </table:table-cell>
          <table:table-cell table:style-name="ce20" table:formula="of:=IF([.B48]&gt;0;[.B$5];0)" office:value-type="float" office:value="0" calcext:value-type="float">
            <text:p>0</text:p>
          </table:table-cell>
          <table:table-cell table:style-name="ce20" table:formula="of:=IF([.C48]&gt;0;[.C$5];0)" office:value-type="float" office:value="0.47668328054518" calcext:value-type="float">
            <text:p>0.47668328054518</text:p>
          </table:table-cell>
          <table:table-cell table:style-name="ce20" table:formula="of:=IF([.D48]&gt;0;[.D$5];0)" office:value-type="float" office:value="0.438991554414636" calcext:value-type="float">
            <text:p>0.438991554414636</text:p>
          </table:table-cell>
          <table:table-cell table:style-name="ce20" table:formula="of:=IF([.E48]&gt;0;[.E$5];0)" office:value-type="float" office:value="0" calcext:value-type="float">
            <text:p>0</text:p>
          </table:table-cell>
          <table:table-cell table:style-name="ce20" table:formula="of:=IF([.F48]&gt;0;[.F$5];0)" office:value-type="float" office:value="0.37985626502293" calcext:value-type="float">
            <text:p>0.37985626502293</text:p>
          </table:table-cell>
          <table:table-cell table:style-name="ce20" table:formula="of:=IF([.G48]&gt;0;[.G$5];0)" office:value-type="float" office:value="0.562448738744889" calcext:value-type="float">
            <text:p>0.562448738744889</text:p>
          </table:table-cell>
          <table:table-cell table:style-name="ce20" table:formula="of:=IF([.H48]&gt;0;[.H$5];0)" office:value-type="float" office:value="0.539065851394357" calcext:value-type="float">
            <text:p>0.539065851394357</text:p>
          </table:table-cell>
          <table:table-cell table:style-name="ce20" table:formula="of:=IF([.I48]&gt;0;[.I$5];0)" office:value-type="float" office:value="0.475494852275685" calcext:value-type="float">
            <text:p>0.475494852275685</text:p>
          </table:table-cell>
          <table:table-cell table:style-name="ce20" table:formula="of:=IF([.J48]&gt;0;[.J$5];0)" office:value-type="float" office:value="0" calcext:value-type="float">
            <text:p>0</text:p>
          </table:table-cell>
          <table:table-cell table:style-name="ce20" table:formula="of:=IF([.K48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45]" office:value-type="string" office:string-value="558: Spider-Man 2 (2004)" calcext:value-type="string">
            <text:p>558: Spider-Man 2 (2004)</text:p>
          </table:table-cell>
          <table:table-cell table:style-name="ce10" table:formula="of:=[$'movie-row'.H45]" office:value-type="float" office:value="4.5" calcext:value-type="float">
            <text:p>4.5</text:p>
          </table:table-cell>
          <table:table-cell table:formula="of:=[$'movie-row'.S45]" office:value-type="float" office:value="3.5" calcext:value-type="float">
            <text:p>3.5</text:p>
          </table:table-cell>
          <table:table-cell table:formula="of:=[$'movie-row'.U45]" office:value-type="float" office:value="3" calcext:value-type="float">
            <text:p>3</text:p>
          </table:table-cell>
          <table:table-cell table:formula="of:=[$'movie-row'.Y45]" office:value-type="float" office:value="0" calcext:value-type="float">
            <text:p>0</text:p>
          </table:table-cell>
          <table:table-cell table:style-name="ce17" table:formula="of:=[$'movie-row'.Z45]" office:value-type="float" office:value="1.5" calcext:value-type="float">
            <text:p>1.5</text:p>
          </table:table-cell>
          <table:table-cell table:style-name="ce20" table:formula="of:=[$'movie-row'.C45]" office:value-type="float" office:value="2" calcext:value-type="float">
            <text:p>2</text:p>
          </table:table-cell>
          <table:table-cell table:formula="of:=[$'movie-row'.G45]" office:value-type="float" office:value="0" calcext:value-type="float">
            <text:p>0</text:p>
          </table:table-cell>
          <table:table-cell table:formula="of:=[$'movie-row'.J45]" office:value-type="float" office:value="3" calcext:value-type="float">
            <text:p>3</text:p>
          </table:table-cell>
          <table:table-cell table:formula="of:=[$'movie-row'.T45]" office:value-type="float" office:value="3.5" calcext:value-type="float">
            <text:p>3.5</text:p>
          </table:table-cell>
          <table:table-cell table:style-name="ce17" table:formula="of:=[$'movie-row'.X45]" office:value-type="float" office:value="4" calcext:value-type="float">
            <text:p>4</text:p>
          </table:table-cell>
          <table:table-cell table:style-name="ce20" table:formula="of:=IF([.B49]&gt;0;[.B$5];0)" office:value-type="float" office:value="0.400274504253816" calcext:value-type="float">
            <text:p>0.400274504253816</text:p>
          </table:table-cell>
          <table:table-cell table:style-name="ce20" table:formula="of:=IF([.C49]&gt;0;[.C$5];0)" office:value-type="float" office:value="0.47668328054518" calcext:value-type="float">
            <text:p>0.47668328054518</text:p>
          </table:table-cell>
          <table:table-cell table:style-name="ce20" table:formula="of:=IF([.D49]&gt;0;[.D$5];0)" office:value-type="float" office:value="0.438991554414636" calcext:value-type="float">
            <text:p>0.438991554414636</text:p>
          </table:table-cell>
          <table:table-cell table:style-name="ce20" table:formula="of:=IF([.E49]&gt;0;[.E$5];0)" office:value-type="float" office:value="0" calcext:value-type="float">
            <text:p>0</text:p>
          </table:table-cell>
          <table:table-cell table:style-name="ce20" table:formula="of:=IF([.F49]&gt;0;[.F$5];0)" office:value-type="float" office:value="0.37985626502293" calcext:value-type="float">
            <text:p>0.37985626502293</text:p>
          </table:table-cell>
          <table:table-cell table:style-name="ce20" table:formula="of:=IF([.G49]&gt;0;[.G$5];0)" office:value-type="float" office:value="0.562448738744889" calcext:value-type="float">
            <text:p>0.562448738744889</text:p>
          </table:table-cell>
          <table:table-cell table:style-name="ce20" table:formula="of:=IF([.H49]&gt;0;[.H$5];0)" office:value-type="float" office:value="0" calcext:value-type="float">
            <text:p>0</text:p>
          </table:table-cell>
          <table:table-cell table:style-name="ce20" table:formula="of:=IF([.I49]&gt;0;[.I$5];0)" office:value-type="float" office:value="0.475494852275685" calcext:value-type="float">
            <text:p>0.475494852275685</text:p>
          </table:table-cell>
          <table:table-cell table:style-name="ce20" table:formula="of:=IF([.J49]&gt;0;[.J$5];0)" office:value-type="float" office:value="0.525990442787603" calcext:value-type="float">
            <text:p>0.525990442787603</text:p>
          </table:table-cell>
          <table:table-cell table:style-name="ce20" table:formula="of:=IF([.K49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46]" office:value-type="string" office:string-value="568: Apollo 13 (1995)" calcext:value-type="string">
            <text:p>568: Apollo 13 (1995)</text:p>
          </table:table-cell>
          <table:table-cell table:style-name="ce10" table:formula="of:=[$'movie-row'.H46]" office:value-type="float" office:value="5" calcext:value-type="float">
            <text:p>5</text:p>
          </table:table-cell>
          <table:table-cell table:formula="of:=[$'movie-row'.S46]" office:value-type="float" office:value="4" calcext:value-type="float">
            <text:p>4</text:p>
          </table:table-cell>
          <table:table-cell table:formula="of:=[$'movie-row'.U46]" office:value-type="float" office:value="1.5" calcext:value-type="float">
            <text:p>1.5</text:p>
          </table:table-cell>
          <table:table-cell table:formula="of:=[$'movie-row'.Y46]" office:value-type="float" office:value="0" calcext:value-type="float">
            <text:p>0</text:p>
          </table:table-cell>
          <table:table-cell table:style-name="ce17" table:formula="of:=[$'movie-row'.Z46]" office:value-type="float" office:value="3" calcext:value-type="float">
            <text:p>3</text:p>
          </table:table-cell>
          <table:table-cell table:style-name="ce20" table:formula="of:=[$'movie-row'.C46]" office:value-type="float" office:value="5" calcext:value-type="float">
            <text:p>5</text:p>
          </table:table-cell>
          <table:table-cell table:formula="of:=[$'movie-row'.G46]" office:value-type="float" office:value="4.5" calcext:value-type="float">
            <text:p>4.5</text:p>
          </table:table-cell>
          <table:table-cell table:formula="of:=[$'movie-row'.J46]" office:value-type="float" office:value="4.5" calcext:value-type="float">
            <text:p>4.5</text:p>
          </table:table-cell>
          <table:table-cell table:formula="of:=[$'movie-row'.T46]" office:value-type="float" office:value="3.5" calcext:value-type="float">
            <text:p>3.5</text:p>
          </table:table-cell>
          <table:table-cell table:style-name="ce17" table:formula="of:=[$'movie-row'.X46]" office:value-type="float" office:value="0" calcext:value-type="float">
            <text:p>0</text:p>
          </table:table-cell>
          <table:table-cell table:style-name="ce20" table:formula="of:=IF([.B50]&gt;0;[.B$5];0)" office:value-type="float" office:value="0.400274504253816" calcext:value-type="float">
            <text:p>0.400274504253816</text:p>
          </table:table-cell>
          <table:table-cell table:style-name="ce20" table:formula="of:=IF([.C50]&gt;0;[.C$5];0)" office:value-type="float" office:value="0.47668328054518" calcext:value-type="float">
            <text:p>0.47668328054518</text:p>
          </table:table-cell>
          <table:table-cell table:style-name="ce20" table:formula="of:=IF([.D50]&gt;0;[.D$5];0)" office:value-type="float" office:value="0.438991554414636" calcext:value-type="float">
            <text:p>0.438991554414636</text:p>
          </table:table-cell>
          <table:table-cell table:style-name="ce20" table:formula="of:=IF([.E50]&gt;0;[.E$5];0)" office:value-type="float" office:value="0" calcext:value-type="float">
            <text:p>0</text:p>
          </table:table-cell>
          <table:table-cell table:style-name="ce20" table:formula="of:=IF([.F50]&gt;0;[.F$5];0)" office:value-type="float" office:value="0.37985626502293" calcext:value-type="float">
            <text:p>0.37985626502293</text:p>
          </table:table-cell>
          <table:table-cell table:style-name="ce20" table:formula="of:=IF([.G50]&gt;0;[.G$5];0)" office:value-type="float" office:value="0.562448738744889" calcext:value-type="float">
            <text:p>0.562448738744889</text:p>
          </table:table-cell>
          <table:table-cell table:style-name="ce20" table:formula="of:=IF([.H50]&gt;0;[.H$5];0)" office:value-type="float" office:value="0.539065851394357" calcext:value-type="float">
            <text:p>0.539065851394357</text:p>
          </table:table-cell>
          <table:table-cell table:style-name="ce20" table:formula="of:=IF([.I50]&gt;0;[.I$5];0)" office:value-type="float" office:value="0.475494852275685" calcext:value-type="float">
            <text:p>0.475494852275685</text:p>
          </table:table-cell>
          <table:table-cell table:style-name="ce20" table:formula="of:=IF([.J50]&gt;0;[.J$5];0)" office:value-type="float" office:value="0.525990442787603" calcext:value-type="float">
            <text:p>0.525990442787603</text:p>
          </table:table-cell>
          <table:table-cell table:style-name="ce20" table:formula="of:=IF([.K50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47]" office:value-type="string" office:string-value="581: Dances with Wolves (1990)" calcext:value-type="string">
            <text:p>581: Dances with Wolves (1990)</text:p>
          </table:table-cell>
          <table:table-cell table:style-name="ce10" table:formula="of:=[$'movie-row'.H47]" office:value-type="float" office:value="4" calcext:value-type="float">
            <text:p>4</text:p>
          </table:table-cell>
          <table:table-cell table:formula="of:=[$'movie-row'.S47]" office:value-type="float" office:value="4" calcext:value-type="float">
            <text:p>4</text:p>
          </table:table-cell>
          <table:table-cell table:formula="of:=[$'movie-row'.U47]" office:value-type="float" office:value="2.5" calcext:value-type="float">
            <text:p>2.5</text:p>
          </table:table-cell>
          <table:table-cell table:formula="of:=[$'movie-row'.Y47]" office:value-type="float" office:value="0" calcext:value-type="float">
            <text:p>0</text:p>
          </table:table-cell>
          <table:table-cell table:style-name="ce17" table:formula="of:=[$'movie-row'.Z47]" office:value-type="float" office:value="3" calcext:value-type="float">
            <text:p>3</text:p>
          </table:table-cell>
          <table:table-cell table:style-name="ce20" table:formula="of:=[$'movie-row'.C47]" office:value-type="float" office:value="0" calcext:value-type="float">
            <text:p>0</text:p>
          </table:table-cell>
          <table:table-cell table:formula="of:=[$'movie-row'.G47]" office:value-type="float" office:value="2.5" calcext:value-type="float">
            <text:p>2.5</text:p>
          </table:table-cell>
          <table:table-cell table:formula="of:=[$'movie-row'.J47]" office:value-type="float" office:value="4.5" calcext:value-type="float">
            <text:p>4.5</text:p>
          </table:table-cell>
          <table:table-cell table:formula="of:=[$'movie-row'.T47]" office:value-type="float" office:value="0" calcext:value-type="float">
            <text:p>0</text:p>
          </table:table-cell>
          <table:table-cell table:style-name="ce17" table:formula="of:=[$'movie-row'.X47]" office:value-type="float" office:value="0" calcext:value-type="float">
            <text:p>0</text:p>
          </table:table-cell>
          <table:table-cell table:style-name="ce20" table:formula="of:=IF([.B51]&gt;0;[.B$5];0)" office:value-type="float" office:value="0.400274504253816" calcext:value-type="float">
            <text:p>0.400274504253816</text:p>
          </table:table-cell>
          <table:table-cell table:style-name="ce20" table:formula="of:=IF([.C51]&gt;0;[.C$5];0)" office:value-type="float" office:value="0.47668328054518" calcext:value-type="float">
            <text:p>0.47668328054518</text:p>
          </table:table-cell>
          <table:table-cell table:style-name="ce20" table:formula="of:=IF([.D51]&gt;0;[.D$5];0)" office:value-type="float" office:value="0.438991554414636" calcext:value-type="float">
            <text:p>0.438991554414636</text:p>
          </table:table-cell>
          <table:table-cell table:style-name="ce20" table:formula="of:=IF([.E51]&gt;0;[.E$5];0)" office:value-type="float" office:value="0" calcext:value-type="float">
            <text:p>0</text:p>
          </table:table-cell>
          <table:table-cell table:style-name="ce20" table:formula="of:=IF([.F51]&gt;0;[.F$5];0)" office:value-type="float" office:value="0.37985626502293" calcext:value-type="float">
            <text:p>0.37985626502293</text:p>
          </table:table-cell>
          <table:table-cell table:style-name="ce20" table:formula="of:=IF([.G51]&gt;0;[.G$5];0)" office:value-type="float" office:value="0" calcext:value-type="float">
            <text:p>0</text:p>
          </table:table-cell>
          <table:table-cell table:style-name="ce20" table:formula="of:=IF([.H51]&gt;0;[.H$5];0)" office:value-type="float" office:value="0.539065851394357" calcext:value-type="float">
            <text:p>0.539065851394357</text:p>
          </table:table-cell>
          <table:table-cell table:style-name="ce20" table:formula="of:=IF([.I51]&gt;0;[.I$5];0)" office:value-type="float" office:value="0.475494852275685" calcext:value-type="float">
            <text:p>0.475494852275685</text:p>
          </table:table-cell>
          <table:table-cell table:style-name="ce20" table:formula="of:=IF([.J51]&gt;0;[.J$5];0)" office:value-type="float" office:value="0" calcext:value-type="float">
            <text:p>0</text:p>
          </table:table-cell>
          <table:table-cell table:style-name="ce20" table:formula="of:=IF([.K51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48]" office:value-type="string" office:string-value="585: Monsters Inc. (2001)" calcext:value-type="string">
            <text:p>585: Monsters Inc. (2001)</text:p>
          </table:table-cell>
          <table:table-cell table:style-name="ce10" table:formula="of:=[$'movie-row'.H48]" office:value-type="float" office:value="5" calcext:value-type="float">
            <text:p>5</text:p>
          </table:table-cell>
          <table:table-cell table:formula="of:=[$'movie-row'.S48]" office:value-type="float" office:value="4" calcext:value-type="float">
            <text:p>4</text:p>
          </table:table-cell>
          <table:table-cell table:formula="of:=[$'movie-row'.U48]" office:value-type="float" office:value="3.5" calcext:value-type="float">
            <text:p>3.5</text:p>
          </table:table-cell>
          <table:table-cell table:formula="of:=[$'movie-row'.Y48]" office:value-type="float" office:value="0" calcext:value-type="float">
            <text:p>0</text:p>
          </table:table-cell>
          <table:table-cell table:style-name="ce17" table:formula="of:=[$'movie-row'.Z48]" office:value-type="float" office:value="5" calcext:value-type="float">
            <text:p>5</text:p>
          </table:table-cell>
          <table:table-cell table:style-name="ce20" table:formula="of:=[$'movie-row'.C48]" office:value-type="float" office:value="5" calcext:value-type="float">
            <text:p>5</text:p>
          </table:table-cell>
          <table:table-cell table:formula="of:=[$'movie-row'.G48]" office:value-type="float" office:value="4" calcext:value-type="float">
            <text:p>4</text:p>
          </table:table-cell>
          <table:table-cell table:formula="of:=[$'movie-row'.J48]" office:value-type="float" office:value="3.5" calcext:value-type="float">
            <text:p>3.5</text:p>
          </table:table-cell>
          <table:table-cell table:formula="of:=[$'movie-row'.T48]" office:value-type="float" office:value="4" calcext:value-type="float">
            <text:p>4</text:p>
          </table:table-cell>
          <table:table-cell table:style-name="ce17" table:formula="of:=[$'movie-row'.X48]" office:value-type="float" office:value="0" calcext:value-type="float">
            <text:p>0</text:p>
          </table:table-cell>
          <table:table-cell table:style-name="ce20" table:formula="of:=IF([.B52]&gt;0;[.B$5];0)" office:value-type="float" office:value="0.400274504253816" calcext:value-type="float">
            <text:p>0.400274504253816</text:p>
          </table:table-cell>
          <table:table-cell table:style-name="ce20" table:formula="of:=IF([.C52]&gt;0;[.C$5];0)" office:value-type="float" office:value="0.47668328054518" calcext:value-type="float">
            <text:p>0.47668328054518</text:p>
          </table:table-cell>
          <table:table-cell table:style-name="ce20" table:formula="of:=IF([.D52]&gt;0;[.D$5];0)" office:value-type="float" office:value="0.438991554414636" calcext:value-type="float">
            <text:p>0.438991554414636</text:p>
          </table:table-cell>
          <table:table-cell table:style-name="ce20" table:formula="of:=IF([.E52]&gt;0;[.E$5];0)" office:value-type="float" office:value="0" calcext:value-type="float">
            <text:p>0</text:p>
          </table:table-cell>
          <table:table-cell table:style-name="ce20" table:formula="of:=IF([.F52]&gt;0;[.F$5];0)" office:value-type="float" office:value="0.37985626502293" calcext:value-type="float">
            <text:p>0.37985626502293</text:p>
          </table:table-cell>
          <table:table-cell table:style-name="ce20" table:formula="of:=IF([.G52]&gt;0;[.G$5];0)" office:value-type="float" office:value="0.562448738744889" calcext:value-type="float">
            <text:p>0.562448738744889</text:p>
          </table:table-cell>
          <table:table-cell table:style-name="ce20" table:formula="of:=IF([.H52]&gt;0;[.H$5];0)" office:value-type="float" office:value="0.539065851394357" calcext:value-type="float">
            <text:p>0.539065851394357</text:p>
          </table:table-cell>
          <table:table-cell table:style-name="ce20" table:formula="of:=IF([.I52]&gt;0;[.I$5];0)" office:value-type="float" office:value="0.475494852275685" calcext:value-type="float">
            <text:p>0.475494852275685</text:p>
          </table:table-cell>
          <table:table-cell table:style-name="ce20" table:formula="of:=IF([.J52]&gt;0;[.J$5];0)" office:value-type="float" office:value="0.525990442787603" calcext:value-type="float">
            <text:p>0.525990442787603</text:p>
          </table:table-cell>
          <table:table-cell table:style-name="ce20" table:formula="of:=IF([.K52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49]" office:value-type="string" office:string-value="597: Titanic (1997)" calcext:value-type="string">
            <text:p>597: Titanic (1997)</text:p>
          </table:table-cell>
          <table:table-cell table:style-name="ce10" table:formula="of:=[$'movie-row'.H49]" office:value-type="float" office:value="3.5" calcext:value-type="float">
            <text:p>3.5</text:p>
          </table:table-cell>
          <table:table-cell table:formula="of:=[$'movie-row'.S49]" office:value-type="float" office:value="3" calcext:value-type="float">
            <text:p>3</text:p>
          </table:table-cell>
          <table:table-cell table:formula="of:=[$'movie-row'.U49]" office:value-type="float" office:value="3.5" calcext:value-type="float">
            <text:p>3.5</text:p>
          </table:table-cell>
          <table:table-cell table:formula="of:=[$'movie-row'.Y49]" office:value-type="float" office:value="0" calcext:value-type="float">
            <text:p>0</text:p>
          </table:table-cell>
          <table:table-cell table:style-name="ce17" table:formula="of:=[$'movie-row'.Z49]" office:value-type="float" office:value="4" calcext:value-type="float">
            <text:p>4</text:p>
          </table:table-cell>
          <table:table-cell table:style-name="ce20" table:formula="of:=[$'movie-row'.C49]" office:value-type="float" office:value="4" calcext:value-type="float">
            <text:p>4</text:p>
          </table:table-cell>
          <table:table-cell table:formula="of:=[$'movie-row'.G49]" office:value-type="float" office:value="3.5" calcext:value-type="float">
            <text:p>3.5</text:p>
          </table:table-cell>
          <table:table-cell table:formula="of:=[$'movie-row'.J49]" office:value-type="float" office:value="4" calcext:value-type="float">
            <text:p>4</text:p>
          </table:table-cell>
          <table:table-cell table:formula="of:=[$'movie-row'.T49]" office:value-type="float" office:value="3.5" calcext:value-type="float">
            <text:p>3.5</text:p>
          </table:table-cell>
          <table:table-cell table:style-name="ce17" table:formula="of:=[$'movie-row'.X49]" office:value-type="float" office:value="5" calcext:value-type="float">
            <text:p>5</text:p>
          </table:table-cell>
          <table:table-cell table:style-name="ce20" table:formula="of:=IF([.B53]&gt;0;[.B$5];0)" office:value-type="float" office:value="0.400274504253816" calcext:value-type="float">
            <text:p>0.400274504253816</text:p>
          </table:table-cell>
          <table:table-cell table:style-name="ce20" table:formula="of:=IF([.C53]&gt;0;[.C$5];0)" office:value-type="float" office:value="0.47668328054518" calcext:value-type="float">
            <text:p>0.47668328054518</text:p>
          </table:table-cell>
          <table:table-cell table:style-name="ce20" table:formula="of:=IF([.D53]&gt;0;[.D$5];0)" office:value-type="float" office:value="0.438991554414636" calcext:value-type="float">
            <text:p>0.438991554414636</text:p>
          </table:table-cell>
          <table:table-cell table:style-name="ce20" table:formula="of:=IF([.E53]&gt;0;[.E$5];0)" office:value-type="float" office:value="0" calcext:value-type="float">
            <text:p>0</text:p>
          </table:table-cell>
          <table:table-cell table:style-name="ce20" table:formula="of:=IF([.F53]&gt;0;[.F$5];0)" office:value-type="float" office:value="0.37985626502293" calcext:value-type="float">
            <text:p>0.37985626502293</text:p>
          </table:table-cell>
          <table:table-cell table:style-name="ce20" table:formula="of:=IF([.G53]&gt;0;[.G$5];0)" office:value-type="float" office:value="0.562448738744889" calcext:value-type="float">
            <text:p>0.562448738744889</text:p>
          </table:table-cell>
          <table:table-cell table:style-name="ce20" table:formula="of:=IF([.H53]&gt;0;[.H$5];0)" office:value-type="float" office:value="0.539065851394357" calcext:value-type="float">
            <text:p>0.539065851394357</text:p>
          </table:table-cell>
          <table:table-cell table:style-name="ce20" table:formula="of:=IF([.I53]&gt;0;[.I$5];0)" office:value-type="float" office:value="0.475494852275685" calcext:value-type="float">
            <text:p>0.475494852275685</text:p>
          </table:table-cell>
          <table:table-cell table:style-name="ce20" table:formula="of:=IF([.J53]&gt;0;[.J$5];0)" office:value-type="float" office:value="0.525990442787603" calcext:value-type="float">
            <text:p>0.525990442787603</text:p>
          </table:table-cell>
          <table:table-cell table:style-name="ce20" table:formula="of:=IF([.K53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50]" office:value-type="string" office:string-value="601: E.T. the Extra-Terrestrial (1982)" calcext:value-type="string">
            <text:p>601: E.T. the Extra-Terrestrial (1982)</text:p>
          </table:table-cell>
          <table:table-cell table:style-name="ce10" table:formula="of:=[$'movie-row'.H50]" office:value-type="float" office:value="4.5" calcext:value-type="float">
            <text:p>4.5</text:p>
          </table:table-cell>
          <table:table-cell table:formula="of:=[$'movie-row'.S50]" office:value-type="float" office:value="3.5" calcext:value-type="float">
            <text:p>3.5</text:p>
          </table:table-cell>
          <table:table-cell table:formula="of:=[$'movie-row'.U50]" office:value-type="float" office:value="3" calcext:value-type="float">
            <text:p>3</text:p>
          </table:table-cell>
          <table:table-cell table:formula="of:=[$'movie-row'.Y50]" office:value-type="float" office:value="0" calcext:value-type="float">
            <text:p>0</text:p>
          </table:table-cell>
          <table:table-cell table:style-name="ce17" table:formula="of:=[$'movie-row'.Z50]" office:value-type="float" office:value="0.5" calcext:value-type="float">
            <text:p>0.5</text:p>
          </table:table-cell>
          <table:table-cell table:style-name="ce20" table:formula="of:=[$'movie-row'.C50]" office:value-type="float" office:value="4.5" calcext:value-type="float">
            <text:p>4.5</text:p>
          </table:table-cell>
          <table:table-cell table:formula="of:=[$'movie-row'.G50]" office:value-type="float" office:value="0" calcext:value-type="float">
            <text:p>0</text:p>
          </table:table-cell>
          <table:table-cell table:formula="of:=[$'movie-row'.J50]" office:value-type="float" office:value="4" calcext:value-type="float">
            <text:p>4</text:p>
          </table:table-cell>
          <table:table-cell table:formula="of:=[$'movie-row'.T50]" office:value-type="float" office:value="3.5" calcext:value-type="float">
            <text:p>3.5</text:p>
          </table:table-cell>
          <table:table-cell table:style-name="ce17" table:formula="of:=[$'movie-row'.X50]" office:value-type="float" office:value="0" calcext:value-type="float">
            <text:p>0</text:p>
          </table:table-cell>
          <table:table-cell table:style-name="ce20" table:formula="of:=IF([.B54]&gt;0;[.B$5];0)" office:value-type="float" office:value="0.400274504253816" calcext:value-type="float">
            <text:p>0.400274504253816</text:p>
          </table:table-cell>
          <table:table-cell table:style-name="ce20" table:formula="of:=IF([.C54]&gt;0;[.C$5];0)" office:value-type="float" office:value="0.47668328054518" calcext:value-type="float">
            <text:p>0.47668328054518</text:p>
          </table:table-cell>
          <table:table-cell table:style-name="ce20" table:formula="of:=IF([.D54]&gt;0;[.D$5];0)" office:value-type="float" office:value="0.438991554414636" calcext:value-type="float">
            <text:p>0.438991554414636</text:p>
          </table:table-cell>
          <table:table-cell table:style-name="ce20" table:formula="of:=IF([.E54]&gt;0;[.E$5];0)" office:value-type="float" office:value="0" calcext:value-type="float">
            <text:p>0</text:p>
          </table:table-cell>
          <table:table-cell table:style-name="ce20" table:formula="of:=IF([.F54]&gt;0;[.F$5];0)" office:value-type="float" office:value="0.37985626502293" calcext:value-type="float">
            <text:p>0.37985626502293</text:p>
          </table:table-cell>
          <table:table-cell table:style-name="ce20" table:formula="of:=IF([.G54]&gt;0;[.G$5];0)" office:value-type="float" office:value="0.562448738744889" calcext:value-type="float">
            <text:p>0.562448738744889</text:p>
          </table:table-cell>
          <table:table-cell table:style-name="ce20" table:formula="of:=IF([.H54]&gt;0;[.H$5];0)" office:value-type="float" office:value="0" calcext:value-type="float">
            <text:p>0</text:p>
          </table:table-cell>
          <table:table-cell table:style-name="ce20" table:formula="of:=IF([.I54]&gt;0;[.I$5];0)" office:value-type="float" office:value="0.475494852275685" calcext:value-type="float">
            <text:p>0.475494852275685</text:p>
          </table:table-cell>
          <table:table-cell table:style-name="ce20" table:formula="of:=IF([.J54]&gt;0;[.J$5];0)" office:value-type="float" office:value="0.525990442787603" calcext:value-type="float">
            <text:p>0.525990442787603</text:p>
          </table:table-cell>
          <table:table-cell table:style-name="ce20" table:formula="of:=IF([.K54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51]" office:value-type="string" office:string-value="602: Independence Day (a.k.a. ID4) (1996)" calcext:value-type="string">
            <text:p>602: Independence Day (a.k.a. ID4) (1996)</text:p>
          </table:table-cell>
          <table:table-cell table:style-name="ce10" table:formula="of:=[$'movie-row'.H51]" office:value-type="float" office:value="3.5" calcext:value-type="float">
            <text:p>3.5</text:p>
          </table:table-cell>
          <table:table-cell table:formula="of:=[$'movie-row'.S51]" office:value-type="float" office:value="3" calcext:value-type="float">
            <text:p>3</text:p>
          </table:table-cell>
          <table:table-cell table:formula="of:=[$'movie-row'.U51]" office:value-type="float" office:value="1.5" calcext:value-type="float">
            <text:p>1.5</text:p>
          </table:table-cell>
          <table:table-cell table:formula="of:=[$'movie-row'.Y51]" office:value-type="float" office:value="2" calcext:value-type="float">
            <text:p>2</text:p>
          </table:table-cell>
          <table:table-cell table:style-name="ce17" table:formula="of:=[$'movie-row'.Z51]" office:value-type="float" office:value="3" calcext:value-type="float">
            <text:p>3</text:p>
          </table:table-cell>
          <table:table-cell table:style-name="ce20" table:formula="of:=[$'movie-row'.C51]" office:value-type="float" office:value="4.5" calcext:value-type="float">
            <text:p>4.5</text:p>
          </table:table-cell>
          <table:table-cell table:formula="of:=[$'movie-row'.G51]" office:value-type="float" office:value="2.5" calcext:value-type="float">
            <text:p>2.5</text:p>
          </table:table-cell>
          <table:table-cell table:formula="of:=[$'movie-row'.J51]" office:value-type="float" office:value="3.5" calcext:value-type="float">
            <text:p>3.5</text:p>
          </table:table-cell>
          <table:table-cell table:formula="of:=[$'movie-row'.T51]" office:value-type="float" office:value="3.5" calcext:value-type="float">
            <text:p>3.5</text:p>
          </table:table-cell>
          <table:table-cell table:style-name="ce17" table:formula="of:=[$'movie-row'.X51]" office:value-type="float" office:value="0" calcext:value-type="float">
            <text:p>0</text:p>
          </table:table-cell>
          <table:table-cell table:style-name="ce20" table:formula="of:=IF([.B55]&gt;0;[.B$5];0)" office:value-type="float" office:value="0.400274504253816" calcext:value-type="float">
            <text:p>0.400274504253816</text:p>
          </table:table-cell>
          <table:table-cell table:style-name="ce20" table:formula="of:=IF([.C55]&gt;0;[.C$5];0)" office:value-type="float" office:value="0.47668328054518" calcext:value-type="float">
            <text:p>0.47668328054518</text:p>
          </table:table-cell>
          <table:table-cell table:style-name="ce20" table:formula="of:=IF([.D55]&gt;0;[.D$5];0)" office:value-type="float" office:value="0.438991554414636" calcext:value-type="float">
            <text:p>0.438991554414636</text:p>
          </table:table-cell>
          <table:table-cell table:style-name="ce20" table:formula="of:=IF([.E55]&gt;0;[.E$5];0)" office:value-type="float" office:value="0.464110147764856" calcext:value-type="float">
            <text:p>0.464110147764856</text:p>
          </table:table-cell>
          <table:table-cell table:style-name="ce20" table:formula="of:=IF([.F55]&gt;0;[.F$5];0)" office:value-type="float" office:value="0.37985626502293" calcext:value-type="float">
            <text:p>0.37985626502293</text:p>
          </table:table-cell>
          <table:table-cell table:style-name="ce20" table:formula="of:=IF([.G55]&gt;0;[.G$5];0)" office:value-type="float" office:value="0.562448738744889" calcext:value-type="float">
            <text:p>0.562448738744889</text:p>
          </table:table-cell>
          <table:table-cell table:style-name="ce20" table:formula="of:=IF([.H55]&gt;0;[.H$5];0)" office:value-type="float" office:value="0.539065851394357" calcext:value-type="float">
            <text:p>0.539065851394357</text:p>
          </table:table-cell>
          <table:table-cell table:style-name="ce20" table:formula="of:=IF([.I55]&gt;0;[.I$5];0)" office:value-type="float" office:value="0.475494852275685" calcext:value-type="float">
            <text:p>0.475494852275685</text:p>
          </table:table-cell>
          <table:table-cell table:style-name="ce20" table:formula="of:=IF([.J55]&gt;0;[.J$5];0)" office:value-type="float" office:value="0.525990442787603" calcext:value-type="float">
            <text:p>0.525990442787603</text:p>
          </table:table-cell>
          <table:table-cell table:style-name="ce20" table:formula="of:=IF([.K55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52]" office:value-type="string" office:string-value="603: The Matrix (1999)" calcext:value-type="string">
            <text:p>603: The Matrix (1999)</text:p>
          </table:table-cell>
          <table:table-cell table:style-name="ce10" table:formula="of:=[$'movie-row'.H52]" office:value-type="float" office:value="5" calcext:value-type="float">
            <text:p>5</text:p>
          </table:table-cell>
          <table:table-cell table:formula="of:=[$'movie-row'.S52]" office:value-type="float" office:value="4" calcext:value-type="float">
            <text:p>4</text:p>
          </table:table-cell>
          <table:table-cell table:formula="of:=[$'movie-row'.U52]" office:value-type="float" office:value="4.5" calcext:value-type="float">
            <text:p>4.5</text:p>
          </table:table-cell>
          <table:table-cell table:formula="of:=[$'movie-row'.Y52]" office:value-type="float" office:value="4.5" calcext:value-type="float">
            <text:p>4.5</text:p>
          </table:table-cell>
          <table:table-cell table:style-name="ce17" table:formula="of:=[$'movie-row'.Z52]" office:value-type="float" office:value="4" calcext:value-type="float">
            <text:p>4</text:p>
          </table:table-cell>
          <table:table-cell table:style-name="ce20" table:formula="of:=[$'movie-row'.C52]" office:value-type="float" office:value="5" calcext:value-type="float">
            <text:p>5</text:p>
          </table:table-cell>
          <table:table-cell table:formula="of:=[$'movie-row'.G52]" office:value-type="float" office:value="4" calcext:value-type="float">
            <text:p>4</text:p>
          </table:table-cell>
          <table:table-cell table:formula="of:=[$'movie-row'.J52]" office:value-type="float" office:value="3.5" calcext:value-type="float">
            <text:p>3.5</text:p>
          </table:table-cell>
          <table:table-cell table:formula="of:=[$'movie-row'.T52]" office:value-type="float" office:value="4.5" calcext:value-type="float">
            <text:p>4.5</text:p>
          </table:table-cell>
          <table:table-cell table:style-name="ce17" table:formula="of:=[$'movie-row'.X52]" office:value-type="float" office:value="5" calcext:value-type="float">
            <text:p>5</text:p>
          </table:table-cell>
          <table:table-cell table:style-name="ce20" table:formula="of:=IF([.B56]&gt;0;[.B$5];0)" office:value-type="float" office:value="0.400274504253816" calcext:value-type="float">
            <text:p>0.400274504253816</text:p>
          </table:table-cell>
          <table:table-cell table:style-name="ce20" table:formula="of:=IF([.C56]&gt;0;[.C$5];0)" office:value-type="float" office:value="0.47668328054518" calcext:value-type="float">
            <text:p>0.47668328054518</text:p>
          </table:table-cell>
          <table:table-cell table:style-name="ce20" table:formula="of:=IF([.D56]&gt;0;[.D$5];0)" office:value-type="float" office:value="0.438991554414636" calcext:value-type="float">
            <text:p>0.438991554414636</text:p>
          </table:table-cell>
          <table:table-cell table:style-name="ce20" table:formula="of:=IF([.E56]&gt;0;[.E$5];0)" office:value-type="float" office:value="0.464110147764856" calcext:value-type="float">
            <text:p>0.464110147764856</text:p>
          </table:table-cell>
          <table:table-cell table:style-name="ce20" table:formula="of:=IF([.F56]&gt;0;[.F$5];0)" office:value-type="float" office:value="0.37985626502293" calcext:value-type="float">
            <text:p>0.37985626502293</text:p>
          </table:table-cell>
          <table:table-cell table:style-name="ce20" table:formula="of:=IF([.G56]&gt;0;[.G$5];0)" office:value-type="float" office:value="0.562448738744889" calcext:value-type="float">
            <text:p>0.562448738744889</text:p>
          </table:table-cell>
          <table:table-cell table:style-name="ce20" table:formula="of:=IF([.H56]&gt;0;[.H$5];0)" office:value-type="float" office:value="0.539065851394357" calcext:value-type="float">
            <text:p>0.539065851394357</text:p>
          </table:table-cell>
          <table:table-cell table:style-name="ce20" table:formula="of:=IF([.I56]&gt;0;[.I$5];0)" office:value-type="float" office:value="0.475494852275685" calcext:value-type="float">
            <text:p>0.475494852275685</text:p>
          </table:table-cell>
          <table:table-cell table:style-name="ce20" table:formula="of:=IF([.J56]&gt;0;[.J$5];0)" office:value-type="float" office:value="0.525990442787603" calcext:value-type="float">
            <text:p>0.525990442787603</text:p>
          </table:table-cell>
          <table:table-cell table:style-name="ce20" table:formula="of:=IF([.K56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53]" office:value-type="string" office:string-value="604: The Matrix Reloaded (2003)" calcext:value-type="string">
            <text:p>604: The Matrix Reloaded (2003)</text:p>
          </table:table-cell>
          <table:table-cell table:style-name="ce10" table:formula="of:=[$'movie-row'.H53]" office:value-type="float" office:value="5" calcext:value-type="float">
            <text:p>5</text:p>
          </table:table-cell>
          <table:table-cell table:formula="of:=[$'movie-row'.S53]" office:value-type="float" office:value="2" calcext:value-type="float">
            <text:p>2</text:p>
          </table:table-cell>
          <table:table-cell table:formula="of:=[$'movie-row'.U53]" office:value-type="float" office:value="2.5" calcext:value-type="float">
            <text:p>2.5</text:p>
          </table:table-cell>
          <table:table-cell table:formula="of:=[$'movie-row'.Y53]" office:value-type="float" office:value="1.5" calcext:value-type="float">
            <text:p>1.5</text:p>
          </table:table-cell>
          <table:table-cell table:style-name="ce17" table:formula="of:=[$'movie-row'.Z53]" office:value-type="float" office:value="3.5" calcext:value-type="float">
            <text:p>3.5</text:p>
          </table:table-cell>
          <table:table-cell table:style-name="ce20" table:formula="of:=[$'movie-row'.C53]" office:value-type="float" office:value="4" calcext:value-type="float">
            <text:p>4</text:p>
          </table:table-cell>
          <table:table-cell table:formula="of:=[$'movie-row'.G53]" office:value-type="float" office:value="2.5" calcext:value-type="float">
            <text:p>2.5</text:p>
          </table:table-cell>
          <table:table-cell table:formula="of:=[$'movie-row'.J53]" office:value-type="float" office:value="4" calcext:value-type="float">
            <text:p>4</text:p>
          </table:table-cell>
          <table:table-cell table:formula="of:=[$'movie-row'.T53]" office:value-type="float" office:value="3" calcext:value-type="float">
            <text:p>3</text:p>
          </table:table-cell>
          <table:table-cell table:style-name="ce17" table:formula="of:=[$'movie-row'.X53]" office:value-type="float" office:value="4" calcext:value-type="float">
            <text:p>4</text:p>
          </table:table-cell>
          <table:table-cell table:style-name="ce20" table:formula="of:=IF([.B57]&gt;0;[.B$5];0)" office:value-type="float" office:value="0.400274504253816" calcext:value-type="float">
            <text:p>0.400274504253816</text:p>
          </table:table-cell>
          <table:table-cell table:style-name="ce20" table:formula="of:=IF([.C57]&gt;0;[.C$5];0)" office:value-type="float" office:value="0.47668328054518" calcext:value-type="float">
            <text:p>0.47668328054518</text:p>
          </table:table-cell>
          <table:table-cell table:style-name="ce20" table:formula="of:=IF([.D57]&gt;0;[.D$5];0)" office:value-type="float" office:value="0.438991554414636" calcext:value-type="float">
            <text:p>0.438991554414636</text:p>
          </table:table-cell>
          <table:table-cell table:style-name="ce20" table:formula="of:=IF([.E57]&gt;0;[.E$5];0)" office:value-type="float" office:value="0.464110147764856" calcext:value-type="float">
            <text:p>0.464110147764856</text:p>
          </table:table-cell>
          <table:table-cell table:style-name="ce20" table:formula="of:=IF([.F57]&gt;0;[.F$5];0)" office:value-type="float" office:value="0.37985626502293" calcext:value-type="float">
            <text:p>0.37985626502293</text:p>
          </table:table-cell>
          <table:table-cell table:style-name="ce20" table:formula="of:=IF([.G57]&gt;0;[.G$5];0)" office:value-type="float" office:value="0.562448738744889" calcext:value-type="float">
            <text:p>0.562448738744889</text:p>
          </table:table-cell>
          <table:table-cell table:style-name="ce20" table:formula="of:=IF([.H57]&gt;0;[.H$5];0)" office:value-type="float" office:value="0.539065851394357" calcext:value-type="float">
            <text:p>0.539065851394357</text:p>
          </table:table-cell>
          <table:table-cell table:style-name="ce20" table:formula="of:=IF([.I57]&gt;0;[.I$5];0)" office:value-type="float" office:value="0.475494852275685" calcext:value-type="float">
            <text:p>0.475494852275685</text:p>
          </table:table-cell>
          <table:table-cell table:style-name="ce20" table:formula="of:=IF([.J57]&gt;0;[.J$5];0)" office:value-type="float" office:value="0.525990442787603" calcext:value-type="float">
            <text:p>0.525990442787603</text:p>
          </table:table-cell>
          <table:table-cell table:style-name="ce20" table:formula="of:=IF([.K57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54]" office:value-type="string" office:string-value="607: Men in Black (a.k.a. MIB) (1997)" calcext:value-type="string">
            <text:p>607: Men in Black (a.k.a. MIB) (1997)</text:p>
          </table:table-cell>
          <table:table-cell table:style-name="ce10" table:formula="of:=[$'movie-row'.H54]" office:value-type="float" office:value="4.5" calcext:value-type="float">
            <text:p>4.5</text:p>
          </table:table-cell>
          <table:table-cell table:formula="of:=[$'movie-row'.S54]" office:value-type="float" office:value="4" calcext:value-type="float">
            <text:p>4</text:p>
          </table:table-cell>
          <table:table-cell table:formula="of:=[$'movie-row'.U54]" office:value-type="float" office:value="2" calcext:value-type="float">
            <text:p>2</text:p>
          </table:table-cell>
          <table:table-cell table:formula="of:=[$'movie-row'.Y54]" office:value-type="float" office:value="4.5" calcext:value-type="float">
            <text:p>4.5</text:p>
          </table:table-cell>
          <table:table-cell table:style-name="ce17" table:formula="of:=[$'movie-row'.Z54]" office:value-type="float" office:value="2.5" calcext:value-type="float">
            <text:p>2.5</text:p>
          </table:table-cell>
          <table:table-cell table:style-name="ce20" table:formula="of:=[$'movie-row'.C54]" office:value-type="float" office:value="4.5" calcext:value-type="float">
            <text:p>4.5</text:p>
          </table:table-cell>
          <table:table-cell table:formula="of:=[$'movie-row'.G54]" office:value-type="float" office:value="3" calcext:value-type="float">
            <text:p>3</text:p>
          </table:table-cell>
          <table:table-cell table:formula="of:=[$'movie-row'.J54]" office:value-type="float" office:value="3.5" calcext:value-type="float">
            <text:p>3.5</text:p>
          </table:table-cell>
          <table:table-cell table:formula="of:=[$'movie-row'.T54]" office:value-type="float" office:value="3.5" calcext:value-type="float">
            <text:p>3.5</text:p>
          </table:table-cell>
          <table:table-cell table:style-name="ce17" table:formula="of:=[$'movie-row'.X54]" office:value-type="float" office:value="4" calcext:value-type="float">
            <text:p>4</text:p>
          </table:table-cell>
          <table:table-cell table:style-name="ce20" table:formula="of:=IF([.B58]&gt;0;[.B$5];0)" office:value-type="float" office:value="0.400274504253816" calcext:value-type="float">
            <text:p>0.400274504253816</text:p>
          </table:table-cell>
          <table:table-cell table:style-name="ce20" table:formula="of:=IF([.C58]&gt;0;[.C$5];0)" office:value-type="float" office:value="0.47668328054518" calcext:value-type="float">
            <text:p>0.47668328054518</text:p>
          </table:table-cell>
          <table:table-cell table:style-name="ce20" table:formula="of:=IF([.D58]&gt;0;[.D$5];0)" office:value-type="float" office:value="0.438991554414636" calcext:value-type="float">
            <text:p>0.438991554414636</text:p>
          </table:table-cell>
          <table:table-cell table:style-name="ce20" table:formula="of:=IF([.E58]&gt;0;[.E$5];0)" office:value-type="float" office:value="0.464110147764856" calcext:value-type="float">
            <text:p>0.464110147764856</text:p>
          </table:table-cell>
          <table:table-cell table:style-name="ce20" table:formula="of:=IF([.F58]&gt;0;[.F$5];0)" office:value-type="float" office:value="0.37985626502293" calcext:value-type="float">
            <text:p>0.37985626502293</text:p>
          </table:table-cell>
          <table:table-cell table:style-name="ce20" table:formula="of:=IF([.G58]&gt;0;[.G$5];0)" office:value-type="float" office:value="0.562448738744889" calcext:value-type="float">
            <text:p>0.562448738744889</text:p>
          </table:table-cell>
          <table:table-cell table:style-name="ce20" table:formula="of:=IF([.H58]&gt;0;[.H$5];0)" office:value-type="float" office:value="0.539065851394357" calcext:value-type="float">
            <text:p>0.539065851394357</text:p>
          </table:table-cell>
          <table:table-cell table:style-name="ce20" table:formula="of:=IF([.I58]&gt;0;[.I$5];0)" office:value-type="float" office:value="0.475494852275685" calcext:value-type="float">
            <text:p>0.475494852275685</text:p>
          </table:table-cell>
          <table:table-cell table:style-name="ce20" table:formula="of:=IF([.J58]&gt;0;[.J$5];0)" office:value-type="float" office:value="0.525990442787603" calcext:value-type="float">
            <text:p>0.525990442787603</text:p>
          </table:table-cell>
          <table:table-cell table:style-name="ce20" table:formula="of:=IF([.K58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55]" office:value-type="string" office:string-value="629: The Usual Suspects (1995)" calcext:value-type="string">
            <text:p>629: The Usual Suspects (1995)</text:p>
          </table:table-cell>
          <table:table-cell table:style-name="ce10" table:formula="of:=[$'movie-row'.H55]" office:value-type="float" office:value="4.5" calcext:value-type="float">
            <text:p>4.5</text:p>
          </table:table-cell>
          <table:table-cell table:formula="of:=[$'movie-row'.S55]" office:value-type="float" office:value="0" calcext:value-type="float">
            <text:p>0</text:p>
          </table:table-cell>
          <table:table-cell table:formula="of:=[$'movie-row'.U55]" office:value-type="float" office:value="4" calcext:value-type="float">
            <text:p>4</text:p>
          </table:table-cell>
          <table:table-cell table:formula="of:=[$'movie-row'.Y55]" office:value-type="float" office:value="5" calcext:value-type="float">
            <text:p>5</text:p>
          </table:table-cell>
          <table:table-cell table:style-name="ce17" table:formula="of:=[$'movie-row'.Z55]" office:value-type="float" office:value="3" calcext:value-type="float">
            <text:p>3</text:p>
          </table:table-cell>
          <table:table-cell table:style-name="ce20" table:formula="of:=[$'movie-row'.C55]" office:value-type="float" office:value="4" calcext:value-type="float">
            <text:p>4</text:p>
          </table:table-cell>
          <table:table-cell table:formula="of:=[$'movie-row'.G55]" office:value-type="float" office:value="4" calcext:value-type="float">
            <text:p>4</text:p>
          </table:table-cell>
          <table:table-cell table:formula="of:=[$'movie-row'.J55]" office:value-type="float" office:value="4.5" calcext:value-type="float">
            <text:p>4.5</text:p>
          </table:table-cell>
          <table:table-cell table:formula="of:=[$'movie-row'.T55]" office:value-type="float" office:value="3.5" calcext:value-type="float">
            <text:p>3.5</text:p>
          </table:table-cell>
          <table:table-cell table:style-name="ce17" table:formula="of:=[$'movie-row'.X55]" office:value-type="float" office:value="0" calcext:value-type="float">
            <text:p>0</text:p>
          </table:table-cell>
          <table:table-cell table:style-name="ce20" table:formula="of:=IF([.B59]&gt;0;[.B$5];0)" office:value-type="float" office:value="0.400274504253816" calcext:value-type="float">
            <text:p>0.400274504253816</text:p>
          </table:table-cell>
          <table:table-cell table:style-name="ce20" table:formula="of:=IF([.C59]&gt;0;[.C$5];0)" office:value-type="float" office:value="0" calcext:value-type="float">
            <text:p>0</text:p>
          </table:table-cell>
          <table:table-cell table:style-name="ce20" table:formula="of:=IF([.D59]&gt;0;[.D$5];0)" office:value-type="float" office:value="0.438991554414636" calcext:value-type="float">
            <text:p>0.438991554414636</text:p>
          </table:table-cell>
          <table:table-cell table:style-name="ce20" table:formula="of:=IF([.E59]&gt;0;[.E$5];0)" office:value-type="float" office:value="0.464110147764856" calcext:value-type="float">
            <text:p>0.464110147764856</text:p>
          </table:table-cell>
          <table:table-cell table:style-name="ce20" table:formula="of:=IF([.F59]&gt;0;[.F$5];0)" office:value-type="float" office:value="0.37985626502293" calcext:value-type="float">
            <text:p>0.37985626502293</text:p>
          </table:table-cell>
          <table:table-cell table:style-name="ce20" table:formula="of:=IF([.G59]&gt;0;[.G$5];0)" office:value-type="float" office:value="0.562448738744889" calcext:value-type="float">
            <text:p>0.562448738744889</text:p>
          </table:table-cell>
          <table:table-cell table:style-name="ce20" table:formula="of:=IF([.H59]&gt;0;[.H$5];0)" office:value-type="float" office:value="0.539065851394357" calcext:value-type="float">
            <text:p>0.539065851394357</text:p>
          </table:table-cell>
          <table:table-cell table:style-name="ce20" table:formula="of:=IF([.I59]&gt;0;[.I$5];0)" office:value-type="float" office:value="0.475494852275685" calcext:value-type="float">
            <text:p>0.475494852275685</text:p>
          </table:table-cell>
          <table:table-cell table:style-name="ce20" table:formula="of:=IF([.J59]&gt;0;[.J$5];0)" office:value-type="float" office:value="0.525990442787603" calcext:value-type="float">
            <text:p>0.525990442787603</text:p>
          </table:table-cell>
          <table:table-cell table:style-name="ce20" table:formula="of:=IF([.K59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56]" office:value-type="string" office:string-value="640: Catch Me If You Can (2002)" calcext:value-type="string">
            <text:p>640: Catch Me If You Can (2002)</text:p>
          </table:table-cell>
          <table:table-cell table:style-name="ce10" table:formula="of:=[$'movie-row'.H56]" office:value-type="float" office:value="0" calcext:value-type="float">
            <text:p>0</text:p>
          </table:table-cell>
          <table:table-cell table:formula="of:=[$'movie-row'.S56]" office:value-type="float" office:value="0" calcext:value-type="float">
            <text:p>0</text:p>
          </table:table-cell>
          <table:table-cell table:formula="of:=[$'movie-row'.U56]" office:value-type="float" office:value="3" calcext:value-type="float">
            <text:p>3</text:p>
          </table:table-cell>
          <table:table-cell table:formula="of:=[$'movie-row'.Y56]" office:value-type="float" office:value="0" calcext:value-type="float">
            <text:p>0</text:p>
          </table:table-cell>
          <table:table-cell table:style-name="ce17" table:formula="of:=[$'movie-row'.Z56]" office:value-type="float" office:value="0" calcext:value-type="float">
            <text:p>0</text:p>
          </table:table-cell>
          <table:table-cell table:style-name="ce20" table:formula="of:=[$'movie-row'.C56]" office:value-type="float" office:value="4.5" calcext:value-type="float">
            <text:p>4.5</text:p>
          </table:table-cell>
          <table:table-cell table:formula="of:=[$'movie-row'.G56]" office:value-type="float" office:value="4" calcext:value-type="float">
            <text:p>4</text:p>
          </table:table-cell>
          <table:table-cell table:formula="of:=[$'movie-row'.J56]" office:value-type="float" office:value="3.5" calcext:value-type="float">
            <text:p>3.5</text:p>
          </table:table-cell>
          <table:table-cell table:formula="of:=[$'movie-row'.T56]" office:value-type="float" office:value="4" calcext:value-type="float">
            <text:p>4</text:p>
          </table:table-cell>
          <table:table-cell table:style-name="ce17" table:formula="of:=[$'movie-row'.X56]" office:value-type="float" office:value="0" calcext:value-type="float">
            <text:p>0</text:p>
          </table:table-cell>
          <table:table-cell table:style-name="ce20" table:formula="of:=IF([.B60]&gt;0;[.B$5];0)" office:value-type="float" office:value="0" calcext:value-type="float">
            <text:p>0</text:p>
          </table:table-cell>
          <table:table-cell table:style-name="ce20" table:formula="of:=IF([.C60]&gt;0;[.C$5];0)" office:value-type="float" office:value="0" calcext:value-type="float">
            <text:p>0</text:p>
          </table:table-cell>
          <table:table-cell table:style-name="ce20" table:formula="of:=IF([.D60]&gt;0;[.D$5];0)" office:value-type="float" office:value="0.438991554414636" calcext:value-type="float">
            <text:p>0.438991554414636</text:p>
          </table:table-cell>
          <table:table-cell table:style-name="ce20" table:formula="of:=IF([.E60]&gt;0;[.E$5];0)" office:value-type="float" office:value="0" calcext:value-type="float">
            <text:p>0</text:p>
          </table:table-cell>
          <table:table-cell table:style-name="ce20" table:formula="of:=IF([.F60]&gt;0;[.F$5];0)" office:value-type="float" office:value="0" calcext:value-type="float">
            <text:p>0</text:p>
          </table:table-cell>
          <table:table-cell table:style-name="ce20" table:formula="of:=IF([.G60]&gt;0;[.G$5];0)" office:value-type="float" office:value="0.562448738744889" calcext:value-type="float">
            <text:p>0.562448738744889</text:p>
          </table:table-cell>
          <table:table-cell table:style-name="ce20" table:formula="of:=IF([.H60]&gt;0;[.H$5];0)" office:value-type="float" office:value="0.539065851394357" calcext:value-type="float">
            <text:p>0.539065851394357</text:p>
          </table:table-cell>
          <table:table-cell table:style-name="ce20" table:formula="of:=IF([.I60]&gt;0;[.I$5];0)" office:value-type="float" office:value="0.475494852275685" calcext:value-type="float">
            <text:p>0.475494852275685</text:p>
          </table:table-cell>
          <table:table-cell table:style-name="ce20" table:formula="of:=IF([.J60]&gt;0;[.J$5];0)" office:value-type="float" office:value="0.525990442787603" calcext:value-type="float">
            <text:p>0.525990442787603</text:p>
          </table:table-cell>
          <table:table-cell table:style-name="ce20" table:formula="of:=IF([.K60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57]" office:value-type="string" office:string-value="641: Requiem for a Dream (2000)" calcext:value-type="string">
            <text:p>641: Requiem for a Dream (2000)</text:p>
          </table:table-cell>
          <table:table-cell table:style-name="ce10" table:formula="of:=[$'movie-row'.H57]" office:value-type="float" office:value="0" calcext:value-type="float">
            <text:p>0</text:p>
          </table:table-cell>
          <table:table-cell table:formula="of:=[$'movie-row'.S57]" office:value-type="float" office:value="0" calcext:value-type="float">
            <text:p>0</text:p>
          </table:table-cell>
          <table:table-cell table:formula="of:=[$'movie-row'.U57]" office:value-type="float" office:value="2.5" calcext:value-type="float">
            <text:p>2.5</text:p>
          </table:table-cell>
          <table:table-cell table:formula="of:=[$'movie-row'.Y57]" office:value-type="float" office:value="0" calcext:value-type="float">
            <text:p>0</text:p>
          </table:table-cell>
          <table:table-cell table:style-name="ce17" table:formula="of:=[$'movie-row'.Z57]" office:value-type="float" office:value="0" calcext:value-type="float">
            <text:p>0</text:p>
          </table:table-cell>
          <table:table-cell table:style-name="ce20" table:formula="of:=[$'movie-row'.C57]" office:value-type="float" office:value="4.5" calcext:value-type="float">
            <text:p>4.5</text:p>
          </table:table-cell>
          <table:table-cell table:formula="of:=[$'movie-row'.G57]" office:value-type="float" office:value="3" calcext:value-type="float">
            <text:p>3</text:p>
          </table:table-cell>
          <table:table-cell table:formula="of:=[$'movie-row'.J57]" office:value-type="float" office:value="0" calcext:value-type="float">
            <text:p>0</text:p>
          </table:table-cell>
          <table:table-cell table:formula="of:=[$'movie-row'.T57]" office:value-type="float" office:value="0" calcext:value-type="float">
            <text:p>0</text:p>
          </table:table-cell>
          <table:table-cell table:style-name="ce17" table:formula="of:=[$'movie-row'.X57]" office:value-type="float" office:value="0" calcext:value-type="float">
            <text:p>0</text:p>
          </table:table-cell>
          <table:table-cell table:style-name="ce20" table:formula="of:=IF([.B61]&gt;0;[.B$5];0)" office:value-type="float" office:value="0" calcext:value-type="float">
            <text:p>0</text:p>
          </table:table-cell>
          <table:table-cell table:style-name="ce20" table:formula="of:=IF([.C61]&gt;0;[.C$5];0)" office:value-type="float" office:value="0" calcext:value-type="float">
            <text:p>0</text:p>
          </table:table-cell>
          <table:table-cell table:style-name="ce20" table:formula="of:=IF([.D61]&gt;0;[.D$5];0)" office:value-type="float" office:value="0.438991554414636" calcext:value-type="float">
            <text:p>0.438991554414636</text:p>
          </table:table-cell>
          <table:table-cell table:style-name="ce20" table:formula="of:=IF([.E61]&gt;0;[.E$5];0)" office:value-type="float" office:value="0" calcext:value-type="float">
            <text:p>0</text:p>
          </table:table-cell>
          <table:table-cell table:style-name="ce20" table:formula="of:=IF([.F61]&gt;0;[.F$5];0)" office:value-type="float" office:value="0" calcext:value-type="float">
            <text:p>0</text:p>
          </table:table-cell>
          <table:table-cell table:style-name="ce20" table:formula="of:=IF([.G61]&gt;0;[.G$5];0)" office:value-type="float" office:value="0.562448738744889" calcext:value-type="float">
            <text:p>0.562448738744889</text:p>
          </table:table-cell>
          <table:table-cell table:style-name="ce20" table:formula="of:=IF([.H61]&gt;0;[.H$5];0)" office:value-type="float" office:value="0.539065851394357" calcext:value-type="float">
            <text:p>0.539065851394357</text:p>
          </table:table-cell>
          <table:table-cell table:style-name="ce20" table:formula="of:=IF([.I61]&gt;0;[.I$5];0)" office:value-type="float" office:value="0" calcext:value-type="float">
            <text:p>0</text:p>
          </table:table-cell>
          <table:table-cell table:style-name="ce20" table:formula="of:=IF([.J61]&gt;0;[.J$5];0)" office:value-type="float" office:value="0" calcext:value-type="float">
            <text:p>0</text:p>
          </table:table-cell>
          <table:table-cell table:style-name="ce20" table:formula="of:=IF([.K61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58]" office:value-type="string" office:string-value="664: Twister (1996)" calcext:value-type="string">
            <text:p>664: Twister (1996)</text:p>
          </table:table-cell>
          <table:table-cell table:style-name="ce10" table:formula="of:=[$'movie-row'.H58]" office:value-type="float" office:value="4.5" calcext:value-type="float">
            <text:p>4.5</text:p>
          </table:table-cell>
          <table:table-cell table:formula="of:=[$'movie-row'.S58]" office:value-type="float" office:value="4.5" calcext:value-type="float">
            <text:p>4.5</text:p>
          </table:table-cell>
          <table:table-cell table:formula="of:=[$'movie-row'.U58]" office:value-type="float" office:value="0.5" calcext:value-type="float">
            <text:p>0.5</text:p>
          </table:table-cell>
          <table:table-cell table:formula="of:=[$'movie-row'.Y58]" office:value-type="float" office:value="0" calcext:value-type="float">
            <text:p>0</text:p>
          </table:table-cell>
          <table:table-cell table:style-name="ce17" table:formula="of:=[$'movie-row'.Z58]" office:value-type="float" office:value="0" calcext:value-type="float">
            <text:p>0</text:p>
          </table:table-cell>
          <table:table-cell table:style-name="ce20" table:formula="of:=[$'movie-row'.C58]" office:value-type="float" office:value="4" calcext:value-type="float">
            <text:p>4</text:p>
          </table:table-cell>
          <table:table-cell table:formula="of:=[$'movie-row'.G58]" office:value-type="float" office:value="2.5" calcext:value-type="float">
            <text:p>2.5</text:p>
          </table:table-cell>
          <table:table-cell table:formula="of:=[$'movie-row'.J58]" office:value-type="float" office:value="4" calcext:value-type="float">
            <text:p>4</text:p>
          </table:table-cell>
          <table:table-cell table:formula="of:=[$'movie-row'.T58]" office:value-type="float" office:value="3.5" calcext:value-type="float">
            <text:p>3.5</text:p>
          </table:table-cell>
          <table:table-cell table:style-name="ce17" table:formula="of:=[$'movie-row'.X58]" office:value-type="float" office:value="0" calcext:value-type="float">
            <text:p>0</text:p>
          </table:table-cell>
          <table:table-cell table:style-name="ce20" table:formula="of:=IF([.B62]&gt;0;[.B$5];0)" office:value-type="float" office:value="0.400274504253816" calcext:value-type="float">
            <text:p>0.400274504253816</text:p>
          </table:table-cell>
          <table:table-cell table:style-name="ce20" table:formula="of:=IF([.C62]&gt;0;[.C$5];0)" office:value-type="float" office:value="0.47668328054518" calcext:value-type="float">
            <text:p>0.47668328054518</text:p>
          </table:table-cell>
          <table:table-cell table:style-name="ce20" table:formula="of:=IF([.D62]&gt;0;[.D$5];0)" office:value-type="float" office:value="0.438991554414636" calcext:value-type="float">
            <text:p>0.438991554414636</text:p>
          </table:table-cell>
          <table:table-cell table:style-name="ce20" table:formula="of:=IF([.E62]&gt;0;[.E$5];0)" office:value-type="float" office:value="0" calcext:value-type="float">
            <text:p>0</text:p>
          </table:table-cell>
          <table:table-cell table:style-name="ce20" table:formula="of:=IF([.F62]&gt;0;[.F$5];0)" office:value-type="float" office:value="0" calcext:value-type="float">
            <text:p>0</text:p>
          </table:table-cell>
          <table:table-cell table:style-name="ce20" table:formula="of:=IF([.G62]&gt;0;[.G$5];0)" office:value-type="float" office:value="0.562448738744889" calcext:value-type="float">
            <text:p>0.562448738744889</text:p>
          </table:table-cell>
          <table:table-cell table:style-name="ce20" table:formula="of:=IF([.H62]&gt;0;[.H$5];0)" office:value-type="float" office:value="0.539065851394357" calcext:value-type="float">
            <text:p>0.539065851394357</text:p>
          </table:table-cell>
          <table:table-cell table:style-name="ce20" table:formula="of:=IF([.I62]&gt;0;[.I$5];0)" office:value-type="float" office:value="0.475494852275685" calcext:value-type="float">
            <text:p>0.475494852275685</text:p>
          </table:table-cell>
          <table:table-cell table:style-name="ce20" table:formula="of:=IF([.J62]&gt;0;[.J$5];0)" office:value-type="float" office:value="0.525990442787603" calcext:value-type="float">
            <text:p>0.525990442787603</text:p>
          </table:table-cell>
          <table:table-cell table:style-name="ce20" table:formula="of:=IF([.K62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59]" office:value-type="string" office:string-value="671: Harry Potter and the Sorcerer's Stone (a.k.a. Harry Potter and the Philosopher's Stone) (2001)" calcext:value-type="string">
            <text:p>671: Harry Potter and the Sorcerer's Stone (a.k.a. Harry Potter and the Philosopher's Stone) (2001)</text:p>
          </table:table-cell>
          <table:table-cell table:style-name="ce10" table:formula="of:=[$'movie-row'.H59]" office:value-type="float" office:value="0" calcext:value-type="float">
            <text:p>0</text:p>
          </table:table-cell>
          <table:table-cell table:formula="of:=[$'movie-row'.S59]" office:value-type="float" office:value="3.5" calcext:value-type="float">
            <text:p>3.5</text:p>
          </table:table-cell>
          <table:table-cell table:formula="of:=[$'movie-row'.U59]" office:value-type="float" office:value="0.5" calcext:value-type="float">
            <text:p>0.5</text:p>
          </table:table-cell>
          <table:table-cell table:formula="of:=[$'movie-row'.Y59]" office:value-type="float" office:value="0" calcext:value-type="float">
            <text:p>0</text:p>
          </table:table-cell>
          <table:table-cell table:style-name="ce17" table:formula="of:=[$'movie-row'.Z59]" office:value-type="float" office:value="0" calcext:value-type="float">
            <text:p>0</text:p>
          </table:table-cell>
          <table:table-cell table:style-name="ce20" table:formula="of:=[$'movie-row'.C59]" office:value-type="float" office:value="4" calcext:value-type="float">
            <text:p>4</text:p>
          </table:table-cell>
          <table:table-cell table:formula="of:=[$'movie-row'.G59]" office:value-type="float" office:value="3" calcext:value-type="float">
            <text:p>3</text:p>
          </table:table-cell>
          <table:table-cell table:formula="of:=[$'movie-row'.J59]" office:value-type="float" office:value="3.5" calcext:value-type="float">
            <text:p>3.5</text:p>
          </table:table-cell>
          <table:table-cell table:formula="of:=[$'movie-row'.T59]" office:value-type="float" office:value="2" calcext:value-type="float">
            <text:p>2</text:p>
          </table:table-cell>
          <table:table-cell table:style-name="ce17" table:formula="of:=[$'movie-row'.X59]" office:value-type="float" office:value="0" calcext:value-type="float">
            <text:p>0</text:p>
          </table:table-cell>
          <table:table-cell table:style-name="ce20" table:formula="of:=IF([.B63]&gt;0;[.B$5];0)" office:value-type="float" office:value="0" calcext:value-type="float">
            <text:p>0</text:p>
          </table:table-cell>
          <table:table-cell table:style-name="ce20" table:formula="of:=IF([.C63]&gt;0;[.C$5];0)" office:value-type="float" office:value="0.47668328054518" calcext:value-type="float">
            <text:p>0.47668328054518</text:p>
          </table:table-cell>
          <table:table-cell table:style-name="ce20" table:formula="of:=IF([.D63]&gt;0;[.D$5];0)" office:value-type="float" office:value="0.438991554414636" calcext:value-type="float">
            <text:p>0.438991554414636</text:p>
          </table:table-cell>
          <table:table-cell table:style-name="ce20" table:formula="of:=IF([.E63]&gt;0;[.E$5];0)" office:value-type="float" office:value="0" calcext:value-type="float">
            <text:p>0</text:p>
          </table:table-cell>
          <table:table-cell table:style-name="ce20" table:formula="of:=IF([.F63]&gt;0;[.F$5];0)" office:value-type="float" office:value="0" calcext:value-type="float">
            <text:p>0</text:p>
          </table:table-cell>
          <table:table-cell table:style-name="ce20" table:formula="of:=IF([.G63]&gt;0;[.G$5];0)" office:value-type="float" office:value="0.562448738744889" calcext:value-type="float">
            <text:p>0.562448738744889</text:p>
          </table:table-cell>
          <table:table-cell table:style-name="ce20" table:formula="of:=IF([.H63]&gt;0;[.H$5];0)" office:value-type="float" office:value="0.539065851394357" calcext:value-type="float">
            <text:p>0.539065851394357</text:p>
          </table:table-cell>
          <table:table-cell table:style-name="ce20" table:formula="of:=IF([.I63]&gt;0;[.I$5];0)" office:value-type="float" office:value="0.475494852275685" calcext:value-type="float">
            <text:p>0.475494852275685</text:p>
          </table:table-cell>
          <table:table-cell table:style-name="ce20" table:formula="of:=IF([.J63]&gt;0;[.J$5];0)" office:value-type="float" office:value="0.525990442787603" calcext:value-type="float">
            <text:p>0.525990442787603</text:p>
          </table:table-cell>
          <table:table-cell table:style-name="ce20" table:formula="of:=IF([.K63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60]" office:value-type="string" office:string-value="672: Harry Potter and the Chamber of Secrets (2002)" calcext:value-type="string">
            <text:p>672: Harry Potter and the Chamber of Secrets (2002)</text:p>
          </table:table-cell>
          <table:table-cell table:style-name="ce10" table:formula="of:=[$'movie-row'.H60]" office:value-type="float" office:value="0" calcext:value-type="float">
            <text:p>0</text:p>
          </table:table-cell>
          <table:table-cell table:formula="of:=[$'movie-row'.S60]" office:value-type="float" office:value="3" calcext:value-type="float">
            <text:p>3</text:p>
          </table:table-cell>
          <table:table-cell table:formula="of:=[$'movie-row'.U60]" office:value-type="float" office:value="0.5" calcext:value-type="float">
            <text:p>0.5</text:p>
          </table:table-cell>
          <table:table-cell table:formula="of:=[$'movie-row'.Y60]" office:value-type="float" office:value="0" calcext:value-type="float">
            <text:p>0</text:p>
          </table:table-cell>
          <table:table-cell table:style-name="ce17" table:formula="of:=[$'movie-row'.Z60]" office:value-type="float" office:value="0" calcext:value-type="float">
            <text:p>0</text:p>
          </table:table-cell>
          <table:table-cell table:style-name="ce20" table:formula="of:=[$'movie-row'.C60]" office:value-type="float" office:value="3.5" calcext:value-type="float">
            <text:p>3.5</text:p>
          </table:table-cell>
          <table:table-cell table:formula="of:=[$'movie-row'.G60]" office:value-type="float" office:value="3.5" calcext:value-type="float">
            <text:p>3.5</text:p>
          </table:table-cell>
          <table:table-cell table:formula="of:=[$'movie-row'.J60]" office:value-type="float" office:value="3" calcext:value-type="float">
            <text:p>3</text:p>
          </table:table-cell>
          <table:table-cell table:formula="of:=[$'movie-row'.T60]" office:value-type="float" office:value="2" calcext:value-type="float">
            <text:p>2</text:p>
          </table:table-cell>
          <table:table-cell table:style-name="ce17" table:formula="of:=[$'movie-row'.X60]" office:value-type="float" office:value="0" calcext:value-type="float">
            <text:p>0</text:p>
          </table:table-cell>
          <table:table-cell table:style-name="ce20" table:formula="of:=IF([.B64]&gt;0;[.B$5];0)" office:value-type="float" office:value="0" calcext:value-type="float">
            <text:p>0</text:p>
          </table:table-cell>
          <table:table-cell table:style-name="ce20" table:formula="of:=IF([.C64]&gt;0;[.C$5];0)" office:value-type="float" office:value="0.47668328054518" calcext:value-type="float">
            <text:p>0.47668328054518</text:p>
          </table:table-cell>
          <table:table-cell table:style-name="ce20" table:formula="of:=IF([.D64]&gt;0;[.D$5];0)" office:value-type="float" office:value="0.438991554414636" calcext:value-type="float">
            <text:p>0.438991554414636</text:p>
          </table:table-cell>
          <table:table-cell table:style-name="ce20" table:formula="of:=IF([.E64]&gt;0;[.E$5];0)" office:value-type="float" office:value="0" calcext:value-type="float">
            <text:p>0</text:p>
          </table:table-cell>
          <table:table-cell table:style-name="ce20" table:formula="of:=IF([.F64]&gt;0;[.F$5];0)" office:value-type="float" office:value="0" calcext:value-type="float">
            <text:p>0</text:p>
          </table:table-cell>
          <table:table-cell table:style-name="ce20" table:formula="of:=IF([.G64]&gt;0;[.G$5];0)" office:value-type="float" office:value="0.562448738744889" calcext:value-type="float">
            <text:p>0.562448738744889</text:p>
          </table:table-cell>
          <table:table-cell table:style-name="ce20" table:formula="of:=IF([.H64]&gt;0;[.H$5];0)" office:value-type="float" office:value="0.539065851394357" calcext:value-type="float">
            <text:p>0.539065851394357</text:p>
          </table:table-cell>
          <table:table-cell table:style-name="ce20" table:formula="of:=IF([.I64]&gt;0;[.I$5];0)" office:value-type="float" office:value="0.475494852275685" calcext:value-type="float">
            <text:p>0.475494852275685</text:p>
          </table:table-cell>
          <table:table-cell table:style-name="ce20" table:formula="of:=IF([.J64]&gt;0;[.J$5];0)" office:value-type="float" office:value="0.525990442787603" calcext:value-type="float">
            <text:p>0.525990442787603</text:p>
          </table:table-cell>
          <table:table-cell table:style-name="ce20" table:formula="of:=IF([.K64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61]" office:value-type="string" office:string-value="680: Pulp Fiction (1994)" calcext:value-type="string">
            <text:p>680: Pulp Fiction (1994)</text:p>
          </table:table-cell>
          <table:table-cell table:style-name="ce10" table:formula="of:=[$'movie-row'.H61]" office:value-type="float" office:value="4.5" calcext:value-type="float">
            <text:p>4.5</text:p>
          </table:table-cell>
          <table:table-cell table:formula="of:=[$'movie-row'.S61]" office:value-type="float" office:value="3" calcext:value-type="float">
            <text:p>3</text:p>
          </table:table-cell>
          <table:table-cell table:formula="of:=[$'movie-row'.U61]" office:value-type="float" office:value="4.5" calcext:value-type="float">
            <text:p>4.5</text:p>
          </table:table-cell>
          <table:table-cell table:formula="of:=[$'movie-row'.Y61]" office:value-type="float" office:value="4" calcext:value-type="float">
            <text:p>4</text:p>
          </table:table-cell>
          <table:table-cell table:style-name="ce17" table:formula="of:=[$'movie-row'.Z61]" office:value-type="float" office:value="3" calcext:value-type="float">
            <text:p>3</text:p>
          </table:table-cell>
          <table:table-cell table:style-name="ce20" table:formula="of:=[$'movie-row'.C61]" office:value-type="float" office:value="4" calcext:value-type="float">
            <text:p>4</text:p>
          </table:table-cell>
          <table:table-cell table:formula="of:=[$'movie-row'.G61]" office:value-type="float" office:value="5" calcext:value-type="float">
            <text:p>5</text:p>
          </table:table-cell>
          <table:table-cell table:formula="of:=[$'movie-row'.J61]" office:value-type="float" office:value="4.5" calcext:value-type="float">
            <text:p>4.5</text:p>
          </table:table-cell>
          <table:table-cell table:formula="of:=[$'movie-row'.T61]" office:value-type="float" office:value="4.5" calcext:value-type="float">
            <text:p>4.5</text:p>
          </table:table-cell>
          <table:table-cell table:style-name="ce17" table:formula="of:=[$'movie-row'.X61]" office:value-type="float" office:value="0" calcext:value-type="float">
            <text:p>0</text:p>
          </table:table-cell>
          <table:table-cell table:style-name="ce20" table:formula="of:=IF([.B65]&gt;0;[.B$5];0)" office:value-type="float" office:value="0.400274504253816" calcext:value-type="float">
            <text:p>0.400274504253816</text:p>
          </table:table-cell>
          <table:table-cell table:style-name="ce20" table:formula="of:=IF([.C65]&gt;0;[.C$5];0)" office:value-type="float" office:value="0.47668328054518" calcext:value-type="float">
            <text:p>0.47668328054518</text:p>
          </table:table-cell>
          <table:table-cell table:style-name="ce20" table:formula="of:=IF([.D65]&gt;0;[.D$5];0)" office:value-type="float" office:value="0.438991554414636" calcext:value-type="float">
            <text:p>0.438991554414636</text:p>
          </table:table-cell>
          <table:table-cell table:style-name="ce20" table:formula="of:=IF([.E65]&gt;0;[.E$5];0)" office:value-type="float" office:value="0.464110147764856" calcext:value-type="float">
            <text:p>0.464110147764856</text:p>
          </table:table-cell>
          <table:table-cell table:style-name="ce20" table:formula="of:=IF([.F65]&gt;0;[.F$5];0)" office:value-type="float" office:value="0.37985626502293" calcext:value-type="float">
            <text:p>0.37985626502293</text:p>
          </table:table-cell>
          <table:table-cell table:style-name="ce20" table:formula="of:=IF([.G65]&gt;0;[.G$5];0)" office:value-type="float" office:value="0.562448738744889" calcext:value-type="float">
            <text:p>0.562448738744889</text:p>
          </table:table-cell>
          <table:table-cell table:style-name="ce20" table:formula="of:=IF([.H65]&gt;0;[.H$5];0)" office:value-type="float" office:value="0.539065851394357" calcext:value-type="float">
            <text:p>0.539065851394357</text:p>
          </table:table-cell>
          <table:table-cell table:style-name="ce20" table:formula="of:=IF([.I65]&gt;0;[.I$5];0)" office:value-type="float" office:value="0.475494852275685" calcext:value-type="float">
            <text:p>0.475494852275685</text:p>
          </table:table-cell>
          <table:table-cell table:style-name="ce20" table:formula="of:=IF([.J65]&gt;0;[.J$5];0)" office:value-type="float" office:value="0.525990442787603" calcext:value-type="float">
            <text:p>0.525990442787603</text:p>
          </table:table-cell>
          <table:table-cell table:style-name="ce20" table:formula="of:=IF([.K65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62]" office:value-type="string" office:string-value="745: The Sixth Sense (1999)" calcext:value-type="string">
            <text:p>745: The Sixth Sense (1999)</text:p>
          </table:table-cell>
          <table:table-cell table:style-name="ce10" table:formula="of:=[$'movie-row'.H62]" office:value-type="float" office:value="0" calcext:value-type="float">
            <text:p>0</text:p>
          </table:table-cell>
          <table:table-cell table:formula="of:=[$'movie-row'.S62]" office:value-type="float" office:value="4" calcext:value-type="float">
            <text:p>4</text:p>
          </table:table-cell>
          <table:table-cell table:formula="of:=[$'movie-row'.U62]" office:value-type="float" office:value="3" calcext:value-type="float">
            <text:p>3</text:p>
          </table:table-cell>
          <table:table-cell table:formula="of:=[$'movie-row'.Y62]" office:value-type="float" office:value="3" calcext:value-type="float">
            <text:p>3</text:p>
          </table:table-cell>
          <table:table-cell table:style-name="ce17" table:formula="of:=[$'movie-row'.Z62]" office:value-type="float" office:value="4.5" calcext:value-type="float">
            <text:p>4.5</text:p>
          </table:table-cell>
          <table:table-cell table:style-name="ce20" table:formula="of:=[$'movie-row'.C62]" office:value-type="float" office:value="4" calcext:value-type="float">
            <text:p>4</text:p>
          </table:table-cell>
          <table:table-cell table:formula="of:=[$'movie-row'.G62]" office:value-type="float" office:value="4" calcext:value-type="float">
            <text:p>4</text:p>
          </table:table-cell>
          <table:table-cell table:formula="of:=[$'movie-row'.J62]" office:value-type="float" office:value="4.5" calcext:value-type="float">
            <text:p>4.5</text:p>
          </table:table-cell>
          <table:table-cell table:formula="of:=[$'movie-row'.T62]" office:value-type="float" office:value="0" calcext:value-type="float">
            <text:p>0</text:p>
          </table:table-cell>
          <table:table-cell table:style-name="ce17" table:formula="of:=[$'movie-row'.X62]" office:value-type="float" office:value="0" calcext:value-type="float">
            <text:p>0</text:p>
          </table:table-cell>
          <table:table-cell table:style-name="ce20" table:formula="of:=IF([.B66]&gt;0;[.B$5];0)" office:value-type="float" office:value="0" calcext:value-type="float">
            <text:p>0</text:p>
          </table:table-cell>
          <table:table-cell table:style-name="ce20" table:formula="of:=IF([.C66]&gt;0;[.C$5];0)" office:value-type="float" office:value="0.47668328054518" calcext:value-type="float">
            <text:p>0.47668328054518</text:p>
          </table:table-cell>
          <table:table-cell table:style-name="ce20" table:formula="of:=IF([.D66]&gt;0;[.D$5];0)" office:value-type="float" office:value="0.438991554414636" calcext:value-type="float">
            <text:p>0.438991554414636</text:p>
          </table:table-cell>
          <table:table-cell table:style-name="ce20" table:formula="of:=IF([.E66]&gt;0;[.E$5];0)" office:value-type="float" office:value="0.464110147764856" calcext:value-type="float">
            <text:p>0.464110147764856</text:p>
          </table:table-cell>
          <table:table-cell table:style-name="ce20" table:formula="of:=IF([.F66]&gt;0;[.F$5];0)" office:value-type="float" office:value="0.37985626502293" calcext:value-type="float">
            <text:p>0.37985626502293</text:p>
          </table:table-cell>
          <table:table-cell table:style-name="ce20" table:formula="of:=IF([.G66]&gt;0;[.G$5];0)" office:value-type="float" office:value="0.562448738744889" calcext:value-type="float">
            <text:p>0.562448738744889</text:p>
          </table:table-cell>
          <table:table-cell table:style-name="ce20" table:formula="of:=IF([.H66]&gt;0;[.H$5];0)" office:value-type="float" office:value="0.539065851394357" calcext:value-type="float">
            <text:p>0.539065851394357</text:p>
          </table:table-cell>
          <table:table-cell table:style-name="ce20" table:formula="of:=IF([.I66]&gt;0;[.I$5];0)" office:value-type="float" office:value="0.475494852275685" calcext:value-type="float">
            <text:p>0.475494852275685</text:p>
          </table:table-cell>
          <table:table-cell table:style-name="ce20" table:formula="of:=IF([.J66]&gt;0;[.J$5];0)" office:value-type="float" office:value="0" calcext:value-type="float">
            <text:p>0</text:p>
          </table:table-cell>
          <table:table-cell table:style-name="ce20" table:formula="of:=IF([.K66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63]" office:value-type="string" office:string-value="752: V for Vendetta (2006)" calcext:value-type="string">
            <text:p>752: V for Vendetta (2006)</text:p>
          </table:table-cell>
          <table:table-cell table:style-name="ce10" table:formula="of:=[$'movie-row'.H63]" office:value-type="float" office:value="4.5" calcext:value-type="float">
            <text:p>4.5</text:p>
          </table:table-cell>
          <table:table-cell table:formula="of:=[$'movie-row'.S63]" office:value-type="float" office:value="0" calcext:value-type="float">
            <text:p>0</text:p>
          </table:table-cell>
          <table:table-cell table:formula="of:=[$'movie-row'.U63]" office:value-type="float" office:value="4.5" calcext:value-type="float">
            <text:p>4.5</text:p>
          </table:table-cell>
          <table:table-cell table:formula="of:=[$'movie-row'.Y63]" office:value-type="float" office:value="3.5" calcext:value-type="float">
            <text:p>3.5</text:p>
          </table:table-cell>
          <table:table-cell table:style-name="ce17" table:formula="of:=[$'movie-row'.Z63]" office:value-type="float" office:value="3.5" calcext:value-type="float">
            <text:p>3.5</text:p>
          </table:table-cell>
          <table:table-cell table:style-name="ce20" table:formula="of:=[$'movie-row'.C63]" office:value-type="float" office:value="4" calcext:value-type="float">
            <text:p>4</text:p>
          </table:table-cell>
          <table:table-cell table:formula="of:=[$'movie-row'.G63]" office:value-type="float" office:value="4" calcext:value-type="float">
            <text:p>4</text:p>
          </table:table-cell>
          <table:table-cell table:formula="of:=[$'movie-row'.J63]" office:value-type="float" office:value="3.5" calcext:value-type="float">
            <text:p>3.5</text:p>
          </table:table-cell>
          <table:table-cell table:formula="of:=[$'movie-row'.T63]" office:value-type="float" office:value="0" calcext:value-type="float">
            <text:p>0</text:p>
          </table:table-cell>
          <table:table-cell table:style-name="ce17" table:formula="of:=[$'movie-row'.X63]" office:value-type="float" office:value="0" calcext:value-type="float">
            <text:p>0</text:p>
          </table:table-cell>
          <table:table-cell table:style-name="ce20" table:formula="of:=IF([.B67]&gt;0;[.B$5];0)" office:value-type="float" office:value="0.400274504253816" calcext:value-type="float">
            <text:p>0.400274504253816</text:p>
          </table:table-cell>
          <table:table-cell table:style-name="ce20" table:formula="of:=IF([.C67]&gt;0;[.C$5];0)" office:value-type="float" office:value="0" calcext:value-type="float">
            <text:p>0</text:p>
          </table:table-cell>
          <table:table-cell table:style-name="ce20" table:formula="of:=IF([.D67]&gt;0;[.D$5];0)" office:value-type="float" office:value="0.438991554414636" calcext:value-type="float">
            <text:p>0.438991554414636</text:p>
          </table:table-cell>
          <table:table-cell table:style-name="ce20" table:formula="of:=IF([.E67]&gt;0;[.E$5];0)" office:value-type="float" office:value="0.464110147764856" calcext:value-type="float">
            <text:p>0.464110147764856</text:p>
          </table:table-cell>
          <table:table-cell table:style-name="ce20" table:formula="of:=IF([.F67]&gt;0;[.F$5];0)" office:value-type="float" office:value="0.37985626502293" calcext:value-type="float">
            <text:p>0.37985626502293</text:p>
          </table:table-cell>
          <table:table-cell table:style-name="ce20" table:formula="of:=IF([.G67]&gt;0;[.G$5];0)" office:value-type="float" office:value="0.562448738744889" calcext:value-type="float">
            <text:p>0.562448738744889</text:p>
          </table:table-cell>
          <table:table-cell table:style-name="ce20" table:formula="of:=IF([.H67]&gt;0;[.H$5];0)" office:value-type="float" office:value="0.539065851394357" calcext:value-type="float">
            <text:p>0.539065851394357</text:p>
          </table:table-cell>
          <table:table-cell table:style-name="ce20" table:formula="of:=IF([.I67]&gt;0;[.I$5];0)" office:value-type="float" office:value="0.475494852275685" calcext:value-type="float">
            <text:p>0.475494852275685</text:p>
          </table:table-cell>
          <table:table-cell table:style-name="ce20" table:formula="of:=IF([.J67]&gt;0;[.J$5];0)" office:value-type="float" office:value="0" calcext:value-type="float">
            <text:p>0</text:p>
          </table:table-cell>
          <table:table-cell table:style-name="ce20" table:formula="of:=IF([.K67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64]" office:value-type="string" office:string-value="786: Almost Famous (2000)" calcext:value-type="string">
            <text:p>786: Almost Famous (2000)</text:p>
          </table:table-cell>
          <table:table-cell table:style-name="ce10" table:formula="of:=[$'movie-row'.H64]" office:value-type="float" office:value="0" calcext:value-type="float">
            <text:p>0</text:p>
          </table:table-cell>
          <table:table-cell table:formula="of:=[$'movie-row'.S64]" office:value-type="float" office:value="0" calcext:value-type="float">
            <text:p>0</text:p>
          </table:table-cell>
          <table:table-cell table:formula="of:=[$'movie-row'.U64]" office:value-type="float" office:value="3" calcext:value-type="float">
            <text:p>3</text:p>
          </table:table-cell>
          <table:table-cell table:formula="of:=[$'movie-row'.Y64]" office:value-type="float" office:value="0" calcext:value-type="float">
            <text:p>0</text:p>
          </table:table-cell>
          <table:table-cell table:style-name="ce17" table:formula="of:=[$'movie-row'.Z64]" office:value-type="float" office:value="0" calcext:value-type="float">
            <text:p>0</text:p>
          </table:table-cell>
          <table:table-cell table:style-name="ce20" table:formula="of:=[$'movie-row'.C64]" office:value-type="float" office:value="3.5" calcext:value-type="float">
            <text:p>3.5</text:p>
          </table:table-cell>
          <table:table-cell table:formula="of:=[$'movie-row'.G64]" office:value-type="float" office:value="0" calcext:value-type="float">
            <text:p>0</text:p>
          </table:table-cell>
          <table:table-cell table:formula="of:=[$'movie-row'.J64]" office:value-type="float" office:value="4" calcext:value-type="float">
            <text:p>4</text:p>
          </table:table-cell>
          <table:table-cell table:formula="of:=[$'movie-row'.T64]" office:value-type="float" office:value="0" calcext:value-type="float">
            <text:p>0</text:p>
          </table:table-cell>
          <table:table-cell table:style-name="ce17" table:formula="of:=[$'movie-row'.X64]" office:value-type="float" office:value="0" calcext:value-type="float">
            <text:p>0</text:p>
          </table:table-cell>
          <table:table-cell table:style-name="ce20" table:formula="of:=IF([.B68]&gt;0;[.B$5];0)" office:value-type="float" office:value="0" calcext:value-type="float">
            <text:p>0</text:p>
          </table:table-cell>
          <table:table-cell table:style-name="ce20" table:formula="of:=IF([.C68]&gt;0;[.C$5];0)" office:value-type="float" office:value="0" calcext:value-type="float">
            <text:p>0</text:p>
          </table:table-cell>
          <table:table-cell table:style-name="ce20" table:formula="of:=IF([.D68]&gt;0;[.D$5];0)" office:value-type="float" office:value="0.438991554414636" calcext:value-type="float">
            <text:p>0.438991554414636</text:p>
          </table:table-cell>
          <table:table-cell table:style-name="ce20" table:formula="of:=IF([.E68]&gt;0;[.E$5];0)" office:value-type="float" office:value="0" calcext:value-type="float">
            <text:p>0</text:p>
          </table:table-cell>
          <table:table-cell table:style-name="ce20" table:formula="of:=IF([.F68]&gt;0;[.F$5];0)" office:value-type="float" office:value="0" calcext:value-type="float">
            <text:p>0</text:p>
          </table:table-cell>
          <table:table-cell table:style-name="ce20" table:formula="of:=IF([.G68]&gt;0;[.G$5];0)" office:value-type="float" office:value="0.562448738744889" calcext:value-type="float">
            <text:p>0.562448738744889</text:p>
          </table:table-cell>
          <table:table-cell table:style-name="ce20" table:formula="of:=IF([.H68]&gt;0;[.H$5];0)" office:value-type="float" office:value="0" calcext:value-type="float">
            <text:p>0</text:p>
          </table:table-cell>
          <table:table-cell table:style-name="ce20" table:formula="of:=IF([.I68]&gt;0;[.I$5];0)" office:value-type="float" office:value="0.475494852275685" calcext:value-type="float">
            <text:p>0.475494852275685</text:p>
          </table:table-cell>
          <table:table-cell table:style-name="ce20" table:formula="of:=IF([.J68]&gt;0;[.J$5];0)" office:value-type="float" office:value="0" calcext:value-type="float">
            <text:p>0</text:p>
          </table:table-cell>
          <table:table-cell table:style-name="ce20" table:formula="of:=IF([.K68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65]" office:value-type="string" office:string-value="788: Mrs. Doubtfire (1993)" calcext:value-type="string">
            <text:p>788: Mrs. Doubtfire (1993)</text:p>
          </table:table-cell>
          <table:table-cell table:style-name="ce10" table:formula="of:=[$'movie-row'.H65]" office:value-type="float" office:value="0" calcext:value-type="float">
            <text:p>0</text:p>
          </table:table-cell>
          <table:table-cell table:formula="of:=[$'movie-row'.S65]" office:value-type="float" office:value="2.5" calcext:value-type="float">
            <text:p>2.5</text:p>
          </table:table-cell>
          <table:table-cell table:formula="of:=[$'movie-row'.U65]" office:value-type="float" office:value="2" calcext:value-type="float">
            <text:p>2</text:p>
          </table:table-cell>
          <table:table-cell table:formula="of:=[$'movie-row'.Y65]" office:value-type="float" office:value="1.5" calcext:value-type="float">
            <text:p>1.5</text:p>
          </table:table-cell>
          <table:table-cell table:style-name="ce17" table:formula="of:=[$'movie-row'.Z65]" office:value-type="float" office:value="2" calcext:value-type="float">
            <text:p>2</text:p>
          </table:table-cell>
          <table:table-cell table:style-name="ce20" table:formula="of:=[$'movie-row'.C65]" office:value-type="float" office:value="5" calcext:value-type="float">
            <text:p>5</text:p>
          </table:table-cell>
          <table:table-cell table:formula="of:=[$'movie-row'.G65]" office:value-type="float" office:value="4" calcext:value-type="float">
            <text:p>4</text:p>
          </table:table-cell>
          <table:table-cell table:formula="of:=[$'movie-row'.J65]" office:value-type="float" office:value="3.5" calcext:value-type="float">
            <text:p>3.5</text:p>
          </table:table-cell>
          <table:table-cell table:formula="of:=[$'movie-row'.T65]" office:value-type="float" office:value="3.5" calcext:value-type="float">
            <text:p>3.5</text:p>
          </table:table-cell>
          <table:table-cell table:style-name="ce17" table:formula="of:=[$'movie-row'.X65]" office:value-type="float" office:value="0" calcext:value-type="float">
            <text:p>0</text:p>
          </table:table-cell>
          <table:table-cell table:style-name="ce20" table:formula="of:=IF([.B69]&gt;0;[.B$5];0)" office:value-type="float" office:value="0" calcext:value-type="float">
            <text:p>0</text:p>
          </table:table-cell>
          <table:table-cell table:style-name="ce20" table:formula="of:=IF([.C69]&gt;0;[.C$5];0)" office:value-type="float" office:value="0.47668328054518" calcext:value-type="float">
            <text:p>0.47668328054518</text:p>
          </table:table-cell>
          <table:table-cell table:style-name="ce20" table:formula="of:=IF([.D69]&gt;0;[.D$5];0)" office:value-type="float" office:value="0.438991554414636" calcext:value-type="float">
            <text:p>0.438991554414636</text:p>
          </table:table-cell>
          <table:table-cell table:style-name="ce20" table:formula="of:=IF([.E69]&gt;0;[.E$5];0)" office:value-type="float" office:value="0.464110147764856" calcext:value-type="float">
            <text:p>0.464110147764856</text:p>
          </table:table-cell>
          <table:table-cell table:style-name="ce20" table:formula="of:=IF([.F69]&gt;0;[.F$5];0)" office:value-type="float" office:value="0.37985626502293" calcext:value-type="float">
            <text:p>0.37985626502293</text:p>
          </table:table-cell>
          <table:table-cell table:style-name="ce20" table:formula="of:=IF([.G69]&gt;0;[.G$5];0)" office:value-type="float" office:value="0.562448738744889" calcext:value-type="float">
            <text:p>0.562448738744889</text:p>
          </table:table-cell>
          <table:table-cell table:style-name="ce20" table:formula="of:=IF([.H69]&gt;0;[.H$5];0)" office:value-type="float" office:value="0.539065851394357" calcext:value-type="float">
            <text:p>0.539065851394357</text:p>
          </table:table-cell>
          <table:table-cell table:style-name="ce20" table:formula="of:=IF([.I69]&gt;0;[.I$5];0)" office:value-type="float" office:value="0.475494852275685" calcext:value-type="float">
            <text:p>0.475494852275685</text:p>
          </table:table-cell>
          <table:table-cell table:style-name="ce20" table:formula="of:=IF([.J69]&gt;0;[.J$5];0)" office:value-type="float" office:value="0.525990442787603" calcext:value-type="float">
            <text:p>0.525990442787603</text:p>
          </table:table-cell>
          <table:table-cell table:style-name="ce20" table:formula="of:=IF([.K69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66]" office:value-type="string" office:string-value="807: Seven (a.k.a. Se7en) (1995)" calcext:value-type="string">
            <text:p>807: Seven (a.k.a. Se7en) (1995)</text:p>
          </table:table-cell>
          <table:table-cell table:style-name="ce10" table:formula="of:=[$'movie-row'.H66]" office:value-type="float" office:value="0" calcext:value-type="float">
            <text:p>0</text:p>
          </table:table-cell>
          <table:table-cell table:formula="of:=[$'movie-row'.S66]" office:value-type="float" office:value="0" calcext:value-type="float">
            <text:p>0</text:p>
          </table:table-cell>
          <table:table-cell table:formula="of:=[$'movie-row'.U66]" office:value-type="float" office:value="4.5" calcext:value-type="float">
            <text:p>4.5</text:p>
          </table:table-cell>
          <table:table-cell table:formula="of:=[$'movie-row'.Y66]" office:value-type="float" office:value="4" calcext:value-type="float">
            <text:p>4</text:p>
          </table:table-cell>
          <table:table-cell table:style-name="ce17" table:formula="of:=[$'movie-row'.Z66]" office:value-type="float" office:value="4.5" calcext:value-type="float">
            <text:p>4.5</text:p>
          </table:table-cell>
          <table:table-cell table:style-name="ce20" table:formula="of:=[$'movie-row'.C66]" office:value-type="float" office:value="5" calcext:value-type="float">
            <text:p>5</text:p>
          </table:table-cell>
          <table:table-cell table:formula="of:=[$'movie-row'.G66]" office:value-type="float" office:value="4.5" calcext:value-type="float">
            <text:p>4.5</text:p>
          </table:table-cell>
          <table:table-cell table:formula="of:=[$'movie-row'.J66]" office:value-type="float" office:value="4.5" calcext:value-type="float">
            <text:p>4.5</text:p>
          </table:table-cell>
          <table:table-cell table:formula="of:=[$'movie-row'.T66]" office:value-type="float" office:value="0" calcext:value-type="float">
            <text:p>0</text:p>
          </table:table-cell>
          <table:table-cell table:style-name="ce17" table:formula="of:=[$'movie-row'.X66]" office:value-type="float" office:value="5" calcext:value-type="float">
            <text:p>5</text:p>
          </table:table-cell>
          <table:table-cell table:style-name="ce20" table:formula="of:=IF([.B70]&gt;0;[.B$5];0)" office:value-type="float" office:value="0" calcext:value-type="float">
            <text:p>0</text:p>
          </table:table-cell>
          <table:table-cell table:style-name="ce20" table:formula="of:=IF([.C70]&gt;0;[.C$5];0)" office:value-type="float" office:value="0" calcext:value-type="float">
            <text:p>0</text:p>
          </table:table-cell>
          <table:table-cell table:style-name="ce20" table:formula="of:=IF([.D70]&gt;0;[.D$5];0)" office:value-type="float" office:value="0.438991554414636" calcext:value-type="float">
            <text:p>0.438991554414636</text:p>
          </table:table-cell>
          <table:table-cell table:style-name="ce20" table:formula="of:=IF([.E70]&gt;0;[.E$5];0)" office:value-type="float" office:value="0.464110147764856" calcext:value-type="float">
            <text:p>0.464110147764856</text:p>
          </table:table-cell>
          <table:table-cell table:style-name="ce20" table:formula="of:=IF([.F70]&gt;0;[.F$5];0)" office:value-type="float" office:value="0.37985626502293" calcext:value-type="float">
            <text:p>0.37985626502293</text:p>
          </table:table-cell>
          <table:table-cell table:style-name="ce20" table:formula="of:=IF([.G70]&gt;0;[.G$5];0)" office:value-type="float" office:value="0.562448738744889" calcext:value-type="float">
            <text:p>0.562448738744889</text:p>
          </table:table-cell>
          <table:table-cell table:style-name="ce20" table:formula="of:=IF([.H70]&gt;0;[.H$5];0)" office:value-type="float" office:value="0.539065851394357" calcext:value-type="float">
            <text:p>0.539065851394357</text:p>
          </table:table-cell>
          <table:table-cell table:style-name="ce20" table:formula="of:=IF([.I70]&gt;0;[.I$5];0)" office:value-type="float" office:value="0.475494852275685" calcext:value-type="float">
            <text:p>0.475494852275685</text:p>
          </table:table-cell>
          <table:table-cell table:style-name="ce20" table:formula="of:=IF([.J70]&gt;0;[.J$5];0)" office:value-type="float" office:value="0" calcext:value-type="float">
            <text:p>0</text:p>
          </table:table-cell>
          <table:table-cell table:style-name="ce20" table:formula="of:=IF([.K70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67]" office:value-type="string" office:string-value="808: Shrek (2001)" calcext:value-type="string">
            <text:p>808: Shrek (2001)</text:p>
          </table:table-cell>
          <table:table-cell table:style-name="ce10" table:formula="of:=[$'movie-row'.H67]" office:value-type="float" office:value="5" calcext:value-type="float">
            <text:p>5</text:p>
          </table:table-cell>
          <table:table-cell table:formula="of:=[$'movie-row'.S67]" office:value-type="float" office:value="3.5" calcext:value-type="float">
            <text:p>3.5</text:p>
          </table:table-cell>
          <table:table-cell table:formula="of:=[$'movie-row'.U67]" office:value-type="float" office:value="3" calcext:value-type="float">
            <text:p>3</text:p>
          </table:table-cell>
          <table:table-cell table:formula="of:=[$'movie-row'.Y67]" office:value-type="float" office:value="4" calcext:value-type="float">
            <text:p>4</text:p>
          </table:table-cell>
          <table:table-cell table:style-name="ce17" table:formula="of:=[$'movie-row'.Z67]" office:value-type="float" office:value="4" calcext:value-type="float">
            <text:p>4</text:p>
          </table:table-cell>
          <table:table-cell table:style-name="ce20" table:formula="of:=[$'movie-row'.C67]" office:value-type="float" office:value="4.5" calcext:value-type="float">
            <text:p>4.5</text:p>
          </table:table-cell>
          <table:table-cell table:formula="of:=[$'movie-row'.G67]" office:value-type="float" office:value="4" calcext:value-type="float">
            <text:p>4</text:p>
          </table:table-cell>
          <table:table-cell table:formula="of:=[$'movie-row'.J67]" office:value-type="float" office:value="3.5" calcext:value-type="float">
            <text:p>3.5</text:p>
          </table:table-cell>
          <table:table-cell table:formula="of:=[$'movie-row'.T67]" office:value-type="float" office:value="3.5" calcext:value-type="float">
            <text:p>3.5</text:p>
          </table:table-cell>
          <table:table-cell table:style-name="ce17" table:formula="of:=[$'movie-row'.X67]" office:value-type="float" office:value="4" calcext:value-type="float">
            <text:p>4</text:p>
          </table:table-cell>
          <table:table-cell table:style-name="ce20" table:formula="of:=IF([.B71]&gt;0;[.B$5];0)" office:value-type="float" office:value="0.400274504253816" calcext:value-type="float">
            <text:p>0.400274504253816</text:p>
          </table:table-cell>
          <table:table-cell table:style-name="ce20" table:formula="of:=IF([.C71]&gt;0;[.C$5];0)" office:value-type="float" office:value="0.47668328054518" calcext:value-type="float">
            <text:p>0.47668328054518</text:p>
          </table:table-cell>
          <table:table-cell table:style-name="ce20" table:formula="of:=IF([.D71]&gt;0;[.D$5];0)" office:value-type="float" office:value="0.438991554414636" calcext:value-type="float">
            <text:p>0.438991554414636</text:p>
          </table:table-cell>
          <table:table-cell table:style-name="ce20" table:formula="of:=IF([.E71]&gt;0;[.E$5];0)" office:value-type="float" office:value="0.464110147764856" calcext:value-type="float">
            <text:p>0.464110147764856</text:p>
          </table:table-cell>
          <table:table-cell table:style-name="ce20" table:formula="of:=IF([.F71]&gt;0;[.F$5];0)" office:value-type="float" office:value="0.37985626502293" calcext:value-type="float">
            <text:p>0.37985626502293</text:p>
          </table:table-cell>
          <table:table-cell table:style-name="ce20" table:formula="of:=IF([.G71]&gt;0;[.G$5];0)" office:value-type="float" office:value="0.562448738744889" calcext:value-type="float">
            <text:p>0.562448738744889</text:p>
          </table:table-cell>
          <table:table-cell table:style-name="ce20" table:formula="of:=IF([.H71]&gt;0;[.H$5];0)" office:value-type="float" office:value="0.539065851394357" calcext:value-type="float">
            <text:p>0.539065851394357</text:p>
          </table:table-cell>
          <table:table-cell table:style-name="ce20" table:formula="of:=IF([.I71]&gt;0;[.I$5];0)" office:value-type="float" office:value="0.475494852275685" calcext:value-type="float">
            <text:p>0.475494852275685</text:p>
          </table:table-cell>
          <table:table-cell table:style-name="ce20" table:formula="of:=IF([.J71]&gt;0;[.J$5];0)" office:value-type="float" office:value="0.525990442787603" calcext:value-type="float">
            <text:p>0.525990442787603</text:p>
          </table:table-cell>
          <table:table-cell table:style-name="ce20" table:formula="of:=IF([.K71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68]" office:value-type="string" office:string-value="809: Shrek 2 (2004)" calcext:value-type="string">
            <text:p>809: Shrek 2 (2004)</text:p>
          </table:table-cell>
          <table:table-cell table:style-name="ce10" table:formula="of:=[$'movie-row'.H68]" office:value-type="float" office:value="5" calcext:value-type="float">
            <text:p>5</text:p>
          </table:table-cell>
          <table:table-cell table:formula="of:=[$'movie-row'.S68]" office:value-type="float" office:value="1.5" calcext:value-type="float">
            <text:p>1.5</text:p>
          </table:table-cell>
          <table:table-cell table:formula="of:=[$'movie-row'.U68]" office:value-type="float" office:value="3" calcext:value-type="float">
            <text:p>3</text:p>
          </table:table-cell>
          <table:table-cell table:formula="of:=[$'movie-row'.Y68]" office:value-type="float" office:value="0" calcext:value-type="float">
            <text:p>0</text:p>
          </table:table-cell>
          <table:table-cell table:style-name="ce17" table:formula="of:=[$'movie-row'.Z68]" office:value-type="float" office:value="3.5" calcext:value-type="float">
            <text:p>3.5</text:p>
          </table:table-cell>
          <table:table-cell table:style-name="ce20" table:formula="of:=[$'movie-row'.C68]" office:value-type="float" office:value="4" calcext:value-type="float">
            <text:p>4</text:p>
          </table:table-cell>
          <table:table-cell table:formula="of:=[$'movie-row'.G68]" office:value-type="float" office:value="3.5" calcext:value-type="float">
            <text:p>3.5</text:p>
          </table:table-cell>
          <table:table-cell table:formula="of:=[$'movie-row'.J68]" office:value-type="float" office:value="3.5" calcext:value-type="float">
            <text:p>3.5</text:p>
          </table:table-cell>
          <table:table-cell table:formula="of:=[$'movie-row'.T68]" office:value-type="float" office:value="0" calcext:value-type="float">
            <text:p>0</text:p>
          </table:table-cell>
          <table:table-cell table:style-name="ce17" table:formula="of:=[$'movie-row'.X68]" office:value-type="float" office:value="3.5" calcext:value-type="float">
            <text:p>3.5</text:p>
          </table:table-cell>
          <table:table-cell table:style-name="ce20" table:formula="of:=IF([.B72]&gt;0;[.B$5];0)" office:value-type="float" office:value="0.400274504253816" calcext:value-type="float">
            <text:p>0.400274504253816</text:p>
          </table:table-cell>
          <table:table-cell table:style-name="ce20" table:formula="of:=IF([.C72]&gt;0;[.C$5];0)" office:value-type="float" office:value="0.47668328054518" calcext:value-type="float">
            <text:p>0.47668328054518</text:p>
          </table:table-cell>
          <table:table-cell table:style-name="ce20" table:formula="of:=IF([.D72]&gt;0;[.D$5];0)" office:value-type="float" office:value="0.438991554414636" calcext:value-type="float">
            <text:p>0.438991554414636</text:p>
          </table:table-cell>
          <table:table-cell table:style-name="ce20" table:formula="of:=IF([.E72]&gt;0;[.E$5];0)" office:value-type="float" office:value="0" calcext:value-type="float">
            <text:p>0</text:p>
          </table:table-cell>
          <table:table-cell table:style-name="ce20" table:formula="of:=IF([.F72]&gt;0;[.F$5];0)" office:value-type="float" office:value="0.37985626502293" calcext:value-type="float">
            <text:p>0.37985626502293</text:p>
          </table:table-cell>
          <table:table-cell table:style-name="ce20" table:formula="of:=IF([.G72]&gt;0;[.G$5];0)" office:value-type="float" office:value="0.562448738744889" calcext:value-type="float">
            <text:p>0.562448738744889</text:p>
          </table:table-cell>
          <table:table-cell table:style-name="ce20" table:formula="of:=IF([.H72]&gt;0;[.H$5];0)" office:value-type="float" office:value="0.539065851394357" calcext:value-type="float">
            <text:p>0.539065851394357</text:p>
          </table:table-cell>
          <table:table-cell table:style-name="ce20" table:formula="of:=IF([.I72]&gt;0;[.I$5];0)" office:value-type="float" office:value="0.475494852275685" calcext:value-type="float">
            <text:p>0.475494852275685</text:p>
          </table:table-cell>
          <table:table-cell table:style-name="ce20" table:formula="of:=IF([.J72]&gt;0;[.J$5];0)" office:value-type="float" office:value="0" calcext:value-type="float">
            <text:p>0</text:p>
          </table:table-cell>
          <table:table-cell table:style-name="ce20" table:formula="of:=IF([.K72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69]" office:value-type="string" office:string-value="812: Aladdin (1992)" calcext:value-type="string">
            <text:p>812: Aladdin (1992)</text:p>
          </table:table-cell>
          <table:table-cell table:style-name="ce10" table:formula="of:=[$'movie-row'.H69]" office:value-type="float" office:value="0" calcext:value-type="float">
            <text:p>0</text:p>
          </table:table-cell>
          <table:table-cell table:formula="of:=[$'movie-row'.S69]" office:value-type="float" office:value="2.5" calcext:value-type="float">
            <text:p>2.5</text:p>
          </table:table-cell>
          <table:table-cell table:formula="of:=[$'movie-row'.U69]" office:value-type="float" office:value="2" calcext:value-type="float">
            <text:p>2</text:p>
          </table:table-cell>
          <table:table-cell table:formula="of:=[$'movie-row'.Y69]" office:value-type="float" office:value="0" calcext:value-type="float">
            <text:p>0</text:p>
          </table:table-cell>
          <table:table-cell table:style-name="ce17" table:formula="of:=[$'movie-row'.Z69]" office:value-type="float" office:value="0" calcext:value-type="float">
            <text:p>0</text:p>
          </table:table-cell>
          <table:table-cell table:style-name="ce20" table:formula="of:=[$'movie-row'.C69]" office:value-type="float" office:value="5" calcext:value-type="float">
            <text:p>5</text:p>
          </table:table-cell>
          <table:table-cell table:formula="of:=[$'movie-row'.G69]" office:value-type="float" office:value="3" calcext:value-type="float">
            <text:p>3</text:p>
          </table:table-cell>
          <table:table-cell table:formula="of:=[$'movie-row'.J69]" office:value-type="float" office:value="3.5" calcext:value-type="float">
            <text:p>3.5</text:p>
          </table:table-cell>
          <table:table-cell table:formula="of:=[$'movie-row'.T69]" office:value-type="float" office:value="3.5" calcext:value-type="float">
            <text:p>3.5</text:p>
          </table:table-cell>
          <table:table-cell table:style-name="ce17" table:formula="of:=[$'movie-row'.X69]" office:value-type="float" office:value="4" calcext:value-type="float">
            <text:p>4</text:p>
          </table:table-cell>
          <table:table-cell table:style-name="ce20" table:formula="of:=IF([.B73]&gt;0;[.B$5];0)" office:value-type="float" office:value="0" calcext:value-type="float">
            <text:p>0</text:p>
          </table:table-cell>
          <table:table-cell table:style-name="ce20" table:formula="of:=IF([.C73]&gt;0;[.C$5];0)" office:value-type="float" office:value="0.47668328054518" calcext:value-type="float">
            <text:p>0.47668328054518</text:p>
          </table:table-cell>
          <table:table-cell table:style-name="ce20" table:formula="of:=IF([.D73]&gt;0;[.D$5];0)" office:value-type="float" office:value="0.438991554414636" calcext:value-type="float">
            <text:p>0.438991554414636</text:p>
          </table:table-cell>
          <table:table-cell table:style-name="ce20" table:formula="of:=IF([.E73]&gt;0;[.E$5];0)" office:value-type="float" office:value="0" calcext:value-type="float">
            <text:p>0</text:p>
          </table:table-cell>
          <table:table-cell table:style-name="ce20" table:formula="of:=IF([.F73]&gt;0;[.F$5];0)" office:value-type="float" office:value="0" calcext:value-type="float">
            <text:p>0</text:p>
          </table:table-cell>
          <table:table-cell table:style-name="ce20" table:formula="of:=IF([.G73]&gt;0;[.G$5];0)" office:value-type="float" office:value="0.562448738744889" calcext:value-type="float">
            <text:p>0.562448738744889</text:p>
          </table:table-cell>
          <table:table-cell table:style-name="ce20" table:formula="of:=IF([.H73]&gt;0;[.H$5];0)" office:value-type="float" office:value="0.539065851394357" calcext:value-type="float">
            <text:p>0.539065851394357</text:p>
          </table:table-cell>
          <table:table-cell table:style-name="ce20" table:formula="of:=IF([.I73]&gt;0;[.I$5];0)" office:value-type="float" office:value="0.475494852275685" calcext:value-type="float">
            <text:p>0.475494852275685</text:p>
          </table:table-cell>
          <table:table-cell table:style-name="ce20" table:formula="of:=IF([.J73]&gt;0;[.J$5];0)" office:value-type="float" office:value="0.525990442787603" calcext:value-type="float">
            <text:p>0.525990442787603</text:p>
          </table:table-cell>
          <table:table-cell table:style-name="ce20" table:formula="of:=IF([.K73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70]" office:value-type="string" office:string-value="854: The Mask (1994)" calcext:value-type="string">
            <text:p>854: The Mask (1994)</text:p>
          </table:table-cell>
          <table:table-cell table:style-name="ce10" table:formula="of:=[$'movie-row'.H70]" office:value-type="float" office:value="4.5" calcext:value-type="float">
            <text:p>4.5</text:p>
          </table:table-cell>
          <table:table-cell table:formula="of:=[$'movie-row'.S70]" office:value-type="float" office:value="2.5" calcext:value-type="float">
            <text:p>2.5</text:p>
          </table:table-cell>
          <table:table-cell table:formula="of:=[$'movie-row'.U70]" office:value-type="float" office:value="2.5" calcext:value-type="float">
            <text:p>2.5</text:p>
          </table:table-cell>
          <table:table-cell table:formula="of:=[$'movie-row'.Y70]" office:value-type="float" office:value="3.5" calcext:value-type="float">
            <text:p>3.5</text:p>
          </table:table-cell>
          <table:table-cell table:style-name="ce17" table:formula="of:=[$'movie-row'.Z70]" office:value-type="float" office:value="2.5" calcext:value-type="float">
            <text:p>2.5</text:p>
          </table:table-cell>
          <table:table-cell table:style-name="ce20" table:formula="of:=[$'movie-row'.C70]" office:value-type="float" office:value="2.5" calcext:value-type="float">
            <text:p>2.5</text:p>
          </table:table-cell>
          <table:table-cell table:formula="of:=[$'movie-row'.G70]" office:value-type="float" office:value="3" calcext:value-type="float">
            <text:p>3</text:p>
          </table:table-cell>
          <table:table-cell table:formula="of:=[$'movie-row'.J70]" office:value-type="float" office:value="3" calcext:value-type="float">
            <text:p>3</text:p>
          </table:table-cell>
          <table:table-cell table:formula="of:=[$'movie-row'.T70]" office:value-type="float" office:value="4" calcext:value-type="float">
            <text:p>4</text:p>
          </table:table-cell>
          <table:table-cell table:style-name="ce17" table:formula="of:=[$'movie-row'.X70]" office:value-type="float" office:value="5" calcext:value-type="float">
            <text:p>5</text:p>
          </table:table-cell>
          <table:table-cell table:style-name="ce20" table:formula="of:=IF([.B74]&gt;0;[.B$5];0)" office:value-type="float" office:value="0.400274504253816" calcext:value-type="float">
            <text:p>0.400274504253816</text:p>
          </table:table-cell>
          <table:table-cell table:style-name="ce20" table:formula="of:=IF([.C74]&gt;0;[.C$5];0)" office:value-type="float" office:value="0.47668328054518" calcext:value-type="float">
            <text:p>0.47668328054518</text:p>
          </table:table-cell>
          <table:table-cell table:style-name="ce20" table:formula="of:=IF([.D74]&gt;0;[.D$5];0)" office:value-type="float" office:value="0.438991554414636" calcext:value-type="float">
            <text:p>0.438991554414636</text:p>
          </table:table-cell>
          <table:table-cell table:style-name="ce20" table:formula="of:=IF([.E74]&gt;0;[.E$5];0)" office:value-type="float" office:value="0.464110147764856" calcext:value-type="float">
            <text:p>0.464110147764856</text:p>
          </table:table-cell>
          <table:table-cell table:style-name="ce20" table:formula="of:=IF([.F74]&gt;0;[.F$5];0)" office:value-type="float" office:value="0.37985626502293" calcext:value-type="float">
            <text:p>0.37985626502293</text:p>
          </table:table-cell>
          <table:table-cell table:style-name="ce20" table:formula="of:=IF([.G74]&gt;0;[.G$5];0)" office:value-type="float" office:value="0.562448738744889" calcext:value-type="float">
            <text:p>0.562448738744889</text:p>
          </table:table-cell>
          <table:table-cell table:style-name="ce20" table:formula="of:=IF([.H74]&gt;0;[.H$5];0)" office:value-type="float" office:value="0.539065851394357" calcext:value-type="float">
            <text:p>0.539065851394357</text:p>
          </table:table-cell>
          <table:table-cell table:style-name="ce20" table:formula="of:=IF([.I74]&gt;0;[.I$5];0)" office:value-type="float" office:value="0.475494852275685" calcext:value-type="float">
            <text:p>0.475494852275685</text:p>
          </table:table-cell>
          <table:table-cell table:style-name="ce20" table:formula="of:=IF([.J74]&gt;0;[.J$5];0)" office:value-type="float" office:value="0.525990442787603" calcext:value-type="float">
            <text:p>0.525990442787603</text:p>
          </table:table-cell>
          <table:table-cell table:style-name="ce20" table:formula="of:=IF([.K74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71]" office:value-type="string" office:string-value="857: Saving Private Ryan (1998)" calcext:value-type="string">
            <text:p>857: Saving Private Ryan (1998)</text:p>
          </table:table-cell>
          <table:table-cell table:style-name="ce10" table:formula="of:=[$'movie-row'.H71]" office:value-type="float" office:value="4.5" calcext:value-type="float">
            <text:p>4.5</text:p>
          </table:table-cell>
          <table:table-cell table:formula="of:=[$'movie-row'.S71]" office:value-type="float" office:value="0" calcext:value-type="float">
            <text:p>0</text:p>
          </table:table-cell>
          <table:table-cell table:formula="of:=[$'movie-row'.U71]" office:value-type="float" office:value="3.5" calcext:value-type="float">
            <text:p>3.5</text:p>
          </table:table-cell>
          <table:table-cell table:formula="of:=[$'movie-row'.Y71]" office:value-type="float" office:value="3" calcext:value-type="float">
            <text:p>3</text:p>
          </table:table-cell>
          <table:table-cell table:style-name="ce17" table:formula="of:=[$'movie-row'.Z71]" office:value-type="float" office:value="3.5" calcext:value-type="float">
            <text:p>3.5</text:p>
          </table:table-cell>
          <table:table-cell table:style-name="ce20" table:formula="of:=[$'movie-row'.C71]" office:value-type="float" office:value="4" calcext:value-type="float">
            <text:p>4</text:p>
          </table:table-cell>
          <table:table-cell table:formula="of:=[$'movie-row'.G71]" office:value-type="float" office:value="5" calcext:value-type="float">
            <text:p>5</text:p>
          </table:table-cell>
          <table:table-cell table:formula="of:=[$'movie-row'.J71]" office:value-type="float" office:value="4.5" calcext:value-type="float">
            <text:p>4.5</text:p>
          </table:table-cell>
          <table:table-cell table:formula="of:=[$'movie-row'.T71]" office:value-type="float" office:value="0" calcext:value-type="float">
            <text:p>0</text:p>
          </table:table-cell>
          <table:table-cell table:style-name="ce17" table:formula="of:=[$'movie-row'.X71]" office:value-type="float" office:value="4" calcext:value-type="float">
            <text:p>4</text:p>
          </table:table-cell>
          <table:table-cell table:style-name="ce20" table:formula="of:=IF([.B75]&gt;0;[.B$5];0)" office:value-type="float" office:value="0.400274504253816" calcext:value-type="float">
            <text:p>0.400274504253816</text:p>
          </table:table-cell>
          <table:table-cell table:style-name="ce20" table:formula="of:=IF([.C75]&gt;0;[.C$5];0)" office:value-type="float" office:value="0" calcext:value-type="float">
            <text:p>0</text:p>
          </table:table-cell>
          <table:table-cell table:style-name="ce20" table:formula="of:=IF([.D75]&gt;0;[.D$5];0)" office:value-type="float" office:value="0.438991554414636" calcext:value-type="float">
            <text:p>0.438991554414636</text:p>
          </table:table-cell>
          <table:table-cell table:style-name="ce20" table:formula="of:=IF([.E75]&gt;0;[.E$5];0)" office:value-type="float" office:value="0.464110147764856" calcext:value-type="float">
            <text:p>0.464110147764856</text:p>
          </table:table-cell>
          <table:table-cell table:style-name="ce20" table:formula="of:=IF([.F75]&gt;0;[.F$5];0)" office:value-type="float" office:value="0.37985626502293" calcext:value-type="float">
            <text:p>0.37985626502293</text:p>
          </table:table-cell>
          <table:table-cell table:style-name="ce20" table:formula="of:=IF([.G75]&gt;0;[.G$5];0)" office:value-type="float" office:value="0.562448738744889" calcext:value-type="float">
            <text:p>0.562448738744889</text:p>
          </table:table-cell>
          <table:table-cell table:style-name="ce20" table:formula="of:=IF([.H75]&gt;0;[.H$5];0)" office:value-type="float" office:value="0.539065851394357" calcext:value-type="float">
            <text:p>0.539065851394357</text:p>
          </table:table-cell>
          <table:table-cell table:style-name="ce20" table:formula="of:=IF([.I75]&gt;0;[.I$5];0)" office:value-type="float" office:value="0.475494852275685" calcext:value-type="float">
            <text:p>0.475494852275685</text:p>
          </table:table-cell>
          <table:table-cell table:style-name="ce20" table:formula="of:=IF([.J75]&gt;0;[.J$5];0)" office:value-type="float" office:value="0" calcext:value-type="float">
            <text:p>0</text:p>
          </table:table-cell>
          <table:table-cell table:style-name="ce20" table:formula="of:=IF([.K75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72]" office:value-type="string" office:string-value="862: Toy Story (1995)" calcext:value-type="string">
            <text:p>862: Toy Story (1995)</text:p>
          </table:table-cell>
          <table:table-cell table:style-name="ce10" table:formula="of:=[$'movie-row'.H72]" office:value-type="float" office:value="3.5" calcext:value-type="float">
            <text:p>3.5</text:p>
          </table:table-cell>
          <table:table-cell table:formula="of:=[$'movie-row'.S72]" office:value-type="float" office:value="4" calcext:value-type="float">
            <text:p>4</text:p>
          </table:table-cell>
          <table:table-cell table:formula="of:=[$'movie-row'.U72]" office:value-type="float" office:value="3.5" calcext:value-type="float">
            <text:p>3.5</text:p>
          </table:table-cell>
          <table:table-cell table:formula="of:=[$'movie-row'.Y72]" office:value-type="float" office:value="0" calcext:value-type="float">
            <text:p>0</text:p>
          </table:table-cell>
          <table:table-cell table:style-name="ce17" table:formula="of:=[$'movie-row'.Z72]" office:value-type="float" office:value="3" calcext:value-type="float">
            <text:p>3</text:p>
          </table:table-cell>
          <table:table-cell table:style-name="ce20" table:formula="of:=[$'movie-row'.C72]" office:value-type="float" office:value="5" calcext:value-type="float">
            <text:p>5</text:p>
          </table:table-cell>
          <table:table-cell table:formula="of:=[$'movie-row'.G72]" office:value-type="float" office:value="4" calcext:value-type="float">
            <text:p>4</text:p>
          </table:table-cell>
          <table:table-cell table:formula="of:=[$'movie-row'.J72]" office:value-type="float" office:value="4.5" calcext:value-type="float">
            <text:p>4.5</text:p>
          </table:table-cell>
          <table:table-cell table:formula="of:=[$'movie-row'.T72]" office:value-type="float" office:value="3.5" calcext:value-type="float">
            <text:p>3.5</text:p>
          </table:table-cell>
          <table:table-cell table:style-name="ce17" table:formula="of:=[$'movie-row'.X72]" office:value-type="float" office:value="0" calcext:value-type="float">
            <text:p>0</text:p>
          </table:table-cell>
          <table:table-cell table:style-name="ce20" table:formula="of:=IF([.B76]&gt;0;[.B$5];0)" office:value-type="float" office:value="0.400274504253816" calcext:value-type="float">
            <text:p>0.400274504253816</text:p>
          </table:table-cell>
          <table:table-cell table:style-name="ce20" table:formula="of:=IF([.C76]&gt;0;[.C$5];0)" office:value-type="float" office:value="0.47668328054518" calcext:value-type="float">
            <text:p>0.47668328054518</text:p>
          </table:table-cell>
          <table:table-cell table:style-name="ce20" table:formula="of:=IF([.D76]&gt;0;[.D$5];0)" office:value-type="float" office:value="0.438991554414636" calcext:value-type="float">
            <text:p>0.438991554414636</text:p>
          </table:table-cell>
          <table:table-cell table:style-name="ce20" table:formula="of:=IF([.E76]&gt;0;[.E$5];0)" office:value-type="float" office:value="0" calcext:value-type="float">
            <text:p>0</text:p>
          </table:table-cell>
          <table:table-cell table:style-name="ce20" table:formula="of:=IF([.F76]&gt;0;[.F$5];0)" office:value-type="float" office:value="0.37985626502293" calcext:value-type="float">
            <text:p>0.37985626502293</text:p>
          </table:table-cell>
          <table:table-cell table:style-name="ce20" table:formula="of:=IF([.G76]&gt;0;[.G$5];0)" office:value-type="float" office:value="0.562448738744889" calcext:value-type="float">
            <text:p>0.562448738744889</text:p>
          </table:table-cell>
          <table:table-cell table:style-name="ce20" table:formula="of:=IF([.H76]&gt;0;[.H$5];0)" office:value-type="float" office:value="0.539065851394357" calcext:value-type="float">
            <text:p>0.539065851394357</text:p>
          </table:table-cell>
          <table:table-cell table:style-name="ce20" table:formula="of:=IF([.I76]&gt;0;[.I$5];0)" office:value-type="float" office:value="0.475494852275685" calcext:value-type="float">
            <text:p>0.475494852275685</text:p>
          </table:table-cell>
          <table:table-cell table:style-name="ce20" table:formula="of:=IF([.J76]&gt;0;[.J$5];0)" office:value-type="float" office:value="0.525990442787603" calcext:value-type="float">
            <text:p>0.525990442787603</text:p>
          </table:table-cell>
          <table:table-cell table:style-name="ce20" table:formula="of:=IF([.K76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73]" office:value-type="string" office:string-value="954: Mission: Impossible (1996)" calcext:value-type="string">
            <text:p>954: Mission: Impossible (1996)</text:p>
          </table:table-cell>
          <table:table-cell table:style-name="ce10" table:formula="of:=[$'movie-row'.H73]" office:value-type="float" office:value="4.5" calcext:value-type="float">
            <text:p>4.5</text:p>
          </table:table-cell>
          <table:table-cell table:formula="of:=[$'movie-row'.S73]" office:value-type="float" office:value="4" calcext:value-type="float">
            <text:p>4</text:p>
          </table:table-cell>
          <table:table-cell table:formula="of:=[$'movie-row'.U73]" office:value-type="float" office:value="2.5" calcext:value-type="float">
            <text:p>2.5</text:p>
          </table:table-cell>
          <table:table-cell table:formula="of:=[$'movie-row'.Y73]" office:value-type="float" office:value="2" calcext:value-type="float">
            <text:p>2</text:p>
          </table:table-cell>
          <table:table-cell table:style-name="ce17" table:formula="of:=[$'movie-row'.Z73]" office:value-type="float" office:value="4" calcext:value-type="float">
            <text:p>4</text:p>
          </table:table-cell>
          <table:table-cell table:style-name="ce20" table:formula="of:=[$'movie-row'.C73]" office:value-type="float" office:value="4" calcext:value-type="float">
            <text:p>4</text:p>
          </table:table-cell>
          <table:table-cell table:formula="of:=[$'movie-row'.G73]" office:value-type="float" office:value="0" calcext:value-type="float">
            <text:p>0</text:p>
          </table:table-cell>
          <table:table-cell table:formula="of:=[$'movie-row'.J73]" office:value-type="float" office:value="3.5" calcext:value-type="float">
            <text:p>3.5</text:p>
          </table:table-cell>
          <table:table-cell table:formula="of:=[$'movie-row'.T73]" office:value-type="float" office:value="4" calcext:value-type="float">
            <text:p>4</text:p>
          </table:table-cell>
          <table:table-cell table:style-name="ce17" table:formula="of:=[$'movie-row'.X73]" office:value-type="float" office:value="4" calcext:value-type="float">
            <text:p>4</text:p>
          </table:table-cell>
          <table:table-cell table:style-name="ce20" table:formula="of:=IF([.B77]&gt;0;[.B$5];0)" office:value-type="float" office:value="0.400274504253816" calcext:value-type="float">
            <text:p>0.400274504253816</text:p>
          </table:table-cell>
          <table:table-cell table:style-name="ce20" table:formula="of:=IF([.C77]&gt;0;[.C$5];0)" office:value-type="float" office:value="0.47668328054518" calcext:value-type="float">
            <text:p>0.47668328054518</text:p>
          </table:table-cell>
          <table:table-cell table:style-name="ce20" table:formula="of:=IF([.D77]&gt;0;[.D$5];0)" office:value-type="float" office:value="0.438991554414636" calcext:value-type="float">
            <text:p>0.438991554414636</text:p>
          </table:table-cell>
          <table:table-cell table:style-name="ce20" table:formula="of:=IF([.E77]&gt;0;[.E$5];0)" office:value-type="float" office:value="0.464110147764856" calcext:value-type="float">
            <text:p>0.464110147764856</text:p>
          </table:table-cell>
          <table:table-cell table:style-name="ce20" table:formula="of:=IF([.F77]&gt;0;[.F$5];0)" office:value-type="float" office:value="0.37985626502293" calcext:value-type="float">
            <text:p>0.37985626502293</text:p>
          </table:table-cell>
          <table:table-cell table:style-name="ce20" table:formula="of:=IF([.G77]&gt;0;[.G$5];0)" office:value-type="float" office:value="0.562448738744889" calcext:value-type="float">
            <text:p>0.562448738744889</text:p>
          </table:table-cell>
          <table:table-cell table:style-name="ce20" table:formula="of:=IF([.H77]&gt;0;[.H$5];0)" office:value-type="float" office:value="0" calcext:value-type="float">
            <text:p>0</text:p>
          </table:table-cell>
          <table:table-cell table:style-name="ce20" table:formula="of:=IF([.I77]&gt;0;[.I$5];0)" office:value-type="float" office:value="0.475494852275685" calcext:value-type="float">
            <text:p>0.475494852275685</text:p>
          </table:table-cell>
          <table:table-cell table:style-name="ce20" table:formula="of:=IF([.J77]&gt;0;[.J$5];0)" office:value-type="float" office:value="0.525990442787603" calcext:value-type="float">
            <text:p>0.525990442787603</text:p>
          </table:table-cell>
          <table:table-cell table:style-name="ce20" table:formula="of:=IF([.K77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74]" office:value-type="string" office:string-value="955: Mission: Impossible II (2000)" calcext:value-type="string">
            <text:p>955: Mission: Impossible II (2000)</text:p>
          </table:table-cell>
          <table:table-cell table:style-name="ce10" table:formula="of:=[$'movie-row'.H74]" office:value-type="float" office:value="4" calcext:value-type="float">
            <text:p>4</text:p>
          </table:table-cell>
          <table:table-cell table:formula="of:=[$'movie-row'.S74]" office:value-type="float" office:value="3" calcext:value-type="float">
            <text:p>3</text:p>
          </table:table-cell>
          <table:table-cell table:formula="of:=[$'movie-row'.U74]" office:value-type="float" office:value="2" calcext:value-type="float">
            <text:p>2</text:p>
          </table:table-cell>
          <table:table-cell table:formula="of:=[$'movie-row'.Y74]" office:value-type="float" office:value="2.5" calcext:value-type="float">
            <text:p>2.5</text:p>
          </table:table-cell>
          <table:table-cell table:style-name="ce17" table:formula="of:=[$'movie-row'.Z74]" office:value-type="float" office:value="3.5" calcext:value-type="float">
            <text:p>3.5</text:p>
          </table:table-cell>
          <table:table-cell table:style-name="ce20" table:formula="of:=[$'movie-row'.C74]" office:value-type="float" office:value="3.5" calcext:value-type="float">
            <text:p>3.5</text:p>
          </table:table-cell>
          <table:table-cell table:formula="of:=[$'movie-row'.G74]" office:value-type="float" office:value="0" calcext:value-type="float">
            <text:p>0</text:p>
          </table:table-cell>
          <table:table-cell table:formula="of:=[$'movie-row'.J74]" office:value-type="float" office:value="3" calcext:value-type="float">
            <text:p>3</text:p>
          </table:table-cell>
          <table:table-cell table:formula="of:=[$'movie-row'.T74]" office:value-type="float" office:value="3.5" calcext:value-type="float">
            <text:p>3.5</text:p>
          </table:table-cell>
          <table:table-cell table:style-name="ce17" table:formula="of:=[$'movie-row'.X74]" office:value-type="float" office:value="4" calcext:value-type="float">
            <text:p>4</text:p>
          </table:table-cell>
          <table:table-cell table:style-name="ce20" table:formula="of:=IF([.B78]&gt;0;[.B$5];0)" office:value-type="float" office:value="0.400274504253816" calcext:value-type="float">
            <text:p>0.400274504253816</text:p>
          </table:table-cell>
          <table:table-cell table:style-name="ce20" table:formula="of:=IF([.C78]&gt;0;[.C$5];0)" office:value-type="float" office:value="0.47668328054518" calcext:value-type="float">
            <text:p>0.47668328054518</text:p>
          </table:table-cell>
          <table:table-cell table:style-name="ce20" table:formula="of:=IF([.D78]&gt;0;[.D$5];0)" office:value-type="float" office:value="0.438991554414636" calcext:value-type="float">
            <text:p>0.438991554414636</text:p>
          </table:table-cell>
          <table:table-cell table:style-name="ce20" table:formula="of:=IF([.E78]&gt;0;[.E$5];0)" office:value-type="float" office:value="0.464110147764856" calcext:value-type="float">
            <text:p>0.464110147764856</text:p>
          </table:table-cell>
          <table:table-cell table:style-name="ce20" table:formula="of:=IF([.F78]&gt;0;[.F$5];0)" office:value-type="float" office:value="0.37985626502293" calcext:value-type="float">
            <text:p>0.37985626502293</text:p>
          </table:table-cell>
          <table:table-cell table:style-name="ce20" table:formula="of:=IF([.G78]&gt;0;[.G$5];0)" office:value-type="float" office:value="0.562448738744889" calcext:value-type="float">
            <text:p>0.562448738744889</text:p>
          </table:table-cell>
          <table:table-cell table:style-name="ce20" table:formula="of:=IF([.H78]&gt;0;[.H$5];0)" office:value-type="float" office:value="0" calcext:value-type="float">
            <text:p>0</text:p>
          </table:table-cell>
          <table:table-cell table:style-name="ce20" table:formula="of:=IF([.I78]&gt;0;[.I$5];0)" office:value-type="float" office:value="0.475494852275685" calcext:value-type="float">
            <text:p>0.475494852275685</text:p>
          </table:table-cell>
          <table:table-cell table:style-name="ce20" table:formula="of:=IF([.J78]&gt;0;[.J$5];0)" office:value-type="float" office:value="0.525990442787603" calcext:value-type="float">
            <text:p>0.525990442787603</text:p>
          </table:table-cell>
          <table:table-cell table:style-name="ce20" table:formula="of:=IF([.K78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75]" office:value-type="string" office:string-value="1422: The Departed (2006)" calcext:value-type="string">
            <text:p>1422: The Departed (2006)</text:p>
          </table:table-cell>
          <table:table-cell table:style-name="ce10" table:formula="of:=[$'movie-row'.H75]" office:value-type="float" office:value="0" calcext:value-type="float">
            <text:p>0</text:p>
          </table:table-cell>
          <table:table-cell table:formula="of:=[$'movie-row'.S75]" office:value-type="float" office:value="0" calcext:value-type="float">
            <text:p>0</text:p>
          </table:table-cell>
          <table:table-cell table:formula="of:=[$'movie-row'.U75]" office:value-type="float" office:value="2" calcext:value-type="float">
            <text:p>2</text:p>
          </table:table-cell>
          <table:table-cell table:formula="of:=[$'movie-row'.Y75]" office:value-type="float" office:value="0" calcext:value-type="float">
            <text:p>0</text:p>
          </table:table-cell>
          <table:table-cell table:style-name="ce17" table:formula="of:=[$'movie-row'.Z75]" office:value-type="float" office:value="0" calcext:value-type="float">
            <text:p>0</text:p>
          </table:table-cell>
          <table:table-cell table:style-name="ce20" table:formula="of:=[$'movie-row'.C75]" office:value-type="float" office:value="5" calcext:value-type="float">
            <text:p>5</text:p>
          </table:table-cell>
          <table:table-cell table:formula="of:=[$'movie-row'.G75]" office:value-type="float" office:value="4" calcext:value-type="float">
            <text:p>4</text:p>
          </table:table-cell>
          <table:table-cell table:formula="of:=[$'movie-row'.J75]" office:value-type="float" office:value="4" calcext:value-type="float">
            <text:p>4</text:p>
          </table:table-cell>
          <table:table-cell table:formula="of:=[$'movie-row'.T75]" office:value-type="float" office:value="0" calcext:value-type="float">
            <text:p>0</text:p>
          </table:table-cell>
          <table:table-cell table:style-name="ce17" table:formula="of:=[$'movie-row'.X75]" office:value-type="float" office:value="4" calcext:value-type="float">
            <text:p>4</text:p>
          </table:table-cell>
          <table:table-cell table:style-name="ce20" table:formula="of:=IF([.B79]&gt;0;[.B$5];0)" office:value-type="float" office:value="0" calcext:value-type="float">
            <text:p>0</text:p>
          </table:table-cell>
          <table:table-cell table:style-name="ce20" table:formula="of:=IF([.C79]&gt;0;[.C$5];0)" office:value-type="float" office:value="0" calcext:value-type="float">
            <text:p>0</text:p>
          </table:table-cell>
          <table:table-cell table:style-name="ce20" table:formula="of:=IF([.D79]&gt;0;[.D$5];0)" office:value-type="float" office:value="0.438991554414636" calcext:value-type="float">
            <text:p>0.438991554414636</text:p>
          </table:table-cell>
          <table:table-cell table:style-name="ce20" table:formula="of:=IF([.E79]&gt;0;[.E$5];0)" office:value-type="float" office:value="0" calcext:value-type="float">
            <text:p>0</text:p>
          </table:table-cell>
          <table:table-cell table:style-name="ce20" table:formula="of:=IF([.F79]&gt;0;[.F$5];0)" office:value-type="float" office:value="0" calcext:value-type="float">
            <text:p>0</text:p>
          </table:table-cell>
          <table:table-cell table:style-name="ce20" table:formula="of:=IF([.G79]&gt;0;[.G$5];0)" office:value-type="float" office:value="0.562448738744889" calcext:value-type="float">
            <text:p>0.562448738744889</text:p>
          </table:table-cell>
          <table:table-cell table:style-name="ce20" table:formula="of:=IF([.H79]&gt;0;[.H$5];0)" office:value-type="float" office:value="0.539065851394357" calcext:value-type="float">
            <text:p>0.539065851394357</text:p>
          </table:table-cell>
          <table:table-cell table:style-name="ce20" table:formula="of:=IF([.I79]&gt;0;[.I$5];0)" office:value-type="float" office:value="0.475494852275685" calcext:value-type="float">
            <text:p>0.475494852275685</text:p>
          </table:table-cell>
          <table:table-cell table:style-name="ce20" table:formula="of:=IF([.J79]&gt;0;[.J$5];0)" office:value-type="float" office:value="0" calcext:value-type="float">
            <text:p>0</text:p>
          </table:table-cell>
          <table:table-cell table:style-name="ce20" table:formula="of:=IF([.K79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76]" office:value-type="string" office:string-value="1572: Die Hard: With a Vengeance (1995)" calcext:value-type="string">
            <text:p>1572: Die Hard: With a Vengeance (1995)</text:p>
          </table:table-cell>
          <table:table-cell table:style-name="ce10" table:formula="of:=[$'movie-row'.H76]" office:value-type="float" office:value="0" calcext:value-type="float">
            <text:p>0</text:p>
          </table:table-cell>
          <table:table-cell table:formula="of:=[$'movie-row'.S76]" office:value-type="float" office:value="5" calcext:value-type="float">
            <text:p>5</text:p>
          </table:table-cell>
          <table:table-cell table:formula="of:=[$'movie-row'.U76]" office:value-type="float" office:value="3.5" calcext:value-type="float">
            <text:p>3.5</text:p>
          </table:table-cell>
          <table:table-cell table:formula="of:=[$'movie-row'.Y76]" office:value-type="float" office:value="0" calcext:value-type="float">
            <text:p>0</text:p>
          </table:table-cell>
          <table:table-cell table:style-name="ce17" table:formula="of:=[$'movie-row'.Z76]" office:value-type="float" office:value="3.5" calcext:value-type="float">
            <text:p>3.5</text:p>
          </table:table-cell>
          <table:table-cell table:style-name="ce20" table:formula="of:=[$'movie-row'.C76]" office:value-type="float" office:value="0" calcext:value-type="float">
            <text:p>0</text:p>
          </table:table-cell>
          <table:table-cell table:formula="of:=[$'movie-row'.G76]" office:value-type="float" office:value="0" calcext:value-type="float">
            <text:p>0</text:p>
          </table:table-cell>
          <table:table-cell table:formula="of:=[$'movie-row'.J76]" office:value-type="float" office:value="3" calcext:value-type="float">
            <text:p>3</text:p>
          </table:table-cell>
          <table:table-cell table:formula="of:=[$'movie-row'.T76]" office:value-type="float" office:value="4" calcext:value-type="float">
            <text:p>4</text:p>
          </table:table-cell>
          <table:table-cell table:style-name="ce17" table:formula="of:=[$'movie-row'.X76]" office:value-type="float" office:value="0" calcext:value-type="float">
            <text:p>0</text:p>
          </table:table-cell>
          <table:table-cell table:style-name="ce20" table:formula="of:=IF([.B80]&gt;0;[.B$5];0)" office:value-type="float" office:value="0" calcext:value-type="float">
            <text:p>0</text:p>
          </table:table-cell>
          <table:table-cell table:style-name="ce20" table:formula="of:=IF([.C80]&gt;0;[.C$5];0)" office:value-type="float" office:value="0.47668328054518" calcext:value-type="float">
            <text:p>0.47668328054518</text:p>
          </table:table-cell>
          <table:table-cell table:style-name="ce20" table:formula="of:=IF([.D80]&gt;0;[.D$5];0)" office:value-type="float" office:value="0.438991554414636" calcext:value-type="float">
            <text:p>0.438991554414636</text:p>
          </table:table-cell>
          <table:table-cell table:style-name="ce20" table:formula="of:=IF([.E80]&gt;0;[.E$5];0)" office:value-type="float" office:value="0" calcext:value-type="float">
            <text:p>0</text:p>
          </table:table-cell>
          <table:table-cell table:style-name="ce20" table:formula="of:=IF([.F80]&gt;0;[.F$5];0)" office:value-type="float" office:value="0.37985626502293" calcext:value-type="float">
            <text:p>0.37985626502293</text:p>
          </table:table-cell>
          <table:table-cell table:style-name="ce20" table:formula="of:=IF([.G80]&gt;0;[.G$5];0)" office:value-type="float" office:value="0" calcext:value-type="float">
            <text:p>0</text:p>
          </table:table-cell>
          <table:table-cell table:style-name="ce20" table:formula="of:=IF([.H80]&gt;0;[.H$5];0)" office:value-type="float" office:value="0" calcext:value-type="float">
            <text:p>0</text:p>
          </table:table-cell>
          <table:table-cell table:style-name="ce20" table:formula="of:=IF([.I80]&gt;0;[.I$5];0)" office:value-type="float" office:value="0.475494852275685" calcext:value-type="float">
            <text:p>0.475494852275685</text:p>
          </table:table-cell>
          <table:table-cell table:style-name="ce20" table:formula="of:=IF([.J80]&gt;0;[.J$5];0)" office:value-type="float" office:value="0.525990442787603" calcext:value-type="float">
            <text:p>0.525990442787603</text:p>
          </table:table-cell>
          <table:table-cell table:style-name="ce20" table:formula="of:=IF([.K80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77]" office:value-type="string" office:string-value="1597: Meet the Parents (2000)" calcext:value-type="string">
            <text:p>1597: Meet the Parents (2000)</text:p>
          </table:table-cell>
          <table:table-cell table:style-name="ce10" table:formula="of:=[$'movie-row'.H77]" office:value-type="float" office:value="5" calcext:value-type="float">
            <text:p>5</text:p>
          </table:table-cell>
          <table:table-cell table:formula="of:=[$'movie-row'.S77]" office:value-type="float" office:value="0" calcext:value-type="float">
            <text:p>0</text:p>
          </table:table-cell>
          <table:table-cell table:formula="of:=[$'movie-row'.U77]" office:value-type="float" office:value="2" calcext:value-type="float">
            <text:p>2</text:p>
          </table:table-cell>
          <table:table-cell table:formula="of:=[$'movie-row'.Y77]" office:value-type="float" office:value="0" calcext:value-type="float">
            <text:p>0</text:p>
          </table:table-cell>
          <table:table-cell table:style-name="ce17" table:formula="of:=[$'movie-row'.Z77]" office:value-type="float" office:value="2" calcext:value-type="float">
            <text:p>2</text:p>
          </table:table-cell>
          <table:table-cell table:style-name="ce20" table:formula="of:=[$'movie-row'.C77]" office:value-type="float" office:value="2" calcext:value-type="float">
            <text:p>2</text:p>
          </table:table-cell>
          <table:table-cell table:formula="of:=[$'movie-row'.G77]" office:value-type="float" office:value="3.5" calcext:value-type="float">
            <text:p>3.5</text:p>
          </table:table-cell>
          <table:table-cell table:formula="of:=[$'movie-row'.J77]" office:value-type="float" office:value="3" calcext:value-type="float">
            <text:p>3</text:p>
          </table:table-cell>
          <table:table-cell table:formula="of:=[$'movie-row'.T77]" office:value-type="float" office:value="4" calcext:value-type="float">
            <text:p>4</text:p>
          </table:table-cell>
          <table:table-cell table:style-name="ce17" table:formula="of:=[$'movie-row'.X77]" office:value-type="float" office:value="0" calcext:value-type="float">
            <text:p>0</text:p>
          </table:table-cell>
          <table:table-cell table:style-name="ce20" table:formula="of:=IF([.B81]&gt;0;[.B$5];0)" office:value-type="float" office:value="0.400274504253816" calcext:value-type="float">
            <text:p>0.400274504253816</text:p>
          </table:table-cell>
          <table:table-cell table:style-name="ce20" table:formula="of:=IF([.C81]&gt;0;[.C$5];0)" office:value-type="float" office:value="0" calcext:value-type="float">
            <text:p>0</text:p>
          </table:table-cell>
          <table:table-cell table:style-name="ce20" table:formula="of:=IF([.D81]&gt;0;[.D$5];0)" office:value-type="float" office:value="0.438991554414636" calcext:value-type="float">
            <text:p>0.438991554414636</text:p>
          </table:table-cell>
          <table:table-cell table:style-name="ce20" table:formula="of:=IF([.E81]&gt;0;[.E$5];0)" office:value-type="float" office:value="0" calcext:value-type="float">
            <text:p>0</text:p>
          </table:table-cell>
          <table:table-cell table:style-name="ce20" table:formula="of:=IF([.F81]&gt;0;[.F$5];0)" office:value-type="float" office:value="0.37985626502293" calcext:value-type="float">
            <text:p>0.37985626502293</text:p>
          </table:table-cell>
          <table:table-cell table:style-name="ce20" table:formula="of:=IF([.G81]&gt;0;[.G$5];0)" office:value-type="float" office:value="0.562448738744889" calcext:value-type="float">
            <text:p>0.562448738744889</text:p>
          </table:table-cell>
          <table:table-cell table:style-name="ce20" table:formula="of:=IF([.H81]&gt;0;[.H$5];0)" office:value-type="float" office:value="0.539065851394357" calcext:value-type="float">
            <text:p>0.539065851394357</text:p>
          </table:table-cell>
          <table:table-cell table:style-name="ce20" table:formula="of:=IF([.I81]&gt;0;[.I$5];0)" office:value-type="float" office:value="0.475494852275685" calcext:value-type="float">
            <text:p>0.475494852275685</text:p>
          </table:table-cell>
          <table:table-cell table:style-name="ce20" table:formula="of:=IF([.J81]&gt;0;[.J$5];0)" office:value-type="float" office:value="0.525990442787603" calcext:value-type="float">
            <text:p>0.525990442787603</text:p>
          </table:table-cell>
          <table:table-cell table:style-name="ce20" table:formula="of:=IF([.K81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78]" office:value-type="string" office:string-value="1637: Speed (1994)" calcext:value-type="string">
            <text:p>1637: Speed (1994)</text:p>
          </table:table-cell>
          <table:table-cell table:style-name="ce10" table:formula="of:=[$'movie-row'.H78]" office:value-type="float" office:value="4" calcext:value-type="float">
            <text:p>4</text:p>
          </table:table-cell>
          <table:table-cell table:formula="of:=[$'movie-row'.S78]" office:value-type="float" office:value="4.5" calcext:value-type="float">
            <text:p>4.5</text:p>
          </table:table-cell>
          <table:table-cell table:formula="of:=[$'movie-row'.U78]" office:value-type="float" office:value="2" calcext:value-type="float">
            <text:p>2</text:p>
          </table:table-cell>
          <table:table-cell table:formula="of:=[$'movie-row'.Y78]" office:value-type="float" office:value="0" calcext:value-type="float">
            <text:p>0</text:p>
          </table:table-cell>
          <table:table-cell table:style-name="ce17" table:formula="of:=[$'movie-row'.Z78]" office:value-type="float" office:value="3" calcext:value-type="float">
            <text:p>3</text:p>
          </table:table-cell>
          <table:table-cell table:style-name="ce20" table:formula="of:=[$'movie-row'.C78]" office:value-type="float" office:value="3" calcext:value-type="float">
            <text:p>3</text:p>
          </table:table-cell>
          <table:table-cell table:formula="of:=[$'movie-row'.G78]" office:value-type="float" office:value="0" calcext:value-type="float">
            <text:p>0</text:p>
          </table:table-cell>
          <table:table-cell table:formula="of:=[$'movie-row'.J78]" office:value-type="float" office:value="2.5" calcext:value-type="float">
            <text:p>2.5</text:p>
          </table:table-cell>
          <table:table-cell table:formula="of:=[$'movie-row'.T78]" office:value-type="float" office:value="3.5" calcext:value-type="float">
            <text:p>3.5</text:p>
          </table:table-cell>
          <table:table-cell table:style-name="ce17" table:formula="of:=[$'movie-row'.X78]" office:value-type="float" office:value="0" calcext:value-type="float">
            <text:p>0</text:p>
          </table:table-cell>
          <table:table-cell table:style-name="ce20" table:formula="of:=IF([.B82]&gt;0;[.B$5];0)" office:value-type="float" office:value="0.400274504253816" calcext:value-type="float">
            <text:p>0.400274504253816</text:p>
          </table:table-cell>
          <table:table-cell table:style-name="ce20" table:formula="of:=IF([.C82]&gt;0;[.C$5];0)" office:value-type="float" office:value="0.47668328054518" calcext:value-type="float">
            <text:p>0.47668328054518</text:p>
          </table:table-cell>
          <table:table-cell table:style-name="ce20" table:formula="of:=IF([.D82]&gt;0;[.D$5];0)" office:value-type="float" office:value="0.438991554414636" calcext:value-type="float">
            <text:p>0.438991554414636</text:p>
          </table:table-cell>
          <table:table-cell table:style-name="ce20" table:formula="of:=IF([.E82]&gt;0;[.E$5];0)" office:value-type="float" office:value="0" calcext:value-type="float">
            <text:p>0</text:p>
          </table:table-cell>
          <table:table-cell table:style-name="ce20" table:formula="of:=IF([.F82]&gt;0;[.F$5];0)" office:value-type="float" office:value="0.37985626502293" calcext:value-type="float">
            <text:p>0.37985626502293</text:p>
          </table:table-cell>
          <table:table-cell table:style-name="ce20" table:formula="of:=IF([.G82]&gt;0;[.G$5];0)" office:value-type="float" office:value="0.562448738744889" calcext:value-type="float">
            <text:p>0.562448738744889</text:p>
          </table:table-cell>
          <table:table-cell table:style-name="ce20" table:formula="of:=IF([.H82]&gt;0;[.H$5];0)" office:value-type="float" office:value="0" calcext:value-type="float">
            <text:p>0</text:p>
          </table:table-cell>
          <table:table-cell table:style-name="ce20" table:formula="of:=IF([.I82]&gt;0;[.I$5];0)" office:value-type="float" office:value="0.475494852275685" calcext:value-type="float">
            <text:p>0.475494852275685</text:p>
          </table:table-cell>
          <table:table-cell table:style-name="ce20" table:formula="of:=IF([.J82]&gt;0;[.J$5];0)" office:value-type="float" office:value="0.525990442787603" calcext:value-type="float">
            <text:p>0.525990442787603</text:p>
          </table:table-cell>
          <table:table-cell table:style-name="ce20" table:formula="of:=IF([.K82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79]" office:value-type="string" office:string-value="1891: Star Wars: Episode V - The Empire Strikes Back (1980)" calcext:value-type="string">
            <text:p>1891: Star Wars: Episode V - The Empire Strikes Back (1980)</text:p>
          </table:table-cell>
          <table:table-cell table:style-name="ce10" table:formula="of:=[$'movie-row'.H79]" office:value-type="float" office:value="0" calcext:value-type="float">
            <text:p>0</text:p>
          </table:table-cell>
          <table:table-cell table:formula="of:=[$'movie-row'.S79]" office:value-type="float" office:value="5" calcext:value-type="float">
            <text:p>5</text:p>
          </table:table-cell>
          <table:table-cell table:formula="of:=[$'movie-row'.U79]" office:value-type="float" office:value="4.5" calcext:value-type="float">
            <text:p>4.5</text:p>
          </table:table-cell>
          <table:table-cell table:formula="of:=[$'movie-row'.Y79]" office:value-type="float" office:value="0" calcext:value-type="float">
            <text:p>0</text:p>
          </table:table-cell>
          <table:table-cell table:style-name="ce17" table:formula="of:=[$'movie-row'.Z79]" office:value-type="float" office:value="0" calcext:value-type="float">
            <text:p>0</text:p>
          </table:table-cell>
          <table:table-cell table:style-name="ce20" table:formula="of:=[$'movie-row'.C79]" office:value-type="float" office:value="4.5" calcext:value-type="float">
            <text:p>4.5</text:p>
          </table:table-cell>
          <table:table-cell table:formula="of:=[$'movie-row'.G79]" office:value-type="float" office:value="4" calcext:value-type="float">
            <text:p>4</text:p>
          </table:table-cell>
          <table:table-cell table:formula="of:=[$'movie-row'.J79]" office:value-type="float" office:value="4" calcext:value-type="float">
            <text:p>4</text:p>
          </table:table-cell>
          <table:table-cell table:formula="of:=[$'movie-row'.T79]" office:value-type="float" office:value="4.5" calcext:value-type="float">
            <text:p>4.5</text:p>
          </table:table-cell>
          <table:table-cell table:style-name="ce17" table:formula="of:=[$'movie-row'.X79]" office:value-type="float" office:value="0" calcext:value-type="float">
            <text:p>0</text:p>
          </table:table-cell>
          <table:table-cell table:style-name="ce20" table:formula="of:=IF([.B83]&gt;0;[.B$5];0)" office:value-type="float" office:value="0" calcext:value-type="float">
            <text:p>0</text:p>
          </table:table-cell>
          <table:table-cell table:style-name="ce20" table:formula="of:=IF([.C83]&gt;0;[.C$5];0)" office:value-type="float" office:value="0.47668328054518" calcext:value-type="float">
            <text:p>0.47668328054518</text:p>
          </table:table-cell>
          <table:table-cell table:style-name="ce20" table:formula="of:=IF([.D83]&gt;0;[.D$5];0)" office:value-type="float" office:value="0.438991554414636" calcext:value-type="float">
            <text:p>0.438991554414636</text:p>
          </table:table-cell>
          <table:table-cell table:style-name="ce20" table:formula="of:=IF([.E83]&gt;0;[.E$5];0)" office:value-type="float" office:value="0" calcext:value-type="float">
            <text:p>0</text:p>
          </table:table-cell>
          <table:table-cell table:style-name="ce20" table:formula="of:=IF([.F83]&gt;0;[.F$5];0)" office:value-type="float" office:value="0" calcext:value-type="float">
            <text:p>0</text:p>
          </table:table-cell>
          <table:table-cell table:style-name="ce20" table:formula="of:=IF([.G83]&gt;0;[.G$5];0)" office:value-type="float" office:value="0.562448738744889" calcext:value-type="float">
            <text:p>0.562448738744889</text:p>
          </table:table-cell>
          <table:table-cell table:style-name="ce20" table:formula="of:=IF([.H83]&gt;0;[.H$5];0)" office:value-type="float" office:value="0.539065851394357" calcext:value-type="float">
            <text:p>0.539065851394357</text:p>
          </table:table-cell>
          <table:table-cell table:style-name="ce20" table:formula="of:=IF([.I83]&gt;0;[.I$5];0)" office:value-type="float" office:value="0.475494852275685" calcext:value-type="float">
            <text:p>0.475494852275685</text:p>
          </table:table-cell>
          <table:table-cell table:style-name="ce20" table:formula="of:=IF([.J83]&gt;0;[.J$5];0)" office:value-type="float" office:value="0.525990442787603" calcext:value-type="float">
            <text:p>0.525990442787603</text:p>
          </table:table-cell>
          <table:table-cell table:style-name="ce20" table:formula="of:=IF([.K83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80]" office:value-type="string" office:string-value="1892: Star Wars: Episode VI - Return of the Jedi (1983)" calcext:value-type="string">
            <text:p>1892: Star Wars: Episode VI - Return of the Jedi (1983)</text:p>
          </table:table-cell>
          <table:table-cell table:style-name="ce10" table:formula="of:=[$'movie-row'.H80]" office:value-type="float" office:value="0" calcext:value-type="float">
            <text:p>0</text:p>
          </table:table-cell>
          <table:table-cell table:formula="of:=[$'movie-row'.S80]" office:value-type="float" office:value="3.5" calcext:value-type="float">
            <text:p>3.5</text:p>
          </table:table-cell>
          <table:table-cell table:formula="of:=[$'movie-row'.U80]" office:value-type="float" office:value="4" calcext:value-type="float">
            <text:p>4</text:p>
          </table:table-cell>
          <table:table-cell table:formula="of:=[$'movie-row'.Y80]" office:value-type="float" office:value="0" calcext:value-type="float">
            <text:p>0</text:p>
          </table:table-cell>
          <table:table-cell table:style-name="ce17" table:formula="of:=[$'movie-row'.Z80]" office:value-type="float" office:value="0" calcext:value-type="float">
            <text:p>0</text:p>
          </table:table-cell>
          <table:table-cell table:style-name="ce20" table:formula="of:=[$'movie-row'.C80]" office:value-type="float" office:value="4.5" calcext:value-type="float">
            <text:p>4.5</text:p>
          </table:table-cell>
          <table:table-cell table:formula="of:=[$'movie-row'.G80]" office:value-type="float" office:value="3" calcext:value-type="float">
            <text:p>3</text:p>
          </table:table-cell>
          <table:table-cell table:formula="of:=[$'movie-row'.J80]" office:value-type="float" office:value="4" calcext:value-type="float">
            <text:p>4</text:p>
          </table:table-cell>
          <table:table-cell table:formula="of:=[$'movie-row'.T80]" office:value-type="float" office:value="4.5" calcext:value-type="float">
            <text:p>4.5</text:p>
          </table:table-cell>
          <table:table-cell table:style-name="ce17" table:formula="of:=[$'movie-row'.X80]" office:value-type="float" office:value="0" calcext:value-type="float">
            <text:p>0</text:p>
          </table:table-cell>
          <table:table-cell table:style-name="ce20" table:formula="of:=IF([.B84]&gt;0;[.B$5];0)" office:value-type="float" office:value="0" calcext:value-type="float">
            <text:p>0</text:p>
          </table:table-cell>
          <table:table-cell table:style-name="ce20" table:formula="of:=IF([.C84]&gt;0;[.C$5];0)" office:value-type="float" office:value="0.47668328054518" calcext:value-type="float">
            <text:p>0.47668328054518</text:p>
          </table:table-cell>
          <table:table-cell table:style-name="ce20" table:formula="of:=IF([.D84]&gt;0;[.D$5];0)" office:value-type="float" office:value="0.438991554414636" calcext:value-type="float">
            <text:p>0.438991554414636</text:p>
          </table:table-cell>
          <table:table-cell table:style-name="ce20" table:formula="of:=IF([.E84]&gt;0;[.E$5];0)" office:value-type="float" office:value="0" calcext:value-type="float">
            <text:p>0</text:p>
          </table:table-cell>
          <table:table-cell table:style-name="ce20" table:formula="of:=IF([.F84]&gt;0;[.F$5];0)" office:value-type="float" office:value="0" calcext:value-type="float">
            <text:p>0</text:p>
          </table:table-cell>
          <table:table-cell table:style-name="ce20" table:formula="of:=IF([.G84]&gt;0;[.G$5];0)" office:value-type="float" office:value="0.562448738744889" calcext:value-type="float">
            <text:p>0.562448738744889</text:p>
          </table:table-cell>
          <table:table-cell table:style-name="ce20" table:formula="of:=IF([.H84]&gt;0;[.H$5];0)" office:value-type="float" office:value="0.539065851394357" calcext:value-type="float">
            <text:p>0.539065851394357</text:p>
          </table:table-cell>
          <table:table-cell table:style-name="ce20" table:formula="of:=IF([.I84]&gt;0;[.I$5];0)" office:value-type="float" office:value="0.475494852275685" calcext:value-type="float">
            <text:p>0.475494852275685</text:p>
          </table:table-cell>
          <table:table-cell table:style-name="ce20" table:formula="of:=IF([.J84]&gt;0;[.J$5];0)" office:value-type="float" office:value="0.525990442787603" calcext:value-type="float">
            <text:p>0.525990442787603</text:p>
          </table:table-cell>
          <table:table-cell table:style-name="ce20" table:formula="of:=IF([.K84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81]" office:value-type="string" office:string-value="1894: Star Wars: Episode II - Attack of the Clones (2002)" calcext:value-type="string">
            <text:p>1894: Star Wars: Episode II - Attack of the Clones (2002)</text:p>
          </table:table-cell>
          <table:table-cell table:style-name="ce10" table:formula="of:=[$'movie-row'.H81]" office:value-type="float" office:value="0" calcext:value-type="float">
            <text:p>0</text:p>
          </table:table-cell>
          <table:table-cell table:formula="of:=[$'movie-row'.S81]" office:value-type="float" office:value="1.5" calcext:value-type="float">
            <text:p>1.5</text:p>
          </table:table-cell>
          <table:table-cell table:formula="of:=[$'movie-row'.U81]" office:value-type="float" office:value="3" calcext:value-type="float">
            <text:p>3</text:p>
          </table:table-cell>
          <table:table-cell table:formula="of:=[$'movie-row'.Y81]" office:value-type="float" office:value="0" calcext:value-type="float">
            <text:p>0</text:p>
          </table:table-cell>
          <table:table-cell table:style-name="ce17" table:formula="of:=[$'movie-row'.Z81]" office:value-type="float" office:value="0" calcext:value-type="float">
            <text:p>0</text:p>
          </table:table-cell>
          <table:table-cell table:style-name="ce20" table:formula="of:=[$'movie-row'.C81]" office:value-type="float" office:value="2.5" calcext:value-type="float">
            <text:p>2.5</text:p>
          </table:table-cell>
          <table:table-cell table:formula="of:=[$'movie-row'.G81]" office:value-type="float" office:value="0" calcext:value-type="float">
            <text:p>0</text:p>
          </table:table-cell>
          <table:table-cell table:formula="of:=[$'movie-row'.J81]" office:value-type="float" office:value="3.5" calcext:value-type="float">
            <text:p>3.5</text:p>
          </table:table-cell>
          <table:table-cell table:formula="of:=[$'movie-row'.T81]" office:value-type="float" office:value="3" calcext:value-type="float">
            <text:p>3</text:p>
          </table:table-cell>
          <table:table-cell table:style-name="ce17" table:formula="of:=[$'movie-row'.X81]" office:value-type="float" office:value="0" calcext:value-type="float">
            <text:p>0</text:p>
          </table:table-cell>
          <table:table-cell table:style-name="ce20" table:formula="of:=IF([.B85]&gt;0;[.B$5];0)" office:value-type="float" office:value="0" calcext:value-type="float">
            <text:p>0</text:p>
          </table:table-cell>
          <table:table-cell table:style-name="ce20" table:formula="of:=IF([.C85]&gt;0;[.C$5];0)" office:value-type="float" office:value="0.47668328054518" calcext:value-type="float">
            <text:p>0.47668328054518</text:p>
          </table:table-cell>
          <table:table-cell table:style-name="ce20" table:formula="of:=IF([.D85]&gt;0;[.D$5];0)" office:value-type="float" office:value="0.438991554414636" calcext:value-type="float">
            <text:p>0.438991554414636</text:p>
          </table:table-cell>
          <table:table-cell table:style-name="ce20" table:formula="of:=IF([.E85]&gt;0;[.E$5];0)" office:value-type="float" office:value="0" calcext:value-type="float">
            <text:p>0</text:p>
          </table:table-cell>
          <table:table-cell table:style-name="ce20" table:formula="of:=IF([.F85]&gt;0;[.F$5];0)" office:value-type="float" office:value="0" calcext:value-type="float">
            <text:p>0</text:p>
          </table:table-cell>
          <table:table-cell table:style-name="ce20" table:formula="of:=IF([.G85]&gt;0;[.G$5];0)" office:value-type="float" office:value="0.562448738744889" calcext:value-type="float">
            <text:p>0.562448738744889</text:p>
          </table:table-cell>
          <table:table-cell table:style-name="ce20" table:formula="of:=IF([.H85]&gt;0;[.H$5];0)" office:value-type="float" office:value="0" calcext:value-type="float">
            <text:p>0</text:p>
          </table:table-cell>
          <table:table-cell table:style-name="ce20" table:formula="of:=IF([.I85]&gt;0;[.I$5];0)" office:value-type="float" office:value="0.475494852275685" calcext:value-type="float">
            <text:p>0.475494852275685</text:p>
          </table:table-cell>
          <table:table-cell table:style-name="ce20" table:formula="of:=IF([.J85]&gt;0;[.J$5];0)" office:value-type="float" office:value="0.525990442787603" calcext:value-type="float">
            <text:p>0.525990442787603</text:p>
          </table:table-cell>
          <table:table-cell table:style-name="ce20" table:formula="of:=IF([.K85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82]" office:value-type="string" office:string-value="1900: Traffic (2000)" calcext:value-type="string">
            <text:p>1900: Traffic (2000)</text:p>
          </table:table-cell>
          <table:table-cell table:style-name="ce10" table:formula="of:=[$'movie-row'.H82]" office:value-type="float" office:value="0" calcext:value-type="float">
            <text:p>0</text:p>
          </table:table-cell>
          <table:table-cell table:formula="of:=[$'movie-row'.S82]" office:value-type="float" office:value="0" calcext:value-type="float">
            <text:p>0</text:p>
          </table:table-cell>
          <table:table-cell table:formula="of:=[$'movie-row'.U82]" office:value-type="float" office:value="3" calcext:value-type="float">
            <text:p>3</text:p>
          </table:table-cell>
          <table:table-cell table:formula="of:=[$'movie-row'.Y82]" office:value-type="float" office:value="4.5" calcext:value-type="float">
            <text:p>4.5</text:p>
          </table:table-cell>
          <table:table-cell table:style-name="ce17" table:formula="of:=[$'movie-row'.Z82]" office:value-type="float" office:value="0" calcext:value-type="float">
            <text:p>0</text:p>
          </table:table-cell>
          <table:table-cell table:style-name="ce20" table:formula="of:=[$'movie-row'.C82]" office:value-type="float" office:value="1" calcext:value-type="float">
            <text:p>1</text:p>
          </table:table-cell>
          <table:table-cell table:formula="of:=[$'movie-row'.G82]" office:value-type="float" office:value="0" calcext:value-type="float">
            <text:p>0</text:p>
          </table:table-cell>
          <table:table-cell table:formula="of:=[$'movie-row'.J82]" office:value-type="float" office:value="4" calcext:value-type="float">
            <text:p>4</text:p>
          </table:table-cell>
          <table:table-cell table:formula="of:=[$'movie-row'.T82]" office:value-type="float" office:value="0" calcext:value-type="float">
            <text:p>0</text:p>
          </table:table-cell>
          <table:table-cell table:style-name="ce17" table:formula="of:=[$'movie-row'.X82]" office:value-type="float" office:value="0" calcext:value-type="float">
            <text:p>0</text:p>
          </table:table-cell>
          <table:table-cell table:style-name="ce20" table:formula="of:=IF([.B86]&gt;0;[.B$5];0)" office:value-type="float" office:value="0" calcext:value-type="float">
            <text:p>0</text:p>
          </table:table-cell>
          <table:table-cell table:style-name="ce20" table:formula="of:=IF([.C86]&gt;0;[.C$5];0)" office:value-type="float" office:value="0" calcext:value-type="float">
            <text:p>0</text:p>
          </table:table-cell>
          <table:table-cell table:style-name="ce20" table:formula="of:=IF([.D86]&gt;0;[.D$5];0)" office:value-type="float" office:value="0.438991554414636" calcext:value-type="float">
            <text:p>0.438991554414636</text:p>
          </table:table-cell>
          <table:table-cell table:style-name="ce20" table:formula="of:=IF([.E86]&gt;0;[.E$5];0)" office:value-type="float" office:value="0.464110147764856" calcext:value-type="float">
            <text:p>0.464110147764856</text:p>
          </table:table-cell>
          <table:table-cell table:style-name="ce20" table:formula="of:=IF([.F86]&gt;0;[.F$5];0)" office:value-type="float" office:value="0" calcext:value-type="float">
            <text:p>0</text:p>
          </table:table-cell>
          <table:table-cell table:style-name="ce20" table:formula="of:=IF([.G86]&gt;0;[.G$5];0)" office:value-type="float" office:value="0.562448738744889" calcext:value-type="float">
            <text:p>0.562448738744889</text:p>
          </table:table-cell>
          <table:table-cell table:style-name="ce20" table:formula="of:=IF([.H86]&gt;0;[.H$5];0)" office:value-type="float" office:value="0" calcext:value-type="float">
            <text:p>0</text:p>
          </table:table-cell>
          <table:table-cell table:style-name="ce20" table:formula="of:=IF([.I86]&gt;0;[.I$5];0)" office:value-type="float" office:value="0.475494852275685" calcext:value-type="float">
            <text:p>0.475494852275685</text:p>
          </table:table-cell>
          <table:table-cell table:style-name="ce20" table:formula="of:=IF([.J86]&gt;0;[.J$5];0)" office:value-type="float" office:value="0" calcext:value-type="float">
            <text:p>0</text:p>
          </table:table-cell>
          <table:table-cell table:style-name="ce20" table:formula="of:=IF([.K86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83]" office:value-type="string" office:string-value="2024: The Patriot (2000)" calcext:value-type="string">
            <text:p>2024: The Patriot (2000)</text:p>
          </table:table-cell>
          <table:table-cell table:style-name="ce10" table:formula="of:=[$'movie-row'.H83]" office:value-type="float" office:value="4.5" calcext:value-type="float">
            <text:p>4.5</text:p>
          </table:table-cell>
          <table:table-cell table:formula="of:=[$'movie-row'.S83]" office:value-type="float" office:value="2.5" calcext:value-type="float">
            <text:p>2.5</text:p>
          </table:table-cell>
          <table:table-cell table:formula="of:=[$'movie-row'.U83]" office:value-type="float" office:value="0.5" calcext:value-type="float">
            <text:p>0.5</text:p>
          </table:table-cell>
          <table:table-cell table:formula="of:=[$'movie-row'.Y83]" office:value-type="float" office:value="0" calcext:value-type="float">
            <text:p>0</text:p>
          </table:table-cell>
          <table:table-cell table:style-name="ce17" table:formula="of:=[$'movie-row'.Z83]" office:value-type="float" office:value="3" calcext:value-type="float">
            <text:p>3</text:p>
          </table:table-cell>
          <table:table-cell table:style-name="ce20" table:formula="of:=[$'movie-row'.C83]" office:value-type="float" office:value="0" calcext:value-type="float">
            <text:p>0</text:p>
          </table:table-cell>
          <table:table-cell table:formula="of:=[$'movie-row'.G83]" office:value-type="float" office:value="4" calcext:value-type="float">
            <text:p>4</text:p>
          </table:table-cell>
          <table:table-cell table:formula="of:=[$'movie-row'.J83]" office:value-type="float" office:value="3" calcext:value-type="float">
            <text:p>3</text:p>
          </table:table-cell>
          <table:table-cell table:formula="of:=[$'movie-row'.T83]" office:value-type="float" office:value="0" calcext:value-type="float">
            <text:p>0</text:p>
          </table:table-cell>
          <table:table-cell table:style-name="ce17" table:formula="of:=[$'movie-row'.X83]" office:value-type="float" office:value="0" calcext:value-type="float">
            <text:p>0</text:p>
          </table:table-cell>
          <table:table-cell table:style-name="ce20" table:formula="of:=IF([.B87]&gt;0;[.B$5];0)" office:value-type="float" office:value="0.400274504253816" calcext:value-type="float">
            <text:p>0.400274504253816</text:p>
          </table:table-cell>
          <table:table-cell table:style-name="ce20" table:formula="of:=IF([.C87]&gt;0;[.C$5];0)" office:value-type="float" office:value="0.47668328054518" calcext:value-type="float">
            <text:p>0.47668328054518</text:p>
          </table:table-cell>
          <table:table-cell table:style-name="ce20" table:formula="of:=IF([.D87]&gt;0;[.D$5];0)" office:value-type="float" office:value="0.438991554414636" calcext:value-type="float">
            <text:p>0.438991554414636</text:p>
          </table:table-cell>
          <table:table-cell table:style-name="ce20" table:formula="of:=IF([.E87]&gt;0;[.E$5];0)" office:value-type="float" office:value="0" calcext:value-type="float">
            <text:p>0</text:p>
          </table:table-cell>
          <table:table-cell table:style-name="ce20" table:formula="of:=IF([.F87]&gt;0;[.F$5];0)" office:value-type="float" office:value="0.37985626502293" calcext:value-type="float">
            <text:p>0.37985626502293</text:p>
          </table:table-cell>
          <table:table-cell table:style-name="ce20" table:formula="of:=IF([.G87]&gt;0;[.G$5];0)" office:value-type="float" office:value="0" calcext:value-type="float">
            <text:p>0</text:p>
          </table:table-cell>
          <table:table-cell table:style-name="ce20" table:formula="of:=IF([.H87]&gt;0;[.H$5];0)" office:value-type="float" office:value="0.539065851394357" calcext:value-type="float">
            <text:p>0.539065851394357</text:p>
          </table:table-cell>
          <table:table-cell table:style-name="ce20" table:formula="of:=IF([.I87]&gt;0;[.I$5];0)" office:value-type="float" office:value="0.475494852275685" calcext:value-type="float">
            <text:p>0.475494852275685</text:p>
          </table:table-cell>
          <table:table-cell table:style-name="ce20" table:formula="of:=IF([.J87]&gt;0;[.J$5];0)" office:value-type="float" office:value="0" calcext:value-type="float">
            <text:p>0</text:p>
          </table:table-cell>
          <table:table-cell table:style-name="ce20" table:formula="of:=IF([.K87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84]" office:value-type="string" office:string-value="2164: Stargate (1994)" calcext:value-type="string">
            <text:p>2164: Stargate (1994)</text:p>
          </table:table-cell>
          <table:table-cell table:style-name="ce10" table:formula="of:=[$'movie-row'.H84]" office:value-type="float" office:value="0" calcext:value-type="float">
            <text:p>0</text:p>
          </table:table-cell>
          <table:table-cell table:formula="of:=[$'movie-row'.S84]" office:value-type="float" office:value="4" calcext:value-type="float">
            <text:p>4</text:p>
          </table:table-cell>
          <table:table-cell table:formula="of:=[$'movie-row'.U84]" office:value-type="float" office:value="3" calcext:value-type="float">
            <text:p>3</text:p>
          </table:table-cell>
          <table:table-cell table:formula="of:=[$'movie-row'.Y84]" office:value-type="float" office:value="3" calcext:value-type="float">
            <text:p>3</text:p>
          </table:table-cell>
          <table:table-cell table:style-name="ce17" table:formula="of:=[$'movie-row'.Z84]" office:value-type="float" office:value="2.5" calcext:value-type="float">
            <text:p>2.5</text:p>
          </table:table-cell>
          <table:table-cell table:style-name="ce20" table:formula="of:=[$'movie-row'.C84]" office:value-type="float" office:value="0" calcext:value-type="float">
            <text:p>0</text:p>
          </table:table-cell>
          <table:table-cell table:formula="of:=[$'movie-row'.G84]" office:value-type="float" office:value="0" calcext:value-type="float">
            <text:p>0</text:p>
          </table:table-cell>
          <table:table-cell table:formula="of:=[$'movie-row'.J84]" office:value-type="float" office:value="3.5" calcext:value-type="float">
            <text:p>3.5</text:p>
          </table:table-cell>
          <table:table-cell table:formula="of:=[$'movie-row'.T84]" office:value-type="float" office:value="0" calcext:value-type="float">
            <text:p>0</text:p>
          </table:table-cell>
          <table:table-cell table:style-name="ce17" table:formula="of:=[$'movie-row'.X84]" office:value-type="float" office:value="0" calcext:value-type="float">
            <text:p>0</text:p>
          </table:table-cell>
          <table:table-cell table:style-name="ce20" table:formula="of:=IF([.B88]&gt;0;[.B$5];0)" office:value-type="float" office:value="0" calcext:value-type="float">
            <text:p>0</text:p>
          </table:table-cell>
          <table:table-cell table:style-name="ce20" table:formula="of:=IF([.C88]&gt;0;[.C$5];0)" office:value-type="float" office:value="0.47668328054518" calcext:value-type="float">
            <text:p>0.47668328054518</text:p>
          </table:table-cell>
          <table:table-cell table:style-name="ce20" table:formula="of:=IF([.D88]&gt;0;[.D$5];0)" office:value-type="float" office:value="0.438991554414636" calcext:value-type="float">
            <text:p>0.438991554414636</text:p>
          </table:table-cell>
          <table:table-cell table:style-name="ce20" table:formula="of:=IF([.E88]&gt;0;[.E$5];0)" office:value-type="float" office:value="0.464110147764856" calcext:value-type="float">
            <text:p>0.464110147764856</text:p>
          </table:table-cell>
          <table:table-cell table:style-name="ce20" table:formula="of:=IF([.F88]&gt;0;[.F$5];0)" office:value-type="float" office:value="0.37985626502293" calcext:value-type="float">
            <text:p>0.37985626502293</text:p>
          </table:table-cell>
          <table:table-cell table:style-name="ce20" table:formula="of:=IF([.G88]&gt;0;[.G$5];0)" office:value-type="float" office:value="0" calcext:value-type="float">
            <text:p>0</text:p>
          </table:table-cell>
          <table:table-cell table:style-name="ce20" table:formula="of:=IF([.H88]&gt;0;[.H$5];0)" office:value-type="float" office:value="0" calcext:value-type="float">
            <text:p>0</text:p>
          </table:table-cell>
          <table:table-cell table:style-name="ce20" table:formula="of:=IF([.I88]&gt;0;[.I$5];0)" office:value-type="float" office:value="0.475494852275685" calcext:value-type="float">
            <text:p>0.475494852275685</text:p>
          </table:table-cell>
          <table:table-cell table:style-name="ce20" table:formula="of:=IF([.J88]&gt;0;[.J$5];0)" office:value-type="float" office:value="0" calcext:value-type="float">
            <text:p>0</text:p>
          </table:table-cell>
          <table:table-cell table:style-name="ce20" table:formula="of:=IF([.K88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85]" office:value-type="string" office:string-value="2501: The Bourne Identity (2002)" calcext:value-type="string">
            <text:p>2501: The Bourne Identity (2002)</text:p>
          </table:table-cell>
          <table:table-cell table:style-name="ce10" table:formula="of:=[$'movie-row'.H85]" office:value-type="float" office:value="5" calcext:value-type="float">
            <text:p>5</text:p>
          </table:table-cell>
          <table:table-cell table:formula="of:=[$'movie-row'.S85]" office:value-type="float" office:value="3.5" calcext:value-type="float">
            <text:p>3.5</text:p>
          </table:table-cell>
          <table:table-cell table:formula="of:=[$'movie-row'.U85]" office:value-type="float" office:value="4" calcext:value-type="float">
            <text:p>4</text:p>
          </table:table-cell>
          <table:table-cell table:formula="of:=[$'movie-row'.Y85]" office:value-type="float" office:value="0" calcext:value-type="float">
            <text:p>0</text:p>
          </table:table-cell>
          <table:table-cell table:style-name="ce17" table:formula="of:=[$'movie-row'.Z85]" office:value-type="float" office:value="4" calcext:value-type="float">
            <text:p>4</text:p>
          </table:table-cell>
          <table:table-cell table:style-name="ce20" table:formula="of:=[$'movie-row'.C85]" office:value-type="float" office:value="4.5" calcext:value-type="float">
            <text:p>4.5</text:p>
          </table:table-cell>
          <table:table-cell table:formula="of:=[$'movie-row'.G85]" office:value-type="float" office:value="0" calcext:value-type="float">
            <text:p>0</text:p>
          </table:table-cell>
          <table:table-cell table:formula="of:=[$'movie-row'.J85]" office:value-type="float" office:value="4" calcext:value-type="float">
            <text:p>4</text:p>
          </table:table-cell>
          <table:table-cell table:formula="of:=[$'movie-row'.T85]" office:value-type="float" office:value="4" calcext:value-type="float">
            <text:p>4</text:p>
          </table:table-cell>
          <table:table-cell table:style-name="ce17" table:formula="of:=[$'movie-row'.X85]" office:value-type="float" office:value="0" calcext:value-type="float">
            <text:p>0</text:p>
          </table:table-cell>
          <table:table-cell table:style-name="ce20" table:formula="of:=IF([.B89]&gt;0;[.B$5];0)" office:value-type="float" office:value="0.400274504253816" calcext:value-type="float">
            <text:p>0.400274504253816</text:p>
          </table:table-cell>
          <table:table-cell table:style-name="ce20" table:formula="of:=IF([.C89]&gt;0;[.C$5];0)" office:value-type="float" office:value="0.47668328054518" calcext:value-type="float">
            <text:p>0.47668328054518</text:p>
          </table:table-cell>
          <table:table-cell table:style-name="ce20" table:formula="of:=IF([.D89]&gt;0;[.D$5];0)" office:value-type="float" office:value="0.438991554414636" calcext:value-type="float">
            <text:p>0.438991554414636</text:p>
          </table:table-cell>
          <table:table-cell table:style-name="ce20" table:formula="of:=IF([.E89]&gt;0;[.E$5];0)" office:value-type="float" office:value="0" calcext:value-type="float">
            <text:p>0</text:p>
          </table:table-cell>
          <table:table-cell table:style-name="ce20" table:formula="of:=IF([.F89]&gt;0;[.F$5];0)" office:value-type="float" office:value="0.37985626502293" calcext:value-type="float">
            <text:p>0.37985626502293</text:p>
          </table:table-cell>
          <table:table-cell table:style-name="ce20" table:formula="of:=IF([.G89]&gt;0;[.G$5];0)" office:value-type="float" office:value="0.562448738744889" calcext:value-type="float">
            <text:p>0.562448738744889</text:p>
          </table:table-cell>
          <table:table-cell table:style-name="ce20" table:formula="of:=IF([.H89]&gt;0;[.H$5];0)" office:value-type="float" office:value="0" calcext:value-type="float">
            <text:p>0</text:p>
          </table:table-cell>
          <table:table-cell table:style-name="ce20" table:formula="of:=IF([.I89]&gt;0;[.I$5];0)" office:value-type="float" office:value="0.475494852275685" calcext:value-type="float">
            <text:p>0.475494852275685</text:p>
          </table:table-cell>
          <table:table-cell table:style-name="ce20" table:formula="of:=IF([.J89]&gt;0;[.J$5];0)" office:value-type="float" office:value="0.525990442787603" calcext:value-type="float">
            <text:p>0.525990442787603</text:p>
          </table:table-cell>
          <table:table-cell table:style-name="ce20" table:formula="of:=IF([.K89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86]" office:value-type="string" office:string-value="2502: The Bourne Supremacy (2004)" calcext:value-type="string">
            <text:p>2502: The Bourne Supremacy (2004)</text:p>
          </table:table-cell>
          <table:table-cell table:style-name="ce10" table:formula="of:=[$'movie-row'.H86]" office:value-type="float" office:value="5" calcext:value-type="float">
            <text:p>5</text:p>
          </table:table-cell>
          <table:table-cell table:formula="of:=[$'movie-row'.S86]" office:value-type="float" office:value="3.5" calcext:value-type="float">
            <text:p>3.5</text:p>
          </table:table-cell>
          <table:table-cell table:formula="of:=[$'movie-row'.U86]" office:value-type="float" office:value="3" calcext:value-type="float">
            <text:p>3</text:p>
          </table:table-cell>
          <table:table-cell table:formula="of:=[$'movie-row'.Y86]" office:value-type="float" office:value="0" calcext:value-type="float">
            <text:p>0</text:p>
          </table:table-cell>
          <table:table-cell table:style-name="ce17" table:formula="of:=[$'movie-row'.Z86]" office:value-type="float" office:value="4.5" calcext:value-type="float">
            <text:p>4.5</text:p>
          </table:table-cell>
          <table:table-cell table:style-name="ce20" table:formula="of:=[$'movie-row'.C86]" office:value-type="float" office:value="4" calcext:value-type="float">
            <text:p>4</text:p>
          </table:table-cell>
          <table:table-cell table:formula="of:=[$'movie-row'.G86]" office:value-type="float" office:value="0" calcext:value-type="float">
            <text:p>0</text:p>
          </table:table-cell>
          <table:table-cell table:formula="of:=[$'movie-row'.J86]" office:value-type="float" office:value="3.5" calcext:value-type="float">
            <text:p>3.5</text:p>
          </table:table-cell>
          <table:table-cell table:formula="of:=[$'movie-row'.T86]" office:value-type="float" office:value="4" calcext:value-type="float">
            <text:p>4</text:p>
          </table:table-cell>
          <table:table-cell table:style-name="ce17" table:formula="of:=[$'movie-row'.X86]" office:value-type="float" office:value="0" calcext:value-type="float">
            <text:p>0</text:p>
          </table:table-cell>
          <table:table-cell table:style-name="ce20" table:formula="of:=IF([.B90]&gt;0;[.B$5];0)" office:value-type="float" office:value="0.400274504253816" calcext:value-type="float">
            <text:p>0.400274504253816</text:p>
          </table:table-cell>
          <table:table-cell table:style-name="ce20" table:formula="of:=IF([.C90]&gt;0;[.C$5];0)" office:value-type="float" office:value="0.47668328054518" calcext:value-type="float">
            <text:p>0.47668328054518</text:p>
          </table:table-cell>
          <table:table-cell table:style-name="ce20" table:formula="of:=IF([.D90]&gt;0;[.D$5];0)" office:value-type="float" office:value="0.438991554414636" calcext:value-type="float">
            <text:p>0.438991554414636</text:p>
          </table:table-cell>
          <table:table-cell table:style-name="ce20" table:formula="of:=IF([.E90]&gt;0;[.E$5];0)" office:value-type="float" office:value="0" calcext:value-type="float">
            <text:p>0</text:p>
          </table:table-cell>
          <table:table-cell table:style-name="ce20" table:formula="of:=IF([.F90]&gt;0;[.F$5];0)" office:value-type="float" office:value="0.37985626502293" calcext:value-type="float">
            <text:p>0.37985626502293</text:p>
          </table:table-cell>
          <table:table-cell table:style-name="ce20" table:formula="of:=IF([.G90]&gt;0;[.G$5];0)" office:value-type="float" office:value="0.562448738744889" calcext:value-type="float">
            <text:p>0.562448738744889</text:p>
          </table:table-cell>
          <table:table-cell table:style-name="ce20" table:formula="of:=IF([.H90]&gt;0;[.H$5];0)" office:value-type="float" office:value="0" calcext:value-type="float">
            <text:p>0</text:p>
          </table:table-cell>
          <table:table-cell table:style-name="ce20" table:formula="of:=IF([.I90]&gt;0;[.I$5];0)" office:value-type="float" office:value="0.475494852275685" calcext:value-type="float">
            <text:p>0.475494852275685</text:p>
          </table:table-cell>
          <table:table-cell table:style-name="ce20" table:formula="of:=IF([.J90]&gt;0;[.J$5];0)" office:value-type="float" office:value="0.525990442787603" calcext:value-type="float">
            <text:p>0.525990442787603</text:p>
          </table:table-cell>
          <table:table-cell table:style-name="ce20" table:formula="of:=IF([.K90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87]" office:value-type="string" office:string-value="3049: Ace Ventura: Pet Detective (1994)" calcext:value-type="string">
            <text:p>3049: Ace Ventura: Pet Detective (1994)</text:p>
          </table:table-cell>
          <table:table-cell table:style-name="ce10" table:formula="of:=[$'movie-row'.H87]" office:value-type="float" office:value="5" calcext:value-type="float">
            <text:p>5</text:p>
          </table:table-cell>
          <table:table-cell table:formula="of:=[$'movie-row'.S87]" office:value-type="float" office:value="1" calcext:value-type="float">
            <text:p>1</text:p>
          </table:table-cell>
          <table:table-cell table:formula="of:=[$'movie-row'.U87]" office:value-type="float" office:value="0.5" calcext:value-type="float">
            <text:p>0.5</text:p>
          </table:table-cell>
          <table:table-cell table:formula="of:=[$'movie-row'.Y87]" office:value-type="float" office:value="0" calcext:value-type="float">
            <text:p>0</text:p>
          </table:table-cell>
          <table:table-cell table:style-name="ce17" table:formula="of:=[$'movie-row'.Z87]" office:value-type="float" office:value="1" calcext:value-type="float">
            <text:p>1</text:p>
          </table:table-cell>
          <table:table-cell table:style-name="ce20" table:formula="of:=[$'movie-row'.C87]" office:value-type="float" office:value="3" calcext:value-type="float">
            <text:p>3</text:p>
          </table:table-cell>
          <table:table-cell table:formula="of:=[$'movie-row'.G87]" office:value-type="float" office:value="3.5" calcext:value-type="float">
            <text:p>3.5</text:p>
          </table:table-cell>
          <table:table-cell table:formula="of:=[$'movie-row'.J87]" office:value-type="float" office:value="3.5" calcext:value-type="float">
            <text:p>3.5</text:p>
          </table:table-cell>
          <table:table-cell table:formula="of:=[$'movie-row'.T87]" office:value-type="float" office:value="0" calcext:value-type="float">
            <text:p>0</text:p>
          </table:table-cell>
          <table:table-cell table:style-name="ce17" table:formula="of:=[$'movie-row'.X87]" office:value-type="float" office:value="3" calcext:value-type="float">
            <text:p>3</text:p>
          </table:table-cell>
          <table:table-cell table:style-name="ce20" table:formula="of:=IF([.B91]&gt;0;[.B$5];0)" office:value-type="float" office:value="0.400274504253816" calcext:value-type="float">
            <text:p>0.400274504253816</text:p>
          </table:table-cell>
          <table:table-cell table:style-name="ce20" table:formula="of:=IF([.C91]&gt;0;[.C$5];0)" office:value-type="float" office:value="0.47668328054518" calcext:value-type="float">
            <text:p>0.47668328054518</text:p>
          </table:table-cell>
          <table:table-cell table:style-name="ce20" table:formula="of:=IF([.D91]&gt;0;[.D$5];0)" office:value-type="float" office:value="0.438991554414636" calcext:value-type="float">
            <text:p>0.438991554414636</text:p>
          </table:table-cell>
          <table:table-cell table:style-name="ce20" table:formula="of:=IF([.E91]&gt;0;[.E$5];0)" office:value-type="float" office:value="0" calcext:value-type="float">
            <text:p>0</text:p>
          </table:table-cell>
          <table:table-cell table:style-name="ce20" table:formula="of:=IF([.F91]&gt;0;[.F$5];0)" office:value-type="float" office:value="0.37985626502293" calcext:value-type="float">
            <text:p>0.37985626502293</text:p>
          </table:table-cell>
          <table:table-cell table:style-name="ce20" table:formula="of:=IF([.G91]&gt;0;[.G$5];0)" office:value-type="float" office:value="0.562448738744889" calcext:value-type="float">
            <text:p>0.562448738744889</text:p>
          </table:table-cell>
          <table:table-cell table:style-name="ce20" table:formula="of:=IF([.H91]&gt;0;[.H$5];0)" office:value-type="float" office:value="0.539065851394357" calcext:value-type="float">
            <text:p>0.539065851394357</text:p>
          </table:table-cell>
          <table:table-cell table:style-name="ce20" table:formula="of:=IF([.I91]&gt;0;[.I$5];0)" office:value-type="float" office:value="0.475494852275685" calcext:value-type="float">
            <text:p>0.475494852275685</text:p>
          </table:table-cell>
          <table:table-cell table:style-name="ce20" table:formula="of:=IF([.J91]&gt;0;[.J$5];0)" office:value-type="float" office:value="0" calcext:value-type="float">
            <text:p>0</text:p>
          </table:table-cell>
          <table:table-cell table:style-name="ce20" table:formula="of:=IF([.K91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88]" office:value-type="string" office:string-value="4327: Charlie's Angels (2000)" calcext:value-type="string">
            <text:p>4327: Charlie's Angels (2000)</text:p>
          </table:table-cell>
          <table:table-cell table:style-name="ce10" table:formula="of:=[$'movie-row'.H88]" office:value-type="float" office:value="0" calcext:value-type="float">
            <text:p>0</text:p>
          </table:table-cell>
          <table:table-cell table:formula="of:=[$'movie-row'.S88]" office:value-type="float" office:value="1" calcext:value-type="float">
            <text:p>1</text:p>
          </table:table-cell>
          <table:table-cell table:formula="of:=[$'movie-row'.U88]" office:value-type="float" office:value="1" calcext:value-type="float">
            <text:p>1</text:p>
          </table:table-cell>
          <table:table-cell table:formula="of:=[$'movie-row'.Y88]" office:value-type="float" office:value="0" calcext:value-type="float">
            <text:p>0</text:p>
          </table:table-cell>
          <table:table-cell table:style-name="ce17" table:formula="of:=[$'movie-row'.Z88]" office:value-type="float" office:value="2.5" calcext:value-type="float">
            <text:p>2.5</text:p>
          </table:table-cell>
          <table:table-cell table:style-name="ce20" table:formula="of:=[$'movie-row'.C88]" office:value-type="float" office:value="1.5" calcext:value-type="float">
            <text:p>1.5</text:p>
          </table:table-cell>
          <table:table-cell table:formula="of:=[$'movie-row'.G88]" office:value-type="float" office:value="0" calcext:value-type="float">
            <text:p>0</text:p>
          </table:table-cell>
          <table:table-cell table:formula="of:=[$'movie-row'.J88]" office:value-type="float" office:value="2.5" calcext:value-type="float">
            <text:p>2.5</text:p>
          </table:table-cell>
          <table:table-cell table:formula="of:=[$'movie-row'.T88]" office:value-type="float" office:value="3.5" calcext:value-type="float">
            <text:p>3.5</text:p>
          </table:table-cell>
          <table:table-cell table:style-name="ce17" table:formula="of:=[$'movie-row'.X88]" office:value-type="float" office:value="0" calcext:value-type="float">
            <text:p>0</text:p>
          </table:table-cell>
          <table:table-cell table:style-name="ce20" table:formula="of:=IF([.B92]&gt;0;[.B$5];0)" office:value-type="float" office:value="0" calcext:value-type="float">
            <text:p>0</text:p>
          </table:table-cell>
          <table:table-cell table:style-name="ce20" table:formula="of:=IF([.C92]&gt;0;[.C$5];0)" office:value-type="float" office:value="0.47668328054518" calcext:value-type="float">
            <text:p>0.47668328054518</text:p>
          </table:table-cell>
          <table:table-cell table:style-name="ce20" table:formula="of:=IF([.D92]&gt;0;[.D$5];0)" office:value-type="float" office:value="0.438991554414636" calcext:value-type="float">
            <text:p>0.438991554414636</text:p>
          </table:table-cell>
          <table:table-cell table:style-name="ce20" table:formula="of:=IF([.E92]&gt;0;[.E$5];0)" office:value-type="float" office:value="0" calcext:value-type="float">
            <text:p>0</text:p>
          </table:table-cell>
          <table:table-cell table:style-name="ce20" table:formula="of:=IF([.F92]&gt;0;[.F$5];0)" office:value-type="float" office:value="0.37985626502293" calcext:value-type="float">
            <text:p>0.37985626502293</text:p>
          </table:table-cell>
          <table:table-cell table:style-name="ce20" table:formula="of:=IF([.G92]&gt;0;[.G$5];0)" office:value-type="float" office:value="0.562448738744889" calcext:value-type="float">
            <text:p>0.562448738744889</text:p>
          </table:table-cell>
          <table:table-cell table:style-name="ce20" table:formula="of:=IF([.H92]&gt;0;[.H$5];0)" office:value-type="float" office:value="0" calcext:value-type="float">
            <text:p>0</text:p>
          </table:table-cell>
          <table:table-cell table:style-name="ce20" table:formula="of:=IF([.I92]&gt;0;[.I$5];0)" office:value-type="float" office:value="0.475494852275685" calcext:value-type="float">
            <text:p>0.475494852275685</text:p>
          </table:table-cell>
          <table:table-cell table:style-name="ce20" table:formula="of:=IF([.J92]&gt;0;[.J$5];0)" office:value-type="float" office:value="0.525990442787603" calcext:value-type="float">
            <text:p>0.525990442787603</text:p>
          </table:table-cell>
          <table:table-cell table:style-name="ce20" table:formula="of:=IF([.K92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89]" office:value-type="string" office:string-value="5503: The Fugitive (1993)" calcext:value-type="string">
            <text:p>5503: The Fugitive (1993)</text:p>
          </table:table-cell>
          <table:table-cell table:style-name="ce10" table:formula="of:=[$'movie-row'.H89]" office:value-type="float" office:value="4" calcext:value-type="float">
            <text:p>4</text:p>
          </table:table-cell>
          <table:table-cell table:formula="of:=[$'movie-row'.S89]" office:value-type="float" office:value="4" calcext:value-type="float">
            <text:p>4</text:p>
          </table:table-cell>
          <table:table-cell table:formula="of:=[$'movie-row'.U89]" office:value-type="float" office:value="2.5" calcext:value-type="float">
            <text:p>2.5</text:p>
          </table:table-cell>
          <table:table-cell table:formula="of:=[$'movie-row'.Y89]" office:value-type="float" office:value="2" calcext:value-type="float">
            <text:p>2</text:p>
          </table:table-cell>
          <table:table-cell table:style-name="ce17" table:formula="of:=[$'movie-row'.Z89]" office:value-type="float" office:value="4" calcext:value-type="float">
            <text:p>4</text:p>
          </table:table-cell>
          <table:table-cell table:style-name="ce20" table:formula="of:=[$'movie-row'.C89]" office:value-type="float" office:value="4" calcext:value-type="float">
            <text:p>4</text:p>
          </table:table-cell>
          <table:table-cell table:formula="of:=[$'movie-row'.G89]" office:value-type="float" office:value="0" calcext:value-type="float">
            <text:p>0</text:p>
          </table:table-cell>
          <table:table-cell table:formula="of:=[$'movie-row'.J89]" office:value-type="float" office:value="3.5" calcext:value-type="float">
            <text:p>3.5</text:p>
          </table:table-cell>
          <table:table-cell table:formula="of:=[$'movie-row'.T89]" office:value-type="float" office:value="0" calcext:value-type="float">
            <text:p>0</text:p>
          </table:table-cell>
          <table:table-cell table:style-name="ce17" table:formula="of:=[$'movie-row'.X89]" office:value-type="float" office:value="0" calcext:value-type="float">
            <text:p>0</text:p>
          </table:table-cell>
          <table:table-cell table:style-name="ce20" table:formula="of:=IF([.B93]&gt;0;[.B$5];0)" office:value-type="float" office:value="0.400274504253816" calcext:value-type="float">
            <text:p>0.400274504253816</text:p>
          </table:table-cell>
          <table:table-cell table:style-name="ce20" table:formula="of:=IF([.C93]&gt;0;[.C$5];0)" office:value-type="float" office:value="0.47668328054518" calcext:value-type="float">
            <text:p>0.47668328054518</text:p>
          </table:table-cell>
          <table:table-cell table:style-name="ce20" table:formula="of:=IF([.D93]&gt;0;[.D$5];0)" office:value-type="float" office:value="0.438991554414636" calcext:value-type="float">
            <text:p>0.438991554414636</text:p>
          </table:table-cell>
          <table:table-cell table:style-name="ce20" table:formula="of:=IF([.E93]&gt;0;[.E$5];0)" office:value-type="float" office:value="0.464110147764856" calcext:value-type="float">
            <text:p>0.464110147764856</text:p>
          </table:table-cell>
          <table:table-cell table:style-name="ce20" table:formula="of:=IF([.F93]&gt;0;[.F$5];0)" office:value-type="float" office:value="0.37985626502293" calcext:value-type="float">
            <text:p>0.37985626502293</text:p>
          </table:table-cell>
          <table:table-cell table:style-name="ce20" table:formula="of:=IF([.G93]&gt;0;[.G$5];0)" office:value-type="float" office:value="0.562448738744889" calcext:value-type="float">
            <text:p>0.562448738744889</text:p>
          </table:table-cell>
          <table:table-cell table:style-name="ce20" table:formula="of:=IF([.H93]&gt;0;[.H$5];0)" office:value-type="float" office:value="0" calcext:value-type="float">
            <text:p>0</text:p>
          </table:table-cell>
          <table:table-cell table:style-name="ce20" table:formula="of:=IF([.I93]&gt;0;[.I$5];0)" office:value-type="float" office:value="0.475494852275685" calcext:value-type="float">
            <text:p>0.475494852275685</text:p>
          </table:table-cell>
          <table:table-cell table:style-name="ce20" table:formula="of:=IF([.J93]&gt;0;[.J$5];0)" office:value-type="float" office:value="0" calcext:value-type="float">
            <text:p>0</text:p>
          </table:table-cell>
          <table:table-cell table:style-name="ce20" table:formula="of:=IF([.K93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90]" office:value-type="string" office:string-value="7443: Chicken Run (2000)" calcext:value-type="string">
            <text:p>7443: Chicken Run (2000)</text:p>
          </table:table-cell>
          <table:table-cell table:style-name="ce10" table:formula="of:=[$'movie-row'.H90]" office:value-type="float" office:value="4" calcext:value-type="float">
            <text:p>4</text:p>
          </table:table-cell>
          <table:table-cell table:formula="of:=[$'movie-row'.S90]" office:value-type="float" office:value="0" calcext:value-type="float">
            <text:p>0</text:p>
          </table:table-cell>
          <table:table-cell table:formula="of:=[$'movie-row'.U90]" office:value-type="float" office:value="2.5" calcext:value-type="float">
            <text:p>2.5</text:p>
          </table:table-cell>
          <table:table-cell table:formula="of:=[$'movie-row'.Y90]" office:value-type="float" office:value="0" calcext:value-type="float">
            <text:p>0</text:p>
          </table:table-cell>
          <table:table-cell table:style-name="ce17" table:formula="of:=[$'movie-row'.Z90]" office:value-type="float" office:value="3" calcext:value-type="float">
            <text:p>3</text:p>
          </table:table-cell>
          <table:table-cell table:style-name="ce20" table:formula="of:=[$'movie-row'.C90]" office:value-type="float" office:value="1" calcext:value-type="float">
            <text:p>1</text:p>
          </table:table-cell>
          <table:table-cell table:formula="of:=[$'movie-row'.G90]" office:value-type="float" office:value="0" calcext:value-type="float">
            <text:p>0</text:p>
          </table:table-cell>
          <table:table-cell table:formula="of:=[$'movie-row'.J90]" office:value-type="float" office:value="3" calcext:value-type="float">
            <text:p>3</text:p>
          </table:table-cell>
          <table:table-cell table:formula="of:=[$'movie-row'.T90]" office:value-type="float" office:value="3.5" calcext:value-type="float">
            <text:p>3.5</text:p>
          </table:table-cell>
          <table:table-cell table:style-name="ce17" table:formula="of:=[$'movie-row'.X90]" office:value-type="float" office:value="0" calcext:value-type="float">
            <text:p>0</text:p>
          </table:table-cell>
          <table:table-cell table:style-name="ce20" table:formula="of:=IF([.B94]&gt;0;[.B$5];0)" office:value-type="float" office:value="0.400274504253816" calcext:value-type="float">
            <text:p>0.400274504253816</text:p>
          </table:table-cell>
          <table:table-cell table:style-name="ce20" table:formula="of:=IF([.C94]&gt;0;[.C$5];0)" office:value-type="float" office:value="0" calcext:value-type="float">
            <text:p>0</text:p>
          </table:table-cell>
          <table:table-cell table:style-name="ce20" table:formula="of:=IF([.D94]&gt;0;[.D$5];0)" office:value-type="float" office:value="0.438991554414636" calcext:value-type="float">
            <text:p>0.438991554414636</text:p>
          </table:table-cell>
          <table:table-cell table:style-name="ce20" table:formula="of:=IF([.E94]&gt;0;[.E$5];0)" office:value-type="float" office:value="0" calcext:value-type="float">
            <text:p>0</text:p>
          </table:table-cell>
          <table:table-cell table:style-name="ce20" table:formula="of:=IF([.F94]&gt;0;[.F$5];0)" office:value-type="float" office:value="0.37985626502293" calcext:value-type="float">
            <text:p>0.37985626502293</text:p>
          </table:table-cell>
          <table:table-cell table:style-name="ce20" table:formula="of:=IF([.G94]&gt;0;[.G$5];0)" office:value-type="float" office:value="0.562448738744889" calcext:value-type="float">
            <text:p>0.562448738744889</text:p>
          </table:table-cell>
          <table:table-cell table:style-name="ce20" table:formula="of:=IF([.H94]&gt;0;[.H$5];0)" office:value-type="float" office:value="0" calcext:value-type="float">
            <text:p>0</text:p>
          </table:table-cell>
          <table:table-cell table:style-name="ce20" table:formula="of:=IF([.I94]&gt;0;[.I$5];0)" office:value-type="float" office:value="0.475494852275685" calcext:value-type="float">
            <text:p>0.475494852275685</text:p>
          </table:table-cell>
          <table:table-cell table:style-name="ce20" table:formula="of:=IF([.J94]&gt;0;[.J$5];0)" office:value-type="float" office:value="0.525990442787603" calcext:value-type="float">
            <text:p>0.525990442787603</text:p>
          </table:table-cell>
          <table:table-cell table:style-name="ce20" table:formula="of:=IF([.K94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91]" office:value-type="string" office:string-value="8358: Cast Away (2000)" calcext:value-type="string">
            <text:p>8358: Cast Away (2000)</text:p>
          </table:table-cell>
          <table:table-cell table:style-name="ce10" table:formula="of:=[$'movie-row'.H91]" office:value-type="float" office:value="0" calcext:value-type="float">
            <text:p>0</text:p>
          </table:table-cell>
          <table:table-cell table:formula="of:=[$'movie-row'.S91]" office:value-type="float" office:value="0" calcext:value-type="float">
            <text:p>0</text:p>
          </table:table-cell>
          <table:table-cell table:formula="of:=[$'movie-row'.U91]" office:value-type="float" office:value="2.5" calcext:value-type="float">
            <text:p>2.5</text:p>
          </table:table-cell>
          <table:table-cell table:formula="of:=[$'movie-row'.Y91]" office:value-type="float" office:value="0" calcext:value-type="float">
            <text:p>0</text:p>
          </table:table-cell>
          <table:table-cell table:style-name="ce17" table:formula="of:=[$'movie-row'.Z91]" office:value-type="float" office:value="4" calcext:value-type="float">
            <text:p>4</text:p>
          </table:table-cell>
          <table:table-cell table:style-name="ce20" table:formula="of:=[$'movie-row'.C91]" office:value-type="float" office:value="4" calcext:value-type="float">
            <text:p>4</text:p>
          </table:table-cell>
          <table:table-cell table:formula="of:=[$'movie-row'.G91]" office:value-type="float" office:value="0" calcext:value-type="float">
            <text:p>0</text:p>
          </table:table-cell>
          <table:table-cell table:formula="of:=[$'movie-row'.J91]" office:value-type="float" office:value="4.5" calcext:value-type="float">
            <text:p>4.5</text:p>
          </table:table-cell>
          <table:table-cell table:formula="of:=[$'movie-row'.T91]" office:value-type="float" office:value="0" calcext:value-type="float">
            <text:p>0</text:p>
          </table:table-cell>
          <table:table-cell table:style-name="ce17" table:formula="of:=[$'movie-row'.X91]" office:value-type="float" office:value="0" calcext:value-type="float">
            <text:p>0</text:p>
          </table:table-cell>
          <table:table-cell table:style-name="ce20" table:formula="of:=IF([.B95]&gt;0;[.B$5];0)" office:value-type="float" office:value="0" calcext:value-type="float">
            <text:p>0</text:p>
          </table:table-cell>
          <table:table-cell table:style-name="ce20" table:formula="of:=IF([.C95]&gt;0;[.C$5];0)" office:value-type="float" office:value="0" calcext:value-type="float">
            <text:p>0</text:p>
          </table:table-cell>
          <table:table-cell table:style-name="ce20" table:formula="of:=IF([.D95]&gt;0;[.D$5];0)" office:value-type="float" office:value="0.438991554414636" calcext:value-type="float">
            <text:p>0.438991554414636</text:p>
          </table:table-cell>
          <table:table-cell table:style-name="ce20" table:formula="of:=IF([.E95]&gt;0;[.E$5];0)" office:value-type="float" office:value="0" calcext:value-type="float">
            <text:p>0</text:p>
          </table:table-cell>
          <table:table-cell table:style-name="ce20" table:formula="of:=IF([.F95]&gt;0;[.F$5];0)" office:value-type="float" office:value="0.37985626502293" calcext:value-type="float">
            <text:p>0.37985626502293</text:p>
          </table:table-cell>
          <table:table-cell table:style-name="ce20" table:formula="of:=IF([.G95]&gt;0;[.G$5];0)" office:value-type="float" office:value="0.562448738744889" calcext:value-type="float">
            <text:p>0.562448738744889</text:p>
          </table:table-cell>
          <table:table-cell table:style-name="ce20" table:formula="of:=IF([.H95]&gt;0;[.H$5];0)" office:value-type="float" office:value="0" calcext:value-type="float">
            <text:p>0</text:p>
          </table:table-cell>
          <table:table-cell table:style-name="ce20" table:formula="of:=IF([.I95]&gt;0;[.I$5];0)" office:value-type="float" office:value="0.475494852275685" calcext:value-type="float">
            <text:p>0.475494852275685</text:p>
          </table:table-cell>
          <table:table-cell table:style-name="ce20" table:formula="of:=IF([.J95]&gt;0;[.J$5];0)" office:value-type="float" office:value="0" calcext:value-type="float">
            <text:p>0</text:p>
          </table:table-cell>
          <table:table-cell table:style-name="ce20" table:formula="of:=IF([.K95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92]" office:value-type="string" office:string-value="8467: Dumb &amp; Dumber (1994)" calcext:value-type="string">
            <text:p>8467: Dumb &amp; Dumber (1994)</text:p>
          </table:table-cell>
          <table:table-cell table:style-name="ce10" table:formula="of:=[$'movie-row'.H92]" office:value-type="float" office:value="4.5" calcext:value-type="float">
            <text:p>4.5</text:p>
          </table:table-cell>
          <table:table-cell table:formula="of:=[$'movie-row'.S92]" office:value-type="float" office:value="0" calcext:value-type="float">
            <text:p>0</text:p>
          </table:table-cell>
          <table:table-cell table:formula="of:=[$'movie-row'.U92]" office:value-type="float" office:value="0.5" calcext:value-type="float">
            <text:p>0.5</text:p>
          </table:table-cell>
          <table:table-cell table:formula="of:=[$'movie-row'.Y92]" office:value-type="float" office:value="0" calcext:value-type="float">
            <text:p>0</text:p>
          </table:table-cell>
          <table:table-cell table:style-name="ce17" table:formula="of:=[$'movie-row'.Z92]" office:value-type="float" office:value="0.5" calcext:value-type="float">
            <text:p>0.5</text:p>
          </table:table-cell>
          <table:table-cell table:style-name="ce20" table:formula="of:=[$'movie-row'.C92]" office:value-type="float" office:value="1" calcext:value-type="float">
            <text:p>1</text:p>
          </table:table-cell>
          <table:table-cell table:formula="of:=[$'movie-row'.G92]" office:value-type="float" office:value="4" calcext:value-type="float">
            <text:p>4</text:p>
          </table:table-cell>
          <table:table-cell table:formula="of:=[$'movie-row'.J92]" office:value-type="float" office:value="4" calcext:value-type="float">
            <text:p>4</text:p>
          </table:table-cell>
          <table:table-cell table:formula="of:=[$'movie-row'.T92]" office:value-type="float" office:value="4" calcext:value-type="float">
            <text:p>4</text:p>
          </table:table-cell>
          <table:table-cell table:style-name="ce17" table:formula="of:=[$'movie-row'.X92]" office:value-type="float" office:value="0" calcext:value-type="float">
            <text:p>0</text:p>
          </table:table-cell>
          <table:table-cell table:style-name="ce20" table:formula="of:=IF([.B96]&gt;0;[.B$5];0)" office:value-type="float" office:value="0.400274504253816" calcext:value-type="float">
            <text:p>0.400274504253816</text:p>
          </table:table-cell>
          <table:table-cell table:style-name="ce20" table:formula="of:=IF([.C96]&gt;0;[.C$5];0)" office:value-type="float" office:value="0" calcext:value-type="float">
            <text:p>0</text:p>
          </table:table-cell>
          <table:table-cell table:style-name="ce20" table:formula="of:=IF([.D96]&gt;0;[.D$5];0)" office:value-type="float" office:value="0.438991554414636" calcext:value-type="float">
            <text:p>0.438991554414636</text:p>
          </table:table-cell>
          <table:table-cell table:style-name="ce20" table:formula="of:=IF([.E96]&gt;0;[.E$5];0)" office:value-type="float" office:value="0" calcext:value-type="float">
            <text:p>0</text:p>
          </table:table-cell>
          <table:table-cell table:style-name="ce20" table:formula="of:=IF([.F96]&gt;0;[.F$5];0)" office:value-type="float" office:value="0.37985626502293" calcext:value-type="float">
            <text:p>0.37985626502293</text:p>
          </table:table-cell>
          <table:table-cell table:style-name="ce20" table:formula="of:=IF([.G96]&gt;0;[.G$5];0)" office:value-type="float" office:value="0.562448738744889" calcext:value-type="float">
            <text:p>0.562448738744889</text:p>
          </table:table-cell>
          <table:table-cell table:style-name="ce20" table:formula="of:=IF([.H96]&gt;0;[.H$5];0)" office:value-type="float" office:value="0.539065851394357" calcext:value-type="float">
            <text:p>0.539065851394357</text:p>
          </table:table-cell>
          <table:table-cell table:style-name="ce20" table:formula="of:=IF([.I96]&gt;0;[.I$5];0)" office:value-type="float" office:value="0.475494852275685" calcext:value-type="float">
            <text:p>0.475494852275685</text:p>
          </table:table-cell>
          <table:table-cell table:style-name="ce20" table:formula="of:=IF([.J96]&gt;0;[.J$5];0)" office:value-type="float" office:value="0.525990442787603" calcext:value-type="float">
            <text:p>0.525990442787603</text:p>
          </table:table-cell>
          <table:table-cell table:style-name="ce20" table:formula="of:=IF([.K96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93]" office:value-type="string" office:string-value="8587: The Lion King (1994)" calcext:value-type="string">
            <text:p>8587: The Lion King (1994)</text:p>
          </table:table-cell>
          <table:table-cell table:style-name="ce10" table:formula="of:=[$'movie-row'.H93]" office:value-type="float" office:value="0" calcext:value-type="float">
            <text:p>0</text:p>
          </table:table-cell>
          <table:table-cell table:formula="of:=[$'movie-row'.S93]" office:value-type="float" office:value="4" calcext:value-type="float">
            <text:p>4</text:p>
          </table:table-cell>
          <table:table-cell table:formula="of:=[$'movie-row'.U93]" office:value-type="float" office:value="0.5" calcext:value-type="float">
            <text:p>0.5</text:p>
          </table:table-cell>
          <table:table-cell table:formula="of:=[$'movie-row'.Y93]" office:value-type="float" office:value="0" calcext:value-type="float">
            <text:p>0</text:p>
          </table:table-cell>
          <table:table-cell table:style-name="ce17" table:formula="of:=[$'movie-row'.Z93]" office:value-type="float" office:value="0" calcext:value-type="float">
            <text:p>0</text:p>
          </table:table-cell>
          <table:table-cell table:style-name="ce20" table:formula="of:=[$'movie-row'.C93]" office:value-type="float" office:value="5" calcext:value-type="float">
            <text:p>5</text:p>
          </table:table-cell>
          <table:table-cell table:formula="of:=[$'movie-row'.G93]" office:value-type="float" office:value="4" calcext:value-type="float">
            <text:p>4</text:p>
          </table:table-cell>
          <table:table-cell table:formula="of:=[$'movie-row'.J93]" office:value-type="float" office:value="4.5" calcext:value-type="float">
            <text:p>4.5</text:p>
          </table:table-cell>
          <table:table-cell table:formula="of:=[$'movie-row'.T93]" office:value-type="float" office:value="0" calcext:value-type="float">
            <text:p>0</text:p>
          </table:table-cell>
          <table:table-cell table:style-name="ce17" table:formula="of:=[$'movie-row'.X93]" office:value-type="float" office:value="4.5" calcext:value-type="float">
            <text:p>4.5</text:p>
          </table:table-cell>
          <table:table-cell table:style-name="ce20" table:formula="of:=IF([.B97]&gt;0;[.B$5];0)" office:value-type="float" office:value="0" calcext:value-type="float">
            <text:p>0</text:p>
          </table:table-cell>
          <table:table-cell table:style-name="ce20" table:formula="of:=IF([.C97]&gt;0;[.C$5];0)" office:value-type="float" office:value="0.47668328054518" calcext:value-type="float">
            <text:p>0.47668328054518</text:p>
          </table:table-cell>
          <table:table-cell table:style-name="ce20" table:formula="of:=IF([.D97]&gt;0;[.D$5];0)" office:value-type="float" office:value="0.438991554414636" calcext:value-type="float">
            <text:p>0.438991554414636</text:p>
          </table:table-cell>
          <table:table-cell table:style-name="ce20" table:formula="of:=IF([.E97]&gt;0;[.E$5];0)" office:value-type="float" office:value="0" calcext:value-type="float">
            <text:p>0</text:p>
          </table:table-cell>
          <table:table-cell table:style-name="ce20" table:formula="of:=IF([.F97]&gt;0;[.F$5];0)" office:value-type="float" office:value="0" calcext:value-type="float">
            <text:p>0</text:p>
          </table:table-cell>
          <table:table-cell table:style-name="ce20" table:formula="of:=IF([.G97]&gt;0;[.G$5];0)" office:value-type="float" office:value="0.562448738744889" calcext:value-type="float">
            <text:p>0.562448738744889</text:p>
          </table:table-cell>
          <table:table-cell table:style-name="ce20" table:formula="of:=IF([.H97]&gt;0;[.H$5];0)" office:value-type="float" office:value="0.539065851394357" calcext:value-type="float">
            <text:p>0.539065851394357</text:p>
          </table:table-cell>
          <table:table-cell table:style-name="ce20" table:formula="of:=IF([.I97]&gt;0;[.I$5];0)" office:value-type="float" office:value="0.475494852275685" calcext:value-type="float">
            <text:p>0.475494852275685</text:p>
          </table:table-cell>
          <table:table-cell table:style-name="ce20" table:formula="of:=IF([.J97]&gt;0;[.J$5];0)" office:value-type="float" office:value="0" calcext:value-type="float">
            <text:p>0</text:p>
          </table:table-cell>
          <table:table-cell table:style-name="ce20" table:formula="of:=IF([.K97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94]" office:value-type="string" office:string-value="9331: Clear and Present Danger (1994)" calcext:value-type="string">
            <text:p>9331: Clear and Present Danger (1994)</text:p>
          </table:table-cell>
          <table:table-cell table:style-name="ce10" table:formula="of:=[$'movie-row'.H94]" office:value-type="float" office:value="0" calcext:value-type="float">
            <text:p>0</text:p>
          </table:table-cell>
          <table:table-cell table:formula="of:=[$'movie-row'.S94]" office:value-type="float" office:value="3" calcext:value-type="float">
            <text:p>3</text:p>
          </table:table-cell>
          <table:table-cell table:formula="of:=[$'movie-row'.U94]" office:value-type="float" office:value="0.5" calcext:value-type="float">
            <text:p>0.5</text:p>
          </table:table-cell>
          <table:table-cell table:formula="of:=[$'movie-row'.Y94]" office:value-type="float" office:value="0" calcext:value-type="float">
            <text:p>0</text:p>
          </table:table-cell>
          <table:table-cell table:style-name="ce17" table:formula="of:=[$'movie-row'.Z94]" office:value-type="float" office:value="0" calcext:value-type="float">
            <text:p>0</text:p>
          </table:table-cell>
          <table:table-cell table:style-name="ce20" table:formula="of:=[$'movie-row'.C94]" office:value-type="float" office:value="0" calcext:value-type="float">
            <text:p>0</text:p>
          </table:table-cell>
          <table:table-cell table:formula="of:=[$'movie-row'.G94]" office:value-type="float" office:value="0" calcext:value-type="float">
            <text:p>0</text:p>
          </table:table-cell>
          <table:table-cell table:formula="of:=[$'movie-row'.J94]" office:value-type="float" office:value="3.5" calcext:value-type="float">
            <text:p>3.5</text:p>
          </table:table-cell>
          <table:table-cell table:formula="of:=[$'movie-row'.T94]" office:value-type="float" office:value="0" calcext:value-type="float">
            <text:p>0</text:p>
          </table:table-cell>
          <table:table-cell table:style-name="ce17" table:formula="of:=[$'movie-row'.X94]" office:value-type="float" office:value="0" calcext:value-type="float">
            <text:p>0</text:p>
          </table:table-cell>
          <table:table-cell table:style-name="ce20" table:formula="of:=IF([.B98]&gt;0;[.B$5];0)" office:value-type="float" office:value="0" calcext:value-type="float">
            <text:p>0</text:p>
          </table:table-cell>
          <table:table-cell table:style-name="ce20" table:formula="of:=IF([.C98]&gt;0;[.C$5];0)" office:value-type="float" office:value="0.47668328054518" calcext:value-type="float">
            <text:p>0.47668328054518</text:p>
          </table:table-cell>
          <table:table-cell table:style-name="ce20" table:formula="of:=IF([.D98]&gt;0;[.D$5];0)" office:value-type="float" office:value="0.438991554414636" calcext:value-type="float">
            <text:p>0.438991554414636</text:p>
          </table:table-cell>
          <table:table-cell table:style-name="ce20" table:formula="of:=IF([.E98]&gt;0;[.E$5];0)" office:value-type="float" office:value="0" calcext:value-type="float">
            <text:p>0</text:p>
          </table:table-cell>
          <table:table-cell table:style-name="ce20" table:formula="of:=IF([.F98]&gt;0;[.F$5];0)" office:value-type="float" office:value="0" calcext:value-type="float">
            <text:p>0</text:p>
          </table:table-cell>
          <table:table-cell table:style-name="ce20" table:formula="of:=IF([.G98]&gt;0;[.G$5];0)" office:value-type="float" office:value="0" calcext:value-type="float">
            <text:p>0</text:p>
          </table:table-cell>
          <table:table-cell table:style-name="ce20" table:formula="of:=IF([.H98]&gt;0;[.H$5];0)" office:value-type="float" office:value="0" calcext:value-type="float">
            <text:p>0</text:p>
          </table:table-cell>
          <table:table-cell table:style-name="ce20" table:formula="of:=IF([.I98]&gt;0;[.I$5];0)" office:value-type="float" office:value="0.475494852275685" calcext:value-type="float">
            <text:p>0.475494852275685</text:p>
          </table:table-cell>
          <table:table-cell table:style-name="ce20" table:formula="of:=IF([.J98]&gt;0;[.J$5];0)" office:value-type="float" office:value="0" calcext:value-type="float">
            <text:p>0</text:p>
          </table:table-cell>
          <table:table-cell table:style-name="ce20" table:formula="of:=IF([.K98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95]" office:value-type="string" office:string-value="9741: Unbreakable (2000)" calcext:value-type="string">
            <text:p>9741: Unbreakable (2000)</text:p>
          </table:table-cell>
          <table:table-cell table:style-name="ce10" table:formula="of:=[$'movie-row'.H95]" office:value-type="float" office:value="0" calcext:value-type="float">
            <text:p>0</text:p>
          </table:table-cell>
          <table:table-cell table:formula="of:=[$'movie-row'.S95]" office:value-type="float" office:value="0" calcext:value-type="float">
            <text:p>0</text:p>
          </table:table-cell>
          <table:table-cell table:formula="of:=[$'movie-row'.U95]" office:value-type="float" office:value="3" calcext:value-type="float">
            <text:p>3</text:p>
          </table:table-cell>
          <table:table-cell table:formula="of:=[$'movie-row'.Y95]" office:value-type="float" office:value="0" calcext:value-type="float">
            <text:p>0</text:p>
          </table:table-cell>
          <table:table-cell table:style-name="ce17" table:formula="of:=[$'movie-row'.Z95]" office:value-type="float" office:value="0" calcext:value-type="float">
            <text:p>0</text:p>
          </table:table-cell>
          <table:table-cell table:style-name="ce20" table:formula="of:=[$'movie-row'.C95]" office:value-type="float" office:value="0" calcext:value-type="float">
            <text:p>0</text:p>
          </table:table-cell>
          <table:table-cell table:formula="of:=[$'movie-row'.G95]" office:value-type="float" office:value="0" calcext:value-type="float">
            <text:p>0</text:p>
          </table:table-cell>
          <table:table-cell table:formula="of:=[$'movie-row'.J95]" office:value-type="float" office:value="3.5" calcext:value-type="float">
            <text:p>3.5</text:p>
          </table:table-cell>
          <table:table-cell table:formula="of:=[$'movie-row'.T95]" office:value-type="float" office:value="0" calcext:value-type="float">
            <text:p>0</text:p>
          </table:table-cell>
          <table:table-cell table:style-name="ce17" table:formula="of:=[$'movie-row'.X95]" office:value-type="float" office:value="0" calcext:value-type="float">
            <text:p>0</text:p>
          </table:table-cell>
          <table:table-cell table:style-name="ce20" table:formula="of:=IF([.B99]&gt;0;[.B$5];0)" office:value-type="float" office:value="0" calcext:value-type="float">
            <text:p>0</text:p>
          </table:table-cell>
          <table:table-cell table:style-name="ce20" table:formula="of:=IF([.C99]&gt;0;[.C$5];0)" office:value-type="float" office:value="0" calcext:value-type="float">
            <text:p>0</text:p>
          </table:table-cell>
          <table:table-cell table:style-name="ce20" table:formula="of:=IF([.D99]&gt;0;[.D$5];0)" office:value-type="float" office:value="0.438991554414636" calcext:value-type="float">
            <text:p>0.438991554414636</text:p>
          </table:table-cell>
          <table:table-cell table:style-name="ce20" table:formula="of:=IF([.E99]&gt;0;[.E$5];0)" office:value-type="float" office:value="0" calcext:value-type="float">
            <text:p>0</text:p>
          </table:table-cell>
          <table:table-cell table:style-name="ce20" table:formula="of:=IF([.F99]&gt;0;[.F$5];0)" office:value-type="float" office:value="0" calcext:value-type="float">
            <text:p>0</text:p>
          </table:table-cell>
          <table:table-cell table:style-name="ce20" table:formula="of:=IF([.G99]&gt;0;[.G$5];0)" office:value-type="float" office:value="0" calcext:value-type="float">
            <text:p>0</text:p>
          </table:table-cell>
          <table:table-cell table:style-name="ce20" table:formula="of:=IF([.H99]&gt;0;[.H$5];0)" office:value-type="float" office:value="0" calcext:value-type="float">
            <text:p>0</text:p>
          </table:table-cell>
          <table:table-cell table:style-name="ce20" table:formula="of:=IF([.I99]&gt;0;[.I$5];0)" office:value-type="float" office:value="0.475494852275685" calcext:value-type="float">
            <text:p>0.475494852275685</text:p>
          </table:table-cell>
          <table:table-cell table:style-name="ce20" table:formula="of:=IF([.J99]&gt;0;[.J$5];0)" office:value-type="float" office:value="0" calcext:value-type="float">
            <text:p>0</text:p>
          </table:table-cell>
          <table:table-cell table:style-name="ce20" table:formula="of:=IF([.K99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96]" office:value-type="string" office:string-value="9802: The Rock (1996)" calcext:value-type="string">
            <text:p>9802: The Rock (1996)</text:p>
          </table:table-cell>
          <table:table-cell table:style-name="ce10" table:formula="of:=[$'movie-row'.H96]" office:value-type="float" office:value="4" calcext:value-type="float">
            <text:p>4</text:p>
          </table:table-cell>
          <table:table-cell table:formula="of:=[$'movie-row'.S96]" office:value-type="float" office:value="3.5" calcext:value-type="float">
            <text:p>3.5</text:p>
          </table:table-cell>
          <table:table-cell table:formula="of:=[$'movie-row'.U96]" office:value-type="float" office:value="2.5" calcext:value-type="float">
            <text:p>2.5</text:p>
          </table:table-cell>
          <table:table-cell table:formula="of:=[$'movie-row'.Y96]" office:value-type="float" office:value="0" calcext:value-type="float">
            <text:p>0</text:p>
          </table:table-cell>
          <table:table-cell table:style-name="ce17" table:formula="of:=[$'movie-row'.Z96]" office:value-type="float" office:value="4" calcext:value-type="float">
            <text:p>4</text:p>
          </table:table-cell>
          <table:table-cell table:style-name="ce20" table:formula="of:=[$'movie-row'.C96]" office:value-type="float" office:value="0" calcext:value-type="float">
            <text:p>0</text:p>
          </table:table-cell>
          <table:table-cell table:formula="of:=[$'movie-row'.G96]" office:value-type="float" office:value="3.5" calcext:value-type="float">
            <text:p>3.5</text:p>
          </table:table-cell>
          <table:table-cell table:formula="of:=[$'movie-row'.J96]" office:value-type="float" office:value="2.5" calcext:value-type="float">
            <text:p>2.5</text:p>
          </table:table-cell>
          <table:table-cell table:formula="of:=[$'movie-row'.T96]" office:value-type="float" office:value="0" calcext:value-type="float">
            <text:p>0</text:p>
          </table:table-cell>
          <table:table-cell table:style-name="ce17" table:formula="of:=[$'movie-row'.X96]" office:value-type="float" office:value="0" calcext:value-type="float">
            <text:p>0</text:p>
          </table:table-cell>
          <table:table-cell table:style-name="ce20" table:formula="of:=IF([.B100]&gt;0;[.B$5];0)" office:value-type="float" office:value="0.400274504253816" calcext:value-type="float">
            <text:p>0.400274504253816</text:p>
          </table:table-cell>
          <table:table-cell table:style-name="ce20" table:formula="of:=IF([.C100]&gt;0;[.C$5];0)" office:value-type="float" office:value="0.47668328054518" calcext:value-type="float">
            <text:p>0.47668328054518</text:p>
          </table:table-cell>
          <table:table-cell table:style-name="ce20" table:formula="of:=IF([.D100]&gt;0;[.D$5];0)" office:value-type="float" office:value="0.438991554414636" calcext:value-type="float">
            <text:p>0.438991554414636</text:p>
          </table:table-cell>
          <table:table-cell table:style-name="ce20" table:formula="of:=IF([.E100]&gt;0;[.E$5];0)" office:value-type="float" office:value="0" calcext:value-type="float">
            <text:p>0</text:p>
          </table:table-cell>
          <table:table-cell table:style-name="ce20" table:formula="of:=IF([.F100]&gt;0;[.F$5];0)" office:value-type="float" office:value="0.37985626502293" calcext:value-type="float">
            <text:p>0.37985626502293</text:p>
          </table:table-cell>
          <table:table-cell table:style-name="ce20" table:formula="of:=IF([.G100]&gt;0;[.G$5];0)" office:value-type="float" office:value="0" calcext:value-type="float">
            <text:p>0</text:p>
          </table:table-cell>
          <table:table-cell table:style-name="ce20" table:formula="of:=IF([.H100]&gt;0;[.H$5];0)" office:value-type="float" office:value="0.539065851394357" calcext:value-type="float">
            <text:p>0.539065851394357</text:p>
          </table:table-cell>
          <table:table-cell table:style-name="ce20" table:formula="of:=IF([.I100]&gt;0;[.I$5];0)" office:value-type="float" office:value="0.475494852275685" calcext:value-type="float">
            <text:p>0.475494852275685</text:p>
          </table:table-cell>
          <table:table-cell table:style-name="ce20" table:formula="of:=IF([.J100]&gt;0;[.J$5];0)" office:value-type="float" office:value="0" calcext:value-type="float">
            <text:p>0</text:p>
          </table:table-cell>
          <table:table-cell table:style-name="ce20" table:formula="of:=IF([.K100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97]" office:value-type="string" office:string-value="9806: The Incredibles (2004)" calcext:value-type="string">
            <text:p>9806: The Incredibles (2004)</text:p>
          </table:table-cell>
          <table:table-cell table:style-name="ce10" table:formula="of:=[$'movie-row'.H97]" office:value-type="float" office:value="4.5" calcext:value-type="float">
            <text:p>4.5</text:p>
          </table:table-cell>
          <table:table-cell table:formula="of:=[$'movie-row'.S97]" office:value-type="float" office:value="5" calcext:value-type="float">
            <text:p>5</text:p>
          </table:table-cell>
          <table:table-cell table:formula="of:=[$'movie-row'.U97]" office:value-type="float" office:value="3" calcext:value-type="float">
            <text:p>3</text:p>
          </table:table-cell>
          <table:table-cell table:formula="of:=[$'movie-row'.Y97]" office:value-type="float" office:value="0" calcext:value-type="float">
            <text:p>0</text:p>
          </table:table-cell>
          <table:table-cell table:style-name="ce17" table:formula="of:=[$'movie-row'.Z97]" office:value-type="float" office:value="3.5" calcext:value-type="float">
            <text:p>3.5</text:p>
          </table:table-cell>
          <table:table-cell table:style-name="ce20" table:formula="of:=[$'movie-row'.C97]" office:value-type="float" office:value="5" calcext:value-type="float">
            <text:p>5</text:p>
          </table:table-cell>
          <table:table-cell table:formula="of:=[$'movie-row'.G97]" office:value-type="float" office:value="3.5" calcext:value-type="float">
            <text:p>3.5</text:p>
          </table:table-cell>
          <table:table-cell table:formula="of:=[$'movie-row'.J97]" office:value-type="float" office:value="3.5" calcext:value-type="float">
            <text:p>3.5</text:p>
          </table:table-cell>
          <table:table-cell table:formula="of:=[$'movie-row'.T97]" office:value-type="float" office:value="3.5" calcext:value-type="float">
            <text:p>3.5</text:p>
          </table:table-cell>
          <table:table-cell table:style-name="ce17" table:formula="of:=[$'movie-row'.X97]" office:value-type="float" office:value="4.5" calcext:value-type="float">
            <text:p>4.5</text:p>
          </table:table-cell>
          <table:table-cell table:style-name="ce20" table:formula="of:=IF([.B101]&gt;0;[.B$5];0)" office:value-type="float" office:value="0.400274504253816" calcext:value-type="float">
            <text:p>0.400274504253816</text:p>
          </table:table-cell>
          <table:table-cell table:style-name="ce20" table:formula="of:=IF([.C101]&gt;0;[.C$5];0)" office:value-type="float" office:value="0.47668328054518" calcext:value-type="float">
            <text:p>0.47668328054518</text:p>
          </table:table-cell>
          <table:table-cell table:style-name="ce20" table:formula="of:=IF([.D101]&gt;0;[.D$5];0)" office:value-type="float" office:value="0.438991554414636" calcext:value-type="float">
            <text:p>0.438991554414636</text:p>
          </table:table-cell>
          <table:table-cell table:style-name="ce20" table:formula="of:=IF([.E101]&gt;0;[.E$5];0)" office:value-type="float" office:value="0" calcext:value-type="float">
            <text:p>0</text:p>
          </table:table-cell>
          <table:table-cell table:style-name="ce20" table:formula="of:=IF([.F101]&gt;0;[.F$5];0)" office:value-type="float" office:value="0.37985626502293" calcext:value-type="float">
            <text:p>0.37985626502293</text:p>
          </table:table-cell>
          <table:table-cell table:style-name="ce20" table:formula="of:=IF([.G101]&gt;0;[.G$5];0)" office:value-type="float" office:value="0.562448738744889" calcext:value-type="float">
            <text:p>0.562448738744889</text:p>
          </table:table-cell>
          <table:table-cell table:style-name="ce20" table:formula="of:=IF([.H101]&gt;0;[.H$5];0)" office:value-type="float" office:value="0.539065851394357" calcext:value-type="float">
            <text:p>0.539065851394357</text:p>
          </table:table-cell>
          <table:table-cell table:style-name="ce20" table:formula="of:=IF([.I101]&gt;0;[.I$5];0)" office:value-type="float" office:value="0.475494852275685" calcext:value-type="float">
            <text:p>0.475494852275685</text:p>
          </table:table-cell>
          <table:table-cell table:style-name="ce20" table:formula="of:=IF([.J101]&gt;0;[.J$5];0)" office:value-type="float" office:value="0.525990442787603" calcext:value-type="float">
            <text:p>0.525990442787603</text:p>
          </table:table-cell>
          <table:table-cell table:style-name="ce20" table:formula="of:=IF([.K101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98]" office:value-type="string" office:string-value="10020: Beauty and the Beast (1991)" calcext:value-type="string">
            <text:p>10020: Beauty and the Beast (1991)</text:p>
          </table:table-cell>
          <table:table-cell table:style-name="ce10" table:formula="of:=[$'movie-row'.H98]" office:value-type="float" office:value="0" calcext:value-type="float">
            <text:p>0</text:p>
          </table:table-cell>
          <table:table-cell table:formula="of:=[$'movie-row'.S98]" office:value-type="float" office:value="4" calcext:value-type="float">
            <text:p>4</text:p>
          </table:table-cell>
          <table:table-cell table:formula="of:=[$'movie-row'.U98]" office:value-type="float" office:value="2.5" calcext:value-type="float">
            <text:p>2.5</text:p>
          </table:table-cell>
          <table:table-cell table:formula="of:=[$'movie-row'.Y98]" office:value-type="float" office:value="0" calcext:value-type="float">
            <text:p>0</text:p>
          </table:table-cell>
          <table:table-cell table:style-name="ce17" table:formula="of:=[$'movie-row'.Z98]" office:value-type="float" office:value="0" calcext:value-type="float">
            <text:p>0</text:p>
          </table:table-cell>
          <table:table-cell table:style-name="ce20" table:formula="of:=[$'movie-row'.C98]" office:value-type="float" office:value="5" calcext:value-type="float">
            <text:p>5</text:p>
          </table:table-cell>
          <table:table-cell table:formula="of:=[$'movie-row'.G98]" office:value-type="float" office:value="3.5" calcext:value-type="float">
            <text:p>3.5</text:p>
          </table:table-cell>
          <table:table-cell table:formula="of:=[$'movie-row'.J98]" office:value-type="float" office:value="4" calcext:value-type="float">
            <text:p>4</text:p>
          </table:table-cell>
          <table:table-cell table:formula="of:=[$'movie-row'.T98]" office:value-type="float" office:value="2" calcext:value-type="float">
            <text:p>2</text:p>
          </table:table-cell>
          <table:table-cell table:style-name="ce17" table:formula="of:=[$'movie-row'.X98]" office:value-type="float" office:value="4" calcext:value-type="float">
            <text:p>4</text:p>
          </table:table-cell>
          <table:table-cell table:style-name="ce20" table:formula="of:=IF([.B102]&gt;0;[.B$5];0)" office:value-type="float" office:value="0" calcext:value-type="float">
            <text:p>0</text:p>
          </table:table-cell>
          <table:table-cell table:style-name="ce20" table:formula="of:=IF([.C102]&gt;0;[.C$5];0)" office:value-type="float" office:value="0.47668328054518" calcext:value-type="float">
            <text:p>0.47668328054518</text:p>
          </table:table-cell>
          <table:table-cell table:style-name="ce20" table:formula="of:=IF([.D102]&gt;0;[.D$5];0)" office:value-type="float" office:value="0.438991554414636" calcext:value-type="float">
            <text:p>0.438991554414636</text:p>
          </table:table-cell>
          <table:table-cell table:style-name="ce20" table:formula="of:=IF([.E102]&gt;0;[.E$5];0)" office:value-type="float" office:value="0" calcext:value-type="float">
            <text:p>0</text:p>
          </table:table-cell>
          <table:table-cell table:style-name="ce20" table:formula="of:=IF([.F102]&gt;0;[.F$5];0)" office:value-type="float" office:value="0" calcext:value-type="float">
            <text:p>0</text:p>
          </table:table-cell>
          <table:table-cell table:style-name="ce20" table:formula="of:=IF([.G102]&gt;0;[.G$5];0)" office:value-type="float" office:value="0.562448738744889" calcext:value-type="float">
            <text:p>0.562448738744889</text:p>
          </table:table-cell>
          <table:table-cell table:style-name="ce20" table:formula="of:=IF([.H102]&gt;0;[.H$5];0)" office:value-type="float" office:value="0.539065851394357" calcext:value-type="float">
            <text:p>0.539065851394357</text:p>
          </table:table-cell>
          <table:table-cell table:style-name="ce20" table:formula="of:=IF([.I102]&gt;0;[.I$5];0)" office:value-type="float" office:value="0.475494852275685" calcext:value-type="float">
            <text:p>0.475494852275685</text:p>
          </table:table-cell>
          <table:table-cell table:style-name="ce20" table:formula="of:=IF([.J102]&gt;0;[.J$5];0)" office:value-type="float" office:value="0.525990442787603" calcext:value-type="float">
            <text:p>0.525990442787603</text:p>
          </table:table-cell>
          <table:table-cell table:style-name="ce20" table:formula="of:=IF([.K102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6" table:formula="of:=[$'movie-row'.A99]" office:value-type="string" office:string-value="36657: X-Men (2000)" calcext:value-type="string">
            <text:p>36657: X-Men (2000)</text:p>
          </table:table-cell>
          <table:table-cell table:style-name="ce10" table:formula="of:=[$'movie-row'.H99]" office:value-type="float" office:value="4.5" calcext:value-type="float">
            <text:p>4.5</text:p>
          </table:table-cell>
          <table:table-cell table:formula="of:=[$'movie-row'.S99]" office:value-type="float" office:value="3" calcext:value-type="float">
            <text:p>3</text:p>
          </table:table-cell>
          <table:table-cell table:formula="of:=[$'movie-row'.U99]" office:value-type="float" office:value="3.5" calcext:value-type="float">
            <text:p>3.5</text:p>
          </table:table-cell>
          <table:table-cell table:formula="of:=[$'movie-row'.Y99]" office:value-type="float" office:value="3" calcext:value-type="float">
            <text:p>3</text:p>
          </table:table-cell>
          <table:table-cell table:style-name="ce17" table:formula="of:=[$'movie-row'.Z99]" office:value-type="float" office:value="4" calcext:value-type="float">
            <text:p>4</text:p>
          </table:table-cell>
          <table:table-cell table:style-name="ce20" table:formula="of:=[$'movie-row'.C99]" office:value-type="float" office:value="4.5" calcext:value-type="float">
            <text:p>4.5</text:p>
          </table:table-cell>
          <table:table-cell table:formula="of:=[$'movie-row'.G99]" office:value-type="float" office:value="0" calcext:value-type="float">
            <text:p>0</text:p>
          </table:table-cell>
          <table:table-cell table:formula="of:=[$'movie-row'.J99]" office:value-type="float" office:value="4" calcext:value-type="float">
            <text:p>4</text:p>
          </table:table-cell>
          <table:table-cell table:formula="of:=[$'movie-row'.T99]" office:value-type="float" office:value="4" calcext:value-type="float">
            <text:p>4</text:p>
          </table:table-cell>
          <table:table-cell table:style-name="ce17" table:formula="of:=[$'movie-row'.X99]" office:value-type="float" office:value="0" calcext:value-type="float">
            <text:p>0</text:p>
          </table:table-cell>
          <table:table-cell table:style-name="ce20" table:formula="of:=IF([.B103]&gt;0;[.B$5];0)" office:value-type="float" office:value="0.400274504253816" calcext:value-type="float">
            <text:p>0.400274504253816</text:p>
          </table:table-cell>
          <table:table-cell table:style-name="ce20" table:formula="of:=IF([.C103]&gt;0;[.C$5];0)" office:value-type="float" office:value="0.47668328054518" calcext:value-type="float">
            <text:p>0.47668328054518</text:p>
          </table:table-cell>
          <table:table-cell table:style-name="ce20" table:formula="of:=IF([.D103]&gt;0;[.D$5];0)" office:value-type="float" office:value="0.438991554414636" calcext:value-type="float">
            <text:p>0.438991554414636</text:p>
          </table:table-cell>
          <table:table-cell table:style-name="ce20" table:formula="of:=IF([.E103]&gt;0;[.E$5];0)" office:value-type="float" office:value="0.464110147764856" calcext:value-type="float">
            <text:p>0.464110147764856</text:p>
          </table:table-cell>
          <table:table-cell table:style-name="ce20" table:formula="of:=IF([.F103]&gt;0;[.F$5];0)" office:value-type="float" office:value="0.37985626502293" calcext:value-type="float">
            <text:p>0.37985626502293</text:p>
          </table:table-cell>
          <table:table-cell table:style-name="ce20" table:formula="of:=IF([.G103]&gt;0;[.G$5];0)" office:value-type="float" office:value="0.562448738744889" calcext:value-type="float">
            <text:p>0.562448738744889</text:p>
          </table:table-cell>
          <table:table-cell table:style-name="ce20" table:formula="of:=IF([.H103]&gt;0;[.H$5];0)" office:value-type="float" office:value="0" calcext:value-type="float">
            <text:p>0</text:p>
          </table:table-cell>
          <table:table-cell table:style-name="ce20" table:formula="of:=IF([.I103]&gt;0;[.I$5];0)" office:value-type="float" office:value="0.475494852275685" calcext:value-type="float">
            <text:p>0.475494852275685</text:p>
          </table:table-cell>
          <table:table-cell table:style-name="ce20" table:formula="of:=IF([.J103]&gt;0;[.J$5];0)" office:value-type="float" office:value="0.525990442787603" calcext:value-type="float">
            <text:p>0.525990442787603</text:p>
          </table:table-cell>
          <table:table-cell table:style-name="ce20" table:formula="of:=IF([.K103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table:formula="of:=[$'movie-row'.A100]" office:value-type="string" office:string-value="36658: X2: X-Men United (2003)" calcext:value-type="string">
            <text:p>36658: X2: X-Men United (2003)</text:p>
          </table:table-cell>
          <table:table-cell table:style-name="ce10" table:formula="of:=[$'movie-row'.H100]" office:value-type="float" office:value="4.5" calcext:value-type="float">
            <text:p>4.5</text:p>
          </table:table-cell>
          <table:table-cell table:formula="of:=[$'movie-row'.S100]" office:value-type="float" office:value="2" calcext:value-type="float">
            <text:p>2</text:p>
          </table:table-cell>
          <table:table-cell table:formula="of:=[$'movie-row'.U100]" office:value-type="float" office:value="3" calcext:value-type="float">
            <text:p>3</text:p>
          </table:table-cell>
          <table:table-cell table:formula="of:=[$'movie-row'.Y100]" office:value-type="float" office:value="0" calcext:value-type="float">
            <text:p>0</text:p>
          </table:table-cell>
          <table:table-cell table:style-name="ce17" table:formula="of:=[$'movie-row'.Z100]" office:value-type="float" office:value="4" calcext:value-type="float">
            <text:p>4</text:p>
          </table:table-cell>
          <table:table-cell table:style-name="ce20" table:formula="of:=[$'movie-row'.C100]" office:value-type="float" office:value="4" calcext:value-type="float">
            <text:p>4</text:p>
          </table:table-cell>
          <table:table-cell table:formula="of:=[$'movie-row'.G100]" office:value-type="float" office:value="0" calcext:value-type="float">
            <text:p>0</text:p>
          </table:table-cell>
          <table:table-cell table:formula="of:=[$'movie-row'.J100]" office:value-type="float" office:value="4" calcext:value-type="float">
            <text:p>4</text:p>
          </table:table-cell>
          <table:table-cell table:formula="of:=[$'movie-row'.T100]" office:value-type="float" office:value="0" calcext:value-type="float">
            <text:p>0</text:p>
          </table:table-cell>
          <table:table-cell table:style-name="ce17" table:formula="of:=[$'movie-row'.X100]" office:value-type="float" office:value="3.5" calcext:value-type="float">
            <text:p>3.5</text:p>
          </table:table-cell>
          <table:table-cell table:style-name="ce20" table:formula="of:=IF([.B104]&gt;0;[.B$5];0)" office:value-type="float" office:value="0.400274504253816" calcext:value-type="float">
            <text:p>0.400274504253816</text:p>
          </table:table-cell>
          <table:table-cell table:style-name="ce20" table:formula="of:=IF([.C104]&gt;0;[.C$5];0)" office:value-type="float" office:value="0.47668328054518" calcext:value-type="float">
            <text:p>0.47668328054518</text:p>
          </table:table-cell>
          <table:table-cell table:style-name="ce20" table:formula="of:=IF([.D104]&gt;0;[.D$5];0)" office:value-type="float" office:value="0.438991554414636" calcext:value-type="float">
            <text:p>0.438991554414636</text:p>
          </table:table-cell>
          <table:table-cell table:style-name="ce20" table:formula="of:=IF([.E104]&gt;0;[.E$5];0)" office:value-type="float" office:value="0" calcext:value-type="float">
            <text:p>0</text:p>
          </table:table-cell>
          <table:table-cell table:style-name="ce20" table:formula="of:=IF([.F104]&gt;0;[.F$5];0)" office:value-type="float" office:value="0.37985626502293" calcext:value-type="float">
            <text:p>0.37985626502293</text:p>
          </table:table-cell>
          <table:table-cell table:style-name="ce20" table:formula="of:=IF([.G104]&gt;0;[.G$5];0)" office:value-type="float" office:value="0.562448738744889" calcext:value-type="float">
            <text:p>0.562448738744889</text:p>
          </table:table-cell>
          <table:table-cell table:style-name="ce20" table:formula="of:=IF([.H104]&gt;0;[.H$5];0)" office:value-type="float" office:value="0" calcext:value-type="float">
            <text:p>0</text:p>
          </table:table-cell>
          <table:table-cell table:style-name="ce20" table:formula="of:=IF([.I104]&gt;0;[.I$5];0)" office:value-type="float" office:value="0.475494852275685" calcext:value-type="float">
            <text:p>0.475494852275685</text:p>
          </table:table-cell>
          <table:table-cell table:style-name="ce20" table:formula="of:=IF([.J104]&gt;0;[.J$5];0)" office:value-type="float" office:value="0" calcext:value-type="float">
            <text:p>0</text:p>
          </table:table-cell>
          <table:table-cell table:style-name="ce20" table:formula="of:=IF([.K104]&gt;0;[.K$5];0)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style-name="ce7" table:formula="of:=[$'movie-row'.A101]" office:value-type="string" office:string-value="36955: True Lies (1994)" calcext:value-type="string">
            <text:p>36955: True Lies (1994)</text:p>
          </table:table-cell>
          <table:table-cell table:style-name="ce12" table:formula="of:=[$'movie-row'.H101]" office:value-type="float" office:value="4" calcext:value-type="float">
            <text:p>4</text:p>
          </table:table-cell>
          <table:table-cell table:style-name="ce15" table:formula="of:=[$'movie-row'.S101]" office:value-type="float" office:value="4" calcext:value-type="float">
            <text:p>4</text:p>
          </table:table-cell>
          <table:table-cell table:style-name="ce15" table:formula="of:=[$'movie-row'.U101]" office:value-type="float" office:value="1.5" calcext:value-type="float">
            <text:p>1.5</text:p>
          </table:table-cell>
          <table:table-cell table:style-name="ce15" table:formula="of:=[$'movie-row'.Y101]" office:value-type="float" office:value="0" calcext:value-type="float">
            <text:p>0</text:p>
          </table:table-cell>
          <table:table-cell table:style-name="ce19" table:formula="of:=[$'movie-row'.Z101]" office:value-type="float" office:value="0" calcext:value-type="float">
            <text:p>0</text:p>
          </table:table-cell>
          <table:table-cell table:style-name="ce22" table:formula="of:=[$'movie-row'.C101]" office:value-type="float" office:value="0" calcext:value-type="float">
            <text:p>0</text:p>
          </table:table-cell>
          <table:table-cell table:style-name="ce15" table:formula="of:=[$'movie-row'.G101]" office:value-type="float" office:value="3.5" calcext:value-type="float">
            <text:p>3.5</text:p>
          </table:table-cell>
          <table:table-cell table:style-name="ce15" table:formula="of:=[$'movie-row'.J101]" office:value-type="float" office:value="3" calcext:value-type="float">
            <text:p>3</text:p>
          </table:table-cell>
          <table:table-cell table:style-name="ce15" table:formula="of:=[$'movie-row'.T101]" office:value-type="float" office:value="0" calcext:value-type="float">
            <text:p>0</text:p>
          </table:table-cell>
          <table:table-cell table:style-name="ce19" table:formula="of:=[$'movie-row'.X101]" office:value-type="float" office:value="0" calcext:value-type="float">
            <text:p>0</text:p>
          </table:table-cell>
          <table:table-cell table:style-name="ce20" table:formula="of:=IF([.B105]&gt;0;[.B$5];0)" office:value-type="float" office:value="0.400274504253816" calcext:value-type="float">
            <text:p>0.400274504253816</text:p>
          </table:table-cell>
          <table:table-cell table:style-name="ce20" table:formula="of:=IF([.C105]&gt;0;[.C$5];0)" office:value-type="float" office:value="0.47668328054518" calcext:value-type="float">
            <text:p>0.47668328054518</text:p>
          </table:table-cell>
          <table:table-cell table:style-name="ce20" table:formula="of:=IF([.D105]&gt;0;[.D$5];0)" office:value-type="float" office:value="0.438991554414636" calcext:value-type="float">
            <text:p>0.438991554414636</text:p>
          </table:table-cell>
          <table:table-cell table:style-name="ce20" table:formula="of:=IF([.E105]&gt;0;[.E$5];0)" office:value-type="float" office:value="0" calcext:value-type="float">
            <text:p>0</text:p>
          </table:table-cell>
          <table:table-cell table:style-name="ce20" table:formula="of:=IF([.F105]&gt;0;[.F$5];0)" office:value-type="float" office:value="0" calcext:value-type="float">
            <text:p>0</text:p>
          </table:table-cell>
          <table:table-cell table:style-name="ce20" table:formula="of:=IF([.G105]&gt;0;[.G$5];0)" office:value-type="float" office:value="0" calcext:value-type="float">
            <text:p>0</text:p>
          </table:table-cell>
          <table:table-cell table:style-name="ce20" table:formula="of:=IF([.H105]&gt;0;[.H$5];0)" office:value-type="float" office:value="0.539065851394357" calcext:value-type="float">
            <text:p>0.539065851394357</text:p>
          </table:table-cell>
          <table:table-cell table:style-name="ce20" table:formula="of:=IF([.I105]&gt;0;[.I$5];0)" office:value-type="float" office:value="0.475494852275685" calcext:value-type="float">
            <text:p>0.475494852275685</text:p>
          </table:table-cell>
          <table:table-cell table:style-name="ce20" table:formula="of:=IF([.J105]&gt;0;[.J$5];0)" office:value-type="float" office:value="0" calcext:value-type="float">
            <text:p>0</text:p>
          </table:table-cell>
          <table:table-cell table:style-name="ce20" table:formula="of:=IF([.K105]&gt;0;[.K$5];0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Normalization</text:p>
          </table:table-cell>
          <table:table-cell table:style-name="ce1" table:number-columns-repeated="1023"/>
        </table:table-row>
        <table:table-row table:style-name="ro3">
          <table:table-cell table:formula="of:=[.A6]" office:value-type="string" office:string-value="11: Star Wars: Episode IV - A New Hope (1977)" calcext:value-type="string">
            <text:p>11: Star Wars: Episode IV - A New Hope (1977)</text:p>
          </table:table-cell>
          <table:table-cell table:style-name="ce39" table:formula="of:=IF([.B6]=0;[.B6];[.B6]-[.B$4])" office:value-type="float" office:value="0" calcext:value-type="float">
            <text:p>0</text:p>
          </table:table-cell>
          <table:table-cell table:style-name="ce43" table:formula="of:=IF([.C6]=0;[.C6];[.C6]-[.C$4])" office:value-type="float" office:value="1.06" calcext:value-type="float">
            <text:p>1.06</text:p>
          </table:table-cell>
          <table:table-cell table:style-name="ce43" table:formula="of:=IF([.D6]=0;[.D6];[.D6]-[.D$4])" office:value-type="float" office:value="0.61" calcext:value-type="float">
            <text:p>0.61</text:p>
          </table:table-cell>
          <table:table-cell table:style-name="ce43" table:formula="of:=IF([.E6]=0;[.E6];[.E6]-[.E$4])" office:value-type="float" office:value="0" calcext:value-type="float">
            <text:p>0</text:p>
          </table:table-cell>
          <table:table-cell table:style-name="ce49" table:formula="of:=IF([.F6]=0;[.F6];[.F6]-[.F$4])" office:value-type="float" office:value="0" calcext:value-type="float">
            <text:p>0</text:p>
          </table:table-cell>
          <table:table-cell table:style-name="ce39" table:formula="of:=IF([.G6]=0;[.G6];[.G6]-[.G$4])" office:value-type="float" office:value="0.392045454545454" calcext:value-type="float">
            <text:p>0.392045454545454</text:p>
          </table:table-cell>
          <table:table-cell table:style-name="ce43" table:formula="of:=IF([.H6]=0;[.H6];[.H6]-[.H$4])" office:value-type="float" office:value="0.333333333333333" calcext:value-type="float">
            <text:p>0.333333333333333</text:p>
          </table:table-cell>
          <table:table-cell table:style-name="ce43" table:formula="of:=IF([.I6]=0;[.I6];[.I6]-[.I$4])" office:value-type="float" office:value="0.286458333333333" calcext:value-type="float">
            <text:p>0.286458333333333</text:p>
          </table:table-cell>
          <table:table-cell table:style-name="ce43" table:formula="of:=IF([.J6]=0;[.J6];[.J6]-[.J$4])" office:value-type="float" office:value="0.134328358208955" calcext:value-type="float">
            <text:p>0.134328358208955</text:p>
          </table:table-cell>
          <table:table-cell table:style-name="ce49" table:formula="of:=IF([.K6]=0;[.K6];[.K6]-[.K$4])" office:value-type="float" office:value="0" calcext:value-type="float">
            <text:p>0</text:p>
          </table:table-cell>
          <table:table-cell table:style-name="ce24" table:formula="of:=[.L6]" office:value-type="float" office:value="0" calcext:value-type="float">
            <text:p>0</text:p>
          </table:table-cell>
          <table:table-cell table:style-name="ce40" table:formula="of:=[.M6]" office:value-type="float" office:value="0.47668328054518" calcext:value-type="float">
            <text:p>0.47668328054518</text:p>
          </table:table-cell>
          <table:table-cell table:style-name="ce40" table:formula="of:=[.N6]" office:value-type="float" office:value="0.438991554414636" calcext:value-type="float">
            <text:p>0.438991554414636</text:p>
          </table:table-cell>
          <table:table-cell table:style-name="ce40" table:formula="of:=[.O6]" office:value-type="float" office:value="0" calcext:value-type="float">
            <text:p>0</text:p>
          </table:table-cell>
          <table:table-cell table:style-name="ce45" table:formula="of:=[.P6]" office:value-type="float" office:value="0" calcext:value-type="float">
            <text:p>0</text:p>
          </table:table-cell>
          <table:table-cell table:style-name="ce24" table:formula="of:=[.Q6]" office:value-type="float" office:value="0.562448738744889" calcext:value-type="float">
            <text:p>0.562448738744889</text:p>
          </table:table-cell>
          <table:table-cell table:style-name="ce40" table:formula="of:=[.R6]" office:value-type="float" office:value="0.539065851394357" calcext:value-type="float">
            <text:p>0.539065851394357</text:p>
          </table:table-cell>
          <table:table-cell table:style-name="ce40" table:formula="of:=[.S6]" office:value-type="float" office:value="0.475494852275685" calcext:value-type="float">
            <text:p>0.475494852275685</text:p>
          </table:table-cell>
          <table:table-cell table:style-name="ce40" table:formula="of:=[.T6]" office:value-type="float" office:value="0.525990442787603" calcext:value-type="float">
            <text:p>0.525990442787603</text:p>
          </table:table-cell>
          <table:table-cell table:style-name="ce45" table:formula="of:=[.U6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7]" office:value-type="string" office:string-value="12: Finding Nemo (2003)" calcext:value-type="string">
            <text:p>12: Finding Nemo (2003)</text:p>
          </table:table-cell>
          <table:table-cell table:style-name="ce10" table:formula="of:=IF([.B7]=0;[.B7];[.B7]-[.B$4])" office:value-type="float" office:value="0" calcext:value-type="float">
            <text:p>0</text:p>
          </table:table-cell>
          <table:table-cell table:style-name="ce2" table:formula="of:=IF([.C7]=0;[.C7];[.C7]-[.C$4])" office:value-type="float" office:value="0.0600000000000001" calcext:value-type="float">
            <text:p>0.06</text:p>
          </table:table-cell>
          <table:table-cell table:style-name="ce2" table:formula="of:=IF([.D7]=0;[.D7];[.D7]-[.D$4])" office:value-type="float" office:value="-0.89" calcext:value-type="float">
            <text:p>-0.89</text:p>
          </table:table-cell>
          <table:table-cell table:style-name="ce2" table:formula="of:=IF([.E7]=0;[.E7];[.E7]-[.E$4])" office:value-type="float" office:value="0" calcext:value-type="float">
            <text:p>0</text:p>
          </table:table-cell>
          <table:table-cell table:style-name="ce50" table:formula="of:=IF([.F7]=0;[.F7];[.F7]-[.F$4])" office:value-type="float" office:value="0.13013698630137" calcext:value-type="float">
            <text:p>0.13013698630137</text:p>
          </table:table-cell>
          <table:table-cell table:style-name="ce10" table:formula="of:=IF([.G7]=0;[.G7];[.G7]-[.G$4])" office:value-type="float" office:value="0.892045454545454" calcext:value-type="float">
            <text:p>0.892045454545454</text:p>
          </table:table-cell>
          <table:table-cell table:style-name="ce2" table:formula="of:=IF([.H7]=0;[.H7];[.H7]-[.H$4])" office:value-type="float" office:value="0.333333333333333" calcext:value-type="float">
            <text:p>0.333333333333333</text:p>
          </table:table-cell>
          <table:table-cell table:style-name="ce2" table:formula="of:=IF([.I7]=0;[.I7];[.I7]-[.I$4])" office:value-type="float" office:value="0.286458333333333" calcext:value-type="float">
            <text:p>0.286458333333333</text:p>
          </table:table-cell>
          <table:table-cell table:style-name="ce2" table:formula="of:=IF([.J7]=0;[.J7];[.J7]-[.J$4])" office:value-type="float" office:value="0.134328358208955" calcext:value-type="float">
            <text:p>0.134328358208955</text:p>
          </table:table-cell>
          <table:table-cell table:style-name="ce50" table:formula="of:=IF([.K7]=0;[.K7];[.K7]-[.K$4])" office:value-type="float" office:value="0" calcext:value-type="float">
            <text:p>0</text:p>
          </table:table-cell>
          <table:table-cell table:style-name="ce20" table:formula="of:=[.L7]" office:value-type="float" office:value="0.400274504253816" calcext:value-type="float">
            <text:p>0.400274504253816</text:p>
          </table:table-cell>
          <table:table-cell table:formula="of:=[.M7]" office:value-type="float" office:value="0.47668328054518" calcext:value-type="float">
            <text:p>0.47668328054518</text:p>
          </table:table-cell>
          <table:table-cell table:formula="of:=[.N7]" office:value-type="float" office:value="0.438991554414636" calcext:value-type="float">
            <text:p>0.438991554414636</text:p>
          </table:table-cell>
          <table:table-cell table:formula="of:=[.O7]" office:value-type="float" office:value="0" calcext:value-type="float">
            <text:p>0</text:p>
          </table:table-cell>
          <table:table-cell table:style-name="ce17" table:formula="of:=[.P7]" office:value-type="float" office:value="0.37985626502293" calcext:value-type="float">
            <text:p>0.37985626502293</text:p>
          </table:table-cell>
          <table:table-cell table:style-name="ce20" table:formula="of:=[.Q7]" office:value-type="float" office:value="0.562448738744889" calcext:value-type="float">
            <text:p>0.562448738744889</text:p>
          </table:table-cell>
          <table:table-cell table:formula="of:=[.R7]" office:value-type="float" office:value="0.539065851394357" calcext:value-type="float">
            <text:p>0.539065851394357</text:p>
          </table:table-cell>
          <table:table-cell table:formula="of:=[.S7]" office:value-type="float" office:value="0.475494852275685" calcext:value-type="float">
            <text:p>0.475494852275685</text:p>
          </table:table-cell>
          <table:table-cell table:formula="of:=[.T7]" office:value-type="float" office:value="0.525990442787603" calcext:value-type="float">
            <text:p>0.525990442787603</text:p>
          </table:table-cell>
          <table:table-cell table:style-name="ce17" table:formula="of:=[.U7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8]" office:value-type="string" office:string-value="13: Forrest Gump (1994)" calcext:value-type="string">
            <text:p>13: Forrest Gump (1994)</text:p>
          </table:table-cell>
          <table:table-cell table:style-name="ce10" table:formula="of:=IF([.B8]=0;[.B8];[.B8]-[.B$4])" office:value-type="float" office:value="0" calcext:value-type="float">
            <text:p>0</text:p>
          </table:table-cell>
          <table:table-cell table:style-name="ce2" table:formula="of:=IF([.C8]=0;[.C8];[.C8]-[.C$4])" office:value-type="float" office:value="0.0600000000000001" calcext:value-type="float">
            <text:p>0.06</text:p>
          </table:table-cell>
          <table:table-cell table:style-name="ce2" table:formula="of:=IF([.D8]=0;[.D8];[.D8]-[.D$4])" office:value-type="float" office:value="1.61" calcext:value-type="float">
            <text:p>1.61</text:p>
          </table:table-cell>
          <table:table-cell table:style-name="ce2" table:formula="of:=IF([.E8]=0;[.E8];[.E8]-[.E$4])" office:value-type="float" office:value="-0.2" calcext:value-type="float">
            <text:p>-0.2</text:p>
          </table:table-cell>
          <table:table-cell table:style-name="ce50" table:formula="of:=IF([.F8]=0;[.F8];[.F8]-[.F$4])" office:value-type="float" office:value="0.13013698630137" calcext:value-type="float">
            <text:p>0.13013698630137</text:p>
          </table:table-cell>
          <table:table-cell table:style-name="ce10" table:formula="of:=IF([.G8]=0;[.G8];[.G8]-[.G$4])" office:value-type="float" office:value="0.892045454545454" calcext:value-type="float">
            <text:p>0.892045454545454</text:p>
          </table:table-cell>
          <table:table-cell table:style-name="ce2" table:formula="of:=IF([.H8]=0;[.H8];[.H8]-[.H$4])" office:value-type="float" office:value="0.833333333333333" calcext:value-type="float">
            <text:p>0.833333333333333</text:p>
          </table:table-cell>
          <table:table-cell table:style-name="ce2" table:formula="of:=IF([.I8]=0;[.I8];[.I8]-[.I$4])" office:value-type="float" office:value="0.786458333333334" calcext:value-type="float">
            <text:p>0.786458333333334</text:p>
          </table:table-cell>
          <table:table-cell table:style-name="ce2" table:formula="of:=IF([.J8]=0;[.J8];[.J8]-[.J$4])" office:value-type="float" office:value="0.634328358208955" calcext:value-type="float">
            <text:p>0.634328358208955</text:p>
          </table:table-cell>
          <table:table-cell table:style-name="ce50" table:formula="of:=IF([.K8]=0;[.K8];[.K8]-[.K$4])" office:value-type="float" office:value="0.220588235294118" calcext:value-type="float">
            <text:p>0.220588235294118</text:p>
          </table:table-cell>
          <table:table-cell table:style-name="ce20" table:formula="of:=[.L8]" office:value-type="float" office:value="0" calcext:value-type="float">
            <text:p>0</text:p>
          </table:table-cell>
          <table:table-cell table:formula="of:=[.M8]" office:value-type="float" office:value="0.47668328054518" calcext:value-type="float">
            <text:p>0.47668328054518</text:p>
          </table:table-cell>
          <table:table-cell table:formula="of:=[.N8]" office:value-type="float" office:value="0.438991554414636" calcext:value-type="float">
            <text:p>0.438991554414636</text:p>
          </table:table-cell>
          <table:table-cell table:formula="of:=[.O8]" office:value-type="float" office:value="0.464110147764856" calcext:value-type="float">
            <text:p>0.464110147764856</text:p>
          </table:table-cell>
          <table:table-cell table:style-name="ce17" table:formula="of:=[.P8]" office:value-type="float" office:value="0.37985626502293" calcext:value-type="float">
            <text:p>0.37985626502293</text:p>
          </table:table-cell>
          <table:table-cell table:style-name="ce20" table:formula="of:=[.Q8]" office:value-type="float" office:value="0.562448738744889" calcext:value-type="float">
            <text:p>0.562448738744889</text:p>
          </table:table-cell>
          <table:table-cell table:formula="of:=[.R8]" office:value-type="float" office:value="0.539065851394357" calcext:value-type="float">
            <text:p>0.539065851394357</text:p>
          </table:table-cell>
          <table:table-cell table:formula="of:=[.S8]" office:value-type="float" office:value="0.475494852275685" calcext:value-type="float">
            <text:p>0.475494852275685</text:p>
          </table:table-cell>
          <table:table-cell table:formula="of:=[.T8]" office:value-type="float" office:value="0.525990442787603" calcext:value-type="float">
            <text:p>0.525990442787603</text:p>
          </table:table-cell>
          <table:table-cell table:style-name="ce17" table:formula="of:=[.U8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9]" office:value-type="string" office:string-value="14: American Beauty (1999)" calcext:value-type="string">
            <text:p>14: American Beauty (1999)</text:p>
          </table:table-cell>
          <table:table-cell table:style-name="ce10" table:formula="of:=IF([.B9]=0;[.B9];[.B9]-[.B$4])" office:value-type="float" office:value="0" calcext:value-type="float">
            <text:p>0</text:p>
          </table:table-cell>
          <table:table-cell table:style-name="ce2" table:formula="of:=IF([.C9]=0;[.C9];[.C9]-[.C$4])" office:value-type="float" office:value="0.0600000000000001" calcext:value-type="float">
            <text:p>0.06</text:p>
          </table:table-cell>
          <table:table-cell table:style-name="ce2" table:formula="of:=IF([.D9]=0;[.D9];[.D9]-[.D$4])" office:value-type="float" office:value="0.61" calcext:value-type="float">
            <text:p>0.61</text:p>
          </table:table-cell>
          <table:table-cell table:style-name="ce2" table:formula="of:=IF([.E9]=0;[.E9];[.E9]-[.E$4])" office:value-type="float" office:value="0" calcext:value-type="float">
            <text:p>0</text:p>
          </table:table-cell>
          <table:table-cell table:style-name="ce50" table:formula="of:=IF([.F9]=0;[.F9];[.F9]-[.F$4])" office:value-type="float" office:value="0" calcext:value-type="float">
            <text:p>0</text:p>
          </table:table-cell>
          <table:table-cell table:style-name="ce10" table:formula="of:=IF([.G9]=0;[.G9];[.G9]-[.G$4])" office:value-type="float" office:value="-0.107954545454546" calcext:value-type="float">
            <text:p>-0.107954545454546</text:p>
          </table:table-cell>
          <table:table-cell table:style-name="ce2" table:formula="of:=IF([.H9]=0;[.H9];[.H9]-[.H$4])" office:value-type="float" office:value="0" calcext:value-type="float">
            <text:p>0</text:p>
          </table:table-cell>
          <table:table-cell table:style-name="ce2" table:formula="of:=IF([.I9]=0;[.I9];[.I9]-[.I$4])" office:value-type="float" office:value="-0.213541666666667" calcext:value-type="float">
            <text:p>-0.213541666666667</text:p>
          </table:table-cell>
          <table:table-cell table:style-name="ce2" table:formula="of:=IF([.J9]=0;[.J9];[.J9]-[.J$4])" office:value-type="float" office:value="0.634328358208955" calcext:value-type="float">
            <text:p>0.634328358208955</text:p>
          </table:table-cell>
          <table:table-cell table:style-name="ce50" table:formula="of:=IF([.K9]=0;[.K9];[.K9]-[.K$4])" office:value-type="float" office:value="-0.779411764705882" calcext:value-type="float">
            <text:p>-0.779411764705882</text:p>
          </table:table-cell>
          <table:table-cell table:style-name="ce20" table:formula="of:=[.L9]" office:value-type="float" office:value="0.400274504253816" calcext:value-type="float">
            <text:p>0.400274504253816</text:p>
          </table:table-cell>
          <table:table-cell table:formula="of:=[.M9]" office:value-type="float" office:value="0.47668328054518" calcext:value-type="float">
            <text:p>0.47668328054518</text:p>
          </table:table-cell>
          <table:table-cell table:formula="of:=[.N9]" office:value-type="float" office:value="0.438991554414636" calcext:value-type="float">
            <text:p>0.438991554414636</text:p>
          </table:table-cell>
          <table:table-cell table:formula="of:=[.O9]" office:value-type="float" office:value="0" calcext:value-type="float">
            <text:p>0</text:p>
          </table:table-cell>
          <table:table-cell table:style-name="ce17" table:formula="of:=[.P9]" office:value-type="float" office:value="0" calcext:value-type="float">
            <text:p>0</text:p>
          </table:table-cell>
          <table:table-cell table:style-name="ce20" table:formula="of:=[.Q9]" office:value-type="float" office:value="0.562448738744889" calcext:value-type="float">
            <text:p>0.562448738744889</text:p>
          </table:table-cell>
          <table:table-cell table:formula="of:=[.R9]" office:value-type="float" office:value="0" calcext:value-type="float">
            <text:p>0</text:p>
          </table:table-cell>
          <table:table-cell table:formula="of:=[.S9]" office:value-type="float" office:value="0.475494852275685" calcext:value-type="float">
            <text:p>0.475494852275685</text:p>
          </table:table-cell>
          <table:table-cell table:formula="of:=[.T9]" office:value-type="float" office:value="0.525990442787603" calcext:value-type="float">
            <text:p>0.525990442787603</text:p>
          </table:table-cell>
          <table:table-cell table:style-name="ce17" table:formula="of:=[.U9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10]" office:value-type="string" office:string-value="22: Pirates of the Caribbean: The Curse of the Black Pearl (2003)" calcext:value-type="string">
            <text:p>22: Pirates of the Caribbean: The Curse of the Black Pearl (2003)</text:p>
          </table:table-cell>
          <table:table-cell table:style-name="ce10" table:formula="of:=IF([.B10]=0;[.B10];[.B10]-[.B$4])" office:value-type="float" office:value="0" calcext:value-type="float">
            <text:p>0</text:p>
          </table:table-cell>
          <table:table-cell table:style-name="ce2" table:formula="of:=IF([.C10]=0;[.C10];[.C10]-[.C$4])" office:value-type="float" office:value="0.56" calcext:value-type="float">
            <text:p>0.56</text:p>
          </table:table-cell>
          <table:table-cell table:style-name="ce2" table:formula="of:=IF([.D10]=0;[.D10];[.D10]-[.D$4])" office:value-type="float" office:value="-0.39" calcext:value-type="float">
            <text:p>-0.39</text:p>
          </table:table-cell>
          <table:table-cell table:style-name="ce2" table:formula="of:=IF([.E10]=0;[.E10];[.E10]-[.E$4])" office:value-type="float" office:value="0" calcext:value-type="float">
            <text:p>0</text:p>
          </table:table-cell>
          <table:table-cell table:style-name="ce50" table:formula="of:=IF([.F10]=0;[.F10];[.F10]-[.F$4])" office:value-type="float" office:value="0.13013698630137" calcext:value-type="float">
            <text:p>0.13013698630137</text:p>
          </table:table-cell>
          <table:table-cell table:style-name="ce10" table:formula="of:=IF([.G10]=0;[.G10];[.G10]-[.G$4])" office:value-type="float" office:value="0.892045454545454" calcext:value-type="float">
            <text:p>0.892045454545454</text:p>
          </table:table-cell>
          <table:table-cell table:style-name="ce2" table:formula="of:=IF([.H10]=0;[.H10];[.H10]-[.H$4])" office:value-type="float" office:value="-1.16666666666667" calcext:value-type="float">
            <text:p>-1.16666666666667</text:p>
          </table:table-cell>
          <table:table-cell table:style-name="ce2" table:formula="of:=IF([.I10]=0;[.I10];[.I10]-[.I$4])" office:value-type="float" office:value="-0.713541666666667" calcext:value-type="float">
            <text:p>-0.713541666666667</text:p>
          </table:table-cell>
          <table:table-cell table:style-name="ce2" table:formula="of:=IF([.J10]=0;[.J10];[.J10]-[.J$4])" office:value-type="float" office:value="0.134328358208955" calcext:value-type="float">
            <text:p>0.134328358208955</text:p>
          </table:table-cell>
          <table:table-cell table:style-name="ce50" table:formula="of:=IF([.K10]=0;[.K10];[.K10]-[.K$4])" office:value-type="float" office:value="0.720588235294118" calcext:value-type="float">
            <text:p>0.720588235294118</text:p>
          </table:table-cell>
          <table:table-cell table:style-name="ce20" table:formula="of:=[.L10]" office:value-type="float" office:value="0" calcext:value-type="float">
            <text:p>0</text:p>
          </table:table-cell>
          <table:table-cell table:formula="of:=[.M10]" office:value-type="float" office:value="0.47668328054518" calcext:value-type="float">
            <text:p>0.47668328054518</text:p>
          </table:table-cell>
          <table:table-cell table:formula="of:=[.N10]" office:value-type="float" office:value="0.438991554414636" calcext:value-type="float">
            <text:p>0.438991554414636</text:p>
          </table:table-cell>
          <table:table-cell table:formula="of:=[.O10]" office:value-type="float" office:value="0" calcext:value-type="float">
            <text:p>0</text:p>
          </table:table-cell>
          <table:table-cell table:style-name="ce17" table:formula="of:=[.P10]" office:value-type="float" office:value="0.37985626502293" calcext:value-type="float">
            <text:p>0.37985626502293</text:p>
          </table:table-cell>
          <table:table-cell table:style-name="ce20" table:formula="of:=[.Q10]" office:value-type="float" office:value="0.562448738744889" calcext:value-type="float">
            <text:p>0.562448738744889</text:p>
          </table:table-cell>
          <table:table-cell table:formula="of:=[.R10]" office:value-type="float" office:value="0.539065851394357" calcext:value-type="float">
            <text:p>0.539065851394357</text:p>
          </table:table-cell>
          <table:table-cell table:formula="of:=[.S10]" office:value-type="float" office:value="0.475494852275685" calcext:value-type="float">
            <text:p>0.475494852275685</text:p>
          </table:table-cell>
          <table:table-cell table:formula="of:=[.T10]" office:value-type="float" office:value="0.525990442787603" calcext:value-type="float">
            <text:p>0.525990442787603</text:p>
          </table:table-cell>
          <table:table-cell table:style-name="ce17" table:formula="of:=[.U10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11]" office:value-type="string" office:string-value="24: Kill Bill: Vol. 1 (2003)" calcext:value-type="string">
            <text:p>24: Kill Bill: Vol. 1 (2003)</text:p>
          </table:table-cell>
          <table:table-cell table:style-name="ce10" table:formula="of:=IF([.B11]=0;[.B11];[.B11]-[.B$4])" office:value-type="float" office:value="0" calcext:value-type="float">
            <text:p>0</text:p>
          </table:table-cell>
          <table:table-cell table:style-name="ce2" table:formula="of:=IF([.C11]=0;[.C11];[.C11]-[.C$4])" office:value-type="float" office:value="0.56" calcext:value-type="float">
            <text:p>0.56</text:p>
          </table:table-cell>
          <table:table-cell table:style-name="ce2" table:formula="of:=IF([.D11]=0;[.D11];[.D11]-[.D$4])" office:value-type="float" office:value="1.61" calcext:value-type="float">
            <text:p>1.61</text:p>
          </table:table-cell>
          <table:table-cell table:style-name="ce2" table:formula="of:=IF([.E11]=0;[.E11];[.E11]-[.E$4])" office:value-type="float" office:value="1.3" calcext:value-type="float">
            <text:p>1.3</text:p>
          </table:table-cell>
          <table:table-cell table:style-name="ce50" table:formula="of:=IF([.F11]=0;[.F11];[.F11]-[.F$4])" office:value-type="float" office:value="-0.36986301369863" calcext:value-type="float">
            <text:p>-0.36986301369863</text:p>
          </table:table-cell>
          <table:table-cell table:style-name="ce10" table:formula="of:=IF([.G11]=0;[.G11];[.G11]-[.G$4])" office:value-type="float" office:value="0.892045454545454" calcext:value-type="float">
            <text:p>0.892045454545454</text:p>
          </table:table-cell>
          <table:table-cell table:style-name="ce2" table:formula="of:=IF([.H11]=0;[.H11];[.H11]-[.H$4])" office:value-type="float" office:value="-0.666666666666667" calcext:value-type="float">
            <text:p>-0.666666666666667</text:p>
          </table:table-cell>
          <table:table-cell table:style-name="ce2" table:formula="of:=IF([.I11]=0;[.I11];[.I11]-[.I$4])" office:value-type="float" office:value="-0.213541666666667" calcext:value-type="float">
            <text:p>-0.213541666666667</text:p>
          </table:table-cell>
          <table:table-cell table:style-name="ce2" table:formula="of:=IF([.J11]=0;[.J11];[.J11]-[.J$4])" office:value-type="float" office:value="0.134328358208955" calcext:value-type="float">
            <text:p>0.134328358208955</text:p>
          </table:table-cell>
          <table:table-cell table:style-name="ce50" table:formula="of:=IF([.K11]=0;[.K11];[.K11]-[.K$4])" office:value-type="float" office:value="0" calcext:value-type="float">
            <text:p>0</text:p>
          </table:table-cell>
          <table:table-cell table:style-name="ce20" table:formula="of:=[.L11]" office:value-type="float" office:value="0" calcext:value-type="float">
            <text:p>0</text:p>
          </table:table-cell>
          <table:table-cell table:formula="of:=[.M11]" office:value-type="float" office:value="0.47668328054518" calcext:value-type="float">
            <text:p>0.47668328054518</text:p>
          </table:table-cell>
          <table:table-cell table:formula="of:=[.N11]" office:value-type="float" office:value="0.438991554414636" calcext:value-type="float">
            <text:p>0.438991554414636</text:p>
          </table:table-cell>
          <table:table-cell table:formula="of:=[.O11]" office:value-type="float" office:value="0.464110147764856" calcext:value-type="float">
            <text:p>0.464110147764856</text:p>
          </table:table-cell>
          <table:table-cell table:style-name="ce17" table:formula="of:=[.P11]" office:value-type="float" office:value="0.37985626502293" calcext:value-type="float">
            <text:p>0.37985626502293</text:p>
          </table:table-cell>
          <table:table-cell table:style-name="ce20" table:formula="of:=[.Q11]" office:value-type="float" office:value="0.562448738744889" calcext:value-type="float">
            <text:p>0.562448738744889</text:p>
          </table:table-cell>
          <table:table-cell table:formula="of:=[.R11]" office:value-type="float" office:value="0.539065851394357" calcext:value-type="float">
            <text:p>0.539065851394357</text:p>
          </table:table-cell>
          <table:table-cell table:formula="of:=[.S11]" office:value-type="float" office:value="0.475494852275685" calcext:value-type="float">
            <text:p>0.475494852275685</text:p>
          </table:table-cell>
          <table:table-cell table:formula="of:=[.T11]" office:value-type="float" office:value="0.525990442787603" calcext:value-type="float">
            <text:p>0.525990442787603</text:p>
          </table:table-cell>
          <table:table-cell table:style-name="ce17" table:formula="of:=[.U11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12]" office:value-type="string" office:string-value="38: Eternal Sunshine of the Spotless Mind (2004)" calcext:value-type="string">
            <text:p>38: Eternal Sunshine of the Spotless Mind (2004)</text:p>
          </table:table-cell>
          <table:table-cell table:style-name="ce10" table:formula="of:=IF([.B12]=0;[.B12];[.B12]-[.B$4])" office:value-type="float" office:value="0" calcext:value-type="float">
            <text:p>0</text:p>
          </table:table-cell>
          <table:table-cell table:style-name="ce2" table:formula="of:=IF([.C12]=0;[.C12];[.C12]-[.C$4])" office:value-type="float" office:value="0" calcext:value-type="float">
            <text:p>0</text:p>
          </table:table-cell>
          <table:table-cell table:style-name="ce2" table:formula="of:=IF([.D12]=0;[.D12];[.D12]-[.D$4])" office:value-type="float" office:value="0.11" calcext:value-type="float">
            <text:p>0.11</text:p>
          </table:table-cell>
          <table:table-cell table:style-name="ce2" table:formula="of:=IF([.E12]=0;[.E12];[.E12]-[.E$4])" office:value-type="float" office:value="1.3" calcext:value-type="float">
            <text:p>1.3</text:p>
          </table:table-cell>
          <table:table-cell table:style-name="ce50" table:formula="of:=IF([.F12]=0;[.F12];[.F12]-[.F$4])" office:value-type="float" office:value="0" calcext:value-type="float">
            <text:p>0</text:p>
          </table:table-cell>
          <table:table-cell table:style-name="ce10" table:formula="of:=IF([.G12]=0;[.G12];[.G12]-[.G$4])" office:value-type="float" office:value="0.892045454545454" calcext:value-type="float">
            <text:p>0.892045454545454</text:p>
          </table:table-cell>
          <table:table-cell table:style-name="ce2" table:formula="of:=IF([.H12]=0;[.H12];[.H12]-[.H$4])" office:value-type="float" office:value="0" calcext:value-type="float">
            <text:p>0</text:p>
          </table:table-cell>
          <table:table-cell table:style-name="ce2" table:formula="of:=IF([.I12]=0;[.I12];[.I12]-[.I$4])" office:value-type="float" office:value="0.286458333333333" calcext:value-type="float">
            <text:p>0.286458333333333</text:p>
          </table:table-cell>
          <table:table-cell table:style-name="ce2" table:formula="of:=IF([.J12]=0;[.J12];[.J12]-[.J$4])" office:value-type="float" office:value="0.134328358208955" calcext:value-type="float">
            <text:p>0.134328358208955</text:p>
          </table:table-cell>
          <table:table-cell table:style-name="ce50" table:formula="of:=IF([.K12]=0;[.K12];[.K12]-[.K$4])" office:value-type="float" office:value="0.720588235294118" calcext:value-type="float">
            <text:p>0.720588235294118</text:p>
          </table:table-cell>
          <table:table-cell table:style-name="ce20" table:formula="of:=[.L12]" office:value-type="float" office:value="0" calcext:value-type="float">
            <text:p>0</text:p>
          </table:table-cell>
          <table:table-cell table:formula="of:=[.M12]" office:value-type="float" office:value="0" calcext:value-type="float">
            <text:p>0</text:p>
          </table:table-cell>
          <table:table-cell table:formula="of:=[.N12]" office:value-type="float" office:value="0.438991554414636" calcext:value-type="float">
            <text:p>0.438991554414636</text:p>
          </table:table-cell>
          <table:table-cell table:formula="of:=[.O12]" office:value-type="float" office:value="0.464110147764856" calcext:value-type="float">
            <text:p>0.464110147764856</text:p>
          </table:table-cell>
          <table:table-cell table:style-name="ce17" table:formula="of:=[.P12]" office:value-type="float" office:value="0" calcext:value-type="float">
            <text:p>0</text:p>
          </table:table-cell>
          <table:table-cell table:style-name="ce20" table:formula="of:=[.Q12]" office:value-type="float" office:value="0.562448738744889" calcext:value-type="float">
            <text:p>0.562448738744889</text:p>
          </table:table-cell>
          <table:table-cell table:formula="of:=[.R12]" office:value-type="float" office:value="0" calcext:value-type="float">
            <text:p>0</text:p>
          </table:table-cell>
          <table:table-cell table:formula="of:=[.S12]" office:value-type="float" office:value="0.475494852275685" calcext:value-type="float">
            <text:p>0.475494852275685</text:p>
          </table:table-cell>
          <table:table-cell table:formula="of:=[.T12]" office:value-type="float" office:value="0.525990442787603" calcext:value-type="float">
            <text:p>0.525990442787603</text:p>
          </table:table-cell>
          <table:table-cell table:style-name="ce17" table:formula="of:=[.U12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13]" office:value-type="string" office:string-value="63: Twelve Monkeys (a.k.a. 12 Monkeys) (1995)" calcext:value-type="string">
            <text:p>63: Twelve Monkeys (a.k.a. 12 Monkeys) (1995)</text:p>
          </table:table-cell>
          <table:table-cell table:style-name="ce10" table:formula="of:=IF([.B13]=0;[.B13];[.B13]-[.B$4])" office:value-type="float" office:value="0" calcext:value-type="float">
            <text:p>0</text:p>
          </table:table-cell>
          <table:table-cell table:style-name="ce2" table:formula="of:=IF([.C13]=0;[.C13];[.C13]-[.C$4])" office:value-type="float" office:value="0.56" calcext:value-type="float">
            <text:p>0.56</text:p>
          </table:table-cell>
          <table:table-cell table:style-name="ce2" table:formula="of:=IF([.D13]=0;[.D13];[.D13]-[.D$4])" office:value-type="float" office:value="0.61" calcext:value-type="float">
            <text:p>0.61</text:p>
          </table:table-cell>
          <table:table-cell table:style-name="ce2" table:formula="of:=IF([.E13]=0;[.E13];[.E13]-[.E$4])" office:value-type="float" office:value="0.3" calcext:value-type="float">
            <text:p>0.3</text:p>
          </table:table-cell>
          <table:table-cell table:style-name="ce50" table:formula="of:=IF([.F13]=0;[.F13];[.F13]-[.F$4])" office:value-type="float" office:value="1.63013698630137" calcext:value-type="float">
            <text:p>1.63013698630137</text:p>
          </table:table-cell>
          <table:table-cell table:style-name="ce10" table:formula="of:=IF([.G13]=0;[.G13];[.G13]-[.G$4])" office:value-type="float" office:value="-1.10795454545455" calcext:value-type="float">
            <text:p>-1.10795454545455</text:p>
          </table:table-cell>
          <table:table-cell table:style-name="ce2" table:formula="of:=IF([.H13]=0;[.H13];[.H13]-[.H$4])" office:value-type="float" office:value="0.333333333333333" calcext:value-type="float">
            <text:p>0.333333333333333</text:p>
          </table:table-cell>
          <table:table-cell table:style-name="ce2" table:formula="of:=IF([.I13]=0;[.I13];[.I13]-[.I$4])" office:value-type="float" office:value="-0.213541666666667" calcext:value-type="float">
            <text:p>-0.213541666666667</text:p>
          </table:table-cell>
          <table:table-cell table:style-name="ce2" table:formula="of:=IF([.J13]=0;[.J13];[.J13]-[.J$4])" office:value-type="float" office:value="0" calcext:value-type="float">
            <text:p>0</text:p>
          </table:table-cell>
          <table:table-cell table:style-name="ce50" table:formula="of:=IF([.K13]=0;[.K13];[.K13]-[.K$4])" office:value-type="float" office:value="0" calcext:value-type="float">
            <text:p>0</text:p>
          </table:table-cell>
          <table:table-cell table:style-name="ce20" table:formula="of:=[.L13]" office:value-type="float" office:value="0" calcext:value-type="float">
            <text:p>0</text:p>
          </table:table-cell>
          <table:table-cell table:formula="of:=[.M13]" office:value-type="float" office:value="0.47668328054518" calcext:value-type="float">
            <text:p>0.47668328054518</text:p>
          </table:table-cell>
          <table:table-cell table:formula="of:=[.N13]" office:value-type="float" office:value="0.438991554414636" calcext:value-type="float">
            <text:p>0.438991554414636</text:p>
          </table:table-cell>
          <table:table-cell table:formula="of:=[.O13]" office:value-type="float" office:value="0.464110147764856" calcext:value-type="float">
            <text:p>0.464110147764856</text:p>
          </table:table-cell>
          <table:table-cell table:style-name="ce17" table:formula="of:=[.P13]" office:value-type="float" office:value="0.37985626502293" calcext:value-type="float">
            <text:p>0.37985626502293</text:p>
          </table:table-cell>
          <table:table-cell table:style-name="ce20" table:formula="of:=[.Q13]" office:value-type="float" office:value="0.562448738744889" calcext:value-type="float">
            <text:p>0.562448738744889</text:p>
          </table:table-cell>
          <table:table-cell table:formula="of:=[.R13]" office:value-type="float" office:value="0.539065851394357" calcext:value-type="float">
            <text:p>0.539065851394357</text:p>
          </table:table-cell>
          <table:table-cell table:formula="of:=[.S13]" office:value-type="float" office:value="0.475494852275685" calcext:value-type="float">
            <text:p>0.475494852275685</text:p>
          </table:table-cell>
          <table:table-cell table:formula="of:=[.T13]" office:value-type="float" office:value="0" calcext:value-type="float">
            <text:p>0</text:p>
          </table:table-cell>
          <table:table-cell table:style-name="ce17" table:formula="of:=[.U13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14]" office:value-type="string" office:string-value="77: Memento (2000)" calcext:value-type="string">
            <text:p>77: Memento (2000)</text:p>
          </table:table-cell>
          <table:table-cell table:style-name="ce10" table:formula="of:=IF([.B14]=0;[.B14];[.B14]-[.B$4])" office:value-type="float" office:value="0" calcext:value-type="float">
            <text:p>0</text:p>
          </table:table-cell>
          <table:table-cell table:style-name="ce2" table:formula="of:=IF([.C14]=0;[.C14];[.C14]-[.C$4])" office:value-type="float" office:value="0.56" calcext:value-type="float">
            <text:p>0.56</text:p>
          </table:table-cell>
          <table:table-cell table:style-name="ce2" table:formula="of:=IF([.D14]=0;[.D14];[.D14]-[.D$4])" office:value-type="float" office:value="1.61" calcext:value-type="float">
            <text:p>1.61</text:p>
          </table:table-cell>
          <table:table-cell table:style-name="ce2" table:formula="of:=IF([.E14]=0;[.E14];[.E14]-[.E$4])" office:value-type="float" office:value="0.8" calcext:value-type="float">
            <text:p>0.8</text:p>
          </table:table-cell>
          <table:table-cell table:style-name="ce50" table:formula="of:=IF([.F14]=0;[.F14];[.F14]-[.F$4])" office:value-type="float" office:value="1.63013698630137" calcext:value-type="float">
            <text:p>1.63013698630137</text:p>
          </table:table-cell>
          <table:table-cell table:style-name="ce10" table:formula="of:=IF([.G14]=0;[.G14];[.G14]-[.G$4])" office:value-type="float" office:value="0" calcext:value-type="float">
            <text:p>0</text:p>
          </table:table-cell>
          <table:table-cell table:style-name="ce2" table:formula="of:=IF([.H14]=0;[.H14];[.H14]-[.H$4])" office:value-type="float" office:value="0.833333333333333" calcext:value-type="float">
            <text:p>0.833333333333333</text:p>
          </table:table-cell>
          <table:table-cell table:style-name="ce2" table:formula="of:=IF([.I14]=0;[.I14];[.I14]-[.I$4])" office:value-type="float" office:value="0.786458333333334" calcext:value-type="float">
            <text:p>0.786458333333334</text:p>
          </table:table-cell>
          <table:table-cell table:style-name="ce2" table:formula="of:=IF([.J14]=0;[.J14];[.J14]-[.J$4])" office:value-type="float" office:value="0.134328358208955" calcext:value-type="float">
            <text:p>0.134328358208955</text:p>
          </table:table-cell>
          <table:table-cell table:style-name="ce50" table:formula="of:=IF([.K14]=0;[.K14];[.K14]-[.K$4])" office:value-type="float" office:value="0" calcext:value-type="float">
            <text:p>0</text:p>
          </table:table-cell>
          <table:table-cell table:style-name="ce20" table:formula="of:=[.L14]" office:value-type="float" office:value="0" calcext:value-type="float">
            <text:p>0</text:p>
          </table:table-cell>
          <table:table-cell table:formula="of:=[.M14]" office:value-type="float" office:value="0.47668328054518" calcext:value-type="float">
            <text:p>0.47668328054518</text:p>
          </table:table-cell>
          <table:table-cell table:formula="of:=[.N14]" office:value-type="float" office:value="0.438991554414636" calcext:value-type="float">
            <text:p>0.438991554414636</text:p>
          </table:table-cell>
          <table:table-cell table:formula="of:=[.O14]" office:value-type="float" office:value="0.464110147764856" calcext:value-type="float">
            <text:p>0.464110147764856</text:p>
          </table:table-cell>
          <table:table-cell table:style-name="ce17" table:formula="of:=[.P14]" office:value-type="float" office:value="0.37985626502293" calcext:value-type="float">
            <text:p>0.37985626502293</text:p>
          </table:table-cell>
          <table:table-cell table:style-name="ce20" table:formula="of:=[.Q14]" office:value-type="float" office:value="0" calcext:value-type="float">
            <text:p>0</text:p>
          </table:table-cell>
          <table:table-cell table:formula="of:=[.R14]" office:value-type="float" office:value="0.539065851394357" calcext:value-type="float">
            <text:p>0.539065851394357</text:p>
          </table:table-cell>
          <table:table-cell table:formula="of:=[.S14]" office:value-type="float" office:value="0.475494852275685" calcext:value-type="float">
            <text:p>0.475494852275685</text:p>
          </table:table-cell>
          <table:table-cell table:formula="of:=[.T14]" office:value-type="float" office:value="0.525990442787603" calcext:value-type="float">
            <text:p>0.525990442787603</text:p>
          </table:table-cell>
          <table:table-cell table:style-name="ce17" table:formula="of:=[.U14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15]" office:value-type="string" office:string-value="85: Raiders of the Lost Ark (Indiana Jones and the Raiders of the Lost Ark) (1981)" calcext:value-type="string">
            <text:p>85: Raiders of the Lost Ark (Indiana Jones and the Raiders of the Lost Ark) (1981)</text:p>
          </table:table-cell>
          <table:table-cell table:style-name="ce10" table:formula="of:=IF([.B15]=0;[.B15];[.B15]-[.B$4])" office:value-type="float" office:value="0" calcext:value-type="float">
            <text:p>0</text:p>
          </table:table-cell>
          <table:table-cell table:style-name="ce2" table:formula="of:=IF([.C15]=0;[.C15];[.C15]-[.C$4])" office:value-type="float" office:value="1.56" calcext:value-type="float">
            <text:p>1.56</text:p>
          </table:table-cell>
          <table:table-cell table:style-name="ce2" table:formula="of:=IF([.D15]=0;[.D15];[.D15]-[.D$4])" office:value-type="float" office:value="1.61" calcext:value-type="float">
            <text:p>1.61</text:p>
          </table:table-cell>
          <table:table-cell table:style-name="ce2" table:formula="of:=IF([.E15]=0;[.E15];[.E15]-[.E$4])" office:value-type="float" office:value="0.3" calcext:value-type="float">
            <text:p>0.3</text:p>
          </table:table-cell>
          <table:table-cell table:style-name="ce50" table:formula="of:=IF([.F15]=0;[.F15];[.F15]-[.F$4])" office:value-type="float" office:value="-0.36986301369863" calcext:value-type="float">
            <text:p>-0.36986301369863</text:p>
          </table:table-cell>
          <table:table-cell table:style-name="ce10" table:formula="of:=IF([.G15]=0;[.G15];[.G15]-[.G$4])" office:value-type="float" office:value="0.892045454545454" calcext:value-type="float">
            <text:p>0.892045454545454</text:p>
          </table:table-cell>
          <table:table-cell table:style-name="ce2" table:formula="of:=IF([.H15]=0;[.H15];[.H15]-[.H$4])" office:value-type="float" office:value="0" calcext:value-type="float">
            <text:p>0</text:p>
          </table:table-cell>
          <table:table-cell table:style-name="ce2" table:formula="of:=IF([.I15]=0;[.I15];[.I15]-[.I$4])" office:value-type="float" office:value="0.286458333333333" calcext:value-type="float">
            <text:p>0.286458333333333</text:p>
          </table:table-cell>
          <table:table-cell table:style-name="ce2" table:formula="of:=IF([.J15]=0;[.J15];[.J15]-[.J$4])" office:value-type="float" office:value="0.134328358208955" calcext:value-type="float">
            <text:p>0.134328358208955</text:p>
          </table:table-cell>
          <table:table-cell table:style-name="ce50" table:formula="of:=IF([.K15]=0;[.K15];[.K15]-[.K$4])" office:value-type="float" office:value="0" calcext:value-type="float">
            <text:p>0</text:p>
          </table:table-cell>
          <table:table-cell table:style-name="ce20" table:formula="of:=[.L15]" office:value-type="float" office:value="0" calcext:value-type="float">
            <text:p>0</text:p>
          </table:table-cell>
          <table:table-cell table:formula="of:=[.M15]" office:value-type="float" office:value="0.47668328054518" calcext:value-type="float">
            <text:p>0.47668328054518</text:p>
          </table:table-cell>
          <table:table-cell table:formula="of:=[.N15]" office:value-type="float" office:value="0.438991554414636" calcext:value-type="float">
            <text:p>0.438991554414636</text:p>
          </table:table-cell>
          <table:table-cell table:formula="of:=[.O15]" office:value-type="float" office:value="0.464110147764856" calcext:value-type="float">
            <text:p>0.464110147764856</text:p>
          </table:table-cell>
          <table:table-cell table:style-name="ce17" table:formula="of:=[.P15]" office:value-type="float" office:value="0.37985626502293" calcext:value-type="float">
            <text:p>0.37985626502293</text:p>
          </table:table-cell>
          <table:table-cell table:style-name="ce20" table:formula="of:=[.Q15]" office:value-type="float" office:value="0.562448738744889" calcext:value-type="float">
            <text:p>0.562448738744889</text:p>
          </table:table-cell>
          <table:table-cell table:formula="of:=[.R15]" office:value-type="float" office:value="0" calcext:value-type="float">
            <text:p>0</text:p>
          </table:table-cell>
          <table:table-cell table:formula="of:=[.S15]" office:value-type="float" office:value="0.475494852275685" calcext:value-type="float">
            <text:p>0.475494852275685</text:p>
          </table:table-cell>
          <table:table-cell table:formula="of:=[.T15]" office:value-type="float" office:value="0.525990442787603" calcext:value-type="float">
            <text:p>0.525990442787603</text:p>
          </table:table-cell>
          <table:table-cell table:style-name="ce17" table:formula="of:=[.U15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16]" office:value-type="string" office:string-value="98: Gladiator (2000)" calcext:value-type="string">
            <text:p>98: Gladiator (2000)</text:p>
          </table:table-cell>
          <table:table-cell table:style-name="ce10" table:formula="of:=IF([.B16]=0;[.B16];[.B16]-[.B$4])" office:value-type="float" office:value="0" calcext:value-type="float">
            <text:p>0</text:p>
          </table:table-cell>
          <table:table-cell table:style-name="ce2" table:formula="of:=IF([.C16]=0;[.C16];[.C16]-[.C$4])" office:value-type="float" office:value="1.56" calcext:value-type="float">
            <text:p>1.56</text:p>
          </table:table-cell>
          <table:table-cell table:style-name="ce2" table:formula="of:=IF([.D16]=0;[.D16];[.D16]-[.D$4])" office:value-type="float" office:value="-0.89" calcext:value-type="float">
            <text:p>-0.89</text:p>
          </table:table-cell>
          <table:table-cell table:style-name="ce2" table:formula="of:=IF([.E16]=0;[.E16];[.E16]-[.E$4])" office:value-type="float" office:value="-0.7" calcext:value-type="float">
            <text:p>-0.7</text:p>
          </table:table-cell>
          <table:table-cell table:style-name="ce50" table:formula="of:=IF([.F16]=0;[.F16];[.F16]-[.F$4])" office:value-type="float" office:value="0.63013698630137" calcext:value-type="float">
            <text:p>0.63013698630137</text:p>
          </table:table-cell>
          <table:table-cell table:style-name="ce10" table:formula="of:=IF([.G16]=0;[.G16];[.G16]-[.G$4])" office:value-type="float" office:value="-0.607954545454546" calcext:value-type="float">
            <text:p>-0.607954545454546</text:p>
          </table:table-cell>
          <table:table-cell table:style-name="ce2" table:formula="of:=IF([.H16]=0;[.H16];[.H16]-[.H$4])" office:value-type="float" office:value="0.333333333333333" calcext:value-type="float">
            <text:p>0.333333333333333</text:p>
          </table:table-cell>
          <table:table-cell table:style-name="ce2" table:formula="of:=IF([.I16]=0;[.I16];[.I16]-[.I$4])" office:value-type="float" office:value="-0.213541666666667" calcext:value-type="float">
            <text:p>-0.213541666666667</text:p>
          </table:table-cell>
          <table:table-cell table:style-name="ce2" table:formula="of:=IF([.J16]=0;[.J16];[.J16]-[.J$4])" office:value-type="float" office:value="0.134328358208955" calcext:value-type="float">
            <text:p>0.134328358208955</text:p>
          </table:table-cell>
          <table:table-cell table:style-name="ce50" table:formula="of:=IF([.K16]=0;[.K16];[.K16]-[.K$4])" office:value-type="float" office:value="0.220588235294118" calcext:value-type="float">
            <text:p>0.220588235294118</text:p>
          </table:table-cell>
          <table:table-cell table:style-name="ce20" table:formula="of:=[.L16]" office:value-type="float" office:value="0" calcext:value-type="float">
            <text:p>0</text:p>
          </table:table-cell>
          <table:table-cell table:formula="of:=[.M16]" office:value-type="float" office:value="0.47668328054518" calcext:value-type="float">
            <text:p>0.47668328054518</text:p>
          </table:table-cell>
          <table:table-cell table:formula="of:=[.N16]" office:value-type="float" office:value="0.438991554414636" calcext:value-type="float">
            <text:p>0.438991554414636</text:p>
          </table:table-cell>
          <table:table-cell table:formula="of:=[.O16]" office:value-type="float" office:value="0.464110147764856" calcext:value-type="float">
            <text:p>0.464110147764856</text:p>
          </table:table-cell>
          <table:table-cell table:style-name="ce17" table:formula="of:=[.P16]" office:value-type="float" office:value="0.37985626502293" calcext:value-type="float">
            <text:p>0.37985626502293</text:p>
          </table:table-cell>
          <table:table-cell table:style-name="ce20" table:formula="of:=[.Q16]" office:value-type="float" office:value="0.562448738744889" calcext:value-type="float">
            <text:p>0.562448738744889</text:p>
          </table:table-cell>
          <table:table-cell table:formula="of:=[.R16]" office:value-type="float" office:value="0.539065851394357" calcext:value-type="float">
            <text:p>0.539065851394357</text:p>
          </table:table-cell>
          <table:table-cell table:formula="of:=[.S16]" office:value-type="float" office:value="0.475494852275685" calcext:value-type="float">
            <text:p>0.475494852275685</text:p>
          </table:table-cell>
          <table:table-cell table:formula="of:=[.T16]" office:value-type="float" office:value="0.525990442787603" calcext:value-type="float">
            <text:p>0.525990442787603</text:p>
          </table:table-cell>
          <table:table-cell table:style-name="ce17" table:formula="of:=[.U16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17]" office:value-type="string" office:string-value="105: Back to the Future (1985)" calcext:value-type="string">
            <text:p>105: Back to the Future (1985)</text:p>
          </table:table-cell>
          <table:table-cell table:style-name="ce10" table:formula="of:=IF([.B17]=0;[.B17];[.B17]-[.B$4])" office:value-type="float" office:value="0" calcext:value-type="float">
            <text:p>0</text:p>
          </table:table-cell>
          <table:table-cell table:style-name="ce2" table:formula="of:=IF([.C17]=0;[.C17];[.C17]-[.C$4])" office:value-type="float" office:value="0.0600000000000001" calcext:value-type="float">
            <text:p>0.06</text:p>
          </table:table-cell>
          <table:table-cell table:style-name="ce2" table:formula="of:=IF([.D17]=0;[.D17];[.D17]-[.D$4])" office:value-type="float" office:value="1.61" calcext:value-type="float">
            <text:p>1.61</text:p>
          </table:table-cell>
          <table:table-cell table:style-name="ce2" table:formula="of:=IF([.E17]=0;[.E17];[.E17]-[.E$4])" office:value-type="float" office:value="0" calcext:value-type="float">
            <text:p>0</text:p>
          </table:table-cell>
          <table:table-cell table:style-name="ce50" table:formula="of:=IF([.F17]=0;[.F17];[.F17]-[.F$4])" office:value-type="float" office:value="-1.36986301369863" calcext:value-type="float">
            <text:p>-1.36986301369863</text:p>
          </table:table-cell>
          <table:table-cell table:style-name="ce10" table:formula="of:=IF([.G17]=0;[.G17];[.G17]-[.G$4])" office:value-type="float" office:value="0.892045454545454" calcext:value-type="float">
            <text:p>0.892045454545454</text:p>
          </table:table-cell>
          <table:table-cell table:style-name="ce2" table:formula="of:=IF([.H17]=0;[.H17];[.H17]-[.H$4])" office:value-type="float" office:value="0.833333333333333" calcext:value-type="float">
            <text:p>0.833333333333333</text:p>
          </table:table-cell>
          <table:table-cell table:style-name="ce2" table:formula="of:=IF([.I17]=0;[.I17];[.I17]-[.I$4])" office:value-type="float" office:value="0.286458333333333" calcext:value-type="float">
            <text:p>0.286458333333333</text:p>
          </table:table-cell>
          <table:table-cell table:style-name="ce2" table:formula="of:=IF([.J17]=0;[.J17];[.J17]-[.J$4])" office:value-type="float" office:value="0.634328358208955" calcext:value-type="float">
            <text:p>0.634328358208955</text:p>
          </table:table-cell>
          <table:table-cell table:style-name="ce50" table:formula="of:=IF([.K17]=0;[.K17];[.K17]-[.K$4])" office:value-type="float" office:value="0" calcext:value-type="float">
            <text:p>0</text:p>
          </table:table-cell>
          <table:table-cell table:style-name="ce20" table:formula="of:=[.L17]" office:value-type="float" office:value="0" calcext:value-type="float">
            <text:p>0</text:p>
          </table:table-cell>
          <table:table-cell table:formula="of:=[.M17]" office:value-type="float" office:value="0.47668328054518" calcext:value-type="float">
            <text:p>0.47668328054518</text:p>
          </table:table-cell>
          <table:table-cell table:formula="of:=[.N17]" office:value-type="float" office:value="0.438991554414636" calcext:value-type="float">
            <text:p>0.438991554414636</text:p>
          </table:table-cell>
          <table:table-cell table:formula="of:=[.O17]" office:value-type="float" office:value="0" calcext:value-type="float">
            <text:p>0</text:p>
          </table:table-cell>
          <table:table-cell table:style-name="ce17" table:formula="of:=[.P17]" office:value-type="float" office:value="0.37985626502293" calcext:value-type="float">
            <text:p>0.37985626502293</text:p>
          </table:table-cell>
          <table:table-cell table:style-name="ce20" table:formula="of:=[.Q17]" office:value-type="float" office:value="0.562448738744889" calcext:value-type="float">
            <text:p>0.562448738744889</text:p>
          </table:table-cell>
          <table:table-cell table:formula="of:=[.R17]" office:value-type="float" office:value="0.539065851394357" calcext:value-type="float">
            <text:p>0.539065851394357</text:p>
          </table:table-cell>
          <table:table-cell table:formula="of:=[.S17]" office:value-type="float" office:value="0.475494852275685" calcext:value-type="float">
            <text:p>0.475494852275685</text:p>
          </table:table-cell>
          <table:table-cell table:formula="of:=[.T17]" office:value-type="float" office:value="0.525990442787603" calcext:value-type="float">
            <text:p>0.525990442787603</text:p>
          </table:table-cell>
          <table:table-cell table:style-name="ce17" table:formula="of:=[.U17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18]" office:value-type="string" office:string-value="107: Snatch (2000)" calcext:value-type="string">
            <text:p>107: Snatch (2000)</text:p>
          </table:table-cell>
          <table:table-cell table:style-name="ce10" table:formula="of:=IF([.B18]=0;[.B18];[.B18]-[.B$4])" office:value-type="float" office:value="0" calcext:value-type="float">
            <text:p>0</text:p>
          </table:table-cell>
          <table:table-cell table:style-name="ce2" table:formula="of:=IF([.C18]=0;[.C18];[.C18]-[.C$4])" office:value-type="float" office:value="0" calcext:value-type="float">
            <text:p>0</text:p>
          </table:table-cell>
          <table:table-cell table:style-name="ce2" table:formula="of:=IF([.D18]=0;[.D18];[.D18]-[.D$4])" office:value-type="float" office:value="0.11" calcext:value-type="float">
            <text:p>0.11</text:p>
          </table:table-cell>
          <table:table-cell table:style-name="ce2" table:formula="of:=IF([.E18]=0;[.E18];[.E18]-[.E$4])" office:value-type="float" office:value="0" calcext:value-type="float">
            <text:p>0</text:p>
          </table:table-cell>
          <table:table-cell table:style-name="ce50" table:formula="of:=IF([.F18]=0;[.F18];[.F18]-[.F$4])" office:value-type="float" office:value="-0.36986301369863" calcext:value-type="float">
            <text:p>-0.36986301369863</text:p>
          </table:table-cell>
          <table:table-cell table:style-name="ce10" table:formula="of:=IF([.G18]=0;[.G18];[.G18]-[.G$4])" office:value-type="float" office:value="0" calcext:value-type="float">
            <text:p>0</text:p>
          </table:table-cell>
          <table:table-cell table:style-name="ce2" table:formula="of:=IF([.H18]=0;[.H18];[.H18]-[.H$4])" office:value-type="float" office:value="-0.166666666666667" calcext:value-type="float">
            <text:p>-0.166666666666667</text:p>
          </table:table-cell>
          <table:table-cell table:style-name="ce2" table:formula="of:=IF([.I18]=0;[.I18];[.I18]-[.I$4])" office:value-type="float" office:value="0.286458333333333" calcext:value-type="float">
            <text:p>0.286458333333333</text:p>
          </table:table-cell>
          <table:table-cell table:style-name="ce2" table:formula="of:=IF([.J18]=0;[.J18];[.J18]-[.J$4])" office:value-type="float" office:value="0.134328358208955" calcext:value-type="float">
            <text:p>0.134328358208955</text:p>
          </table:table-cell>
          <table:table-cell table:style-name="ce50" table:formula="of:=IF([.K18]=0;[.K18];[.K18]-[.K$4])" office:value-type="float" office:value="0" calcext:value-type="float">
            <text:p>0</text:p>
          </table:table-cell>
          <table:table-cell table:style-name="ce20" table:formula="of:=[.L18]" office:value-type="float" office:value="0" calcext:value-type="float">
            <text:p>0</text:p>
          </table:table-cell>
          <table:table-cell table:formula="of:=[.M18]" office:value-type="float" office:value="0" calcext:value-type="float">
            <text:p>0</text:p>
          </table:table-cell>
          <table:table-cell table:formula="of:=[.N18]" office:value-type="float" office:value="0.438991554414636" calcext:value-type="float">
            <text:p>0.438991554414636</text:p>
          </table:table-cell>
          <table:table-cell table:formula="of:=[.O18]" office:value-type="float" office:value="0" calcext:value-type="float">
            <text:p>0</text:p>
          </table:table-cell>
          <table:table-cell table:style-name="ce17" table:formula="of:=[.P18]" office:value-type="float" office:value="0.37985626502293" calcext:value-type="float">
            <text:p>0.37985626502293</text:p>
          </table:table-cell>
          <table:table-cell table:style-name="ce20" table:formula="of:=[.Q18]" office:value-type="float" office:value="0" calcext:value-type="float">
            <text:p>0</text:p>
          </table:table-cell>
          <table:table-cell table:formula="of:=[.R18]" office:value-type="float" office:value="0.539065851394357" calcext:value-type="float">
            <text:p>0.539065851394357</text:p>
          </table:table-cell>
          <table:table-cell table:formula="of:=[.S18]" office:value-type="float" office:value="0.475494852275685" calcext:value-type="float">
            <text:p>0.475494852275685</text:p>
          </table:table-cell>
          <table:table-cell table:formula="of:=[.T18]" office:value-type="float" office:value="0.525990442787603" calcext:value-type="float">
            <text:p>0.525990442787603</text:p>
          </table:table-cell>
          <table:table-cell table:style-name="ce17" table:formula="of:=[.U18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19]" office:value-type="string" office:string-value="114: Pretty Woman (1990)" calcext:value-type="string">
            <text:p>114: Pretty Woman (1990)</text:p>
          </table:table-cell>
          <table:table-cell table:style-name="ce10" table:formula="of:=IF([.B19]=0;[.B19];[.B19]-[.B$4])" office:value-type="float" office:value="-0.5" calcext:value-type="float">
            <text:p>-0.5</text:p>
          </table:table-cell>
          <table:table-cell table:style-name="ce2" table:formula="of:=IF([.C19]=0;[.C19];[.C19]-[.C$4])" office:value-type="float" office:value="0.56" calcext:value-type="float">
            <text:p>0.56</text:p>
          </table:table-cell>
          <table:table-cell table:style-name="ce2" table:formula="of:=IF([.D19]=0;[.D19];[.D19]-[.D$4])" office:value-type="float" office:value="-0.39" calcext:value-type="float">
            <text:p>-0.39</text:p>
          </table:table-cell>
          <table:table-cell table:style-name="ce2" table:formula="of:=IF([.E19]=0;[.E19];[.E19]-[.E$4])" office:value-type="float" office:value="0" calcext:value-type="float">
            <text:p>0</text:p>
          </table:table-cell>
          <table:table-cell table:style-name="ce50" table:formula="of:=IF([.F19]=0;[.F19];[.F19]-[.F$4])" office:value-type="float" office:value="-1.36986301369863" calcext:value-type="float">
            <text:p>-1.36986301369863</text:p>
          </table:table-cell>
          <table:table-cell table:style-name="ce10" table:formula="of:=IF([.G19]=0;[.G19];[.G19]-[.G$4])" office:value-type="float" office:value="-0.607954545454546" calcext:value-type="float">
            <text:p>-0.607954545454546</text:p>
          </table:table-cell>
          <table:table-cell table:style-name="ce2" table:formula="of:=IF([.H19]=0;[.H19];[.H19]-[.H$4])" office:value-type="float" office:value="0" calcext:value-type="float">
            <text:p>0</text:p>
          </table:table-cell>
          <table:table-cell table:style-name="ce2" table:formula="of:=IF([.I19]=0;[.I19];[.I19]-[.I$4])" office:value-type="float" office:value="-0.213541666666667" calcext:value-type="float">
            <text:p>-0.213541666666667</text:p>
          </table:table-cell>
          <table:table-cell table:style-name="ce2" table:formula="of:=IF([.J19]=0;[.J19];[.J19]-[.J$4])" office:value-type="float" office:value="0" calcext:value-type="float">
            <text:p>0</text:p>
          </table:table-cell>
          <table:table-cell table:style-name="ce50" table:formula="of:=IF([.K19]=0;[.K19];[.K19]-[.K$4])" office:value-type="float" office:value="0" calcext:value-type="float">
            <text:p>0</text:p>
          </table:table-cell>
          <table:table-cell table:style-name="ce20" table:formula="of:=[.L19]" office:value-type="float" office:value="0.400274504253816" calcext:value-type="float">
            <text:p>0.400274504253816</text:p>
          </table:table-cell>
          <table:table-cell table:formula="of:=[.M19]" office:value-type="float" office:value="0.47668328054518" calcext:value-type="float">
            <text:p>0.47668328054518</text:p>
          </table:table-cell>
          <table:table-cell table:formula="of:=[.N19]" office:value-type="float" office:value="0.438991554414636" calcext:value-type="float">
            <text:p>0.438991554414636</text:p>
          </table:table-cell>
          <table:table-cell table:formula="of:=[.O19]" office:value-type="float" office:value="0" calcext:value-type="float">
            <text:p>0</text:p>
          </table:table-cell>
          <table:table-cell table:style-name="ce17" table:formula="of:=[.P19]" office:value-type="float" office:value="0.37985626502293" calcext:value-type="float">
            <text:p>0.37985626502293</text:p>
          </table:table-cell>
          <table:table-cell table:style-name="ce20" table:formula="of:=[.Q19]" office:value-type="float" office:value="0.562448738744889" calcext:value-type="float">
            <text:p>0.562448738744889</text:p>
          </table:table-cell>
          <table:table-cell table:formula="of:=[.R19]" office:value-type="float" office:value="0" calcext:value-type="float">
            <text:p>0</text:p>
          </table:table-cell>
          <table:table-cell table:formula="of:=[.S19]" office:value-type="float" office:value="0.475494852275685" calcext:value-type="float">
            <text:p>0.475494852275685</text:p>
          </table:table-cell>
          <table:table-cell table:formula="of:=[.T19]" office:value-type="float" office:value="0" calcext:value-type="float">
            <text:p>0</text:p>
          </table:table-cell>
          <table:table-cell table:style-name="ce17" table:formula="of:=[.U19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20]" office:value-type="string" office:string-value="120: The Lord of the Rings: The Fellowship of the Ring (2001)" calcext:value-type="string">
            <text:p>120: The Lord of the Rings: The Fellowship of the Ring (2001)</text:p>
          </table:table-cell>
          <table:table-cell table:style-name="ce10" table:formula="of:=IF([.B20]=0;[.B20];[.B20]-[.B$4])" office:value-type="float" office:value="0.5" calcext:value-type="float">
            <text:p>0.5</text:p>
          </table:table-cell>
          <table:table-cell table:style-name="ce2" table:formula="of:=IF([.C20]=0;[.C20];[.C20]-[.C$4])" office:value-type="float" office:value="0.0600000000000001" calcext:value-type="float">
            <text:p>0.06</text:p>
          </table:table-cell>
          <table:table-cell table:style-name="ce2" table:formula="of:=IF([.D20]=0;[.D20];[.D20]-[.D$4])" office:value-type="float" office:value="1.11" calcext:value-type="float">
            <text:p>1.11</text:p>
          </table:table-cell>
          <table:table-cell table:style-name="ce2" table:formula="of:=IF([.E20]=0;[.E20];[.E20]-[.E$4])" office:value-type="float" office:value="1.3" calcext:value-type="float">
            <text:p>1.3</text:p>
          </table:table-cell>
          <table:table-cell table:style-name="ce50" table:formula="of:=IF([.F20]=0;[.F20];[.F20]-[.F$4])" office:value-type="float" office:value="0.63013698630137" calcext:value-type="float">
            <text:p>0.63013698630137</text:p>
          </table:table-cell>
          <table:table-cell table:style-name="ce10" table:formula="of:=IF([.G20]=0;[.G20];[.G20]-[.G$4])" office:value-type="float" office:value="0.892045454545454" calcext:value-type="float">
            <text:p>0.892045454545454</text:p>
          </table:table-cell>
          <table:table-cell table:style-name="ce2" table:formula="of:=IF([.H20]=0;[.H20];[.H20]-[.H$4])" office:value-type="float" office:value="0" calcext:value-type="float">
            <text:p>0</text:p>
          </table:table-cell>
          <table:table-cell table:style-name="ce2" table:formula="of:=IF([.I20]=0;[.I20];[.I20]-[.I$4])" office:value-type="float" office:value="0.286458333333333" calcext:value-type="float">
            <text:p>0.286458333333333</text:p>
          </table:table-cell>
          <table:table-cell table:style-name="ce2" table:formula="of:=IF([.J20]=0;[.J20];[.J20]-[.J$4])" office:value-type="float" office:value="0.634328358208955" calcext:value-type="float">
            <text:p>0.634328358208955</text:p>
          </table:table-cell>
          <table:table-cell table:style-name="ce50" table:formula="of:=IF([.K20]=0;[.K20];[.K20]-[.K$4])" office:value-type="float" office:value="0" calcext:value-type="float">
            <text:p>0</text:p>
          </table:table-cell>
          <table:table-cell table:style-name="ce20" table:formula="of:=[.L20]" office:value-type="float" office:value="0.400274504253816" calcext:value-type="float">
            <text:p>0.400274504253816</text:p>
          </table:table-cell>
          <table:table-cell table:formula="of:=[.M20]" office:value-type="float" office:value="0.47668328054518" calcext:value-type="float">
            <text:p>0.47668328054518</text:p>
          </table:table-cell>
          <table:table-cell table:formula="of:=[.N20]" office:value-type="float" office:value="0.438991554414636" calcext:value-type="float">
            <text:p>0.438991554414636</text:p>
          </table:table-cell>
          <table:table-cell table:formula="of:=[.O20]" office:value-type="float" office:value="0.464110147764856" calcext:value-type="float">
            <text:p>0.464110147764856</text:p>
          </table:table-cell>
          <table:table-cell table:style-name="ce17" table:formula="of:=[.P20]" office:value-type="float" office:value="0.37985626502293" calcext:value-type="float">
            <text:p>0.37985626502293</text:p>
          </table:table-cell>
          <table:table-cell table:style-name="ce20" table:formula="of:=[.Q20]" office:value-type="float" office:value="0.562448738744889" calcext:value-type="float">
            <text:p>0.562448738744889</text:p>
          </table:table-cell>
          <table:table-cell table:formula="of:=[.R20]" office:value-type="float" office:value="0" calcext:value-type="float">
            <text:p>0</text:p>
          </table:table-cell>
          <table:table-cell table:formula="of:=[.S20]" office:value-type="float" office:value="0.475494852275685" calcext:value-type="float">
            <text:p>0.475494852275685</text:p>
          </table:table-cell>
          <table:table-cell table:formula="of:=[.T20]" office:value-type="float" office:value="0.525990442787603" calcext:value-type="float">
            <text:p>0.525990442787603</text:p>
          </table:table-cell>
          <table:table-cell table:style-name="ce17" table:formula="of:=[.U20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21]" office:value-type="string" office:string-value="121: The Lord of the Rings: The Two Towers (2002)" calcext:value-type="string">
            <text:p>121: The Lord of the Rings: The Two Towers (2002)</text:p>
          </table:table-cell>
          <table:table-cell table:style-name="ce10" table:formula="of:=IF([.B21]=0;[.B21];[.B21]-[.B$4])" office:value-type="float" office:value="0.5" calcext:value-type="float">
            <text:p>0.5</text:p>
          </table:table-cell>
          <table:table-cell table:style-name="ce2" table:formula="of:=IF([.C21]=0;[.C21];[.C21]-[.C$4])" office:value-type="float" office:value="0.56" calcext:value-type="float">
            <text:p>0.56</text:p>
          </table:table-cell>
          <table:table-cell table:style-name="ce2" table:formula="of:=IF([.D21]=0;[.D21];[.D21]-[.D$4])" office:value-type="float" office:value="1.11" calcext:value-type="float">
            <text:p>1.11</text:p>
          </table:table-cell>
          <table:table-cell table:style-name="ce2" table:formula="of:=IF([.E21]=0;[.E21];[.E21]-[.E$4])" office:value-type="float" office:value="1.3" calcext:value-type="float">
            <text:p>1.3</text:p>
          </table:table-cell>
          <table:table-cell table:style-name="ce50" table:formula="of:=IF([.F21]=0;[.F21];[.F21]-[.F$4])" office:value-type="float" office:value="0.63013698630137" calcext:value-type="float">
            <text:p>0.63013698630137</text:p>
          </table:table-cell>
          <table:table-cell table:style-name="ce10" table:formula="of:=IF([.G21]=0;[.G21];[.G21]-[.G$4])" office:value-type="float" office:value="0.892045454545454" calcext:value-type="float">
            <text:p>0.892045454545454</text:p>
          </table:table-cell>
          <table:table-cell table:style-name="ce2" table:formula="of:=IF([.H21]=0;[.H21];[.H21]-[.H$4])" office:value-type="float" office:value="0" calcext:value-type="float">
            <text:p>0</text:p>
          </table:table-cell>
          <table:table-cell table:style-name="ce2" table:formula="of:=IF([.I21]=0;[.I21];[.I21]-[.I$4])" office:value-type="float" office:value="0.286458333333333" calcext:value-type="float">
            <text:p>0.286458333333333</text:p>
          </table:table-cell>
          <table:table-cell table:style-name="ce2" table:formula="of:=IF([.J21]=0;[.J21];[.J21]-[.J$4])" office:value-type="float" office:value="0.634328358208955" calcext:value-type="float">
            <text:p>0.634328358208955</text:p>
          </table:table-cell>
          <table:table-cell table:style-name="ce50" table:formula="of:=IF([.K21]=0;[.K21];[.K21]-[.K$4])" office:value-type="float" office:value="0" calcext:value-type="float">
            <text:p>0</text:p>
          </table:table-cell>
          <table:table-cell table:style-name="ce20" table:formula="of:=[.L21]" office:value-type="float" office:value="0.400274504253816" calcext:value-type="float">
            <text:p>0.400274504253816</text:p>
          </table:table-cell>
          <table:table-cell table:formula="of:=[.M21]" office:value-type="float" office:value="0.47668328054518" calcext:value-type="float">
            <text:p>0.47668328054518</text:p>
          </table:table-cell>
          <table:table-cell table:formula="of:=[.N21]" office:value-type="float" office:value="0.438991554414636" calcext:value-type="float">
            <text:p>0.438991554414636</text:p>
          </table:table-cell>
          <table:table-cell table:formula="of:=[.O21]" office:value-type="float" office:value="0.464110147764856" calcext:value-type="float">
            <text:p>0.464110147764856</text:p>
          </table:table-cell>
          <table:table-cell table:style-name="ce17" table:formula="of:=[.P21]" office:value-type="float" office:value="0.37985626502293" calcext:value-type="float">
            <text:p>0.37985626502293</text:p>
          </table:table-cell>
          <table:table-cell table:style-name="ce20" table:formula="of:=[.Q21]" office:value-type="float" office:value="0.562448738744889" calcext:value-type="float">
            <text:p>0.562448738744889</text:p>
          </table:table-cell>
          <table:table-cell table:formula="of:=[.R21]" office:value-type="float" office:value="0" calcext:value-type="float">
            <text:p>0</text:p>
          </table:table-cell>
          <table:table-cell table:formula="of:=[.S21]" office:value-type="float" office:value="0.475494852275685" calcext:value-type="float">
            <text:p>0.475494852275685</text:p>
          </table:table-cell>
          <table:table-cell table:formula="of:=[.T21]" office:value-type="float" office:value="0.525990442787603" calcext:value-type="float">
            <text:p>0.525990442787603</text:p>
          </table:table-cell>
          <table:table-cell table:style-name="ce17" table:formula="of:=[.U21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22]" office:value-type="string" office:string-value="122: The Lord of the Rings: The Return of the King (2003)" calcext:value-type="string">
            <text:p>122: The Lord of the Rings: The Return of the King (2003)</text:p>
          </table:table-cell>
          <table:table-cell table:style-name="ce10" table:formula="of:=IF([.B22]=0;[.B22];[.B22]-[.B$4])" office:value-type="float" office:value="0.5" calcext:value-type="float">
            <text:p>0.5</text:p>
          </table:table-cell>
          <table:table-cell table:style-name="ce2" table:formula="of:=IF([.C22]=0;[.C22];[.C22]-[.C$4])" office:value-type="float" office:value="1.56" calcext:value-type="float">
            <text:p>1.56</text:p>
          </table:table-cell>
          <table:table-cell table:style-name="ce2" table:formula="of:=IF([.D22]=0;[.D22];[.D22]-[.D$4])" office:value-type="float" office:value="1.61" calcext:value-type="float">
            <text:p>1.61</text:p>
          </table:table-cell>
          <table:table-cell table:style-name="ce2" table:formula="of:=IF([.E22]=0;[.E22];[.E22]-[.E$4])" office:value-type="float" office:value="0.3" calcext:value-type="float">
            <text:p>0.3</text:p>
          </table:table-cell>
          <table:table-cell table:style-name="ce50" table:formula="of:=IF([.F22]=0;[.F22];[.F22]-[.F$4])" office:value-type="float" office:value="0.63013698630137" calcext:value-type="float">
            <text:p>0.63013698630137</text:p>
          </table:table-cell>
          <table:table-cell table:style-name="ce10" table:formula="of:=IF([.G22]=0;[.G22];[.G22]-[.G$4])" office:value-type="float" office:value="0.892045454545454" calcext:value-type="float">
            <text:p>0.892045454545454</text:p>
          </table:table-cell>
          <table:table-cell table:style-name="ce2" table:formula="of:=IF([.H22]=0;[.H22];[.H22]-[.H$4])" office:value-type="float" office:value="0" calcext:value-type="float">
            <text:p>0</text:p>
          </table:table-cell>
          <table:table-cell table:style-name="ce2" table:formula="of:=IF([.I22]=0;[.I22];[.I22]-[.I$4])" office:value-type="float" office:value="0.286458333333333" calcext:value-type="float">
            <text:p>0.286458333333333</text:p>
          </table:table-cell>
          <table:table-cell table:style-name="ce2" table:formula="of:=IF([.J22]=0;[.J22];[.J22]-[.J$4])" office:value-type="float" office:value="1.13432835820896" calcext:value-type="float">
            <text:p>1.13432835820896</text:p>
          </table:table-cell>
          <table:table-cell table:style-name="ce50" table:formula="of:=IF([.K22]=0;[.K22];[.K22]-[.K$4])" office:value-type="float" office:value="0" calcext:value-type="float">
            <text:p>0</text:p>
          </table:table-cell>
          <table:table-cell table:style-name="ce20" table:formula="of:=[.L22]" office:value-type="float" office:value="0.400274504253816" calcext:value-type="float">
            <text:p>0.400274504253816</text:p>
          </table:table-cell>
          <table:table-cell table:formula="of:=[.M22]" office:value-type="float" office:value="0.47668328054518" calcext:value-type="float">
            <text:p>0.47668328054518</text:p>
          </table:table-cell>
          <table:table-cell table:formula="of:=[.N22]" office:value-type="float" office:value="0.438991554414636" calcext:value-type="float">
            <text:p>0.438991554414636</text:p>
          </table:table-cell>
          <table:table-cell table:formula="of:=[.O22]" office:value-type="float" office:value="0.464110147764856" calcext:value-type="float">
            <text:p>0.464110147764856</text:p>
          </table:table-cell>
          <table:table-cell table:style-name="ce17" table:formula="of:=[.P22]" office:value-type="float" office:value="0.37985626502293" calcext:value-type="float">
            <text:p>0.37985626502293</text:p>
          </table:table-cell>
          <table:table-cell table:style-name="ce20" table:formula="of:=[.Q22]" office:value-type="float" office:value="0.562448738744889" calcext:value-type="float">
            <text:p>0.562448738744889</text:p>
          </table:table-cell>
          <table:table-cell table:formula="of:=[.R22]" office:value-type="float" office:value="0" calcext:value-type="float">
            <text:p>0</text:p>
          </table:table-cell>
          <table:table-cell table:formula="of:=[.S22]" office:value-type="float" office:value="0.475494852275685" calcext:value-type="float">
            <text:p>0.475494852275685</text:p>
          </table:table-cell>
          <table:table-cell table:formula="of:=[.T22]" office:value-type="float" office:value="0.525990442787603" calcext:value-type="float">
            <text:p>0.525990442787603</text:p>
          </table:table-cell>
          <table:table-cell table:style-name="ce17" table:formula="of:=[.U22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23]" office:value-type="string" office:string-value="134: O Brother Where Art Thou? (2000)" calcext:value-type="string">
            <text:p>134: O Brother Where Art Thou? (2000)</text:p>
          </table:table-cell>
          <table:table-cell table:style-name="ce10" table:formula="of:=IF([.B23]=0;[.B23];[.B23]-[.B$4])" office:value-type="float" office:value="0" calcext:value-type="float">
            <text:p>0</text:p>
          </table:table-cell>
          <table:table-cell table:style-name="ce2" table:formula="of:=IF([.C23]=0;[.C23];[.C23]-[.C$4])" office:value-type="float" office:value="0" calcext:value-type="float">
            <text:p>0</text:p>
          </table:table-cell>
          <table:table-cell table:style-name="ce2" table:formula="of:=IF([.D23]=0;[.D23];[.D23]-[.D$4])" office:value-type="float" office:value="-0.89" calcext:value-type="float">
            <text:p>-0.89</text:p>
          </table:table-cell>
          <table:table-cell table:style-name="ce2" table:formula="of:=IF([.E23]=0;[.E23];[.E23]-[.E$4])" office:value-type="float" office:value="0" calcext:value-type="float">
            <text:p>0</text:p>
          </table:table-cell>
          <table:table-cell table:style-name="ce50" table:formula="of:=IF([.F23]=0;[.F23];[.F23]-[.F$4])" office:value-type="float" office:value="0" calcext:value-type="float">
            <text:p>0</text:p>
          </table:table-cell>
          <table:table-cell table:style-name="ce10" table:formula="of:=IF([.G23]=0;[.G23];[.G23]-[.G$4])" office:value-type="float" office:value="0" calcext:value-type="float">
            <text:p>0</text:p>
          </table:table-cell>
          <table:table-cell table:style-name="ce2" table:formula="of:=IF([.H23]=0;[.H23];[.H23]-[.H$4])" office:value-type="float" office:value="0" calcext:value-type="float">
            <text:p>0</text:p>
          </table:table-cell>
          <table:table-cell table:style-name="ce2" table:formula="of:=IF([.I23]=0;[.I23];[.I23]-[.I$4])" office:value-type="float" office:value="0" calcext:value-type="float">
            <text:p>0</text:p>
          </table:table-cell>
          <table:table-cell table:style-name="ce2" table:formula="of:=IF([.J23]=0;[.J23];[.J23]-[.J$4])" office:value-type="float" office:value="0.134328358208955" calcext:value-type="float">
            <text:p>0.134328358208955</text:p>
          </table:table-cell>
          <table:table-cell table:style-name="ce50" table:formula="of:=IF([.K23]=0;[.K23];[.K23]-[.K$4])" office:value-type="float" office:value="0" calcext:value-type="float">
            <text:p>0</text:p>
          </table:table-cell>
          <table:table-cell table:style-name="ce20" table:formula="of:=[.L23]" office:value-type="float" office:value="0" calcext:value-type="float">
            <text:p>0</text:p>
          </table:table-cell>
          <table:table-cell table:formula="of:=[.M23]" office:value-type="float" office:value="0" calcext:value-type="float">
            <text:p>0</text:p>
          </table:table-cell>
          <table:table-cell table:formula="of:=[.N23]" office:value-type="float" office:value="0.438991554414636" calcext:value-type="float">
            <text:p>0.438991554414636</text:p>
          </table:table-cell>
          <table:table-cell table:formula="of:=[.O23]" office:value-type="float" office:value="0" calcext:value-type="float">
            <text:p>0</text:p>
          </table:table-cell>
          <table:table-cell table:style-name="ce17" table:formula="of:=[.P23]" office:value-type="float" office:value="0" calcext:value-type="float">
            <text:p>0</text:p>
          </table:table-cell>
          <table:table-cell table:style-name="ce20" table:formula="of:=[.Q23]" office:value-type="float" office:value="0" calcext:value-type="float">
            <text:p>0</text:p>
          </table:table-cell>
          <table:table-cell table:formula="of:=[.R23]" office:value-type="float" office:value="0" calcext:value-type="float">
            <text:p>0</text:p>
          </table:table-cell>
          <table:table-cell table:formula="of:=[.S23]" office:value-type="float" office:value="0" calcext:value-type="float">
            <text:p>0</text:p>
          </table:table-cell>
          <table:table-cell table:formula="of:=[.T23]" office:value-type="float" office:value="0.525990442787603" calcext:value-type="float">
            <text:p>0.525990442787603</text:p>
          </table:table-cell>
          <table:table-cell table:style-name="ce17" table:formula="of:=[.U23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24]" office:value-type="string" office:string-value="141: Donnie Darko (2001)" calcext:value-type="string">
            <text:p>141: Donnie Darko (2001)</text:p>
          </table:table-cell>
          <table:table-cell table:style-name="ce10" table:formula="of:=IF([.B24]=0;[.B24];[.B24]-[.B$4])" office:value-type="float" office:value="0" calcext:value-type="float">
            <text:p>0</text:p>
          </table:table-cell>
          <table:table-cell table:style-name="ce2" table:formula="of:=IF([.C24]=0;[.C24];[.C24]-[.C$4])" office:value-type="float" office:value="0" calcext:value-type="float">
            <text:p>0</text:p>
          </table:table-cell>
          <table:table-cell table:style-name="ce2" table:formula="of:=IF([.D24]=0;[.D24];[.D24]-[.D$4])" office:value-type="float" office:value="-0.89" calcext:value-type="float">
            <text:p>-0.89</text:p>
          </table:table-cell>
          <table:table-cell table:style-name="ce2" table:formula="of:=IF([.E24]=0;[.E24];[.E24]-[.E$4])" office:value-type="float" office:value="0.3" calcext:value-type="float">
            <text:p>0.3</text:p>
          </table:table-cell>
          <table:table-cell table:style-name="ce50" table:formula="of:=IF([.F24]=0;[.F24];[.F24]-[.F$4])" office:value-type="float" office:value="0" calcext:value-type="float">
            <text:p>0</text:p>
          </table:table-cell>
          <table:table-cell table:style-name="ce10" table:formula="of:=IF([.G24]=0;[.G24];[.G24]-[.G$4])" office:value-type="float" office:value="-1.10795454545455" calcext:value-type="float">
            <text:p>-1.10795454545455</text:p>
          </table:table-cell>
          <table:table-cell table:style-name="ce2" table:formula="of:=IF([.H24]=0;[.H24];[.H24]-[.H$4])" office:value-type="float" office:value="-1.16666666666667" calcext:value-type="float">
            <text:p>-1.16666666666667</text:p>
          </table:table-cell>
          <table:table-cell table:style-name="ce2" table:formula="of:=IF([.I24]=0;[.I24];[.I24]-[.I$4])" office:value-type="float" office:value="0.786458333333334" calcext:value-type="float">
            <text:p>0.786458333333334</text:p>
          </table:table-cell>
          <table:table-cell table:style-name="ce2" table:formula="of:=IF([.J24]=0;[.J24];[.J24]-[.J$4])" office:value-type="float" office:value="0.634328358208955" calcext:value-type="float">
            <text:p>0.634328358208955</text:p>
          </table:table-cell>
          <table:table-cell table:style-name="ce50" table:formula="of:=IF([.K24]=0;[.K24];[.K24]-[.K$4])" office:value-type="float" office:value="0" calcext:value-type="float">
            <text:p>0</text:p>
          </table:table-cell>
          <table:table-cell table:style-name="ce20" table:formula="of:=[.L24]" office:value-type="float" office:value="0" calcext:value-type="float">
            <text:p>0</text:p>
          </table:table-cell>
          <table:table-cell table:formula="of:=[.M24]" office:value-type="float" office:value="0" calcext:value-type="float">
            <text:p>0</text:p>
          </table:table-cell>
          <table:table-cell table:formula="of:=[.N24]" office:value-type="float" office:value="0.438991554414636" calcext:value-type="float">
            <text:p>0.438991554414636</text:p>
          </table:table-cell>
          <table:table-cell table:formula="of:=[.O24]" office:value-type="float" office:value="0.464110147764856" calcext:value-type="float">
            <text:p>0.464110147764856</text:p>
          </table:table-cell>
          <table:table-cell table:style-name="ce17" table:formula="of:=[.P24]" office:value-type="float" office:value="0" calcext:value-type="float">
            <text:p>0</text:p>
          </table:table-cell>
          <table:table-cell table:style-name="ce20" table:formula="of:=[.Q24]" office:value-type="float" office:value="0.562448738744889" calcext:value-type="float">
            <text:p>0.562448738744889</text:p>
          </table:table-cell>
          <table:table-cell table:formula="of:=[.R24]" office:value-type="float" office:value="0.539065851394357" calcext:value-type="float">
            <text:p>0.539065851394357</text:p>
          </table:table-cell>
          <table:table-cell table:formula="of:=[.S24]" office:value-type="float" office:value="0.475494852275685" calcext:value-type="float">
            <text:p>0.475494852275685</text:p>
          </table:table-cell>
          <table:table-cell table:formula="of:=[.T24]" office:value-type="float" office:value="0.525990442787603" calcext:value-type="float">
            <text:p>0.525990442787603</text:p>
          </table:table-cell>
          <table:table-cell table:style-name="ce17" table:formula="of:=[.U24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25]" office:value-type="string" office:string-value="146: Crouching Tiger Hidden Dragon (Wo hu cang long) (2000)" calcext:value-type="string">
            <text:p>146: Crouching Tiger Hidden Dragon (Wo hu cang long) (2000)</text:p>
          </table:table-cell>
          <table:table-cell table:style-name="ce10" table:formula="of:=IF([.B25]=0;[.B25];[.B25]-[.B$4])" office:value-type="float" office:value="0.5" calcext:value-type="float">
            <text:p>0.5</text:p>
          </table:table-cell>
          <table:table-cell table:style-name="ce2" table:formula="of:=IF([.C25]=0;[.C25];[.C25]-[.C$4])" office:value-type="float" office:value="0.0600000000000001" calcext:value-type="float">
            <text:p>0.06</text:p>
          </table:table-cell>
          <table:table-cell table:style-name="ce2" table:formula="of:=IF([.D25]=0;[.D25];[.D25]-[.D$4])" office:value-type="float" office:value="1.11" calcext:value-type="float">
            <text:p>1.11</text:p>
          </table:table-cell>
          <table:table-cell table:style-name="ce2" table:formula="of:=IF([.E25]=0;[.E25];[.E25]-[.E$4])" office:value-type="float" office:value="0" calcext:value-type="float">
            <text:p>0</text:p>
          </table:table-cell>
          <table:table-cell table:style-name="ce50" table:formula="of:=IF([.F25]=0;[.F25];[.F25]-[.F$4])" office:value-type="float" office:value="0.63013698630137" calcext:value-type="float">
            <text:p>0.63013698630137</text:p>
          </table:table-cell>
          <table:table-cell table:style-name="ce10" table:formula="of:=IF([.G25]=0;[.G25];[.G25]-[.G$4])" office:value-type="float" office:value="-0.107954545454546" calcext:value-type="float">
            <text:p>-0.107954545454546</text:p>
          </table:table-cell>
          <table:table-cell table:style-name="ce2" table:formula="of:=IF([.H25]=0;[.H25];[.H25]-[.H$4])" office:value-type="float" office:value="-0.166666666666667" calcext:value-type="float">
            <text:p>-0.166666666666667</text:p>
          </table:table-cell>
          <table:table-cell table:style-name="ce2" table:formula="of:=IF([.I25]=0;[.I25];[.I25]-[.I$4])" office:value-type="float" office:value="-1.21354166666667" calcext:value-type="float">
            <text:p>-1.21354166666667</text:p>
          </table:table-cell>
          <table:table-cell table:style-name="ce2" table:formula="of:=IF([.J25]=0;[.J25];[.J25]-[.J$4])" office:value-type="float" office:value="-0.365671641791045" calcext:value-type="float">
            <text:p>-0.365671641791045</text:p>
          </table:table-cell>
          <table:table-cell table:style-name="ce50" table:formula="of:=IF([.K25]=0;[.K25];[.K25]-[.K$4])" office:value-type="float" office:value="-0.279411764705882" calcext:value-type="float">
            <text:p>-0.279411764705882</text:p>
          </table:table-cell>
          <table:table-cell table:style-name="ce20" table:formula="of:=[.L25]" office:value-type="float" office:value="0.400274504253816" calcext:value-type="float">
            <text:p>0.400274504253816</text:p>
          </table:table-cell>
          <table:table-cell table:formula="of:=[.M25]" office:value-type="float" office:value="0.47668328054518" calcext:value-type="float">
            <text:p>0.47668328054518</text:p>
          </table:table-cell>
          <table:table-cell table:formula="of:=[.N25]" office:value-type="float" office:value="0.438991554414636" calcext:value-type="float">
            <text:p>0.438991554414636</text:p>
          </table:table-cell>
          <table:table-cell table:formula="of:=[.O25]" office:value-type="float" office:value="0" calcext:value-type="float">
            <text:p>0</text:p>
          </table:table-cell>
          <table:table-cell table:style-name="ce17" table:formula="of:=[.P25]" office:value-type="float" office:value="0.37985626502293" calcext:value-type="float">
            <text:p>0.37985626502293</text:p>
          </table:table-cell>
          <table:table-cell table:style-name="ce20" table:formula="of:=[.Q25]" office:value-type="float" office:value="0.562448738744889" calcext:value-type="float">
            <text:p>0.562448738744889</text:p>
          </table:table-cell>
          <table:table-cell table:formula="of:=[.R25]" office:value-type="float" office:value="0.539065851394357" calcext:value-type="float">
            <text:p>0.539065851394357</text:p>
          </table:table-cell>
          <table:table-cell table:formula="of:=[.S25]" office:value-type="float" office:value="0.475494852275685" calcext:value-type="float">
            <text:p>0.475494852275685</text:p>
          </table:table-cell>
          <table:table-cell table:formula="of:=[.T25]" office:value-type="float" office:value="0.525990442787603" calcext:value-type="float">
            <text:p>0.525990442787603</text:p>
          </table:table-cell>
          <table:table-cell table:style-name="ce17" table:formula="of:=[.U25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26]" office:value-type="string" office:string-value="153: Lost in Translation (2003)" calcext:value-type="string">
            <text:p>153: Lost in Translation (2003)</text:p>
          </table:table-cell>
          <table:table-cell table:style-name="ce10" table:formula="of:=IF([.B26]=0;[.B26];[.B26]-[.B$4])" office:value-type="float" office:value="-0.5" calcext:value-type="float">
            <text:p>-0.5</text:p>
          </table:table-cell>
          <table:table-cell table:style-name="ce2" table:formula="of:=IF([.C26]=0;[.C26];[.C26]-[.C$4])" office:value-type="float" office:value="0.56" calcext:value-type="float">
            <text:p>0.56</text:p>
          </table:table-cell>
          <table:table-cell table:style-name="ce2" table:formula="of:=IF([.D26]=0;[.D26];[.D26]-[.D$4])" office:value-type="float" office:value="1.11" calcext:value-type="float">
            <text:p>1.11</text:p>
          </table:table-cell>
          <table:table-cell table:style-name="ce2" table:formula="of:=IF([.E26]=0;[.E26];[.E26]-[.E$4])" office:value-type="float" office:value="0.8" calcext:value-type="float">
            <text:p>0.8</text:p>
          </table:table-cell>
          <table:table-cell table:style-name="ce50" table:formula="of:=IF([.F26]=0;[.F26];[.F26]-[.F$4])" office:value-type="float" office:value="-1.86986301369863" calcext:value-type="float">
            <text:p>-1.86986301369863</text:p>
          </table:table-cell>
          <table:table-cell table:style-name="ce10" table:formula="of:=IF([.G26]=0;[.G26];[.G26]-[.G$4])" office:value-type="float" office:value="0.392045454545454" calcext:value-type="float">
            <text:p>0.392045454545454</text:p>
          </table:table-cell>
          <table:table-cell table:style-name="ce2" table:formula="of:=IF([.H26]=0;[.H26];[.H26]-[.H$4])" office:value-type="float" office:value="0" calcext:value-type="float">
            <text:p>0</text:p>
          </table:table-cell>
          <table:table-cell table:style-name="ce2" table:formula="of:=IF([.I26]=0;[.I26];[.I26]-[.I$4])" office:value-type="float" office:value="-0.213541666666667" calcext:value-type="float">
            <text:p>-0.213541666666667</text:p>
          </table:table-cell>
          <table:table-cell table:style-name="ce2" table:formula="of:=IF([.J26]=0;[.J26];[.J26]-[.J$4])" office:value-type="float" office:value="0.634328358208955" calcext:value-type="float">
            <text:p>0.634328358208955</text:p>
          </table:table-cell>
          <table:table-cell table:style-name="ce50" table:formula="of:=IF([.K26]=0;[.K26];[.K26]-[.K$4])" office:value-type="float" office:value="0" calcext:value-type="float">
            <text:p>0</text:p>
          </table:table-cell>
          <table:table-cell table:style-name="ce20" table:formula="of:=[.L26]" office:value-type="float" office:value="0.400274504253816" calcext:value-type="float">
            <text:p>0.400274504253816</text:p>
          </table:table-cell>
          <table:table-cell table:formula="of:=[.M26]" office:value-type="float" office:value="0.47668328054518" calcext:value-type="float">
            <text:p>0.47668328054518</text:p>
          </table:table-cell>
          <table:table-cell table:formula="of:=[.N26]" office:value-type="float" office:value="0.438991554414636" calcext:value-type="float">
            <text:p>0.438991554414636</text:p>
          </table:table-cell>
          <table:table-cell table:formula="of:=[.O26]" office:value-type="float" office:value="0.464110147764856" calcext:value-type="float">
            <text:p>0.464110147764856</text:p>
          </table:table-cell>
          <table:table-cell table:style-name="ce17" table:formula="of:=[.P26]" office:value-type="float" office:value="0.37985626502293" calcext:value-type="float">
            <text:p>0.37985626502293</text:p>
          </table:table-cell>
          <table:table-cell table:style-name="ce20" table:formula="of:=[.Q26]" office:value-type="float" office:value="0.562448738744889" calcext:value-type="float">
            <text:p>0.562448738744889</text:p>
          </table:table-cell>
          <table:table-cell table:formula="of:=[.R26]" office:value-type="float" office:value="0" calcext:value-type="float">
            <text:p>0</text:p>
          </table:table-cell>
          <table:table-cell table:formula="of:=[.S26]" office:value-type="float" office:value="0.475494852275685" calcext:value-type="float">
            <text:p>0.475494852275685</text:p>
          </table:table-cell>
          <table:table-cell table:formula="of:=[.T26]" office:value-type="float" office:value="0.525990442787603" calcext:value-type="float">
            <text:p>0.525990442787603</text:p>
          </table:table-cell>
          <table:table-cell table:style-name="ce17" table:formula="of:=[.U26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27]" office:value-type="string" office:string-value="155: The Dark Knight (2008)" calcext:value-type="string">
            <text:p>155: The Dark Knight (2008)</text:p>
          </table:table-cell>
          <table:table-cell table:style-name="ce10" table:formula="of:=IF([.B27]=0;[.B27];[.B27]-[.B$4])" office:value-type="float" office:value="0" calcext:value-type="float">
            <text:p>0</text:p>
          </table:table-cell>
          <table:table-cell table:style-name="ce2" table:formula="of:=IF([.C27]=0;[.C27];[.C27]-[.C$4])" office:value-type="float" office:value="1.56" calcext:value-type="float">
            <text:p>1.56</text:p>
          </table:table-cell>
          <table:table-cell table:style-name="ce2" table:formula="of:=IF([.D27]=0;[.D27];[.D27]-[.D$4])" office:value-type="float" office:value="1.61" calcext:value-type="float">
            <text:p>1.61</text:p>
          </table:table-cell>
          <table:table-cell table:style-name="ce2" table:formula="of:=IF([.E27]=0;[.E27];[.E27]-[.E$4])" office:value-type="float" office:value="1.3" calcext:value-type="float">
            <text:p>1.3</text:p>
          </table:table-cell>
          <table:table-cell table:style-name="ce50" table:formula="of:=IF([.F27]=0;[.F27];[.F27]-[.F$4])" office:value-type="float" office:value="0.13013698630137" calcext:value-type="float">
            <text:p>0.13013698630137</text:p>
          </table:table-cell>
          <table:table-cell table:style-name="ce10" table:formula="of:=IF([.G27]=0;[.G27];[.G27]-[.G$4])" office:value-type="float" office:value="0.892045454545454" calcext:value-type="float">
            <text:p>0.892045454545454</text:p>
          </table:table-cell>
          <table:table-cell table:style-name="ce2" table:formula="of:=IF([.H27]=0;[.H27];[.H27]-[.H$4])" office:value-type="float" office:value="0.333333333333333" calcext:value-type="float">
            <text:p>0.333333333333333</text:p>
          </table:table-cell>
          <table:table-cell table:style-name="ce2" table:formula="of:=IF([.I27]=0;[.I27];[.I27]-[.I$4])" office:value-type="float" office:value="-0.213541666666667" calcext:value-type="float">
            <text:p>-0.213541666666667</text:p>
          </table:table-cell>
          <table:table-cell table:style-name="ce2" table:formula="of:=IF([.J27]=0;[.J27];[.J27]-[.J$4])" office:value-type="float" office:value="0.634328358208955" calcext:value-type="float">
            <text:p>0.634328358208955</text:p>
          </table:table-cell>
          <table:table-cell table:style-name="ce50" table:formula="of:=IF([.K27]=0;[.K27];[.K27]-[.K$4])" office:value-type="float" office:value="0.220588235294118" calcext:value-type="float">
            <text:p>0.220588235294118</text:p>
          </table:table-cell>
          <table:table-cell table:style-name="ce20" table:formula="of:=[.L27]" office:value-type="float" office:value="0" calcext:value-type="float">
            <text:p>0</text:p>
          </table:table-cell>
          <table:table-cell table:formula="of:=[.M27]" office:value-type="float" office:value="0.47668328054518" calcext:value-type="float">
            <text:p>0.47668328054518</text:p>
          </table:table-cell>
          <table:table-cell table:formula="of:=[.N27]" office:value-type="float" office:value="0.438991554414636" calcext:value-type="float">
            <text:p>0.438991554414636</text:p>
          </table:table-cell>
          <table:table-cell table:formula="of:=[.O27]" office:value-type="float" office:value="0.464110147764856" calcext:value-type="float">
            <text:p>0.464110147764856</text:p>
          </table:table-cell>
          <table:table-cell table:style-name="ce17" table:formula="of:=[.P27]" office:value-type="float" office:value="0.37985626502293" calcext:value-type="float">
            <text:p>0.37985626502293</text:p>
          </table:table-cell>
          <table:table-cell table:style-name="ce20" table:formula="of:=[.Q27]" office:value-type="float" office:value="0.562448738744889" calcext:value-type="float">
            <text:p>0.562448738744889</text:p>
          </table:table-cell>
          <table:table-cell table:formula="of:=[.R27]" office:value-type="float" office:value="0.539065851394357" calcext:value-type="float">
            <text:p>0.539065851394357</text:p>
          </table:table-cell>
          <table:table-cell table:formula="of:=[.S27]" office:value-type="float" office:value="0.475494852275685" calcext:value-type="float">
            <text:p>0.475494852275685</text:p>
          </table:table-cell>
          <table:table-cell table:formula="of:=[.T27]" office:value-type="float" office:value="0.525990442787603" calcext:value-type="float">
            <text:p>0.525990442787603</text:p>
          </table:table-cell>
          <table:table-cell table:style-name="ce17" table:formula="of:=[.U27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28]" office:value-type="string" office:string-value="161: Ocean's Eleven (2001)" calcext:value-type="string">
            <text:p>161: Ocean's Eleven (2001)</text:p>
          </table:table-cell>
          <table:table-cell table:style-name="ce10" table:formula="of:=IF([.B28]=0;[.B28];[.B28]-[.B$4])" office:value-type="float" office:value="-0.5" calcext:value-type="float">
            <text:p>-0.5</text:p>
          </table:table-cell>
          <table:table-cell table:style-name="ce2" table:formula="of:=IF([.C28]=0;[.C28];[.C28]-[.C$4])" office:value-type="float" office:value="0.0600000000000001" calcext:value-type="float">
            <text:p>0.06</text:p>
          </table:table-cell>
          <table:table-cell table:style-name="ce2" table:formula="of:=IF([.D28]=0;[.D28];[.D28]-[.D$4])" office:value-type="float" office:value="-0.39" calcext:value-type="float">
            <text:p>-0.39</text:p>
          </table:table-cell>
          <table:table-cell table:style-name="ce2" table:formula="of:=IF([.E28]=0;[.E28];[.E28]-[.E$4])" office:value-type="float" office:value="-0.2" calcext:value-type="float">
            <text:p>-0.2</text:p>
          </table:table-cell>
          <table:table-cell table:style-name="ce50" table:formula="of:=IF([.F28]=0;[.F28];[.F28]-[.F$4])" office:value-type="float" office:value="0.63013698630137" calcext:value-type="float">
            <text:p>0.63013698630137</text:p>
          </table:table-cell>
          <table:table-cell table:style-name="ce10" table:formula="of:=IF([.G28]=0;[.G28];[.G28]-[.G$4])" office:value-type="float" office:value="0.392045454545454" calcext:value-type="float">
            <text:p>0.392045454545454</text:p>
          </table:table-cell>
          <table:table-cell table:style-name="ce2" table:formula="of:=IF([.H28]=0;[.H28];[.H28]-[.H$4])" office:value-type="float" office:value="-0.166666666666667" calcext:value-type="float">
            <text:p>-0.166666666666667</text:p>
          </table:table-cell>
          <table:table-cell table:style-name="ce2" table:formula="of:=IF([.I28]=0;[.I28];[.I28]-[.I$4])" office:value-type="float" office:value="0.286458333333333" calcext:value-type="float">
            <text:p>0.286458333333333</text:p>
          </table:table-cell>
          <table:table-cell table:style-name="ce2" table:formula="of:=IF([.J28]=0;[.J28];[.J28]-[.J$4])" office:value-type="float" office:value="0.634328358208955" calcext:value-type="float">
            <text:p>0.634328358208955</text:p>
          </table:table-cell>
          <table:table-cell table:style-name="ce50" table:formula="of:=IF([.K28]=0;[.K28];[.K28]-[.K$4])" office:value-type="float" office:value="0.220588235294118" calcext:value-type="float">
            <text:p>0.220588235294118</text:p>
          </table:table-cell>
          <table:table-cell table:style-name="ce20" table:formula="of:=[.L28]" office:value-type="float" office:value="0.400274504253816" calcext:value-type="float">
            <text:p>0.400274504253816</text:p>
          </table:table-cell>
          <table:table-cell table:formula="of:=[.M28]" office:value-type="float" office:value="0.47668328054518" calcext:value-type="float">
            <text:p>0.47668328054518</text:p>
          </table:table-cell>
          <table:table-cell table:formula="of:=[.N28]" office:value-type="float" office:value="0.438991554414636" calcext:value-type="float">
            <text:p>0.438991554414636</text:p>
          </table:table-cell>
          <table:table-cell table:formula="of:=[.O28]" office:value-type="float" office:value="0.464110147764856" calcext:value-type="float">
            <text:p>0.464110147764856</text:p>
          </table:table-cell>
          <table:table-cell table:style-name="ce17" table:formula="of:=[.P28]" office:value-type="float" office:value="0.37985626502293" calcext:value-type="float">
            <text:p>0.37985626502293</text:p>
          </table:table-cell>
          <table:table-cell table:style-name="ce20" table:formula="of:=[.Q28]" office:value-type="float" office:value="0.562448738744889" calcext:value-type="float">
            <text:p>0.562448738744889</text:p>
          </table:table-cell>
          <table:table-cell table:formula="of:=[.R28]" office:value-type="float" office:value="0.539065851394357" calcext:value-type="float">
            <text:p>0.539065851394357</text:p>
          </table:table-cell>
          <table:table-cell table:formula="of:=[.S28]" office:value-type="float" office:value="0.475494852275685" calcext:value-type="float">
            <text:p>0.475494852275685</text:p>
          </table:table-cell>
          <table:table-cell table:formula="of:=[.T28]" office:value-type="float" office:value="0.525990442787603" calcext:value-type="float">
            <text:p>0.525990442787603</text:p>
          </table:table-cell>
          <table:table-cell table:style-name="ce17" table:formula="of:=[.U28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29]" office:value-type="string" office:string-value="180: Minority Report (2002)" calcext:value-type="string">
            <text:p>180: Minority Report (2002)</text:p>
          </table:table-cell>
          <table:table-cell table:style-name="ce10" table:formula="of:=IF([.B29]=0;[.B29];[.B29]-[.B$4])" office:value-type="float" office:value="0" calcext:value-type="float">
            <text:p>0</text:p>
          </table:table-cell>
          <table:table-cell table:style-name="ce2" table:formula="of:=IF([.C29]=0;[.C29];[.C29]-[.C$4])" office:value-type="float" office:value="0.56" calcext:value-type="float">
            <text:p>0.56</text:p>
          </table:table-cell>
          <table:table-cell table:style-name="ce2" table:formula="of:=IF([.D29]=0;[.D29];[.D29]-[.D$4])" office:value-type="float" office:value="0.11" calcext:value-type="float">
            <text:p>0.11</text:p>
          </table:table-cell>
          <table:table-cell table:style-name="ce2" table:formula="of:=IF([.E29]=0;[.E29];[.E29]-[.E$4])" office:value-type="float" office:value="-0.2" calcext:value-type="float">
            <text:p>-0.2</text:p>
          </table:table-cell>
          <table:table-cell table:style-name="ce50" table:formula="of:=IF([.F29]=0;[.F29];[.F29]-[.F$4])" office:value-type="float" office:value="0.63013698630137" calcext:value-type="float">
            <text:p>0.63013698630137</text:p>
          </table:table-cell>
          <table:table-cell table:style-name="ce10" table:formula="of:=IF([.G29]=0;[.G29];[.G29]-[.G$4])" office:value-type="float" office:value="0.392045454545454" calcext:value-type="float">
            <text:p>0.392045454545454</text:p>
          </table:table-cell>
          <table:table-cell table:style-name="ce2" table:formula="of:=IF([.H29]=0;[.H29];[.H29]-[.H$4])" office:value-type="float" office:value="0" calcext:value-type="float">
            <text:p>0</text:p>
          </table:table-cell>
          <table:table-cell table:style-name="ce2" table:formula="of:=IF([.I29]=0;[.I29];[.I29]-[.I$4])" office:value-type="float" office:value="-1.21354166666667" calcext:value-type="float">
            <text:p>-1.21354166666667</text:p>
          </table:table-cell>
          <table:table-cell table:style-name="ce2" table:formula="of:=IF([.J29]=0;[.J29];[.J29]-[.J$4])" office:value-type="float" office:value="0.134328358208955" calcext:value-type="float">
            <text:p>0.134328358208955</text:p>
          </table:table-cell>
          <table:table-cell table:style-name="ce50" table:formula="of:=IF([.K29]=0;[.K29];[.K29]-[.K$4])" office:value-type="float" office:value="0" calcext:value-type="float">
            <text:p>0</text:p>
          </table:table-cell>
          <table:table-cell table:style-name="ce20" table:formula="of:=[.L29]" office:value-type="float" office:value="0" calcext:value-type="float">
            <text:p>0</text:p>
          </table:table-cell>
          <table:table-cell table:formula="of:=[.M29]" office:value-type="float" office:value="0.47668328054518" calcext:value-type="float">
            <text:p>0.47668328054518</text:p>
          </table:table-cell>
          <table:table-cell table:formula="of:=[.N29]" office:value-type="float" office:value="0.438991554414636" calcext:value-type="float">
            <text:p>0.438991554414636</text:p>
          </table:table-cell>
          <table:table-cell table:formula="of:=[.O29]" office:value-type="float" office:value="0.464110147764856" calcext:value-type="float">
            <text:p>0.464110147764856</text:p>
          </table:table-cell>
          <table:table-cell table:style-name="ce17" table:formula="of:=[.P29]" office:value-type="float" office:value="0.37985626502293" calcext:value-type="float">
            <text:p>0.37985626502293</text:p>
          </table:table-cell>
          <table:table-cell table:style-name="ce20" table:formula="of:=[.Q29]" office:value-type="float" office:value="0.562448738744889" calcext:value-type="float">
            <text:p>0.562448738744889</text:p>
          </table:table-cell>
          <table:table-cell table:formula="of:=[.R29]" office:value-type="float" office:value="0" calcext:value-type="float">
            <text:p>0</text:p>
          </table:table-cell>
          <table:table-cell table:formula="of:=[.S29]" office:value-type="float" office:value="0.475494852275685" calcext:value-type="float">
            <text:p>0.475494852275685</text:p>
          </table:table-cell>
          <table:table-cell table:formula="of:=[.T29]" office:value-type="float" office:value="0.525990442787603" calcext:value-type="float">
            <text:p>0.525990442787603</text:p>
          </table:table-cell>
          <table:table-cell table:style-name="ce17" table:formula="of:=[.U29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30]" office:value-type="string" office:string-value="187: Sin City (2005)" calcext:value-type="string">
            <text:p>187: Sin City (2005)</text:p>
          </table:table-cell>
          <table:table-cell table:style-name="ce10" table:formula="of:=IF([.B30]=0;[.B30];[.B30]-[.B$4])" office:value-type="float" office:value="0" calcext:value-type="float">
            <text:p>0</text:p>
          </table:table-cell>
          <table:table-cell table:style-name="ce2" table:formula="of:=IF([.C30]=0;[.C30];[.C30]-[.C$4])" office:value-type="float" office:value="-1.94" calcext:value-type="float">
            <text:p>-1.94</text:p>
          </table:table-cell>
          <table:table-cell table:style-name="ce2" table:formula="of:=IF([.D30]=0;[.D30];[.D30]-[.D$4])" office:value-type="float" office:value="1.11" calcext:value-type="float">
            <text:p>1.11</text:p>
          </table:table-cell>
          <table:table-cell table:style-name="ce2" table:formula="of:=IF([.E30]=0;[.E30];[.E30]-[.E$4])" office:value-type="float" office:value="0" calcext:value-type="float">
            <text:p>0</text:p>
          </table:table-cell>
          <table:table-cell table:style-name="ce50" table:formula="of:=IF([.F30]=0;[.F30];[.F30]-[.F$4])" office:value-type="float" office:value="1.13013698630137" calcext:value-type="float">
            <text:p>1.13013698630137</text:p>
          </table:table-cell>
          <table:table-cell table:style-name="ce10" table:formula="of:=IF([.G30]=0;[.G30];[.G30]-[.G$4])" office:value-type="float" office:value="-1.10795454545455" calcext:value-type="float">
            <text:p>-1.10795454545455</text:p>
          </table:table-cell>
          <table:table-cell table:style-name="ce2" table:formula="of:=IF([.H30]=0;[.H30];[.H30]-[.H$4])" office:value-type="float" office:value="0" calcext:value-type="float">
            <text:p>0</text:p>
          </table:table-cell>
          <table:table-cell table:style-name="ce2" table:formula="of:=IF([.I30]=0;[.I30];[.I30]-[.I$4])" office:value-type="float" office:value="-0.213541666666667" calcext:value-type="float">
            <text:p>-0.213541666666667</text:p>
          </table:table-cell>
          <table:table-cell table:style-name="ce2" table:formula="of:=IF([.J30]=0;[.J30];[.J30]-[.J$4])" office:value-type="float" office:value="0.134328358208955" calcext:value-type="float">
            <text:p>0.134328358208955</text:p>
          </table:table-cell>
          <table:table-cell table:style-name="ce50" table:formula="of:=IF([.K30]=0;[.K30];[.K30]-[.K$4])" office:value-type="float" office:value="0" calcext:value-type="float">
            <text:p>0</text:p>
          </table:table-cell>
          <table:table-cell table:style-name="ce20" table:formula="of:=[.L30]" office:value-type="float" office:value="0" calcext:value-type="float">
            <text:p>0</text:p>
          </table:table-cell>
          <table:table-cell table:formula="of:=[.M30]" office:value-type="float" office:value="0.47668328054518" calcext:value-type="float">
            <text:p>0.47668328054518</text:p>
          </table:table-cell>
          <table:table-cell table:formula="of:=[.N30]" office:value-type="float" office:value="0.438991554414636" calcext:value-type="float">
            <text:p>0.438991554414636</text:p>
          </table:table-cell>
          <table:table-cell table:formula="of:=[.O30]" office:value-type="float" office:value="0" calcext:value-type="float">
            <text:p>0</text:p>
          </table:table-cell>
          <table:table-cell table:style-name="ce17" table:formula="of:=[.P30]" office:value-type="float" office:value="0.37985626502293" calcext:value-type="float">
            <text:p>0.37985626502293</text:p>
          </table:table-cell>
          <table:table-cell table:style-name="ce20" table:formula="of:=[.Q30]" office:value-type="float" office:value="0.562448738744889" calcext:value-type="float">
            <text:p>0.562448738744889</text:p>
          </table:table-cell>
          <table:table-cell table:formula="of:=[.R30]" office:value-type="float" office:value="0" calcext:value-type="float">
            <text:p>0</text:p>
          </table:table-cell>
          <table:table-cell table:formula="of:=[.S30]" office:value-type="float" office:value="0.475494852275685" calcext:value-type="float">
            <text:p>0.475494852275685</text:p>
          </table:table-cell>
          <table:table-cell table:formula="of:=[.T30]" office:value-type="float" office:value="0.525990442787603" calcext:value-type="float">
            <text:p>0.525990442787603</text:p>
          </table:table-cell>
          <table:table-cell table:style-name="ce17" table:formula="of:=[.U30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31]" office:value-type="string" office:string-value="194: Amelie (2001)" calcext:value-type="string">
            <text:p>194: Amelie (2001)</text:p>
          </table:table-cell>
          <table:table-cell table:style-name="ce10" table:formula="of:=IF([.B31]=0;[.B31];[.B31]-[.B$4])" office:value-type="float" office:value="0" calcext:value-type="float">
            <text:p>0</text:p>
          </table:table-cell>
          <table:table-cell table:style-name="ce2" table:formula="of:=IF([.C31]=0;[.C31];[.C31]-[.C$4])" office:value-type="float" office:value="-0.44" calcext:value-type="float">
            <text:p>-0.44</text:p>
          </table:table-cell>
          <table:table-cell table:style-name="ce2" table:formula="of:=IF([.D31]=0;[.D31];[.D31]-[.D$4])" office:value-type="float" office:value="2.11" calcext:value-type="float">
            <text:p>2.11</text:p>
          </table:table-cell>
          <table:table-cell table:style-name="ce2" table:formula="of:=IF([.E31]=0;[.E31];[.E31]-[.E$4])" office:value-type="float" office:value="0.8" calcext:value-type="float">
            <text:p>0.8</text:p>
          </table:table-cell>
          <table:table-cell table:style-name="ce50" table:formula="of:=IF([.F31]=0;[.F31];[.F31]-[.F$4])" office:value-type="float" office:value="0" calcext:value-type="float">
            <text:p>0</text:p>
          </table:table-cell>
          <table:table-cell table:style-name="ce10" table:formula="of:=IF([.G31]=0;[.G31];[.G31]-[.G$4])" office:value-type="float" office:value="0.892045454545454" calcext:value-type="float">
            <text:p>0.892045454545454</text:p>
          </table:table-cell>
          <table:table-cell table:style-name="ce2" table:formula="of:=IF([.H31]=0;[.H31];[.H31]-[.H$4])" office:value-type="float" office:value="0" calcext:value-type="float">
            <text:p>0</text:p>
          </table:table-cell>
          <table:table-cell table:style-name="ce2" table:formula="of:=IF([.I31]=0;[.I31];[.I31]-[.I$4])" office:value-type="float" office:value="0" calcext:value-type="float">
            <text:p>0</text:p>
          </table:table-cell>
          <table:table-cell table:style-name="ce2" table:formula="of:=IF([.J31]=0;[.J31];[.J31]-[.J$4])" office:value-type="float" office:value="0.134328358208955" calcext:value-type="float">
            <text:p>0.134328358208955</text:p>
          </table:table-cell>
          <table:table-cell table:style-name="ce50" table:formula="of:=IF([.K31]=0;[.K31];[.K31]-[.K$4])" office:value-type="float" office:value="0.220588235294118" calcext:value-type="float">
            <text:p>0.220588235294118</text:p>
          </table:table-cell>
          <table:table-cell table:style-name="ce20" table:formula="of:=[.L31]" office:value-type="float" office:value="0" calcext:value-type="float">
            <text:p>0</text:p>
          </table:table-cell>
          <table:table-cell table:formula="of:=[.M31]" office:value-type="float" office:value="0.47668328054518" calcext:value-type="float">
            <text:p>0.47668328054518</text:p>
          </table:table-cell>
          <table:table-cell table:formula="of:=[.N31]" office:value-type="float" office:value="0.438991554414636" calcext:value-type="float">
            <text:p>0.438991554414636</text:p>
          </table:table-cell>
          <table:table-cell table:formula="of:=[.O31]" office:value-type="float" office:value="0.464110147764856" calcext:value-type="float">
            <text:p>0.464110147764856</text:p>
          </table:table-cell>
          <table:table-cell table:style-name="ce17" table:formula="of:=[.P31]" office:value-type="float" office:value="0" calcext:value-type="float">
            <text:p>0</text:p>
          </table:table-cell>
          <table:table-cell table:style-name="ce20" table:formula="of:=[.Q31]" office:value-type="float" office:value="0.562448738744889" calcext:value-type="float">
            <text:p>0.562448738744889</text:p>
          </table:table-cell>
          <table:table-cell table:formula="of:=[.R31]" office:value-type="float" office:value="0" calcext:value-type="float">
            <text:p>0</text:p>
          </table:table-cell>
          <table:table-cell table:formula="of:=[.S31]" office:value-type="float" office:value="0" calcext:value-type="float">
            <text:p>0</text:p>
          </table:table-cell>
          <table:table-cell table:formula="of:=[.T31]" office:value-type="float" office:value="0.525990442787603" calcext:value-type="float">
            <text:p>0.525990442787603</text:p>
          </table:table-cell>
          <table:table-cell table:style-name="ce17" table:formula="of:=[.U31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32]" office:value-type="string" office:string-value="197: Braveheart (1995)" calcext:value-type="string">
            <text:p>197: Braveheart (1995)</text:p>
          </table:table-cell>
          <table:table-cell table:style-name="ce10" table:formula="of:=IF([.B32]=0;[.B32];[.B32]-[.B$4])" office:value-type="float" office:value="0.5" calcext:value-type="float">
            <text:p>0.5</text:p>
          </table:table-cell>
          <table:table-cell table:style-name="ce2" table:formula="of:=IF([.C32]=0;[.C32];[.C32]-[.C$4])" office:value-type="float" office:value="1.06" calcext:value-type="float">
            <text:p>1.06</text:p>
          </table:table-cell>
          <table:table-cell table:style-name="ce2" table:formula="of:=IF([.D32]=0;[.D32];[.D32]-[.D$4])" office:value-type="float" office:value="-1.39" calcext:value-type="float">
            <text:p>-1.39</text:p>
          </table:table-cell>
          <table:table-cell table:style-name="ce2" table:formula="of:=IF([.E32]=0;[.E32];[.E32]-[.E$4])" office:value-type="float" office:value="-1.2" calcext:value-type="float">
            <text:p>-1.2</text:p>
          </table:table-cell>
          <table:table-cell table:style-name="ce50" table:formula="of:=IF([.F32]=0;[.F32];[.F32]-[.F$4])" office:value-type="float" office:value="1.63013698630137" calcext:value-type="float">
            <text:p>1.63013698630137</text:p>
          </table:table-cell>
          <table:table-cell table:style-name="ce10" table:formula="of:=IF([.G32]=0;[.G32];[.G32]-[.G$4])" office:value-type="float" office:value="-0.107954545454546" calcext:value-type="float">
            <text:p>-0.107954545454546</text:p>
          </table:table-cell>
          <table:table-cell table:style-name="ce2" table:formula="of:=IF([.H32]=0;[.H32];[.H32]-[.H$4])" office:value-type="float" office:value="0.333333333333333" calcext:value-type="float">
            <text:p>0.333333333333333</text:p>
          </table:table-cell>
          <table:table-cell table:style-name="ce2" table:formula="of:=IF([.I32]=0;[.I32];[.I32]-[.I$4])" office:value-type="float" office:value="0.286458333333333" calcext:value-type="float">
            <text:p>0.286458333333333</text:p>
          </table:table-cell>
          <table:table-cell table:style-name="ce2" table:formula="of:=IF([.J32]=0;[.J32];[.J32]-[.J$4])" office:value-type="float" office:value="0" calcext:value-type="float">
            <text:p>0</text:p>
          </table:table-cell>
          <table:table-cell table:style-name="ce50" table:formula="of:=IF([.K32]=0;[.K32];[.K32]-[.K$4])" office:value-type="float" office:value="-0.279411764705882" calcext:value-type="float">
            <text:p>-0.279411764705882</text:p>
          </table:table-cell>
          <table:table-cell table:style-name="ce20" table:formula="of:=[.L32]" office:value-type="float" office:value="0.400274504253816" calcext:value-type="float">
            <text:p>0.400274504253816</text:p>
          </table:table-cell>
          <table:table-cell table:formula="of:=[.M32]" office:value-type="float" office:value="0.47668328054518" calcext:value-type="float">
            <text:p>0.47668328054518</text:p>
          </table:table-cell>
          <table:table-cell table:formula="of:=[.N32]" office:value-type="float" office:value="0.438991554414636" calcext:value-type="float">
            <text:p>0.438991554414636</text:p>
          </table:table-cell>
          <table:table-cell table:formula="of:=[.O32]" office:value-type="float" office:value="0.464110147764856" calcext:value-type="float">
            <text:p>0.464110147764856</text:p>
          </table:table-cell>
          <table:table-cell table:style-name="ce17" table:formula="of:=[.P32]" office:value-type="float" office:value="0.37985626502293" calcext:value-type="float">
            <text:p>0.37985626502293</text:p>
          </table:table-cell>
          <table:table-cell table:style-name="ce20" table:formula="of:=[.Q32]" office:value-type="float" office:value="0.562448738744889" calcext:value-type="float">
            <text:p>0.562448738744889</text:p>
          </table:table-cell>
          <table:table-cell table:formula="of:=[.R32]" office:value-type="float" office:value="0.539065851394357" calcext:value-type="float">
            <text:p>0.539065851394357</text:p>
          </table:table-cell>
          <table:table-cell table:formula="of:=[.S32]" office:value-type="float" office:value="0.475494852275685" calcext:value-type="float">
            <text:p>0.475494852275685</text:p>
          </table:table-cell>
          <table:table-cell table:formula="of:=[.T32]" office:value-type="float" office:value="0" calcext:value-type="float">
            <text:p>0</text:p>
          </table:table-cell>
          <table:table-cell table:style-name="ce17" table:formula="of:=[.U32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33]" office:value-type="string" office:string-value="238: The Godfather (1972)" calcext:value-type="string">
            <text:p>238: The Godfather (1972)</text:p>
          </table:table-cell>
          <table:table-cell table:style-name="ce10" table:formula="of:=IF([.B33]=0;[.B33];[.B33]-[.B$4])" office:value-type="float" office:value="-0.5" calcext:value-type="float">
            <text:p>-0.5</text:p>
          </table:table-cell>
          <table:table-cell table:style-name="ce2" table:formula="of:=IF([.C33]=0;[.C33];[.C33]-[.C$4])" office:value-type="float" office:value="0" calcext:value-type="float">
            <text:p>0</text:p>
          </table:table-cell>
          <table:table-cell table:style-name="ce2" table:formula="of:=IF([.D33]=0;[.D33];[.D33]-[.D$4])" office:value-type="float" office:value="0.11" calcext:value-type="float">
            <text:p>0.11</text:p>
          </table:table-cell>
          <table:table-cell table:style-name="ce2" table:formula="of:=IF([.E33]=0;[.E33];[.E33]-[.E$4])" office:value-type="float" office:value="1.3" calcext:value-type="float">
            <text:p>1.3</text:p>
          </table:table-cell>
          <table:table-cell table:style-name="ce50" table:formula="of:=IF([.F33]=0;[.F33];[.F33]-[.F$4])" office:value-type="float" office:value="1.63013698630137" calcext:value-type="float">
            <text:p>1.63013698630137</text:p>
          </table:table-cell>
          <table:table-cell table:style-name="ce10" table:formula="of:=IF([.G33]=0;[.G33];[.G33]-[.G$4])" office:value-type="float" office:value="0.892045454545454" calcext:value-type="float">
            <text:p>0.892045454545454</text:p>
          </table:table-cell>
          <table:table-cell table:style-name="ce2" table:formula="of:=IF([.H33]=0;[.H33];[.H33]-[.H$4])" office:value-type="float" office:value="1.33333333333333" calcext:value-type="float">
            <text:p>1.33333333333333</text:p>
          </table:table-cell>
          <table:table-cell table:style-name="ce2" table:formula="of:=IF([.I33]=0;[.I33];[.I33]-[.I$4])" office:value-type="float" office:value="0.786458333333334" calcext:value-type="float">
            <text:p>0.786458333333334</text:p>
          </table:table-cell>
          <table:table-cell table:style-name="ce2" table:formula="of:=IF([.J33]=0;[.J33];[.J33]-[.J$4])" office:value-type="float" office:value="0" calcext:value-type="float">
            <text:p>0</text:p>
          </table:table-cell>
          <table:table-cell table:style-name="ce50" table:formula="of:=IF([.K33]=0;[.K33];[.K33]-[.K$4])" office:value-type="float" office:value="0.720588235294118" calcext:value-type="float">
            <text:p>0.720588235294118</text:p>
          </table:table-cell>
          <table:table-cell table:style-name="ce20" table:formula="of:=[.L33]" office:value-type="float" office:value="0.400274504253816" calcext:value-type="float">
            <text:p>0.400274504253816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.438991554414636" calcext:value-type="float">
            <text:p>0.438991554414636</text:p>
          </table:table-cell>
          <table:table-cell table:formula="of:=[.O33]" office:value-type="float" office:value="0.464110147764856" calcext:value-type="float">
            <text:p>0.464110147764856</text:p>
          </table:table-cell>
          <table:table-cell table:style-name="ce17" table:formula="of:=[.P33]" office:value-type="float" office:value="0.37985626502293" calcext:value-type="float">
            <text:p>0.37985626502293</text:p>
          </table:table-cell>
          <table:table-cell table:style-name="ce20" table:formula="of:=[.Q33]" office:value-type="float" office:value="0.562448738744889" calcext:value-type="float">
            <text:p>0.562448738744889</text:p>
          </table:table-cell>
          <table:table-cell table:formula="of:=[.R33]" office:value-type="float" office:value="0.539065851394357" calcext:value-type="float">
            <text:p>0.539065851394357</text:p>
          </table:table-cell>
          <table:table-cell table:formula="of:=[.S33]" office:value-type="float" office:value="0.475494852275685" calcext:value-type="float">
            <text:p>0.475494852275685</text:p>
          </table:table-cell>
          <table:table-cell table:formula="of:=[.T33]" office:value-type="float" office:value="0" calcext:value-type="float">
            <text:p>0</text:p>
          </table:table-cell>
          <table:table-cell table:style-name="ce17" table:formula="of:=[.U33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34]" office:value-type="string" office:string-value="243: High Fidelity (2000)" calcext:value-type="string">
            <text:p>243: High Fidelity (2000)</text:p>
          </table:table-cell>
          <table:table-cell table:style-name="ce10" table:formula="of:=IF([.B34]=0;[.B34];[.B34]-[.B$4])" office:value-type="float" office:value="0" calcext:value-type="float">
            <text:p>0</text:p>
          </table:table-cell>
          <table:table-cell table:style-name="ce2" table:formula="of:=IF([.C34]=0;[.C34];[.C34]-[.C$4])" office:value-type="float" office:value="0" calcext:value-type="float">
            <text:p>0</text:p>
          </table:table-cell>
          <table:table-cell table:style-name="ce2" table:formula="of:=IF([.D34]=0;[.D34];[.D34]-[.D$4])" office:value-type="float" office:value="-0.39" calcext:value-type="float">
            <text:p>-0.39</text:p>
          </table:table-cell>
          <table:table-cell table:style-name="ce2" table:formula="of:=IF([.E34]=0;[.E34];[.E34]-[.E$4])" office:value-type="float" office:value="0" calcext:value-type="float">
            <text:p>0</text:p>
          </table:table-cell>
          <table:table-cell table:style-name="ce50" table:formula="of:=IF([.F34]=0;[.F34];[.F34]-[.F$4])" office:value-type="float" office:value="0" calcext:value-type="float">
            <text:p>0</text:p>
          </table:table-cell>
          <table:table-cell table:style-name="ce10" table:formula="of:=IF([.G34]=0;[.G34];[.G34]-[.G$4])" office:value-type="float" office:value="-0.107954545454546" calcext:value-type="float">
            <text:p>-0.107954545454546</text:p>
          </table:table-cell>
          <table:table-cell table:style-name="ce2" table:formula="of:=IF([.H34]=0;[.H34];[.H34]-[.H$4])" office:value-type="float" office:value="0" calcext:value-type="float">
            <text:p>0</text:p>
          </table:table-cell>
          <table:table-cell table:style-name="ce2" table:formula="of:=IF([.I34]=0;[.I34];[.I34]-[.I$4])" office:value-type="float" office:value="0" calcext:value-type="float">
            <text:p>0</text:p>
          </table:table-cell>
          <table:table-cell table:style-name="ce2" table:formula="of:=IF([.J34]=0;[.J34];[.J34]-[.J$4])" office:value-type="float" office:value="-0.365671641791045" calcext:value-type="float">
            <text:p>-0.365671641791045</text:p>
          </table:table-cell>
          <table:table-cell table:style-name="ce50" table:formula="of:=IF([.K34]=0;[.K34];[.K34]-[.K$4])" office:value-type="float" office:value="0" calcext:value-type="float">
            <text:p>0</text:p>
          </table:table-cell>
          <table:table-cell table:style-name="ce20" table:formula="of:=[.L34]" office:value-type="float" office:value="0" calcext:value-type="float">
            <text:p>0</text:p>
          </table:table-cell>
          <table:table-cell table:formula="of:=[.M34]" office:value-type="float" office:value="0" calcext:value-type="float">
            <text:p>0</text:p>
          </table:table-cell>
          <table:table-cell table:formula="of:=[.N34]" office:value-type="float" office:value="0.438991554414636" calcext:value-type="float">
            <text:p>0.438991554414636</text:p>
          </table:table-cell>
          <table:table-cell table:formula="of:=[.O34]" office:value-type="float" office:value="0" calcext:value-type="float">
            <text:p>0</text:p>
          </table:table-cell>
          <table:table-cell table:style-name="ce17" table:formula="of:=[.P34]" office:value-type="float" office:value="0" calcext:value-type="float">
            <text:p>0</text:p>
          </table:table-cell>
          <table:table-cell table:style-name="ce20" table:formula="of:=[.Q34]" office:value-type="float" office:value="0.562448738744889" calcext:value-type="float">
            <text:p>0.562448738744889</text:p>
          </table:table-cell>
          <table:table-cell table:formula="of:=[.R34]" office:value-type="float" office:value="0" calcext:value-type="float">
            <text:p>0</text:p>
          </table:table-cell>
          <table:table-cell table:formula="of:=[.S34]" office:value-type="float" office:value="0" calcext:value-type="float">
            <text:p>0</text:p>
          </table:table-cell>
          <table:table-cell table:formula="of:=[.T34]" office:value-type="float" office:value="0.525990442787603" calcext:value-type="float">
            <text:p>0.525990442787603</text:p>
          </table:table-cell>
          <table:table-cell table:style-name="ce17" table:formula="of:=[.U34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35]" office:value-type="string" office:string-value="268: Batman (1989)" calcext:value-type="string">
            <text:p>268: Batman (1989)</text:p>
          </table:table-cell>
          <table:table-cell table:style-name="ce10" table:formula="of:=IF([.B35]=0;[.B35];[.B35]-[.B$4])" office:value-type="float" office:value="0" calcext:value-type="float">
            <text:p>0</text:p>
          </table:table-cell>
          <table:table-cell table:style-name="ce2" table:formula="of:=IF([.C35]=0;[.C35];[.C35]-[.C$4])" office:value-type="float" office:value="-0.94" calcext:value-type="float">
            <text:p>-0.94</text:p>
          </table:table-cell>
          <table:table-cell table:style-name="ce2" table:formula="of:=IF([.D35]=0;[.D35];[.D35]-[.D$4])" office:value-type="float" office:value="-0.89" calcext:value-type="float">
            <text:p>-0.89</text:p>
          </table:table-cell>
          <table:table-cell table:style-name="ce2" table:formula="of:=IF([.E35]=0;[.E35];[.E35]-[.E$4])" office:value-type="float" office:value="0" calcext:value-type="float">
            <text:p>0</text:p>
          </table:table-cell>
          <table:table-cell table:style-name="ce50" table:formula="of:=IF([.F35]=0;[.F35];[.F35]-[.F$4])" office:value-type="float" office:value="0.13013698630137" calcext:value-type="float">
            <text:p>0.13013698630137</text:p>
          </table:table-cell>
          <table:table-cell table:style-name="ce10" table:formula="of:=IF([.G35]=0;[.G35];[.G35]-[.G$4])" office:value-type="float" office:value="0" calcext:value-type="float">
            <text:p>0</text:p>
          </table:table-cell>
          <table:table-cell table:style-name="ce2" table:formula="of:=IF([.H35]=0;[.H35];[.H35]-[.H$4])" office:value-type="float" office:value="0" calcext:value-type="float">
            <text:p>0</text:p>
          </table:table-cell>
          <table:table-cell table:style-name="ce2" table:formula="of:=IF([.I35]=0;[.I35];[.I35]-[.I$4])" office:value-type="float" office:value="-1.21354166666667" calcext:value-type="float">
            <text:p>-1.21354166666667</text:p>
          </table:table-cell>
          <table:table-cell table:style-name="ce2" table:formula="of:=IF([.J35]=0;[.J35];[.J35]-[.J$4])" office:value-type="float" office:value="0" calcext:value-type="float">
            <text:p>0</text:p>
          </table:table-cell>
          <table:table-cell table:style-name="ce50" table:formula="of:=IF([.K35]=0;[.K35];[.K35]-[.K$4])" office:value-type="float" office:value="0" calcext:value-type="float">
            <text:p>0</text:p>
          </table:table-cell>
          <table:table-cell table:style-name="ce20" table:formula="of:=[.L35]" office:value-type="float" office:value="0" calcext:value-type="float">
            <text:p>0</text:p>
          </table:table-cell>
          <table:table-cell table:formula="of:=[.M35]" office:value-type="float" office:value="0.47668328054518" calcext:value-type="float">
            <text:p>0.47668328054518</text:p>
          </table:table-cell>
          <table:table-cell table:formula="of:=[.N35]" office:value-type="float" office:value="0.438991554414636" calcext:value-type="float">
            <text:p>0.438991554414636</text:p>
          </table:table-cell>
          <table:table-cell table:formula="of:=[.O35]" office:value-type="float" office:value="0" calcext:value-type="float">
            <text:p>0</text:p>
          </table:table-cell>
          <table:table-cell table:style-name="ce17" table:formula="of:=[.P35]" office:value-type="float" office:value="0.37985626502293" calcext:value-type="float">
            <text:p>0.37985626502293</text:p>
          </table:table-cell>
          <table:table-cell table:style-name="ce20" table:formula="of:=[.Q35]" office:value-type="float" office:value="0" calcext:value-type="float">
            <text:p>0</text:p>
          </table:table-cell>
          <table:table-cell table:formula="of:=[.R35]" office:value-type="float" office:value="0" calcext:value-type="float">
            <text:p>0</text:p>
          </table:table-cell>
          <table:table-cell table:formula="of:=[.S35]" office:value-type="float" office:value="0.475494852275685" calcext:value-type="float">
            <text:p>0.475494852275685</text:p>
          </table:table-cell>
          <table:table-cell table:formula="of:=[.T35]" office:value-type="float" office:value="0" calcext:value-type="float">
            <text:p>0</text:p>
          </table:table-cell>
          <table:table-cell table:style-name="ce17" table:formula="of:=[.U35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36]" office:value-type="string" office:string-value="272: Batman Begins (2005)" calcext:value-type="string">
            <text:p>272: Batman Begins (2005)</text:p>
          </table:table-cell>
          <table:table-cell table:style-name="ce10" table:formula="of:=IF([.B36]=0;[.B36];[.B36]-[.B$4])" office:value-type="float" office:value="0" calcext:value-type="float">
            <text:p>0</text:p>
          </table:table-cell>
          <table:table-cell table:style-name="ce2" table:formula="of:=IF([.C36]=0;[.C36];[.C36]-[.C$4])" office:value-type="float" office:value="0.56" calcext:value-type="float">
            <text:p>0.56</text:p>
          </table:table-cell>
          <table:table-cell table:style-name="ce2" table:formula="of:=IF([.D36]=0;[.D36];[.D36]-[.D$4])" office:value-type="float" office:value="1.11" calcext:value-type="float">
            <text:p>1.11</text:p>
          </table:table-cell>
          <table:table-cell table:style-name="ce2" table:formula="of:=IF([.E36]=0;[.E36];[.E36]-[.E$4])" office:value-type="float" office:value="0.3" calcext:value-type="float">
            <text:p>0.3</text:p>
          </table:table-cell>
          <table:table-cell table:style-name="ce50" table:formula="of:=IF([.F36]=0;[.F36];[.F36]-[.F$4])" office:value-type="float" office:value="0.13013698630137" calcext:value-type="float">
            <text:p>0.13013698630137</text:p>
          </table:table-cell>
          <table:table-cell table:style-name="ce10" table:formula="of:=IF([.G36]=0;[.G36];[.G36]-[.G$4])" office:value-type="float" office:value="0.892045454545454" calcext:value-type="float">
            <text:p>0.892045454545454</text:p>
          </table:table-cell>
          <table:table-cell table:style-name="ce2" table:formula="of:=IF([.H36]=0;[.H36];[.H36]-[.H$4])" office:value-type="float" office:value="-0.166666666666667" calcext:value-type="float">
            <text:p>-0.166666666666667</text:p>
          </table:table-cell>
          <table:table-cell table:style-name="ce2" table:formula="of:=IF([.I36]=0;[.I36];[.I36]-[.I$4])" office:value-type="float" office:value="-0.213541666666667" calcext:value-type="float">
            <text:p>-0.213541666666667</text:p>
          </table:table-cell>
          <table:table-cell table:style-name="ce2" table:formula="of:=IF([.J36]=0;[.J36];[.J36]-[.J$4])" office:value-type="float" office:value="0" calcext:value-type="float">
            <text:p>0</text:p>
          </table:table-cell>
          <table:table-cell table:style-name="ce50" table:formula="of:=IF([.K36]=0;[.K36];[.K36]-[.K$4])" office:value-type="float" office:value="0" calcext:value-type="float">
            <text:p>0</text:p>
          </table:table-cell>
          <table:table-cell table:style-name="ce20" table:formula="of:=[.L36]" office:value-type="float" office:value="0" calcext:value-type="float">
            <text:p>0</text:p>
          </table:table-cell>
          <table:table-cell table:formula="of:=[.M36]" office:value-type="float" office:value="0.47668328054518" calcext:value-type="float">
            <text:p>0.47668328054518</text:p>
          </table:table-cell>
          <table:table-cell table:formula="of:=[.N36]" office:value-type="float" office:value="0.438991554414636" calcext:value-type="float">
            <text:p>0.438991554414636</text:p>
          </table:table-cell>
          <table:table-cell table:formula="of:=[.O36]" office:value-type="float" office:value="0.464110147764856" calcext:value-type="float">
            <text:p>0.464110147764856</text:p>
          </table:table-cell>
          <table:table-cell table:style-name="ce17" table:formula="of:=[.P36]" office:value-type="float" office:value="0.37985626502293" calcext:value-type="float">
            <text:p>0.37985626502293</text:p>
          </table:table-cell>
          <table:table-cell table:style-name="ce20" table:formula="of:=[.Q36]" office:value-type="float" office:value="0.562448738744889" calcext:value-type="float">
            <text:p>0.562448738744889</text:p>
          </table:table-cell>
          <table:table-cell table:formula="of:=[.R36]" office:value-type="float" office:value="0.539065851394357" calcext:value-type="float">
            <text:p>0.539065851394357</text:p>
          </table:table-cell>
          <table:table-cell table:formula="of:=[.S36]" office:value-type="float" office:value="0.475494852275685" calcext:value-type="float">
            <text:p>0.475494852275685</text:p>
          </table:table-cell>
          <table:table-cell table:formula="of:=[.T36]" office:value-type="float" office:value="0" calcext:value-type="float">
            <text:p>0</text:p>
          </table:table-cell>
          <table:table-cell table:style-name="ce17" table:formula="of:=[.U36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37]" office:value-type="string" office:string-value="274: The Silence of the Lambs (1991)" calcext:value-type="string">
            <text:p>274: The Silence of the Lambs (1991)</text:p>
          </table:table-cell>
          <table:table-cell table:style-name="ce10" table:formula="of:=IF([.B37]=0;[.B37];[.B37]-[.B$4])" office:value-type="float" office:value="0" calcext:value-type="float">
            <text:p>0</text:p>
          </table:table-cell>
          <table:table-cell table:style-name="ce2" table:formula="of:=IF([.C37]=0;[.C37];[.C37]-[.C$4])" office:value-type="float" office:value="-1.94" calcext:value-type="float">
            <text:p>-1.94</text:p>
          </table:table-cell>
          <table:table-cell table:style-name="ce2" table:formula="of:=IF([.D37]=0;[.D37];[.D37]-[.D$4])" office:value-type="float" office:value="1.61" calcext:value-type="float">
            <text:p>1.61</text:p>
          </table:table-cell>
          <table:table-cell table:style-name="ce2" table:formula="of:=IF([.E37]=0;[.E37];[.E37]-[.E$4])" office:value-type="float" office:value="0.3" calcext:value-type="float">
            <text:p>0.3</text:p>
          </table:table-cell>
          <table:table-cell table:style-name="ce50" table:formula="of:=IF([.F37]=0;[.F37];[.F37]-[.F$4])" office:value-type="float" office:value="1.63013698630137" calcext:value-type="float">
            <text:p>1.63013698630137</text:p>
          </table:table-cell>
          <table:table-cell table:style-name="ce10" table:formula="of:=IF([.G37]=0;[.G37];[.G37]-[.G$4])" office:value-type="float" office:value="0.892045454545454" calcext:value-type="float">
            <text:p>0.892045454545454</text:p>
          </table:table-cell>
          <table:table-cell table:style-name="ce2" table:formula="of:=IF([.H37]=0;[.H37];[.H37]-[.H$4])" office:value-type="float" office:value="0.833333333333333" calcext:value-type="float">
            <text:p>0.833333333333333</text:p>
          </table:table-cell>
          <table:table-cell table:style-name="ce2" table:formula="of:=IF([.I37]=0;[.I37];[.I37]-[.I$4])" office:value-type="float" office:value="0.786458333333334" calcext:value-type="float">
            <text:p>0.786458333333334</text:p>
          </table:table-cell>
          <table:table-cell table:style-name="ce2" table:formula="of:=IF([.J37]=0;[.J37];[.J37]-[.J$4])" office:value-type="float" office:value="0" calcext:value-type="float">
            <text:p>0</text:p>
          </table:table-cell>
          <table:table-cell table:style-name="ce50" table:formula="of:=IF([.K37]=0;[.K37];[.K37]-[.K$4])" office:value-type="float" office:value="-0.279411764705882" calcext:value-type="float">
            <text:p>-0.279411764705882</text:p>
          </table:table-cell>
          <table:table-cell table:style-name="ce20" table:formula="of:=[.L37]" office:value-type="float" office:value="0.400274504253816" calcext:value-type="float">
            <text:p>0.400274504253816</text:p>
          </table:table-cell>
          <table:table-cell table:formula="of:=[.M37]" office:value-type="float" office:value="0.47668328054518" calcext:value-type="float">
            <text:p>0.47668328054518</text:p>
          </table:table-cell>
          <table:table-cell table:formula="of:=[.N37]" office:value-type="float" office:value="0.438991554414636" calcext:value-type="float">
            <text:p>0.438991554414636</text:p>
          </table:table-cell>
          <table:table-cell table:formula="of:=[.O37]" office:value-type="float" office:value="0.464110147764856" calcext:value-type="float">
            <text:p>0.464110147764856</text:p>
          </table:table-cell>
          <table:table-cell table:style-name="ce17" table:formula="of:=[.P37]" office:value-type="float" office:value="0.37985626502293" calcext:value-type="float">
            <text:p>0.37985626502293</text:p>
          </table:table-cell>
          <table:table-cell table:style-name="ce20" table:formula="of:=[.Q37]" office:value-type="float" office:value="0.562448738744889" calcext:value-type="float">
            <text:p>0.562448738744889</text:p>
          </table:table-cell>
          <table:table-cell table:formula="of:=[.R37]" office:value-type="float" office:value="0.539065851394357" calcext:value-type="float">
            <text:p>0.539065851394357</text:p>
          </table:table-cell>
          <table:table-cell table:formula="of:=[.S37]" office:value-type="float" office:value="0.475494852275685" calcext:value-type="float">
            <text:p>0.475494852275685</text:p>
          </table:table-cell>
          <table:table-cell table:formula="of:=[.T37]" office:value-type="float" office:value="0" calcext:value-type="float">
            <text:p>0</text:p>
          </table:table-cell>
          <table:table-cell table:style-name="ce17" table:formula="of:=[.U37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38]" office:value-type="string" office:string-value="275: Fargo (1996)" calcext:value-type="string">
            <text:p>275: Fargo (1996)</text:p>
          </table:table-cell>
          <table:table-cell table:style-name="ce10" table:formula="of:=IF([.B38]=0;[.B38];[.B38]-[.B$4])" office:value-type="float" office:value="0" calcext:value-type="float">
            <text:p>0</text:p>
          </table:table-cell>
          <table:table-cell table:style-name="ce2" table:formula="of:=IF([.C38]=0;[.C38];[.C38]-[.C$4])" office:value-type="float" office:value="0" calcext:value-type="float">
            <text:p>0</text:p>
          </table:table-cell>
          <table:table-cell table:style-name="ce2" table:formula="of:=IF([.D38]=0;[.D38];[.D38]-[.D$4])" office:value-type="float" office:value="1.11" calcext:value-type="float">
            <text:p>1.11</text:p>
          </table:table-cell>
          <table:table-cell table:style-name="ce2" table:formula="of:=IF([.E38]=0;[.E38];[.E38]-[.E$4])" office:value-type="float" office:value="0" calcext:value-type="float">
            <text:p>0</text:p>
          </table:table-cell>
          <table:table-cell table:style-name="ce50" table:formula="of:=IF([.F38]=0;[.F38];[.F38]-[.F$4])" office:value-type="float" office:value="0" calcext:value-type="float">
            <text:p>0</text:p>
          </table:table-cell>
          <table:table-cell table:style-name="ce10" table:formula="of:=IF([.G38]=0;[.G38];[.G38]-[.G$4])" office:value-type="float" office:value="0.892045454545454" calcext:value-type="float">
            <text:p>0.892045454545454</text:p>
          </table:table-cell>
          <table:table-cell table:style-name="ce2" table:formula="of:=IF([.H38]=0;[.H38];[.H38]-[.H$4])" office:value-type="float" office:value="0" calcext:value-type="float">
            <text:p>0</text:p>
          </table:table-cell>
          <table:table-cell table:style-name="ce2" table:formula="of:=IF([.I38]=0;[.I38];[.I38]-[.I$4])" office:value-type="float" office:value="0.786458333333334" calcext:value-type="float">
            <text:p>0.786458333333334</text:p>
          </table:table-cell>
          <table:table-cell table:style-name="ce2" table:formula="of:=IF([.J38]=0;[.J38];[.J38]-[.J$4])" office:value-type="float" office:value="0" calcext:value-type="float">
            <text:p>0</text:p>
          </table:table-cell>
          <table:table-cell table:style-name="ce50" table:formula="of:=IF([.K38]=0;[.K38];[.K38]-[.K$4])" office:value-type="float" office:value="0" calcext:value-type="float">
            <text:p>0</text:p>
          </table:table-cell>
          <table:table-cell table:style-name="ce20" table:formula="of:=[.L38]" office:value-type="float" office:value="0" calcext:value-type="float">
            <text:p>0</text:p>
          </table:table-cell>
          <table:table-cell table:formula="of:=[.M38]" office:value-type="float" office:value="0" calcext:value-type="float">
            <text:p>0</text:p>
          </table:table-cell>
          <table:table-cell table:formula="of:=[.N38]" office:value-type="float" office:value="0.438991554414636" calcext:value-type="float">
            <text:p>0.438991554414636</text:p>
          </table:table-cell>
          <table:table-cell table:formula="of:=[.O38]" office:value-type="float" office:value="0" calcext:value-type="float">
            <text:p>0</text:p>
          </table:table-cell>
          <table:table-cell table:style-name="ce17" table:formula="of:=[.P38]" office:value-type="float" office:value="0" calcext:value-type="float">
            <text:p>0</text:p>
          </table:table-cell>
          <table:table-cell table:style-name="ce20" table:formula="of:=[.Q38]" office:value-type="float" office:value="0.562448738744889" calcext:value-type="float">
            <text:p>0.562448738744889</text:p>
          </table:table-cell>
          <table:table-cell table:formula="of:=[.R38]" office:value-type="float" office:value="0" calcext:value-type="float">
            <text:p>0</text:p>
          </table:table-cell>
          <table:table-cell table:formula="of:=[.S38]" office:value-type="float" office:value="0.475494852275685" calcext:value-type="float">
            <text:p>0.475494852275685</text:p>
          </table:table-cell>
          <table:table-cell table:formula="of:=[.T38]" office:value-type="float" office:value="0" calcext:value-type="float">
            <text:p>0</text:p>
          </table:table-cell>
          <table:table-cell table:style-name="ce17" table:formula="of:=[.U38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39]" office:value-type="string" office:string-value="278: The Shawshank Redemption (1994)" calcext:value-type="string">
            <text:p>278: The Shawshank Redemption (1994)</text:p>
          </table:table-cell>
          <table:table-cell table:style-name="ce10" table:formula="of:=IF([.B39]=0;[.B39];[.B39]-[.B$4])" office:value-type="float" office:value="0" calcext:value-type="float">
            <text:p>0</text:p>
          </table:table-cell>
          <table:table-cell table:style-name="ce2" table:formula="of:=IF([.C39]=0;[.C39];[.C39]-[.C$4])" office:value-type="float" office:value="-0.44" calcext:value-type="float">
            <text:p>-0.44</text:p>
          </table:table-cell>
          <table:table-cell table:style-name="ce2" table:formula="of:=IF([.D39]=0;[.D39];[.D39]-[.D$4])" office:value-type="float" office:value="-2.39" calcext:value-type="float">
            <text:p>-2.39</text:p>
          </table:table-cell>
          <table:table-cell table:style-name="ce2" table:formula="of:=IF([.E39]=0;[.E39];[.E39]-[.E$4])" office:value-type="float" office:value="0.3" calcext:value-type="float">
            <text:p>0.3</text:p>
          </table:table-cell>
          <table:table-cell table:style-name="ce50" table:formula="of:=IF([.F39]=0;[.F39];[.F39]-[.F$4])" office:value-type="float" office:value="0" calcext:value-type="float">
            <text:p>0</text:p>
          </table:table-cell>
          <table:table-cell table:style-name="ce10" table:formula="of:=IF([.G39]=0;[.G39];[.G39]-[.G$4])" office:value-type="float" office:value="0.892045454545454" calcext:value-type="float">
            <text:p>0.892045454545454</text:p>
          </table:table-cell>
          <table:table-cell table:style-name="ce2" table:formula="of:=IF([.H39]=0;[.H39];[.H39]-[.H$4])" office:value-type="float" office:value="0" calcext:value-type="float">
            <text:p>0</text:p>
          </table:table-cell>
          <table:table-cell table:style-name="ce2" table:formula="of:=IF([.I39]=0;[.I39];[.I39]-[.I$4])" office:value-type="float" office:value="1.28645833333333" calcext:value-type="float">
            <text:p>1.28645833333333</text:p>
          </table:table-cell>
          <table:table-cell table:style-name="ce2" table:formula="of:=IF([.J39]=0;[.J39];[.J39]-[.J$4])" office:value-type="float" office:value="0.634328358208955" calcext:value-type="float">
            <text:p>0.634328358208955</text:p>
          </table:table-cell>
          <table:table-cell table:style-name="ce50" table:formula="of:=IF([.K39]=0;[.K39];[.K39]-[.K$4])" office:value-type="float" office:value="0.720588235294118" calcext:value-type="float">
            <text:p>0.720588235294118</text:p>
          </table:table-cell>
          <table:table-cell table:style-name="ce20" table:formula="of:=[.L39]" office:value-type="float" office:value="0" calcext:value-type="float">
            <text:p>0</text:p>
          </table:table-cell>
          <table:table-cell table:formula="of:=[.M39]" office:value-type="float" office:value="0.47668328054518" calcext:value-type="float">
            <text:p>0.47668328054518</text:p>
          </table:table-cell>
          <table:table-cell table:formula="of:=[.N39]" office:value-type="float" office:value="0.438991554414636" calcext:value-type="float">
            <text:p>0.438991554414636</text:p>
          </table:table-cell>
          <table:table-cell table:formula="of:=[.O39]" office:value-type="float" office:value="0.464110147764856" calcext:value-type="float">
            <text:p>0.464110147764856</text:p>
          </table:table-cell>
          <table:table-cell table:style-name="ce17" table:formula="of:=[.P39]" office:value-type="float" office:value="0" calcext:value-type="float">
            <text:p>0</text:p>
          </table:table-cell>
          <table:table-cell table:style-name="ce20" table:formula="of:=[.Q39]" office:value-type="float" office:value="0.562448738744889" calcext:value-type="float">
            <text:p>0.562448738744889</text:p>
          </table:table-cell>
          <table:table-cell table:formula="of:=[.R39]" office:value-type="float" office:value="0" calcext:value-type="float">
            <text:p>0</text:p>
          </table:table-cell>
          <table:table-cell table:formula="of:=[.S39]" office:value-type="float" office:value="0.475494852275685" calcext:value-type="float">
            <text:p>0.475494852275685</text:p>
          </table:table-cell>
          <table:table-cell table:formula="of:=[.T39]" office:value-type="float" office:value="0.525990442787603" calcext:value-type="float">
            <text:p>0.525990442787603</text:p>
          </table:table-cell>
          <table:table-cell table:style-name="ce17" table:formula="of:=[.U39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40]" office:value-type="string" office:string-value="280: Terminator 2: Judgment Day (1991)" calcext:value-type="string">
            <text:p>280: Terminator 2: Judgment Day (1991)</text:p>
          </table:table-cell>
          <table:table-cell table:style-name="ce10" table:formula="of:=IF([.B40]=0;[.B40];[.B40]-[.B$4])" office:value-type="float" office:value="0" calcext:value-type="float">
            <text:p>0</text:p>
          </table:table-cell>
          <table:table-cell table:style-name="ce2" table:formula="of:=IF([.C40]=0;[.C40];[.C40]-[.C$4])" office:value-type="float" office:value="-0.94" calcext:value-type="float">
            <text:p>-0.94</text:p>
          </table:table-cell>
          <table:table-cell table:style-name="ce2" table:formula="of:=IF([.D40]=0;[.D40];[.D40]-[.D$4])" office:value-type="float" office:value="1.11" calcext:value-type="float">
            <text:p>1.11</text:p>
          </table:table-cell>
          <table:table-cell table:style-name="ce2" table:formula="of:=IF([.E40]=0;[.E40];[.E40]-[.E$4])" office:value-type="float" office:value="-0.7" calcext:value-type="float">
            <text:p>-0.7</text:p>
          </table:table-cell>
          <table:table-cell table:style-name="ce50" table:formula="of:=IF([.F40]=0;[.F40];[.F40]-[.F$4])" office:value-type="float" office:value="-0.36986301369863" calcext:value-type="float">
            <text:p>-0.36986301369863</text:p>
          </table:table-cell>
          <table:table-cell table:style-name="ce10" table:formula="of:=IF([.G40]=0;[.G40];[.G40]-[.G$4])" office:value-type="float" office:value="-0.607954545454546" calcext:value-type="float">
            <text:p>-0.607954545454546</text:p>
          </table:table-cell>
          <table:table-cell table:style-name="ce2" table:formula="of:=IF([.H40]=0;[.H40];[.H40]-[.H$4])" office:value-type="float" office:value="0" calcext:value-type="float">
            <text:p>0</text:p>
          </table:table-cell>
          <table:table-cell table:style-name="ce2" table:formula="of:=IF([.I40]=0;[.I40];[.I40]-[.I$4])" office:value-type="float" office:value="-0.713541666666667" calcext:value-type="float">
            <text:p>-0.713541666666667</text:p>
          </table:table-cell>
          <table:table-cell table:style-name="ce2" table:formula="of:=IF([.J40]=0;[.J40];[.J40]-[.J$4])" office:value-type="float" office:value="-0.365671641791045" calcext:value-type="float">
            <text:p>-0.365671641791045</text:p>
          </table:table-cell>
          <table:table-cell table:style-name="ce50" table:formula="of:=IF([.K40]=0;[.K40];[.K40]-[.K$4])" office:value-type="float" office:value="0" calcext:value-type="float">
            <text:p>0</text:p>
          </table:table-cell>
          <table:table-cell table:style-name="ce20" table:formula="of:=[.L40]" office:value-type="float" office:value="0.400274504253816" calcext:value-type="float">
            <text:p>0.400274504253816</text:p>
          </table:table-cell>
          <table:table-cell table:formula="of:=[.M40]" office:value-type="float" office:value="0.47668328054518" calcext:value-type="float">
            <text:p>0.47668328054518</text:p>
          </table:table-cell>
          <table:table-cell table:formula="of:=[.N40]" office:value-type="float" office:value="0.438991554414636" calcext:value-type="float">
            <text:p>0.438991554414636</text:p>
          </table:table-cell>
          <table:table-cell table:formula="of:=[.O40]" office:value-type="float" office:value="0.464110147764856" calcext:value-type="float">
            <text:p>0.464110147764856</text:p>
          </table:table-cell>
          <table:table-cell table:style-name="ce17" table:formula="of:=[.P40]" office:value-type="float" office:value="0.37985626502293" calcext:value-type="float">
            <text:p>0.37985626502293</text:p>
          </table:table-cell>
          <table:table-cell table:style-name="ce20" table:formula="of:=[.Q40]" office:value-type="float" office:value="0.562448738744889" calcext:value-type="float">
            <text:p>0.562448738744889</text:p>
          </table:table-cell>
          <table:table-cell table:formula="of:=[.R40]" office:value-type="float" office:value="0" calcext:value-type="float">
            <text:p>0</text:p>
          </table:table-cell>
          <table:table-cell table:formula="of:=[.S40]" office:value-type="float" office:value="0.475494852275685" calcext:value-type="float">
            <text:p>0.475494852275685</text:p>
          </table:table-cell>
          <table:table-cell table:formula="of:=[.T40]" office:value-type="float" office:value="0.525990442787603" calcext:value-type="float">
            <text:p>0.525990442787603</text:p>
          </table:table-cell>
          <table:table-cell table:style-name="ce17" table:formula="of:=[.U40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41]" office:value-type="string" office:string-value="329: Jurassic Park (1993)" calcext:value-type="string">
            <text:p>329: Jurassic Park (1993)</text:p>
          </table:table-cell>
          <table:table-cell table:style-name="ce10" table:formula="of:=IF([.B41]=0;[.B41];[.B41]-[.B$4])" office:value-type="float" office:value="0.5" calcext:value-type="float">
            <text:p>0.5</text:p>
          </table:table-cell>
          <table:table-cell table:style-name="ce2" table:formula="of:=IF([.C41]=0;[.C41];[.C41]-[.C$4])" office:value-type="float" office:value="-0.44" calcext:value-type="float">
            <text:p>-0.44</text:p>
          </table:table-cell>
          <table:table-cell table:style-name="ce2" table:formula="of:=IF([.D41]=0;[.D41];[.D41]-[.D$4])" office:value-type="float" office:value="1.11" calcext:value-type="float">
            <text:p>1.11</text:p>
          </table:table-cell>
          <table:table-cell table:style-name="ce2" table:formula="of:=IF([.E41]=0;[.E41];[.E41]-[.E$4])" office:value-type="float" office:value="-1.7" calcext:value-type="float">
            <text:p>-1.7</text:p>
          </table:table-cell>
          <table:table-cell table:style-name="ce50" table:formula="of:=IF([.F41]=0;[.F41];[.F41]-[.F$4])" office:value-type="float" office:value="-0.36986301369863" calcext:value-type="float">
            <text:p>-0.36986301369863</text:p>
          </table:table-cell>
          <table:table-cell table:style-name="ce10" table:formula="of:=IF([.G41]=0;[.G41];[.G41]-[.G$4])" office:value-type="float" office:value="0.892045454545454" calcext:value-type="float">
            <text:p>0.892045454545454</text:p>
          </table:table-cell>
          <table:table-cell table:style-name="ce2" table:formula="of:=IF([.H41]=0;[.H41];[.H41]-[.H$4])" office:value-type="float" office:value="0.833333333333333" calcext:value-type="float">
            <text:p>0.833333333333333</text:p>
          </table:table-cell>
          <table:table-cell table:style-name="ce2" table:formula="of:=IF([.I41]=0;[.I41];[.I41]-[.I$4])" office:value-type="float" office:value="0.286458333333333" calcext:value-type="float">
            <text:p>0.286458333333333</text:p>
          </table:table-cell>
          <table:table-cell table:style-name="ce2" table:formula="of:=IF([.J41]=0;[.J41];[.J41]-[.J$4])" office:value-type="float" office:value="0.134328358208955" calcext:value-type="float">
            <text:p>0.134328358208955</text:p>
          </table:table-cell>
          <table:table-cell table:style-name="ce50" table:formula="of:=IF([.K41]=0;[.K41];[.K41]-[.K$4])" office:value-type="float" office:value="0" calcext:value-type="float">
            <text:p>0</text:p>
          </table:table-cell>
          <table:table-cell table:style-name="ce20" table:formula="of:=[.L41]" office:value-type="float" office:value="0.400274504253816" calcext:value-type="float">
            <text:p>0.400274504253816</text:p>
          </table:table-cell>
          <table:table-cell table:formula="of:=[.M41]" office:value-type="float" office:value="0.47668328054518" calcext:value-type="float">
            <text:p>0.47668328054518</text:p>
          </table:table-cell>
          <table:table-cell table:formula="of:=[.N41]" office:value-type="float" office:value="0.438991554414636" calcext:value-type="float">
            <text:p>0.438991554414636</text:p>
          </table:table-cell>
          <table:table-cell table:formula="of:=[.O41]" office:value-type="float" office:value="0.464110147764856" calcext:value-type="float">
            <text:p>0.464110147764856</text:p>
          </table:table-cell>
          <table:table-cell table:style-name="ce17" table:formula="of:=[.P41]" office:value-type="float" office:value="0.37985626502293" calcext:value-type="float">
            <text:p>0.37985626502293</text:p>
          </table:table-cell>
          <table:table-cell table:style-name="ce20" table:formula="of:=[.Q41]" office:value-type="float" office:value="0.562448738744889" calcext:value-type="float">
            <text:p>0.562448738744889</text:p>
          </table:table-cell>
          <table:table-cell table:formula="of:=[.R41]" office:value-type="float" office:value="0.539065851394357" calcext:value-type="float">
            <text:p>0.539065851394357</text:p>
          </table:table-cell>
          <table:table-cell table:formula="of:=[.S41]" office:value-type="float" office:value="0.475494852275685" calcext:value-type="float">
            <text:p>0.475494852275685</text:p>
          </table:table-cell>
          <table:table-cell table:formula="of:=[.T41]" office:value-type="float" office:value="0.525990442787603" calcext:value-type="float">
            <text:p>0.525990442787603</text:p>
          </table:table-cell>
          <table:table-cell table:style-name="ce17" table:formula="of:=[.U41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42]" office:value-type="string" office:string-value="393: Kill Bill: Vol. 2 (2004)" calcext:value-type="string">
            <text:p>393: Kill Bill: Vol. 2 (2004)</text:p>
          </table:table-cell>
          <table:table-cell table:style-name="ce10" table:formula="of:=IF([.B42]=0;[.B42];[.B42]-[.B$4])" office:value-type="float" office:value="0" calcext:value-type="float">
            <text:p>0</text:p>
          </table:table-cell>
          <table:table-cell table:style-name="ce2" table:formula="of:=IF([.C42]=0;[.C42];[.C42]-[.C$4])" office:value-type="float" office:value="-0.44" calcext:value-type="float">
            <text:p>-0.44</text:p>
          </table:table-cell>
          <table:table-cell table:style-name="ce2" table:formula="of:=IF([.D42]=0;[.D42];[.D42]-[.D$4])" office:value-type="float" office:value="1.61" calcext:value-type="float">
            <text:p>1.61</text:p>
          </table:table-cell>
          <table:table-cell table:style-name="ce2" table:formula="of:=IF([.E42]=0;[.E42];[.E42]-[.E$4])" office:value-type="float" office:value="1.3" calcext:value-type="float">
            <text:p>1.3</text:p>
          </table:table-cell>
          <table:table-cell table:style-name="ce50" table:formula="of:=IF([.F42]=0;[.F42];[.F42]-[.F$4])" office:value-type="float" office:value="-0.36986301369863" calcext:value-type="float">
            <text:p>-0.36986301369863</text:p>
          </table:table-cell>
          <table:table-cell table:style-name="ce10" table:formula="of:=IF([.G42]=0;[.G42];[.G42]-[.G$4])" office:value-type="float" office:value="0.892045454545454" calcext:value-type="float">
            <text:p>0.892045454545454</text:p>
          </table:table-cell>
          <table:table-cell table:style-name="ce2" table:formula="of:=IF([.H42]=0;[.H42];[.H42]-[.H$4])" office:value-type="float" office:value="-0.166666666666667" calcext:value-type="float">
            <text:p>-0.166666666666667</text:p>
          </table:table-cell>
          <table:table-cell table:style-name="ce2" table:formula="of:=IF([.I42]=0;[.I42];[.I42]-[.I$4])" office:value-type="float" office:value="-1.21354166666667" calcext:value-type="float">
            <text:p>-1.21354166666667</text:p>
          </table:table-cell>
          <table:table-cell table:style-name="ce2" table:formula="of:=IF([.J42]=0;[.J42];[.J42]-[.J$4])" office:value-type="float" office:value="-0.365671641791045" calcext:value-type="float">
            <text:p>-0.365671641791045</text:p>
          </table:table-cell>
          <table:table-cell table:style-name="ce50" table:formula="of:=IF([.K42]=0;[.K42];[.K42]-[.K$4])" office:value-type="float" office:value="0" calcext:value-type="float">
            <text:p>0</text:p>
          </table:table-cell>
          <table:table-cell table:style-name="ce20" table:formula="of:=[.L42]" office:value-type="float" office:value="0" calcext:value-type="float">
            <text:p>0</text:p>
          </table:table-cell>
          <table:table-cell table:formula="of:=[.M42]" office:value-type="float" office:value="0.47668328054518" calcext:value-type="float">
            <text:p>0.47668328054518</text:p>
          </table:table-cell>
          <table:table-cell table:formula="of:=[.N42]" office:value-type="float" office:value="0.438991554414636" calcext:value-type="float">
            <text:p>0.438991554414636</text:p>
          </table:table-cell>
          <table:table-cell table:formula="of:=[.O42]" office:value-type="float" office:value="0.464110147764856" calcext:value-type="float">
            <text:p>0.464110147764856</text:p>
          </table:table-cell>
          <table:table-cell table:style-name="ce17" table:formula="of:=[.P42]" office:value-type="float" office:value="0.37985626502293" calcext:value-type="float">
            <text:p>0.37985626502293</text:p>
          </table:table-cell>
          <table:table-cell table:style-name="ce20" table:formula="of:=[.Q42]" office:value-type="float" office:value="0.562448738744889" calcext:value-type="float">
            <text:p>0.562448738744889</text:p>
          </table:table-cell>
          <table:table-cell table:formula="of:=[.R42]" office:value-type="float" office:value="0.539065851394357" calcext:value-type="float">
            <text:p>0.539065851394357</text:p>
          </table:table-cell>
          <table:table-cell table:formula="of:=[.S42]" office:value-type="float" office:value="0.475494852275685" calcext:value-type="float">
            <text:p>0.475494852275685</text:p>
          </table:table-cell>
          <table:table-cell table:formula="of:=[.T42]" office:value-type="float" office:value="0.525990442787603" calcext:value-type="float">
            <text:p>0.525990442787603</text:p>
          </table:table-cell>
          <table:table-cell table:style-name="ce17" table:formula="of:=[.U42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43]" office:value-type="string" office:string-value="414: Batman Forever (1995)" calcext:value-type="string">
            <text:p>414: Batman Forever (1995)</text:p>
          </table:table-cell>
          <table:table-cell table:style-name="ce10" table:formula="of:=IF([.B43]=0;[.B43];[.B43]-[.B$4])" office:value-type="float" office:value="0" calcext:value-type="float">
            <text:p>0</text:p>
          </table:table-cell>
          <table:table-cell table:style-name="ce2" table:formula="of:=IF([.C43]=0;[.C43];[.C43]-[.C$4])" office:value-type="float" office:value="-1.94" calcext:value-type="float">
            <text:p>-1.94</text:p>
          </table:table-cell>
          <table:table-cell table:style-name="ce2" table:formula="of:=IF([.D43]=0;[.D43];[.D43]-[.D$4])" office:value-type="float" office:value="1.11" calcext:value-type="float">
            <text:p>1.11</text:p>
          </table:table-cell>
          <table:table-cell table:style-name="ce2" table:formula="of:=IF([.E43]=0;[.E43];[.E43]-[.E$4])" office:value-type="float" office:value="0" calcext:value-type="float">
            <text:p>0</text:p>
          </table:table-cell>
          <table:table-cell table:style-name="ce50" table:formula="of:=IF([.F43]=0;[.F43];[.F43]-[.F$4])" office:value-type="float" office:value="0" calcext:value-type="float">
            <text:p>0</text:p>
          </table:table-cell>
          <table:table-cell table:style-name="ce10" table:formula="of:=IF([.G43]=0;[.G43];[.G43]-[.G$4])" office:value-type="float" office:value="-0.607954545454546" calcext:value-type="float">
            <text:p>-0.607954545454546</text:p>
          </table:table-cell>
          <table:table-cell table:style-name="ce2" table:formula="of:=IF([.H43]=0;[.H43];[.H43]-[.H$4])" office:value-type="float" office:value="-2.16666666666667" calcext:value-type="float">
            <text:p>-2.16666666666667</text:p>
          </table:table-cell>
          <table:table-cell table:style-name="ce2" table:formula="of:=IF([.I43]=0;[.I43];[.I43]-[.I$4])" office:value-type="float" office:value="-0.213541666666667" calcext:value-type="float">
            <text:p>-0.213541666666667</text:p>
          </table:table-cell>
          <table:table-cell table:style-name="ce2" table:formula="of:=IF([.J43]=0;[.J43];[.J43]-[.J$4])" office:value-type="float" office:value="0" calcext:value-type="float">
            <text:p>0</text:p>
          </table:table-cell>
          <table:table-cell table:style-name="ce50" table:formula="of:=IF([.K43]=0;[.K43];[.K43]-[.K$4])" office:value-type="float" office:value="0" calcext:value-type="float">
            <text:p>0</text:p>
          </table:table-cell>
          <table:table-cell table:style-name="ce20" table:formula="of:=[.L43]" office:value-type="float" office:value="0" calcext:value-type="float">
            <text:p>0</text:p>
          </table:table-cell>
          <table:table-cell table:formula="of:=[.M43]" office:value-type="float" office:value="0.47668328054518" calcext:value-type="float">
            <text:p>0.47668328054518</text:p>
          </table:table-cell>
          <table:table-cell table:formula="of:=[.N43]" office:value-type="float" office:value="0.438991554414636" calcext:value-type="float">
            <text:p>0.438991554414636</text:p>
          </table:table-cell>
          <table:table-cell table:formula="of:=[.O43]" office:value-type="float" office:value="0" calcext:value-type="float">
            <text:p>0</text:p>
          </table:table-cell>
          <table:table-cell table:style-name="ce17" table:formula="of:=[.P43]" office:value-type="float" office:value="0" calcext:value-type="float">
            <text:p>0</text:p>
          </table:table-cell>
          <table:table-cell table:style-name="ce20" table:formula="of:=[.Q43]" office:value-type="float" office:value="0.562448738744889" calcext:value-type="float">
            <text:p>0.562448738744889</text:p>
          </table:table-cell>
          <table:table-cell table:formula="of:=[.R43]" office:value-type="float" office:value="0.539065851394357" calcext:value-type="float">
            <text:p>0.539065851394357</text:p>
          </table:table-cell>
          <table:table-cell table:formula="of:=[.S43]" office:value-type="float" office:value="0.475494852275685" calcext:value-type="float">
            <text:p>0.475494852275685</text:p>
          </table:table-cell>
          <table:table-cell table:formula="of:=[.T43]" office:value-type="float" office:value="0" calcext:value-type="float">
            <text:p>0</text:p>
          </table:table-cell>
          <table:table-cell table:style-name="ce17" table:formula="of:=[.U43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44]" office:value-type="string" office:string-value="424: Schindler's List (1993)" calcext:value-type="string">
            <text:p>424: Schindler's List (1993)</text:p>
          </table:table-cell>
          <table:table-cell table:style-name="ce10" table:formula="of:=IF([.B44]=0;[.B44];[.B44]-[.B$4])" office:value-type="float" office:value="0.5" calcext:value-type="float">
            <text:p>0.5</text:p>
          </table:table-cell>
          <table:table-cell table:style-name="ce2" table:formula="of:=IF([.C44]=0;[.C44];[.C44]-[.C$4])" office:value-type="float" office:value="0" calcext:value-type="float">
            <text:p>0</text:p>
          </table:table-cell>
          <table:table-cell table:style-name="ce2" table:formula="of:=IF([.D44]=0;[.D44];[.D44]-[.D$4])" office:value-type="float" office:value="0.61" calcext:value-type="float">
            <text:p>0.61</text:p>
          </table:table-cell>
          <table:table-cell table:style-name="ce2" table:formula="of:=IF([.E44]=0;[.E44];[.E44]-[.E$4])" office:value-type="float" office:value="0.8" calcext:value-type="float">
            <text:p>0.8</text:p>
          </table:table-cell>
          <table:table-cell table:style-name="ce50" table:formula="of:=IF([.F44]=0;[.F44];[.F44]-[.F$4])" office:value-type="float" office:value="-0.36986301369863" calcext:value-type="float">
            <text:p>-0.36986301369863</text:p>
          </table:table-cell>
          <table:table-cell table:style-name="ce10" table:formula="of:=IF([.G44]=0;[.G44];[.G44]-[.G$4])" office:value-type="float" office:value="0.392045454545454" calcext:value-type="float">
            <text:p>0.392045454545454</text:p>
          </table:table-cell>
          <table:table-cell table:style-name="ce2" table:formula="of:=IF([.H44]=0;[.H44];[.H44]-[.H$4])" office:value-type="float" office:value="0" calcext:value-type="float">
            <text:p>0</text:p>
          </table:table-cell>
          <table:table-cell table:style-name="ce2" table:formula="of:=IF([.I44]=0;[.I44];[.I44]-[.I$4])" office:value-type="float" office:value="1.28645833333333" calcext:value-type="float">
            <text:p>1.28645833333333</text:p>
          </table:table-cell>
          <table:table-cell table:style-name="ce2" table:formula="of:=IF([.J44]=0;[.J44];[.J44]-[.J$4])" office:value-type="float" office:value="0" calcext:value-type="float">
            <text:p>0</text:p>
          </table:table-cell>
          <table:table-cell table:style-name="ce50" table:formula="of:=IF([.K44]=0;[.K44];[.K44]-[.K$4])" office:value-type="float" office:value="0" calcext:value-type="float">
            <text:p>0</text:p>
          </table:table-cell>
          <table:table-cell table:style-name="ce20" table:formula="of:=[.L44]" office:value-type="float" office:value="0.400274504253816" calcext:value-type="float">
            <text:p>0.400274504253816</text:p>
          </table:table-cell>
          <table:table-cell table:formula="of:=[.M44]" office:value-type="float" office:value="0" calcext:value-type="float">
            <text:p>0</text:p>
          </table:table-cell>
          <table:table-cell table:formula="of:=[.N44]" office:value-type="float" office:value="0.438991554414636" calcext:value-type="float">
            <text:p>0.438991554414636</text:p>
          </table:table-cell>
          <table:table-cell table:formula="of:=[.O44]" office:value-type="float" office:value="0.464110147764856" calcext:value-type="float">
            <text:p>0.464110147764856</text:p>
          </table:table-cell>
          <table:table-cell table:style-name="ce17" table:formula="of:=[.P44]" office:value-type="float" office:value="0.37985626502293" calcext:value-type="float">
            <text:p>0.37985626502293</text:p>
          </table:table-cell>
          <table:table-cell table:style-name="ce20" table:formula="of:=[.Q44]" office:value-type="float" office:value="0.562448738744889" calcext:value-type="float">
            <text:p>0.562448738744889</text:p>
          </table:table-cell>
          <table:table-cell table:formula="of:=[.R44]" office:value-type="float" office:value="0" calcext:value-type="float">
            <text:p>0</text:p>
          </table:table-cell>
          <table:table-cell table:formula="of:=[.S44]" office:value-type="float" office:value="0.475494852275685" calcext:value-type="float">
            <text:p>0.475494852275685</text:p>
          </table:table-cell>
          <table:table-cell table:formula="of:=[.T44]" office:value-type="float" office:value="0" calcext:value-type="float">
            <text:p>0</text:p>
          </table:table-cell>
          <table:table-cell table:style-name="ce17" table:formula="of:=[.U44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45]" office:value-type="string" office:string-value="453: A Beautiful Mind (2001)" calcext:value-type="string">
            <text:p>453: A Beautiful Mind (2001)</text:p>
          </table:table-cell>
          <table:table-cell table:style-name="ce10" table:formula="of:=IF([.B45]=0;[.B45];[.B45]-[.B$4])" office:value-type="float" office:value="0" calcext:value-type="float">
            <text:p>0</text:p>
          </table:table-cell>
          <table:table-cell table:style-name="ce2" table:formula="of:=IF([.C45]=0;[.C45];[.C45]-[.C$4])" office:value-type="float" office:value="0" calcext:value-type="float">
            <text:p>0</text:p>
          </table:table-cell>
          <table:table-cell table:style-name="ce2" table:formula="of:=IF([.D45]=0;[.D45];[.D45]-[.D$4])" office:value-type="float" office:value="-1.89" calcext:value-type="float">
            <text:p>-1.89</text:p>
          </table:table-cell>
          <table:table-cell table:style-name="ce2" table:formula="of:=IF([.E45]=0;[.E45];[.E45]-[.E$4])" office:value-type="float" office:value="-0.2" calcext:value-type="float">
            <text:p>-0.2</text:p>
          </table:table-cell>
          <table:table-cell table:style-name="ce50" table:formula="of:=IF([.F45]=0;[.F45];[.F45]-[.F$4])" office:value-type="float" office:value="0.63013698630137" calcext:value-type="float">
            <text:p>0.63013698630137</text:p>
          </table:table-cell>
          <table:table-cell table:style-name="ce10" table:formula="of:=IF([.G45]=0;[.G45];[.G45]-[.G$4])" office:value-type="float" office:value="0.392045454545454" calcext:value-type="float">
            <text:p>0.392045454545454</text:p>
          </table:table-cell>
          <table:table-cell table:style-name="ce2" table:formula="of:=IF([.H45]=0;[.H45];[.H45]-[.H$4])" office:value-type="float" office:value="0" calcext:value-type="float">
            <text:p>0</text:p>
          </table:table-cell>
          <table:table-cell table:style-name="ce2" table:formula="of:=IF([.I45]=0;[.I45];[.I45]-[.I$4])" office:value-type="float" office:value="0.286458333333333" calcext:value-type="float">
            <text:p>0.286458333333333</text:p>
          </table:table-cell>
          <table:table-cell table:style-name="ce2" table:formula="of:=IF([.J45]=0;[.J45];[.J45]-[.J$4])" office:value-type="float" office:value="0.634328358208955" calcext:value-type="float">
            <text:p>0.634328358208955</text:p>
          </table:table-cell>
          <table:table-cell table:style-name="ce50" table:formula="of:=IF([.K45]=0;[.K45];[.K45]-[.K$4])" office:value-type="float" office:value="0.720588235294118" calcext:value-type="float">
            <text:p>0.720588235294118</text:p>
          </table:table-cell>
          <table:table-cell table:style-name="ce20" table:formula="of:=[.L45]" office:value-type="float" office:value="0.400274504253816" calcext:value-type="float">
            <text:p>0.400274504253816</text:p>
          </table:table-cell>
          <table:table-cell table:formula="of:=[.M45]" office:value-type="float" office:value="0" calcext:value-type="float">
            <text:p>0</text:p>
          </table:table-cell>
          <table:table-cell table:formula="of:=[.N45]" office:value-type="float" office:value="0.438991554414636" calcext:value-type="float">
            <text:p>0.438991554414636</text:p>
          </table:table-cell>
          <table:table-cell table:formula="of:=[.O45]" office:value-type="float" office:value="0.464110147764856" calcext:value-type="float">
            <text:p>0.464110147764856</text:p>
          </table:table-cell>
          <table:table-cell table:style-name="ce17" table:formula="of:=[.P45]" office:value-type="float" office:value="0.37985626502293" calcext:value-type="float">
            <text:p>0.37985626502293</text:p>
          </table:table-cell>
          <table:table-cell table:style-name="ce20" table:formula="of:=[.Q45]" office:value-type="float" office:value="0.562448738744889" calcext:value-type="float">
            <text:p>0.562448738744889</text:p>
          </table:table-cell>
          <table:table-cell table:formula="of:=[.R45]" office:value-type="float" office:value="0" calcext:value-type="float">
            <text:p>0</text:p>
          </table:table-cell>
          <table:table-cell table:formula="of:=[.S45]" office:value-type="float" office:value="0.475494852275685" calcext:value-type="float">
            <text:p>0.475494852275685</text:p>
          </table:table-cell>
          <table:table-cell table:formula="of:=[.T45]" office:value-type="float" office:value="0.525990442787603" calcext:value-type="float">
            <text:p>0.525990442787603</text:p>
          </table:table-cell>
          <table:table-cell table:style-name="ce17" table:formula="of:=[.U45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46]" office:value-type="string" office:string-value="462: Erin Brockovich (2000)" calcext:value-type="string">
            <text:p>462: Erin Brockovich (2000)</text:p>
          </table:table-cell>
          <table:table-cell table:style-name="ce10" table:formula="of:=IF([.B46]=0;[.B46];[.B46]-[.B$4])" office:value-type="float" office:value="0" calcext:value-type="float">
            <text:p>0</text:p>
          </table:table-cell>
          <table:table-cell table:style-name="ce2" table:formula="of:=IF([.C46]=0;[.C46];[.C46]-[.C$4])" office:value-type="float" office:value="0" calcext:value-type="float">
            <text:p>0</text:p>
          </table:table-cell>
          <table:table-cell table:style-name="ce2" table:formula="of:=IF([.D46]=0;[.D46];[.D46]-[.D$4])" office:value-type="float" office:value="0.11" calcext:value-type="float">
            <text:p>0.11</text:p>
          </table:table-cell>
          <table:table-cell table:style-name="ce2" table:formula="of:=IF([.E46]=0;[.E46];[.E46]-[.E$4])" office:value-type="float" office:value="0" calcext:value-type="float">
            <text:p>0</text:p>
          </table:table-cell>
          <table:table-cell table:style-name="ce50" table:formula="of:=IF([.F46]=0;[.F46];[.F46]-[.F$4])" office:value-type="float" office:value="-0.36986301369863" calcext:value-type="float">
            <text:p>-0.36986301369863</text:p>
          </table:table-cell>
          <table:table-cell table:style-name="ce10" table:formula="of:=IF([.G46]=0;[.G46];[.G46]-[.G$4])" office:value-type="float" office:value="-1.60795454545455" calcext:value-type="float">
            <text:p>-1.60795454545455</text:p>
          </table:table-cell>
          <table:table-cell table:style-name="ce2" table:formula="of:=IF([.H46]=0;[.H46];[.H46]-[.H$4])" office:value-type="float" office:value="0" calcext:value-type="float">
            <text:p>0</text:p>
          </table:table-cell>
          <table:table-cell table:style-name="ce2" table:formula="of:=IF([.I46]=0;[.I46];[.I46]-[.I$4])" office:value-type="float" office:value="0.286458333333333" calcext:value-type="float">
            <text:p>0.286458333333333</text:p>
          </table:table-cell>
          <table:table-cell table:style-name="ce2" table:formula="of:=IF([.J46]=0;[.J46];[.J46]-[.J$4])" office:value-type="float" office:value="0" calcext:value-type="float">
            <text:p>0</text:p>
          </table:table-cell>
          <table:table-cell table:style-name="ce50" table:formula="of:=IF([.K46]=0;[.K46];[.K46]-[.K$4])" office:value-type="float" office:value="0" calcext:value-type="float">
            <text:p>0</text:p>
          </table:table-cell>
          <table:table-cell table:style-name="ce20" table:formula="of:=[.L46]" office:value-type="float" office:value="0" calcext:value-type="float">
            <text:p>0</text:p>
          </table:table-cell>
          <table:table-cell table:formula="of:=[.M46]" office:value-type="float" office:value="0" calcext:value-type="float">
            <text:p>0</text:p>
          </table:table-cell>
          <table:table-cell table:formula="of:=[.N46]" office:value-type="float" office:value="0.438991554414636" calcext:value-type="float">
            <text:p>0.438991554414636</text:p>
          </table:table-cell>
          <table:table-cell table:formula="of:=[.O46]" office:value-type="float" office:value="0" calcext:value-type="float">
            <text:p>0</text:p>
          </table:table-cell>
          <table:table-cell table:style-name="ce17" table:formula="of:=[.P46]" office:value-type="float" office:value="0.37985626502293" calcext:value-type="float">
            <text:p>0.37985626502293</text:p>
          </table:table-cell>
          <table:table-cell table:style-name="ce20" table:formula="of:=[.Q46]" office:value-type="float" office:value="0.562448738744889" calcext:value-type="float">
            <text:p>0.562448738744889</text:p>
          </table:table-cell>
          <table:table-cell table:formula="of:=[.R46]" office:value-type="float" office:value="0" calcext:value-type="float">
            <text:p>0</text:p>
          </table:table-cell>
          <table:table-cell table:formula="of:=[.S46]" office:value-type="float" office:value="0.475494852275685" calcext:value-type="float">
            <text:p>0.475494852275685</text:p>
          </table:table-cell>
          <table:table-cell table:formula="of:=[.T46]" office:value-type="float" office:value="0" calcext:value-type="float">
            <text:p>0</text:p>
          </table:table-cell>
          <table:table-cell table:style-name="ce17" table:formula="of:=[.U46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47]" office:value-type="string" office:string-value="550: Fight Club (1999)" calcext:value-type="string">
            <text:p>550: Fight Club (1999)</text:p>
          </table:table-cell>
          <table:table-cell table:style-name="ce10" table:formula="of:=IF([.B47]=0;[.B47];[.B47]-[.B$4])" office:value-type="float" office:value="0" calcext:value-type="float">
            <text:p>0</text:p>
          </table:table-cell>
          <table:table-cell table:style-name="ce2" table:formula="of:=IF([.C47]=0;[.C47];[.C47]-[.C$4])" office:value-type="float" office:value="0" calcext:value-type="float">
            <text:p>0</text:p>
          </table:table-cell>
          <table:table-cell table:style-name="ce2" table:formula="of:=IF([.D47]=0;[.D47];[.D47]-[.D$4])" office:value-type="float" office:value="-0.89" calcext:value-type="float">
            <text:p>-0.89</text:p>
          </table:table-cell>
          <table:table-cell table:style-name="ce2" table:formula="of:=IF([.E47]=0;[.E47];[.E47]-[.E$4])" office:value-type="float" office:value="0" calcext:value-type="float">
            <text:p>0</text:p>
          </table:table-cell>
          <table:table-cell table:style-name="ce50" table:formula="of:=IF([.F47]=0;[.F47];[.F47]-[.F$4])" office:value-type="float" office:value="1.63013698630137" calcext:value-type="float">
            <text:p>1.63013698630137</text:p>
          </table:table-cell>
          <table:table-cell table:style-name="ce10" table:formula="of:=IF([.G47]=0;[.G47];[.G47]-[.G$4])" office:value-type="float" office:value="0.892045454545454" calcext:value-type="float">
            <text:p>0.892045454545454</text:p>
          </table:table-cell>
          <table:table-cell table:style-name="ce2" table:formula="of:=IF([.H47]=0;[.H47];[.H47]-[.H$4])" office:value-type="float" office:value="0.333333333333333" calcext:value-type="float">
            <text:p>0.333333333333333</text:p>
          </table:table-cell>
          <table:table-cell table:style-name="ce2" table:formula="of:=IF([.I47]=0;[.I47];[.I47]-[.I$4])" office:value-type="float" office:value="0.286458333333333" calcext:value-type="float">
            <text:p>0.286458333333333</text:p>
          </table:table-cell>
          <table:table-cell table:style-name="ce2" table:formula="of:=IF([.J47]=0;[.J47];[.J47]-[.J$4])" office:value-type="float" office:value="1.13432835820896" calcext:value-type="float">
            <text:p>1.13432835820896</text:p>
          </table:table-cell>
          <table:table-cell table:style-name="ce50" table:formula="of:=IF([.K47]=0;[.K47];[.K47]-[.K$4])" office:value-type="float" office:value="0" calcext:value-type="float">
            <text:p>0</text:p>
          </table:table-cell>
          <table:table-cell table:style-name="ce20" table:formula="of:=[.L47]" office:value-type="float" office:value="0" calcext:value-type="float">
            <text:p>0</text:p>
          </table:table-cell>
          <table:table-cell table:formula="of:=[.M47]" office:value-type="float" office:value="0" calcext:value-type="float">
            <text:p>0</text:p>
          </table:table-cell>
          <table:table-cell table:formula="of:=[.N47]" office:value-type="float" office:value="0.438991554414636" calcext:value-type="float">
            <text:p>0.438991554414636</text:p>
          </table:table-cell>
          <table:table-cell table:formula="of:=[.O47]" office:value-type="float" office:value="0" calcext:value-type="float">
            <text:p>0</text:p>
          </table:table-cell>
          <table:table-cell table:style-name="ce17" table:formula="of:=[.P47]" office:value-type="float" office:value="0.37985626502293" calcext:value-type="float">
            <text:p>0.37985626502293</text:p>
          </table:table-cell>
          <table:table-cell table:style-name="ce20" table:formula="of:=[.Q47]" office:value-type="float" office:value="0.562448738744889" calcext:value-type="float">
            <text:p>0.562448738744889</text:p>
          </table:table-cell>
          <table:table-cell table:formula="of:=[.R47]" office:value-type="float" office:value="0.539065851394357" calcext:value-type="float">
            <text:p>0.539065851394357</text:p>
          </table:table-cell>
          <table:table-cell table:formula="of:=[.S47]" office:value-type="float" office:value="0.475494852275685" calcext:value-type="float">
            <text:p>0.475494852275685</text:p>
          </table:table-cell>
          <table:table-cell table:formula="of:=[.T47]" office:value-type="float" office:value="0.525990442787603" calcext:value-type="float">
            <text:p>0.525990442787603</text:p>
          </table:table-cell>
          <table:table-cell table:style-name="ce17" table:formula="of:=[.U47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48]" office:value-type="string" office:string-value="557: Spider-Man (2002)" calcext:value-type="string">
            <text:p>557: Spider-Man (2002)</text:p>
          </table:table-cell>
          <table:table-cell table:style-name="ce10" table:formula="of:=IF([.B48]=0;[.B48];[.B48]-[.B$4])" office:value-type="float" office:value="0" calcext:value-type="float">
            <text:p>0</text:p>
          </table:table-cell>
          <table:table-cell table:style-name="ce2" table:formula="of:=IF([.C48]=0;[.C48];[.C48]-[.C$4])" office:value-type="float" office:value="-0.44" calcext:value-type="float">
            <text:p>-0.44</text:p>
          </table:table-cell>
          <table:table-cell table:style-name="ce2" table:formula="of:=IF([.D48]=0;[.D48];[.D48]-[.D$4])" office:value-type="float" office:value="0.61" calcext:value-type="float">
            <text:p>0.61</text:p>
          </table:table-cell>
          <table:table-cell table:style-name="ce2" table:formula="of:=IF([.E48]=0;[.E48];[.E48]-[.E$4])" office:value-type="float" office:value="0" calcext:value-type="float">
            <text:p>0</text:p>
          </table:table-cell>
          <table:table-cell table:style-name="ce50" table:formula="of:=IF([.F48]=0;[.F48];[.F48]-[.F$4])" office:value-type="float" office:value="-1.86986301369863" calcext:value-type="float">
            <text:p>-1.86986301369863</text:p>
          </table:table-cell>
          <table:table-cell table:style-name="ce10" table:formula="of:=IF([.G48]=0;[.G48];[.G48]-[.G$4])" office:value-type="float" office:value="-1.10795454545455" calcext:value-type="float">
            <text:p>-1.10795454545455</text:p>
          </table:table-cell>
          <table:table-cell table:style-name="ce2" table:formula="of:=IF([.H48]=0;[.H48];[.H48]-[.H$4])" office:value-type="float" office:value="-0.666666666666667" calcext:value-type="float">
            <text:p>-0.666666666666667</text:p>
          </table:table-cell>
          <table:table-cell table:style-name="ce2" table:formula="of:=IF([.I48]=0;[.I48];[.I48]-[.I$4])" office:value-type="float" office:value="-0.713541666666667" calcext:value-type="float">
            <text:p>-0.713541666666667</text:p>
          </table:table-cell>
          <table:table-cell table:style-name="ce2" table:formula="of:=IF([.J48]=0;[.J48];[.J48]-[.J$4])" office:value-type="float" office:value="0" calcext:value-type="float">
            <text:p>0</text:p>
          </table:table-cell>
          <table:table-cell table:style-name="ce50" table:formula="of:=IF([.K48]=0;[.K48];[.K48]-[.K$4])" office:value-type="float" office:value="-0.779411764705882" calcext:value-type="float">
            <text:p>-0.779411764705882</text:p>
          </table:table-cell>
          <table:table-cell table:style-name="ce20" table:formula="of:=[.L48]" office:value-type="float" office:value="0" calcext:value-type="float">
            <text:p>0</text:p>
          </table:table-cell>
          <table:table-cell table:formula="of:=[.M48]" office:value-type="float" office:value="0.47668328054518" calcext:value-type="float">
            <text:p>0.47668328054518</text:p>
          </table:table-cell>
          <table:table-cell table:formula="of:=[.N48]" office:value-type="float" office:value="0.438991554414636" calcext:value-type="float">
            <text:p>0.438991554414636</text:p>
          </table:table-cell>
          <table:table-cell table:formula="of:=[.O48]" office:value-type="float" office:value="0" calcext:value-type="float">
            <text:p>0</text:p>
          </table:table-cell>
          <table:table-cell table:style-name="ce17" table:formula="of:=[.P48]" office:value-type="float" office:value="0.37985626502293" calcext:value-type="float">
            <text:p>0.37985626502293</text:p>
          </table:table-cell>
          <table:table-cell table:style-name="ce20" table:formula="of:=[.Q48]" office:value-type="float" office:value="0.562448738744889" calcext:value-type="float">
            <text:p>0.562448738744889</text:p>
          </table:table-cell>
          <table:table-cell table:formula="of:=[.R48]" office:value-type="float" office:value="0.539065851394357" calcext:value-type="float">
            <text:p>0.539065851394357</text:p>
          </table:table-cell>
          <table:table-cell table:formula="of:=[.S48]" office:value-type="float" office:value="0.475494852275685" calcext:value-type="float">
            <text:p>0.475494852275685</text:p>
          </table:table-cell>
          <table:table-cell table:formula="of:=[.T48]" office:value-type="float" office:value="0" calcext:value-type="float">
            <text:p>0</text:p>
          </table:table-cell>
          <table:table-cell table:style-name="ce17" table:formula="of:=[.U48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49]" office:value-type="string" office:string-value="558: Spider-Man 2 (2004)" calcext:value-type="string">
            <text:p>558: Spider-Man 2 (2004)</text:p>
          </table:table-cell>
          <table:table-cell table:style-name="ce10" table:formula="of:=IF([.B49]=0;[.B49];[.B49]-[.B$4])" office:value-type="float" office:value="0" calcext:value-type="float">
            <text:p>0</text:p>
          </table:table-cell>
          <table:table-cell table:style-name="ce2" table:formula="of:=IF([.C49]=0;[.C49];[.C49]-[.C$4])" office:value-type="float" office:value="0.0600000000000001" calcext:value-type="float">
            <text:p>0.06</text:p>
          </table:table-cell>
          <table:table-cell table:style-name="ce2" table:formula="of:=IF([.D49]=0;[.D49];[.D49]-[.D$4])" office:value-type="float" office:value="0.11" calcext:value-type="float">
            <text:p>0.11</text:p>
          </table:table-cell>
          <table:table-cell table:style-name="ce2" table:formula="of:=IF([.E49]=0;[.E49];[.E49]-[.E$4])" office:value-type="float" office:value="0" calcext:value-type="float">
            <text:p>0</text:p>
          </table:table-cell>
          <table:table-cell table:style-name="ce50" table:formula="of:=IF([.F49]=0;[.F49];[.F49]-[.F$4])" office:value-type="float" office:value="-1.86986301369863" calcext:value-type="float">
            <text:p>-1.86986301369863</text:p>
          </table:table-cell>
          <table:table-cell table:style-name="ce10" table:formula="of:=IF([.G49]=0;[.G49];[.G49]-[.G$4])" office:value-type="float" office:value="-2.10795454545455" calcext:value-type="float">
            <text:p>-2.10795454545455</text:p>
          </table:table-cell>
          <table:table-cell table:style-name="ce2" table:formula="of:=IF([.H49]=0;[.H49];[.H49]-[.H$4])" office:value-type="float" office:value="0" calcext:value-type="float">
            <text:p>0</text:p>
          </table:table-cell>
          <table:table-cell table:style-name="ce2" table:formula="of:=IF([.I49]=0;[.I49];[.I49]-[.I$4])" office:value-type="float" office:value="-0.713541666666667" calcext:value-type="float">
            <text:p>-0.713541666666667</text:p>
          </table:table-cell>
          <table:table-cell table:style-name="ce2" table:formula="of:=IF([.J49]=0;[.J49];[.J49]-[.J$4])" office:value-type="float" office:value="-0.365671641791045" calcext:value-type="float">
            <text:p>-0.365671641791045</text:p>
          </table:table-cell>
          <table:table-cell table:style-name="ce50" table:formula="of:=IF([.K49]=0;[.K49];[.K49]-[.K$4])" office:value-type="float" office:value="-0.279411764705882" calcext:value-type="float">
            <text:p>-0.279411764705882</text:p>
          </table:table-cell>
          <table:table-cell table:style-name="ce20" table:formula="of:=[.L49]" office:value-type="float" office:value="0.400274504253816" calcext:value-type="float">
            <text:p>0.400274504253816</text:p>
          </table:table-cell>
          <table:table-cell table:formula="of:=[.M49]" office:value-type="float" office:value="0.47668328054518" calcext:value-type="float">
            <text:p>0.47668328054518</text:p>
          </table:table-cell>
          <table:table-cell table:formula="of:=[.N49]" office:value-type="float" office:value="0.438991554414636" calcext:value-type="float">
            <text:p>0.438991554414636</text:p>
          </table:table-cell>
          <table:table-cell table:formula="of:=[.O49]" office:value-type="float" office:value="0" calcext:value-type="float">
            <text:p>0</text:p>
          </table:table-cell>
          <table:table-cell table:style-name="ce17" table:formula="of:=[.P49]" office:value-type="float" office:value="0.37985626502293" calcext:value-type="float">
            <text:p>0.37985626502293</text:p>
          </table:table-cell>
          <table:table-cell table:style-name="ce20" table:formula="of:=[.Q49]" office:value-type="float" office:value="0.562448738744889" calcext:value-type="float">
            <text:p>0.562448738744889</text:p>
          </table:table-cell>
          <table:table-cell table:formula="of:=[.R49]" office:value-type="float" office:value="0" calcext:value-type="float">
            <text:p>0</text:p>
          </table:table-cell>
          <table:table-cell table:formula="of:=[.S49]" office:value-type="float" office:value="0.475494852275685" calcext:value-type="float">
            <text:p>0.475494852275685</text:p>
          </table:table-cell>
          <table:table-cell table:formula="of:=[.T49]" office:value-type="float" office:value="0.525990442787603" calcext:value-type="float">
            <text:p>0.525990442787603</text:p>
          </table:table-cell>
          <table:table-cell table:style-name="ce17" table:formula="of:=[.U49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50]" office:value-type="string" office:string-value="568: Apollo 13 (1995)" calcext:value-type="string">
            <text:p>568: Apollo 13 (1995)</text:p>
          </table:table-cell>
          <table:table-cell table:style-name="ce10" table:formula="of:=IF([.B50]=0;[.B50];[.B50]-[.B$4])" office:value-type="float" office:value="0.5" calcext:value-type="float">
            <text:p>0.5</text:p>
          </table:table-cell>
          <table:table-cell table:style-name="ce2" table:formula="of:=IF([.C50]=0;[.C50];[.C50]-[.C$4])" office:value-type="float" office:value="0.56" calcext:value-type="float">
            <text:p>0.56</text:p>
          </table:table-cell>
          <table:table-cell table:style-name="ce2" table:formula="of:=IF([.D50]=0;[.D50];[.D50]-[.D$4])" office:value-type="float" office:value="-1.39" calcext:value-type="float">
            <text:p>-1.39</text:p>
          </table:table-cell>
          <table:table-cell table:style-name="ce2" table:formula="of:=IF([.E50]=0;[.E50];[.E50]-[.E$4])" office:value-type="float" office:value="0" calcext:value-type="float">
            <text:p>0</text:p>
          </table:table-cell>
          <table:table-cell table:style-name="ce50" table:formula="of:=IF([.F50]=0;[.F50];[.F50]-[.F$4])" office:value-type="float" office:value="-0.36986301369863" calcext:value-type="float">
            <text:p>-0.36986301369863</text:p>
          </table:table-cell>
          <table:table-cell table:style-name="ce10" table:formula="of:=IF([.G50]=0;[.G50];[.G50]-[.G$4])" office:value-type="float" office:value="0.892045454545454" calcext:value-type="float">
            <text:p>0.892045454545454</text:p>
          </table:table-cell>
          <table:table-cell table:style-name="ce2" table:formula="of:=IF([.H50]=0;[.H50];[.H50]-[.H$4])" office:value-type="float" office:value="0.833333333333333" calcext:value-type="float">
            <text:p>0.833333333333333</text:p>
          </table:table-cell>
          <table:table-cell table:style-name="ce2" table:formula="of:=IF([.I50]=0;[.I50];[.I50]-[.I$4])" office:value-type="float" office:value="0.786458333333334" calcext:value-type="float">
            <text:p>0.786458333333334</text:p>
          </table:table-cell>
          <table:table-cell table:style-name="ce2" table:formula="of:=IF([.J50]=0;[.J50];[.J50]-[.J$4])" office:value-type="float" office:value="-0.365671641791045" calcext:value-type="float">
            <text:p>-0.365671641791045</text:p>
          </table:table-cell>
          <table:table-cell table:style-name="ce50" table:formula="of:=IF([.K50]=0;[.K50];[.K50]-[.K$4])" office:value-type="float" office:value="0" calcext:value-type="float">
            <text:p>0</text:p>
          </table:table-cell>
          <table:table-cell table:style-name="ce20" table:formula="of:=[.L50]" office:value-type="float" office:value="0.400274504253816" calcext:value-type="float">
            <text:p>0.400274504253816</text:p>
          </table:table-cell>
          <table:table-cell table:formula="of:=[.M50]" office:value-type="float" office:value="0.47668328054518" calcext:value-type="float">
            <text:p>0.47668328054518</text:p>
          </table:table-cell>
          <table:table-cell table:formula="of:=[.N50]" office:value-type="float" office:value="0.438991554414636" calcext:value-type="float">
            <text:p>0.438991554414636</text:p>
          </table:table-cell>
          <table:table-cell table:formula="of:=[.O50]" office:value-type="float" office:value="0" calcext:value-type="float">
            <text:p>0</text:p>
          </table:table-cell>
          <table:table-cell table:style-name="ce17" table:formula="of:=[.P50]" office:value-type="float" office:value="0.37985626502293" calcext:value-type="float">
            <text:p>0.37985626502293</text:p>
          </table:table-cell>
          <table:table-cell table:style-name="ce20" table:formula="of:=[.Q50]" office:value-type="float" office:value="0.562448738744889" calcext:value-type="float">
            <text:p>0.562448738744889</text:p>
          </table:table-cell>
          <table:table-cell table:formula="of:=[.R50]" office:value-type="float" office:value="0.539065851394357" calcext:value-type="float">
            <text:p>0.539065851394357</text:p>
          </table:table-cell>
          <table:table-cell table:formula="of:=[.S50]" office:value-type="float" office:value="0.475494852275685" calcext:value-type="float">
            <text:p>0.475494852275685</text:p>
          </table:table-cell>
          <table:table-cell table:formula="of:=[.T50]" office:value-type="float" office:value="0.525990442787603" calcext:value-type="float">
            <text:p>0.525990442787603</text:p>
          </table:table-cell>
          <table:table-cell table:style-name="ce17" table:formula="of:=[.U50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51]" office:value-type="string" office:string-value="581: Dances with Wolves (1990)" calcext:value-type="string">
            <text:p>581: Dances with Wolves (1990)</text:p>
          </table:table-cell>
          <table:table-cell table:style-name="ce10" table:formula="of:=IF([.B51]=0;[.B51];[.B51]-[.B$4])" office:value-type="float" office:value="-0.5" calcext:value-type="float">
            <text:p>-0.5</text:p>
          </table:table-cell>
          <table:table-cell table:style-name="ce2" table:formula="of:=IF([.C51]=0;[.C51];[.C51]-[.C$4])" office:value-type="float" office:value="0.56" calcext:value-type="float">
            <text:p>0.56</text:p>
          </table:table-cell>
          <table:table-cell table:style-name="ce2" table:formula="of:=IF([.D51]=0;[.D51];[.D51]-[.D$4])" office:value-type="float" office:value="-0.39" calcext:value-type="float">
            <text:p>-0.39</text:p>
          </table:table-cell>
          <table:table-cell table:style-name="ce2" table:formula="of:=IF([.E51]=0;[.E51];[.E51]-[.E$4])" office:value-type="float" office:value="0" calcext:value-type="float">
            <text:p>0</text:p>
          </table:table-cell>
          <table:table-cell table:style-name="ce50" table:formula="of:=IF([.F51]=0;[.F51];[.F51]-[.F$4])" office:value-type="float" office:value="-0.36986301369863" calcext:value-type="float">
            <text:p>-0.36986301369863</text:p>
          </table:table-cell>
          <table:table-cell table:style-name="ce10" table:formula="of:=IF([.G51]=0;[.G51];[.G51]-[.G$4])" office:value-type="float" office:value="0" calcext:value-type="float">
            <text:p>0</text:p>
          </table:table-cell>
          <table:table-cell table:style-name="ce2" table:formula="of:=IF([.H51]=0;[.H51];[.H51]-[.H$4])" office:value-type="float" office:value="-1.16666666666667" calcext:value-type="float">
            <text:p>-1.16666666666667</text:p>
          </table:table-cell>
          <table:table-cell table:style-name="ce2" table:formula="of:=IF([.I51]=0;[.I51];[.I51]-[.I$4])" office:value-type="float" office:value="0.786458333333334" calcext:value-type="float">
            <text:p>0.786458333333334</text:p>
          </table:table-cell>
          <table:table-cell table:style-name="ce2" table:formula="of:=IF([.J51]=0;[.J51];[.J51]-[.J$4])" office:value-type="float" office:value="0" calcext:value-type="float">
            <text:p>0</text:p>
          </table:table-cell>
          <table:table-cell table:style-name="ce50" table:formula="of:=IF([.K51]=0;[.K51];[.K51]-[.K$4])" office:value-type="float" office:value="0" calcext:value-type="float">
            <text:p>0</text:p>
          </table:table-cell>
          <table:table-cell table:style-name="ce20" table:formula="of:=[.L51]" office:value-type="float" office:value="0.400274504253816" calcext:value-type="float">
            <text:p>0.400274504253816</text:p>
          </table:table-cell>
          <table:table-cell table:formula="of:=[.M51]" office:value-type="float" office:value="0.47668328054518" calcext:value-type="float">
            <text:p>0.47668328054518</text:p>
          </table:table-cell>
          <table:table-cell table:formula="of:=[.N51]" office:value-type="float" office:value="0.438991554414636" calcext:value-type="float">
            <text:p>0.438991554414636</text:p>
          </table:table-cell>
          <table:table-cell table:formula="of:=[.O51]" office:value-type="float" office:value="0" calcext:value-type="float">
            <text:p>0</text:p>
          </table:table-cell>
          <table:table-cell table:style-name="ce17" table:formula="of:=[.P51]" office:value-type="float" office:value="0.37985626502293" calcext:value-type="float">
            <text:p>0.37985626502293</text:p>
          </table:table-cell>
          <table:table-cell table:style-name="ce20" table:formula="of:=[.Q51]" office:value-type="float" office:value="0" calcext:value-type="float">
            <text:p>0</text:p>
          </table:table-cell>
          <table:table-cell table:formula="of:=[.R51]" office:value-type="float" office:value="0.539065851394357" calcext:value-type="float">
            <text:p>0.539065851394357</text:p>
          </table:table-cell>
          <table:table-cell table:formula="of:=[.S51]" office:value-type="float" office:value="0.475494852275685" calcext:value-type="float">
            <text:p>0.475494852275685</text:p>
          </table:table-cell>
          <table:table-cell table:formula="of:=[.T51]" office:value-type="float" office:value="0" calcext:value-type="float">
            <text:p>0</text:p>
          </table:table-cell>
          <table:table-cell table:style-name="ce17" table:formula="of:=[.U51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52]" office:value-type="string" office:string-value="585: Monsters Inc. (2001)" calcext:value-type="string">
            <text:p>585: Monsters Inc. (2001)</text:p>
          </table:table-cell>
          <table:table-cell table:style-name="ce10" table:formula="of:=IF([.B52]=0;[.B52];[.B52]-[.B$4])" office:value-type="float" office:value="0.5" calcext:value-type="float">
            <text:p>0.5</text:p>
          </table:table-cell>
          <table:table-cell table:style-name="ce2" table:formula="of:=IF([.C52]=0;[.C52];[.C52]-[.C$4])" office:value-type="float" office:value="0.56" calcext:value-type="float">
            <text:p>0.56</text:p>
          </table:table-cell>
          <table:table-cell table:style-name="ce2" table:formula="of:=IF([.D52]=0;[.D52];[.D52]-[.D$4])" office:value-type="float" office:value="0.61" calcext:value-type="float">
            <text:p>0.61</text:p>
          </table:table-cell>
          <table:table-cell table:style-name="ce2" table:formula="of:=IF([.E52]=0;[.E52];[.E52]-[.E$4])" office:value-type="float" office:value="0" calcext:value-type="float">
            <text:p>0</text:p>
          </table:table-cell>
          <table:table-cell table:style-name="ce50" table:formula="of:=IF([.F52]=0;[.F52];[.F52]-[.F$4])" office:value-type="float" office:value="1.63013698630137" calcext:value-type="float">
            <text:p>1.63013698630137</text:p>
          </table:table-cell>
          <table:table-cell table:style-name="ce10" table:formula="of:=IF([.G52]=0;[.G52];[.G52]-[.G$4])" office:value-type="float" office:value="0.892045454545454" calcext:value-type="float">
            <text:p>0.892045454545454</text:p>
          </table:table-cell>
          <table:table-cell table:style-name="ce2" table:formula="of:=IF([.H52]=0;[.H52];[.H52]-[.H$4])" office:value-type="float" office:value="0.333333333333333" calcext:value-type="float">
            <text:p>0.333333333333333</text:p>
          </table:table-cell>
          <table:table-cell table:style-name="ce2" table:formula="of:=IF([.I52]=0;[.I52];[.I52]-[.I$4])" office:value-type="float" office:value="-0.213541666666667" calcext:value-type="float">
            <text:p>-0.213541666666667</text:p>
          </table:table-cell>
          <table:table-cell table:style-name="ce2" table:formula="of:=IF([.J52]=0;[.J52];[.J52]-[.J$4])" office:value-type="float" office:value="0.134328358208955" calcext:value-type="float">
            <text:p>0.134328358208955</text:p>
          </table:table-cell>
          <table:table-cell table:style-name="ce50" table:formula="of:=IF([.K52]=0;[.K52];[.K52]-[.K$4])" office:value-type="float" office:value="0" calcext:value-type="float">
            <text:p>0</text:p>
          </table:table-cell>
          <table:table-cell table:style-name="ce20" table:formula="of:=[.L52]" office:value-type="float" office:value="0.400274504253816" calcext:value-type="float">
            <text:p>0.400274504253816</text:p>
          </table:table-cell>
          <table:table-cell table:formula="of:=[.M52]" office:value-type="float" office:value="0.47668328054518" calcext:value-type="float">
            <text:p>0.47668328054518</text:p>
          </table:table-cell>
          <table:table-cell table:formula="of:=[.N52]" office:value-type="float" office:value="0.438991554414636" calcext:value-type="float">
            <text:p>0.438991554414636</text:p>
          </table:table-cell>
          <table:table-cell table:formula="of:=[.O52]" office:value-type="float" office:value="0" calcext:value-type="float">
            <text:p>0</text:p>
          </table:table-cell>
          <table:table-cell table:style-name="ce17" table:formula="of:=[.P52]" office:value-type="float" office:value="0.37985626502293" calcext:value-type="float">
            <text:p>0.37985626502293</text:p>
          </table:table-cell>
          <table:table-cell table:style-name="ce20" table:formula="of:=[.Q52]" office:value-type="float" office:value="0.562448738744889" calcext:value-type="float">
            <text:p>0.562448738744889</text:p>
          </table:table-cell>
          <table:table-cell table:formula="of:=[.R52]" office:value-type="float" office:value="0.539065851394357" calcext:value-type="float">
            <text:p>0.539065851394357</text:p>
          </table:table-cell>
          <table:table-cell table:formula="of:=[.S52]" office:value-type="float" office:value="0.475494852275685" calcext:value-type="float">
            <text:p>0.475494852275685</text:p>
          </table:table-cell>
          <table:table-cell table:formula="of:=[.T52]" office:value-type="float" office:value="0.525990442787603" calcext:value-type="float">
            <text:p>0.525990442787603</text:p>
          </table:table-cell>
          <table:table-cell table:style-name="ce17" table:formula="of:=[.U52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53]" office:value-type="string" office:string-value="597: Titanic (1997)" calcext:value-type="string">
            <text:p>597: Titanic (1997)</text:p>
          </table:table-cell>
          <table:table-cell table:style-name="ce10" table:formula="of:=IF([.B53]=0;[.B53];[.B53]-[.B$4])" office:value-type="float" office:value="-1" calcext:value-type="float">
            <text:p>-1</text:p>
          </table:table-cell>
          <table:table-cell table:style-name="ce2" table:formula="of:=IF([.C53]=0;[.C53];[.C53]-[.C$4])" office:value-type="float" office:value="-0.44" calcext:value-type="float">
            <text:p>-0.44</text:p>
          </table:table-cell>
          <table:table-cell table:style-name="ce2" table:formula="of:=IF([.D53]=0;[.D53];[.D53]-[.D$4])" office:value-type="float" office:value="0.61" calcext:value-type="float">
            <text:p>0.61</text:p>
          </table:table-cell>
          <table:table-cell table:style-name="ce2" table:formula="of:=IF([.E53]=0;[.E53];[.E53]-[.E$4])" office:value-type="float" office:value="0" calcext:value-type="float">
            <text:p>0</text:p>
          </table:table-cell>
          <table:table-cell table:style-name="ce50" table:formula="of:=IF([.F53]=0;[.F53];[.F53]-[.F$4])" office:value-type="float" office:value="0.63013698630137" calcext:value-type="float">
            <text:p>0.63013698630137</text:p>
          </table:table-cell>
          <table:table-cell table:style-name="ce10" table:formula="of:=IF([.G53]=0;[.G53];[.G53]-[.G$4])" office:value-type="float" office:value="-0.107954545454546" calcext:value-type="float">
            <text:p>-0.107954545454546</text:p>
          </table:table-cell>
          <table:table-cell table:style-name="ce2" table:formula="of:=IF([.H53]=0;[.H53];[.H53]-[.H$4])" office:value-type="float" office:value="-0.166666666666667" calcext:value-type="float">
            <text:p>-0.166666666666667</text:p>
          </table:table-cell>
          <table:table-cell table:style-name="ce2" table:formula="of:=IF([.I53]=0;[.I53];[.I53]-[.I$4])" office:value-type="float" office:value="0.286458333333333" calcext:value-type="float">
            <text:p>0.286458333333333</text:p>
          </table:table-cell>
          <table:table-cell table:style-name="ce2" table:formula="of:=IF([.J53]=0;[.J53];[.J53]-[.J$4])" office:value-type="float" office:value="-0.365671641791045" calcext:value-type="float">
            <text:p>-0.365671641791045</text:p>
          </table:table-cell>
          <table:table-cell table:style-name="ce50" table:formula="of:=IF([.K53]=0;[.K53];[.K53]-[.K$4])" office:value-type="float" office:value="0.720588235294118" calcext:value-type="float">
            <text:p>0.720588235294118</text:p>
          </table:table-cell>
          <table:table-cell table:style-name="ce20" table:formula="of:=[.L53]" office:value-type="float" office:value="0.400274504253816" calcext:value-type="float">
            <text:p>0.400274504253816</text:p>
          </table:table-cell>
          <table:table-cell table:formula="of:=[.M53]" office:value-type="float" office:value="0.47668328054518" calcext:value-type="float">
            <text:p>0.47668328054518</text:p>
          </table:table-cell>
          <table:table-cell table:formula="of:=[.N53]" office:value-type="float" office:value="0.438991554414636" calcext:value-type="float">
            <text:p>0.438991554414636</text:p>
          </table:table-cell>
          <table:table-cell table:formula="of:=[.O53]" office:value-type="float" office:value="0" calcext:value-type="float">
            <text:p>0</text:p>
          </table:table-cell>
          <table:table-cell table:style-name="ce17" table:formula="of:=[.P53]" office:value-type="float" office:value="0.37985626502293" calcext:value-type="float">
            <text:p>0.37985626502293</text:p>
          </table:table-cell>
          <table:table-cell table:style-name="ce20" table:formula="of:=[.Q53]" office:value-type="float" office:value="0.562448738744889" calcext:value-type="float">
            <text:p>0.562448738744889</text:p>
          </table:table-cell>
          <table:table-cell table:formula="of:=[.R53]" office:value-type="float" office:value="0.539065851394357" calcext:value-type="float">
            <text:p>0.539065851394357</text:p>
          </table:table-cell>
          <table:table-cell table:formula="of:=[.S53]" office:value-type="float" office:value="0.475494852275685" calcext:value-type="float">
            <text:p>0.475494852275685</text:p>
          </table:table-cell>
          <table:table-cell table:formula="of:=[.T53]" office:value-type="float" office:value="0.525990442787603" calcext:value-type="float">
            <text:p>0.525990442787603</text:p>
          </table:table-cell>
          <table:table-cell table:style-name="ce17" table:formula="of:=[.U53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54]" office:value-type="string" office:string-value="601: E.T. the Extra-Terrestrial (1982)" calcext:value-type="string">
            <text:p>601: E.T. the Extra-Terrestrial (1982)</text:p>
          </table:table-cell>
          <table:table-cell table:style-name="ce10" table:formula="of:=IF([.B54]=0;[.B54];[.B54]-[.B$4])" office:value-type="float" office:value="0" calcext:value-type="float">
            <text:p>0</text:p>
          </table:table-cell>
          <table:table-cell table:style-name="ce2" table:formula="of:=IF([.C54]=0;[.C54];[.C54]-[.C$4])" office:value-type="float" office:value="0.0600000000000001" calcext:value-type="float">
            <text:p>0.06</text:p>
          </table:table-cell>
          <table:table-cell table:style-name="ce2" table:formula="of:=IF([.D54]=0;[.D54];[.D54]-[.D$4])" office:value-type="float" office:value="0.11" calcext:value-type="float">
            <text:p>0.11</text:p>
          </table:table-cell>
          <table:table-cell table:style-name="ce2" table:formula="of:=IF([.E54]=0;[.E54];[.E54]-[.E$4])" office:value-type="float" office:value="0" calcext:value-type="float">
            <text:p>0</text:p>
          </table:table-cell>
          <table:table-cell table:style-name="ce50" table:formula="of:=IF([.F54]=0;[.F54];[.F54]-[.F$4])" office:value-type="float" office:value="-2.86986301369863" calcext:value-type="float">
            <text:p>-2.86986301369863</text:p>
          </table:table-cell>
          <table:table-cell table:style-name="ce10" table:formula="of:=IF([.G54]=0;[.G54];[.G54]-[.G$4])" office:value-type="float" office:value="0.392045454545454" calcext:value-type="float">
            <text:p>0.392045454545454</text:p>
          </table:table-cell>
          <table:table-cell table:style-name="ce2" table:formula="of:=IF([.H54]=0;[.H54];[.H54]-[.H$4])" office:value-type="float" office:value="0" calcext:value-type="float">
            <text:p>0</text:p>
          </table:table-cell>
          <table:table-cell table:style-name="ce2" table:formula="of:=IF([.I54]=0;[.I54];[.I54]-[.I$4])" office:value-type="float" office:value="0.286458333333333" calcext:value-type="float">
            <text:p>0.286458333333333</text:p>
          </table:table-cell>
          <table:table-cell table:style-name="ce2" table:formula="of:=IF([.J54]=0;[.J54];[.J54]-[.J$4])" office:value-type="float" office:value="-0.365671641791045" calcext:value-type="float">
            <text:p>-0.365671641791045</text:p>
          </table:table-cell>
          <table:table-cell table:style-name="ce50" table:formula="of:=IF([.K54]=0;[.K54];[.K54]-[.K$4])" office:value-type="float" office:value="0" calcext:value-type="float">
            <text:p>0</text:p>
          </table:table-cell>
          <table:table-cell table:style-name="ce20" table:formula="of:=[.L54]" office:value-type="float" office:value="0.400274504253816" calcext:value-type="float">
            <text:p>0.400274504253816</text:p>
          </table:table-cell>
          <table:table-cell table:formula="of:=[.M54]" office:value-type="float" office:value="0.47668328054518" calcext:value-type="float">
            <text:p>0.47668328054518</text:p>
          </table:table-cell>
          <table:table-cell table:formula="of:=[.N54]" office:value-type="float" office:value="0.438991554414636" calcext:value-type="float">
            <text:p>0.438991554414636</text:p>
          </table:table-cell>
          <table:table-cell table:formula="of:=[.O54]" office:value-type="float" office:value="0" calcext:value-type="float">
            <text:p>0</text:p>
          </table:table-cell>
          <table:table-cell table:style-name="ce17" table:formula="of:=[.P54]" office:value-type="float" office:value="0.37985626502293" calcext:value-type="float">
            <text:p>0.37985626502293</text:p>
          </table:table-cell>
          <table:table-cell table:style-name="ce20" table:formula="of:=[.Q54]" office:value-type="float" office:value="0.562448738744889" calcext:value-type="float">
            <text:p>0.562448738744889</text:p>
          </table:table-cell>
          <table:table-cell table:formula="of:=[.R54]" office:value-type="float" office:value="0" calcext:value-type="float">
            <text:p>0</text:p>
          </table:table-cell>
          <table:table-cell table:formula="of:=[.S54]" office:value-type="float" office:value="0.475494852275685" calcext:value-type="float">
            <text:p>0.475494852275685</text:p>
          </table:table-cell>
          <table:table-cell table:formula="of:=[.T54]" office:value-type="float" office:value="0.525990442787603" calcext:value-type="float">
            <text:p>0.525990442787603</text:p>
          </table:table-cell>
          <table:table-cell table:style-name="ce17" table:formula="of:=[.U54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55]" office:value-type="string" office:string-value="602: Independence Day (a.k.a. ID4) (1996)" calcext:value-type="string">
            <text:p>602: Independence Day (a.k.a. ID4) (1996)</text:p>
          </table:table-cell>
          <table:table-cell table:style-name="ce10" table:formula="of:=IF([.B55]=0;[.B55];[.B55]-[.B$4])" office:value-type="float" office:value="-1" calcext:value-type="float">
            <text:p>-1</text:p>
          </table:table-cell>
          <table:table-cell table:style-name="ce2" table:formula="of:=IF([.C55]=0;[.C55];[.C55]-[.C$4])" office:value-type="float" office:value="-0.44" calcext:value-type="float">
            <text:p>-0.44</text:p>
          </table:table-cell>
          <table:table-cell table:style-name="ce2" table:formula="of:=IF([.D55]=0;[.D55];[.D55]-[.D$4])" office:value-type="float" office:value="-1.39" calcext:value-type="float">
            <text:p>-1.39</text:p>
          </table:table-cell>
          <table:table-cell table:style-name="ce2" table:formula="of:=IF([.E55]=0;[.E55];[.E55]-[.E$4])" office:value-type="float" office:value="-1.7" calcext:value-type="float">
            <text:p>-1.7</text:p>
          </table:table-cell>
          <table:table-cell table:style-name="ce50" table:formula="of:=IF([.F55]=0;[.F55];[.F55]-[.F$4])" office:value-type="float" office:value="-0.36986301369863" calcext:value-type="float">
            <text:p>-0.36986301369863</text:p>
          </table:table-cell>
          <table:table-cell table:style-name="ce10" table:formula="of:=IF([.G55]=0;[.G55];[.G55]-[.G$4])" office:value-type="float" office:value="0.392045454545454" calcext:value-type="float">
            <text:p>0.392045454545454</text:p>
          </table:table-cell>
          <table:table-cell table:style-name="ce2" table:formula="of:=IF([.H55]=0;[.H55];[.H55]-[.H$4])" office:value-type="float" office:value="-1.16666666666667" calcext:value-type="float">
            <text:p>-1.16666666666667</text:p>
          </table:table-cell>
          <table:table-cell table:style-name="ce2" table:formula="of:=IF([.I55]=0;[.I55];[.I55]-[.I$4])" office:value-type="float" office:value="-0.213541666666667" calcext:value-type="float">
            <text:p>-0.213541666666667</text:p>
          </table:table-cell>
          <table:table-cell table:style-name="ce2" table:formula="of:=IF([.J55]=0;[.J55];[.J55]-[.J$4])" office:value-type="float" office:value="-0.365671641791045" calcext:value-type="float">
            <text:p>-0.365671641791045</text:p>
          </table:table-cell>
          <table:table-cell table:style-name="ce50" table:formula="of:=IF([.K55]=0;[.K55];[.K55]-[.K$4])" office:value-type="float" office:value="0" calcext:value-type="float">
            <text:p>0</text:p>
          </table:table-cell>
          <table:table-cell table:style-name="ce20" table:formula="of:=[.L55]" office:value-type="float" office:value="0.400274504253816" calcext:value-type="float">
            <text:p>0.400274504253816</text:p>
          </table:table-cell>
          <table:table-cell table:formula="of:=[.M55]" office:value-type="float" office:value="0.47668328054518" calcext:value-type="float">
            <text:p>0.47668328054518</text:p>
          </table:table-cell>
          <table:table-cell table:formula="of:=[.N55]" office:value-type="float" office:value="0.438991554414636" calcext:value-type="float">
            <text:p>0.438991554414636</text:p>
          </table:table-cell>
          <table:table-cell table:formula="of:=[.O55]" office:value-type="float" office:value="0.464110147764856" calcext:value-type="float">
            <text:p>0.464110147764856</text:p>
          </table:table-cell>
          <table:table-cell table:style-name="ce17" table:formula="of:=[.P55]" office:value-type="float" office:value="0.37985626502293" calcext:value-type="float">
            <text:p>0.37985626502293</text:p>
          </table:table-cell>
          <table:table-cell table:style-name="ce20" table:formula="of:=[.Q55]" office:value-type="float" office:value="0.562448738744889" calcext:value-type="float">
            <text:p>0.562448738744889</text:p>
          </table:table-cell>
          <table:table-cell table:formula="of:=[.R55]" office:value-type="float" office:value="0.539065851394357" calcext:value-type="float">
            <text:p>0.539065851394357</text:p>
          </table:table-cell>
          <table:table-cell table:formula="of:=[.S55]" office:value-type="float" office:value="0.475494852275685" calcext:value-type="float">
            <text:p>0.475494852275685</text:p>
          </table:table-cell>
          <table:table-cell table:formula="of:=[.T55]" office:value-type="float" office:value="0.525990442787603" calcext:value-type="float">
            <text:p>0.525990442787603</text:p>
          </table:table-cell>
          <table:table-cell table:style-name="ce17" table:formula="of:=[.U55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56]" office:value-type="string" office:string-value="603: The Matrix (1999)" calcext:value-type="string">
            <text:p>603: The Matrix (1999)</text:p>
          </table:table-cell>
          <table:table-cell table:style-name="ce10" table:formula="of:=IF([.B56]=0;[.B56];[.B56]-[.B$4])" office:value-type="float" office:value="0.5" calcext:value-type="float">
            <text:p>0.5</text:p>
          </table:table-cell>
          <table:table-cell table:style-name="ce2" table:formula="of:=IF([.C56]=0;[.C56];[.C56]-[.C$4])" office:value-type="float" office:value="0.56" calcext:value-type="float">
            <text:p>0.56</text:p>
          </table:table-cell>
          <table:table-cell table:style-name="ce2" table:formula="of:=IF([.D56]=0;[.D56];[.D56]-[.D$4])" office:value-type="float" office:value="1.61" calcext:value-type="float">
            <text:p>1.61</text:p>
          </table:table-cell>
          <table:table-cell table:style-name="ce2" table:formula="of:=IF([.E56]=0;[.E56];[.E56]-[.E$4])" office:value-type="float" office:value="0.8" calcext:value-type="float">
            <text:p>0.8</text:p>
          </table:table-cell>
          <table:table-cell table:style-name="ce50" table:formula="of:=IF([.F56]=0;[.F56];[.F56]-[.F$4])" office:value-type="float" office:value="0.63013698630137" calcext:value-type="float">
            <text:p>0.63013698630137</text:p>
          </table:table-cell>
          <table:table-cell table:style-name="ce10" table:formula="of:=IF([.G56]=0;[.G56];[.G56]-[.G$4])" office:value-type="float" office:value="0.892045454545454" calcext:value-type="float">
            <text:p>0.892045454545454</text:p>
          </table:table-cell>
          <table:table-cell table:style-name="ce2" table:formula="of:=IF([.H56]=0;[.H56];[.H56]-[.H$4])" office:value-type="float" office:value="0.333333333333333" calcext:value-type="float">
            <text:p>0.333333333333333</text:p>
          </table:table-cell>
          <table:table-cell table:style-name="ce2" table:formula="of:=IF([.I56]=0;[.I56];[.I56]-[.I$4])" office:value-type="float" office:value="-0.213541666666667" calcext:value-type="float">
            <text:p>-0.213541666666667</text:p>
          </table:table-cell>
          <table:table-cell table:style-name="ce2" table:formula="of:=IF([.J56]=0;[.J56];[.J56]-[.J$4])" office:value-type="float" office:value="0.634328358208955" calcext:value-type="float">
            <text:p>0.634328358208955</text:p>
          </table:table-cell>
          <table:table-cell table:style-name="ce50" table:formula="of:=IF([.K56]=0;[.K56];[.K56]-[.K$4])" office:value-type="float" office:value="0.720588235294118" calcext:value-type="float">
            <text:p>0.720588235294118</text:p>
          </table:table-cell>
          <table:table-cell table:style-name="ce20" table:formula="of:=[.L56]" office:value-type="float" office:value="0.400274504253816" calcext:value-type="float">
            <text:p>0.400274504253816</text:p>
          </table:table-cell>
          <table:table-cell table:formula="of:=[.M56]" office:value-type="float" office:value="0.47668328054518" calcext:value-type="float">
            <text:p>0.47668328054518</text:p>
          </table:table-cell>
          <table:table-cell table:formula="of:=[.N56]" office:value-type="float" office:value="0.438991554414636" calcext:value-type="float">
            <text:p>0.438991554414636</text:p>
          </table:table-cell>
          <table:table-cell table:formula="of:=[.O56]" office:value-type="float" office:value="0.464110147764856" calcext:value-type="float">
            <text:p>0.464110147764856</text:p>
          </table:table-cell>
          <table:table-cell table:style-name="ce17" table:formula="of:=[.P56]" office:value-type="float" office:value="0.37985626502293" calcext:value-type="float">
            <text:p>0.37985626502293</text:p>
          </table:table-cell>
          <table:table-cell table:style-name="ce20" table:formula="of:=[.Q56]" office:value-type="float" office:value="0.562448738744889" calcext:value-type="float">
            <text:p>0.562448738744889</text:p>
          </table:table-cell>
          <table:table-cell table:formula="of:=[.R56]" office:value-type="float" office:value="0.539065851394357" calcext:value-type="float">
            <text:p>0.539065851394357</text:p>
          </table:table-cell>
          <table:table-cell table:formula="of:=[.S56]" office:value-type="float" office:value="0.475494852275685" calcext:value-type="float">
            <text:p>0.475494852275685</text:p>
          </table:table-cell>
          <table:table-cell table:formula="of:=[.T56]" office:value-type="float" office:value="0.525990442787603" calcext:value-type="float">
            <text:p>0.525990442787603</text:p>
          </table:table-cell>
          <table:table-cell table:style-name="ce17" table:formula="of:=[.U56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57]" office:value-type="string" office:string-value="604: The Matrix Reloaded (2003)" calcext:value-type="string">
            <text:p>604: The Matrix Reloaded (2003)</text:p>
          </table:table-cell>
          <table:table-cell table:style-name="ce10" table:formula="of:=IF([.B57]=0;[.B57];[.B57]-[.B$4])" office:value-type="float" office:value="0.5" calcext:value-type="float">
            <text:p>0.5</text:p>
          </table:table-cell>
          <table:table-cell table:style-name="ce2" table:formula="of:=IF([.C57]=0;[.C57];[.C57]-[.C$4])" office:value-type="float" office:value="-1.44" calcext:value-type="float">
            <text:p>-1.44</text:p>
          </table:table-cell>
          <table:table-cell table:style-name="ce2" table:formula="of:=IF([.D57]=0;[.D57];[.D57]-[.D$4])" office:value-type="float" office:value="-0.39" calcext:value-type="float">
            <text:p>-0.39</text:p>
          </table:table-cell>
          <table:table-cell table:style-name="ce2" table:formula="of:=IF([.E57]=0;[.E57];[.E57]-[.E$4])" office:value-type="float" office:value="-2.2" calcext:value-type="float">
            <text:p>-2.2</text:p>
          </table:table-cell>
          <table:table-cell table:style-name="ce50" table:formula="of:=IF([.F57]=0;[.F57];[.F57]-[.F$4])" office:value-type="float" office:value="0.13013698630137" calcext:value-type="float">
            <text:p>0.13013698630137</text:p>
          </table:table-cell>
          <table:table-cell table:style-name="ce10" table:formula="of:=IF([.G57]=0;[.G57];[.G57]-[.G$4])" office:value-type="float" office:value="-0.107954545454546" calcext:value-type="float">
            <text:p>-0.107954545454546</text:p>
          </table:table-cell>
          <table:table-cell table:style-name="ce2" table:formula="of:=IF([.H57]=0;[.H57];[.H57]-[.H$4])" office:value-type="float" office:value="-1.16666666666667" calcext:value-type="float">
            <text:p>-1.16666666666667</text:p>
          </table:table-cell>
          <table:table-cell table:style-name="ce2" table:formula="of:=IF([.I57]=0;[.I57];[.I57]-[.I$4])" office:value-type="float" office:value="0.286458333333333" calcext:value-type="float">
            <text:p>0.286458333333333</text:p>
          </table:table-cell>
          <table:table-cell table:style-name="ce2" table:formula="of:=IF([.J57]=0;[.J57];[.J57]-[.J$4])" office:value-type="float" office:value="-0.865671641791045" calcext:value-type="float">
            <text:p>-0.865671641791045</text:p>
          </table:table-cell>
          <table:table-cell table:style-name="ce50" table:formula="of:=IF([.K57]=0;[.K57];[.K57]-[.K$4])" office:value-type="float" office:value="-0.279411764705882" calcext:value-type="float">
            <text:p>-0.279411764705882</text:p>
          </table:table-cell>
          <table:table-cell table:style-name="ce20" table:formula="of:=[.L57]" office:value-type="float" office:value="0.400274504253816" calcext:value-type="float">
            <text:p>0.400274504253816</text:p>
          </table:table-cell>
          <table:table-cell table:formula="of:=[.M57]" office:value-type="float" office:value="0.47668328054518" calcext:value-type="float">
            <text:p>0.47668328054518</text:p>
          </table:table-cell>
          <table:table-cell table:formula="of:=[.N57]" office:value-type="float" office:value="0.438991554414636" calcext:value-type="float">
            <text:p>0.438991554414636</text:p>
          </table:table-cell>
          <table:table-cell table:formula="of:=[.O57]" office:value-type="float" office:value="0.464110147764856" calcext:value-type="float">
            <text:p>0.464110147764856</text:p>
          </table:table-cell>
          <table:table-cell table:style-name="ce17" table:formula="of:=[.P57]" office:value-type="float" office:value="0.37985626502293" calcext:value-type="float">
            <text:p>0.37985626502293</text:p>
          </table:table-cell>
          <table:table-cell table:style-name="ce20" table:formula="of:=[.Q57]" office:value-type="float" office:value="0.562448738744889" calcext:value-type="float">
            <text:p>0.562448738744889</text:p>
          </table:table-cell>
          <table:table-cell table:formula="of:=[.R57]" office:value-type="float" office:value="0.539065851394357" calcext:value-type="float">
            <text:p>0.539065851394357</text:p>
          </table:table-cell>
          <table:table-cell table:formula="of:=[.S57]" office:value-type="float" office:value="0.475494852275685" calcext:value-type="float">
            <text:p>0.475494852275685</text:p>
          </table:table-cell>
          <table:table-cell table:formula="of:=[.T57]" office:value-type="float" office:value="0.525990442787603" calcext:value-type="float">
            <text:p>0.525990442787603</text:p>
          </table:table-cell>
          <table:table-cell table:style-name="ce17" table:formula="of:=[.U57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58]" office:value-type="string" office:string-value="607: Men in Black (a.k.a. MIB) (1997)" calcext:value-type="string">
            <text:p>607: Men in Black (a.k.a. MIB) (1997)</text:p>
          </table:table-cell>
          <table:table-cell table:style-name="ce10" table:formula="of:=IF([.B58]=0;[.B58];[.B58]-[.B$4])" office:value-type="float" office:value="0" calcext:value-type="float">
            <text:p>0</text:p>
          </table:table-cell>
          <table:table-cell table:style-name="ce2" table:formula="of:=IF([.C58]=0;[.C58];[.C58]-[.C$4])" office:value-type="float" office:value="0.56" calcext:value-type="float">
            <text:p>0.56</text:p>
          </table:table-cell>
          <table:table-cell table:style-name="ce2" table:formula="of:=IF([.D58]=0;[.D58];[.D58]-[.D$4])" office:value-type="float" office:value="-0.89" calcext:value-type="float">
            <text:p>-0.89</text:p>
          </table:table-cell>
          <table:table-cell table:style-name="ce2" table:formula="of:=IF([.E58]=0;[.E58];[.E58]-[.E$4])" office:value-type="float" office:value="0.8" calcext:value-type="float">
            <text:p>0.8</text:p>
          </table:table-cell>
          <table:table-cell table:style-name="ce50" table:formula="of:=IF([.F58]=0;[.F58];[.F58]-[.F$4])" office:value-type="float" office:value="-0.86986301369863" calcext:value-type="float">
            <text:p>-0.86986301369863</text:p>
          </table:table-cell>
          <table:table-cell table:style-name="ce10" table:formula="of:=IF([.G58]=0;[.G58];[.G58]-[.G$4])" office:value-type="float" office:value="0.392045454545454" calcext:value-type="float">
            <text:p>0.392045454545454</text:p>
          </table:table-cell>
          <table:table-cell table:style-name="ce2" table:formula="of:=IF([.H58]=0;[.H58];[.H58]-[.H$4])" office:value-type="float" office:value="-0.666666666666667" calcext:value-type="float">
            <text:p>-0.666666666666667</text:p>
          </table:table-cell>
          <table:table-cell table:style-name="ce2" table:formula="of:=IF([.I58]=0;[.I58];[.I58]-[.I$4])" office:value-type="float" office:value="-0.213541666666667" calcext:value-type="float">
            <text:p>-0.213541666666667</text:p>
          </table:table-cell>
          <table:table-cell table:style-name="ce2" table:formula="of:=IF([.J58]=0;[.J58];[.J58]-[.J$4])" office:value-type="float" office:value="-0.365671641791045" calcext:value-type="float">
            <text:p>-0.365671641791045</text:p>
          </table:table-cell>
          <table:table-cell table:style-name="ce50" table:formula="of:=IF([.K58]=0;[.K58];[.K58]-[.K$4])" office:value-type="float" office:value="-0.279411764705882" calcext:value-type="float">
            <text:p>-0.279411764705882</text:p>
          </table:table-cell>
          <table:table-cell table:style-name="ce20" table:formula="of:=[.L58]" office:value-type="float" office:value="0.400274504253816" calcext:value-type="float">
            <text:p>0.400274504253816</text:p>
          </table:table-cell>
          <table:table-cell table:formula="of:=[.M58]" office:value-type="float" office:value="0.47668328054518" calcext:value-type="float">
            <text:p>0.47668328054518</text:p>
          </table:table-cell>
          <table:table-cell table:formula="of:=[.N58]" office:value-type="float" office:value="0.438991554414636" calcext:value-type="float">
            <text:p>0.438991554414636</text:p>
          </table:table-cell>
          <table:table-cell table:formula="of:=[.O58]" office:value-type="float" office:value="0.464110147764856" calcext:value-type="float">
            <text:p>0.464110147764856</text:p>
          </table:table-cell>
          <table:table-cell table:style-name="ce17" table:formula="of:=[.P58]" office:value-type="float" office:value="0.37985626502293" calcext:value-type="float">
            <text:p>0.37985626502293</text:p>
          </table:table-cell>
          <table:table-cell table:style-name="ce20" table:formula="of:=[.Q58]" office:value-type="float" office:value="0.562448738744889" calcext:value-type="float">
            <text:p>0.562448738744889</text:p>
          </table:table-cell>
          <table:table-cell table:formula="of:=[.R58]" office:value-type="float" office:value="0.539065851394357" calcext:value-type="float">
            <text:p>0.539065851394357</text:p>
          </table:table-cell>
          <table:table-cell table:formula="of:=[.S58]" office:value-type="float" office:value="0.475494852275685" calcext:value-type="float">
            <text:p>0.475494852275685</text:p>
          </table:table-cell>
          <table:table-cell table:formula="of:=[.T58]" office:value-type="float" office:value="0.525990442787603" calcext:value-type="float">
            <text:p>0.525990442787603</text:p>
          </table:table-cell>
          <table:table-cell table:style-name="ce17" table:formula="of:=[.U58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59]" office:value-type="string" office:string-value="629: The Usual Suspects (1995)" calcext:value-type="string">
            <text:p>629: The Usual Suspects (1995)</text:p>
          </table:table-cell>
          <table:table-cell table:style-name="ce10" table:formula="of:=IF([.B59]=0;[.B59];[.B59]-[.B$4])" office:value-type="float" office:value="0" calcext:value-type="float">
            <text:p>0</text:p>
          </table:table-cell>
          <table:table-cell table:style-name="ce2" table:formula="of:=IF([.C59]=0;[.C59];[.C59]-[.C$4])" office:value-type="float" office:value="0" calcext:value-type="float">
            <text:p>0</text:p>
          </table:table-cell>
          <table:table-cell table:style-name="ce2" table:formula="of:=IF([.D59]=0;[.D59];[.D59]-[.D$4])" office:value-type="float" office:value="1.11" calcext:value-type="float">
            <text:p>1.11</text:p>
          </table:table-cell>
          <table:table-cell table:style-name="ce2" table:formula="of:=IF([.E59]=0;[.E59];[.E59]-[.E$4])" office:value-type="float" office:value="1.3" calcext:value-type="float">
            <text:p>1.3</text:p>
          </table:table-cell>
          <table:table-cell table:style-name="ce50" table:formula="of:=IF([.F59]=0;[.F59];[.F59]-[.F$4])" office:value-type="float" office:value="-0.36986301369863" calcext:value-type="float">
            <text:p>-0.36986301369863</text:p>
          </table:table-cell>
          <table:table-cell table:style-name="ce10" table:formula="of:=IF([.G59]=0;[.G59];[.G59]-[.G$4])" office:value-type="float" office:value="-0.107954545454546" calcext:value-type="float">
            <text:p>-0.107954545454546</text:p>
          </table:table-cell>
          <table:table-cell table:style-name="ce2" table:formula="of:=IF([.H59]=0;[.H59];[.H59]-[.H$4])" office:value-type="float" office:value="0.333333333333333" calcext:value-type="float">
            <text:p>0.333333333333333</text:p>
          </table:table-cell>
          <table:table-cell table:style-name="ce2" table:formula="of:=IF([.I59]=0;[.I59];[.I59]-[.I$4])" office:value-type="float" office:value="0.786458333333334" calcext:value-type="float">
            <text:p>0.786458333333334</text:p>
          </table:table-cell>
          <table:table-cell table:style-name="ce2" table:formula="of:=IF([.J59]=0;[.J59];[.J59]-[.J$4])" office:value-type="float" office:value="-0.365671641791045" calcext:value-type="float">
            <text:p>-0.365671641791045</text:p>
          </table:table-cell>
          <table:table-cell table:style-name="ce50" table:formula="of:=IF([.K59]=0;[.K59];[.K59]-[.K$4])" office:value-type="float" office:value="0" calcext:value-type="float">
            <text:p>0</text:p>
          </table:table-cell>
          <table:table-cell table:style-name="ce20" table:formula="of:=[.L59]" office:value-type="float" office:value="0.400274504253816" calcext:value-type="float">
            <text:p>0.400274504253816</text:p>
          </table:table-cell>
          <table:table-cell table:formula="of:=[.M59]" office:value-type="float" office:value="0" calcext:value-type="float">
            <text:p>0</text:p>
          </table:table-cell>
          <table:table-cell table:formula="of:=[.N59]" office:value-type="float" office:value="0.438991554414636" calcext:value-type="float">
            <text:p>0.438991554414636</text:p>
          </table:table-cell>
          <table:table-cell table:formula="of:=[.O59]" office:value-type="float" office:value="0.464110147764856" calcext:value-type="float">
            <text:p>0.464110147764856</text:p>
          </table:table-cell>
          <table:table-cell table:style-name="ce17" table:formula="of:=[.P59]" office:value-type="float" office:value="0.37985626502293" calcext:value-type="float">
            <text:p>0.37985626502293</text:p>
          </table:table-cell>
          <table:table-cell table:style-name="ce20" table:formula="of:=[.Q59]" office:value-type="float" office:value="0.562448738744889" calcext:value-type="float">
            <text:p>0.562448738744889</text:p>
          </table:table-cell>
          <table:table-cell table:formula="of:=[.R59]" office:value-type="float" office:value="0.539065851394357" calcext:value-type="float">
            <text:p>0.539065851394357</text:p>
          </table:table-cell>
          <table:table-cell table:formula="of:=[.S59]" office:value-type="float" office:value="0.475494852275685" calcext:value-type="float">
            <text:p>0.475494852275685</text:p>
          </table:table-cell>
          <table:table-cell table:formula="of:=[.T59]" office:value-type="float" office:value="0.525990442787603" calcext:value-type="float">
            <text:p>0.525990442787603</text:p>
          </table:table-cell>
          <table:table-cell table:style-name="ce17" table:formula="of:=[.U59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60]" office:value-type="string" office:string-value="640: Catch Me If You Can (2002)" calcext:value-type="string">
            <text:p>640: Catch Me If You Can (2002)</text:p>
          </table:table-cell>
          <table:table-cell table:style-name="ce10" table:formula="of:=IF([.B60]=0;[.B60];[.B60]-[.B$4])" office:value-type="float" office:value="0" calcext:value-type="float">
            <text:p>0</text:p>
          </table:table-cell>
          <table:table-cell table:style-name="ce2" table:formula="of:=IF([.C60]=0;[.C60];[.C60]-[.C$4])" office:value-type="float" office:value="0" calcext:value-type="float">
            <text:p>0</text:p>
          </table:table-cell>
          <table:table-cell table:style-name="ce2" table:formula="of:=IF([.D60]=0;[.D60];[.D60]-[.D$4])" office:value-type="float" office:value="0.11" calcext:value-type="float">
            <text:p>0.11</text:p>
          </table:table-cell>
          <table:table-cell table:style-name="ce2" table:formula="of:=IF([.E60]=0;[.E60];[.E60]-[.E$4])" office:value-type="float" office:value="0" calcext:value-type="float">
            <text:p>0</text:p>
          </table:table-cell>
          <table:table-cell table:style-name="ce50" table:formula="of:=IF([.F60]=0;[.F60];[.F60]-[.F$4])" office:value-type="float" office:value="0" calcext:value-type="float">
            <text:p>0</text:p>
          </table:table-cell>
          <table:table-cell table:style-name="ce10" table:formula="of:=IF([.G60]=0;[.G60];[.G60]-[.G$4])" office:value-type="float" office:value="0.392045454545454" calcext:value-type="float">
            <text:p>0.392045454545454</text:p>
          </table:table-cell>
          <table:table-cell table:style-name="ce2" table:formula="of:=IF([.H60]=0;[.H60];[.H60]-[.H$4])" office:value-type="float" office:value="0.333333333333333" calcext:value-type="float">
            <text:p>0.333333333333333</text:p>
          </table:table-cell>
          <table:table-cell table:style-name="ce2" table:formula="of:=IF([.I60]=0;[.I60];[.I60]-[.I$4])" office:value-type="float" office:value="-0.213541666666667" calcext:value-type="float">
            <text:p>-0.213541666666667</text:p>
          </table:table-cell>
          <table:table-cell table:style-name="ce2" table:formula="of:=IF([.J60]=0;[.J60];[.J60]-[.J$4])" office:value-type="float" office:value="0.134328358208955" calcext:value-type="float">
            <text:p>0.134328358208955</text:p>
          </table:table-cell>
          <table:table-cell table:style-name="ce50" table:formula="of:=IF([.K60]=0;[.K60];[.K60]-[.K$4])" office:value-type="float" office:value="0" calcext:value-type="float">
            <text:p>0</text:p>
          </table:table-cell>
          <table:table-cell table:style-name="ce20" table:formula="of:=[.L60]" office:value-type="float" office:value="0" calcext:value-type="float">
            <text:p>0</text:p>
          </table:table-cell>
          <table:table-cell table:formula="of:=[.M60]" office:value-type="float" office:value="0" calcext:value-type="float">
            <text:p>0</text:p>
          </table:table-cell>
          <table:table-cell table:formula="of:=[.N60]" office:value-type="float" office:value="0.438991554414636" calcext:value-type="float">
            <text:p>0.438991554414636</text:p>
          </table:table-cell>
          <table:table-cell table:formula="of:=[.O60]" office:value-type="float" office:value="0" calcext:value-type="float">
            <text:p>0</text:p>
          </table:table-cell>
          <table:table-cell table:style-name="ce17" table:formula="of:=[.P60]" office:value-type="float" office:value="0" calcext:value-type="float">
            <text:p>0</text:p>
          </table:table-cell>
          <table:table-cell table:style-name="ce20" table:formula="of:=[.Q60]" office:value-type="float" office:value="0.562448738744889" calcext:value-type="float">
            <text:p>0.562448738744889</text:p>
          </table:table-cell>
          <table:table-cell table:formula="of:=[.R60]" office:value-type="float" office:value="0.539065851394357" calcext:value-type="float">
            <text:p>0.539065851394357</text:p>
          </table:table-cell>
          <table:table-cell table:formula="of:=[.S60]" office:value-type="float" office:value="0.475494852275685" calcext:value-type="float">
            <text:p>0.475494852275685</text:p>
          </table:table-cell>
          <table:table-cell table:formula="of:=[.T60]" office:value-type="float" office:value="0.525990442787603" calcext:value-type="float">
            <text:p>0.525990442787603</text:p>
          </table:table-cell>
          <table:table-cell table:style-name="ce17" table:formula="of:=[.U60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61]" office:value-type="string" office:string-value="641: Requiem for a Dream (2000)" calcext:value-type="string">
            <text:p>641: Requiem for a Dream (2000)</text:p>
          </table:table-cell>
          <table:table-cell table:style-name="ce10" table:formula="of:=IF([.B61]=0;[.B61];[.B61]-[.B$4])" office:value-type="float" office:value="0" calcext:value-type="float">
            <text:p>0</text:p>
          </table:table-cell>
          <table:table-cell table:style-name="ce2" table:formula="of:=IF([.C61]=0;[.C61];[.C61]-[.C$4])" office:value-type="float" office:value="0" calcext:value-type="float">
            <text:p>0</text:p>
          </table:table-cell>
          <table:table-cell table:style-name="ce2" table:formula="of:=IF([.D61]=0;[.D61];[.D61]-[.D$4])" office:value-type="float" office:value="-0.39" calcext:value-type="float">
            <text:p>-0.39</text:p>
          </table:table-cell>
          <table:table-cell table:style-name="ce2" table:formula="of:=IF([.E61]=0;[.E61];[.E61]-[.E$4])" office:value-type="float" office:value="0" calcext:value-type="float">
            <text:p>0</text:p>
          </table:table-cell>
          <table:table-cell table:style-name="ce50" table:formula="of:=IF([.F61]=0;[.F61];[.F61]-[.F$4])" office:value-type="float" office:value="0" calcext:value-type="float">
            <text:p>0</text:p>
          </table:table-cell>
          <table:table-cell table:style-name="ce10" table:formula="of:=IF([.G61]=0;[.G61];[.G61]-[.G$4])" office:value-type="float" office:value="0.392045454545454" calcext:value-type="float">
            <text:p>0.392045454545454</text:p>
          </table:table-cell>
          <table:table-cell table:style-name="ce2" table:formula="of:=IF([.H61]=0;[.H61];[.H61]-[.H$4])" office:value-type="float" office:value="-0.666666666666667" calcext:value-type="float">
            <text:p>-0.666666666666667</text:p>
          </table:table-cell>
          <table:table-cell table:style-name="ce2" table:formula="of:=IF([.I61]=0;[.I61];[.I61]-[.I$4])" office:value-type="float" office:value="0" calcext:value-type="float">
            <text:p>0</text:p>
          </table:table-cell>
          <table:table-cell table:style-name="ce2" table:formula="of:=IF([.J61]=0;[.J61];[.J61]-[.J$4])" office:value-type="float" office:value="0" calcext:value-type="float">
            <text:p>0</text:p>
          </table:table-cell>
          <table:table-cell table:style-name="ce50" table:formula="of:=IF([.K61]=0;[.K61];[.K61]-[.K$4])" office:value-type="float" office:value="0" calcext:value-type="float">
            <text:p>0</text:p>
          </table:table-cell>
          <table:table-cell table:style-name="ce20" table:formula="of:=[.L61]" office:value-type="float" office:value="0" calcext:value-type="float">
            <text:p>0</text:p>
          </table:table-cell>
          <table:table-cell table:formula="of:=[.M61]" office:value-type="float" office:value="0" calcext:value-type="float">
            <text:p>0</text:p>
          </table:table-cell>
          <table:table-cell table:formula="of:=[.N61]" office:value-type="float" office:value="0.438991554414636" calcext:value-type="float">
            <text:p>0.438991554414636</text:p>
          </table:table-cell>
          <table:table-cell table:formula="of:=[.O61]" office:value-type="float" office:value="0" calcext:value-type="float">
            <text:p>0</text:p>
          </table:table-cell>
          <table:table-cell table:style-name="ce17" table:formula="of:=[.P61]" office:value-type="float" office:value="0" calcext:value-type="float">
            <text:p>0</text:p>
          </table:table-cell>
          <table:table-cell table:style-name="ce20" table:formula="of:=[.Q61]" office:value-type="float" office:value="0.562448738744889" calcext:value-type="float">
            <text:p>0.562448738744889</text:p>
          </table:table-cell>
          <table:table-cell table:formula="of:=[.R61]" office:value-type="float" office:value="0.539065851394357" calcext:value-type="float">
            <text:p>0.539065851394357</text:p>
          </table:table-cell>
          <table:table-cell table:formula="of:=[.S61]" office:value-type="float" office:value="0" calcext:value-type="float">
            <text:p>0</text:p>
          </table:table-cell>
          <table:table-cell table:formula="of:=[.T61]" office:value-type="float" office:value="0" calcext:value-type="float">
            <text:p>0</text:p>
          </table:table-cell>
          <table:table-cell table:style-name="ce17" table:formula="of:=[.U61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62]" office:value-type="string" office:string-value="664: Twister (1996)" calcext:value-type="string">
            <text:p>664: Twister (1996)</text:p>
          </table:table-cell>
          <table:table-cell table:style-name="ce10" table:formula="of:=IF([.B62]=0;[.B62];[.B62]-[.B$4])" office:value-type="float" office:value="0" calcext:value-type="float">
            <text:p>0</text:p>
          </table:table-cell>
          <table:table-cell table:style-name="ce2" table:formula="of:=IF([.C62]=0;[.C62];[.C62]-[.C$4])" office:value-type="float" office:value="1.06" calcext:value-type="float">
            <text:p>1.06</text:p>
          </table:table-cell>
          <table:table-cell table:style-name="ce2" table:formula="of:=IF([.D62]=0;[.D62];[.D62]-[.D$4])" office:value-type="float" office:value="-2.39" calcext:value-type="float">
            <text:p>-2.39</text:p>
          </table:table-cell>
          <table:table-cell table:style-name="ce2" table:formula="of:=IF([.E62]=0;[.E62];[.E62]-[.E$4])" office:value-type="float" office:value="0" calcext:value-type="float">
            <text:p>0</text:p>
          </table:table-cell>
          <table:table-cell table:style-name="ce50" table:formula="of:=IF([.F62]=0;[.F62];[.F62]-[.F$4])" office:value-type="float" office:value="0" calcext:value-type="float">
            <text:p>0</text:p>
          </table:table-cell>
          <table:table-cell table:style-name="ce10" table:formula="of:=IF([.G62]=0;[.G62];[.G62]-[.G$4])" office:value-type="float" office:value="-0.107954545454546" calcext:value-type="float">
            <text:p>-0.107954545454546</text:p>
          </table:table-cell>
          <table:table-cell table:style-name="ce2" table:formula="of:=IF([.H62]=0;[.H62];[.H62]-[.H$4])" office:value-type="float" office:value="-1.16666666666667" calcext:value-type="float">
            <text:p>-1.16666666666667</text:p>
          </table:table-cell>
          <table:table-cell table:style-name="ce2" table:formula="of:=IF([.I62]=0;[.I62];[.I62]-[.I$4])" office:value-type="float" office:value="0.286458333333333" calcext:value-type="float">
            <text:p>0.286458333333333</text:p>
          </table:table-cell>
          <table:table-cell table:style-name="ce2" table:formula="of:=IF([.J62]=0;[.J62];[.J62]-[.J$4])" office:value-type="float" office:value="-0.365671641791045" calcext:value-type="float">
            <text:p>-0.365671641791045</text:p>
          </table:table-cell>
          <table:table-cell table:style-name="ce50" table:formula="of:=IF([.K62]=0;[.K62];[.K62]-[.K$4])" office:value-type="float" office:value="0" calcext:value-type="float">
            <text:p>0</text:p>
          </table:table-cell>
          <table:table-cell table:style-name="ce20" table:formula="of:=[.L62]" office:value-type="float" office:value="0.400274504253816" calcext:value-type="float">
            <text:p>0.400274504253816</text:p>
          </table:table-cell>
          <table:table-cell table:formula="of:=[.M62]" office:value-type="float" office:value="0.47668328054518" calcext:value-type="float">
            <text:p>0.47668328054518</text:p>
          </table:table-cell>
          <table:table-cell table:formula="of:=[.N62]" office:value-type="float" office:value="0.438991554414636" calcext:value-type="float">
            <text:p>0.438991554414636</text:p>
          </table:table-cell>
          <table:table-cell table:formula="of:=[.O62]" office:value-type="float" office:value="0" calcext:value-type="float">
            <text:p>0</text:p>
          </table:table-cell>
          <table:table-cell table:style-name="ce17" table:formula="of:=[.P62]" office:value-type="float" office:value="0" calcext:value-type="float">
            <text:p>0</text:p>
          </table:table-cell>
          <table:table-cell table:style-name="ce20" table:formula="of:=[.Q62]" office:value-type="float" office:value="0.562448738744889" calcext:value-type="float">
            <text:p>0.562448738744889</text:p>
          </table:table-cell>
          <table:table-cell table:formula="of:=[.R62]" office:value-type="float" office:value="0.539065851394357" calcext:value-type="float">
            <text:p>0.539065851394357</text:p>
          </table:table-cell>
          <table:table-cell table:formula="of:=[.S62]" office:value-type="float" office:value="0.475494852275685" calcext:value-type="float">
            <text:p>0.475494852275685</text:p>
          </table:table-cell>
          <table:table-cell table:formula="of:=[.T62]" office:value-type="float" office:value="0.525990442787603" calcext:value-type="float">
            <text:p>0.525990442787603</text:p>
          </table:table-cell>
          <table:table-cell table:style-name="ce17" table:formula="of:=[.U62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63]" office:value-type="string" office:string-value="671: Harry Potter and the Sorcerer's Stone (a.k.a. Harry Potter and the Philosopher's Stone) (2001)" calcext:value-type="string">
            <text:p>671: Harry Potter and the Sorcerer's Stone (a.k.a. Harry Potter and the Philosopher's Stone) (2001)</text:p>
          </table:table-cell>
          <table:table-cell table:style-name="ce10" table:formula="of:=IF([.B63]=0;[.B63];[.B63]-[.B$4])" office:value-type="float" office:value="0" calcext:value-type="float">
            <text:p>0</text:p>
          </table:table-cell>
          <table:table-cell table:style-name="ce2" table:formula="of:=IF([.C63]=0;[.C63];[.C63]-[.C$4])" office:value-type="float" office:value="0.0600000000000001" calcext:value-type="float">
            <text:p>0.06</text:p>
          </table:table-cell>
          <table:table-cell table:style-name="ce2" table:formula="of:=IF([.D63]=0;[.D63];[.D63]-[.D$4])" office:value-type="float" office:value="-2.39" calcext:value-type="float">
            <text:p>-2.39</text:p>
          </table:table-cell>
          <table:table-cell table:style-name="ce2" table:formula="of:=IF([.E63]=0;[.E63];[.E63]-[.E$4])" office:value-type="float" office:value="0" calcext:value-type="float">
            <text:p>0</text:p>
          </table:table-cell>
          <table:table-cell table:style-name="ce50" table:formula="of:=IF([.F63]=0;[.F63];[.F63]-[.F$4])" office:value-type="float" office:value="0" calcext:value-type="float">
            <text:p>0</text:p>
          </table:table-cell>
          <table:table-cell table:style-name="ce10" table:formula="of:=IF([.G63]=0;[.G63];[.G63]-[.G$4])" office:value-type="float" office:value="-0.107954545454546" calcext:value-type="float">
            <text:p>-0.107954545454546</text:p>
          </table:table-cell>
          <table:table-cell table:style-name="ce2" table:formula="of:=IF([.H63]=0;[.H63];[.H63]-[.H$4])" office:value-type="float" office:value="-0.666666666666667" calcext:value-type="float">
            <text:p>-0.666666666666667</text:p>
          </table:table-cell>
          <table:table-cell table:style-name="ce2" table:formula="of:=IF([.I63]=0;[.I63];[.I63]-[.I$4])" office:value-type="float" office:value="-0.213541666666667" calcext:value-type="float">
            <text:p>-0.213541666666667</text:p>
          </table:table-cell>
          <table:table-cell table:style-name="ce2" table:formula="of:=IF([.J63]=0;[.J63];[.J63]-[.J$4])" office:value-type="float" office:value="-1.86567164179104" calcext:value-type="float">
            <text:p>-1.86567164179104</text:p>
          </table:table-cell>
          <table:table-cell table:style-name="ce50" table:formula="of:=IF([.K63]=0;[.K63];[.K63]-[.K$4])" office:value-type="float" office:value="0" calcext:value-type="float">
            <text:p>0</text:p>
          </table:table-cell>
          <table:table-cell table:style-name="ce20" table:formula="of:=[.L63]" office:value-type="float" office:value="0" calcext:value-type="float">
            <text:p>0</text:p>
          </table:table-cell>
          <table:table-cell table:formula="of:=[.M63]" office:value-type="float" office:value="0.47668328054518" calcext:value-type="float">
            <text:p>0.47668328054518</text:p>
          </table:table-cell>
          <table:table-cell table:formula="of:=[.N63]" office:value-type="float" office:value="0.438991554414636" calcext:value-type="float">
            <text:p>0.438991554414636</text:p>
          </table:table-cell>
          <table:table-cell table:formula="of:=[.O63]" office:value-type="float" office:value="0" calcext:value-type="float">
            <text:p>0</text:p>
          </table:table-cell>
          <table:table-cell table:style-name="ce17" table:formula="of:=[.P63]" office:value-type="float" office:value="0" calcext:value-type="float">
            <text:p>0</text:p>
          </table:table-cell>
          <table:table-cell table:style-name="ce20" table:formula="of:=[.Q63]" office:value-type="float" office:value="0.562448738744889" calcext:value-type="float">
            <text:p>0.562448738744889</text:p>
          </table:table-cell>
          <table:table-cell table:formula="of:=[.R63]" office:value-type="float" office:value="0.539065851394357" calcext:value-type="float">
            <text:p>0.539065851394357</text:p>
          </table:table-cell>
          <table:table-cell table:formula="of:=[.S63]" office:value-type="float" office:value="0.475494852275685" calcext:value-type="float">
            <text:p>0.475494852275685</text:p>
          </table:table-cell>
          <table:table-cell table:formula="of:=[.T63]" office:value-type="float" office:value="0.525990442787603" calcext:value-type="float">
            <text:p>0.525990442787603</text:p>
          </table:table-cell>
          <table:table-cell table:style-name="ce17" table:formula="of:=[.U63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64]" office:value-type="string" office:string-value="672: Harry Potter and the Chamber of Secrets (2002)" calcext:value-type="string">
            <text:p>672: Harry Potter and the Chamber of Secrets (2002)</text:p>
          </table:table-cell>
          <table:table-cell table:style-name="ce10" table:formula="of:=IF([.B64]=0;[.B64];[.B64]-[.B$4])" office:value-type="float" office:value="0" calcext:value-type="float">
            <text:p>0</text:p>
          </table:table-cell>
          <table:table-cell table:style-name="ce2" table:formula="of:=IF([.C64]=0;[.C64];[.C64]-[.C$4])" office:value-type="float" office:value="-0.44" calcext:value-type="float">
            <text:p>-0.44</text:p>
          </table:table-cell>
          <table:table-cell table:style-name="ce2" table:formula="of:=IF([.D64]=0;[.D64];[.D64]-[.D$4])" office:value-type="float" office:value="-2.39" calcext:value-type="float">
            <text:p>-2.39</text:p>
          </table:table-cell>
          <table:table-cell table:style-name="ce2" table:formula="of:=IF([.E64]=0;[.E64];[.E64]-[.E$4])" office:value-type="float" office:value="0" calcext:value-type="float">
            <text:p>0</text:p>
          </table:table-cell>
          <table:table-cell table:style-name="ce50" table:formula="of:=IF([.F64]=0;[.F64];[.F64]-[.F$4])" office:value-type="float" office:value="0" calcext:value-type="float">
            <text:p>0</text:p>
          </table:table-cell>
          <table:table-cell table:style-name="ce10" table:formula="of:=IF([.G64]=0;[.G64];[.G64]-[.G$4])" office:value-type="float" office:value="-0.607954545454546" calcext:value-type="float">
            <text:p>-0.607954545454546</text:p>
          </table:table-cell>
          <table:table-cell table:style-name="ce2" table:formula="of:=IF([.H64]=0;[.H64];[.H64]-[.H$4])" office:value-type="float" office:value="-0.166666666666667" calcext:value-type="float">
            <text:p>-0.166666666666667</text:p>
          </table:table-cell>
          <table:table-cell table:style-name="ce2" table:formula="of:=IF([.I64]=0;[.I64];[.I64]-[.I$4])" office:value-type="float" office:value="-0.713541666666667" calcext:value-type="float">
            <text:p>-0.713541666666667</text:p>
          </table:table-cell>
          <table:table-cell table:style-name="ce2" table:formula="of:=IF([.J64]=0;[.J64];[.J64]-[.J$4])" office:value-type="float" office:value="-1.86567164179104" calcext:value-type="float">
            <text:p>-1.86567164179104</text:p>
          </table:table-cell>
          <table:table-cell table:style-name="ce50" table:formula="of:=IF([.K64]=0;[.K64];[.K64]-[.K$4])" office:value-type="float" office:value="0" calcext:value-type="float">
            <text:p>0</text:p>
          </table:table-cell>
          <table:table-cell table:style-name="ce20" table:formula="of:=[.L64]" office:value-type="float" office:value="0" calcext:value-type="float">
            <text:p>0</text:p>
          </table:table-cell>
          <table:table-cell table:formula="of:=[.M64]" office:value-type="float" office:value="0.47668328054518" calcext:value-type="float">
            <text:p>0.47668328054518</text:p>
          </table:table-cell>
          <table:table-cell table:formula="of:=[.N64]" office:value-type="float" office:value="0.438991554414636" calcext:value-type="float">
            <text:p>0.438991554414636</text:p>
          </table:table-cell>
          <table:table-cell table:formula="of:=[.O64]" office:value-type="float" office:value="0" calcext:value-type="float">
            <text:p>0</text:p>
          </table:table-cell>
          <table:table-cell table:style-name="ce17" table:formula="of:=[.P64]" office:value-type="float" office:value="0" calcext:value-type="float">
            <text:p>0</text:p>
          </table:table-cell>
          <table:table-cell table:style-name="ce20" table:formula="of:=[.Q64]" office:value-type="float" office:value="0.562448738744889" calcext:value-type="float">
            <text:p>0.562448738744889</text:p>
          </table:table-cell>
          <table:table-cell table:formula="of:=[.R64]" office:value-type="float" office:value="0.539065851394357" calcext:value-type="float">
            <text:p>0.539065851394357</text:p>
          </table:table-cell>
          <table:table-cell table:formula="of:=[.S64]" office:value-type="float" office:value="0.475494852275685" calcext:value-type="float">
            <text:p>0.475494852275685</text:p>
          </table:table-cell>
          <table:table-cell table:formula="of:=[.T64]" office:value-type="float" office:value="0.525990442787603" calcext:value-type="float">
            <text:p>0.525990442787603</text:p>
          </table:table-cell>
          <table:table-cell table:style-name="ce17" table:formula="of:=[.U64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65]" office:value-type="string" office:string-value="680: Pulp Fiction (1994)" calcext:value-type="string">
            <text:p>680: Pulp Fiction (1994)</text:p>
          </table:table-cell>
          <table:table-cell table:style-name="ce10" table:formula="of:=IF([.B65]=0;[.B65];[.B65]-[.B$4])" office:value-type="float" office:value="0" calcext:value-type="float">
            <text:p>0</text:p>
          </table:table-cell>
          <table:table-cell table:style-name="ce2" table:formula="of:=IF([.C65]=0;[.C65];[.C65]-[.C$4])" office:value-type="float" office:value="-0.44" calcext:value-type="float">
            <text:p>-0.44</text:p>
          </table:table-cell>
          <table:table-cell table:style-name="ce2" table:formula="of:=IF([.D65]=0;[.D65];[.D65]-[.D$4])" office:value-type="float" office:value="1.61" calcext:value-type="float">
            <text:p>1.61</text:p>
          </table:table-cell>
          <table:table-cell table:style-name="ce2" table:formula="of:=IF([.E65]=0;[.E65];[.E65]-[.E$4])" office:value-type="float" office:value="0.3" calcext:value-type="float">
            <text:p>0.3</text:p>
          </table:table-cell>
          <table:table-cell table:style-name="ce50" table:formula="of:=IF([.F65]=0;[.F65];[.F65]-[.F$4])" office:value-type="float" office:value="-0.36986301369863" calcext:value-type="float">
            <text:p>-0.36986301369863</text:p>
          </table:table-cell>
          <table:table-cell table:style-name="ce10" table:formula="of:=IF([.G65]=0;[.G65];[.G65]-[.G$4])" office:value-type="float" office:value="-0.107954545454546" calcext:value-type="float">
            <text:p>-0.107954545454546</text:p>
          </table:table-cell>
          <table:table-cell table:style-name="ce2" table:formula="of:=IF([.H65]=0;[.H65];[.H65]-[.H$4])" office:value-type="float" office:value="1.33333333333333" calcext:value-type="float">
            <text:p>1.33333333333333</text:p>
          </table:table-cell>
          <table:table-cell table:style-name="ce2" table:formula="of:=IF([.I65]=0;[.I65];[.I65]-[.I$4])" office:value-type="float" office:value="0.786458333333334" calcext:value-type="float">
            <text:p>0.786458333333334</text:p>
          </table:table-cell>
          <table:table-cell table:style-name="ce2" table:formula="of:=IF([.J65]=0;[.J65];[.J65]-[.J$4])" office:value-type="float" office:value="0.634328358208955" calcext:value-type="float">
            <text:p>0.634328358208955</text:p>
          </table:table-cell>
          <table:table-cell table:style-name="ce50" table:formula="of:=IF([.K65]=0;[.K65];[.K65]-[.K$4])" office:value-type="float" office:value="0" calcext:value-type="float">
            <text:p>0</text:p>
          </table:table-cell>
          <table:table-cell table:style-name="ce20" table:formula="of:=[.L65]" office:value-type="float" office:value="0.400274504253816" calcext:value-type="float">
            <text:p>0.400274504253816</text:p>
          </table:table-cell>
          <table:table-cell table:formula="of:=[.M65]" office:value-type="float" office:value="0.47668328054518" calcext:value-type="float">
            <text:p>0.47668328054518</text:p>
          </table:table-cell>
          <table:table-cell table:formula="of:=[.N65]" office:value-type="float" office:value="0.438991554414636" calcext:value-type="float">
            <text:p>0.438991554414636</text:p>
          </table:table-cell>
          <table:table-cell table:formula="of:=[.O65]" office:value-type="float" office:value="0.464110147764856" calcext:value-type="float">
            <text:p>0.464110147764856</text:p>
          </table:table-cell>
          <table:table-cell table:style-name="ce17" table:formula="of:=[.P65]" office:value-type="float" office:value="0.37985626502293" calcext:value-type="float">
            <text:p>0.37985626502293</text:p>
          </table:table-cell>
          <table:table-cell table:style-name="ce20" table:formula="of:=[.Q65]" office:value-type="float" office:value="0.562448738744889" calcext:value-type="float">
            <text:p>0.562448738744889</text:p>
          </table:table-cell>
          <table:table-cell table:formula="of:=[.R65]" office:value-type="float" office:value="0.539065851394357" calcext:value-type="float">
            <text:p>0.539065851394357</text:p>
          </table:table-cell>
          <table:table-cell table:formula="of:=[.S65]" office:value-type="float" office:value="0.475494852275685" calcext:value-type="float">
            <text:p>0.475494852275685</text:p>
          </table:table-cell>
          <table:table-cell table:formula="of:=[.T65]" office:value-type="float" office:value="0.525990442787603" calcext:value-type="float">
            <text:p>0.525990442787603</text:p>
          </table:table-cell>
          <table:table-cell table:style-name="ce17" table:formula="of:=[.U65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66]" office:value-type="string" office:string-value="745: The Sixth Sense (1999)" calcext:value-type="string">
            <text:p>745: The Sixth Sense (1999)</text:p>
          </table:table-cell>
          <table:table-cell table:style-name="ce10" table:formula="of:=IF([.B66]=0;[.B66];[.B66]-[.B$4])" office:value-type="float" office:value="0" calcext:value-type="float">
            <text:p>0</text:p>
          </table:table-cell>
          <table:table-cell table:style-name="ce2" table:formula="of:=IF([.C66]=0;[.C66];[.C66]-[.C$4])" office:value-type="float" office:value="0.56" calcext:value-type="float">
            <text:p>0.56</text:p>
          </table:table-cell>
          <table:table-cell table:style-name="ce2" table:formula="of:=IF([.D66]=0;[.D66];[.D66]-[.D$4])" office:value-type="float" office:value="0.11" calcext:value-type="float">
            <text:p>0.11</text:p>
          </table:table-cell>
          <table:table-cell table:style-name="ce2" table:formula="of:=IF([.E66]=0;[.E66];[.E66]-[.E$4])" office:value-type="float" office:value="-0.7" calcext:value-type="float">
            <text:p>-0.7</text:p>
          </table:table-cell>
          <table:table-cell table:style-name="ce50" table:formula="of:=IF([.F66]=0;[.F66];[.F66]-[.F$4])" office:value-type="float" office:value="1.13013698630137" calcext:value-type="float">
            <text:p>1.13013698630137</text:p>
          </table:table-cell>
          <table:table-cell table:style-name="ce10" table:formula="of:=IF([.G66]=0;[.G66];[.G66]-[.G$4])" office:value-type="float" office:value="-0.107954545454546" calcext:value-type="float">
            <text:p>-0.107954545454546</text:p>
          </table:table-cell>
          <table:table-cell table:style-name="ce2" table:formula="of:=IF([.H66]=0;[.H66];[.H66]-[.H$4])" office:value-type="float" office:value="0.333333333333333" calcext:value-type="float">
            <text:p>0.333333333333333</text:p>
          </table:table-cell>
          <table:table-cell table:style-name="ce2" table:formula="of:=IF([.I66]=0;[.I66];[.I66]-[.I$4])" office:value-type="float" office:value="0.786458333333334" calcext:value-type="float">
            <text:p>0.786458333333334</text:p>
          </table:table-cell>
          <table:table-cell table:style-name="ce2" table:formula="of:=IF([.J66]=0;[.J66];[.J66]-[.J$4])" office:value-type="float" office:value="0" calcext:value-type="float">
            <text:p>0</text:p>
          </table:table-cell>
          <table:table-cell table:style-name="ce50" table:formula="of:=IF([.K66]=0;[.K66];[.K66]-[.K$4])" office:value-type="float" office:value="0" calcext:value-type="float">
            <text:p>0</text:p>
          </table:table-cell>
          <table:table-cell table:style-name="ce20" table:formula="of:=[.L66]" office:value-type="float" office:value="0" calcext:value-type="float">
            <text:p>0</text:p>
          </table:table-cell>
          <table:table-cell table:formula="of:=[.M66]" office:value-type="float" office:value="0.47668328054518" calcext:value-type="float">
            <text:p>0.47668328054518</text:p>
          </table:table-cell>
          <table:table-cell table:formula="of:=[.N66]" office:value-type="float" office:value="0.438991554414636" calcext:value-type="float">
            <text:p>0.438991554414636</text:p>
          </table:table-cell>
          <table:table-cell table:formula="of:=[.O66]" office:value-type="float" office:value="0.464110147764856" calcext:value-type="float">
            <text:p>0.464110147764856</text:p>
          </table:table-cell>
          <table:table-cell table:style-name="ce17" table:formula="of:=[.P66]" office:value-type="float" office:value="0.37985626502293" calcext:value-type="float">
            <text:p>0.37985626502293</text:p>
          </table:table-cell>
          <table:table-cell table:style-name="ce20" table:formula="of:=[.Q66]" office:value-type="float" office:value="0.562448738744889" calcext:value-type="float">
            <text:p>0.562448738744889</text:p>
          </table:table-cell>
          <table:table-cell table:formula="of:=[.R66]" office:value-type="float" office:value="0.539065851394357" calcext:value-type="float">
            <text:p>0.539065851394357</text:p>
          </table:table-cell>
          <table:table-cell table:formula="of:=[.S66]" office:value-type="float" office:value="0.475494852275685" calcext:value-type="float">
            <text:p>0.475494852275685</text:p>
          </table:table-cell>
          <table:table-cell table:formula="of:=[.T66]" office:value-type="float" office:value="0" calcext:value-type="float">
            <text:p>0</text:p>
          </table:table-cell>
          <table:table-cell table:style-name="ce17" table:formula="of:=[.U66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67]" office:value-type="string" office:string-value="752: V for Vendetta (2006)" calcext:value-type="string">
            <text:p>752: V for Vendetta (2006)</text:p>
          </table:table-cell>
          <table:table-cell table:style-name="ce10" table:formula="of:=IF([.B67]=0;[.B67];[.B67]-[.B$4])" office:value-type="float" office:value="0" calcext:value-type="float">
            <text:p>0</text:p>
          </table:table-cell>
          <table:table-cell table:style-name="ce2" table:formula="of:=IF([.C67]=0;[.C67];[.C67]-[.C$4])" office:value-type="float" office:value="0" calcext:value-type="float">
            <text:p>0</text:p>
          </table:table-cell>
          <table:table-cell table:style-name="ce2" table:formula="of:=IF([.D67]=0;[.D67];[.D67]-[.D$4])" office:value-type="float" office:value="1.61" calcext:value-type="float">
            <text:p>1.61</text:p>
          </table:table-cell>
          <table:table-cell table:style-name="ce2" table:formula="of:=IF([.E67]=0;[.E67];[.E67]-[.E$4])" office:value-type="float" office:value="-0.2" calcext:value-type="float">
            <text:p>-0.2</text:p>
          </table:table-cell>
          <table:table-cell table:style-name="ce50" table:formula="of:=IF([.F67]=0;[.F67];[.F67]-[.F$4])" office:value-type="float" office:value="0.13013698630137" calcext:value-type="float">
            <text:p>0.13013698630137</text:p>
          </table:table-cell>
          <table:table-cell table:style-name="ce10" table:formula="of:=IF([.G67]=0;[.G67];[.G67]-[.G$4])" office:value-type="float" office:value="-0.107954545454546" calcext:value-type="float">
            <text:p>-0.107954545454546</text:p>
          </table:table-cell>
          <table:table-cell table:style-name="ce2" table:formula="of:=IF([.H67]=0;[.H67];[.H67]-[.H$4])" office:value-type="float" office:value="0.333333333333333" calcext:value-type="float">
            <text:p>0.333333333333333</text:p>
          </table:table-cell>
          <table:table-cell table:style-name="ce2" table:formula="of:=IF([.I67]=0;[.I67];[.I67]-[.I$4])" office:value-type="float" office:value="-0.213541666666667" calcext:value-type="float">
            <text:p>-0.213541666666667</text:p>
          </table:table-cell>
          <table:table-cell table:style-name="ce2" table:formula="of:=IF([.J67]=0;[.J67];[.J67]-[.J$4])" office:value-type="float" office:value="0" calcext:value-type="float">
            <text:p>0</text:p>
          </table:table-cell>
          <table:table-cell table:style-name="ce50" table:formula="of:=IF([.K67]=0;[.K67];[.K67]-[.K$4])" office:value-type="float" office:value="0" calcext:value-type="float">
            <text:p>0</text:p>
          </table:table-cell>
          <table:table-cell table:style-name="ce20" table:formula="of:=[.L67]" office:value-type="float" office:value="0.400274504253816" calcext:value-type="float">
            <text:p>0.400274504253816</text:p>
          </table:table-cell>
          <table:table-cell table:formula="of:=[.M67]" office:value-type="float" office:value="0" calcext:value-type="float">
            <text:p>0</text:p>
          </table:table-cell>
          <table:table-cell table:formula="of:=[.N67]" office:value-type="float" office:value="0.438991554414636" calcext:value-type="float">
            <text:p>0.438991554414636</text:p>
          </table:table-cell>
          <table:table-cell table:formula="of:=[.O67]" office:value-type="float" office:value="0.464110147764856" calcext:value-type="float">
            <text:p>0.464110147764856</text:p>
          </table:table-cell>
          <table:table-cell table:style-name="ce17" table:formula="of:=[.P67]" office:value-type="float" office:value="0.37985626502293" calcext:value-type="float">
            <text:p>0.37985626502293</text:p>
          </table:table-cell>
          <table:table-cell table:style-name="ce20" table:formula="of:=[.Q67]" office:value-type="float" office:value="0.562448738744889" calcext:value-type="float">
            <text:p>0.562448738744889</text:p>
          </table:table-cell>
          <table:table-cell table:formula="of:=[.R67]" office:value-type="float" office:value="0.539065851394357" calcext:value-type="float">
            <text:p>0.539065851394357</text:p>
          </table:table-cell>
          <table:table-cell table:formula="of:=[.S67]" office:value-type="float" office:value="0.475494852275685" calcext:value-type="float">
            <text:p>0.475494852275685</text:p>
          </table:table-cell>
          <table:table-cell table:formula="of:=[.T67]" office:value-type="float" office:value="0" calcext:value-type="float">
            <text:p>0</text:p>
          </table:table-cell>
          <table:table-cell table:style-name="ce17" table:formula="of:=[.U67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68]" office:value-type="string" office:string-value="786: Almost Famous (2000)" calcext:value-type="string">
            <text:p>786: Almost Famous (2000)</text:p>
          </table:table-cell>
          <table:table-cell table:style-name="ce10" table:formula="of:=IF([.B68]=0;[.B68];[.B68]-[.B$4])" office:value-type="float" office:value="0" calcext:value-type="float">
            <text:p>0</text:p>
          </table:table-cell>
          <table:table-cell table:style-name="ce2" table:formula="of:=IF([.C68]=0;[.C68];[.C68]-[.C$4])" office:value-type="float" office:value="0" calcext:value-type="float">
            <text:p>0</text:p>
          </table:table-cell>
          <table:table-cell table:style-name="ce2" table:formula="of:=IF([.D68]=0;[.D68];[.D68]-[.D$4])" office:value-type="float" office:value="0.11" calcext:value-type="float">
            <text:p>0.11</text:p>
          </table:table-cell>
          <table:table-cell table:style-name="ce2" table:formula="of:=IF([.E68]=0;[.E68];[.E68]-[.E$4])" office:value-type="float" office:value="0" calcext:value-type="float">
            <text:p>0</text:p>
          </table:table-cell>
          <table:table-cell table:style-name="ce50" table:formula="of:=IF([.F68]=0;[.F68];[.F68]-[.F$4])" office:value-type="float" office:value="0" calcext:value-type="float">
            <text:p>0</text:p>
          </table:table-cell>
          <table:table-cell table:style-name="ce10" table:formula="of:=IF([.G68]=0;[.G68];[.G68]-[.G$4])" office:value-type="float" office:value="-0.607954545454546" calcext:value-type="float">
            <text:p>-0.607954545454546</text:p>
          </table:table-cell>
          <table:table-cell table:style-name="ce2" table:formula="of:=IF([.H68]=0;[.H68];[.H68]-[.H$4])" office:value-type="float" office:value="0" calcext:value-type="float">
            <text:p>0</text:p>
          </table:table-cell>
          <table:table-cell table:style-name="ce2" table:formula="of:=IF([.I68]=0;[.I68];[.I68]-[.I$4])" office:value-type="float" office:value="0.286458333333333" calcext:value-type="float">
            <text:p>0.286458333333333</text:p>
          </table:table-cell>
          <table:table-cell table:style-name="ce2" table:formula="of:=IF([.J68]=0;[.J68];[.J68]-[.J$4])" office:value-type="float" office:value="0" calcext:value-type="float">
            <text:p>0</text:p>
          </table:table-cell>
          <table:table-cell table:style-name="ce50" table:formula="of:=IF([.K68]=0;[.K68];[.K68]-[.K$4])" office:value-type="float" office:value="0" calcext:value-type="float">
            <text:p>0</text:p>
          </table:table-cell>
          <table:table-cell table:style-name="ce20" table:formula="of:=[.L68]" office:value-type="float" office:value="0" calcext:value-type="float">
            <text:p>0</text:p>
          </table:table-cell>
          <table:table-cell table:formula="of:=[.M68]" office:value-type="float" office:value="0" calcext:value-type="float">
            <text:p>0</text:p>
          </table:table-cell>
          <table:table-cell table:formula="of:=[.N68]" office:value-type="float" office:value="0.438991554414636" calcext:value-type="float">
            <text:p>0.438991554414636</text:p>
          </table:table-cell>
          <table:table-cell table:formula="of:=[.O68]" office:value-type="float" office:value="0" calcext:value-type="float">
            <text:p>0</text:p>
          </table:table-cell>
          <table:table-cell table:style-name="ce17" table:formula="of:=[.P68]" office:value-type="float" office:value="0" calcext:value-type="float">
            <text:p>0</text:p>
          </table:table-cell>
          <table:table-cell table:style-name="ce20" table:formula="of:=[.Q68]" office:value-type="float" office:value="0.562448738744889" calcext:value-type="float">
            <text:p>0.562448738744889</text:p>
          </table:table-cell>
          <table:table-cell table:formula="of:=[.R68]" office:value-type="float" office:value="0" calcext:value-type="float">
            <text:p>0</text:p>
          </table:table-cell>
          <table:table-cell table:formula="of:=[.S68]" office:value-type="float" office:value="0.475494852275685" calcext:value-type="float">
            <text:p>0.475494852275685</text:p>
          </table:table-cell>
          <table:table-cell table:formula="of:=[.T68]" office:value-type="float" office:value="0" calcext:value-type="float">
            <text:p>0</text:p>
          </table:table-cell>
          <table:table-cell table:style-name="ce17" table:formula="of:=[.U68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69]" office:value-type="string" office:string-value="788: Mrs. Doubtfire (1993)" calcext:value-type="string">
            <text:p>788: Mrs. Doubtfire (1993)</text:p>
          </table:table-cell>
          <table:table-cell table:style-name="ce10" table:formula="of:=IF([.B69]=0;[.B69];[.B69]-[.B$4])" office:value-type="float" office:value="0" calcext:value-type="float">
            <text:p>0</text:p>
          </table:table-cell>
          <table:table-cell table:style-name="ce2" table:formula="of:=IF([.C69]=0;[.C69];[.C69]-[.C$4])" office:value-type="float" office:value="-0.94" calcext:value-type="float">
            <text:p>-0.94</text:p>
          </table:table-cell>
          <table:table-cell table:style-name="ce2" table:formula="of:=IF([.D69]=0;[.D69];[.D69]-[.D$4])" office:value-type="float" office:value="-0.89" calcext:value-type="float">
            <text:p>-0.89</text:p>
          </table:table-cell>
          <table:table-cell table:style-name="ce2" table:formula="of:=IF([.E69]=0;[.E69];[.E69]-[.E$4])" office:value-type="float" office:value="-2.2" calcext:value-type="float">
            <text:p>-2.2</text:p>
          </table:table-cell>
          <table:table-cell table:style-name="ce50" table:formula="of:=IF([.F69]=0;[.F69];[.F69]-[.F$4])" office:value-type="float" office:value="-1.36986301369863" calcext:value-type="float">
            <text:p>-1.36986301369863</text:p>
          </table:table-cell>
          <table:table-cell table:style-name="ce10" table:formula="of:=IF([.G69]=0;[.G69];[.G69]-[.G$4])" office:value-type="float" office:value="0.892045454545454" calcext:value-type="float">
            <text:p>0.892045454545454</text:p>
          </table:table-cell>
          <table:table-cell table:style-name="ce2" table:formula="of:=IF([.H69]=0;[.H69];[.H69]-[.H$4])" office:value-type="float" office:value="0.333333333333333" calcext:value-type="float">
            <text:p>0.333333333333333</text:p>
          </table:table-cell>
          <table:table-cell table:style-name="ce2" table:formula="of:=IF([.I69]=0;[.I69];[.I69]-[.I$4])" office:value-type="float" office:value="-0.213541666666667" calcext:value-type="float">
            <text:p>-0.213541666666667</text:p>
          </table:table-cell>
          <table:table-cell table:style-name="ce2" table:formula="of:=IF([.J69]=0;[.J69];[.J69]-[.J$4])" office:value-type="float" office:value="-0.365671641791045" calcext:value-type="float">
            <text:p>-0.365671641791045</text:p>
          </table:table-cell>
          <table:table-cell table:style-name="ce50" table:formula="of:=IF([.K69]=0;[.K69];[.K69]-[.K$4])" office:value-type="float" office:value="0" calcext:value-type="float">
            <text:p>0</text:p>
          </table:table-cell>
          <table:table-cell table:style-name="ce20" table:formula="of:=[.L69]" office:value-type="float" office:value="0" calcext:value-type="float">
            <text:p>0</text:p>
          </table:table-cell>
          <table:table-cell table:formula="of:=[.M69]" office:value-type="float" office:value="0.47668328054518" calcext:value-type="float">
            <text:p>0.47668328054518</text:p>
          </table:table-cell>
          <table:table-cell table:formula="of:=[.N69]" office:value-type="float" office:value="0.438991554414636" calcext:value-type="float">
            <text:p>0.438991554414636</text:p>
          </table:table-cell>
          <table:table-cell table:formula="of:=[.O69]" office:value-type="float" office:value="0.464110147764856" calcext:value-type="float">
            <text:p>0.464110147764856</text:p>
          </table:table-cell>
          <table:table-cell table:style-name="ce17" table:formula="of:=[.P69]" office:value-type="float" office:value="0.37985626502293" calcext:value-type="float">
            <text:p>0.37985626502293</text:p>
          </table:table-cell>
          <table:table-cell table:style-name="ce20" table:formula="of:=[.Q69]" office:value-type="float" office:value="0.562448738744889" calcext:value-type="float">
            <text:p>0.562448738744889</text:p>
          </table:table-cell>
          <table:table-cell table:formula="of:=[.R69]" office:value-type="float" office:value="0.539065851394357" calcext:value-type="float">
            <text:p>0.539065851394357</text:p>
          </table:table-cell>
          <table:table-cell table:formula="of:=[.S69]" office:value-type="float" office:value="0.475494852275685" calcext:value-type="float">
            <text:p>0.475494852275685</text:p>
          </table:table-cell>
          <table:table-cell table:formula="of:=[.T69]" office:value-type="float" office:value="0.525990442787603" calcext:value-type="float">
            <text:p>0.525990442787603</text:p>
          </table:table-cell>
          <table:table-cell table:style-name="ce17" table:formula="of:=[.U69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70]" office:value-type="string" office:string-value="807: Seven (a.k.a. Se7en) (1995)" calcext:value-type="string">
            <text:p>807: Seven (a.k.a. Se7en) (1995)</text:p>
          </table:table-cell>
          <table:table-cell table:style-name="ce10" table:formula="of:=IF([.B70]=0;[.B70];[.B70]-[.B$4])" office:value-type="float" office:value="0" calcext:value-type="float">
            <text:p>0</text:p>
          </table:table-cell>
          <table:table-cell table:style-name="ce2" table:formula="of:=IF([.C70]=0;[.C70];[.C70]-[.C$4])" office:value-type="float" office:value="0" calcext:value-type="float">
            <text:p>0</text:p>
          </table:table-cell>
          <table:table-cell table:style-name="ce2" table:formula="of:=IF([.D70]=0;[.D70];[.D70]-[.D$4])" office:value-type="float" office:value="1.61" calcext:value-type="float">
            <text:p>1.61</text:p>
          </table:table-cell>
          <table:table-cell table:style-name="ce2" table:formula="of:=IF([.E70]=0;[.E70];[.E70]-[.E$4])" office:value-type="float" office:value="0.3" calcext:value-type="float">
            <text:p>0.3</text:p>
          </table:table-cell>
          <table:table-cell table:style-name="ce50" table:formula="of:=IF([.F70]=0;[.F70];[.F70]-[.F$4])" office:value-type="float" office:value="1.13013698630137" calcext:value-type="float">
            <text:p>1.13013698630137</text:p>
          </table:table-cell>
          <table:table-cell table:style-name="ce10" table:formula="of:=IF([.G70]=0;[.G70];[.G70]-[.G$4])" office:value-type="float" office:value="0.892045454545454" calcext:value-type="float">
            <text:p>0.892045454545454</text:p>
          </table:table-cell>
          <table:table-cell table:style-name="ce2" table:formula="of:=IF([.H70]=0;[.H70];[.H70]-[.H$4])" office:value-type="float" office:value="0.833333333333333" calcext:value-type="float">
            <text:p>0.833333333333333</text:p>
          </table:table-cell>
          <table:table-cell table:style-name="ce2" table:formula="of:=IF([.I70]=0;[.I70];[.I70]-[.I$4])" office:value-type="float" office:value="0.786458333333334" calcext:value-type="float">
            <text:p>0.786458333333334</text:p>
          </table:table-cell>
          <table:table-cell table:style-name="ce2" table:formula="of:=IF([.J70]=0;[.J70];[.J70]-[.J$4])" office:value-type="float" office:value="0" calcext:value-type="float">
            <text:p>0</text:p>
          </table:table-cell>
          <table:table-cell table:style-name="ce50" table:formula="of:=IF([.K70]=0;[.K70];[.K70]-[.K$4])" office:value-type="float" office:value="0.720588235294118" calcext:value-type="float">
            <text:p>0.720588235294118</text:p>
          </table:table-cell>
          <table:table-cell table:style-name="ce20" table:formula="of:=[.L70]" office:value-type="float" office:value="0" calcext:value-type="float">
            <text:p>0</text:p>
          </table:table-cell>
          <table:table-cell table:formula="of:=[.M70]" office:value-type="float" office:value="0" calcext:value-type="float">
            <text:p>0</text:p>
          </table:table-cell>
          <table:table-cell table:formula="of:=[.N70]" office:value-type="float" office:value="0.438991554414636" calcext:value-type="float">
            <text:p>0.438991554414636</text:p>
          </table:table-cell>
          <table:table-cell table:formula="of:=[.O70]" office:value-type="float" office:value="0.464110147764856" calcext:value-type="float">
            <text:p>0.464110147764856</text:p>
          </table:table-cell>
          <table:table-cell table:style-name="ce17" table:formula="of:=[.P70]" office:value-type="float" office:value="0.37985626502293" calcext:value-type="float">
            <text:p>0.37985626502293</text:p>
          </table:table-cell>
          <table:table-cell table:style-name="ce20" table:formula="of:=[.Q70]" office:value-type="float" office:value="0.562448738744889" calcext:value-type="float">
            <text:p>0.562448738744889</text:p>
          </table:table-cell>
          <table:table-cell table:formula="of:=[.R70]" office:value-type="float" office:value="0.539065851394357" calcext:value-type="float">
            <text:p>0.539065851394357</text:p>
          </table:table-cell>
          <table:table-cell table:formula="of:=[.S70]" office:value-type="float" office:value="0.475494852275685" calcext:value-type="float">
            <text:p>0.475494852275685</text:p>
          </table:table-cell>
          <table:table-cell table:formula="of:=[.T70]" office:value-type="float" office:value="0" calcext:value-type="float">
            <text:p>0</text:p>
          </table:table-cell>
          <table:table-cell table:style-name="ce17" table:formula="of:=[.U70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71]" office:value-type="string" office:string-value="808: Shrek (2001)" calcext:value-type="string">
            <text:p>808: Shrek (2001)</text:p>
          </table:table-cell>
          <table:table-cell table:style-name="ce10" table:formula="of:=IF([.B71]=0;[.B71];[.B71]-[.B$4])" office:value-type="float" office:value="0.5" calcext:value-type="float">
            <text:p>0.5</text:p>
          </table:table-cell>
          <table:table-cell table:style-name="ce2" table:formula="of:=IF([.C71]=0;[.C71];[.C71]-[.C$4])" office:value-type="float" office:value="0.0600000000000001" calcext:value-type="float">
            <text:p>0.06</text:p>
          </table:table-cell>
          <table:table-cell table:style-name="ce2" table:formula="of:=IF([.D71]=0;[.D71];[.D71]-[.D$4])" office:value-type="float" office:value="0.11" calcext:value-type="float">
            <text:p>0.11</text:p>
          </table:table-cell>
          <table:table-cell table:style-name="ce2" table:formula="of:=IF([.E71]=0;[.E71];[.E71]-[.E$4])" office:value-type="float" office:value="0.3" calcext:value-type="float">
            <text:p>0.3</text:p>
          </table:table-cell>
          <table:table-cell table:style-name="ce50" table:formula="of:=IF([.F71]=0;[.F71];[.F71]-[.F$4])" office:value-type="float" office:value="0.63013698630137" calcext:value-type="float">
            <text:p>0.63013698630137</text:p>
          </table:table-cell>
          <table:table-cell table:style-name="ce10" table:formula="of:=IF([.G71]=0;[.G71];[.G71]-[.G$4])" office:value-type="float" office:value="0.392045454545454" calcext:value-type="float">
            <text:p>0.392045454545454</text:p>
          </table:table-cell>
          <table:table-cell table:style-name="ce2" table:formula="of:=IF([.H71]=0;[.H71];[.H71]-[.H$4])" office:value-type="float" office:value="0.333333333333333" calcext:value-type="float">
            <text:p>0.333333333333333</text:p>
          </table:table-cell>
          <table:table-cell table:style-name="ce2" table:formula="of:=IF([.I71]=0;[.I71];[.I71]-[.I$4])" office:value-type="float" office:value="-0.213541666666667" calcext:value-type="float">
            <text:p>-0.213541666666667</text:p>
          </table:table-cell>
          <table:table-cell table:style-name="ce2" table:formula="of:=IF([.J71]=0;[.J71];[.J71]-[.J$4])" office:value-type="float" office:value="-0.365671641791045" calcext:value-type="float">
            <text:p>-0.365671641791045</text:p>
          </table:table-cell>
          <table:table-cell table:style-name="ce50" table:formula="of:=IF([.K71]=0;[.K71];[.K71]-[.K$4])" office:value-type="float" office:value="-0.279411764705882" calcext:value-type="float">
            <text:p>-0.279411764705882</text:p>
          </table:table-cell>
          <table:table-cell table:style-name="ce20" table:formula="of:=[.L71]" office:value-type="float" office:value="0.400274504253816" calcext:value-type="float">
            <text:p>0.400274504253816</text:p>
          </table:table-cell>
          <table:table-cell table:formula="of:=[.M71]" office:value-type="float" office:value="0.47668328054518" calcext:value-type="float">
            <text:p>0.47668328054518</text:p>
          </table:table-cell>
          <table:table-cell table:formula="of:=[.N71]" office:value-type="float" office:value="0.438991554414636" calcext:value-type="float">
            <text:p>0.438991554414636</text:p>
          </table:table-cell>
          <table:table-cell table:formula="of:=[.O71]" office:value-type="float" office:value="0.464110147764856" calcext:value-type="float">
            <text:p>0.464110147764856</text:p>
          </table:table-cell>
          <table:table-cell table:style-name="ce17" table:formula="of:=[.P71]" office:value-type="float" office:value="0.37985626502293" calcext:value-type="float">
            <text:p>0.37985626502293</text:p>
          </table:table-cell>
          <table:table-cell table:style-name="ce20" table:formula="of:=[.Q71]" office:value-type="float" office:value="0.562448738744889" calcext:value-type="float">
            <text:p>0.562448738744889</text:p>
          </table:table-cell>
          <table:table-cell table:formula="of:=[.R71]" office:value-type="float" office:value="0.539065851394357" calcext:value-type="float">
            <text:p>0.539065851394357</text:p>
          </table:table-cell>
          <table:table-cell table:formula="of:=[.S71]" office:value-type="float" office:value="0.475494852275685" calcext:value-type="float">
            <text:p>0.475494852275685</text:p>
          </table:table-cell>
          <table:table-cell table:formula="of:=[.T71]" office:value-type="float" office:value="0.525990442787603" calcext:value-type="float">
            <text:p>0.525990442787603</text:p>
          </table:table-cell>
          <table:table-cell table:style-name="ce17" table:formula="of:=[.U71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72]" office:value-type="string" office:string-value="809: Shrek 2 (2004)" calcext:value-type="string">
            <text:p>809: Shrek 2 (2004)</text:p>
          </table:table-cell>
          <table:table-cell table:style-name="ce10" table:formula="of:=IF([.B72]=0;[.B72];[.B72]-[.B$4])" office:value-type="float" office:value="0.5" calcext:value-type="float">
            <text:p>0.5</text:p>
          </table:table-cell>
          <table:table-cell table:style-name="ce2" table:formula="of:=IF([.C72]=0;[.C72];[.C72]-[.C$4])" office:value-type="float" office:value="-1.94" calcext:value-type="float">
            <text:p>-1.94</text:p>
          </table:table-cell>
          <table:table-cell table:style-name="ce2" table:formula="of:=IF([.D72]=0;[.D72];[.D72]-[.D$4])" office:value-type="float" office:value="0.11" calcext:value-type="float">
            <text:p>0.11</text:p>
          </table:table-cell>
          <table:table-cell table:style-name="ce2" table:formula="of:=IF([.E72]=0;[.E72];[.E72]-[.E$4])" office:value-type="float" office:value="0" calcext:value-type="float">
            <text:p>0</text:p>
          </table:table-cell>
          <table:table-cell table:style-name="ce50" table:formula="of:=IF([.F72]=0;[.F72];[.F72]-[.F$4])" office:value-type="float" office:value="0.13013698630137" calcext:value-type="float">
            <text:p>0.13013698630137</text:p>
          </table:table-cell>
          <table:table-cell table:style-name="ce10" table:formula="of:=IF([.G72]=0;[.G72];[.G72]-[.G$4])" office:value-type="float" office:value="-0.107954545454546" calcext:value-type="float">
            <text:p>-0.107954545454546</text:p>
          </table:table-cell>
          <table:table-cell table:style-name="ce2" table:formula="of:=IF([.H72]=0;[.H72];[.H72]-[.H$4])" office:value-type="float" office:value="-0.166666666666667" calcext:value-type="float">
            <text:p>-0.166666666666667</text:p>
          </table:table-cell>
          <table:table-cell table:style-name="ce2" table:formula="of:=IF([.I72]=0;[.I72];[.I72]-[.I$4])" office:value-type="float" office:value="-0.213541666666667" calcext:value-type="float">
            <text:p>-0.213541666666667</text:p>
          </table:table-cell>
          <table:table-cell table:style-name="ce2" table:formula="of:=IF([.J72]=0;[.J72];[.J72]-[.J$4])" office:value-type="float" office:value="0" calcext:value-type="float">
            <text:p>0</text:p>
          </table:table-cell>
          <table:table-cell table:style-name="ce50" table:formula="of:=IF([.K72]=0;[.K72];[.K72]-[.K$4])" office:value-type="float" office:value="-0.779411764705882" calcext:value-type="float">
            <text:p>-0.779411764705882</text:p>
          </table:table-cell>
          <table:table-cell table:style-name="ce20" table:formula="of:=[.L72]" office:value-type="float" office:value="0.400274504253816" calcext:value-type="float">
            <text:p>0.400274504253816</text:p>
          </table:table-cell>
          <table:table-cell table:formula="of:=[.M72]" office:value-type="float" office:value="0.47668328054518" calcext:value-type="float">
            <text:p>0.47668328054518</text:p>
          </table:table-cell>
          <table:table-cell table:formula="of:=[.N72]" office:value-type="float" office:value="0.438991554414636" calcext:value-type="float">
            <text:p>0.438991554414636</text:p>
          </table:table-cell>
          <table:table-cell table:formula="of:=[.O72]" office:value-type="float" office:value="0" calcext:value-type="float">
            <text:p>0</text:p>
          </table:table-cell>
          <table:table-cell table:style-name="ce17" table:formula="of:=[.P72]" office:value-type="float" office:value="0.37985626502293" calcext:value-type="float">
            <text:p>0.37985626502293</text:p>
          </table:table-cell>
          <table:table-cell table:style-name="ce20" table:formula="of:=[.Q72]" office:value-type="float" office:value="0.562448738744889" calcext:value-type="float">
            <text:p>0.562448738744889</text:p>
          </table:table-cell>
          <table:table-cell table:formula="of:=[.R72]" office:value-type="float" office:value="0.539065851394357" calcext:value-type="float">
            <text:p>0.539065851394357</text:p>
          </table:table-cell>
          <table:table-cell table:formula="of:=[.S72]" office:value-type="float" office:value="0.475494852275685" calcext:value-type="float">
            <text:p>0.475494852275685</text:p>
          </table:table-cell>
          <table:table-cell table:formula="of:=[.T72]" office:value-type="float" office:value="0" calcext:value-type="float">
            <text:p>0</text:p>
          </table:table-cell>
          <table:table-cell table:style-name="ce17" table:formula="of:=[.U72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73]" office:value-type="string" office:string-value="812: Aladdin (1992)" calcext:value-type="string">
            <text:p>812: Aladdin (1992)</text:p>
          </table:table-cell>
          <table:table-cell table:style-name="ce10" table:formula="of:=IF([.B73]=0;[.B73];[.B73]-[.B$4])" office:value-type="float" office:value="0" calcext:value-type="float">
            <text:p>0</text:p>
          </table:table-cell>
          <table:table-cell table:style-name="ce2" table:formula="of:=IF([.C73]=0;[.C73];[.C73]-[.C$4])" office:value-type="float" office:value="-0.94" calcext:value-type="float">
            <text:p>-0.94</text:p>
          </table:table-cell>
          <table:table-cell table:style-name="ce2" table:formula="of:=IF([.D73]=0;[.D73];[.D73]-[.D$4])" office:value-type="float" office:value="-0.89" calcext:value-type="float">
            <text:p>-0.89</text:p>
          </table:table-cell>
          <table:table-cell table:style-name="ce2" table:formula="of:=IF([.E73]=0;[.E73];[.E73]-[.E$4])" office:value-type="float" office:value="0" calcext:value-type="float">
            <text:p>0</text:p>
          </table:table-cell>
          <table:table-cell table:style-name="ce50" table:formula="of:=IF([.F73]=0;[.F73];[.F73]-[.F$4])" office:value-type="float" office:value="0" calcext:value-type="float">
            <text:p>0</text:p>
          </table:table-cell>
          <table:table-cell table:style-name="ce10" table:formula="of:=IF([.G73]=0;[.G73];[.G73]-[.G$4])" office:value-type="float" office:value="0.892045454545454" calcext:value-type="float">
            <text:p>0.892045454545454</text:p>
          </table:table-cell>
          <table:table-cell table:style-name="ce2" table:formula="of:=IF([.H73]=0;[.H73];[.H73]-[.H$4])" office:value-type="float" office:value="-0.666666666666667" calcext:value-type="float">
            <text:p>-0.666666666666667</text:p>
          </table:table-cell>
          <table:table-cell table:style-name="ce2" table:formula="of:=IF([.I73]=0;[.I73];[.I73]-[.I$4])" office:value-type="float" office:value="-0.213541666666667" calcext:value-type="float">
            <text:p>-0.213541666666667</text:p>
          </table:table-cell>
          <table:table-cell table:style-name="ce2" table:formula="of:=IF([.J73]=0;[.J73];[.J73]-[.J$4])" office:value-type="float" office:value="-0.365671641791045" calcext:value-type="float">
            <text:p>-0.365671641791045</text:p>
          </table:table-cell>
          <table:table-cell table:style-name="ce50" table:formula="of:=IF([.K73]=0;[.K73];[.K73]-[.K$4])" office:value-type="float" office:value="-0.279411764705882" calcext:value-type="float">
            <text:p>-0.279411764705882</text:p>
          </table:table-cell>
          <table:table-cell table:style-name="ce20" table:formula="of:=[.L73]" office:value-type="float" office:value="0" calcext:value-type="float">
            <text:p>0</text:p>
          </table:table-cell>
          <table:table-cell table:formula="of:=[.M73]" office:value-type="float" office:value="0.47668328054518" calcext:value-type="float">
            <text:p>0.47668328054518</text:p>
          </table:table-cell>
          <table:table-cell table:formula="of:=[.N73]" office:value-type="float" office:value="0.438991554414636" calcext:value-type="float">
            <text:p>0.438991554414636</text:p>
          </table:table-cell>
          <table:table-cell table:formula="of:=[.O73]" office:value-type="float" office:value="0" calcext:value-type="float">
            <text:p>0</text:p>
          </table:table-cell>
          <table:table-cell table:style-name="ce17" table:formula="of:=[.P73]" office:value-type="float" office:value="0" calcext:value-type="float">
            <text:p>0</text:p>
          </table:table-cell>
          <table:table-cell table:style-name="ce20" table:formula="of:=[.Q73]" office:value-type="float" office:value="0.562448738744889" calcext:value-type="float">
            <text:p>0.562448738744889</text:p>
          </table:table-cell>
          <table:table-cell table:formula="of:=[.R73]" office:value-type="float" office:value="0.539065851394357" calcext:value-type="float">
            <text:p>0.539065851394357</text:p>
          </table:table-cell>
          <table:table-cell table:formula="of:=[.S73]" office:value-type="float" office:value="0.475494852275685" calcext:value-type="float">
            <text:p>0.475494852275685</text:p>
          </table:table-cell>
          <table:table-cell table:formula="of:=[.T73]" office:value-type="float" office:value="0.525990442787603" calcext:value-type="float">
            <text:p>0.525990442787603</text:p>
          </table:table-cell>
          <table:table-cell table:style-name="ce17" table:formula="of:=[.U73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74]" office:value-type="string" office:string-value="854: The Mask (1994)" calcext:value-type="string">
            <text:p>854: The Mask (1994)</text:p>
          </table:table-cell>
          <table:table-cell table:style-name="ce10" table:formula="of:=IF([.B74]=0;[.B74];[.B74]-[.B$4])" office:value-type="float" office:value="0" calcext:value-type="float">
            <text:p>0</text:p>
          </table:table-cell>
          <table:table-cell table:style-name="ce2" table:formula="of:=IF([.C74]=0;[.C74];[.C74]-[.C$4])" office:value-type="float" office:value="-0.94" calcext:value-type="float">
            <text:p>-0.94</text:p>
          </table:table-cell>
          <table:table-cell table:style-name="ce2" table:formula="of:=IF([.D74]=0;[.D74];[.D74]-[.D$4])" office:value-type="float" office:value="-0.39" calcext:value-type="float">
            <text:p>-0.39</text:p>
          </table:table-cell>
          <table:table-cell table:style-name="ce2" table:formula="of:=IF([.E74]=0;[.E74];[.E74]-[.E$4])" office:value-type="float" office:value="-0.2" calcext:value-type="float">
            <text:p>-0.2</text:p>
          </table:table-cell>
          <table:table-cell table:style-name="ce50" table:formula="of:=IF([.F74]=0;[.F74];[.F74]-[.F$4])" office:value-type="float" office:value="-0.86986301369863" calcext:value-type="float">
            <text:p>-0.86986301369863</text:p>
          </table:table-cell>
          <table:table-cell table:style-name="ce10" table:formula="of:=IF([.G74]=0;[.G74];[.G74]-[.G$4])" office:value-type="float" office:value="-1.60795454545455" calcext:value-type="float">
            <text:p>-1.60795454545455</text:p>
          </table:table-cell>
          <table:table-cell table:style-name="ce2" table:formula="of:=IF([.H74]=0;[.H74];[.H74]-[.H$4])" office:value-type="float" office:value="-0.666666666666667" calcext:value-type="float">
            <text:p>-0.666666666666667</text:p>
          </table:table-cell>
          <table:table-cell table:style-name="ce2" table:formula="of:=IF([.I74]=0;[.I74];[.I74]-[.I$4])" office:value-type="float" office:value="-0.713541666666667" calcext:value-type="float">
            <text:p>-0.713541666666667</text:p>
          </table:table-cell>
          <table:table-cell table:style-name="ce2" table:formula="of:=IF([.J74]=0;[.J74];[.J74]-[.J$4])" office:value-type="float" office:value="0.134328358208955" calcext:value-type="float">
            <text:p>0.134328358208955</text:p>
          </table:table-cell>
          <table:table-cell table:style-name="ce50" table:formula="of:=IF([.K74]=0;[.K74];[.K74]-[.K$4])" office:value-type="float" office:value="0.720588235294118" calcext:value-type="float">
            <text:p>0.720588235294118</text:p>
          </table:table-cell>
          <table:table-cell table:style-name="ce20" table:formula="of:=[.L74]" office:value-type="float" office:value="0.400274504253816" calcext:value-type="float">
            <text:p>0.400274504253816</text:p>
          </table:table-cell>
          <table:table-cell table:formula="of:=[.M74]" office:value-type="float" office:value="0.47668328054518" calcext:value-type="float">
            <text:p>0.47668328054518</text:p>
          </table:table-cell>
          <table:table-cell table:formula="of:=[.N74]" office:value-type="float" office:value="0.438991554414636" calcext:value-type="float">
            <text:p>0.438991554414636</text:p>
          </table:table-cell>
          <table:table-cell table:formula="of:=[.O74]" office:value-type="float" office:value="0.464110147764856" calcext:value-type="float">
            <text:p>0.464110147764856</text:p>
          </table:table-cell>
          <table:table-cell table:style-name="ce17" table:formula="of:=[.P74]" office:value-type="float" office:value="0.37985626502293" calcext:value-type="float">
            <text:p>0.37985626502293</text:p>
          </table:table-cell>
          <table:table-cell table:style-name="ce20" table:formula="of:=[.Q74]" office:value-type="float" office:value="0.562448738744889" calcext:value-type="float">
            <text:p>0.562448738744889</text:p>
          </table:table-cell>
          <table:table-cell table:formula="of:=[.R74]" office:value-type="float" office:value="0.539065851394357" calcext:value-type="float">
            <text:p>0.539065851394357</text:p>
          </table:table-cell>
          <table:table-cell table:formula="of:=[.S74]" office:value-type="float" office:value="0.475494852275685" calcext:value-type="float">
            <text:p>0.475494852275685</text:p>
          </table:table-cell>
          <table:table-cell table:formula="of:=[.T74]" office:value-type="float" office:value="0.525990442787603" calcext:value-type="float">
            <text:p>0.525990442787603</text:p>
          </table:table-cell>
          <table:table-cell table:style-name="ce17" table:formula="of:=[.U74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75]" office:value-type="string" office:string-value="857: Saving Private Ryan (1998)" calcext:value-type="string">
            <text:p>857: Saving Private Ryan (1998)</text:p>
          </table:table-cell>
          <table:table-cell table:style-name="ce10" table:formula="of:=IF([.B75]=0;[.B75];[.B75]-[.B$4])" office:value-type="float" office:value="0" calcext:value-type="float">
            <text:p>0</text:p>
          </table:table-cell>
          <table:table-cell table:style-name="ce2" table:formula="of:=IF([.C75]=0;[.C75];[.C75]-[.C$4])" office:value-type="float" office:value="0" calcext:value-type="float">
            <text:p>0</text:p>
          </table:table-cell>
          <table:table-cell table:style-name="ce2" table:formula="of:=IF([.D75]=0;[.D75];[.D75]-[.D$4])" office:value-type="float" office:value="0.61" calcext:value-type="float">
            <text:p>0.61</text:p>
          </table:table-cell>
          <table:table-cell table:style-name="ce2" table:formula="of:=IF([.E75]=0;[.E75];[.E75]-[.E$4])" office:value-type="float" office:value="-0.7" calcext:value-type="float">
            <text:p>-0.7</text:p>
          </table:table-cell>
          <table:table-cell table:style-name="ce50" table:formula="of:=IF([.F75]=0;[.F75];[.F75]-[.F$4])" office:value-type="float" office:value="0.13013698630137" calcext:value-type="float">
            <text:p>0.13013698630137</text:p>
          </table:table-cell>
          <table:table-cell table:style-name="ce10" table:formula="of:=IF([.G75]=0;[.G75];[.G75]-[.G$4])" office:value-type="float" office:value="-0.107954545454546" calcext:value-type="float">
            <text:p>-0.107954545454546</text:p>
          </table:table-cell>
          <table:table-cell table:style-name="ce2" table:formula="of:=IF([.H75]=0;[.H75];[.H75]-[.H$4])" office:value-type="float" office:value="1.33333333333333" calcext:value-type="float">
            <text:p>1.33333333333333</text:p>
          </table:table-cell>
          <table:table-cell table:style-name="ce2" table:formula="of:=IF([.I75]=0;[.I75];[.I75]-[.I$4])" office:value-type="float" office:value="0.786458333333334" calcext:value-type="float">
            <text:p>0.786458333333334</text:p>
          </table:table-cell>
          <table:table-cell table:style-name="ce2" table:formula="of:=IF([.J75]=0;[.J75];[.J75]-[.J$4])" office:value-type="float" office:value="0" calcext:value-type="float">
            <text:p>0</text:p>
          </table:table-cell>
          <table:table-cell table:style-name="ce50" table:formula="of:=IF([.K75]=0;[.K75];[.K75]-[.K$4])" office:value-type="float" office:value="-0.279411764705882" calcext:value-type="float">
            <text:p>-0.279411764705882</text:p>
          </table:table-cell>
          <table:table-cell table:style-name="ce20" table:formula="of:=[.L75]" office:value-type="float" office:value="0.400274504253816" calcext:value-type="float">
            <text:p>0.400274504253816</text:p>
          </table:table-cell>
          <table:table-cell table:formula="of:=[.M75]" office:value-type="float" office:value="0" calcext:value-type="float">
            <text:p>0</text:p>
          </table:table-cell>
          <table:table-cell table:formula="of:=[.N75]" office:value-type="float" office:value="0.438991554414636" calcext:value-type="float">
            <text:p>0.438991554414636</text:p>
          </table:table-cell>
          <table:table-cell table:formula="of:=[.O75]" office:value-type="float" office:value="0.464110147764856" calcext:value-type="float">
            <text:p>0.464110147764856</text:p>
          </table:table-cell>
          <table:table-cell table:style-name="ce17" table:formula="of:=[.P75]" office:value-type="float" office:value="0.37985626502293" calcext:value-type="float">
            <text:p>0.37985626502293</text:p>
          </table:table-cell>
          <table:table-cell table:style-name="ce20" table:formula="of:=[.Q75]" office:value-type="float" office:value="0.562448738744889" calcext:value-type="float">
            <text:p>0.562448738744889</text:p>
          </table:table-cell>
          <table:table-cell table:formula="of:=[.R75]" office:value-type="float" office:value="0.539065851394357" calcext:value-type="float">
            <text:p>0.539065851394357</text:p>
          </table:table-cell>
          <table:table-cell table:formula="of:=[.S75]" office:value-type="float" office:value="0.475494852275685" calcext:value-type="float">
            <text:p>0.475494852275685</text:p>
          </table:table-cell>
          <table:table-cell table:formula="of:=[.T75]" office:value-type="float" office:value="0" calcext:value-type="float">
            <text:p>0</text:p>
          </table:table-cell>
          <table:table-cell table:style-name="ce17" table:formula="of:=[.U75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76]" office:value-type="string" office:string-value="862: Toy Story (1995)" calcext:value-type="string">
            <text:p>862: Toy Story (1995)</text:p>
          </table:table-cell>
          <table:table-cell table:style-name="ce10" table:formula="of:=IF([.B76]=0;[.B76];[.B76]-[.B$4])" office:value-type="float" office:value="-1" calcext:value-type="float">
            <text:p>-1</text:p>
          </table:table-cell>
          <table:table-cell table:style-name="ce2" table:formula="of:=IF([.C76]=0;[.C76];[.C76]-[.C$4])" office:value-type="float" office:value="0.56" calcext:value-type="float">
            <text:p>0.56</text:p>
          </table:table-cell>
          <table:table-cell table:style-name="ce2" table:formula="of:=IF([.D76]=0;[.D76];[.D76]-[.D$4])" office:value-type="float" office:value="0.61" calcext:value-type="float">
            <text:p>0.61</text:p>
          </table:table-cell>
          <table:table-cell table:style-name="ce2" table:formula="of:=IF([.E76]=0;[.E76];[.E76]-[.E$4])" office:value-type="float" office:value="0" calcext:value-type="float">
            <text:p>0</text:p>
          </table:table-cell>
          <table:table-cell table:style-name="ce50" table:formula="of:=IF([.F76]=0;[.F76];[.F76]-[.F$4])" office:value-type="float" office:value="-0.36986301369863" calcext:value-type="float">
            <text:p>-0.36986301369863</text:p>
          </table:table-cell>
          <table:table-cell table:style-name="ce10" table:formula="of:=IF([.G76]=0;[.G76];[.G76]-[.G$4])" office:value-type="float" office:value="0.892045454545454" calcext:value-type="float">
            <text:p>0.892045454545454</text:p>
          </table:table-cell>
          <table:table-cell table:style-name="ce2" table:formula="of:=IF([.H76]=0;[.H76];[.H76]-[.H$4])" office:value-type="float" office:value="0.333333333333333" calcext:value-type="float">
            <text:p>0.333333333333333</text:p>
          </table:table-cell>
          <table:table-cell table:style-name="ce2" table:formula="of:=IF([.I76]=0;[.I76];[.I76]-[.I$4])" office:value-type="float" office:value="0.786458333333334" calcext:value-type="float">
            <text:p>0.786458333333334</text:p>
          </table:table-cell>
          <table:table-cell table:style-name="ce2" table:formula="of:=IF([.J76]=0;[.J76];[.J76]-[.J$4])" office:value-type="float" office:value="-0.365671641791045" calcext:value-type="float">
            <text:p>-0.365671641791045</text:p>
          </table:table-cell>
          <table:table-cell table:style-name="ce50" table:formula="of:=IF([.K76]=0;[.K76];[.K76]-[.K$4])" office:value-type="float" office:value="0" calcext:value-type="float">
            <text:p>0</text:p>
          </table:table-cell>
          <table:table-cell table:style-name="ce20" table:formula="of:=[.L76]" office:value-type="float" office:value="0.400274504253816" calcext:value-type="float">
            <text:p>0.400274504253816</text:p>
          </table:table-cell>
          <table:table-cell table:formula="of:=[.M76]" office:value-type="float" office:value="0.47668328054518" calcext:value-type="float">
            <text:p>0.47668328054518</text:p>
          </table:table-cell>
          <table:table-cell table:formula="of:=[.N76]" office:value-type="float" office:value="0.438991554414636" calcext:value-type="float">
            <text:p>0.438991554414636</text:p>
          </table:table-cell>
          <table:table-cell table:formula="of:=[.O76]" office:value-type="float" office:value="0" calcext:value-type="float">
            <text:p>0</text:p>
          </table:table-cell>
          <table:table-cell table:style-name="ce17" table:formula="of:=[.P76]" office:value-type="float" office:value="0.37985626502293" calcext:value-type="float">
            <text:p>0.37985626502293</text:p>
          </table:table-cell>
          <table:table-cell table:style-name="ce20" table:formula="of:=[.Q76]" office:value-type="float" office:value="0.562448738744889" calcext:value-type="float">
            <text:p>0.562448738744889</text:p>
          </table:table-cell>
          <table:table-cell table:formula="of:=[.R76]" office:value-type="float" office:value="0.539065851394357" calcext:value-type="float">
            <text:p>0.539065851394357</text:p>
          </table:table-cell>
          <table:table-cell table:formula="of:=[.S76]" office:value-type="float" office:value="0.475494852275685" calcext:value-type="float">
            <text:p>0.475494852275685</text:p>
          </table:table-cell>
          <table:table-cell table:formula="of:=[.T76]" office:value-type="float" office:value="0.525990442787603" calcext:value-type="float">
            <text:p>0.525990442787603</text:p>
          </table:table-cell>
          <table:table-cell table:style-name="ce17" table:formula="of:=[.U76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77]" office:value-type="string" office:string-value="954: Mission: Impossible (1996)" calcext:value-type="string">
            <text:p>954: Mission: Impossible (1996)</text:p>
          </table:table-cell>
          <table:table-cell table:style-name="ce10" table:formula="of:=IF([.B77]=0;[.B77];[.B77]-[.B$4])" office:value-type="float" office:value="0" calcext:value-type="float">
            <text:p>0</text:p>
          </table:table-cell>
          <table:table-cell table:style-name="ce2" table:formula="of:=IF([.C77]=0;[.C77];[.C77]-[.C$4])" office:value-type="float" office:value="0.56" calcext:value-type="float">
            <text:p>0.56</text:p>
          </table:table-cell>
          <table:table-cell table:style-name="ce2" table:formula="of:=IF([.D77]=0;[.D77];[.D77]-[.D$4])" office:value-type="float" office:value="-0.39" calcext:value-type="float">
            <text:p>-0.39</text:p>
          </table:table-cell>
          <table:table-cell table:style-name="ce2" table:formula="of:=IF([.E77]=0;[.E77];[.E77]-[.E$4])" office:value-type="float" office:value="-1.7" calcext:value-type="float">
            <text:p>-1.7</text:p>
          </table:table-cell>
          <table:table-cell table:style-name="ce50" table:formula="of:=IF([.F77]=0;[.F77];[.F77]-[.F$4])" office:value-type="float" office:value="0.63013698630137" calcext:value-type="float">
            <text:p>0.63013698630137</text:p>
          </table:table-cell>
          <table:table-cell table:style-name="ce10" table:formula="of:=IF([.G77]=0;[.G77];[.G77]-[.G$4])" office:value-type="float" office:value="-0.107954545454546" calcext:value-type="float">
            <text:p>-0.107954545454546</text:p>
          </table:table-cell>
          <table:table-cell table:style-name="ce2" table:formula="of:=IF([.H77]=0;[.H77];[.H77]-[.H$4])" office:value-type="float" office:value="0" calcext:value-type="float">
            <text:p>0</text:p>
          </table:table-cell>
          <table:table-cell table:style-name="ce2" table:formula="of:=IF([.I77]=0;[.I77];[.I77]-[.I$4])" office:value-type="float" office:value="-0.213541666666667" calcext:value-type="float">
            <text:p>-0.213541666666667</text:p>
          </table:table-cell>
          <table:table-cell table:style-name="ce2" table:formula="of:=IF([.J77]=0;[.J77];[.J77]-[.J$4])" office:value-type="float" office:value="0.134328358208955" calcext:value-type="float">
            <text:p>0.134328358208955</text:p>
          </table:table-cell>
          <table:table-cell table:style-name="ce50" table:formula="of:=IF([.K77]=0;[.K77];[.K77]-[.K$4])" office:value-type="float" office:value="-0.279411764705882" calcext:value-type="float">
            <text:p>-0.279411764705882</text:p>
          </table:table-cell>
          <table:table-cell table:style-name="ce20" table:formula="of:=[.L77]" office:value-type="float" office:value="0.400274504253816" calcext:value-type="float">
            <text:p>0.400274504253816</text:p>
          </table:table-cell>
          <table:table-cell table:formula="of:=[.M77]" office:value-type="float" office:value="0.47668328054518" calcext:value-type="float">
            <text:p>0.47668328054518</text:p>
          </table:table-cell>
          <table:table-cell table:formula="of:=[.N77]" office:value-type="float" office:value="0.438991554414636" calcext:value-type="float">
            <text:p>0.438991554414636</text:p>
          </table:table-cell>
          <table:table-cell table:formula="of:=[.O77]" office:value-type="float" office:value="0.464110147764856" calcext:value-type="float">
            <text:p>0.464110147764856</text:p>
          </table:table-cell>
          <table:table-cell table:style-name="ce17" table:formula="of:=[.P77]" office:value-type="float" office:value="0.37985626502293" calcext:value-type="float">
            <text:p>0.37985626502293</text:p>
          </table:table-cell>
          <table:table-cell table:style-name="ce20" table:formula="of:=[.Q77]" office:value-type="float" office:value="0.562448738744889" calcext:value-type="float">
            <text:p>0.562448738744889</text:p>
          </table:table-cell>
          <table:table-cell table:formula="of:=[.R77]" office:value-type="float" office:value="0" calcext:value-type="float">
            <text:p>0</text:p>
          </table:table-cell>
          <table:table-cell table:formula="of:=[.S77]" office:value-type="float" office:value="0.475494852275685" calcext:value-type="float">
            <text:p>0.475494852275685</text:p>
          </table:table-cell>
          <table:table-cell table:formula="of:=[.T77]" office:value-type="float" office:value="0.525990442787603" calcext:value-type="float">
            <text:p>0.525990442787603</text:p>
          </table:table-cell>
          <table:table-cell table:style-name="ce17" table:formula="of:=[.U77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78]" office:value-type="string" office:string-value="955: Mission: Impossible II (2000)" calcext:value-type="string">
            <text:p>955: Mission: Impossible II (2000)</text:p>
          </table:table-cell>
          <table:table-cell table:style-name="ce10" table:formula="of:=IF([.B78]=0;[.B78];[.B78]-[.B$4])" office:value-type="float" office:value="-0.5" calcext:value-type="float">
            <text:p>-0.5</text:p>
          </table:table-cell>
          <table:table-cell table:style-name="ce2" table:formula="of:=IF([.C78]=0;[.C78];[.C78]-[.C$4])" office:value-type="float" office:value="-0.44" calcext:value-type="float">
            <text:p>-0.44</text:p>
          </table:table-cell>
          <table:table-cell table:style-name="ce2" table:formula="of:=IF([.D78]=0;[.D78];[.D78]-[.D$4])" office:value-type="float" office:value="-0.89" calcext:value-type="float">
            <text:p>-0.89</text:p>
          </table:table-cell>
          <table:table-cell table:style-name="ce2" table:formula="of:=IF([.E78]=0;[.E78];[.E78]-[.E$4])" office:value-type="float" office:value="-1.2" calcext:value-type="float">
            <text:p>-1.2</text:p>
          </table:table-cell>
          <table:table-cell table:style-name="ce50" table:formula="of:=IF([.F78]=0;[.F78];[.F78]-[.F$4])" office:value-type="float" office:value="0.13013698630137" calcext:value-type="float">
            <text:p>0.13013698630137</text:p>
          </table:table-cell>
          <table:table-cell table:style-name="ce10" table:formula="of:=IF([.G78]=0;[.G78];[.G78]-[.G$4])" office:value-type="float" office:value="-0.607954545454546" calcext:value-type="float">
            <text:p>-0.607954545454546</text:p>
          </table:table-cell>
          <table:table-cell table:style-name="ce2" table:formula="of:=IF([.H78]=0;[.H78];[.H78]-[.H$4])" office:value-type="float" office:value="0" calcext:value-type="float">
            <text:p>0</text:p>
          </table:table-cell>
          <table:table-cell table:style-name="ce2" table:formula="of:=IF([.I78]=0;[.I78];[.I78]-[.I$4])" office:value-type="float" office:value="-0.713541666666667" calcext:value-type="float">
            <text:p>-0.713541666666667</text:p>
          </table:table-cell>
          <table:table-cell table:style-name="ce2" table:formula="of:=IF([.J78]=0;[.J78];[.J78]-[.J$4])" office:value-type="float" office:value="-0.365671641791045" calcext:value-type="float">
            <text:p>-0.365671641791045</text:p>
          </table:table-cell>
          <table:table-cell table:style-name="ce50" table:formula="of:=IF([.K78]=0;[.K78];[.K78]-[.K$4])" office:value-type="float" office:value="-0.279411764705882" calcext:value-type="float">
            <text:p>-0.279411764705882</text:p>
          </table:table-cell>
          <table:table-cell table:style-name="ce20" table:formula="of:=[.L78]" office:value-type="float" office:value="0.400274504253816" calcext:value-type="float">
            <text:p>0.400274504253816</text:p>
          </table:table-cell>
          <table:table-cell table:formula="of:=[.M78]" office:value-type="float" office:value="0.47668328054518" calcext:value-type="float">
            <text:p>0.47668328054518</text:p>
          </table:table-cell>
          <table:table-cell table:formula="of:=[.N78]" office:value-type="float" office:value="0.438991554414636" calcext:value-type="float">
            <text:p>0.438991554414636</text:p>
          </table:table-cell>
          <table:table-cell table:formula="of:=[.O78]" office:value-type="float" office:value="0.464110147764856" calcext:value-type="float">
            <text:p>0.464110147764856</text:p>
          </table:table-cell>
          <table:table-cell table:style-name="ce17" table:formula="of:=[.P78]" office:value-type="float" office:value="0.37985626502293" calcext:value-type="float">
            <text:p>0.37985626502293</text:p>
          </table:table-cell>
          <table:table-cell table:style-name="ce20" table:formula="of:=[.Q78]" office:value-type="float" office:value="0.562448738744889" calcext:value-type="float">
            <text:p>0.562448738744889</text:p>
          </table:table-cell>
          <table:table-cell table:formula="of:=[.R78]" office:value-type="float" office:value="0" calcext:value-type="float">
            <text:p>0</text:p>
          </table:table-cell>
          <table:table-cell table:formula="of:=[.S78]" office:value-type="float" office:value="0.475494852275685" calcext:value-type="float">
            <text:p>0.475494852275685</text:p>
          </table:table-cell>
          <table:table-cell table:formula="of:=[.T78]" office:value-type="float" office:value="0.525990442787603" calcext:value-type="float">
            <text:p>0.525990442787603</text:p>
          </table:table-cell>
          <table:table-cell table:style-name="ce17" table:formula="of:=[.U78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79]" office:value-type="string" office:string-value="1422: The Departed (2006)" calcext:value-type="string">
            <text:p>1422: The Departed (2006)</text:p>
          </table:table-cell>
          <table:table-cell table:style-name="ce10" table:formula="of:=IF([.B79]=0;[.B79];[.B79]-[.B$4])" office:value-type="float" office:value="0" calcext:value-type="float">
            <text:p>0</text:p>
          </table:table-cell>
          <table:table-cell table:style-name="ce2" table:formula="of:=IF([.C79]=0;[.C79];[.C79]-[.C$4])" office:value-type="float" office:value="0" calcext:value-type="float">
            <text:p>0</text:p>
          </table:table-cell>
          <table:table-cell table:style-name="ce2" table:formula="of:=IF([.D79]=0;[.D79];[.D79]-[.D$4])" office:value-type="float" office:value="-0.89" calcext:value-type="float">
            <text:p>-0.89</text:p>
          </table:table-cell>
          <table:table-cell table:style-name="ce2" table:formula="of:=IF([.E79]=0;[.E79];[.E79]-[.E$4])" office:value-type="float" office:value="0" calcext:value-type="float">
            <text:p>0</text:p>
          </table:table-cell>
          <table:table-cell table:style-name="ce50" table:formula="of:=IF([.F79]=0;[.F79];[.F79]-[.F$4])" office:value-type="float" office:value="0" calcext:value-type="float">
            <text:p>0</text:p>
          </table:table-cell>
          <table:table-cell table:style-name="ce10" table:formula="of:=IF([.G79]=0;[.G79];[.G79]-[.G$4])" office:value-type="float" office:value="0.892045454545454" calcext:value-type="float">
            <text:p>0.892045454545454</text:p>
          </table:table-cell>
          <table:table-cell table:style-name="ce2" table:formula="of:=IF([.H79]=0;[.H79];[.H79]-[.H$4])" office:value-type="float" office:value="0.333333333333333" calcext:value-type="float">
            <text:p>0.333333333333333</text:p>
          </table:table-cell>
          <table:table-cell table:style-name="ce2" table:formula="of:=IF([.I79]=0;[.I79];[.I79]-[.I$4])" office:value-type="float" office:value="0.286458333333333" calcext:value-type="float">
            <text:p>0.286458333333333</text:p>
          </table:table-cell>
          <table:table-cell table:style-name="ce2" table:formula="of:=IF([.J79]=0;[.J79];[.J79]-[.J$4])" office:value-type="float" office:value="0" calcext:value-type="float">
            <text:p>0</text:p>
          </table:table-cell>
          <table:table-cell table:style-name="ce50" table:formula="of:=IF([.K79]=0;[.K79];[.K79]-[.K$4])" office:value-type="float" office:value="-0.279411764705882" calcext:value-type="float">
            <text:p>-0.279411764705882</text:p>
          </table:table-cell>
          <table:table-cell table:style-name="ce20" table:formula="of:=[.L79]" office:value-type="float" office:value="0" calcext:value-type="float">
            <text:p>0</text:p>
          </table:table-cell>
          <table:table-cell table:formula="of:=[.M79]" office:value-type="float" office:value="0" calcext:value-type="float">
            <text:p>0</text:p>
          </table:table-cell>
          <table:table-cell table:formula="of:=[.N79]" office:value-type="float" office:value="0.438991554414636" calcext:value-type="float">
            <text:p>0.438991554414636</text:p>
          </table:table-cell>
          <table:table-cell table:formula="of:=[.O79]" office:value-type="float" office:value="0" calcext:value-type="float">
            <text:p>0</text:p>
          </table:table-cell>
          <table:table-cell table:style-name="ce17" table:formula="of:=[.P79]" office:value-type="float" office:value="0" calcext:value-type="float">
            <text:p>0</text:p>
          </table:table-cell>
          <table:table-cell table:style-name="ce20" table:formula="of:=[.Q79]" office:value-type="float" office:value="0.562448738744889" calcext:value-type="float">
            <text:p>0.562448738744889</text:p>
          </table:table-cell>
          <table:table-cell table:formula="of:=[.R79]" office:value-type="float" office:value="0.539065851394357" calcext:value-type="float">
            <text:p>0.539065851394357</text:p>
          </table:table-cell>
          <table:table-cell table:formula="of:=[.S79]" office:value-type="float" office:value="0.475494852275685" calcext:value-type="float">
            <text:p>0.475494852275685</text:p>
          </table:table-cell>
          <table:table-cell table:formula="of:=[.T79]" office:value-type="float" office:value="0" calcext:value-type="float">
            <text:p>0</text:p>
          </table:table-cell>
          <table:table-cell table:style-name="ce17" table:formula="of:=[.U79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80]" office:value-type="string" office:string-value="1572: Die Hard: With a Vengeance (1995)" calcext:value-type="string">
            <text:p>1572: Die Hard: With a Vengeance (1995)</text:p>
          </table:table-cell>
          <table:table-cell table:style-name="ce10" table:formula="of:=IF([.B80]=0;[.B80];[.B80]-[.B$4])" office:value-type="float" office:value="0" calcext:value-type="float">
            <text:p>0</text:p>
          </table:table-cell>
          <table:table-cell table:style-name="ce2" table:formula="of:=IF([.C80]=0;[.C80];[.C80]-[.C$4])" office:value-type="float" office:value="1.56" calcext:value-type="float">
            <text:p>1.56</text:p>
          </table:table-cell>
          <table:table-cell table:style-name="ce2" table:formula="of:=IF([.D80]=0;[.D80];[.D80]-[.D$4])" office:value-type="float" office:value="0.61" calcext:value-type="float">
            <text:p>0.61</text:p>
          </table:table-cell>
          <table:table-cell table:style-name="ce2" table:formula="of:=IF([.E80]=0;[.E80];[.E80]-[.E$4])" office:value-type="float" office:value="0" calcext:value-type="float">
            <text:p>0</text:p>
          </table:table-cell>
          <table:table-cell table:style-name="ce50" table:formula="of:=IF([.F80]=0;[.F80];[.F80]-[.F$4])" office:value-type="float" office:value="0.13013698630137" calcext:value-type="float">
            <text:p>0.13013698630137</text:p>
          </table:table-cell>
          <table:table-cell table:style-name="ce10" table:formula="of:=IF([.G80]=0;[.G80];[.G80]-[.G$4])" office:value-type="float" office:value="0" calcext:value-type="float">
            <text:p>0</text:p>
          </table:table-cell>
          <table:table-cell table:style-name="ce2" table:formula="of:=IF([.H80]=0;[.H80];[.H80]-[.H$4])" office:value-type="float" office:value="0" calcext:value-type="float">
            <text:p>0</text:p>
          </table:table-cell>
          <table:table-cell table:style-name="ce2" table:formula="of:=IF([.I80]=0;[.I80];[.I80]-[.I$4])" office:value-type="float" office:value="-0.713541666666667" calcext:value-type="float">
            <text:p>-0.713541666666667</text:p>
          </table:table-cell>
          <table:table-cell table:style-name="ce2" table:formula="of:=IF([.J80]=0;[.J80];[.J80]-[.J$4])" office:value-type="float" office:value="0.134328358208955" calcext:value-type="float">
            <text:p>0.134328358208955</text:p>
          </table:table-cell>
          <table:table-cell table:style-name="ce50" table:formula="of:=IF([.K80]=0;[.K80];[.K80]-[.K$4])" office:value-type="float" office:value="0" calcext:value-type="float">
            <text:p>0</text:p>
          </table:table-cell>
          <table:table-cell table:style-name="ce20" table:formula="of:=[.L80]" office:value-type="float" office:value="0" calcext:value-type="float">
            <text:p>0</text:p>
          </table:table-cell>
          <table:table-cell table:formula="of:=[.M80]" office:value-type="float" office:value="0.47668328054518" calcext:value-type="float">
            <text:p>0.47668328054518</text:p>
          </table:table-cell>
          <table:table-cell table:formula="of:=[.N80]" office:value-type="float" office:value="0.438991554414636" calcext:value-type="float">
            <text:p>0.438991554414636</text:p>
          </table:table-cell>
          <table:table-cell table:formula="of:=[.O80]" office:value-type="float" office:value="0" calcext:value-type="float">
            <text:p>0</text:p>
          </table:table-cell>
          <table:table-cell table:style-name="ce17" table:formula="of:=[.P80]" office:value-type="float" office:value="0.37985626502293" calcext:value-type="float">
            <text:p>0.37985626502293</text:p>
          </table:table-cell>
          <table:table-cell table:style-name="ce20" table:formula="of:=[.Q80]" office:value-type="float" office:value="0" calcext:value-type="float">
            <text:p>0</text:p>
          </table:table-cell>
          <table:table-cell table:formula="of:=[.R80]" office:value-type="float" office:value="0" calcext:value-type="float">
            <text:p>0</text:p>
          </table:table-cell>
          <table:table-cell table:formula="of:=[.S80]" office:value-type="float" office:value="0.475494852275685" calcext:value-type="float">
            <text:p>0.475494852275685</text:p>
          </table:table-cell>
          <table:table-cell table:formula="of:=[.T80]" office:value-type="float" office:value="0.525990442787603" calcext:value-type="float">
            <text:p>0.525990442787603</text:p>
          </table:table-cell>
          <table:table-cell table:style-name="ce17" table:formula="of:=[.U80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81]" office:value-type="string" office:string-value="1597: Meet the Parents (2000)" calcext:value-type="string">
            <text:p>1597: Meet the Parents (2000)</text:p>
          </table:table-cell>
          <table:table-cell table:style-name="ce10" table:formula="of:=IF([.B81]=0;[.B81];[.B81]-[.B$4])" office:value-type="float" office:value="0.5" calcext:value-type="float">
            <text:p>0.5</text:p>
          </table:table-cell>
          <table:table-cell table:style-name="ce2" table:formula="of:=IF([.C81]=0;[.C81];[.C81]-[.C$4])" office:value-type="float" office:value="0" calcext:value-type="float">
            <text:p>0</text:p>
          </table:table-cell>
          <table:table-cell table:style-name="ce2" table:formula="of:=IF([.D81]=0;[.D81];[.D81]-[.D$4])" office:value-type="float" office:value="-0.89" calcext:value-type="float">
            <text:p>-0.89</text:p>
          </table:table-cell>
          <table:table-cell table:style-name="ce2" table:formula="of:=IF([.E81]=0;[.E81];[.E81]-[.E$4])" office:value-type="float" office:value="0" calcext:value-type="float">
            <text:p>0</text:p>
          </table:table-cell>
          <table:table-cell table:style-name="ce50" table:formula="of:=IF([.F81]=0;[.F81];[.F81]-[.F$4])" office:value-type="float" office:value="-1.36986301369863" calcext:value-type="float">
            <text:p>-1.36986301369863</text:p>
          </table:table-cell>
          <table:table-cell table:style-name="ce10" table:formula="of:=IF([.G81]=0;[.G81];[.G81]-[.G$4])" office:value-type="float" office:value="-2.10795454545455" calcext:value-type="float">
            <text:p>-2.10795454545455</text:p>
          </table:table-cell>
          <table:table-cell table:style-name="ce2" table:formula="of:=IF([.H81]=0;[.H81];[.H81]-[.H$4])" office:value-type="float" office:value="-0.166666666666667" calcext:value-type="float">
            <text:p>-0.166666666666667</text:p>
          </table:table-cell>
          <table:table-cell table:style-name="ce2" table:formula="of:=IF([.I81]=0;[.I81];[.I81]-[.I$4])" office:value-type="float" office:value="-0.713541666666667" calcext:value-type="float">
            <text:p>-0.713541666666667</text:p>
          </table:table-cell>
          <table:table-cell table:style-name="ce2" table:formula="of:=IF([.J81]=0;[.J81];[.J81]-[.J$4])" office:value-type="float" office:value="0.134328358208955" calcext:value-type="float">
            <text:p>0.134328358208955</text:p>
          </table:table-cell>
          <table:table-cell table:style-name="ce50" table:formula="of:=IF([.K81]=0;[.K81];[.K81]-[.K$4])" office:value-type="float" office:value="0" calcext:value-type="float">
            <text:p>0</text:p>
          </table:table-cell>
          <table:table-cell table:style-name="ce20" table:formula="of:=[.L81]" office:value-type="float" office:value="0.400274504253816" calcext:value-type="float">
            <text:p>0.400274504253816</text:p>
          </table:table-cell>
          <table:table-cell table:formula="of:=[.M81]" office:value-type="float" office:value="0" calcext:value-type="float">
            <text:p>0</text:p>
          </table:table-cell>
          <table:table-cell table:formula="of:=[.N81]" office:value-type="float" office:value="0.438991554414636" calcext:value-type="float">
            <text:p>0.438991554414636</text:p>
          </table:table-cell>
          <table:table-cell table:formula="of:=[.O81]" office:value-type="float" office:value="0" calcext:value-type="float">
            <text:p>0</text:p>
          </table:table-cell>
          <table:table-cell table:style-name="ce17" table:formula="of:=[.P81]" office:value-type="float" office:value="0.37985626502293" calcext:value-type="float">
            <text:p>0.37985626502293</text:p>
          </table:table-cell>
          <table:table-cell table:style-name="ce20" table:formula="of:=[.Q81]" office:value-type="float" office:value="0.562448738744889" calcext:value-type="float">
            <text:p>0.562448738744889</text:p>
          </table:table-cell>
          <table:table-cell table:formula="of:=[.R81]" office:value-type="float" office:value="0.539065851394357" calcext:value-type="float">
            <text:p>0.539065851394357</text:p>
          </table:table-cell>
          <table:table-cell table:formula="of:=[.S81]" office:value-type="float" office:value="0.475494852275685" calcext:value-type="float">
            <text:p>0.475494852275685</text:p>
          </table:table-cell>
          <table:table-cell table:formula="of:=[.T81]" office:value-type="float" office:value="0.525990442787603" calcext:value-type="float">
            <text:p>0.525990442787603</text:p>
          </table:table-cell>
          <table:table-cell table:style-name="ce17" table:formula="of:=[.U81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82]" office:value-type="string" office:string-value="1637: Speed (1994)" calcext:value-type="string">
            <text:p>1637: Speed (1994)</text:p>
          </table:table-cell>
          <table:table-cell table:style-name="ce10" table:formula="of:=IF([.B82]=0;[.B82];[.B82]-[.B$4])" office:value-type="float" office:value="-0.5" calcext:value-type="float">
            <text:p>-0.5</text:p>
          </table:table-cell>
          <table:table-cell table:style-name="ce2" table:formula="of:=IF([.C82]=0;[.C82];[.C82]-[.C$4])" office:value-type="float" office:value="1.06" calcext:value-type="float">
            <text:p>1.06</text:p>
          </table:table-cell>
          <table:table-cell table:style-name="ce2" table:formula="of:=IF([.D82]=0;[.D82];[.D82]-[.D$4])" office:value-type="float" office:value="-0.89" calcext:value-type="float">
            <text:p>-0.89</text:p>
          </table:table-cell>
          <table:table-cell table:style-name="ce2" table:formula="of:=IF([.E82]=0;[.E82];[.E82]-[.E$4])" office:value-type="float" office:value="0" calcext:value-type="float">
            <text:p>0</text:p>
          </table:table-cell>
          <table:table-cell table:style-name="ce50" table:formula="of:=IF([.F82]=0;[.F82];[.F82]-[.F$4])" office:value-type="float" office:value="-0.36986301369863" calcext:value-type="float">
            <text:p>-0.36986301369863</text:p>
          </table:table-cell>
          <table:table-cell table:style-name="ce10" table:formula="of:=IF([.G82]=0;[.G82];[.G82]-[.G$4])" office:value-type="float" office:value="-1.10795454545455" calcext:value-type="float">
            <text:p>-1.10795454545455</text:p>
          </table:table-cell>
          <table:table-cell table:style-name="ce2" table:formula="of:=IF([.H82]=0;[.H82];[.H82]-[.H$4])" office:value-type="float" office:value="0" calcext:value-type="float">
            <text:p>0</text:p>
          </table:table-cell>
          <table:table-cell table:style-name="ce2" table:formula="of:=IF([.I82]=0;[.I82];[.I82]-[.I$4])" office:value-type="float" office:value="-1.21354166666667" calcext:value-type="float">
            <text:p>-1.21354166666667</text:p>
          </table:table-cell>
          <table:table-cell table:style-name="ce2" table:formula="of:=IF([.J82]=0;[.J82];[.J82]-[.J$4])" office:value-type="float" office:value="-0.365671641791045" calcext:value-type="float">
            <text:p>-0.365671641791045</text:p>
          </table:table-cell>
          <table:table-cell table:style-name="ce50" table:formula="of:=IF([.K82]=0;[.K82];[.K82]-[.K$4])" office:value-type="float" office:value="0" calcext:value-type="float">
            <text:p>0</text:p>
          </table:table-cell>
          <table:table-cell table:style-name="ce20" table:formula="of:=[.L82]" office:value-type="float" office:value="0.400274504253816" calcext:value-type="float">
            <text:p>0.400274504253816</text:p>
          </table:table-cell>
          <table:table-cell table:formula="of:=[.M82]" office:value-type="float" office:value="0.47668328054518" calcext:value-type="float">
            <text:p>0.47668328054518</text:p>
          </table:table-cell>
          <table:table-cell table:formula="of:=[.N82]" office:value-type="float" office:value="0.438991554414636" calcext:value-type="float">
            <text:p>0.438991554414636</text:p>
          </table:table-cell>
          <table:table-cell table:formula="of:=[.O82]" office:value-type="float" office:value="0" calcext:value-type="float">
            <text:p>0</text:p>
          </table:table-cell>
          <table:table-cell table:style-name="ce17" table:formula="of:=[.P82]" office:value-type="float" office:value="0.37985626502293" calcext:value-type="float">
            <text:p>0.37985626502293</text:p>
          </table:table-cell>
          <table:table-cell table:style-name="ce20" table:formula="of:=[.Q82]" office:value-type="float" office:value="0.562448738744889" calcext:value-type="float">
            <text:p>0.562448738744889</text:p>
          </table:table-cell>
          <table:table-cell table:formula="of:=[.R82]" office:value-type="float" office:value="0" calcext:value-type="float">
            <text:p>0</text:p>
          </table:table-cell>
          <table:table-cell table:formula="of:=[.S82]" office:value-type="float" office:value="0.475494852275685" calcext:value-type="float">
            <text:p>0.475494852275685</text:p>
          </table:table-cell>
          <table:table-cell table:formula="of:=[.T82]" office:value-type="float" office:value="0.525990442787603" calcext:value-type="float">
            <text:p>0.525990442787603</text:p>
          </table:table-cell>
          <table:table-cell table:style-name="ce17" table:formula="of:=[.U82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83]" office:value-type="string" office:string-value="1891: Star Wars: Episode V - The Empire Strikes Back (1980)" calcext:value-type="string">
            <text:p>1891: Star Wars: Episode V - The Empire Strikes Back (1980)</text:p>
          </table:table-cell>
          <table:table-cell table:style-name="ce10" table:formula="of:=IF([.B83]=0;[.B83];[.B83]-[.B$4])" office:value-type="float" office:value="0" calcext:value-type="float">
            <text:p>0</text:p>
          </table:table-cell>
          <table:table-cell table:style-name="ce2" table:formula="of:=IF([.C83]=0;[.C83];[.C83]-[.C$4])" office:value-type="float" office:value="1.56" calcext:value-type="float">
            <text:p>1.56</text:p>
          </table:table-cell>
          <table:table-cell table:style-name="ce2" table:formula="of:=IF([.D83]=0;[.D83];[.D83]-[.D$4])" office:value-type="float" office:value="1.61" calcext:value-type="float">
            <text:p>1.61</text:p>
          </table:table-cell>
          <table:table-cell table:style-name="ce2" table:formula="of:=IF([.E83]=0;[.E83];[.E83]-[.E$4])" office:value-type="float" office:value="0" calcext:value-type="float">
            <text:p>0</text:p>
          </table:table-cell>
          <table:table-cell table:style-name="ce50" table:formula="of:=IF([.F83]=0;[.F83];[.F83]-[.F$4])" office:value-type="float" office:value="0" calcext:value-type="float">
            <text:p>0</text:p>
          </table:table-cell>
          <table:table-cell table:style-name="ce10" table:formula="of:=IF([.G83]=0;[.G83];[.G83]-[.G$4])" office:value-type="float" office:value="0.392045454545454" calcext:value-type="float">
            <text:p>0.392045454545454</text:p>
          </table:table-cell>
          <table:table-cell table:style-name="ce2" table:formula="of:=IF([.H83]=0;[.H83];[.H83]-[.H$4])" office:value-type="float" office:value="0.333333333333333" calcext:value-type="float">
            <text:p>0.333333333333333</text:p>
          </table:table-cell>
          <table:table-cell table:style-name="ce2" table:formula="of:=IF([.I83]=0;[.I83];[.I83]-[.I$4])" office:value-type="float" office:value="0.286458333333333" calcext:value-type="float">
            <text:p>0.286458333333333</text:p>
          </table:table-cell>
          <table:table-cell table:style-name="ce2" table:formula="of:=IF([.J83]=0;[.J83];[.J83]-[.J$4])" office:value-type="float" office:value="0.634328358208955" calcext:value-type="float">
            <text:p>0.634328358208955</text:p>
          </table:table-cell>
          <table:table-cell table:style-name="ce50" table:formula="of:=IF([.K83]=0;[.K83];[.K83]-[.K$4])" office:value-type="float" office:value="0" calcext:value-type="float">
            <text:p>0</text:p>
          </table:table-cell>
          <table:table-cell table:style-name="ce20" table:formula="of:=[.L83]" office:value-type="float" office:value="0" calcext:value-type="float">
            <text:p>0</text:p>
          </table:table-cell>
          <table:table-cell table:formula="of:=[.M83]" office:value-type="float" office:value="0.47668328054518" calcext:value-type="float">
            <text:p>0.47668328054518</text:p>
          </table:table-cell>
          <table:table-cell table:formula="of:=[.N83]" office:value-type="float" office:value="0.438991554414636" calcext:value-type="float">
            <text:p>0.438991554414636</text:p>
          </table:table-cell>
          <table:table-cell table:formula="of:=[.O83]" office:value-type="float" office:value="0" calcext:value-type="float">
            <text:p>0</text:p>
          </table:table-cell>
          <table:table-cell table:style-name="ce17" table:formula="of:=[.P83]" office:value-type="float" office:value="0" calcext:value-type="float">
            <text:p>0</text:p>
          </table:table-cell>
          <table:table-cell table:style-name="ce20" table:formula="of:=[.Q83]" office:value-type="float" office:value="0.562448738744889" calcext:value-type="float">
            <text:p>0.562448738744889</text:p>
          </table:table-cell>
          <table:table-cell table:formula="of:=[.R83]" office:value-type="float" office:value="0.539065851394357" calcext:value-type="float">
            <text:p>0.539065851394357</text:p>
          </table:table-cell>
          <table:table-cell table:formula="of:=[.S83]" office:value-type="float" office:value="0.475494852275685" calcext:value-type="float">
            <text:p>0.475494852275685</text:p>
          </table:table-cell>
          <table:table-cell table:formula="of:=[.T83]" office:value-type="float" office:value="0.525990442787603" calcext:value-type="float">
            <text:p>0.525990442787603</text:p>
          </table:table-cell>
          <table:table-cell table:style-name="ce17" table:formula="of:=[.U83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84]" office:value-type="string" office:string-value="1892: Star Wars: Episode VI - Return of the Jedi (1983)" calcext:value-type="string">
            <text:p>1892: Star Wars: Episode VI - Return of the Jedi (1983)</text:p>
          </table:table-cell>
          <table:table-cell table:style-name="ce10" table:formula="of:=IF([.B84]=0;[.B84];[.B84]-[.B$4])" office:value-type="float" office:value="0" calcext:value-type="float">
            <text:p>0</text:p>
          </table:table-cell>
          <table:table-cell table:style-name="ce2" table:formula="of:=IF([.C84]=0;[.C84];[.C84]-[.C$4])" office:value-type="float" office:value="0.0600000000000001" calcext:value-type="float">
            <text:p>0.06</text:p>
          </table:table-cell>
          <table:table-cell table:style-name="ce2" table:formula="of:=IF([.D84]=0;[.D84];[.D84]-[.D$4])" office:value-type="float" office:value="1.11" calcext:value-type="float">
            <text:p>1.11</text:p>
          </table:table-cell>
          <table:table-cell table:style-name="ce2" table:formula="of:=IF([.E84]=0;[.E84];[.E84]-[.E$4])" office:value-type="float" office:value="0" calcext:value-type="float">
            <text:p>0</text:p>
          </table:table-cell>
          <table:table-cell table:style-name="ce50" table:formula="of:=IF([.F84]=0;[.F84];[.F84]-[.F$4])" office:value-type="float" office:value="0" calcext:value-type="float">
            <text:p>0</text:p>
          </table:table-cell>
          <table:table-cell table:style-name="ce10" table:formula="of:=IF([.G84]=0;[.G84];[.G84]-[.G$4])" office:value-type="float" office:value="0.392045454545454" calcext:value-type="float">
            <text:p>0.392045454545454</text:p>
          </table:table-cell>
          <table:table-cell table:style-name="ce2" table:formula="of:=IF([.H84]=0;[.H84];[.H84]-[.H$4])" office:value-type="float" office:value="-0.666666666666667" calcext:value-type="float">
            <text:p>-0.666666666666667</text:p>
          </table:table-cell>
          <table:table-cell table:style-name="ce2" table:formula="of:=IF([.I84]=0;[.I84];[.I84]-[.I$4])" office:value-type="float" office:value="0.286458333333333" calcext:value-type="float">
            <text:p>0.286458333333333</text:p>
          </table:table-cell>
          <table:table-cell table:style-name="ce2" table:formula="of:=IF([.J84]=0;[.J84];[.J84]-[.J$4])" office:value-type="float" office:value="0.634328358208955" calcext:value-type="float">
            <text:p>0.634328358208955</text:p>
          </table:table-cell>
          <table:table-cell table:style-name="ce50" table:formula="of:=IF([.K84]=0;[.K84];[.K84]-[.K$4])" office:value-type="float" office:value="0" calcext:value-type="float">
            <text:p>0</text:p>
          </table:table-cell>
          <table:table-cell table:style-name="ce20" table:formula="of:=[.L84]" office:value-type="float" office:value="0" calcext:value-type="float">
            <text:p>0</text:p>
          </table:table-cell>
          <table:table-cell table:formula="of:=[.M84]" office:value-type="float" office:value="0.47668328054518" calcext:value-type="float">
            <text:p>0.47668328054518</text:p>
          </table:table-cell>
          <table:table-cell table:formula="of:=[.N84]" office:value-type="float" office:value="0.438991554414636" calcext:value-type="float">
            <text:p>0.438991554414636</text:p>
          </table:table-cell>
          <table:table-cell table:formula="of:=[.O84]" office:value-type="float" office:value="0" calcext:value-type="float">
            <text:p>0</text:p>
          </table:table-cell>
          <table:table-cell table:style-name="ce17" table:formula="of:=[.P84]" office:value-type="float" office:value="0" calcext:value-type="float">
            <text:p>0</text:p>
          </table:table-cell>
          <table:table-cell table:style-name="ce20" table:formula="of:=[.Q84]" office:value-type="float" office:value="0.562448738744889" calcext:value-type="float">
            <text:p>0.562448738744889</text:p>
          </table:table-cell>
          <table:table-cell table:formula="of:=[.R84]" office:value-type="float" office:value="0.539065851394357" calcext:value-type="float">
            <text:p>0.539065851394357</text:p>
          </table:table-cell>
          <table:table-cell table:formula="of:=[.S84]" office:value-type="float" office:value="0.475494852275685" calcext:value-type="float">
            <text:p>0.475494852275685</text:p>
          </table:table-cell>
          <table:table-cell table:formula="of:=[.T84]" office:value-type="float" office:value="0.525990442787603" calcext:value-type="float">
            <text:p>0.525990442787603</text:p>
          </table:table-cell>
          <table:table-cell table:style-name="ce17" table:formula="of:=[.U84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85]" office:value-type="string" office:string-value="1894: Star Wars: Episode II - Attack of the Clones (2002)" calcext:value-type="string">
            <text:p>1894: Star Wars: Episode II - Attack of the Clones (2002)</text:p>
          </table:table-cell>
          <table:table-cell table:style-name="ce10" table:formula="of:=IF([.B85]=0;[.B85];[.B85]-[.B$4])" office:value-type="float" office:value="0" calcext:value-type="float">
            <text:p>0</text:p>
          </table:table-cell>
          <table:table-cell table:style-name="ce2" table:formula="of:=IF([.C85]=0;[.C85];[.C85]-[.C$4])" office:value-type="float" office:value="-1.94" calcext:value-type="float">
            <text:p>-1.94</text:p>
          </table:table-cell>
          <table:table-cell table:style-name="ce2" table:formula="of:=IF([.D85]=0;[.D85];[.D85]-[.D$4])" office:value-type="float" office:value="0.11" calcext:value-type="float">
            <text:p>0.11</text:p>
          </table:table-cell>
          <table:table-cell table:style-name="ce2" table:formula="of:=IF([.E85]=0;[.E85];[.E85]-[.E$4])" office:value-type="float" office:value="0" calcext:value-type="float">
            <text:p>0</text:p>
          </table:table-cell>
          <table:table-cell table:style-name="ce50" table:formula="of:=IF([.F85]=0;[.F85];[.F85]-[.F$4])" office:value-type="float" office:value="0" calcext:value-type="float">
            <text:p>0</text:p>
          </table:table-cell>
          <table:table-cell table:style-name="ce10" table:formula="of:=IF([.G85]=0;[.G85];[.G85]-[.G$4])" office:value-type="float" office:value="-1.60795454545455" calcext:value-type="float">
            <text:p>-1.60795454545455</text:p>
          </table:table-cell>
          <table:table-cell table:style-name="ce2" table:formula="of:=IF([.H85]=0;[.H85];[.H85]-[.H$4])" office:value-type="float" office:value="0" calcext:value-type="float">
            <text:p>0</text:p>
          </table:table-cell>
          <table:table-cell table:style-name="ce2" table:formula="of:=IF([.I85]=0;[.I85];[.I85]-[.I$4])" office:value-type="float" office:value="-0.213541666666667" calcext:value-type="float">
            <text:p>-0.213541666666667</text:p>
          </table:table-cell>
          <table:table-cell table:style-name="ce2" table:formula="of:=IF([.J85]=0;[.J85];[.J85]-[.J$4])" office:value-type="float" office:value="-0.865671641791045" calcext:value-type="float">
            <text:p>-0.865671641791045</text:p>
          </table:table-cell>
          <table:table-cell table:style-name="ce50" table:formula="of:=IF([.K85]=0;[.K85];[.K85]-[.K$4])" office:value-type="float" office:value="0" calcext:value-type="float">
            <text:p>0</text:p>
          </table:table-cell>
          <table:table-cell table:style-name="ce20" table:formula="of:=[.L85]" office:value-type="float" office:value="0" calcext:value-type="float">
            <text:p>0</text:p>
          </table:table-cell>
          <table:table-cell table:formula="of:=[.M85]" office:value-type="float" office:value="0.47668328054518" calcext:value-type="float">
            <text:p>0.47668328054518</text:p>
          </table:table-cell>
          <table:table-cell table:formula="of:=[.N85]" office:value-type="float" office:value="0.438991554414636" calcext:value-type="float">
            <text:p>0.438991554414636</text:p>
          </table:table-cell>
          <table:table-cell table:formula="of:=[.O85]" office:value-type="float" office:value="0" calcext:value-type="float">
            <text:p>0</text:p>
          </table:table-cell>
          <table:table-cell table:style-name="ce17" table:formula="of:=[.P85]" office:value-type="float" office:value="0" calcext:value-type="float">
            <text:p>0</text:p>
          </table:table-cell>
          <table:table-cell table:style-name="ce20" table:formula="of:=[.Q85]" office:value-type="float" office:value="0.562448738744889" calcext:value-type="float">
            <text:p>0.562448738744889</text:p>
          </table:table-cell>
          <table:table-cell table:formula="of:=[.R85]" office:value-type="float" office:value="0" calcext:value-type="float">
            <text:p>0</text:p>
          </table:table-cell>
          <table:table-cell table:formula="of:=[.S85]" office:value-type="float" office:value="0.475494852275685" calcext:value-type="float">
            <text:p>0.475494852275685</text:p>
          </table:table-cell>
          <table:table-cell table:formula="of:=[.T85]" office:value-type="float" office:value="0.525990442787603" calcext:value-type="float">
            <text:p>0.525990442787603</text:p>
          </table:table-cell>
          <table:table-cell table:style-name="ce17" table:formula="of:=[.U85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86]" office:value-type="string" office:string-value="1900: Traffic (2000)" calcext:value-type="string">
            <text:p>1900: Traffic (2000)</text:p>
          </table:table-cell>
          <table:table-cell table:style-name="ce10" table:formula="of:=IF([.B86]=0;[.B86];[.B86]-[.B$4])" office:value-type="float" office:value="0" calcext:value-type="float">
            <text:p>0</text:p>
          </table:table-cell>
          <table:table-cell table:style-name="ce2" table:formula="of:=IF([.C86]=0;[.C86];[.C86]-[.C$4])" office:value-type="float" office:value="0" calcext:value-type="float">
            <text:p>0</text:p>
          </table:table-cell>
          <table:table-cell table:style-name="ce2" table:formula="of:=IF([.D86]=0;[.D86];[.D86]-[.D$4])" office:value-type="float" office:value="0.11" calcext:value-type="float">
            <text:p>0.11</text:p>
          </table:table-cell>
          <table:table-cell table:style-name="ce2" table:formula="of:=IF([.E86]=0;[.E86];[.E86]-[.E$4])" office:value-type="float" office:value="0.8" calcext:value-type="float">
            <text:p>0.8</text:p>
          </table:table-cell>
          <table:table-cell table:style-name="ce50" table:formula="of:=IF([.F86]=0;[.F86];[.F86]-[.F$4])" office:value-type="float" office:value="0" calcext:value-type="float">
            <text:p>0</text:p>
          </table:table-cell>
          <table:table-cell table:style-name="ce10" table:formula="of:=IF([.G86]=0;[.G86];[.G86]-[.G$4])" office:value-type="float" office:value="-3.10795454545455" calcext:value-type="float">
            <text:p>-3.10795454545455</text:p>
          </table:table-cell>
          <table:table-cell table:style-name="ce2" table:formula="of:=IF([.H86]=0;[.H86];[.H86]-[.H$4])" office:value-type="float" office:value="0" calcext:value-type="float">
            <text:p>0</text:p>
          </table:table-cell>
          <table:table-cell table:style-name="ce2" table:formula="of:=IF([.I86]=0;[.I86];[.I86]-[.I$4])" office:value-type="float" office:value="0.286458333333333" calcext:value-type="float">
            <text:p>0.286458333333333</text:p>
          </table:table-cell>
          <table:table-cell table:style-name="ce2" table:formula="of:=IF([.J86]=0;[.J86];[.J86]-[.J$4])" office:value-type="float" office:value="0" calcext:value-type="float">
            <text:p>0</text:p>
          </table:table-cell>
          <table:table-cell table:style-name="ce50" table:formula="of:=IF([.K86]=0;[.K86];[.K86]-[.K$4])" office:value-type="float" office:value="0" calcext:value-type="float">
            <text:p>0</text:p>
          </table:table-cell>
          <table:table-cell table:style-name="ce20" table:formula="of:=[.L86]" office:value-type="float" office:value="0" calcext:value-type="float">
            <text:p>0</text:p>
          </table:table-cell>
          <table:table-cell table:formula="of:=[.M86]" office:value-type="float" office:value="0" calcext:value-type="float">
            <text:p>0</text:p>
          </table:table-cell>
          <table:table-cell table:formula="of:=[.N86]" office:value-type="float" office:value="0.438991554414636" calcext:value-type="float">
            <text:p>0.438991554414636</text:p>
          </table:table-cell>
          <table:table-cell table:formula="of:=[.O86]" office:value-type="float" office:value="0.464110147764856" calcext:value-type="float">
            <text:p>0.464110147764856</text:p>
          </table:table-cell>
          <table:table-cell table:style-name="ce17" table:formula="of:=[.P86]" office:value-type="float" office:value="0" calcext:value-type="float">
            <text:p>0</text:p>
          </table:table-cell>
          <table:table-cell table:style-name="ce20" table:formula="of:=[.Q86]" office:value-type="float" office:value="0.562448738744889" calcext:value-type="float">
            <text:p>0.562448738744889</text:p>
          </table:table-cell>
          <table:table-cell table:formula="of:=[.R86]" office:value-type="float" office:value="0" calcext:value-type="float">
            <text:p>0</text:p>
          </table:table-cell>
          <table:table-cell table:formula="of:=[.S86]" office:value-type="float" office:value="0.475494852275685" calcext:value-type="float">
            <text:p>0.475494852275685</text:p>
          </table:table-cell>
          <table:table-cell table:formula="of:=[.T86]" office:value-type="float" office:value="0" calcext:value-type="float">
            <text:p>0</text:p>
          </table:table-cell>
          <table:table-cell table:style-name="ce17" table:formula="of:=[.U86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87]" office:value-type="string" office:string-value="2024: The Patriot (2000)" calcext:value-type="string">
            <text:p>2024: The Patriot (2000)</text:p>
          </table:table-cell>
          <table:table-cell table:style-name="ce10" table:formula="of:=IF([.B87]=0;[.B87];[.B87]-[.B$4])" office:value-type="float" office:value="0" calcext:value-type="float">
            <text:p>0</text:p>
          </table:table-cell>
          <table:table-cell table:style-name="ce2" table:formula="of:=IF([.C87]=0;[.C87];[.C87]-[.C$4])" office:value-type="float" office:value="-0.94" calcext:value-type="float">
            <text:p>-0.94</text:p>
          </table:table-cell>
          <table:table-cell table:style-name="ce2" table:formula="of:=IF([.D87]=0;[.D87];[.D87]-[.D$4])" office:value-type="float" office:value="-2.39" calcext:value-type="float">
            <text:p>-2.39</text:p>
          </table:table-cell>
          <table:table-cell table:style-name="ce2" table:formula="of:=IF([.E87]=0;[.E87];[.E87]-[.E$4])" office:value-type="float" office:value="0" calcext:value-type="float">
            <text:p>0</text:p>
          </table:table-cell>
          <table:table-cell table:style-name="ce50" table:formula="of:=IF([.F87]=0;[.F87];[.F87]-[.F$4])" office:value-type="float" office:value="-0.36986301369863" calcext:value-type="float">
            <text:p>-0.36986301369863</text:p>
          </table:table-cell>
          <table:table-cell table:style-name="ce10" table:formula="of:=IF([.G87]=0;[.G87];[.G87]-[.G$4])" office:value-type="float" office:value="0" calcext:value-type="float">
            <text:p>0</text:p>
          </table:table-cell>
          <table:table-cell table:style-name="ce2" table:formula="of:=IF([.H87]=0;[.H87];[.H87]-[.H$4])" office:value-type="float" office:value="0.333333333333333" calcext:value-type="float">
            <text:p>0.333333333333333</text:p>
          </table:table-cell>
          <table:table-cell table:style-name="ce2" table:formula="of:=IF([.I87]=0;[.I87];[.I87]-[.I$4])" office:value-type="float" office:value="-0.713541666666667" calcext:value-type="float">
            <text:p>-0.713541666666667</text:p>
          </table:table-cell>
          <table:table-cell table:style-name="ce2" table:formula="of:=IF([.J87]=0;[.J87];[.J87]-[.J$4])" office:value-type="float" office:value="0" calcext:value-type="float">
            <text:p>0</text:p>
          </table:table-cell>
          <table:table-cell table:style-name="ce50" table:formula="of:=IF([.K87]=0;[.K87];[.K87]-[.K$4])" office:value-type="float" office:value="0" calcext:value-type="float">
            <text:p>0</text:p>
          </table:table-cell>
          <table:table-cell table:style-name="ce20" table:formula="of:=[.L87]" office:value-type="float" office:value="0.400274504253816" calcext:value-type="float">
            <text:p>0.400274504253816</text:p>
          </table:table-cell>
          <table:table-cell table:formula="of:=[.M87]" office:value-type="float" office:value="0.47668328054518" calcext:value-type="float">
            <text:p>0.47668328054518</text:p>
          </table:table-cell>
          <table:table-cell table:formula="of:=[.N87]" office:value-type="float" office:value="0.438991554414636" calcext:value-type="float">
            <text:p>0.438991554414636</text:p>
          </table:table-cell>
          <table:table-cell table:formula="of:=[.O87]" office:value-type="float" office:value="0" calcext:value-type="float">
            <text:p>0</text:p>
          </table:table-cell>
          <table:table-cell table:style-name="ce17" table:formula="of:=[.P87]" office:value-type="float" office:value="0.37985626502293" calcext:value-type="float">
            <text:p>0.37985626502293</text:p>
          </table:table-cell>
          <table:table-cell table:style-name="ce20" table:formula="of:=[.Q87]" office:value-type="float" office:value="0" calcext:value-type="float">
            <text:p>0</text:p>
          </table:table-cell>
          <table:table-cell table:formula="of:=[.R87]" office:value-type="float" office:value="0.539065851394357" calcext:value-type="float">
            <text:p>0.539065851394357</text:p>
          </table:table-cell>
          <table:table-cell table:formula="of:=[.S87]" office:value-type="float" office:value="0.475494852275685" calcext:value-type="float">
            <text:p>0.475494852275685</text:p>
          </table:table-cell>
          <table:table-cell table:formula="of:=[.T87]" office:value-type="float" office:value="0" calcext:value-type="float">
            <text:p>0</text:p>
          </table:table-cell>
          <table:table-cell table:style-name="ce17" table:formula="of:=[.U87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88]" office:value-type="string" office:string-value="2164: Stargate (1994)" calcext:value-type="string">
            <text:p>2164: Stargate (1994)</text:p>
          </table:table-cell>
          <table:table-cell table:style-name="ce10" table:formula="of:=IF([.B88]=0;[.B88];[.B88]-[.B$4])" office:value-type="float" office:value="0" calcext:value-type="float">
            <text:p>0</text:p>
          </table:table-cell>
          <table:table-cell table:style-name="ce2" table:formula="of:=IF([.C88]=0;[.C88];[.C88]-[.C$4])" office:value-type="float" office:value="0.56" calcext:value-type="float">
            <text:p>0.56</text:p>
          </table:table-cell>
          <table:table-cell table:style-name="ce2" table:formula="of:=IF([.D88]=0;[.D88];[.D88]-[.D$4])" office:value-type="float" office:value="0.11" calcext:value-type="float">
            <text:p>0.11</text:p>
          </table:table-cell>
          <table:table-cell table:style-name="ce2" table:formula="of:=IF([.E88]=0;[.E88];[.E88]-[.E$4])" office:value-type="float" office:value="-0.7" calcext:value-type="float">
            <text:p>-0.7</text:p>
          </table:table-cell>
          <table:table-cell table:style-name="ce50" table:formula="of:=IF([.F88]=0;[.F88];[.F88]-[.F$4])" office:value-type="float" office:value="-0.86986301369863" calcext:value-type="float">
            <text:p>-0.86986301369863</text:p>
          </table:table-cell>
          <table:table-cell table:style-name="ce10" table:formula="of:=IF([.G88]=0;[.G88];[.G88]-[.G$4])" office:value-type="float" office:value="0" calcext:value-type="float">
            <text:p>0</text:p>
          </table:table-cell>
          <table:table-cell table:style-name="ce2" table:formula="of:=IF([.H88]=0;[.H88];[.H88]-[.H$4])" office:value-type="float" office:value="0" calcext:value-type="float">
            <text:p>0</text:p>
          </table:table-cell>
          <table:table-cell table:style-name="ce2" table:formula="of:=IF([.I88]=0;[.I88];[.I88]-[.I$4])" office:value-type="float" office:value="-0.213541666666667" calcext:value-type="float">
            <text:p>-0.213541666666667</text:p>
          </table:table-cell>
          <table:table-cell table:style-name="ce2" table:formula="of:=IF([.J88]=0;[.J88];[.J88]-[.J$4])" office:value-type="float" office:value="0" calcext:value-type="float">
            <text:p>0</text:p>
          </table:table-cell>
          <table:table-cell table:style-name="ce50" table:formula="of:=IF([.K88]=0;[.K88];[.K88]-[.K$4])" office:value-type="float" office:value="0" calcext:value-type="float">
            <text:p>0</text:p>
          </table:table-cell>
          <table:table-cell table:style-name="ce20" table:formula="of:=[.L88]" office:value-type="float" office:value="0" calcext:value-type="float">
            <text:p>0</text:p>
          </table:table-cell>
          <table:table-cell table:formula="of:=[.M88]" office:value-type="float" office:value="0.47668328054518" calcext:value-type="float">
            <text:p>0.47668328054518</text:p>
          </table:table-cell>
          <table:table-cell table:formula="of:=[.N88]" office:value-type="float" office:value="0.438991554414636" calcext:value-type="float">
            <text:p>0.438991554414636</text:p>
          </table:table-cell>
          <table:table-cell table:formula="of:=[.O88]" office:value-type="float" office:value="0.464110147764856" calcext:value-type="float">
            <text:p>0.464110147764856</text:p>
          </table:table-cell>
          <table:table-cell table:style-name="ce17" table:formula="of:=[.P88]" office:value-type="float" office:value="0.37985626502293" calcext:value-type="float">
            <text:p>0.37985626502293</text:p>
          </table:table-cell>
          <table:table-cell table:style-name="ce20" table:formula="of:=[.Q88]" office:value-type="float" office:value="0" calcext:value-type="float">
            <text:p>0</text:p>
          </table:table-cell>
          <table:table-cell table:formula="of:=[.R88]" office:value-type="float" office:value="0" calcext:value-type="float">
            <text:p>0</text:p>
          </table:table-cell>
          <table:table-cell table:formula="of:=[.S88]" office:value-type="float" office:value="0.475494852275685" calcext:value-type="float">
            <text:p>0.475494852275685</text:p>
          </table:table-cell>
          <table:table-cell table:formula="of:=[.T88]" office:value-type="float" office:value="0" calcext:value-type="float">
            <text:p>0</text:p>
          </table:table-cell>
          <table:table-cell table:style-name="ce17" table:formula="of:=[.U88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89]" office:value-type="string" office:string-value="2501: The Bourne Identity (2002)" calcext:value-type="string">
            <text:p>2501: The Bourne Identity (2002)</text:p>
          </table:table-cell>
          <table:table-cell table:style-name="ce10" table:formula="of:=IF([.B89]=0;[.B89];[.B89]-[.B$4])" office:value-type="float" office:value="0.5" calcext:value-type="float">
            <text:p>0.5</text:p>
          </table:table-cell>
          <table:table-cell table:style-name="ce2" table:formula="of:=IF([.C89]=0;[.C89];[.C89]-[.C$4])" office:value-type="float" office:value="0.0600000000000001" calcext:value-type="float">
            <text:p>0.06</text:p>
          </table:table-cell>
          <table:table-cell table:style-name="ce2" table:formula="of:=IF([.D89]=0;[.D89];[.D89]-[.D$4])" office:value-type="float" office:value="1.11" calcext:value-type="float">
            <text:p>1.11</text:p>
          </table:table-cell>
          <table:table-cell table:style-name="ce2" table:formula="of:=IF([.E89]=0;[.E89];[.E89]-[.E$4])" office:value-type="float" office:value="0" calcext:value-type="float">
            <text:p>0</text:p>
          </table:table-cell>
          <table:table-cell table:style-name="ce50" table:formula="of:=IF([.F89]=0;[.F89];[.F89]-[.F$4])" office:value-type="float" office:value="0.63013698630137" calcext:value-type="float">
            <text:p>0.63013698630137</text:p>
          </table:table-cell>
          <table:table-cell table:style-name="ce10" table:formula="of:=IF([.G89]=0;[.G89];[.G89]-[.G$4])" office:value-type="float" office:value="0.392045454545454" calcext:value-type="float">
            <text:p>0.392045454545454</text:p>
          </table:table-cell>
          <table:table-cell table:style-name="ce2" table:formula="of:=IF([.H89]=0;[.H89];[.H89]-[.H$4])" office:value-type="float" office:value="0" calcext:value-type="float">
            <text:p>0</text:p>
          </table:table-cell>
          <table:table-cell table:style-name="ce2" table:formula="of:=IF([.I89]=0;[.I89];[.I89]-[.I$4])" office:value-type="float" office:value="0.286458333333333" calcext:value-type="float">
            <text:p>0.286458333333333</text:p>
          </table:table-cell>
          <table:table-cell table:style-name="ce2" table:formula="of:=IF([.J89]=0;[.J89];[.J89]-[.J$4])" office:value-type="float" office:value="0.134328358208955" calcext:value-type="float">
            <text:p>0.134328358208955</text:p>
          </table:table-cell>
          <table:table-cell table:style-name="ce50" table:formula="of:=IF([.K89]=0;[.K89];[.K89]-[.K$4])" office:value-type="float" office:value="0" calcext:value-type="float">
            <text:p>0</text:p>
          </table:table-cell>
          <table:table-cell table:style-name="ce20" table:formula="of:=[.L89]" office:value-type="float" office:value="0.400274504253816" calcext:value-type="float">
            <text:p>0.400274504253816</text:p>
          </table:table-cell>
          <table:table-cell table:formula="of:=[.M89]" office:value-type="float" office:value="0.47668328054518" calcext:value-type="float">
            <text:p>0.47668328054518</text:p>
          </table:table-cell>
          <table:table-cell table:formula="of:=[.N89]" office:value-type="float" office:value="0.438991554414636" calcext:value-type="float">
            <text:p>0.438991554414636</text:p>
          </table:table-cell>
          <table:table-cell table:formula="of:=[.O89]" office:value-type="float" office:value="0" calcext:value-type="float">
            <text:p>0</text:p>
          </table:table-cell>
          <table:table-cell table:style-name="ce17" table:formula="of:=[.P89]" office:value-type="float" office:value="0.37985626502293" calcext:value-type="float">
            <text:p>0.37985626502293</text:p>
          </table:table-cell>
          <table:table-cell table:style-name="ce20" table:formula="of:=[.Q89]" office:value-type="float" office:value="0.562448738744889" calcext:value-type="float">
            <text:p>0.562448738744889</text:p>
          </table:table-cell>
          <table:table-cell table:formula="of:=[.R89]" office:value-type="float" office:value="0" calcext:value-type="float">
            <text:p>0</text:p>
          </table:table-cell>
          <table:table-cell table:formula="of:=[.S89]" office:value-type="float" office:value="0.475494852275685" calcext:value-type="float">
            <text:p>0.475494852275685</text:p>
          </table:table-cell>
          <table:table-cell table:formula="of:=[.T89]" office:value-type="float" office:value="0.525990442787603" calcext:value-type="float">
            <text:p>0.525990442787603</text:p>
          </table:table-cell>
          <table:table-cell table:style-name="ce17" table:formula="of:=[.U89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90]" office:value-type="string" office:string-value="2502: The Bourne Supremacy (2004)" calcext:value-type="string">
            <text:p>2502: The Bourne Supremacy (2004)</text:p>
          </table:table-cell>
          <table:table-cell table:style-name="ce10" table:formula="of:=IF([.B90]=0;[.B90];[.B90]-[.B$4])" office:value-type="float" office:value="0.5" calcext:value-type="float">
            <text:p>0.5</text:p>
          </table:table-cell>
          <table:table-cell table:style-name="ce2" table:formula="of:=IF([.C90]=0;[.C90];[.C90]-[.C$4])" office:value-type="float" office:value="0.0600000000000001" calcext:value-type="float">
            <text:p>0.06</text:p>
          </table:table-cell>
          <table:table-cell table:style-name="ce2" table:formula="of:=IF([.D90]=0;[.D90];[.D90]-[.D$4])" office:value-type="float" office:value="0.11" calcext:value-type="float">
            <text:p>0.11</text:p>
          </table:table-cell>
          <table:table-cell table:style-name="ce2" table:formula="of:=IF([.E90]=0;[.E90];[.E90]-[.E$4])" office:value-type="float" office:value="0" calcext:value-type="float">
            <text:p>0</text:p>
          </table:table-cell>
          <table:table-cell table:style-name="ce50" table:formula="of:=IF([.F90]=0;[.F90];[.F90]-[.F$4])" office:value-type="float" office:value="1.13013698630137" calcext:value-type="float">
            <text:p>1.13013698630137</text:p>
          </table:table-cell>
          <table:table-cell table:style-name="ce10" table:formula="of:=IF([.G90]=0;[.G90];[.G90]-[.G$4])" office:value-type="float" office:value="-0.107954545454546" calcext:value-type="float">
            <text:p>-0.107954545454546</text:p>
          </table:table-cell>
          <table:table-cell table:style-name="ce2" table:formula="of:=IF([.H90]=0;[.H90];[.H90]-[.H$4])" office:value-type="float" office:value="0" calcext:value-type="float">
            <text:p>0</text:p>
          </table:table-cell>
          <table:table-cell table:style-name="ce2" table:formula="of:=IF([.I90]=0;[.I90];[.I90]-[.I$4])" office:value-type="float" office:value="-0.213541666666667" calcext:value-type="float">
            <text:p>-0.213541666666667</text:p>
          </table:table-cell>
          <table:table-cell table:style-name="ce2" table:formula="of:=IF([.J90]=0;[.J90];[.J90]-[.J$4])" office:value-type="float" office:value="0.134328358208955" calcext:value-type="float">
            <text:p>0.134328358208955</text:p>
          </table:table-cell>
          <table:table-cell table:style-name="ce50" table:formula="of:=IF([.K90]=0;[.K90];[.K90]-[.K$4])" office:value-type="float" office:value="0" calcext:value-type="float">
            <text:p>0</text:p>
          </table:table-cell>
          <table:table-cell table:style-name="ce20" table:formula="of:=[.L90]" office:value-type="float" office:value="0.400274504253816" calcext:value-type="float">
            <text:p>0.400274504253816</text:p>
          </table:table-cell>
          <table:table-cell table:formula="of:=[.M90]" office:value-type="float" office:value="0.47668328054518" calcext:value-type="float">
            <text:p>0.47668328054518</text:p>
          </table:table-cell>
          <table:table-cell table:formula="of:=[.N90]" office:value-type="float" office:value="0.438991554414636" calcext:value-type="float">
            <text:p>0.438991554414636</text:p>
          </table:table-cell>
          <table:table-cell table:formula="of:=[.O90]" office:value-type="float" office:value="0" calcext:value-type="float">
            <text:p>0</text:p>
          </table:table-cell>
          <table:table-cell table:style-name="ce17" table:formula="of:=[.P90]" office:value-type="float" office:value="0.37985626502293" calcext:value-type="float">
            <text:p>0.37985626502293</text:p>
          </table:table-cell>
          <table:table-cell table:style-name="ce20" table:formula="of:=[.Q90]" office:value-type="float" office:value="0.562448738744889" calcext:value-type="float">
            <text:p>0.562448738744889</text:p>
          </table:table-cell>
          <table:table-cell table:formula="of:=[.R90]" office:value-type="float" office:value="0" calcext:value-type="float">
            <text:p>0</text:p>
          </table:table-cell>
          <table:table-cell table:formula="of:=[.S90]" office:value-type="float" office:value="0.475494852275685" calcext:value-type="float">
            <text:p>0.475494852275685</text:p>
          </table:table-cell>
          <table:table-cell table:formula="of:=[.T90]" office:value-type="float" office:value="0.525990442787603" calcext:value-type="float">
            <text:p>0.525990442787603</text:p>
          </table:table-cell>
          <table:table-cell table:style-name="ce17" table:formula="of:=[.U90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91]" office:value-type="string" office:string-value="3049: Ace Ventura: Pet Detective (1994)" calcext:value-type="string">
            <text:p>3049: Ace Ventura: Pet Detective (1994)</text:p>
          </table:table-cell>
          <table:table-cell table:style-name="ce10" table:formula="of:=IF([.B91]=0;[.B91];[.B91]-[.B$4])" office:value-type="float" office:value="0.5" calcext:value-type="float">
            <text:p>0.5</text:p>
          </table:table-cell>
          <table:table-cell table:style-name="ce2" table:formula="of:=IF([.C91]=0;[.C91];[.C91]-[.C$4])" office:value-type="float" office:value="-2.44" calcext:value-type="float">
            <text:p>-2.44</text:p>
          </table:table-cell>
          <table:table-cell table:style-name="ce2" table:formula="of:=IF([.D91]=0;[.D91];[.D91]-[.D$4])" office:value-type="float" office:value="-2.39" calcext:value-type="float">
            <text:p>-2.39</text:p>
          </table:table-cell>
          <table:table-cell table:style-name="ce2" table:formula="of:=IF([.E91]=0;[.E91];[.E91]-[.E$4])" office:value-type="float" office:value="0" calcext:value-type="float">
            <text:p>0</text:p>
          </table:table-cell>
          <table:table-cell table:style-name="ce50" table:formula="of:=IF([.F91]=0;[.F91];[.F91]-[.F$4])" office:value-type="float" office:value="-2.36986301369863" calcext:value-type="float">
            <text:p>-2.36986301369863</text:p>
          </table:table-cell>
          <table:table-cell table:style-name="ce10" table:formula="of:=IF([.G91]=0;[.G91];[.G91]-[.G$4])" office:value-type="float" office:value="-1.10795454545455" calcext:value-type="float">
            <text:p>-1.10795454545455</text:p>
          </table:table-cell>
          <table:table-cell table:style-name="ce2" table:formula="of:=IF([.H91]=0;[.H91];[.H91]-[.H$4])" office:value-type="float" office:value="-0.166666666666667" calcext:value-type="float">
            <text:p>-0.166666666666667</text:p>
          </table:table-cell>
          <table:table-cell table:style-name="ce2" table:formula="of:=IF([.I91]=0;[.I91];[.I91]-[.I$4])" office:value-type="float" office:value="-0.213541666666667" calcext:value-type="float">
            <text:p>-0.213541666666667</text:p>
          </table:table-cell>
          <table:table-cell table:style-name="ce2" table:formula="of:=IF([.J91]=0;[.J91];[.J91]-[.J$4])" office:value-type="float" office:value="0" calcext:value-type="float">
            <text:p>0</text:p>
          </table:table-cell>
          <table:table-cell table:style-name="ce50" table:formula="of:=IF([.K91]=0;[.K91];[.K91]-[.K$4])" office:value-type="float" office:value="-1.27941176470588" calcext:value-type="float">
            <text:p>-1.27941176470588</text:p>
          </table:table-cell>
          <table:table-cell table:style-name="ce20" table:formula="of:=[.L91]" office:value-type="float" office:value="0.400274504253816" calcext:value-type="float">
            <text:p>0.400274504253816</text:p>
          </table:table-cell>
          <table:table-cell table:formula="of:=[.M91]" office:value-type="float" office:value="0.47668328054518" calcext:value-type="float">
            <text:p>0.47668328054518</text:p>
          </table:table-cell>
          <table:table-cell table:formula="of:=[.N91]" office:value-type="float" office:value="0.438991554414636" calcext:value-type="float">
            <text:p>0.438991554414636</text:p>
          </table:table-cell>
          <table:table-cell table:formula="of:=[.O91]" office:value-type="float" office:value="0" calcext:value-type="float">
            <text:p>0</text:p>
          </table:table-cell>
          <table:table-cell table:style-name="ce17" table:formula="of:=[.P91]" office:value-type="float" office:value="0.37985626502293" calcext:value-type="float">
            <text:p>0.37985626502293</text:p>
          </table:table-cell>
          <table:table-cell table:style-name="ce20" table:formula="of:=[.Q91]" office:value-type="float" office:value="0.562448738744889" calcext:value-type="float">
            <text:p>0.562448738744889</text:p>
          </table:table-cell>
          <table:table-cell table:formula="of:=[.R91]" office:value-type="float" office:value="0.539065851394357" calcext:value-type="float">
            <text:p>0.539065851394357</text:p>
          </table:table-cell>
          <table:table-cell table:formula="of:=[.S91]" office:value-type="float" office:value="0.475494852275685" calcext:value-type="float">
            <text:p>0.475494852275685</text:p>
          </table:table-cell>
          <table:table-cell table:formula="of:=[.T91]" office:value-type="float" office:value="0" calcext:value-type="float">
            <text:p>0</text:p>
          </table:table-cell>
          <table:table-cell table:style-name="ce17" table:formula="of:=[.U91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92]" office:value-type="string" office:string-value="4327: Charlie's Angels (2000)" calcext:value-type="string">
            <text:p>4327: Charlie's Angels (2000)</text:p>
          </table:table-cell>
          <table:table-cell table:style-name="ce10" table:formula="of:=IF([.B92]=0;[.B92];[.B92]-[.B$4])" office:value-type="float" office:value="0" calcext:value-type="float">
            <text:p>0</text:p>
          </table:table-cell>
          <table:table-cell table:style-name="ce2" table:formula="of:=IF([.C92]=0;[.C92];[.C92]-[.C$4])" office:value-type="float" office:value="-2.44" calcext:value-type="float">
            <text:p>-2.44</text:p>
          </table:table-cell>
          <table:table-cell table:style-name="ce2" table:formula="of:=IF([.D92]=0;[.D92];[.D92]-[.D$4])" office:value-type="float" office:value="-1.89" calcext:value-type="float">
            <text:p>-1.89</text:p>
          </table:table-cell>
          <table:table-cell table:style-name="ce2" table:formula="of:=IF([.E92]=0;[.E92];[.E92]-[.E$4])" office:value-type="float" office:value="0" calcext:value-type="float">
            <text:p>0</text:p>
          </table:table-cell>
          <table:table-cell table:style-name="ce50" table:formula="of:=IF([.F92]=0;[.F92];[.F92]-[.F$4])" office:value-type="float" office:value="-0.86986301369863" calcext:value-type="float">
            <text:p>-0.86986301369863</text:p>
          </table:table-cell>
          <table:table-cell table:style-name="ce10" table:formula="of:=IF([.G92]=0;[.G92];[.G92]-[.G$4])" office:value-type="float" office:value="-2.60795454545455" calcext:value-type="float">
            <text:p>-2.60795454545455</text:p>
          </table:table-cell>
          <table:table-cell table:style-name="ce2" table:formula="of:=IF([.H92]=0;[.H92];[.H92]-[.H$4])" office:value-type="float" office:value="0" calcext:value-type="float">
            <text:p>0</text:p>
          </table:table-cell>
          <table:table-cell table:style-name="ce2" table:formula="of:=IF([.I92]=0;[.I92];[.I92]-[.I$4])" office:value-type="float" office:value="-1.21354166666667" calcext:value-type="float">
            <text:p>-1.21354166666667</text:p>
          </table:table-cell>
          <table:table-cell table:style-name="ce2" table:formula="of:=IF([.J92]=0;[.J92];[.J92]-[.J$4])" office:value-type="float" office:value="-0.365671641791045" calcext:value-type="float">
            <text:p>-0.365671641791045</text:p>
          </table:table-cell>
          <table:table-cell table:style-name="ce50" table:formula="of:=IF([.K92]=0;[.K92];[.K92]-[.K$4])" office:value-type="float" office:value="0" calcext:value-type="float">
            <text:p>0</text:p>
          </table:table-cell>
          <table:table-cell table:style-name="ce20" table:formula="of:=[.L92]" office:value-type="float" office:value="0" calcext:value-type="float">
            <text:p>0</text:p>
          </table:table-cell>
          <table:table-cell table:formula="of:=[.M92]" office:value-type="float" office:value="0.47668328054518" calcext:value-type="float">
            <text:p>0.47668328054518</text:p>
          </table:table-cell>
          <table:table-cell table:formula="of:=[.N92]" office:value-type="float" office:value="0.438991554414636" calcext:value-type="float">
            <text:p>0.438991554414636</text:p>
          </table:table-cell>
          <table:table-cell table:formula="of:=[.O92]" office:value-type="float" office:value="0" calcext:value-type="float">
            <text:p>0</text:p>
          </table:table-cell>
          <table:table-cell table:style-name="ce17" table:formula="of:=[.P92]" office:value-type="float" office:value="0.37985626502293" calcext:value-type="float">
            <text:p>0.37985626502293</text:p>
          </table:table-cell>
          <table:table-cell table:style-name="ce20" table:formula="of:=[.Q92]" office:value-type="float" office:value="0.562448738744889" calcext:value-type="float">
            <text:p>0.562448738744889</text:p>
          </table:table-cell>
          <table:table-cell table:formula="of:=[.R92]" office:value-type="float" office:value="0" calcext:value-type="float">
            <text:p>0</text:p>
          </table:table-cell>
          <table:table-cell table:formula="of:=[.S92]" office:value-type="float" office:value="0.475494852275685" calcext:value-type="float">
            <text:p>0.475494852275685</text:p>
          </table:table-cell>
          <table:table-cell table:formula="of:=[.T92]" office:value-type="float" office:value="0.525990442787603" calcext:value-type="float">
            <text:p>0.525990442787603</text:p>
          </table:table-cell>
          <table:table-cell table:style-name="ce17" table:formula="of:=[.U92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93]" office:value-type="string" office:string-value="5503: The Fugitive (1993)" calcext:value-type="string">
            <text:p>5503: The Fugitive (1993)</text:p>
          </table:table-cell>
          <table:table-cell table:style-name="ce10" table:formula="of:=IF([.B93]=0;[.B93];[.B93]-[.B$4])" office:value-type="float" office:value="-0.5" calcext:value-type="float">
            <text:p>-0.5</text:p>
          </table:table-cell>
          <table:table-cell table:style-name="ce2" table:formula="of:=IF([.C93]=0;[.C93];[.C93]-[.C$4])" office:value-type="float" office:value="0.56" calcext:value-type="float">
            <text:p>0.56</text:p>
          </table:table-cell>
          <table:table-cell table:style-name="ce2" table:formula="of:=IF([.D93]=0;[.D93];[.D93]-[.D$4])" office:value-type="float" office:value="-0.39" calcext:value-type="float">
            <text:p>-0.39</text:p>
          </table:table-cell>
          <table:table-cell table:style-name="ce2" table:formula="of:=IF([.E93]=0;[.E93];[.E93]-[.E$4])" office:value-type="float" office:value="-1.7" calcext:value-type="float">
            <text:p>-1.7</text:p>
          </table:table-cell>
          <table:table-cell table:style-name="ce50" table:formula="of:=IF([.F93]=0;[.F93];[.F93]-[.F$4])" office:value-type="float" office:value="0.63013698630137" calcext:value-type="float">
            <text:p>0.63013698630137</text:p>
          </table:table-cell>
          <table:table-cell table:style-name="ce10" table:formula="of:=IF([.G93]=0;[.G93];[.G93]-[.G$4])" office:value-type="float" office:value="-0.107954545454546" calcext:value-type="float">
            <text:p>-0.107954545454546</text:p>
          </table:table-cell>
          <table:table-cell table:style-name="ce2" table:formula="of:=IF([.H93]=0;[.H93];[.H93]-[.H$4])" office:value-type="float" office:value="0" calcext:value-type="float">
            <text:p>0</text:p>
          </table:table-cell>
          <table:table-cell table:style-name="ce2" table:formula="of:=IF([.I93]=0;[.I93];[.I93]-[.I$4])" office:value-type="float" office:value="-0.213541666666667" calcext:value-type="float">
            <text:p>-0.213541666666667</text:p>
          </table:table-cell>
          <table:table-cell table:style-name="ce2" table:formula="of:=IF([.J93]=0;[.J93];[.J93]-[.J$4])" office:value-type="float" office:value="0" calcext:value-type="float">
            <text:p>0</text:p>
          </table:table-cell>
          <table:table-cell table:style-name="ce50" table:formula="of:=IF([.K93]=0;[.K93];[.K93]-[.K$4])" office:value-type="float" office:value="0" calcext:value-type="float">
            <text:p>0</text:p>
          </table:table-cell>
          <table:table-cell table:style-name="ce20" table:formula="of:=[.L93]" office:value-type="float" office:value="0.400274504253816" calcext:value-type="float">
            <text:p>0.400274504253816</text:p>
          </table:table-cell>
          <table:table-cell table:formula="of:=[.M93]" office:value-type="float" office:value="0.47668328054518" calcext:value-type="float">
            <text:p>0.47668328054518</text:p>
          </table:table-cell>
          <table:table-cell table:formula="of:=[.N93]" office:value-type="float" office:value="0.438991554414636" calcext:value-type="float">
            <text:p>0.438991554414636</text:p>
          </table:table-cell>
          <table:table-cell table:formula="of:=[.O93]" office:value-type="float" office:value="0.464110147764856" calcext:value-type="float">
            <text:p>0.464110147764856</text:p>
          </table:table-cell>
          <table:table-cell table:style-name="ce17" table:formula="of:=[.P93]" office:value-type="float" office:value="0.37985626502293" calcext:value-type="float">
            <text:p>0.37985626502293</text:p>
          </table:table-cell>
          <table:table-cell table:style-name="ce20" table:formula="of:=[.Q93]" office:value-type="float" office:value="0.562448738744889" calcext:value-type="float">
            <text:p>0.562448738744889</text:p>
          </table:table-cell>
          <table:table-cell table:formula="of:=[.R93]" office:value-type="float" office:value="0" calcext:value-type="float">
            <text:p>0</text:p>
          </table:table-cell>
          <table:table-cell table:formula="of:=[.S93]" office:value-type="float" office:value="0.475494852275685" calcext:value-type="float">
            <text:p>0.475494852275685</text:p>
          </table:table-cell>
          <table:table-cell table:formula="of:=[.T93]" office:value-type="float" office:value="0" calcext:value-type="float">
            <text:p>0</text:p>
          </table:table-cell>
          <table:table-cell table:style-name="ce17" table:formula="of:=[.U93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94]" office:value-type="string" office:string-value="7443: Chicken Run (2000)" calcext:value-type="string">
            <text:p>7443: Chicken Run (2000)</text:p>
          </table:table-cell>
          <table:table-cell table:style-name="ce10" table:formula="of:=IF([.B94]=0;[.B94];[.B94]-[.B$4])" office:value-type="float" office:value="-0.5" calcext:value-type="float">
            <text:p>-0.5</text:p>
          </table:table-cell>
          <table:table-cell table:style-name="ce2" table:formula="of:=IF([.C94]=0;[.C94];[.C94]-[.C$4])" office:value-type="float" office:value="0" calcext:value-type="float">
            <text:p>0</text:p>
          </table:table-cell>
          <table:table-cell table:style-name="ce2" table:formula="of:=IF([.D94]=0;[.D94];[.D94]-[.D$4])" office:value-type="float" office:value="-0.39" calcext:value-type="float">
            <text:p>-0.39</text:p>
          </table:table-cell>
          <table:table-cell table:style-name="ce2" table:formula="of:=IF([.E94]=0;[.E94];[.E94]-[.E$4])" office:value-type="float" office:value="0" calcext:value-type="float">
            <text:p>0</text:p>
          </table:table-cell>
          <table:table-cell table:style-name="ce50" table:formula="of:=IF([.F94]=0;[.F94];[.F94]-[.F$4])" office:value-type="float" office:value="-0.36986301369863" calcext:value-type="float">
            <text:p>-0.36986301369863</text:p>
          </table:table-cell>
          <table:table-cell table:style-name="ce10" table:formula="of:=IF([.G94]=0;[.G94];[.G94]-[.G$4])" office:value-type="float" office:value="-3.10795454545455" calcext:value-type="float">
            <text:p>-3.10795454545455</text:p>
          </table:table-cell>
          <table:table-cell table:style-name="ce2" table:formula="of:=IF([.H94]=0;[.H94];[.H94]-[.H$4])" office:value-type="float" office:value="0" calcext:value-type="float">
            <text:p>0</text:p>
          </table:table-cell>
          <table:table-cell table:style-name="ce2" table:formula="of:=IF([.I94]=0;[.I94];[.I94]-[.I$4])" office:value-type="float" office:value="-0.713541666666667" calcext:value-type="float">
            <text:p>-0.713541666666667</text:p>
          </table:table-cell>
          <table:table-cell table:style-name="ce2" table:formula="of:=IF([.J94]=0;[.J94];[.J94]-[.J$4])" office:value-type="float" office:value="-0.365671641791045" calcext:value-type="float">
            <text:p>-0.365671641791045</text:p>
          </table:table-cell>
          <table:table-cell table:style-name="ce50" table:formula="of:=IF([.K94]=0;[.K94];[.K94]-[.K$4])" office:value-type="float" office:value="0" calcext:value-type="float">
            <text:p>0</text:p>
          </table:table-cell>
          <table:table-cell table:style-name="ce20" table:formula="of:=[.L94]" office:value-type="float" office:value="0.400274504253816" calcext:value-type="float">
            <text:p>0.400274504253816</text:p>
          </table:table-cell>
          <table:table-cell table:formula="of:=[.M94]" office:value-type="float" office:value="0" calcext:value-type="float">
            <text:p>0</text:p>
          </table:table-cell>
          <table:table-cell table:formula="of:=[.N94]" office:value-type="float" office:value="0.438991554414636" calcext:value-type="float">
            <text:p>0.438991554414636</text:p>
          </table:table-cell>
          <table:table-cell table:formula="of:=[.O94]" office:value-type="float" office:value="0" calcext:value-type="float">
            <text:p>0</text:p>
          </table:table-cell>
          <table:table-cell table:style-name="ce17" table:formula="of:=[.P94]" office:value-type="float" office:value="0.37985626502293" calcext:value-type="float">
            <text:p>0.37985626502293</text:p>
          </table:table-cell>
          <table:table-cell table:style-name="ce20" table:formula="of:=[.Q94]" office:value-type="float" office:value="0.562448738744889" calcext:value-type="float">
            <text:p>0.562448738744889</text:p>
          </table:table-cell>
          <table:table-cell table:formula="of:=[.R94]" office:value-type="float" office:value="0" calcext:value-type="float">
            <text:p>0</text:p>
          </table:table-cell>
          <table:table-cell table:formula="of:=[.S94]" office:value-type="float" office:value="0.475494852275685" calcext:value-type="float">
            <text:p>0.475494852275685</text:p>
          </table:table-cell>
          <table:table-cell table:formula="of:=[.T94]" office:value-type="float" office:value="0.525990442787603" calcext:value-type="float">
            <text:p>0.525990442787603</text:p>
          </table:table-cell>
          <table:table-cell table:style-name="ce17" table:formula="of:=[.U94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95]" office:value-type="string" office:string-value="8358: Cast Away (2000)" calcext:value-type="string">
            <text:p>8358: Cast Away (2000)</text:p>
          </table:table-cell>
          <table:table-cell table:style-name="ce10" table:formula="of:=IF([.B95]=0;[.B95];[.B95]-[.B$4])" office:value-type="float" office:value="0" calcext:value-type="float">
            <text:p>0</text:p>
          </table:table-cell>
          <table:table-cell table:style-name="ce2" table:formula="of:=IF([.C95]=0;[.C95];[.C95]-[.C$4])" office:value-type="float" office:value="0" calcext:value-type="float">
            <text:p>0</text:p>
          </table:table-cell>
          <table:table-cell table:style-name="ce2" table:formula="of:=IF([.D95]=0;[.D95];[.D95]-[.D$4])" office:value-type="float" office:value="-0.39" calcext:value-type="float">
            <text:p>-0.39</text:p>
          </table:table-cell>
          <table:table-cell table:style-name="ce2" table:formula="of:=IF([.E95]=0;[.E95];[.E95]-[.E$4])" office:value-type="float" office:value="0" calcext:value-type="float">
            <text:p>0</text:p>
          </table:table-cell>
          <table:table-cell table:style-name="ce50" table:formula="of:=IF([.F95]=0;[.F95];[.F95]-[.F$4])" office:value-type="float" office:value="0.63013698630137" calcext:value-type="float">
            <text:p>0.63013698630137</text:p>
          </table:table-cell>
          <table:table-cell table:style-name="ce10" table:formula="of:=IF([.G95]=0;[.G95];[.G95]-[.G$4])" office:value-type="float" office:value="-0.107954545454546" calcext:value-type="float">
            <text:p>-0.107954545454546</text:p>
          </table:table-cell>
          <table:table-cell table:style-name="ce2" table:formula="of:=IF([.H95]=0;[.H95];[.H95]-[.H$4])" office:value-type="float" office:value="0" calcext:value-type="float">
            <text:p>0</text:p>
          </table:table-cell>
          <table:table-cell table:style-name="ce2" table:formula="of:=IF([.I95]=0;[.I95];[.I95]-[.I$4])" office:value-type="float" office:value="0.786458333333334" calcext:value-type="float">
            <text:p>0.786458333333334</text:p>
          </table:table-cell>
          <table:table-cell table:style-name="ce2" table:formula="of:=IF([.J95]=0;[.J95];[.J95]-[.J$4])" office:value-type="float" office:value="0" calcext:value-type="float">
            <text:p>0</text:p>
          </table:table-cell>
          <table:table-cell table:style-name="ce50" table:formula="of:=IF([.K95]=0;[.K95];[.K95]-[.K$4])" office:value-type="float" office:value="0" calcext:value-type="float">
            <text:p>0</text:p>
          </table:table-cell>
          <table:table-cell table:style-name="ce20" table:formula="of:=[.L95]" office:value-type="float" office:value="0" calcext:value-type="float">
            <text:p>0</text:p>
          </table:table-cell>
          <table:table-cell table:formula="of:=[.M95]" office:value-type="float" office:value="0" calcext:value-type="float">
            <text:p>0</text:p>
          </table:table-cell>
          <table:table-cell table:formula="of:=[.N95]" office:value-type="float" office:value="0.438991554414636" calcext:value-type="float">
            <text:p>0.438991554414636</text:p>
          </table:table-cell>
          <table:table-cell table:formula="of:=[.O95]" office:value-type="float" office:value="0" calcext:value-type="float">
            <text:p>0</text:p>
          </table:table-cell>
          <table:table-cell table:style-name="ce17" table:formula="of:=[.P95]" office:value-type="float" office:value="0.37985626502293" calcext:value-type="float">
            <text:p>0.37985626502293</text:p>
          </table:table-cell>
          <table:table-cell table:style-name="ce20" table:formula="of:=[.Q95]" office:value-type="float" office:value="0.562448738744889" calcext:value-type="float">
            <text:p>0.562448738744889</text:p>
          </table:table-cell>
          <table:table-cell table:formula="of:=[.R95]" office:value-type="float" office:value="0" calcext:value-type="float">
            <text:p>0</text:p>
          </table:table-cell>
          <table:table-cell table:formula="of:=[.S95]" office:value-type="float" office:value="0.475494852275685" calcext:value-type="float">
            <text:p>0.475494852275685</text:p>
          </table:table-cell>
          <table:table-cell table:formula="of:=[.T95]" office:value-type="float" office:value="0" calcext:value-type="float">
            <text:p>0</text:p>
          </table:table-cell>
          <table:table-cell table:style-name="ce17" table:formula="of:=[.U95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96]" office:value-type="string" office:string-value="8467: Dumb &amp; Dumber (1994)" calcext:value-type="string">
            <text:p>8467: Dumb &amp; Dumber (1994)</text:p>
          </table:table-cell>
          <table:table-cell table:style-name="ce10" table:formula="of:=IF([.B96]=0;[.B96];[.B96]-[.B$4])" office:value-type="float" office:value="0" calcext:value-type="float">
            <text:p>0</text:p>
          </table:table-cell>
          <table:table-cell table:style-name="ce2" table:formula="of:=IF([.C96]=0;[.C96];[.C96]-[.C$4])" office:value-type="float" office:value="0" calcext:value-type="float">
            <text:p>0</text:p>
          </table:table-cell>
          <table:table-cell table:style-name="ce2" table:formula="of:=IF([.D96]=0;[.D96];[.D96]-[.D$4])" office:value-type="float" office:value="-2.39" calcext:value-type="float">
            <text:p>-2.39</text:p>
          </table:table-cell>
          <table:table-cell table:style-name="ce2" table:formula="of:=IF([.E96]=0;[.E96];[.E96]-[.E$4])" office:value-type="float" office:value="0" calcext:value-type="float">
            <text:p>0</text:p>
          </table:table-cell>
          <table:table-cell table:style-name="ce50" table:formula="of:=IF([.F96]=0;[.F96];[.F96]-[.F$4])" office:value-type="float" office:value="-2.86986301369863" calcext:value-type="float">
            <text:p>-2.86986301369863</text:p>
          </table:table-cell>
          <table:table-cell table:style-name="ce10" table:formula="of:=IF([.G96]=0;[.G96];[.G96]-[.G$4])" office:value-type="float" office:value="-3.10795454545455" calcext:value-type="float">
            <text:p>-3.10795454545455</text:p>
          </table:table-cell>
          <table:table-cell table:style-name="ce2" table:formula="of:=IF([.H96]=0;[.H96];[.H96]-[.H$4])" office:value-type="float" office:value="0.333333333333333" calcext:value-type="float">
            <text:p>0.333333333333333</text:p>
          </table:table-cell>
          <table:table-cell table:style-name="ce2" table:formula="of:=IF([.I96]=0;[.I96];[.I96]-[.I$4])" office:value-type="float" office:value="0.286458333333333" calcext:value-type="float">
            <text:p>0.286458333333333</text:p>
          </table:table-cell>
          <table:table-cell table:style-name="ce2" table:formula="of:=IF([.J96]=0;[.J96];[.J96]-[.J$4])" office:value-type="float" office:value="0.134328358208955" calcext:value-type="float">
            <text:p>0.134328358208955</text:p>
          </table:table-cell>
          <table:table-cell table:style-name="ce50" table:formula="of:=IF([.K96]=0;[.K96];[.K96]-[.K$4])" office:value-type="float" office:value="0" calcext:value-type="float">
            <text:p>0</text:p>
          </table:table-cell>
          <table:table-cell table:style-name="ce20" table:formula="of:=[.L96]" office:value-type="float" office:value="0.400274504253816" calcext:value-type="float">
            <text:p>0.400274504253816</text:p>
          </table:table-cell>
          <table:table-cell table:formula="of:=[.M96]" office:value-type="float" office:value="0" calcext:value-type="float">
            <text:p>0</text:p>
          </table:table-cell>
          <table:table-cell table:formula="of:=[.N96]" office:value-type="float" office:value="0.438991554414636" calcext:value-type="float">
            <text:p>0.438991554414636</text:p>
          </table:table-cell>
          <table:table-cell table:formula="of:=[.O96]" office:value-type="float" office:value="0" calcext:value-type="float">
            <text:p>0</text:p>
          </table:table-cell>
          <table:table-cell table:style-name="ce17" table:formula="of:=[.P96]" office:value-type="float" office:value="0.37985626502293" calcext:value-type="float">
            <text:p>0.37985626502293</text:p>
          </table:table-cell>
          <table:table-cell table:style-name="ce20" table:formula="of:=[.Q96]" office:value-type="float" office:value="0.562448738744889" calcext:value-type="float">
            <text:p>0.562448738744889</text:p>
          </table:table-cell>
          <table:table-cell table:formula="of:=[.R96]" office:value-type="float" office:value="0.539065851394357" calcext:value-type="float">
            <text:p>0.539065851394357</text:p>
          </table:table-cell>
          <table:table-cell table:formula="of:=[.S96]" office:value-type="float" office:value="0.475494852275685" calcext:value-type="float">
            <text:p>0.475494852275685</text:p>
          </table:table-cell>
          <table:table-cell table:formula="of:=[.T96]" office:value-type="float" office:value="0.525990442787603" calcext:value-type="float">
            <text:p>0.525990442787603</text:p>
          </table:table-cell>
          <table:table-cell table:style-name="ce17" table:formula="of:=[.U96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97]" office:value-type="string" office:string-value="8587: The Lion King (1994)" calcext:value-type="string">
            <text:p>8587: The Lion King (1994)</text:p>
          </table:table-cell>
          <table:table-cell table:style-name="ce10" table:formula="of:=IF([.B97]=0;[.B97];[.B97]-[.B$4])" office:value-type="float" office:value="0" calcext:value-type="float">
            <text:p>0</text:p>
          </table:table-cell>
          <table:table-cell table:style-name="ce2" table:formula="of:=IF([.C97]=0;[.C97];[.C97]-[.C$4])" office:value-type="float" office:value="0.56" calcext:value-type="float">
            <text:p>0.56</text:p>
          </table:table-cell>
          <table:table-cell table:style-name="ce2" table:formula="of:=IF([.D97]=0;[.D97];[.D97]-[.D$4])" office:value-type="float" office:value="-2.39" calcext:value-type="float">
            <text:p>-2.39</text:p>
          </table:table-cell>
          <table:table-cell table:style-name="ce2" table:formula="of:=IF([.E97]=0;[.E97];[.E97]-[.E$4])" office:value-type="float" office:value="0" calcext:value-type="float">
            <text:p>0</text:p>
          </table:table-cell>
          <table:table-cell table:style-name="ce50" table:formula="of:=IF([.F97]=0;[.F97];[.F97]-[.F$4])" office:value-type="float" office:value="0" calcext:value-type="float">
            <text:p>0</text:p>
          </table:table-cell>
          <table:table-cell table:style-name="ce10" table:formula="of:=IF([.G97]=0;[.G97];[.G97]-[.G$4])" office:value-type="float" office:value="0.892045454545454" calcext:value-type="float">
            <text:p>0.892045454545454</text:p>
          </table:table-cell>
          <table:table-cell table:style-name="ce2" table:formula="of:=IF([.H97]=0;[.H97];[.H97]-[.H$4])" office:value-type="float" office:value="0.333333333333333" calcext:value-type="float">
            <text:p>0.333333333333333</text:p>
          </table:table-cell>
          <table:table-cell table:style-name="ce2" table:formula="of:=IF([.I97]=0;[.I97];[.I97]-[.I$4])" office:value-type="float" office:value="0.786458333333334" calcext:value-type="float">
            <text:p>0.786458333333334</text:p>
          </table:table-cell>
          <table:table-cell table:style-name="ce2" table:formula="of:=IF([.J97]=0;[.J97];[.J97]-[.J$4])" office:value-type="float" office:value="0" calcext:value-type="float">
            <text:p>0</text:p>
          </table:table-cell>
          <table:table-cell table:style-name="ce50" table:formula="of:=IF([.K97]=0;[.K97];[.K97]-[.K$4])" office:value-type="float" office:value="0.220588235294118" calcext:value-type="float">
            <text:p>0.220588235294118</text:p>
          </table:table-cell>
          <table:table-cell table:style-name="ce20" table:formula="of:=[.L97]" office:value-type="float" office:value="0" calcext:value-type="float">
            <text:p>0</text:p>
          </table:table-cell>
          <table:table-cell table:formula="of:=[.M97]" office:value-type="float" office:value="0.47668328054518" calcext:value-type="float">
            <text:p>0.47668328054518</text:p>
          </table:table-cell>
          <table:table-cell table:formula="of:=[.N97]" office:value-type="float" office:value="0.438991554414636" calcext:value-type="float">
            <text:p>0.438991554414636</text:p>
          </table:table-cell>
          <table:table-cell table:formula="of:=[.O97]" office:value-type="float" office:value="0" calcext:value-type="float">
            <text:p>0</text:p>
          </table:table-cell>
          <table:table-cell table:style-name="ce17" table:formula="of:=[.P97]" office:value-type="float" office:value="0" calcext:value-type="float">
            <text:p>0</text:p>
          </table:table-cell>
          <table:table-cell table:style-name="ce20" table:formula="of:=[.Q97]" office:value-type="float" office:value="0.562448738744889" calcext:value-type="float">
            <text:p>0.562448738744889</text:p>
          </table:table-cell>
          <table:table-cell table:formula="of:=[.R97]" office:value-type="float" office:value="0.539065851394357" calcext:value-type="float">
            <text:p>0.539065851394357</text:p>
          </table:table-cell>
          <table:table-cell table:formula="of:=[.S97]" office:value-type="float" office:value="0.475494852275685" calcext:value-type="float">
            <text:p>0.475494852275685</text:p>
          </table:table-cell>
          <table:table-cell table:formula="of:=[.T97]" office:value-type="float" office:value="0" calcext:value-type="float">
            <text:p>0</text:p>
          </table:table-cell>
          <table:table-cell table:style-name="ce17" table:formula="of:=[.U97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98]" office:value-type="string" office:string-value="9331: Clear and Present Danger (1994)" calcext:value-type="string">
            <text:p>9331: Clear and Present Danger (1994)</text:p>
          </table:table-cell>
          <table:table-cell table:style-name="ce10" table:formula="of:=IF([.B98]=0;[.B98];[.B98]-[.B$4])" office:value-type="float" office:value="0" calcext:value-type="float">
            <text:p>0</text:p>
          </table:table-cell>
          <table:table-cell table:style-name="ce2" table:formula="of:=IF([.C98]=0;[.C98];[.C98]-[.C$4])" office:value-type="float" office:value="-0.44" calcext:value-type="float">
            <text:p>-0.44</text:p>
          </table:table-cell>
          <table:table-cell table:style-name="ce2" table:formula="of:=IF([.D98]=0;[.D98];[.D98]-[.D$4])" office:value-type="float" office:value="-2.39" calcext:value-type="float">
            <text:p>-2.39</text:p>
          </table:table-cell>
          <table:table-cell table:style-name="ce2" table:formula="of:=IF([.E98]=0;[.E98];[.E98]-[.E$4])" office:value-type="float" office:value="0" calcext:value-type="float">
            <text:p>0</text:p>
          </table:table-cell>
          <table:table-cell table:style-name="ce50" table:formula="of:=IF([.F98]=0;[.F98];[.F98]-[.F$4])" office:value-type="float" office:value="0" calcext:value-type="float">
            <text:p>0</text:p>
          </table:table-cell>
          <table:table-cell table:style-name="ce10" table:formula="of:=IF([.G98]=0;[.G98];[.G98]-[.G$4])" office:value-type="float" office:value="0" calcext:value-type="float">
            <text:p>0</text:p>
          </table:table-cell>
          <table:table-cell table:style-name="ce2" table:formula="of:=IF([.H98]=0;[.H98];[.H98]-[.H$4])" office:value-type="float" office:value="0" calcext:value-type="float">
            <text:p>0</text:p>
          </table:table-cell>
          <table:table-cell table:style-name="ce2" table:formula="of:=IF([.I98]=0;[.I98];[.I98]-[.I$4])" office:value-type="float" office:value="-0.213541666666667" calcext:value-type="float">
            <text:p>-0.213541666666667</text:p>
          </table:table-cell>
          <table:table-cell table:style-name="ce2" table:formula="of:=IF([.J98]=0;[.J98];[.J98]-[.J$4])" office:value-type="float" office:value="0" calcext:value-type="float">
            <text:p>0</text:p>
          </table:table-cell>
          <table:table-cell table:style-name="ce50" table:formula="of:=IF([.K98]=0;[.K98];[.K98]-[.K$4])" office:value-type="float" office:value="0" calcext:value-type="float">
            <text:p>0</text:p>
          </table:table-cell>
          <table:table-cell table:style-name="ce20" table:formula="of:=[.L98]" office:value-type="float" office:value="0" calcext:value-type="float">
            <text:p>0</text:p>
          </table:table-cell>
          <table:table-cell table:formula="of:=[.M98]" office:value-type="float" office:value="0.47668328054518" calcext:value-type="float">
            <text:p>0.47668328054518</text:p>
          </table:table-cell>
          <table:table-cell table:formula="of:=[.N98]" office:value-type="float" office:value="0.438991554414636" calcext:value-type="float">
            <text:p>0.438991554414636</text:p>
          </table:table-cell>
          <table:table-cell table:formula="of:=[.O98]" office:value-type="float" office:value="0" calcext:value-type="float">
            <text:p>0</text:p>
          </table:table-cell>
          <table:table-cell table:style-name="ce17" table:formula="of:=[.P98]" office:value-type="float" office:value="0" calcext:value-type="float">
            <text:p>0</text:p>
          </table:table-cell>
          <table:table-cell table:style-name="ce20" table:formula="of:=[.Q98]" office:value-type="float" office:value="0" calcext:value-type="float">
            <text:p>0</text:p>
          </table:table-cell>
          <table:table-cell table:formula="of:=[.R98]" office:value-type="float" office:value="0" calcext:value-type="float">
            <text:p>0</text:p>
          </table:table-cell>
          <table:table-cell table:formula="of:=[.S98]" office:value-type="float" office:value="0.475494852275685" calcext:value-type="float">
            <text:p>0.475494852275685</text:p>
          </table:table-cell>
          <table:table-cell table:formula="of:=[.T98]" office:value-type="float" office:value="0" calcext:value-type="float">
            <text:p>0</text:p>
          </table:table-cell>
          <table:table-cell table:style-name="ce17" table:formula="of:=[.U98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99]" office:value-type="string" office:string-value="9741: Unbreakable (2000)" calcext:value-type="string">
            <text:p>9741: Unbreakable (2000)</text:p>
          </table:table-cell>
          <table:table-cell table:style-name="ce10" table:formula="of:=IF([.B99]=0;[.B99];[.B99]-[.B$4])" office:value-type="float" office:value="0" calcext:value-type="float">
            <text:p>0</text:p>
          </table:table-cell>
          <table:table-cell table:style-name="ce2" table:formula="of:=IF([.C99]=0;[.C99];[.C99]-[.C$4])" office:value-type="float" office:value="0" calcext:value-type="float">
            <text:p>0</text:p>
          </table:table-cell>
          <table:table-cell table:style-name="ce2" table:formula="of:=IF([.D99]=0;[.D99];[.D99]-[.D$4])" office:value-type="float" office:value="0.11" calcext:value-type="float">
            <text:p>0.11</text:p>
          </table:table-cell>
          <table:table-cell table:style-name="ce2" table:formula="of:=IF([.E99]=0;[.E99];[.E99]-[.E$4])" office:value-type="float" office:value="0" calcext:value-type="float">
            <text:p>0</text:p>
          </table:table-cell>
          <table:table-cell table:style-name="ce50" table:formula="of:=IF([.F99]=0;[.F99];[.F99]-[.F$4])" office:value-type="float" office:value="0" calcext:value-type="float">
            <text:p>0</text:p>
          </table:table-cell>
          <table:table-cell table:style-name="ce10" table:formula="of:=IF([.G99]=0;[.G99];[.G99]-[.G$4])" office:value-type="float" office:value="0" calcext:value-type="float">
            <text:p>0</text:p>
          </table:table-cell>
          <table:table-cell table:style-name="ce2" table:formula="of:=IF([.H99]=0;[.H99];[.H99]-[.H$4])" office:value-type="float" office:value="0" calcext:value-type="float">
            <text:p>0</text:p>
          </table:table-cell>
          <table:table-cell table:style-name="ce2" table:formula="of:=IF([.I99]=0;[.I99];[.I99]-[.I$4])" office:value-type="float" office:value="-0.213541666666667" calcext:value-type="float">
            <text:p>-0.213541666666667</text:p>
          </table:table-cell>
          <table:table-cell table:style-name="ce2" table:formula="of:=IF([.J99]=0;[.J99];[.J99]-[.J$4])" office:value-type="float" office:value="0" calcext:value-type="float">
            <text:p>0</text:p>
          </table:table-cell>
          <table:table-cell table:style-name="ce50" table:formula="of:=IF([.K99]=0;[.K99];[.K99]-[.K$4])" office:value-type="float" office:value="0" calcext:value-type="float">
            <text:p>0</text:p>
          </table:table-cell>
          <table:table-cell table:style-name="ce20" table:formula="of:=[.L99]" office:value-type="float" office:value="0" calcext:value-type="float">
            <text:p>0</text:p>
          </table:table-cell>
          <table:table-cell table:formula="of:=[.M99]" office:value-type="float" office:value="0" calcext:value-type="float">
            <text:p>0</text:p>
          </table:table-cell>
          <table:table-cell table:formula="of:=[.N99]" office:value-type="float" office:value="0.438991554414636" calcext:value-type="float">
            <text:p>0.438991554414636</text:p>
          </table:table-cell>
          <table:table-cell table:formula="of:=[.O99]" office:value-type="float" office:value="0" calcext:value-type="float">
            <text:p>0</text:p>
          </table:table-cell>
          <table:table-cell table:style-name="ce17" table:formula="of:=[.P99]" office:value-type="float" office:value="0" calcext:value-type="float">
            <text:p>0</text:p>
          </table:table-cell>
          <table:table-cell table:style-name="ce20" table:formula="of:=[.Q99]" office:value-type="float" office:value="0" calcext:value-type="float">
            <text:p>0</text:p>
          </table:table-cell>
          <table:table-cell table:formula="of:=[.R99]" office:value-type="float" office:value="0" calcext:value-type="float">
            <text:p>0</text:p>
          </table:table-cell>
          <table:table-cell table:formula="of:=[.S99]" office:value-type="float" office:value="0.475494852275685" calcext:value-type="float">
            <text:p>0.475494852275685</text:p>
          </table:table-cell>
          <table:table-cell table:formula="of:=[.T99]" office:value-type="float" office:value="0" calcext:value-type="float">
            <text:p>0</text:p>
          </table:table-cell>
          <table:table-cell table:style-name="ce17" table:formula="of:=[.U99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100]" office:value-type="string" office:string-value="9802: The Rock (1996)" calcext:value-type="string">
            <text:p>9802: The Rock (1996)</text:p>
          </table:table-cell>
          <table:table-cell table:style-name="ce10" table:formula="of:=IF([.B100]=0;[.B100];[.B100]-[.B$4])" office:value-type="float" office:value="-0.5" calcext:value-type="float">
            <text:p>-0.5</text:p>
          </table:table-cell>
          <table:table-cell table:style-name="ce2" table:formula="of:=IF([.C100]=0;[.C100];[.C100]-[.C$4])" office:value-type="float" office:value="0.0600000000000001" calcext:value-type="float">
            <text:p>0.06</text:p>
          </table:table-cell>
          <table:table-cell table:style-name="ce2" table:formula="of:=IF([.D100]=0;[.D100];[.D100]-[.D$4])" office:value-type="float" office:value="-0.39" calcext:value-type="float">
            <text:p>-0.39</text:p>
          </table:table-cell>
          <table:table-cell table:style-name="ce2" table:formula="of:=IF([.E100]=0;[.E100];[.E100]-[.E$4])" office:value-type="float" office:value="0" calcext:value-type="float">
            <text:p>0</text:p>
          </table:table-cell>
          <table:table-cell table:style-name="ce50" table:formula="of:=IF([.F100]=0;[.F100];[.F100]-[.F$4])" office:value-type="float" office:value="0.63013698630137" calcext:value-type="float">
            <text:p>0.63013698630137</text:p>
          </table:table-cell>
          <table:table-cell table:style-name="ce10" table:formula="of:=IF([.G100]=0;[.G100];[.G100]-[.G$4])" office:value-type="float" office:value="0" calcext:value-type="float">
            <text:p>0</text:p>
          </table:table-cell>
          <table:table-cell table:style-name="ce2" table:formula="of:=IF([.H100]=0;[.H100];[.H100]-[.H$4])" office:value-type="float" office:value="-0.166666666666667" calcext:value-type="float">
            <text:p>-0.166666666666667</text:p>
          </table:table-cell>
          <table:table-cell table:style-name="ce2" table:formula="of:=IF([.I100]=0;[.I100];[.I100]-[.I$4])" office:value-type="float" office:value="-1.21354166666667" calcext:value-type="float">
            <text:p>-1.21354166666667</text:p>
          </table:table-cell>
          <table:table-cell table:style-name="ce2" table:formula="of:=IF([.J100]=0;[.J100];[.J100]-[.J$4])" office:value-type="float" office:value="0" calcext:value-type="float">
            <text:p>0</text:p>
          </table:table-cell>
          <table:table-cell table:style-name="ce50" table:formula="of:=IF([.K100]=0;[.K100];[.K100]-[.K$4])" office:value-type="float" office:value="0" calcext:value-type="float">
            <text:p>0</text:p>
          </table:table-cell>
          <table:table-cell table:style-name="ce20" table:formula="of:=[.L100]" office:value-type="float" office:value="0.400274504253816" calcext:value-type="float">
            <text:p>0.400274504253816</text:p>
          </table:table-cell>
          <table:table-cell table:formula="of:=[.M100]" office:value-type="float" office:value="0.47668328054518" calcext:value-type="float">
            <text:p>0.47668328054518</text:p>
          </table:table-cell>
          <table:table-cell table:formula="of:=[.N100]" office:value-type="float" office:value="0.438991554414636" calcext:value-type="float">
            <text:p>0.438991554414636</text:p>
          </table:table-cell>
          <table:table-cell table:formula="of:=[.O100]" office:value-type="float" office:value="0" calcext:value-type="float">
            <text:p>0</text:p>
          </table:table-cell>
          <table:table-cell table:style-name="ce17" table:formula="of:=[.P100]" office:value-type="float" office:value="0.37985626502293" calcext:value-type="float">
            <text:p>0.37985626502293</text:p>
          </table:table-cell>
          <table:table-cell table:style-name="ce20" table:formula="of:=[.Q100]" office:value-type="float" office:value="0" calcext:value-type="float">
            <text:p>0</text:p>
          </table:table-cell>
          <table:table-cell table:formula="of:=[.R100]" office:value-type="float" office:value="0.539065851394357" calcext:value-type="float">
            <text:p>0.539065851394357</text:p>
          </table:table-cell>
          <table:table-cell table:formula="of:=[.S100]" office:value-type="float" office:value="0.475494852275685" calcext:value-type="float">
            <text:p>0.475494852275685</text:p>
          </table:table-cell>
          <table:table-cell table:formula="of:=[.T100]" office:value-type="float" office:value="0" calcext:value-type="float">
            <text:p>0</text:p>
          </table:table-cell>
          <table:table-cell table:style-name="ce17" table:formula="of:=[.U100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101]" office:value-type="string" office:string-value="9806: The Incredibles (2004)" calcext:value-type="string">
            <text:p>9806: The Incredibles (2004)</text:p>
          </table:table-cell>
          <table:table-cell table:style-name="ce10" table:formula="of:=IF([.B101]=0;[.B101];[.B101]-[.B$4])" office:value-type="float" office:value="0" calcext:value-type="float">
            <text:p>0</text:p>
          </table:table-cell>
          <table:table-cell table:style-name="ce2" table:formula="of:=IF([.C101]=0;[.C101];[.C101]-[.C$4])" office:value-type="float" office:value="1.56" calcext:value-type="float">
            <text:p>1.56</text:p>
          </table:table-cell>
          <table:table-cell table:style-name="ce2" table:formula="of:=IF([.D101]=0;[.D101];[.D101]-[.D$4])" office:value-type="float" office:value="0.11" calcext:value-type="float">
            <text:p>0.11</text:p>
          </table:table-cell>
          <table:table-cell table:style-name="ce2" table:formula="of:=IF([.E101]=0;[.E101];[.E101]-[.E$4])" office:value-type="float" office:value="0" calcext:value-type="float">
            <text:p>0</text:p>
          </table:table-cell>
          <table:table-cell table:style-name="ce50" table:formula="of:=IF([.F101]=0;[.F101];[.F101]-[.F$4])" office:value-type="float" office:value="0.13013698630137" calcext:value-type="float">
            <text:p>0.13013698630137</text:p>
          </table:table-cell>
          <table:table-cell table:style-name="ce10" table:formula="of:=IF([.G101]=0;[.G101];[.G101]-[.G$4])" office:value-type="float" office:value="0.892045454545454" calcext:value-type="float">
            <text:p>0.892045454545454</text:p>
          </table:table-cell>
          <table:table-cell table:style-name="ce2" table:formula="of:=IF([.H101]=0;[.H101];[.H101]-[.H$4])" office:value-type="float" office:value="-0.166666666666667" calcext:value-type="float">
            <text:p>-0.166666666666667</text:p>
          </table:table-cell>
          <table:table-cell table:style-name="ce2" table:formula="of:=IF([.I101]=0;[.I101];[.I101]-[.I$4])" office:value-type="float" office:value="-0.213541666666667" calcext:value-type="float">
            <text:p>-0.213541666666667</text:p>
          </table:table-cell>
          <table:table-cell table:style-name="ce2" table:formula="of:=IF([.J101]=0;[.J101];[.J101]-[.J$4])" office:value-type="float" office:value="-0.365671641791045" calcext:value-type="float">
            <text:p>-0.365671641791045</text:p>
          </table:table-cell>
          <table:table-cell table:style-name="ce50" table:formula="of:=IF([.K101]=0;[.K101];[.K101]-[.K$4])" office:value-type="float" office:value="0.220588235294118" calcext:value-type="float">
            <text:p>0.220588235294118</text:p>
          </table:table-cell>
          <table:table-cell table:style-name="ce20" table:formula="of:=[.L101]" office:value-type="float" office:value="0.400274504253816" calcext:value-type="float">
            <text:p>0.400274504253816</text:p>
          </table:table-cell>
          <table:table-cell table:formula="of:=[.M101]" office:value-type="float" office:value="0.47668328054518" calcext:value-type="float">
            <text:p>0.47668328054518</text:p>
          </table:table-cell>
          <table:table-cell table:formula="of:=[.N101]" office:value-type="float" office:value="0.438991554414636" calcext:value-type="float">
            <text:p>0.438991554414636</text:p>
          </table:table-cell>
          <table:table-cell table:formula="of:=[.O101]" office:value-type="float" office:value="0" calcext:value-type="float">
            <text:p>0</text:p>
          </table:table-cell>
          <table:table-cell table:style-name="ce17" table:formula="of:=[.P101]" office:value-type="float" office:value="0.37985626502293" calcext:value-type="float">
            <text:p>0.37985626502293</text:p>
          </table:table-cell>
          <table:table-cell table:style-name="ce20" table:formula="of:=[.Q101]" office:value-type="float" office:value="0.562448738744889" calcext:value-type="float">
            <text:p>0.562448738744889</text:p>
          </table:table-cell>
          <table:table-cell table:formula="of:=[.R101]" office:value-type="float" office:value="0.539065851394357" calcext:value-type="float">
            <text:p>0.539065851394357</text:p>
          </table:table-cell>
          <table:table-cell table:formula="of:=[.S101]" office:value-type="float" office:value="0.475494852275685" calcext:value-type="float">
            <text:p>0.475494852275685</text:p>
          </table:table-cell>
          <table:table-cell table:formula="of:=[.T101]" office:value-type="float" office:value="0.525990442787603" calcext:value-type="float">
            <text:p>0.525990442787603</text:p>
          </table:table-cell>
          <table:table-cell table:style-name="ce17" table:formula="of:=[.U101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102]" office:value-type="string" office:string-value="10020: Beauty and the Beast (1991)" calcext:value-type="string">
            <text:p>10020: Beauty and the Beast (1991)</text:p>
          </table:table-cell>
          <table:table-cell table:style-name="ce10" table:formula="of:=IF([.B102]=0;[.B102];[.B102]-[.B$4])" office:value-type="float" office:value="0" calcext:value-type="float">
            <text:p>0</text:p>
          </table:table-cell>
          <table:table-cell table:style-name="ce2" table:formula="of:=IF([.C102]=0;[.C102];[.C102]-[.C$4])" office:value-type="float" office:value="0.56" calcext:value-type="float">
            <text:p>0.56</text:p>
          </table:table-cell>
          <table:table-cell table:style-name="ce2" table:formula="of:=IF([.D102]=0;[.D102];[.D102]-[.D$4])" office:value-type="float" office:value="-0.39" calcext:value-type="float">
            <text:p>-0.39</text:p>
          </table:table-cell>
          <table:table-cell table:style-name="ce2" table:formula="of:=IF([.E102]=0;[.E102];[.E102]-[.E$4])" office:value-type="float" office:value="0" calcext:value-type="float">
            <text:p>0</text:p>
          </table:table-cell>
          <table:table-cell table:style-name="ce50" table:formula="of:=IF([.F102]=0;[.F102];[.F102]-[.F$4])" office:value-type="float" office:value="0" calcext:value-type="float">
            <text:p>0</text:p>
          </table:table-cell>
          <table:table-cell table:style-name="ce10" table:formula="of:=IF([.G102]=0;[.G102];[.G102]-[.G$4])" office:value-type="float" office:value="0.892045454545454" calcext:value-type="float">
            <text:p>0.892045454545454</text:p>
          </table:table-cell>
          <table:table-cell table:style-name="ce2" table:formula="of:=IF([.H102]=0;[.H102];[.H102]-[.H$4])" office:value-type="float" office:value="-0.166666666666667" calcext:value-type="float">
            <text:p>-0.166666666666667</text:p>
          </table:table-cell>
          <table:table-cell table:style-name="ce2" table:formula="of:=IF([.I102]=0;[.I102];[.I102]-[.I$4])" office:value-type="float" office:value="0.286458333333333" calcext:value-type="float">
            <text:p>0.286458333333333</text:p>
          </table:table-cell>
          <table:table-cell table:style-name="ce2" table:formula="of:=IF([.J102]=0;[.J102];[.J102]-[.J$4])" office:value-type="float" office:value="-1.86567164179104" calcext:value-type="float">
            <text:p>-1.86567164179104</text:p>
          </table:table-cell>
          <table:table-cell table:style-name="ce50" table:formula="of:=IF([.K102]=0;[.K102];[.K102]-[.K$4])" office:value-type="float" office:value="-0.279411764705882" calcext:value-type="float">
            <text:p>-0.279411764705882</text:p>
          </table:table-cell>
          <table:table-cell table:style-name="ce20" table:formula="of:=[.L102]" office:value-type="float" office:value="0" calcext:value-type="float">
            <text:p>0</text:p>
          </table:table-cell>
          <table:table-cell table:formula="of:=[.M102]" office:value-type="float" office:value="0.47668328054518" calcext:value-type="float">
            <text:p>0.47668328054518</text:p>
          </table:table-cell>
          <table:table-cell table:formula="of:=[.N102]" office:value-type="float" office:value="0.438991554414636" calcext:value-type="float">
            <text:p>0.438991554414636</text:p>
          </table:table-cell>
          <table:table-cell table:formula="of:=[.O102]" office:value-type="float" office:value="0" calcext:value-type="float">
            <text:p>0</text:p>
          </table:table-cell>
          <table:table-cell table:style-name="ce17" table:formula="of:=[.P102]" office:value-type="float" office:value="0" calcext:value-type="float">
            <text:p>0</text:p>
          </table:table-cell>
          <table:table-cell table:style-name="ce20" table:formula="of:=[.Q102]" office:value-type="float" office:value="0.562448738744889" calcext:value-type="float">
            <text:p>0.562448738744889</text:p>
          </table:table-cell>
          <table:table-cell table:formula="of:=[.R102]" office:value-type="float" office:value="0.539065851394357" calcext:value-type="float">
            <text:p>0.539065851394357</text:p>
          </table:table-cell>
          <table:table-cell table:formula="of:=[.S102]" office:value-type="float" office:value="0.475494852275685" calcext:value-type="float">
            <text:p>0.475494852275685</text:p>
          </table:table-cell>
          <table:table-cell table:formula="of:=[.T102]" office:value-type="float" office:value="0.525990442787603" calcext:value-type="float">
            <text:p>0.525990442787603</text:p>
          </table:table-cell>
          <table:table-cell table:style-name="ce17" table:formula="of:=[.U102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103]" office:value-type="string" office:string-value="36657: X-Men (2000)" calcext:value-type="string">
            <text:p>36657: X-Men (2000)</text:p>
          </table:table-cell>
          <table:table-cell table:style-name="ce10" table:formula="of:=IF([.B103]=0;[.B103];[.B103]-[.B$4])" office:value-type="float" office:value="0" calcext:value-type="float">
            <text:p>0</text:p>
          </table:table-cell>
          <table:table-cell table:style-name="ce2" table:formula="of:=IF([.C103]=0;[.C103];[.C103]-[.C$4])" office:value-type="float" office:value="-0.44" calcext:value-type="float">
            <text:p>-0.44</text:p>
          </table:table-cell>
          <table:table-cell table:style-name="ce2" table:formula="of:=IF([.D103]=0;[.D103];[.D103]-[.D$4])" office:value-type="float" office:value="0.61" calcext:value-type="float">
            <text:p>0.61</text:p>
          </table:table-cell>
          <table:table-cell table:style-name="ce2" table:formula="of:=IF([.E103]=0;[.E103];[.E103]-[.E$4])" office:value-type="float" office:value="-0.7" calcext:value-type="float">
            <text:p>-0.7</text:p>
          </table:table-cell>
          <table:table-cell table:style-name="ce50" table:formula="of:=IF([.F103]=0;[.F103];[.F103]-[.F$4])" office:value-type="float" office:value="0.63013698630137" calcext:value-type="float">
            <text:p>0.63013698630137</text:p>
          </table:table-cell>
          <table:table-cell table:style-name="ce10" table:formula="of:=IF([.G103]=0;[.G103];[.G103]-[.G$4])" office:value-type="float" office:value="0.392045454545454" calcext:value-type="float">
            <text:p>0.392045454545454</text:p>
          </table:table-cell>
          <table:table-cell table:style-name="ce2" table:formula="of:=IF([.H103]=0;[.H103];[.H103]-[.H$4])" office:value-type="float" office:value="0" calcext:value-type="float">
            <text:p>0</text:p>
          </table:table-cell>
          <table:table-cell table:style-name="ce2" table:formula="of:=IF([.I103]=0;[.I103];[.I103]-[.I$4])" office:value-type="float" office:value="0.286458333333333" calcext:value-type="float">
            <text:p>0.286458333333333</text:p>
          </table:table-cell>
          <table:table-cell table:style-name="ce2" table:formula="of:=IF([.J103]=0;[.J103];[.J103]-[.J$4])" office:value-type="float" office:value="0.134328358208955" calcext:value-type="float">
            <text:p>0.134328358208955</text:p>
          </table:table-cell>
          <table:table-cell table:style-name="ce50" table:formula="of:=IF([.K103]=0;[.K103];[.K103]-[.K$4])" office:value-type="float" office:value="0" calcext:value-type="float">
            <text:p>0</text:p>
          </table:table-cell>
          <table:table-cell table:style-name="ce20" table:formula="of:=[.L103]" office:value-type="float" office:value="0.400274504253816" calcext:value-type="float">
            <text:p>0.400274504253816</text:p>
          </table:table-cell>
          <table:table-cell table:formula="of:=[.M103]" office:value-type="float" office:value="0.47668328054518" calcext:value-type="float">
            <text:p>0.47668328054518</text:p>
          </table:table-cell>
          <table:table-cell table:formula="of:=[.N103]" office:value-type="float" office:value="0.438991554414636" calcext:value-type="float">
            <text:p>0.438991554414636</text:p>
          </table:table-cell>
          <table:table-cell table:formula="of:=[.O103]" office:value-type="float" office:value="0.464110147764856" calcext:value-type="float">
            <text:p>0.464110147764856</text:p>
          </table:table-cell>
          <table:table-cell table:style-name="ce17" table:formula="of:=[.P103]" office:value-type="float" office:value="0.37985626502293" calcext:value-type="float">
            <text:p>0.37985626502293</text:p>
          </table:table-cell>
          <table:table-cell table:style-name="ce20" table:formula="of:=[.Q103]" office:value-type="float" office:value="0.562448738744889" calcext:value-type="float">
            <text:p>0.562448738744889</text:p>
          </table:table-cell>
          <table:table-cell table:formula="of:=[.R103]" office:value-type="float" office:value="0" calcext:value-type="float">
            <text:p>0</text:p>
          </table:table-cell>
          <table:table-cell table:formula="of:=[.S103]" office:value-type="float" office:value="0.475494852275685" calcext:value-type="float">
            <text:p>0.475494852275685</text:p>
          </table:table-cell>
          <table:table-cell table:formula="of:=[.T103]" office:value-type="float" office:value="0.525990442787603" calcext:value-type="float">
            <text:p>0.525990442787603</text:p>
          </table:table-cell>
          <table:table-cell table:style-name="ce17" table:formula="of:=[.U103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formula="of:=[.A104]" office:value-type="string" office:string-value="36658: X2: X-Men United (2003)" calcext:value-type="string">
            <text:p>36658: X2: X-Men United (2003)</text:p>
          </table:table-cell>
          <table:table-cell table:style-name="ce10" table:formula="of:=IF([.B104]=0;[.B104];[.B104]-[.B$4])" office:value-type="float" office:value="0" calcext:value-type="float">
            <text:p>0</text:p>
          </table:table-cell>
          <table:table-cell table:style-name="ce2" table:formula="of:=IF([.C104]=0;[.C104];[.C104]-[.C$4])" office:value-type="float" office:value="-1.44" calcext:value-type="float">
            <text:p>-1.44</text:p>
          </table:table-cell>
          <table:table-cell table:style-name="ce2" table:formula="of:=IF([.D104]=0;[.D104];[.D104]-[.D$4])" office:value-type="float" office:value="0.11" calcext:value-type="float">
            <text:p>0.11</text:p>
          </table:table-cell>
          <table:table-cell table:style-name="ce2" table:formula="of:=IF([.E104]=0;[.E104];[.E104]-[.E$4])" office:value-type="float" office:value="0" calcext:value-type="float">
            <text:p>0</text:p>
          </table:table-cell>
          <table:table-cell table:style-name="ce50" table:formula="of:=IF([.F104]=0;[.F104];[.F104]-[.F$4])" office:value-type="float" office:value="0.63013698630137" calcext:value-type="float">
            <text:p>0.63013698630137</text:p>
          </table:table-cell>
          <table:table-cell table:style-name="ce10" table:formula="of:=IF([.G104]=0;[.G104];[.G104]-[.G$4])" office:value-type="float" office:value="-0.107954545454546" calcext:value-type="float">
            <text:p>-0.107954545454546</text:p>
          </table:table-cell>
          <table:table-cell table:style-name="ce2" table:formula="of:=IF([.H104]=0;[.H104];[.H104]-[.H$4])" office:value-type="float" office:value="0" calcext:value-type="float">
            <text:p>0</text:p>
          </table:table-cell>
          <table:table-cell table:style-name="ce2" table:formula="of:=IF([.I104]=0;[.I104];[.I104]-[.I$4])" office:value-type="float" office:value="0.286458333333333" calcext:value-type="float">
            <text:p>0.286458333333333</text:p>
          </table:table-cell>
          <table:table-cell table:style-name="ce2" table:formula="of:=IF([.J104]=0;[.J104];[.J104]-[.J$4])" office:value-type="float" office:value="0" calcext:value-type="float">
            <text:p>0</text:p>
          </table:table-cell>
          <table:table-cell table:style-name="ce50" table:formula="of:=IF([.K104]=0;[.K104];[.K104]-[.K$4])" office:value-type="float" office:value="-0.779411764705882" calcext:value-type="float">
            <text:p>-0.779411764705882</text:p>
          </table:table-cell>
          <table:table-cell table:style-name="ce20" table:formula="of:=[.L104]" office:value-type="float" office:value="0.400274504253816" calcext:value-type="float">
            <text:p>0.400274504253816</text:p>
          </table:table-cell>
          <table:table-cell table:formula="of:=[.M104]" office:value-type="float" office:value="0.47668328054518" calcext:value-type="float">
            <text:p>0.47668328054518</text:p>
          </table:table-cell>
          <table:table-cell table:formula="of:=[.N104]" office:value-type="float" office:value="0.438991554414636" calcext:value-type="float">
            <text:p>0.438991554414636</text:p>
          </table:table-cell>
          <table:table-cell table:formula="of:=[.O104]" office:value-type="float" office:value="0" calcext:value-type="float">
            <text:p>0</text:p>
          </table:table-cell>
          <table:table-cell table:style-name="ce17" table:formula="of:=[.P104]" office:value-type="float" office:value="0.37985626502293" calcext:value-type="float">
            <text:p>0.37985626502293</text:p>
          </table:table-cell>
          <table:table-cell table:style-name="ce20" table:formula="of:=[.Q104]" office:value-type="float" office:value="0.562448738744889" calcext:value-type="float">
            <text:p>0.562448738744889</text:p>
          </table:table-cell>
          <table:table-cell table:formula="of:=[.R104]" office:value-type="float" office:value="0" calcext:value-type="float">
            <text:p>0</text:p>
          </table:table-cell>
          <table:table-cell table:formula="of:=[.S104]" office:value-type="float" office:value="0.475494852275685" calcext:value-type="float">
            <text:p>0.475494852275685</text:p>
          </table:table-cell>
          <table:table-cell table:formula="of:=[.T104]" office:value-type="float" office:value="0" calcext:value-type="float">
            <text:p>0</text:p>
          </table:table-cell>
          <table:table-cell table:style-name="ce17" table:formula="of:=[.U104]" office:value-type="float" office:value="0.668515953621837" calcext:value-type="float">
            <text:p>0.668515953621837</text:p>
          </table:table-cell>
          <table:table-cell table:number-columns-repeated="1003"/>
        </table:table-row>
        <table:table-row table:style-name="ro3">
          <table:table-cell table:formula="of:=[.A105]" office:value-type="string" office:string-value="36955: True Lies (1994)" calcext:value-type="string">
            <text:p>36955: True Lies (1994)</text:p>
          </table:table-cell>
          <table:table-cell table:style-name="ce12" table:formula="of:=IF([.B105]=0;[.B105];[.B105]-[.B$4])" office:value-type="float" office:value="-0.5" calcext:value-type="float">
            <text:p>-0.5</text:p>
          </table:table-cell>
          <table:table-cell table:style-name="ce44" table:formula="of:=IF([.C105]=0;[.C105];[.C105]-[.C$4])" office:value-type="float" office:value="0.56" calcext:value-type="float">
            <text:p>0.56</text:p>
          </table:table-cell>
          <table:table-cell table:style-name="ce44" table:formula="of:=IF([.D105]=0;[.D105];[.D105]-[.D$4])" office:value-type="float" office:value="-1.39" calcext:value-type="float">
            <text:p>-1.39</text:p>
          </table:table-cell>
          <table:table-cell table:style-name="ce44" table:formula="of:=IF([.E105]=0;[.E105];[.E105]-[.E$4])" office:value-type="float" office:value="0" calcext:value-type="float">
            <text:p>0</text:p>
          </table:table-cell>
          <table:table-cell table:style-name="ce51" table:formula="of:=IF([.F105]=0;[.F105];[.F105]-[.F$4])" office:value-type="float" office:value="0" calcext:value-type="float">
            <text:p>0</text:p>
          </table:table-cell>
          <table:table-cell table:style-name="ce12" table:formula="of:=IF([.G105]=0;[.G105];[.G105]-[.G$4])" office:value-type="float" office:value="0" calcext:value-type="float">
            <text:p>0</text:p>
          </table:table-cell>
          <table:table-cell table:style-name="ce44" table:formula="of:=IF([.H105]=0;[.H105];[.H105]-[.H$4])" office:value-type="float" office:value="-0.166666666666667" calcext:value-type="float">
            <text:p>-0.166666666666667</text:p>
          </table:table-cell>
          <table:table-cell table:style-name="ce44" table:formula="of:=IF([.I105]=0;[.I105];[.I105]-[.I$4])" office:value-type="float" office:value="-0.713541666666667" calcext:value-type="float">
            <text:p>-0.713541666666667</text:p>
          </table:table-cell>
          <table:table-cell table:style-name="ce44" table:formula="of:=IF([.J105]=0;[.J105];[.J105]-[.J$4])" office:value-type="float" office:value="0" calcext:value-type="float">
            <text:p>0</text:p>
          </table:table-cell>
          <table:table-cell table:style-name="ce51" table:formula="of:=IF([.K105]=0;[.K105];[.K105]-[.K$4])" office:value-type="float" office:value="0" calcext:value-type="float">
            <text:p>0</text:p>
          </table:table-cell>
          <table:table-cell table:style-name="ce22" table:formula="of:=[.L105]" office:value-type="float" office:value="0.400274504253816" calcext:value-type="float">
            <text:p>0.400274504253816</text:p>
          </table:table-cell>
          <table:table-cell table:style-name="ce15" table:formula="of:=[.M105]" office:value-type="float" office:value="0.47668328054518" calcext:value-type="float">
            <text:p>0.47668328054518</text:p>
          </table:table-cell>
          <table:table-cell table:style-name="ce15" table:formula="of:=[.N105]" office:value-type="float" office:value="0.438991554414636" calcext:value-type="float">
            <text:p>0.438991554414636</text:p>
          </table:table-cell>
          <table:table-cell table:style-name="ce15" table:formula="of:=[.O105]" office:value-type="float" office:value="0" calcext:value-type="float">
            <text:p>0</text:p>
          </table:table-cell>
          <table:table-cell table:style-name="ce19" table:formula="of:=[.P105]" office:value-type="float" office:value="0" calcext:value-type="float">
            <text:p>0</text:p>
          </table:table-cell>
          <table:table-cell table:style-name="ce22" table:formula="of:=[.Q105]" office:value-type="float" office:value="0" calcext:value-type="float">
            <text:p>0</text:p>
          </table:table-cell>
          <table:table-cell table:style-name="ce15" table:formula="of:=[.R105]" office:value-type="float" office:value="0.539065851394357" calcext:value-type="float">
            <text:p>0.539065851394357</text:p>
          </table:table-cell>
          <table:table-cell table:style-name="ce15" table:formula="of:=[.S105]" office:value-type="float" office:value="0.475494852275685" calcext:value-type="float">
            <text:p>0.475494852275685</text:p>
          </table:table-cell>
          <table:table-cell table:style-name="ce15" table:formula="of:=[.T105]" office:value-type="float" office:value="0" calcext:value-type="float">
            <text:p>0</text:p>
          </table:table-cell>
          <table:table-cell table:style-name="ce19" table:formula="of:=[.U105]" office:value-type="float" office:value="0" calcext:value-type="float">
            <text:p>0</text:p>
          </table:table-cell>
          <table:table-cell table:number-columns-repeated="1003"/>
        </table:table-row>
        <table:table-row table:style-name="ro3" table:number-rows-repeated="10483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ediction" table:style-name="ta4">
        <office:forms form:automatic-focus="false" form:apply-design-mode="false"/>
        <table:table-column table:style-name="co6" table:default-cell-style-name="ce28"/>
        <table:table-column table:style-name="co5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row table:style-name="ro3">
          <table:table-cell table:style-name="ce27"/>
          <table:table-cell table:style-name="ce61" table:number-columns-spanned="4" table:number-rows-spanned="1"/>
          <table:covered-table-cell table:number-columns-repeated="2" table:style-name="ce61"/>
          <table:covered-table-cell table:style-name="ce2"/>
        </table:table-row>
        <table:table-row table:style-name="ro4">
          <table:table-cell table:style-name="ce27" office:value-type="string" calcext:value-type="string">
            <text:p>movie_id</text:p>
          </table:table-cell>
          <table:table-cell table:style-name="ce2" office:value-type="float" office:value="3867" calcext:value-type="float">
            <text:p>3867</text:p>
          </table:table-cell>
          <table:table-cell table:style-name="ce2"/>
          <table:table-cell table:style-name="ce27" office:value-type="string" calcext:value-type="string">
            <text:p>movie_id</text:p>
          </table:table-cell>
          <table:table-cell table:style-name="ce2" office:value-type="float" office:value="89" calcext:value-type="float">
            <text:p>89</text:p>
          </table:table-cell>
        </table:table-row>
        <table:table-row table:style-name="ro5">
          <table:table-cell table:formula="of:=[$'movie-row'.A79]" office:value-type="string" office:string-value="1891: Star Wars: Episode V - The Empire Strikes Back (1980)" calcext:value-type="string">
            <text:p>1891: Star Wars: Episode V - The Empire Strikes Back (1980)</text:p>
          </table:table-cell>
          <table:table-cell table:formula="of:=SUMPRODUCT([$calc.B83:$calc.F83];[$calc.B$5:$calc.F$5])/SUM([$calc.L83:$calc.P83])" office:value-type="float" office:value="4.76029069618698" calcext:value-type="float">
            <text:p>4.76029069618698</text:p>
          </table:table-cell>
          <table:table-cell/>
          <table:table-cell table:style-name="ce28" office:value-type="string" calcext:value-type="string">
            <text:p>238: The Godfather (1972)</text:p>
          </table:table-cell>
          <table:table-cell table:formula="of:=SUMPRODUCT([$calc.G33:$calc.K33];[$calc.G$5:$calc.K$5])/SUM([$calc.Q33:$calc.U33])" office:value-type="float" office:value="4.89412392014918" calcext:value-type="float">
            <text:p>4.89412392014918</text:p>
          </table:table-cell>
        </table:table-row>
        <table:table-row table:style-name="ro6">
          <table:table-cell table:formula="of:=[$'movie-row'.A23]" office:value-type="string" office:string-value="155: The Dark Knight (2008)" calcext:value-type="string">
            <text:p>155: The Dark Knight (2008)</text:p>
          </table:table-cell>
          <table:table-cell table:formula="of:=SUMPRODUCT([$calc.B27:$calc.F27];[$calc.B$5:$calc.F$5])/SUM([$calc.L27:$calc.P27])" office:value-type="float" office:value="4.55145392519525" calcext:value-type="float">
            <text:p>4.55145392519525</text:p>
          </table:table-cell>
          <table:table-cell/>
          <table:table-cell table:style-name="ce28" office:value-type="string" calcext:value-type="string">
            <text:p>278: The Shawshank Redemption (1994)</text:p>
          </table:table-cell>
          <table:table-cell table:formula="of:=SUMPRODUCT([$calc.G39:$calc.K39];[$calc.G$5:$calc.K$5])/SUM([$calc.Q39:$calc.U39])" office:value-type="float" office:value="4.88219435020958" calcext:value-type="float">
            <text:p>4.88219435020958</text:p>
          </table:table-cell>
        </table:table-row>
        <table:table-row table:style-name="ro6">
          <table:table-cell table:formula="of:=[$'movie-row'.A18]" office:value-type="string" office:string-value="122: The Lord of the Rings: The Return of the King (2003)" calcext:value-type="string">
            <text:p>122: The Lord of the Rings: The Return of the King (2003)</text:p>
          </table:table-cell>
          <table:table-cell table:formula="of:=SUMPRODUCT([$calc.B22:$calc.F22];[$calc.B$5:$calc.F$5])/SUM([$calc.L22:$calc.P22])" office:value-type="float" office:value="4.50763718954793" calcext:value-type="float">
            <text:p>4.50763718954793</text:p>
          </table:table-cell>
          <table:table-cell/>
          <table:table-cell table:style-name="ce28" office:value-type="string" calcext:value-type="string">
            <text:p>807: Seven (a.k.a. Se7en) (1995)</text:p>
          </table:table-cell>
          <table:table-cell table:formula="of:=SUMPRODUCT([$calc.G70:$calc.K70];[$calc.G$5:$calc.K$5])/SUM([$calc.Q70:$calc.U70])" office:value-type="float" office:value="4.77409280129704" calcext:value-type="float">
            <text:p>4.77409280129704</text:p>
          </table:table-cell>
        </table:table-row>
        <table:table-row table:style-name="ro4">
          <table:table-cell table:formula="of:=[$'movie-row'.A10]" office:value-type="string" office:string-value="77: Memento (2000)" calcext:value-type="string">
            <text:p>77: Memento (2000)</text:p>
          </table:table-cell>
          <table:table-cell table:formula="of:=SUMPRODUCT([$calc.B14:$calc.F14];[$calc.B$5:$calc.F$5])/SUM([$calc.L14:$calc.P14])" office:value-type="float" office:value="4.47248671692421" calcext:value-type="float">
            <text:p>4.47248671692421</text:p>
          </table:table-cell>
          <table:table-cell/>
          <table:table-cell table:style-name="ce28" office:value-type="string" calcext:value-type="string">
            <text:p>275: Fargo (1996)</text:p>
          </table:table-cell>
          <table:table-cell table:formula="of:=SUMPRODUCT([$calc.G38:$calc.K38];[$calc.G$5:$calc.K$5])/SUM([$calc.Q38:$calc.U38])" office:value-type="float" office:value="4.77094378905112" calcext:value-type="float">
            <text:p>4.77094378905112</text:p>
          </table:table-cell>
        </table:table-row>
        <table:table-row table:style-name="ro6">
          <table:table-cell table:formula="of:=[$'movie-row'.A17]" office:value-type="string" office:string-value="121: The Lord of the Rings: The Two Towers (2002)" calcext:value-type="string">
            <text:p>121: The Lord of the Rings: The Two Towers (2002)</text:p>
          </table:table-cell>
          <table:table-cell table:formula="of:=SUMPRODUCT([$calc.B21:$calc.F21];[$calc.B$5:$calc.F$5])/SUM([$calc.L21:$calc.P21])" office:value-type="float" office:value="4.40019368867407" calcext:value-type="float">
            <text:p>4.40019368867407</text:p>
          </table:table-cell>
          <table:table-cell/>
          <table:table-cell table:style-name="ce28" office:value-type="string" calcext:value-type="string">
            <text:p>424: Schindler's List (1993)</text:p>
          </table:table-cell>
          <table:table-cell table:formula="of:=SUMPRODUCT([$calc.G44:$calc.K44];[$calc.G$5:$calc.K$5])/SUM([$calc.Q44:$calc.U44])" office:value-type="float" office:value="4.72905621094888" calcext:value-type="float">
            <text:p>4.72905621094888</text:p>
          </table:table-cell>
        </table:table-row>
        <table:table-row table:style-name="ro7">
          <table:table-cell table:formula="of:=[$'movie-row'.A52]" office:value-type="string" office:string-value="603: The Matrix (1999)" calcext:value-type="string">
            <text:p>603: The Matrix (1999)</text:p>
          </table:table-cell>
          <table:table-cell table:formula="of:=SUMPRODUCT([$calc.B56:$calc.F56];[$calc.B$5:$calc.F$5])/SUM([$calc.L56:$calc.P56])" office:value-type="float" office:value="4.39437897267717" calcext:value-type="float">
            <text:p>4.39437897267717</text:p>
          </table:table-cell>
          <table:table-cell/>
          <table:table-cell table:style-name="ce28" office:value-type="string" calcext:value-type="string">
            <text:p>122: The Lord of the Rings: The Return of the King (2003)</text:p>
          </table:table-cell>
          <table:table-cell table:formula="of:=SUMPRODUCT([$calc.G22:$calc.K22];[$calc.G$5:$calc.K$5])/SUM([$calc.Q22:$calc.U22])" office:value-type="float" office:value="4.69596233472977" calcext:value-type="float">
            <text:p>4.69596233472977</text:p>
          </table:table-cell>
        </table:table-row>
        <table:table-row table:style-name="ro6">
          <table:table-cell table:formula="of:=[$'movie-row'.A48]" office:value-type="string" office:string-value="585: Monsters Inc. (2001)" calcext:value-type="string">
            <text:p>585: Monsters Inc. (2001)</text:p>
          </table:table-cell>
          <table:table-cell table:formula="of:=SUMPRODUCT([$calc.B52:$calc.F52];[$calc.B$5:$calc.F$5])/SUM([$calc.L52:$calc.P52])" office:value-type="float" office:value="4.3306009784782" calcext:value-type="float">
            <text:p>4.3306009784782</text:p>
          </table:table-cell>
          <table:table-cell/>
          <table:table-cell table:style-name="ce28" office:value-type="string" calcext:value-type="string">
            <text:p>13: Forrest Gump (1994)</text:p>
          </table:table-cell>
          <table:table-cell table:formula="of:=SUMPRODUCT([$calc.G8:$calc.K8];[$calc.G$5:$calc.K$5])/SUM([$calc.Q8:$calc.U8])" office:value-type="float" office:value="4.60146951550229" calcext:value-type="float">
            <text:p>4.60146951550229</text:p>
          </table:table-cell>
        </table:table-row>
        <table:table-row table:style-name="ro7">
          <table:table-cell table:formula="of:=[$'movie-row'.A66]" office:value-type="string" office:string-value="807: Seven (a.k.a. Se7en) (1995)" calcext:value-type="string">
            <text:p>807: Seven (a.k.a. Se7en) (1995)</text:p>
          </table:table-cell>
          <table:table-cell table:formula="of:=SUMPRODUCT([$calc.B70:$calc.F70];[$calc.B$5:$calc.F$5])/SUM([$calc.L70:$calc.P70])" office:value-type="float" office:value="4.31912495980797" calcext:value-type="float">
            <text:p>4.31912495980797</text:p>
          </table:table-cell>
          <table:table-cell/>
          <table:table-cell table:style-name="ce28" office:value-type="string" calcext:value-type="string">
            <text:p>38: Eternal Sunshine of the Spotless Mind (2004)</text:p>
          </table:table-cell>
          <table:table-cell table:formula="of:=SUMPRODUCT([$calc.G12:$calc.K12];[$calc.G$5:$calc.K$5])/SUM([$calc.Q12:$calc.U12])" office:value-type="float" office:value="4.55139631315271" calcext:value-type="float">
            <text:p>4.55139631315271</text:p>
          </table:table-cell>
        </table:table-row>
        <table:table-row table:style-name="ro6">
          <table:table-cell table:formula="of:=[$'movie-row'.A16]" office:value-type="string" office:string-value="120: The Lord of the Rings: The Fellowship of the Ring (2001)" calcext:value-type="string">
            <text:p>120: The Lord of the Rings: The Fellowship of the Ring (2001)</text:p>
          </table:table-cell>
          <table:table-cell table:formula="of:=SUMPRODUCT([$calc.B20:$calc.F20];[$calc.B$5:$calc.F$5])/SUM([$calc.L20:$calc.P20])" office:value-type="float" office:value="4.28984603272881" calcext:value-type="float">
            <text:p>4.28984603272881</text:p>
          </table:table-cell>
          <table:table-cell/>
          <table:table-cell table:style-name="ce28" office:value-type="string" calcext:value-type="string">
            <text:p>453: A Beautiful Mind (2001)</text:p>
          </table:table-cell>
          <table:table-cell table:formula="of:=SUMPRODUCT([$calc.G45:$calc.K45];[$calc.G$5:$calc.K$5])/SUM([$calc.Q45:$calc.U45])" office:value-type="float" office:value="4.54323077838988" calcext:value-type="float">
            <text:p>4.54323077838988</text:p>
          </table:table-cell>
        </table:table-row>
        <table:table-row table:style-name="ro7">
          <table:table-cell table:formula="of:=[$'movie-row'.A29]" office:value-type="string" office:string-value="238: The Godfather (1972)" calcext:value-type="string">
            <text:p>238: The Godfather (1972)</text:p>
          </table:table-cell>
          <table:table-cell table:formula="of:=SUMPRODUCT([$calc.B33:$calc.F33];[$calc.B$5:$calc.F$5])/SUM([$calc.L33:$calc.P33])" office:value-type="float" office:value="4.24059353965694" calcext:value-type="float">
            <text:p>4.24059353965694</text:p>
          </table:table-cell>
          <table:table-cell/>
          <table:table-cell table:style-name="ce28" office:value-type="string" calcext:value-type="string">
            <text:p>120: The Lord of the Rings: The Fellowship of the Ring (2001)</text:p>
          </table:table-cell>
          <table:table-cell table:formula="of:=SUMPRODUCT([$calc.G20:$calc.K20];[$calc.G$5:$calc.K$5])/SUM([$calc.Q20:$calc.U20])" office:value-type="float" office:value="4.52779972958881" calcext:value-type="float">
            <text:p>4.52779972958881</text:p>
          </table:table-cell>
        </table:table-row>
        <table:table-row table:style-name="ro7">
          <table:table-cell table:formula="of:=[$'movie-row'.A11]" office:value-type="string" office:string-value="85: Raiders of the Lost Ark (Indiana Jones and the Raiders of the Lost Ark) (1981)" calcext:value-type="string">
            <text:p>85: Raiders of the Lost Ark (Indiana Jones and the Raiders of the Lost Ark) (1981)</text:p>
          </table:table-cell>
          <table:table-cell table:formula="of:=SUMPRODUCT([$calc.B15:$calc.F15];[$calc.B$5:$calc.F$5])/SUM([$calc.L15:$calc.P15])" office:value-type="float" office:value="4.17976550227751" calcext:value-type="float">
            <text:p>4.17976550227751</text:p>
          </table:table-cell>
          <table:table-cell/>
          <table:table-cell table:style-name="ce28" office:value-type="string" calcext:value-type="string">
            <text:p>121: The Lord of the Rings: The Two Towers (2002)</text:p>
          </table:table-cell>
          <table:table-cell table:formula="of:=SUMPRODUCT([$calc.G21:$calc.K21];[$calc.G$5:$calc.K$5])/SUM([$calc.Q21:$calc.U21])" office:value-type="float" office:value="4.52779972958881" calcext:value-type="float">
            <text:p>4.52779972958881</text:p>
          </table:table-cell>
        </table:table-row>
        <table:table-row table:style-name="ro6">
          <table:table-cell table:formula="of:=[$'movie-row'.A7]" office:value-type="string" office:string-value="24: Kill Bill: Vol. 1 (2003)" calcext:value-type="string">
            <text:p>24: Kill Bill: Vol. 1 (2003)</text:p>
          </table:table-cell>
          <table:table-cell table:formula="of:=SUMPRODUCT([$calc.B11:$calc.F11];[$calc.B$5:$calc.F$5])/SUM([$calc.L11:$calc.P11])" office:value-type="float" office:value="4.17262022036483" calcext:value-type="float">
            <text:p>4.17262022036483</text:p>
          </table:table-cell>
          <table:table-cell/>
          <table:table-cell table:style-name="ce28" office:value-type="string" calcext:value-type="string">
            <text:p>105: Back to the Future (1985)</text:p>
          </table:table-cell>
          <table:table-cell table:formula="of:=SUMPRODUCT([$calc.G17:$calc.K17];[$calc.G$5:$calc.K$5])/SUM([$calc.Q17:$calc.U17])" office:value-type="float" office:value="4.52067377347023" calcext:value-type="float">
            <text:p>4.52067377347023</text:p>
          </table:table-cell>
        </table:table-row>
        <table:table-row table:style-name="ro6">
          <table:table-cell table:formula="of:=[$'movie-row'.A55]" office:value-type="string" office:string-value="629: The Usual Suspects (1995)" calcext:value-type="string">
            <text:p>629: The Usual Suspects (1995)</text:p>
          </table:table-cell>
          <table:table-cell table:formula="of:=SUMPRODUCT([$calc.B59:$calc.F59];[$calc.B$5:$calc.F$5])/SUM([$calc.L59:$calc.P59])" office:value-type="float" office:value="4.16895535209275" calcext:value-type="float">
            <text:p>4.16895535209275</text:p>
          </table:table-cell>
          <table:table-cell/>
          <table:table-cell table:style-name="ce28" office:value-type="string" calcext:value-type="string">
            <text:p>550: Fight Club (1999)</text:p>
          </table:table-cell>
          <table:table-cell table:formula="of:=SUMPRODUCT([$calc.G47:$calc.K47];[$calc.G$5:$calc.K$5])/SUM([$calc.Q47:$calc.U47])" office:value-type="float" office:value="4.51756502184862" calcext:value-type="float">
            <text:p>4.51756502184862</text:p>
          </table:table-cell>
        </table:table-row>
        <table:table-row table:style-name="ro4">
          <table:table-cell table:formula="of:=[$'movie-row'.A27]" office:value-type="string" office:string-value="194: Amelie (2001)" calcext:value-type="string">
            <text:p>194: Amelie (2001)</text:p>
          </table:table-cell>
          <table:table-cell table:formula="of:=SUMPRODUCT([$calc.B31:$calc.F31];[$calc.B$5:$calc.F$5])/SUM([$calc.L31:$calc.P31])" office:value-type="float" office:value="4.14086495373219" calcext:value-type="float">
            <text:p>4.14086495373219</text:p>
          </table:table-cell>
          <table:table-cell/>
          <table:table-cell table:style-name="ce28" office:value-type="string" calcext:value-type="string">
            <text:p>194: Amelie (2001)</text:p>
          </table:table-cell>
          <table:table-cell table:formula="of:=SUMPRODUCT([$calc.G31:$calc.K31];[$calc.G$5:$calc.K$5])/SUM([$calc.Q31:$calc.U31])" office:value-type="float" office:value="4.51037542030181" calcext:value-type="float">
            <text:p>4.51037542030181</text:p>
          </table:table-cell>
        </table:table-row>
        <table:table-row table:style-name="ro7">
          <table:table-cell table:formula="of:=[$'movie-row'.A21]" office:value-type="string" office:string-value="146: Crouching Tiger Hidden Dragon (Wo hu cang long) (2000)" calcext:value-type="string">
            <text:p>146: Crouching Tiger Hidden Dragon (Wo hu cang long) (2000)</text:p>
          </table:table-cell>
          <table:table-cell table:formula="of:=SUMPRODUCT([$calc.B25:$calc.F25];[$calc.B$5:$calc.F$5])/SUM([$calc.L25:$calc.P25])" office:value-type="float" office:value="4.09549022811145" calcext:value-type="float">
            <text:p>4.09549022811145</text:p>
          </table:table-cell>
          <table:table-cell/>
          <table:table-cell table:style-name="ce28" office:value-type="string" calcext:value-type="string">
            <text:p>8587: The Lion King (1994)</text:p>
          </table:table-cell>
          <table:table-cell table:formula="of:=SUMPRODUCT([$calc.G97:$calc.K97];[$calc.G$5:$calc.K$5])/SUM([$calc.Q97:$calc.U97])" office:value-type="float" office:value="4.50520655152505" calcext:value-type="float">
            <text:p>4.50520655152505</text:p>
          </table:table-cell>
        </table:table-row>
        <table:table-row table:style-name="ro6">
          <table:table-cell table:formula="of:=[$'movie-row'.A85]" office:value-type="string" office:string-value="2501: The Bourne Identity (2002)" calcext:value-type="string">
            <text:p>2501: The Bourne Identity (2002)</text:p>
          </table:table-cell>
          <table:table-cell table:formula="of:=SUMPRODUCT([$calc.B89:$calc.F89];[$calc.B$5:$calc.F$5])/SUM([$calc.L89:$calc.P89])" office:value-type="float" office:value="4.09549022811145" calcext:value-type="float">
            <text:p>4.09549022811145</text:p>
          </table:table-cell>
          <table:table-cell/>
          <table:table-cell table:style-name="ce28" office:value-type="string" calcext:value-type="string">
            <text:p>680: Pulp Fiction (1994)</text:p>
          </table:table-cell>
          <table:table-cell table:formula="of:=SUMPRODUCT([$calc.G65:$calc.K65];[$calc.G$5:$calc.K$5])/SUM([$calc.Q65:$calc.U65])" office:value-type="float" office:value="4.49444058758275" calcext:value-type="float">
            <text:p>4.49444058758275</text:p>
          </table:table-cell>
        </table:table-row>
        <table:table-row table:style-name="ro6">
          <table:table-cell table:formula="of:=[$'movie-row'.A9]" office:value-type="string" office:string-value="63: Twelve Monkeys (a.k.a. 12 Monkeys) (1995)" calcext:value-type="string">
            <text:p>63: Twelve Monkeys (a.k.a. 12 Monkeys) (1995)</text:p>
          </table:table-cell>
          <table:table-cell table:formula="of:=SUMPRODUCT([$calc.B13:$calc.F13];[$calc.B$5:$calc.F$5])/SUM([$calc.L13:$calc.P13])" office:value-type="float" office:value="4.09113248965997" calcext:value-type="float">
            <text:p>4.09113248965997</text:p>
          </table:table-cell>
          <table:table-cell/>
          <table:table-cell table:style-name="ce28" office:value-type="string" calcext:value-type="string">
            <text:p>274: The Silence of the Lambs (1991)</text:p>
          </table:table-cell>
          <table:table-cell table:formula="of:=SUMPRODUCT([$calc.G37:$calc.K37];[$calc.G$5:$calc.K$5])/SUM([$calc.Q37:$calc.U37])" office:value-type="float" office:value="4.47638253945733" calcext:value-type="float">
            <text:p>4.47638253945733</text:p>
          </table:table-cell>
        </table:table-row>
        <table:table-row table:style-name="ro6">
          <table:table-cell table:formula="of:=[$'movie-row'.A76]" office:value-type="string" office:string-value="1572: Die Hard: With a Vengeance (1995)" calcext:value-type="string">
            <text:p>1572: Die Hard: With a Vengeance (1995)</text:p>
          </table:table-cell>
          <table:table-cell table:formula="of:=SUMPRODUCT([$calc.B80:$calc.F80];[$calc.B$5:$calc.F$5])/SUM([$calc.L80:$calc.P80])" office:value-type="float" office:value="4.05191644633409" calcext:value-type="float">
            <text:p>4.05191644633409</text:p>
          </table:table-cell>
          <table:table-cell/>
          <table:table-cell table:style-name="ce28" office:value-type="string" calcext:value-type="string">
            <text:p>603: The Matrix (1999)</text:p>
          </table:table-cell>
          <table:table-cell table:formula="of:=SUMPRODUCT([$calc.G56:$calc.K56];[$calc.G$5:$calc.K$5])/SUM([$calc.Q56:$calc.U56])" office:value-type="float" office:value="4.45325827477701" calcext:value-type="float">
            <text:p>4.45325827477701</text:p>
          </table:table-cell>
        </table:table-row>
        <table:table-row table:style-name="ro6">
          <table:table-cell table:formula="of:=[$'movie-row'.A97]" office:value-type="string" office:string-value="9806: The Incredibles (2004)" calcext:value-type="string">
            <text:p>9806: The Incredibles (2004)</text:p>
          </table:table-cell>
          <table:table-cell table:formula="of:=SUMPRODUCT([$calc.B101:$calc.F101];[$calc.B$5:$calc.F$5])/SUM([$calc.L101:$calc.P101])" office:value-type="float" office:value="4.0282466608356" calcext:value-type="float">
            <text:p>4.0282466608356</text:p>
          </table:table-cell>
          <table:table-cell/>
          <table:table-cell table:style-name="ce28" office:value-type="string" calcext:value-type="string">
            <text:p>329: Jurassic Park (1993)</text:p>
          </table:table-cell>
          <table:table-cell table:formula="of:=SUMPRODUCT([$calc.G41:$calc.K41];[$calc.G$5:$calc.K$5])/SUM([$calc.Q41:$calc.U41])" office:value-type="float" office:value="4.39561660002751" calcext:value-type="float">
            <text:p>4.39561660002751</text:p>
          </table:table-cell>
        </table:table-row>
        <table:table-row table:style-name="ro6">
          <table:table-cell table:formula="of:=[$'movie-row'.A8]" office:value-type="string" office:string-value="38: Eternal Sunshine of the Spotless Mind (2004)" calcext:value-type="string">
            <text:p>38: Eternal Sunshine of the Spotless Mind (2004)</text:p>
          </table:table-cell>
          <table:table-cell table:formula="of:=SUMPRODUCT([$calc.B12:$calc.F12];[$calc.B$5:$calc.F$5])/SUM([$calc.L12:$calc.P12])" office:value-type="float" office:value="4.02781369284279" calcext:value-type="float">
            <text:p>4.02781369284279</text:p>
          </table:table-cell>
          <table:table-cell/>
          <table:table-cell table:style-name="ce28" office:value-type="string" calcext:value-type="string">
            <text:p>568: Apollo 13 (1995)</text:p>
          </table:table-cell>
          <table:table-cell table:formula="of:=SUMPRODUCT([$calc.G50:$calc.K50];[$calc.G$5:$calc.K$5])/SUM([$calc.Q50:$calc.U50])" office:value-type="float" office:value="4.38361099059614" calcext:value-type="float">
            <text:p>4.38361099059614</text:p>
          </table:table-cell>
        </table:table-row>
        <table:table-row table:style-name="ro5">
          <table:table-cell table:formula="of:=[$'movie-row'.A2]" office:value-type="string" office:string-value="11: Star Wars: Episode IV - A New Hope (1977)" calcext:value-type="string">
            <text:p>11: Star Wars: Episode IV - A New Hope (1977)</text:p>
          </table:table-cell>
          <table:table-cell table:formula="of:=SUMPRODUCT([$calc.B6:$calc.F6];[$calc.B$5:$calc.F$5])/SUM([$calc.L6:$calc.P6])" office:value-type="float" office:value="4.02058139237396" calcext:value-type="float">
            <text:p>4.02058139237396</text:p>
          </table:table-cell>
          <table:table-cell/>
          <table:table-cell table:style-name="ce28" office:value-type="string" calcext:value-type="string">
            <text:p>85: Raiders of the Lost Ark (Indiana Jones and the Raiders of the Lost Ark) (1981)</text:p>
          </table:table-cell>
          <table:table-cell table:formula="of:=SUMPRODUCT([$calc.G15:$calc.K15];[$calc.G$5:$calc.K$5])/SUM([$calc.Q15:$calc.U15])" office:value-type="float" office:value="4.35963712444784" calcext:value-type="float">
            <text:p>4.35963712444784</text:p>
          </table:table-cell>
        </table:table-row>
        <table:table-row table:style-name="ro6">
          <table:table-cell table:formula="of:=[$'movie-row'.A40]" office:value-type="string" office:string-value="424: Schindler's List (1993)" calcext:value-type="string">
            <text:p>424: Schindler's List (1993)</text:p>
          </table:table-cell>
          <table:table-cell table:formula="of:=SUMPRODUCT([$calc.B44:$calc.F44];[$calc.B$5:$calc.F$5])/SUM([$calc.L44:$calc.P44])" office:value-type="float" office:value="4.01959178928949" calcext:value-type="float">
            <text:p>4.01959178928949</text:p>
          </table:table-cell>
          <table:table-cell/>
          <table:table-cell table:style-name="ce28" office:value-type="string" calcext:value-type="string">
            <text:p>857: Saving Private Ryan (1998)</text:p>
          </table:table-cell>
          <table:table-cell table:formula="of:=SUMPRODUCT([$calc.G75:$calc.K75];[$calc.G$5:$calc.K$5])/SUM([$calc.Q75:$calc.U75])" office:value-type="float" office:value="4.3459383175551" calcext:value-type="float">
            <text:p>4.3459383175551</text:p>
          </table:table-cell>
        </table:table-row>
        <table:table-row table:style-name="ro6">
          <table:table-cell table:formula="of:=[$'movie-row'.A34]" office:value-type="string" office:string-value="275: Fargo (1996)" calcext:value-type="string">
            <text:p>275: Fargo (1996)</text:p>
          </table:table-cell>
          <table:table-cell table:formula="of:=SUMPRODUCT([$calc.B38:$calc.F38];[$calc.B$5:$calc.F$5])/SUM([$calc.L38:$calc.P38])" office:value-type="float" office:value="4" calcext:value-type="float">
            <text:p>4</text:p>
          </table:table-cell>
          <table:table-cell/>
          <table:table-cell table:style-name="ce28" office:value-type="string" calcext:value-type="string">
            <text:p>155: The Dark Knight (2008)</text:p>
          </table:table-cell>
          <table:table-cell table:formula="of:=SUMPRODUCT([$calc.G27:$calc.K27];[$calc.G$5:$calc.K$5])/SUM([$calc.Q27:$calc.U27])" office:value-type="float" office:value="4.33265352407398" calcext:value-type="float">
            <text:p>4.33265352407398</text:p>
          </table:table-cell>
        </table:table-row>
        <table:table-row table:style-name="ro4">
          <table:table-cell table:formula="of:=[$'movie-row'.A63]" office:value-type="string" office:string-value="752: V for Vendetta (2006)" calcext:value-type="string">
            <text:p>752: V for Vendetta (2006)</text:p>
          </table:table-cell>
          <table:table-cell table:formula="of:=SUMPRODUCT([$calc.B67:$calc.F67];[$calc.B$5:$calc.F$5])/SUM([$calc.L67:$calc.P67])" office:value-type="float" office:value="3.99860377155294" calcext:value-type="float">
            <text:p>3.99860377155294</text:p>
          </table:table-cell>
          <table:table-cell/>
          <table:table-cell table:style-name="ce28" office:value-type="string" calcext:value-type="string">
            <text:p>77: Memento (2000)</text:p>
          </table:table-cell>
          <table:table-cell table:formula="of:=SUMPRODUCT([$calc.G14:$calc.K14];[$calc.G$5:$calc.K$5])/SUM([$calc.Q14:$calc.U14])" office:value-type="float" office:value="4.3292849789515" calcext:value-type="float">
            <text:p>4.3292849789515</text:p>
          </table:table-cell>
        </table:table-row>
        <table:table-row table:style-name="ro6">
          <table:table-cell table:formula="of:=[$'movie-row'.A86]" office:value-type="string" office:string-value="2502: The Bourne Supremacy (2004)" calcext:value-type="string">
            <text:p>2502: The Bourne Supremacy (2004)</text:p>
          </table:table-cell>
          <table:table-cell table:formula="of:=SUMPRODUCT([$calc.B90:$calc.F90];[$calc.B$5:$calc.F$5])/SUM([$calc.L90:$calc.P90])" office:value-type="float" office:value="3.94861996109444" calcext:value-type="float">
            <text:p>3.94861996109444</text:p>
          </table:table-cell>
          <table:table-cell/>
          <table:table-cell table:style-name="ce28" office:value-type="string" calcext:value-type="string">
            <text:p>12: Finding Nemo (2003)</text:p>
          </table:table-cell>
          <table:table-cell table:formula="of:=SUMPRODUCT([$calc.G7:$calc.K7];[$calc.G$5:$calc.K$5])/SUM([$calc.Q7:$calc.U7])" office:value-type="float" office:value="4.26745067496317" calcext:value-type="float">
            <text:p>4.26745067496317</text:p>
          </table:table-cell>
        </table:table-row>
        <table:table-row table:style-name="ro5">
          <table:table-cell table:formula="of:=[$'movie-row'.A38]" office:value-type="string" office:string-value="393: Kill Bill: Vol. 2 (2004)" calcext:value-type="string">
            <text:p>393: Kill Bill: Vol. 2 (2004)</text:p>
          </table:table-cell>
          <table:table-cell table:formula="of:=SUMPRODUCT([$calc.B42:$calc.F42];[$calc.B$5:$calc.F$5])/SUM([$calc.L42:$calc.P42])" office:value-type="float" office:value="3.90172222842736" calcext:value-type="float">
            <text:p>3.90172222842736</text:p>
          </table:table-cell>
          <table:table-cell/>
          <table:table-cell table:style-name="ce28" office:value-type="string" calcext:value-type="string">
            <text:p>1891: Star Wars: Episode V - The Empire Strikes Back (1980)</text:p>
          </table:table-cell>
          <table:table-cell table:formula="of:=SUMPRODUCT([$calc.G83:$calc.K83];[$calc.G$5:$calc.K$5])/SUM([$calc.Q83:$calc.U83])" office:value-type="float" office:value="4.25878251092431" calcext:value-type="float">
            <text:p>4.25878251092431</text:p>
          </table:table-cell>
        </table:table-row>
        <table:table-row table:style-name="ro4">
          <table:table-cell table:formula="of:=[$'movie-row'.A32]" office:value-type="string" office:string-value="272: Batman Begins (2005)" calcext:value-type="string">
            <text:p>272: Batman Begins (2005)</text:p>
          </table:table-cell>
          <table:table-cell table:formula="of:=SUMPRODUCT([$calc.B36:$calc.F36];[$calc.B$5:$calc.F$5])/SUM([$calc.L36:$calc.P36])" office:value-type="float" office:value="3.89206428710706" calcext:value-type="float">
            <text:p>3.89206428710706</text:p>
          </table:table-cell>
          <table:table-cell/>
          <table:table-cell table:style-name="ce28" office:value-type="string" calcext:value-type="string">
            <text:p>862: Toy Story (1995)</text:p>
          </table:table-cell>
          <table:table-cell table:formula="of:=SUMPRODUCT([$calc.G76:$calc.K76];[$calc.G$5:$calc.K$5])/SUM([$calc.Q76:$calc.U76])" office:value-type="float" office:value="4.2554450655318" calcext:value-type="float">
            <text:p>4.2554450655318</text:p>
          </table:table-cell>
        </table:table-row>
        <table:table-row table:style-name="ro6">
          <table:table-cell table:formula="of:=[$'movie-row'.A67]" office:value-type="string" office:string-value="808: Shrek (2001)" calcext:value-type="string">
            <text:p>808: Shrek (2001)</text:p>
          </table:table-cell>
          <table:table-cell table:formula="of:=SUMPRODUCT([$calc.B71:$calc.F71];[$calc.B$5:$calc.F$5])/SUM([$calc.L71:$calc.P71])" office:value-type="float" office:value="3.87172708464361" calcext:value-type="float">
            <text:p>3.87172708464361</text:p>
          </table:table-cell>
          <table:table-cell/>
          <table:table-cell table:style-name="ce28" office:value-type="string" calcext:value-type="string">
            <text:p>1422: The Departed (2006)</text:p>
          </table:table-cell>
          <table:table-cell table:formula="of:=SUMPRODUCT([$calc.G79:$calc.K79];[$calc.G$5:$calc.K$5])/SUM([$calc.Q79:$calc.U79])" office:value-type="float" office:value="4.25047534075437" calcext:value-type="float">
            <text:p>4.25047534075437</text:p>
          </table:table-cell>
        </table:table-row>
        <table:table-row table:style-name="ro6">
          <table:table-cell table:formula="of:=[$'movie-row'.A33]" office:value-type="string" office:string-value="274: The Silence of the Lambs (1991)" calcext:value-type="string">
            <text:p>274: The Silence of the Lambs (1991)</text:p>
          </table:table-cell>
          <table:table-cell table:formula="of:=SUMPRODUCT([$calc.B37:$calc.F37];[$calc.B$5:$calc.F$5])/SUM([$calc.L37:$calc.P37])" office:value-type="float" office:value="3.81841009000358" calcext:value-type="float">
            <text:p>3.81841009000358</text:p>
          </table:table-cell>
          <table:table-cell/>
          <table:table-cell table:style-name="ce28" office:value-type="string" calcext:value-type="string">
            <text:p>8358: Cast Away (2000)</text:p>
          </table:table-cell>
          <table:table-cell table:formula="of:=SUMPRODUCT([$calc.G95:$calc.K95];[$calc.G$5:$calc.K$5])/SUM([$calc.Q95:$calc.U95])" office:value-type="float" office:value="4.22905621094888" calcext:value-type="float">
            <text:p>4.22905621094888</text:p>
          </table:table-cell>
        </table:table-row>
        <table:table-row table:style-name="ro6">
          <table:table-cell table:formula="of:=[$'movie-row'.A5]" office:value-type="string" office:string-value="14: American Beauty (1999)" calcext:value-type="string">
            <text:p>14: American Beauty (1999)</text:p>
          </table:table-cell>
          <table:table-cell table:formula="of:=SUMPRODUCT([$calc.B9:$calc.F9];[$calc.B$5:$calc.F$5])/SUM([$calc.L9:$calc.P9])" office:value-type="float" office:value="3.80417166704381" calcext:value-type="float">
            <text:p>3.80417166704381</text:p>
          </table:table-cell>
          <table:table-cell/>
          <table:table-cell table:style-name="ce28" office:value-type="string" calcext:value-type="string">
            <text:p>161: Ocean's Eleven (2001)</text:p>
          </table:table-cell>
          <table:table-cell table:formula="of:=SUMPRODUCT([$calc.G28:$calc.K28];[$calc.G$5:$calc.K$5])/SUM([$calc.Q28:$calc.U28])" office:value-type="float" office:value="4.21971537501236" calcext:value-type="float">
            <text:p>4.21971537501236</text:p>
          </table:table-cell>
        </table:table-row>
        <table:table-row table:style-name="ro6">
          <table:table-cell table:formula="of:=[$'movie-row'.A61]" office:value-type="string" office:string-value="680: Pulp Fiction (1994)" calcext:value-type="string">
            <text:p>680: Pulp Fiction (1994)</text:p>
          </table:table-cell>
          <table:table-cell table:formula="of:=SUMPRODUCT([$calc.B65:$calc.F65];[$calc.B$5:$calc.F$5])/SUM([$calc.L65:$calc.P65])" office:value-type="float" office:value="3.79772057505991" calcext:value-type="float">
            <text:p>3.79772057505991</text:p>
          </table:table-cell>
          <table:table-cell/>
          <table:table-cell table:style-name="ce28" office:value-type="string" calcext:value-type="string">
            <text:p>153: Lost in Translation (2003)</text:p>
          </table:table-cell>
          <table:table-cell table:formula="of:=SUMPRODUCT([$calc.G26:$calc.K26];[$calc.G$5:$calc.K$5])/SUM([$calc.Q26:$calc.U26])" office:value-type="float" office:value="4.19596233472977" calcext:value-type="float">
            <text:p>4.19596233472977</text:p>
          </table:table-cell>
        </table:table-row>
        <table:table-row table:style-name="ro6">
          <table:table-cell table:formula="of:=[$'movie-row'.A82]" office:value-type="string" office:string-value="1900: Traffic (2000)" calcext:value-type="string">
            <text:p>1900: Traffic (2000)</text:p>
          </table:table-cell>
          <table:table-cell table:formula="of:=SUMPRODUCT([$calc.B86:$calc.F86];[$calc.B$5:$calc.F$5])/SUM([$calc.L86:$calc.P86])" office:value-type="float" office:value="3.77086026963209" calcext:value-type="float">
            <text:p>3.77086026963209</text:p>
          </table:table-cell>
          <table:table-cell/>
          <table:table-cell table:style-name="ce28" office:value-type="string" calcext:value-type="string">
            <text:p>2501: The Bourne Identity (2002)</text:p>
          </table:table-cell>
          <table:table-cell table:formula="of:=SUMPRODUCT([$calc.G89:$calc.K89];[$calc.G$5:$calc.K$5])/SUM([$calc.Q89:$calc.U89])" office:value-type="float" office:value="4.17981856222392" calcext:value-type="float">
            <text:p>4.17981856222392</text:p>
          </table:table-cell>
        </table:table-row>
        <table:table-row table:style-name="ro4">
          <table:table-cell table:formula="of:=[$'movie-row'.A4]" office:value-type="string" office:string-value="13: Forrest Gump (1994)" calcext:value-type="string">
            <text:p>13: Forrest Gump (1994)</text:p>
          </table:table-cell>
          <table:table-cell table:formula="of:=SUMPRODUCT([$calc.B8:$calc.F8];[$calc.B$5:$calc.F$5])/SUM([$calc.L8:$calc.P8])" office:value-type="float" office:value="3.74947787225184" calcext:value-type="float">
            <text:p>3.74947787225184</text:p>
          </table:table-cell>
          <table:table-cell/>
          <table:table-cell table:style-name="ce28" office:value-type="string" calcext:value-type="string">
            <text:p>36657: X-Men (2000)</text:p>
          </table:table-cell>
          <table:table-cell table:formula="of:=SUMPRODUCT([$calc.G103:$calc.K103];[$calc.G$5:$calc.K$5])/SUM([$calc.Q103:$calc.U103])" office:value-type="float" office:value="4.17981856222392" calcext:value-type="float">
            <text:p>4.17981856222392</text:p>
          </table:table-cell>
        </table:table-row>
        <table:table-row table:style-name="ro6">
          <table:table-cell table:formula="of:=[$'movie-row'.A80]" office:value-type="string" office:string-value="1892: Star Wars: Episode VI - Return of the Jedi (1983)" calcext:value-type="string">
            <text:p>1892: Star Wars: Episode VI - Return of the Jedi (1983)</text:p>
          </table:table-cell>
          <table:table-cell table:formula="of:=SUMPRODUCT([$calc.B84:$calc.F84];[$calc.B$5:$calc.F$5])/SUM([$calc.L84:$calc.P84])" office:value-type="float" office:value="3.73970930381302" calcext:value-type="float">
            <text:p>3.73970930381302</text:p>
          </table:table-cell>
          <table:table-cell/>
          <table:table-cell table:style-name="ce28" office:value-type="string" calcext:value-type="string">
            <text:p>585: Monsters Inc. (2001)</text:p>
          </table:table-cell>
          <table:table-cell table:formula="of:=SUMPRODUCT([$calc.G52:$calc.K52];[$calc.G$5:$calc.K$5])/SUM([$calc.Q52:$calc.U52])" office:value-type="float" office:value="4.15439911095182" calcext:value-type="float">
            <text:p>4.15439911095182</text:p>
          </table:table-cell>
        </table:table-row>
        <table:table-row table:style-name="ro6">
          <table:table-cell table:formula="of:=[$'movie-row'.A22]" office:value-type="string" office:string-value="153: Lost in Translation (2003)" calcext:value-type="string">
            <text:p>153: Lost in Translation (2003)</text:p>
          </table:table-cell>
          <table:table-cell table:formula="of:=SUMPRODUCT([$calc.B26:$calc.F26];[$calc.B$5:$calc.F$5])/SUM([$calc.L26:$calc.P26])" office:value-type="float" office:value="3.66777149154546" calcext:value-type="float">
            <text:p>3.66777149154546</text:p>
          </table:table-cell>
          <table:table-cell/>
          <table:table-cell table:style-name="ce28" office:value-type="string" calcext:value-type="string">
            <text:p>745: The Sixth Sense (1999)</text:p>
          </table:table-cell>
          <table:table-cell table:formula="of:=SUMPRODUCT([$calc.G66:$calc.K66];[$calc.G$5:$calc.K$5])/SUM([$calc.Q66:$calc.U66])" office:value-type="float" office:value="4.15075840368703" calcext:value-type="float">
            <text:p>4.15075840368703</text:p>
          </table:table-cell>
        </table:table-row>
        <table:table-row table:style-name="ro7">
          <table:table-cell table:formula="of:=[$'movie-row'.A28]" office:value-type="string" office:string-value="197: Braveheart (1995)" calcext:value-type="string">
            <text:p>197: Braveheart (1995)</text:p>
          </table:table-cell>
          <table:table-cell table:formula="of:=SUMPRODUCT([$calc.B32:$calc.F32];[$calc.B$5:$calc.F$5])/SUM([$calc.L32:$calc.P32])" office:value-type="float" office:value="3.64111021579603" calcext:value-type="float">
            <text:p>3.64111021579603</text:p>
          </table:table-cell>
          <table:table-cell/>
          <table:table-cell table:style-name="ce28" office:value-type="string" calcext:value-type="string">
            <text:p>11: Star Wars: Episode IV - A New Hope (1977)</text:p>
          </table:table-cell>
          <table:table-cell table:formula="of:=SUMPRODUCT([$calc.G6:$calc.K6];[$calc.G$5:$calc.K$5])/SUM([$calc.Q6:$calc.U6])" office:value-type="float" office:value="4.13372533748159" calcext:value-type="float">
            <text:p>4.13372533748159</text:p>
          </table:table-cell>
        </table:table-row>
        <table:table-row table:style-name="ro4">
          <table:table-cell table:formula="of:=[$'movie-row'.A25]" office:value-type="string" office:string-value="180: Minority Report (2002)" calcext:value-type="string">
            <text:p>180: Minority Report (2002)</text:p>
          </table:table-cell>
          <table:table-cell table:formula="of:=SUMPRODUCT([$calc.B29:$calc.F29];[$calc.B$5:$calc.F$5])/SUM([$calc.L29:$calc.P29])" office:value-type="float" office:value="3.61864577273576" calcext:value-type="float">
            <text:p>3.61864577273576</text:p>
          </table:table-cell>
          <table:table-cell/>
          <table:table-cell table:style-name="ce28" office:value-type="string" calcext:value-type="string">
            <text:p>597: Titanic (1997)</text:p>
          </table:table-cell>
          <table:table-cell table:formula="of:=SUMPRODUCT([$calc.G53:$calc.K53];[$calc.G$5:$calc.K$5])/SUM([$calc.Q53:$calc.U53])" office:value-type="float" office:value="4.04906622023439" calcext:value-type="float">
            <text:p>4.04906622023439</text:p>
          </table:table-cell>
        </table:table-row>
        <table:table-row table:style-name="ro6">
          <table:table-cell table:formula="of:=[$'movie-row'.A71]" office:value-type="string" office:string-value="857: Saving Private Ryan (1998)" calcext:value-type="string">
            <text:p>857: Saving Private Ryan (1998)</text:p>
          </table:table-cell>
          <table:table-cell table:formula="of:=SUMPRODUCT([$calc.B75:$calc.F75];[$calc.B$5:$calc.F$5])/SUM([$calc.L75:$calc.P75])" office:value-type="float" office:value="3.59993832297321" calcext:value-type="float">
            <text:p>3.59993832297321</text:p>
          </table:table-cell>
          <table:table-cell/>
          <table:table-cell table:style-name="ce28" office:value-type="string" calcext:value-type="string">
            <text:p>9806: The Incredibles (2004)</text:p>
          </table:table-cell>
          <table:table-cell table:formula="of:=SUMPRODUCT([$calc.G101:$calc.K101];[$calc.G$5:$calc.K$5])/SUM([$calc.Q101:$calc.U101])" office:value-type="float" office:value="4.04561804791295" calcext:value-type="float">
            <text:p>4.04561804791295</text:p>
          </table:table-cell>
        </table:table-row>
        <table:table-row table:style-name="ro6">
          <table:table-cell table:formula="of:=[$'movie-row'.A62]" office:value-type="string" office:string-value="745: The Sixth Sense (1999)" calcext:value-type="string">
            <text:p>745: The Sixth Sense (1999)</text:p>
          </table:table-cell>
          <table:table-cell table:formula="of:=SUMPRODUCT([$calc.B66:$calc.F66];[$calc.B$5:$calc.F$5])/SUM([$calc.L66:$calc.P66])" office:value-type="float" office:value="3.5947051306163" calcext:value-type="float">
            <text:p>3.5947051306163</text:p>
          </table:table-cell>
          <table:table-cell/>
          <table:table-cell table:style-name="ce28" office:value-type="string" calcext:value-type="string">
            <text:p>272: Batman Begins (2005)</text:p>
          </table:table-cell>
          <table:table-cell table:formula="of:=SUMPRODUCT([$calc.G36:$calc.K36];[$calc.G$5:$calc.K$5])/SUM([$calc.Q36:$calc.U36])" office:value-type="float" office:value="4.03498291476644" calcext:value-type="float">
            <text:p>4.03498291476644</text:p>
          </table:table-cell>
        </table:table-row>
        <table:table-row table:style-name="ro6">
          <table:table-cell table:formula="of:=[$'movie-row'.A99]" office:value-type="string" office:string-value="36657: X-Men (2000)" calcext:value-type="string">
            <text:p>36657: X-Men (2000)</text:p>
          </table:table-cell>
          <table:table-cell table:formula="of:=SUMPRODUCT([$calc.B103:$calc.F103];[$calc.B$5:$calc.F$5])/SUM([$calc.L103:$calc.P103])" office:value-type="float" office:value="3.55546786836443" calcext:value-type="float">
            <text:p>3.55546786836443</text:p>
          </table:table-cell>
          <table:table-cell/>
          <table:table-cell table:style-name="ce28" office:value-type="string" calcext:value-type="string">
            <text:p>788: Mrs. Doubtfire (1993)</text:p>
          </table:table-cell>
          <table:table-cell table:formula="of:=SUMPRODUCT([$calc.G69:$calc.K69];[$calc.G$5:$calc.K$5])/SUM([$calc.Q69:$calc.U69])" office:value-type="float" office:value="4.0293419375091" calcext:value-type="float">
            <text:p>4.0293419375091</text:p>
          </table:table-cell>
        </table:table-row>
        <table:table-row table:style-name="ro6">
          <table:table-cell table:formula="of:=[$'movie-row'.A54]" office:value-type="string" office:string-value="607: Men in Black (a.k.a. MIB) (1997)" calcext:value-type="string">
            <text:p>607: Men in Black (a.k.a. MIB) (1997)</text:p>
          </table:table-cell>
          <table:table-cell table:formula="of:=SUMPRODUCT([$calc.B58:$calc.F58];[$calc.B$5:$calc.F$5])/SUM([$calc.L58:$calc.P58])" office:value-type="float" office:value="3.52980796616105" calcext:value-type="float">
            <text:p>3.52980796616105</text:p>
          </table:table-cell>
          <table:table-cell/>
          <table:table-cell table:style-name="ce28" office:value-type="string" calcext:value-type="string">
            <text:p>640: Catch Me If You Can (2002)</text:p>
          </table:table-cell>
          <table:table-cell table:formula="of:=SUMPRODUCT([$calc.G60:$calc.K60];[$calc.G$5:$calc.K$5])/SUM([$calc.Q60:$calc.U60])" office:value-type="float" office:value="4.02067377347023" calcext:value-type="float">
            <text:p>4.02067377347023</text:p>
          </table:table-cell>
        </table:table-row>
        <table:table-row table:style-name="ro6">
          <table:table-cell table:formula="of:=[$'movie-row'.A72]" office:value-type="string" office:string-value="862: Toy Story (1995)" calcext:value-type="string">
            <text:p>862: Toy Story (1995)</text:p>
          </table:table-cell>
          <table:table-cell table:formula="of:=SUMPRODUCT([$calc.B76:$calc.F76];[$calc.B$5:$calc.F$5])/SUM([$calc.L76:$calc.P76])" office:value-type="float" office:value="3.52854897261819" calcext:value-type="float">
            <text:p>3.52854897261819</text:p>
          </table:table-cell>
          <table:table-cell/>
          <table:table-cell table:style-name="ce28" office:value-type="string" calcext:value-type="string">
            <text:p>601: E.T. the Extra-Terrestrial (1982)</text:p>
          </table:table-cell>
          <table:table-cell table:formula="of:=SUMPRODUCT([$calc.G54:$calc.K54];[$calc.G$5:$calc.K$5])/SUM([$calc.Q54:$calc.U54])" office:value-type="float" office:value="4.01165595708296" calcext:value-type="float">
            <text:p>4.01165595708296</text:p>
          </table:table-cell>
        </table:table-row>
        <table:table-row table:style-name="ro7">
          <table:table-cell table:formula="of:=[$'movie-row'.A12]" office:value-type="string" office:string-value="98: Gladiator (2000)" calcext:value-type="string">
            <text:p>98: Gladiator (2000)</text:p>
          </table:table-cell>
          <table:table-cell table:formula="of:=SUMPRODUCT([$calc.B16:$calc.F16];[$calc.B$5:$calc.F$5])/SUM([$calc.L16:$calc.P16])" office:value-type="float" office:value="3.508189537409" calcext:value-type="float">
            <text:p>3.508189537409</text:p>
          </table:table-cell>
          <table:table-cell/>
          <table:table-cell table:style-name="ce28" office:value-type="string" calcext:value-type="string">
            <text:p>1892: Star Wars: Episode VI - Return of the Jedi (1983)</text:p>
          </table:table-cell>
          <table:table-cell table:formula="of:=SUMPRODUCT([$calc.G84:$calc.K84];[$calc.G$5:$calc.K$5])/SUM([$calc.Q84:$calc.U84])" office:value-type="float" office:value="4.00245066079563" calcext:value-type="float">
            <text:p>4.00245066079563</text:p>
          </table:table-cell>
        </table:table-row>
        <table:table-row table:style-name="ro6">
          <table:table-cell table:formula="of:=[$'movie-row'.A24]" office:value-type="string" office:string-value="161: Ocean's Eleven (2001)" calcext:value-type="string">
            <text:p>161: Ocean's Eleven (2001)</text:p>
          </table:table-cell>
          <table:table-cell table:formula="of:=SUMPRODUCT([$calc.B28:$calc.F28];[$calc.B$5:$calc.F$5])/SUM([$calc.L28:$calc.P28])" office:value-type="float" office:value="3.47734811196644" calcext:value-type="float">
            <text:p>3.47734811196644</text:p>
          </table:table-cell>
          <table:table-cell/>
          <table:table-cell table:style-name="ce28" office:value-type="string" calcext:value-type="string">
            <text:p>134: O Brother Where Art Thou? (2000)</text:p>
          </table:table-cell>
          <table:table-cell table:formula="of:=SUMPRODUCT([$calc.G23:$calc.K23];[$calc.G$5:$calc.K$5])/SUM([$calc.Q23:$calc.U23])" office:value-type="float" office:value="4" calcext:value-type="float">
            <text:p>4</text:p>
          </table:table-cell>
        </table:table-row>
        <table:table-row table:style-name="ro6">
          <table:table-cell table:formula="of:=[$'movie-row'.A49]" office:value-type="string" office:string-value="597: Titanic (1997)" calcext:value-type="string">
            <text:p>597: Titanic (1997)</text:p>
          </table:table-cell>
          <table:table-cell table:formula="of:=SUMPRODUCT([$calc.B53:$calc.F53];[$calc.B$5:$calc.F$5])/SUM([$calc.L53:$calc.P53])" office:value-type="float" office:value="3.47145102738181" calcext:value-type="float">
            <text:p>3.47145102738181</text:p>
          </table:table-cell>
          <table:table-cell/>
          <table:table-cell table:style-name="ce28" office:value-type="string" calcext:value-type="string">
            <text:p>197: Braveheart (1995)</text:p>
          </table:table-cell>
          <table:table-cell table:formula="of:=SUMPRODUCT([$calc.G32:$calc.K32];[$calc.G$5:$calc.K$5])/SUM([$calc.Q32:$calc.U32])" office:value-type="float" office:value="4" calcext:value-type="float">
            <text:p>4</text:p>
          </table:table-cell>
        </table:table-row>
        <table:table-row table:style-name="ro6">
          <table:table-cell table:formula="of:=[$'movie-row'.A96]" office:value-type="string" office:string-value="9802: The Rock (1996)" calcext:value-type="string">
            <text:p>9802: The Rock (1996)</text:p>
          </table:table-cell>
          <table:table-cell table:formula="of:=SUMPRODUCT([$calc.B100:$calc.F100];[$calc.B$5:$calc.F$5])/SUM([$calc.L100:$calc.P100])" office:value-type="float" office:value="3.47114871559922" calcext:value-type="float">
            <text:p>3.47114871559922</text:p>
          </table:table-cell>
          <table:table-cell/>
          <table:table-cell table:style-name="ce28" office:value-type="string" calcext:value-type="string">
            <text:p>629: The Usual Suspects (1995)</text:p>
          </table:table-cell>
          <table:table-cell table:formula="of:=SUMPRODUCT([$calc.G59:$calc.K59];[$calc.G$5:$calc.K$5])/SUM([$calc.Q59:$calc.U59])" office:value-type="float" office:value="3.98799439056863" calcext:value-type="float">
            <text:p>3.98799439056863</text:p>
          </table:table-cell>
        </table:table-row>
        <table:table-row table:style-name="ro5">
          <table:table-cell table:formula="of:=[$'movie-row'.A13]" office:value-type="string" office:string-value="105: Back to the Future (1985)" calcext:value-type="string">
            <text:p>105: Back to the Future (1985)</text:p>
          </table:table-cell>
          <table:table-cell table:formula="of:=SUMPRODUCT([$calc.B17:$calc.F17];[$calc.B$5:$calc.F$5])/SUM([$calc.L17:$calc.P17])" office:value-type="float" office:value="3.39904306957857" calcext:value-type="float">
            <text:p>3.39904306957857</text:p>
          </table:table-cell>
          <table:table-cell/>
          <table:table-cell table:style-name="ce28" office:value-type="string" calcext:value-type="string">
            <text:p>22: Pirates of the Caribbean: The Curse of the Black Pearl (2003)</text:p>
          </table:table-cell>
          <table:table-cell table:formula="of:=SUMPRODUCT([$calc.G10:$calc.K10];[$calc.G$5:$calc.K$5])/SUM([$calc.Q10:$calc.U10])" office:value-type="float" office:value="3.98083036861769" calcext:value-type="float">
            <text:p>3.98083036861769</text:p>
          </table:table-cell>
        </table:table-row>
        <table:table-row table:style-name="ro4">
          <table:table-cell table:formula="of:=[$'movie-row'.A78]" office:value-type="string" office:string-value="1637: Speed (1994)" calcext:value-type="string">
            <text:p>1637: Speed (1994)</text:p>
          </table:table-cell>
          <table:table-cell table:formula="of:=SUMPRODUCT([$calc.B82:$calc.F82];[$calc.B$5:$calc.F$5])/SUM([$calc.L82:$calc.P82])" office:value-type="float" office:value="3.39881214507568" calcext:value-type="float">
            <text:p>3.39881214507568</text:p>
          </table:table-cell>
          <table:table-cell/>
          <table:table-cell table:style-name="ce28" office:value-type="string" calcext:value-type="string">
            <text:p>98: Gladiator (2000)</text:p>
          </table:table-cell>
          <table:table-cell table:formula="of:=SUMPRODUCT([$calc.G16:$calc.K16];[$calc.G$5:$calc.K$5])/SUM([$calc.Q16:$calc.U16])" office:value-type="float" office:value="3.93335278257774" calcext:value-type="float">
            <text:p>3.93335278257774</text:p>
          </table:table-cell>
        </table:table-row>
        <table:table-row table:style-name="ro4">
          <table:table-cell table:formula="of:=[$'movie-row'.A43]" office:value-type="string" office:string-value="550: Fight Club (1999)" calcext:value-type="string">
            <text:p>550: Fight Club (1999)</text:p>
          </table:table-cell>
          <table:table-cell table:formula="of:=SUMPRODUCT([$calc.B47:$calc.F47];[$calc.B$5:$calc.F$5])/SUM([$calc.L47:$calc.P47])" office:value-type="float" office:value="3.39167348073481" calcext:value-type="float">
            <text:p>3.39167348073481</text:p>
          </table:table-cell>
          <table:table-cell/>
          <table:table-cell table:style-name="ce28" office:value-type="string" calcext:value-type="string">
            <text:p>808: Shrek (2001)</text:p>
          </table:table-cell>
          <table:table-cell table:formula="of:=SUMPRODUCT([$calc.G71:$calc.K71];[$calc.G$5:$calc.K$5])/SUM([$calc.Q71:$calc.U71])" office:value-type="float" office:value="3.92079486788994" calcext:value-type="float">
            <text:p>3.92079486788994</text:p>
          </table:table-cell>
        </table:table-row>
        <table:table-row table:style-name="ro6">
          <table:table-cell table:formula="of:=[$'movie-row'.A47]" office:value-type="string" office:string-value="581: Dances with Wolves (1990)" calcext:value-type="string">
            <text:p>581: Dances with Wolves (1990)</text:p>
          </table:table-cell>
          <table:table-cell table:formula="of:=SUMPRODUCT([$calc.B51:$calc.F51];[$calc.B$5:$calc.F$5])/SUM([$calc.L51:$calc.P51])" office:value-type="float" office:value="3.38769892371459" calcext:value-type="float">
            <text:p>3.38769892371459</text:p>
          </table:table-cell>
          <table:table-cell/>
          <table:table-cell table:style-name="ce28" office:value-type="string" calcext:value-type="string">
            <text:p>24: Kill Bill: Vol. 1 (2003)</text:p>
          </table:table-cell>
          <table:table-cell table:formula="of:=SUMPRODUCT([$calc.G11:$calc.K11];[$calc.G$5:$calc.K$5])/SUM([$calc.Q11:$calc.U11])" office:value-type="float" office:value="3.89806726082314" calcext:value-type="float">
            <text:p>3.89806726082314</text:p>
          </table:table-cell>
        </table:table-row>
        <table:table-row table:style-name="ro6">
          <table:table-cell table:formula="of:=[$'movie-row'.A36]" office:value-type="string" office:string-value="280: Terminator 2: Judgment Day (1991)" calcext:value-type="string">
            <text:p>280: Terminator 2: Judgment Day (1991)</text:p>
          </table:table-cell>
          <table:table-cell table:formula="of:=SUMPRODUCT([$calc.B40:$calc.F40];[$calc.B$5:$calc.F$5])/SUM([$calc.L40:$calc.P40])" office:value-type="float" office:value="3.37087635005231" calcext:value-type="float">
            <text:p>3.37087635005231</text:p>
          </table:table-cell>
          <table:table-cell/>
          <table:table-cell table:style-name="ce28" office:value-type="string" calcext:value-type="string">
            <text:p>954: Mission: Impossible (1996)</text:p>
          </table:table-cell>
          <table:table-cell table:formula="of:=SUMPRODUCT([$calc.G77:$calc.K77];[$calc.G$5:$calc.K$5])/SUM([$calc.Q77:$calc.U77])" office:value-type="float" office:value="3.89350380636677" calcext:value-type="float">
            <text:p>3.89350380636677</text:p>
          </table:table-cell>
        </table:table-row>
        <table:table-row table:style-name="ro6">
          <table:table-cell table:formula="of:=[$'movie-row'.A46]" office:value-type="string" office:string-value="568: Apollo 13 (1995)" calcext:value-type="string">
            <text:p>568: Apollo 13 (1995)</text:p>
          </table:table-cell>
          <table:table-cell table:formula="of:=SUMPRODUCT([$calc.B50:$calc.F50];[$calc.B$5:$calc.F$5])/SUM([$calc.L50:$calc.P50])" office:value-type="float" office:value="3.36486785742721" calcext:value-type="float">
            <text:p>3.36486785742721</text:p>
          </table:table-cell>
          <table:table-cell/>
          <table:table-cell table:style-name="ce28" office:value-type="string" calcext:value-type="string">
            <text:p>14: American Beauty (1999)</text:p>
          </table:table-cell>
          <table:table-cell table:formula="of:=SUMPRODUCT([$calc.G9:$calc.K9];[$calc.G$5:$calc.K$5])/SUM([$calc.Q9:$calc.U9])" office:value-type="float" office:value="3.86158248413408" calcext:value-type="float">
            <text:p>3.86158248413408</text:p>
          </table:table-cell>
        </table:table-row>
        <table:table-row table:style-name="ro6">
          <table:table-cell table:formula="of:=[$'movie-row'.A37]" office:value-type="string" office:string-value="329: Jurassic Park (1993)" calcext:value-type="string">
            <text:p>329: Jurassic Park (1993)</text:p>
          </table:table-cell>
          <table:table-cell table:formula="of:=SUMPRODUCT([$calc.B41:$calc.F41];[$calc.B$5:$calc.F$5])/SUM([$calc.L41:$calc.P41])" office:value-type="float" office:value="3.35900956527535" calcext:value-type="float">
            <text:p>3.35900956527535</text:p>
          </table:table-cell>
          <table:table-cell/>
          <table:table-cell table:style-name="ce28" office:value-type="string" calcext:value-type="string">
            <text:p>752: V for Vendetta (2006)</text:p>
          </table:table-cell>
          <table:table-cell table:formula="of:=SUMPRODUCT([$calc.G67:$calc.K67];[$calc.G$5:$calc.K$5])/SUM([$calc.Q67:$calc.U67])" office:value-type="float" office:value="3.84924159631297" calcext:value-type="float">
            <text:p>3.84924159631297</text:p>
          </table:table-cell>
        </table:table-row>
        <table:table-row table:style-name="ro6">
          <table:table-cell table:formula="of:=[$'movie-row'.A73]" office:value-type="string" office:string-value="954: Mission: Impossible (1996)" calcext:value-type="string">
            <text:p>954: Mission: Impossible (1996)</text:p>
          </table:table-cell>
          <table:table-cell table:formula="of:=SUMPRODUCT([$calc.B77:$calc.F77];[$calc.B$5:$calc.F$5])/SUM([$calc.L77:$calc.P77])" office:value-type="float" office:value="3.35804423216973" calcext:value-type="float">
            <text:p>3.35804423216973</text:p>
          </table:table-cell>
          <table:table-cell/>
          <table:table-cell table:style-name="ce28" office:value-type="string" calcext:value-type="string">
            <text:p>2502: The Bourne Supremacy (2004)</text:p>
          </table:table-cell>
          <table:table-cell table:formula="of:=SUMPRODUCT([$calc.G90:$calc.K90];[$calc.G$5:$calc.K$5])/SUM([$calc.Q90:$calc.U90])" office:value-type="float" office:value="3.84798116736489" calcext:value-type="float">
            <text:p>3.84798116736489</text:p>
          </table:table-cell>
        </table:table-row>
        <table:table-row table:style-name="ro4">
          <table:table-cell table:formula="of:=[$'movie-row'.A3]" office:value-type="string" office:string-value="12: Finding Nemo (2003)" calcext:value-type="string">
            <text:p>12: Finding Nemo (2003)</text:p>
          </table:table-cell>
          <table:table-cell table:formula="of:=SUMPRODUCT([$calc.B7:$calc.F7];[$calc.B$5:$calc.F$5])/SUM([$calc.L7:$calc.P7])" office:value-type="float" office:value="3.34773441795271" calcext:value-type="float">
            <text:p>3.34773441795271</text:p>
          </table:table-cell>
          <table:table-cell/>
          <table:table-cell table:style-name="ce28" office:value-type="string" calcext:value-type="string">
            <text:p>812: Aladdin (1992)</text:p>
          </table:table-cell>
          <table:table-cell table:formula="of:=SUMPRODUCT([$calc.G73:$calc.K73];[$calc.G$5:$calc.K$5])/SUM([$calc.Q73:$calc.U73])" office:value-type="float" office:value="3.82776221102759" calcext:value-type="float">
            <text:p>3.82776221102759</text:p>
          </table:table-cell>
        </table:table-row>
        <table:table-row table:style-name="ro6">
          <table:table-cell table:formula="of:=[$'movie-row'.A6]" office:value-type="string" office:string-value="22: Pirates of the Caribbean: The Curse of the Black Pearl (2003)" calcext:value-type="string">
            <text:p>22: Pirates of the Caribbean: The Curse of the Black Pearl (2003)</text:p>
          </table:table-cell>
          <table:table-cell table:formula="of:=SUMPRODUCT([$calc.B10:$calc.F10];[$calc.B$5:$calc.F$5])/SUM([$calc.L10:$calc.P10])" office:value-type="float" office:value="3.34512149948024" calcext:value-type="float">
            <text:p>3.34512149948024</text:p>
          </table:table-cell>
          <table:table-cell/>
          <table:table-cell table:style-name="ce28" office:value-type="string" calcext:value-type="string">
            <text:p>107: Snatch (2000)</text:p>
          </table:table-cell>
          <table:table-cell table:formula="of:=SUMPRODUCT([$calc.G18:$calc.K18];[$calc.G$5:$calc.K$5])/SUM([$calc.Q18:$calc.U18])" office:value-type="float" office:value="3.82504123519888" calcext:value-type="float">
            <text:p>3.82504123519888</text:p>
          </table:table-cell>
        </table:table-row>
        <table:table-row table:style-name="ro6">
          <table:table-cell table:formula="of:=[$'movie-row'.A100]" office:value-type="string" office:string-value="36658: X2: X-Men United (2003)" calcext:value-type="string">
            <text:p>36658: X2: X-Men United (2003)</text:p>
          </table:table-cell>
          <table:table-cell table:formula="of:=SUMPRODUCT([$calc.B104:$calc.F104];[$calc.B$5:$calc.F$5])/SUM([$calc.L104:$calc.P104])" office:value-type="float" office:value="3.29695900261232" calcext:value-type="float">
            <text:p>3.29695900261232</text:p>
          </table:table-cell>
          <table:table-cell/>
          <table:table-cell table:style-name="ce28" office:value-type="string" calcext:value-type="string">
            <text:p>36658: X2: X-Men United (2003)</text:p>
          </table:table-cell>
          <table:table-cell table:formula="of:=SUMPRODUCT([$calc.G104:$calc.K104];[$calc.G$5:$calc.K$5])/SUM([$calc.Q104:$calc.U104])" office:value-type="float" office:value="3.80412194484167" calcext:value-type="float">
            <text:p>3.80412194484167</text:p>
          </table:table-cell>
        </table:table-row>
        <table:table-row table:style-name="ro6">
          <table:table-cell table:formula="of:=[$'movie-row'.A98]" office:value-type="string" office:string-value="10020: Beauty and the Beast (1991)" calcext:value-type="string">
            <text:p>10020: Beauty and the Beast (1991)</text:p>
          </table:table-cell>
          <table:table-cell table:formula="of:=SUMPRODUCT([$calc.B102:$calc.F102];[$calc.B$5:$calc.F$5])/SUM([$calc.L102:$calc.P102])" office:value-type="float" office:value="3.28087208856094" calcext:value-type="float">
            <text:p>3.28087208856094</text:p>
          </table:table-cell>
          <table:table-cell/>
          <table:table-cell table:style-name="ce28" office:value-type="string" calcext:value-type="string">
            <text:p>5503: The Fugitive (1993)</text:p>
          </table:table-cell>
          <table:table-cell table:formula="of:=SUMPRODUCT([$calc.G93:$calc.K93];[$calc.G$5:$calc.K$5])/SUM([$calc.Q93:$calc.U93])" office:value-type="float" office:value="3.77094378905112" calcext:value-type="float">
            <text:p>3.77094378905112</text:p>
          </table:table-cell>
        </table:table-row>
        <table:table-row table:style-name="ro6">
          <table:table-cell table:formula="of:=[$'movie-row'.A89]" office:value-type="string" office:string-value="5503: The Fugitive (1993)" calcext:value-type="string">
            <text:p>5503: The Fugitive (1993)</text:p>
          </table:table-cell>
          <table:table-cell table:formula="of:=SUMPRODUCT([$calc.B93:$calc.F93];[$calc.B$5:$calc.F$5])/SUM([$calc.L93:$calc.P93])" office:value-type="float" office:value="3.26538448285245" calcext:value-type="float">
            <text:p>3.26538448285245</text:p>
          </table:table-cell>
          <table:table-cell/>
          <table:table-cell table:style-name="ce28" office:value-type="string" calcext:value-type="string">
            <text:p>641: Requiem for a Dream (2000)</text:p>
          </table:table-cell>
          <table:table-cell table:formula="of:=SUMPRODUCT([$calc.G61:$calc.K61];[$calc.G$5:$calc.K$5])/SUM([$calc.Q61:$calc.U61])" office:value-type="float" office:value="3.76592095617243" calcext:value-type="float">
            <text:p>3.76592095617243</text:p>
          </table:table-cell>
        </table:table-row>
        <table:table-row table:style-name="ro6">
          <table:table-cell table:formula="of:=[$'movie-row'.A26]" office:value-type="string" office:string-value="187: Sin City (2005)" calcext:value-type="string">
            <text:p>187: Sin City (2005)</text:p>
          </table:table-cell>
          <table:table-cell table:formula="of:=SUMPRODUCT([$calc.B30:$calc.F30];[$calc.B$5:$calc.F$5])/SUM([$calc.L30:$calc.P30])" office:value-type="float" office:value="3.22674178268293" calcext:value-type="float">
            <text:p>3.22674178268293</text:p>
          </table:table-cell>
          <table:table-cell/>
          <table:table-cell table:style-name="ce28" office:value-type="string" calcext:value-type="string">
            <text:p>243: High Fidelity (2000)</text:p>
          </table:table-cell>
          <table:table-cell table:formula="of:=SUMPRODUCT([$calc.G34:$calc.K34];[$calc.G$5:$calc.K$5])/SUM([$calc.Q34:$calc.U34])" office:value-type="float" office:value="3.75837398556021" calcext:value-type="float">
            <text:p>3.75837398556021</text:p>
          </table:table-cell>
        </table:table-row>
        <table:table-row table:style-name="ro6">
          <table:table-cell table:formula="of:=[$'movie-row'.A41]" office:value-type="string" office:string-value="453: A Beautiful Mind (2001)" calcext:value-type="string">
            <text:p>453: A Beautiful Mind (2001)</text:p>
          </table:table-cell>
          <table:table-cell table:formula="of:=SUMPRODUCT([$calc.B45:$calc.F45];[$calc.B$5:$calc.F$5])/SUM([$calc.L45:$calc.P45])" office:value-type="float" office:value="3.19862971522143" calcext:value-type="float">
            <text:p>3.19862971522143</text:p>
          </table:table-cell>
          <table:table-cell/>
          <table:table-cell table:style-name="ce28" office:value-type="string" calcext:value-type="string">
            <text:p>786: Almost Famous (2000)</text:p>
          </table:table-cell>
          <table:table-cell table:formula="of:=SUMPRODUCT([$calc.G68:$calc.K68];[$calc.G$5:$calc.K$5])/SUM([$calc.Q68:$calc.U68])" office:value-type="float" office:value="3.72905621094888" calcext:value-type="float">
            <text:p>3.72905621094888</text:p>
          </table:table-cell>
        </table:table-row>
        <table:table-row table:style-name="ro6">
          <table:table-cell table:formula="of:=[$'movie-row'.A91]" office:value-type="string" office:string-value="8358: Cast Away (2000)" calcext:value-type="string">
            <text:p>8358: Cast Away (2000)</text:p>
          </table:table-cell>
          <table:table-cell table:formula="of:=SUMPRODUCT([$calc.B95:$calc.F95];[$calc.B$5:$calc.F$5])/SUM([$calc.L95:$calc.P95])" office:value-type="float" office:value="3.19583674036741" calcext:value-type="float">
            <text:p>3.19583674036741</text:p>
          </table:table-cell>
          <table:table-cell/>
          <table:table-cell table:style-name="ce28" office:value-type="string" calcext:value-type="string">
            <text:p>607: Men in Black (a.k.a. MIB) (1997)</text:p>
          </table:table-cell>
          <table:table-cell table:formula="of:=SUMPRODUCT([$calc.G58:$calc.K58];[$calc.G$5:$calc.K$5])/SUM([$calc.Q58:$calc.U58])" office:value-type="float" office:value="3.7262926955253" calcext:value-type="float">
            <text:p>3.7262926955253</text:p>
          </table:table-cell>
        </table:table-row>
        <table:table-row table:style-name="ro6">
          <table:table-cell table:formula="of:=[$'movie-row'.A101]" office:value-type="string" office:string-value="36955: True Lies (1994)" calcext:value-type="string">
            <text:p>36955: True Lies (1994)</text:p>
          </table:table-cell>
          <table:table-cell table:formula="of:=SUMPRODUCT([$calc.B105:$calc.F105];[$calc.B$5:$calc.F$5])/SUM([$calc.L105:$calc.P105])" office:value-type="float" office:value="3.1660173736685" calcext:value-type="float">
            <text:p>3.1660173736685</text:p>
          </table:table-cell>
          <table:table-cell/>
          <table:table-cell table:style-name="ce28" office:value-type="string" calcext:value-type="string">
            <text:p>10020: Beauty and the Beast (1991)</text:p>
          </table:table-cell>
          <table:table-cell table:formula="of:=SUMPRODUCT([$calc.G102:$calc.K102];[$calc.G$5:$calc.K$5])/SUM([$calc.Q102:$calc.U102])" office:value-type="float" office:value="3.72611916486486" calcext:value-type="float">
            <text:p>3.72611916486486</text:p>
          </table:table-cell>
        </table:table-row>
        <table:table-row table:style-name="ro6">
          <table:table-cell table:formula="of:=[$'movie-row'.A58]" office:value-type="string" office:string-value="664: Twister (1996)" calcext:value-type="string">
            <text:p>664: Twister (1996)</text:p>
          </table:table-cell>
          <table:table-cell table:formula="of:=SUMPRODUCT([$calc.B62:$calc.F62];[$calc.B$5:$calc.F$5])/SUM([$calc.L62:$calc.P62])" office:value-type="float" office:value="3.1656277978696" calcext:value-type="float">
            <text:p>3.1656277978696</text:p>
          </table:table-cell>
          <table:table-cell/>
          <table:table-cell table:style-name="ce28" office:value-type="string" calcext:value-type="string">
            <text:p>180: Minority Report (2002)</text:p>
          </table:table-cell>
          <table:table-cell table:formula="of:=SUMPRODUCT([$calc.G29:$calc.K29];[$calc.G$5:$calc.K$5])/SUM([$calc.Q29:$calc.U29])" office:value-type="float" office:value="3.72376206431858" calcext:value-type="float">
            <text:p>3.72376206431858</text:p>
          </table:table-cell>
        </table:table-row>
        <table:table-row table:style-name="ro6">
          <table:table-cell table:formula="of:=[$'movie-row'.A15]" office:value-type="string" office:string-value="114: Pretty Woman (1990)" calcext:value-type="string">
            <text:p>114: Pretty Woman (1990)</text:p>
          </table:table-cell>
          <table:table-cell table:formula="of:=SUMPRODUCT([$calc.B19:$calc.F19];[$calc.B$5:$calc.F$5])/SUM([$calc.L19:$calc.P19])" office:value-type="float" office:value="3.16370139470893" calcext:value-type="float">
            <text:p>3.16370139470893</text:p>
          </table:table-cell>
          <table:table-cell/>
          <table:table-cell table:style-name="ce28" office:value-type="string" calcext:value-type="string">
            <text:p>393: Kill Bill: Vol. 2 (2004)</text:p>
          </table:table-cell>
          <table:table-cell table:formula="of:=SUMPRODUCT([$calc.G42:$calc.K42];[$calc.G$5:$calc.K$5])/SUM([$calc.Q42:$calc.U42])" office:value-type="float" office:value="3.67507288442205" calcext:value-type="float">
            <text:p>3.67507288442205</text:p>
          </table:table-cell>
        </table:table-row>
        <table:table-row table:style-name="ro4">
          <table:table-cell table:formula="of:=[$'movie-row'.A84]" office:value-type="string" office:string-value="2164: Stargate (1994)" calcext:value-type="string">
            <text:p>2164: Stargate (1994)</text:p>
          </table:table-cell>
          <table:table-cell table:formula="of:=SUMPRODUCT([$calc.B88:$calc.F88];[$calc.B$5:$calc.F$5])/SUM([$calc.L88:$calc.P88])" office:value-type="float" office:value="3.16296227904453" calcext:value-type="float">
            <text:p>3.16296227904453</text:p>
          </table:table-cell>
          <table:table-cell/>
          <table:table-cell table:style-name="ce28" office:value-type="string" calcext:value-type="string">
            <text:p>809: Shrek 2 (2004)</text:p>
          </table:table-cell>
          <table:table-cell table:formula="of:=SUMPRODUCT([$calc.G72:$calc.K72];[$calc.G$5:$calc.K$5])/SUM([$calc.Q72:$calc.U72])" office:value-type="float" office:value="3.62523767037718" calcext:value-type="float">
            <text:p>3.62523767037718</text:p>
          </table:table-cell>
        </table:table-row>
        <table:table-row table:style-name="ro6">
          <table:table-cell table:formula="of:=[$'movie-row'.A68]" office:value-type="string" office:string-value="809: Shrek 2 (2004)" calcext:value-type="string">
            <text:p>809: Shrek 2 (2004)</text:p>
          </table:table-cell>
          <table:table-cell table:formula="of:=SUMPRODUCT([$calc.B72:$calc.F72];[$calc.B$5:$calc.F$5])/SUM([$calc.L72:$calc.P72])" office:value-type="float" office:value="3.16243148360471" calcext:value-type="float">
            <text:p>3.16243148360471</text:p>
          </table:table-cell>
          <table:table-cell/>
          <table:table-cell table:style-name="ce28" office:value-type="string" calcext:value-type="string">
            <text:p>141: Donnie Darko (2001)</text:p>
          </table:table-cell>
          <table:table-cell table:formula="of:=SUMPRODUCT([$calc.G24:$calc.K24];[$calc.G$5:$calc.K$5])/SUM([$calc.Q24:$calc.U24])" office:value-type="float" office:value="3.58616028729789" calcext:value-type="float">
            <text:p>3.58616028729789</text:p>
          </table:table-cell>
        </table:table-row>
        <table:table-row table:style-name="ro4">
          <table:table-cell table:formula="of:=[$'movie-row'.A45]" office:value-type="string" office:string-value="558: Spider-Man 2 (2004)" calcext:value-type="string">
            <text:p>558: Spider-Man 2 (2004)</text:p>
          </table:table-cell>
          <table:table-cell table:formula="of:=SUMPRODUCT([$calc.B49:$calc.F49];[$calc.B$5:$calc.F$5])/SUM([$calc.L49:$calc.P49])" office:value-type="float" office:value="3.15860839146124" calcext:value-type="float">
            <text:p>3.15860839146124</text:p>
          </table:table-cell>
          <table:table-cell/>
          <table:table-cell table:style-name="ce28" office:value-type="string" calcext:value-type="string">
            <text:p>854: The Mask (1994)</text:p>
          </table:table-cell>
          <table:table-cell table:formula="of:=SUMPRODUCT([$calc.G74:$calc.K74];[$calc.G$5:$calc.K$5])/SUM([$calc.Q74:$calc.U74])" office:value-type="float" office:value="3.57073387728854" calcext:value-type="float">
            <text:p>3.57073387728854</text:p>
          </table:table-cell>
        </table:table-row>
        <table:table-row table:style-name="ro7">
          <table:table-cell table:formula="of:=[$'movie-row'.A90]" office:value-type="string" office:string-value="7443: Chicken Run (2000)" calcext:value-type="string">
            <text:p>7443: Chicken Run (2000)</text:p>
          </table:table-cell>
          <table:table-cell table:formula="of:=SUMPRODUCT([$calc.B94:$calc.F94];[$calc.B$5:$calc.F$5])/SUM([$calc.L94:$calc.P94])" office:value-type="float" office:value="3.14828596239557" calcext:value-type="float">
            <text:p>3.14828596239557</text:p>
          </table:table-cell>
          <table:table-cell/>
          <table:table-cell table:style-name="ce28" office:value-type="string" calcext:value-type="string">
            <text:p>146: Crouching Tiger Hidden Dragon (Wo hu cang long) (2000)</text:p>
          </table:table-cell>
          <table:table-cell table:formula="of:=SUMPRODUCT([$calc.G25:$calc.K25];[$calc.G$5:$calc.K$5])/SUM([$calc.Q25:$calc.U25])" office:value-type="float" office:value="3.55050936095933" calcext:value-type="float">
            <text:p>3.55050936095933</text:p>
          </table:table-cell>
        </table:table-row>
        <table:table-row table:style-name="ro6">
          <table:table-cell table:formula="of:=[$'movie-row'.A70]" office:value-type="string" office:string-value="854: The Mask (1994)" calcext:value-type="string">
            <text:p>854: The Mask (1994)</text:p>
          </table:table-cell>
          <table:table-cell table:formula="of:=SUMPRODUCT([$calc.B74:$calc.F74];[$calc.B$5:$calc.F$5])/SUM([$calc.L74:$calc.P74])" office:value-type="float" office:value="3.08551318730864" calcext:value-type="float">
            <text:p>3.08551318730864</text:p>
          </table:table-cell>
          <table:table-cell/>
          <table:table-cell table:style-name="ce28" office:value-type="string" calcext:value-type="string">
            <text:p>955: Mission: Impossible II (2000)</text:p>
          </table:table-cell>
          <table:table-cell table:formula="of:=SUMPRODUCT([$calc.G78:$calc.K78];[$calc.G$5:$calc.K$5])/SUM([$calc.Q78:$calc.U78])" office:value-type="float" office:value="3.54323077838988" calcext:value-type="float">
            <text:p>3.54323077838988</text:p>
          </table:table-cell>
        </table:table-row>
        <table:table-row table:style-name="ro6">
          <table:table-cell table:formula="of:=[$'movie-row'.A20]" office:value-type="string" office:string-value="141: Donnie Darko (2001)" calcext:value-type="string">
            <text:p>141: Donnie Darko (2001)</text:p>
          </table:table-cell>
          <table:table-cell table:formula="of:=SUMPRODUCT([$calc.B24:$calc.F24];[$calc.B$5:$calc.F$5])/SUM([$calc.L24:$calc.P24])" office:value-type="float" office:value="3.02781369284279" calcext:value-type="float">
            <text:p>3.02781369284279</text:p>
          </table:table-cell>
          <table:table-cell/>
          <table:table-cell table:style-name="ce28" office:value-type="string" calcext:value-type="string">
            <text:p>2024: The Patriot (2000)</text:p>
          </table:table-cell>
          <table:table-cell table:formula="of:=SUMPRODUCT([$calc.G87:$calc.K87];[$calc.G$5:$calc.K$5])/SUM([$calc.Q87:$calc.U87])" office:value-type="float" office:value="3.53132932257711" calcext:value-type="float">
            <text:p>3.53132932257711</text:p>
          </table:table-cell>
        </table:table-row>
        <table:table-row table:style-name="ro6">
          <table:table-cell table:formula="of:=[$'movie-row'.A56]" office:value-type="string" office:string-value="640: Catch Me If You Can (2002)" calcext:value-type="string">
            <text:p>640: Catch Me If You Can (2002)</text:p>
          </table:table-cell>
          <table:table-cell table:formula="of:=SUMPRODUCT([$calc.B60:$calc.F60];[$calc.B$5:$calc.F$5])/SUM([$calc.L60:$calc.P60])" office:value-type="float" office:value="3" calcext:value-type="float">
            <text:p>3</text:p>
          </table:table-cell>
          <table:table-cell/>
          <table:table-cell table:style-name="ce28" office:value-type="string" calcext:value-type="string">
            <text:p>1572: Die Hard: With a Vengeance (1995)</text:p>
          </table:table-cell>
          <table:table-cell table:formula="of:=SUMPRODUCT([$calc.G80:$calc.K80];[$calc.G$5:$calc.K$5])/SUM([$calc.Q80:$calc.U80])" office:value-type="float" office:value="3.5252103504469" calcext:value-type="float">
            <text:p>3.5252103504469</text:p>
          </table:table-cell>
        </table:table-row>
        <table:table-row table:style-name="ro6">
          <table:table-cell table:formula="of:=[$'movie-row'.A64]" office:value-type="string" office:string-value="786: Almost Famous (2000)" calcext:value-type="string">
            <text:p>786: Almost Famous (2000)</text:p>
          </table:table-cell>
          <table:table-cell table:formula="of:=SUMPRODUCT([$calc.B68:$calc.F68];[$calc.B$5:$calc.F$5])/SUM([$calc.L68:$calc.P68])" office:value-type="float" office:value="3" calcext:value-type="float">
            <text:p>3</text:p>
          </table:table-cell>
          <table:table-cell/>
          <table:table-cell table:style-name="ce28" office:value-type="string" calcext:value-type="string">
            <text:p>604: The Matrix Reloaded (2003)</text:p>
          </table:table-cell>
          <table:table-cell table:formula="of:=SUMPRODUCT([$calc.G57:$calc.K57];[$calc.G$5:$calc.K$5])/SUM([$calc.Q57:$calc.U57])" office:value-type="float" office:value="3.51846235147433" calcext:value-type="float">
            <text:p>3.51846235147433</text:p>
          </table:table-cell>
        </table:table-row>
        <table:table-row table:style-name="ro7">
          <table:table-cell table:formula="of:=[$'movie-row'.A95]" office:value-type="string" office:string-value="9741: Unbreakable (2000)" calcext:value-type="string">
            <text:p>9741: Unbreakable (2000)</text:p>
          </table:table-cell>
          <table:table-cell table:formula="of:=SUMPRODUCT([$calc.B99:$calc.F99];[$calc.B$5:$calc.F$5])/SUM([$calc.L99:$calc.P99])" office:value-type="float" office:value="3" calcext:value-type="float">
            <text:p>3</text:p>
          </table:table-cell>
          <table:table-cell/>
          <table:table-cell table:style-name="ce28" office:value-type="string" calcext:value-type="string">
            <text:p>602: Independence Day (a.k.a. ID4) (1996)</text:p>
          </table:table-cell>
          <table:table-cell table:formula="of:=SUMPRODUCT([$calc.G55:$calc.K55];[$calc.G$5:$calc.K$5])/SUM([$calc.Q55:$calc.U55])" office:value-type="float" office:value="3.5111188248345" calcext:value-type="float">
            <text:p>3.5111188248345</text:p>
          </table:table-cell>
        </table:table-row>
        <table:table-row table:style-name="ro6">
          <table:table-cell table:formula="of:=[$'movie-row'.A14]" office:value-type="string" office:string-value="107: Snatch (2000)" calcext:value-type="string">
            <text:p>107: Snatch (2000)</text:p>
          </table:table-cell>
          <table:table-cell table:formula="of:=SUMPRODUCT([$calc.B18:$calc.F18];[$calc.B$5:$calc.F$5])/SUM([$calc.L18:$calc.P18])" office:value-type="float" office:value="3" calcext:value-type="float">
            <text:p>3</text:p>
          </table:table-cell>
          <table:table-cell/>
          <table:table-cell table:style-name="ce28" office:value-type="string" calcext:value-type="string">
            <text:p>114: Pretty Woman (1990)</text:p>
          </table:table-cell>
          <table:table-cell table:formula="of:=SUMPRODUCT([$calc.G19:$calc.K19];[$calc.G$5:$calc.K$5])/SUM([$calc.Q19:$calc.U19])" office:value-type="float" office:value="3.5" calcext:value-type="float">
            <text:p>3.5</text:p>
          </table:table-cell>
        </table:table-row>
        <table:table-row table:style-name="ro4">
          <table:table-cell table:formula="of:=[$'movie-row'.A42]" office:value-type="string" office:string-value="462: Erin Brockovich (2000)" calcext:value-type="string">
            <text:p>462: Erin Brockovich (2000)</text:p>
          </table:table-cell>
          <table:table-cell table:formula="of:=SUMPRODUCT([$calc.B46:$calc.F46];[$calc.B$5:$calc.F$5])/SUM([$calc.L46:$calc.P46])" office:value-type="float" office:value="3" calcext:value-type="float">
            <text:p>3</text:p>
          </table:table-cell>
          <table:table-cell/>
          <table:table-cell table:style-name="ce28" office:value-type="string" calcext:value-type="string">
            <text:p>2164: Stargate (1994)</text:p>
          </table:table-cell>
          <table:table-cell table:formula="of:=SUMPRODUCT([$calc.G88:$calc.K88];[$calc.G$5:$calc.K$5])/SUM([$calc.Q88:$calc.U88])" office:value-type="float" office:value="3.5" calcext:value-type="float">
            <text:p>3.5</text:p>
          </table:table-cell>
        </table:table-row>
        <table:table-row table:style-name="ro7">
          <table:table-cell table:formula="of:=[$'movie-row'.A77]" office:value-type="string" office:string-value="1597: Meet the Parents (2000)" calcext:value-type="string">
            <text:p>1597: Meet the Parents (2000)</text:p>
          </table:table-cell>
          <table:table-cell table:formula="of:=SUMPRODUCT([$calc.B81:$calc.F81];[$calc.B$5:$calc.F$5])/SUM([$calc.L81:$calc.P81])" office:value-type="float" office:value="2.98499017647833" calcext:value-type="float">
            <text:p>2.98499017647833</text:p>
          </table:table-cell>
          <table:table-cell/>
          <table:table-cell table:style-name="ce28" office:value-type="string" calcext:value-type="string">
            <text:p>9331: Clear and Present Danger (1994)</text:p>
          </table:table-cell>
          <table:table-cell table:formula="of:=SUMPRODUCT([$calc.G98:$calc.K98];[$calc.G$5:$calc.K$5])/SUM([$calc.Q98:$calc.U98])" office:value-type="float" office:value="3.5" calcext:value-type="float">
            <text:p>3.5</text:p>
          </table:table-cell>
        </table:table-row>
        <table:table-row table:style-name="ro6">
          <table:table-cell table:formula="of:=[$'movie-row'.A74]" office:value-type="string" office:string-value="955: Mission: Impossible II (2000)" calcext:value-type="string">
            <text:p>955: Mission: Impossible II (2000)</text:p>
          </table:table-cell>
          <table:table-cell table:formula="of:=SUMPRODUCT([$calc.B78:$calc.F78];[$calc.B$5:$calc.F$5])/SUM([$calc.L78:$calc.P78])" office:value-type="float" office:value="2.96257076626398" calcext:value-type="float">
            <text:p>2.96257076626398</text:p>
          </table:table-cell>
          <table:table-cell/>
          <table:table-cell table:style-name="ce28" office:value-type="string" calcext:value-type="string">
            <text:p>9741: Unbreakable (2000)</text:p>
          </table:table-cell>
          <table:table-cell table:formula="of:=SUMPRODUCT([$calc.G99:$calc.K99];[$calc.G$5:$calc.K$5])/SUM([$calc.Q99:$calc.U99])" office:value-type="float" office:value="3.5" calcext:value-type="float">
            <text:p>3.5</text:p>
          </table:table-cell>
        </table:table-row>
        <table:table-row table:style-name="ro7">
          <table:table-cell table:formula="of:=[$'movie-row'.A50]" office:value-type="string" office:string-value="601: E.T. the Extra-Terrestrial (1982)" calcext:value-type="string">
            <text:p>601: E.T. the Extra-Terrestrial (1982)</text:p>
          </table:table-cell>
          <table:table-cell table:formula="of:=SUMPRODUCT([$calc.B54:$calc.F54];[$calc.B$5:$calc.F$5])/SUM([$calc.L54:$calc.P54])" office:value-type="float" office:value="2.93461086245559" calcext:value-type="float">
            <text:p>2.93461086245559</text:p>
          </table:table-cell>
          <table:table-cell/>
          <table:table-cell table:style-name="ce28" office:value-type="string" calcext:value-type="string">
            <text:p>63: Twelve Monkeys (a.k.a. 12 Monkeys) (1995)</text:p>
          </table:table-cell>
          <table:table-cell table:formula="of:=SUMPRODUCT([$calc.G13:$calc.K13];[$calc.G$5:$calc.K$5])/SUM([$calc.Q13:$calc.U13])" office:value-type="float" office:value="3.49258631980202" calcext:value-type="float">
            <text:p>3.49258631980202</text:p>
          </table:table-cell>
        </table:table-row>
        <table:table-row table:style-name="ro6">
          <table:table-cell table:formula="of:=[$'movie-row'.A53]" office:value-type="string" office:string-value="604: The Matrix Reloaded (2003)" calcext:value-type="string">
            <text:p>604: The Matrix Reloaded (2003)</text:p>
          </table:table-cell>
          <table:table-cell table:formula="of:=SUMPRODUCT([$calc.B57:$calc.F57];[$calc.B$5:$calc.F$5])/SUM([$calc.L57:$calc.P57])" office:value-type="float" office:value="2.81394314199139" calcext:value-type="float">
            <text:p>2.81394314199139</text:p>
          </table:table-cell>
          <table:table-cell/>
          <table:table-cell table:style-name="ce28" office:value-type="string" calcext:value-type="string">
            <text:p>664: Twister (1996)</text:p>
          </table:table-cell>
          <table:table-cell table:formula="of:=SUMPRODUCT([$calc.G62:$calc.K62];[$calc.G$5:$calc.K$5])/SUM([$calc.Q62:$calc.U62])" office:value-type="float" office:value="3.49044505136426" calcext:value-type="float">
            <text:p>3.49044505136426</text:p>
          </table:table-cell>
        </table:table-row>
        <table:table-row table:style-name="ro4">
          <table:table-cell table:formula="of:=[$'movie-row'.A44]" office:value-type="string" office:string-value="557: Spider-Man (2002)" calcext:value-type="string">
            <text:p>557: Spider-Man (2002)</text:p>
          </table:table-cell>
          <table:table-cell table:formula="of:=SUMPRODUCT([$calc.B48:$calc.F48];[$calc.B$5:$calc.F$5])/SUM([$calc.L48:$calc.P48])" office:value-type="float" office:value="2.72961774492967" calcext:value-type="float">
            <text:p>2.72961774492967</text:p>
          </table:table-cell>
          <table:table-cell/>
          <table:table-cell table:style-name="ce28" office:value-type="string" calcext:value-type="string">
            <text:p>187: Sin City (2005)</text:p>
          </table:table-cell>
          <table:table-cell table:formula="of:=SUMPRODUCT([$calc.G30:$calc.K30];[$calc.G$5:$calc.K$5])/SUM([$calc.Q30:$calc.U30])" office:value-type="float" office:value="3.48834404291704" calcext:value-type="float">
            <text:p>3.48834404291704</text:p>
          </table:table-cell>
        </table:table-row>
        <table:table-row table:style-name="ro6">
          <table:table-cell table:formula="of:=[$'movie-row'.A39]" office:value-type="string" office:string-value="414: Batman Forever (1995)" calcext:value-type="string">
            <text:p>414: Batman Forever (1995)</text:p>
          </table:table-cell>
          <table:table-cell table:formula="of:=SUMPRODUCT([$calc.B43:$calc.F43];[$calc.B$5:$calc.F$5])/SUM([$calc.L43:$calc.P43])" office:value-type="float" office:value="2.69854651906509" calcext:value-type="float">
            <text:p>2.69854651906509</text:p>
          </table:table-cell>
          <table:table-cell/>
          <table:table-cell table:style-name="ce28" office:value-type="string" calcext:value-type="string">
            <text:p>581: Dances with Wolves (1990)</text:p>
          </table:table-cell>
          <table:table-cell table:formula="of:=SUMPRODUCT([$calc.G51:$calc.K51];[$calc.G$5:$calc.K$5])/SUM([$calc.Q51:$calc.U51])" office:value-type="float" office:value="3.43734135484578" calcext:value-type="float">
            <text:p>3.43734135484578</text:p>
          </table:table-cell>
        </table:table-row>
        <table:table-row table:style-name="ro6">
          <table:table-cell table:formula="of:=[$'movie-row'.A31]" office:value-type="string" office:string-value="268: Batman (1989)" calcext:value-type="string">
            <text:p>268: Batman (1989)</text:p>
          </table:table-cell>
          <table:table-cell table:formula="of:=SUMPRODUCT([$calc.B35:$calc.F35];[$calc.B$5:$calc.F$5])/SUM([$calc.L35:$calc.P35])" office:value-type="float" office:value="2.62377972849725" calcext:value-type="float">
            <text:p>2.62377972849725</text:p>
          </table:table-cell>
          <table:table-cell/>
          <table:table-cell table:style-name="ce28" office:value-type="string" calcext:value-type="string">
            <text:p>280: Terminator 2: Judgment Day (1991)</text:p>
          </table:table-cell>
          <table:table-cell table:formula="of:=SUMPRODUCT([$calc.G40:$calc.K40];[$calc.G$5:$calc.K$5])/SUM([$calc.Q40:$calc.U40])" office:value-type="float" office:value="3.34798116736489" calcext:value-type="float">
            <text:p>3.34798116736489</text:p>
          </table:table-cell>
        </table:table-row>
        <table:table-row table:style-name="ro6">
          <table:table-cell table:formula="of:=[$'movie-row'.A51]" office:value-type="string" office:string-value="602: Independence Day (a.k.a. ID4) (1996)" calcext:value-type="string">
            <text:p>602: Independence Day (a.k.a. ID4) (1996)</text:p>
          </table:table-cell>
          <table:table-cell table:formula="of:=SUMPRODUCT([$calc.B55:$calc.F55];[$calc.B$5:$calc.F$5])/SUM([$calc.L55:$calc.P55])" office:value-type="float" office:value="2.57291842220923" calcext:value-type="float">
            <text:p>2.57291842220923</text:p>
          </table:table-cell>
          <table:table-cell/>
          <table:table-cell table:style-name="ce28" office:value-type="string" calcext:value-type="string">
            <text:p>36955: True Lies (1994)</text:p>
          </table:table-cell>
          <table:table-cell table:formula="of:=SUMPRODUCT([$calc.G105:$calc.K105];[$calc.G$5:$calc.K$5])/SUM([$calc.Q105:$calc.U105])" office:value-type="float" office:value="3.26566466128855" calcext:value-type="float">
            <text:p>3.26566466128855</text:p>
          </table:table-cell>
        </table:table-row>
        <table:table-row table:style-name="ro6">
          <table:table-cell table:formula="of:=[$'movie-row'.A83]" office:value-type="string" office:string-value="2024: The Patriot (2000)" calcext:value-type="string">
            <text:p>2024: The Patriot (2000)</text:p>
          </table:table-cell>
          <table:table-cell table:formula="of:=SUMPRODUCT([$calc.B87:$calc.F87];[$calc.B$5:$calc.F$5])/SUM([$calc.L87:$calc.P87])" office:value-type="float" office:value="2.56633663192809" calcext:value-type="float">
            <text:p>2.56633663192809</text:p>
          </table:table-cell>
          <table:table-cell/>
          <table:table-cell table:style-name="ce28" office:value-type="string" calcext:value-type="string">
            <text:p>3049: Ace Ventura: Pet Detective (1994)</text:p>
          </table:table-cell>
          <table:table-cell table:formula="of:=SUMPRODUCT([$calc.G91:$calc.K91];[$calc.G$5:$calc.K$5])/SUM([$calc.Q91:$calc.U91])" office:value-type="float" office:value="3.22590719870296" calcext:value-type="float">
            <text:p>3.22590719870296</text:p>
          </table:table-cell>
        </table:table-row>
        <table:table-row table:style-name="ro6">
          <table:table-cell table:formula="of:=[$'movie-row'.A35]" office:value-type="string" office:string-value="278: The Shawshank Redemption (1994)" calcext:value-type="string">
            <text:p>278: The Shawshank Redemption (1994)</text:p>
          </table:table-cell>
          <table:table-cell table:formula="of:=SUMPRODUCT([$calc.B39:$calc.F39];[$calc.B$5:$calc.F$5])/SUM([$calc.L39:$calc.P39])" office:value-type="float" office:value="2.54096562420833" calcext:value-type="float">
            <text:p>2.54096562420833</text:p>
          </table:table-cell>
          <table:table-cell/>
          <table:table-cell table:style-name="ce28" office:value-type="string" calcext:value-type="string">
            <text:p>8467: Dumb &amp; Dumber (1994)</text:p>
          </table:table-cell>
          <table:table-cell table:formula="of:=SUMPRODUCT([$calc.G96:$calc.K96];[$calc.G$5:$calc.K$5])/SUM([$calc.Q96:$calc.U96])" office:value-type="float" office:value="3.19764797511049" calcext:value-type="float">
            <text:p>3.19764797511049</text:p>
          </table:table-cell>
        </table:table-row>
        <table:table-row table:style-name="ro6">
          <table:table-cell table:formula="of:=[$'movie-row'.A30]" office:value-type="string" office:string-value="243: High Fidelity (2000)" calcext:value-type="string">
            <text:p>243: High Fidelity (2000)</text:p>
          </table:table-cell>
          <table:table-cell table:formula="of:=SUMPRODUCT([$calc.B34:$calc.F34];[$calc.B$5:$calc.F$5])/SUM([$calc.L34:$calc.P34])" office:value-type="float" office:value="2.5" calcext:value-type="float">
            <text:p>2.5</text:p>
          </table:table-cell>
          <table:table-cell/>
          <table:table-cell table:style-name="ce28" office:value-type="string" calcext:value-type="string">
            <text:p>462: Erin Brockovich (2000)</text:p>
          </table:table-cell>
          <table:table-cell table:formula="of:=SUMPRODUCT([$calc.G46:$calc.K46];[$calc.G$5:$calc.K$5])/SUM([$calc.Q46:$calc.U46])" office:value-type="float" office:value="3.18716863284663" calcext:value-type="float">
            <text:p>3.18716863284663</text:p>
          </table:table-cell>
        </table:table-row>
        <table:table-row table:style-name="ro6">
          <table:table-cell table:formula="of:=[$'movie-row'.A57]" office:value-type="string" office:string-value="641: Requiem for a Dream (2000)" calcext:value-type="string">
            <text:p>641: Requiem for a Dream (2000)</text:p>
          </table:table-cell>
          <table:table-cell table:formula="of:=SUMPRODUCT([$calc.B61:$calc.F61];[$calc.B$5:$calc.F$5])/SUM([$calc.L61:$calc.P61])" office:value-type="float" office:value="2.5" calcext:value-type="float">
            <text:p>2.5</text:p>
          </table:table-cell>
          <table:table-cell/>
          <table:table-cell table:style-name="ce28" office:value-type="string" calcext:value-type="string">
            <text:p>558: Spider-Man 2 (2004)</text:p>
          </table:table-cell>
          <table:table-cell table:formula="of:=SUMPRODUCT([$calc.G49:$calc.K49];[$calc.G$5:$calc.K$5])/SUM([$calc.Q49:$calc.U49])" office:value-type="float" office:value="3.16531722473013" calcext:value-type="float">
            <text:p>3.16531722473013</text:p>
          </table:table-cell>
        </table:table-row>
        <table:table-row table:style-name="ro6">
          <table:table-cell table:formula="of:=[$'movie-row'.A93]" office:value-type="string" office:string-value="8587: The Lion King (1994)" calcext:value-type="string">
            <text:p>8587: The Lion King (1994)</text:p>
          </table:table-cell>
          <table:table-cell table:formula="of:=SUMPRODUCT([$calc.B97:$calc.F97];[$calc.B$5:$calc.F$5])/SUM([$calc.L97:$calc.P97])" office:value-type="float" office:value="2.32203487330887" calcext:value-type="float">
            <text:p>2.32203487330887</text:p>
          </table:table-cell>
          <table:table-cell/>
          <table:table-cell table:style-name="ce28" office:value-type="string" calcext:value-type="string">
            <text:p>557: Spider-Man (2002)</text:p>
          </table:table-cell>
          <table:table-cell table:formula="of:=SUMPRODUCT([$calc.G48:$calc.K48];[$calc.G$5:$calc.K$5])/SUM([$calc.Q48:$calc.U48])" office:value-type="float" office:value="3.14885513091986" calcext:value-type="float">
            <text:p>3.14885513091986</text:p>
          </table:table-cell>
        </table:table-row>
        <table:table-row table:style-name="ro8">
          <table:table-cell table:formula="of:=[$'movie-row'.A69]" office:value-type="string" office:string-value="812: Aladdin (1992)" calcext:value-type="string">
            <text:p>812: Aladdin (1992)</text:p>
          </table:table-cell>
          <table:table-cell table:formula="of:=SUMPRODUCT([$calc.B73:$calc.F73];[$calc.B$5:$calc.F$5])/SUM([$calc.L73:$calc.P73])" office:value-type="float" office:value="2.26029069618698" calcext:value-type="float">
            <text:p>2.26029069618698</text:p>
          </table:table-cell>
          <table:table-cell/>
          <table:table-cell table:style-name="ce28" office:value-type="string" calcext:value-type="string">
            <text:p>671: Harry Potter and the Sorcerer's Stone (a.k.a. Harry Potter and the Philosopher's Stone) (2001)</text:p>
          </table:table-cell>
          <table:table-cell table:formula="of:=SUMPRODUCT([$calc.G63:$calc.K63];[$calc.G$5:$calc.K$5])/SUM([$calc.Q63:$calc.U63])" office:value-type="float" office:value="3.13038789208908" calcext:value-type="float">
            <text:p>3.13038789208908</text:p>
          </table:table-cell>
        </table:table-row>
        <table:table-row table:style-name="ro6">
          <table:table-cell table:formula="of:=[$'movie-row'.A81]" office:value-type="string" office:string-value="1894: Star Wars: Episode II - Attack of the Clones (2002)" calcext:value-type="string">
            <text:p>1894: Star Wars: Episode II - Attack of the Clones (2002)</text:p>
          </table:table-cell>
          <table:table-cell table:formula="of:=SUMPRODUCT([$calc.B85:$calc.F85];[$calc.B$5:$calc.F$5])/SUM([$calc.L85:$calc.P85])" office:value-type="float" office:value="2.21912791143906" calcext:value-type="float">
            <text:p>2.21912791143906</text:p>
          </table:table-cell>
          <table:table-cell/>
          <table:table-cell table:style-name="ce28" office:value-type="string" calcext:value-type="string">
            <text:p>1597: Meet the Parents (2000)</text:p>
          </table:table-cell>
          <table:table-cell table:formula="of:=SUMPRODUCT([$calc.G81:$calc.K81];[$calc.G$5:$calc.K$5])/SUM([$calc.Q81:$calc.U81])" office:value-type="float" office:value="3.11082959698661" calcext:value-type="float">
            <text:p>3.11082959698661</text:p>
          </table:table-cell>
        </table:table-row>
        <table:table-row table:style-name="ro5">
          <table:table-cell table:formula="of:=[$'movie-row'.A59]" office:value-type="string" office:string-value="671: Harry Potter and the Sorcerer's Stone (a.k.a. Harry Potter and the Philosopher's Stone) (2001)" calcext:value-type="string">
            <text:p>671: Harry Potter and the Sorcerer's Stone (a.k.a. Harry Potter and the Philosopher's Stone) (2001)</text:p>
          </table:table-cell>
          <table:table-cell table:formula="of:=SUMPRODUCT([$calc.B63:$calc.F63];[$calc.B$5:$calc.F$5])/SUM([$calc.L63:$calc.P63])" office:value-type="float" office:value="2.06174417712189" calcext:value-type="float">
            <text:p>2.06174417712189</text:p>
          </table:table-cell>
          <table:table-cell/>
          <table:table-cell table:style-name="ce28" office:value-type="string" calcext:value-type="string">
            <text:p>9802: The Rock (1996)</text:p>
          </table:table-cell>
          <table:table-cell table:formula="of:=SUMPRODUCT([$calc.G100:$calc.K100];[$calc.G$5:$calc.K$5])/SUM([$calc.Q100:$calc.U100])" office:value-type="float" office:value="3.03132932257711" calcext:value-type="float">
            <text:p>3.03132932257711</text:p>
          </table:table-cell>
        </table:table-row>
        <table:table-row table:style-name="ro4">
          <table:table-cell table:formula="of:=[$'movie-row'.A65]" office:value-type="string" office:string-value="788: Mrs. Doubtfire (1993)" calcext:value-type="string">
            <text:p>788: Mrs. Doubtfire (1993)</text:p>
          </table:table-cell>
          <table:table-cell table:formula="of:=SUMPRODUCT([$calc.B69:$calc.F69];[$calc.B$5:$calc.F$5])/SUM([$calc.L69:$calc.P69])" office:value-type="float" office:value="2.00357264095634" calcext:value-type="float">
            <text:p>2.00357264095634</text:p>
          </table:table-cell>
          <table:table-cell/>
          <table:table-cell table:style-name="ce28" office:value-type="string" calcext:value-type="string">
            <text:p>1637: Speed (1994)</text:p>
          </table:table-cell>
          <table:table-cell table:formula="of:=SUMPRODUCT([$calc.G82:$calc.K82];[$calc.G$5:$calc.K$5])/SUM([$calc.Q82:$calc.U82])" office:value-type="float" office:value="3.01614377250585" calcext:value-type="float">
            <text:p>3.01614377250585</text:p>
          </table:table-cell>
        </table:table-row>
        <table:table-row table:style-name="ro7">
          <table:table-cell table:formula="of:=[$'movie-row'.A19]" office:value-type="string" office:string-value="134: O Brother Where Art Thou? (2000)" calcext:value-type="string">
            <text:p>134: O Brother Where Art Thou? (2000)</text:p>
          </table:table-cell>
          <table:table-cell table:formula="of:=SUMPRODUCT([$calc.B23:$calc.F23];[$calc.B$5:$calc.F$5])/SUM([$calc.L23:$calc.P23])" office:value-type="float" office:value="2" calcext:value-type="float">
            <text:p>2</text:p>
          </table:table-cell>
          <table:table-cell/>
          <table:table-cell table:style-name="ce28" office:value-type="string" calcext:value-type="string">
            <text:p>672: Harry Potter and the Chamber of Secrets (2002)</text:p>
          </table:table-cell>
          <table:table-cell table:formula="of:=SUMPRODUCT([$calc.G64:$calc.K64];[$calc.G$5:$calc.K$5])/SUM([$calc.Q64:$calc.U64])" office:value-type="float" office:value="3.01177691566047" calcext:value-type="float">
            <text:p>3.01177691566047</text:p>
          </table:table-cell>
        </table:table-row>
        <table:table-row table:style-name="ro7">
          <table:table-cell table:formula="of:=[$'movie-row'.A75]" office:value-type="string" office:string-value="1422: The Departed (2006)" calcext:value-type="string">
            <text:p>1422: The Departed (2006)</text:p>
          </table:table-cell>
          <table:table-cell table:formula="of:=SUMPRODUCT([$calc.B79:$calc.F79];[$calc.B$5:$calc.F$5])/SUM([$calc.L79:$calc.P79])" office:value-type="float" office:value="2" calcext:value-type="float">
            <text:p>2</text:p>
          </table:table-cell>
          <table:table-cell/>
          <table:table-cell table:style-name="ce28" office:value-type="string" calcext:value-type="string">
            <text:p>1894: Star Wars: Episode II - Attack of the Clones (2002)</text:p>
          </table:table-cell>
          <table:table-cell table:formula="of:=SUMPRODUCT([$calc.G85:$calc.K85];[$calc.G$5:$calc.K$5])/SUM([$calc.Q85:$calc.U85])" office:value-type="float" office:value="2.97220027041119" calcext:value-type="float">
            <text:p>2.97220027041119</text:p>
          </table:table-cell>
        </table:table-row>
        <table:table-row table:style-name="ro6">
          <table:table-cell table:formula="of:=[$'movie-row'.A87]" office:value-type="string" office:string-value="3049: Ace Ventura: Pet Detective (1994)" calcext:value-type="string">
            <text:p>3049: Ace Ventura: Pet Detective (1994)</text:p>
          </table:table-cell>
          <table:table-cell table:formula="of:=SUMPRODUCT([$calc.B91:$calc.F91];[$calc.B$5:$calc.F$5])/SUM([$calc.L91:$calc.P91])" office:value-type="float" office:value="1.81471734516996" calcext:value-type="float">
            <text:p>1.81471734516996</text:p>
          </table:table-cell>
          <table:table-cell/>
          <table:table-cell table:style-name="ce28" office:value-type="string" calcext:value-type="string">
            <text:p>414: Batman Forever (1995)</text:p>
          </table:table-cell>
          <table:table-cell table:formula="of:=SUMPRODUCT([$calc.G43:$calc.K43];[$calc.G$5:$calc.K$5])/SUM([$calc.Q43:$calc.U43])" office:value-type="float" office:value="2.81634416777002" calcext:value-type="float">
            <text:p>2.81634416777002</text:p>
          </table:table-cell>
        </table:table-row>
        <table:table-row table:style-name="ro4">
          <table:table-cell table:formula="of:=[$'movie-row'.A92]" office:value-type="string" office:string-value="8467: Dumb &amp; Dumber (1994)" calcext:value-type="string">
            <text:p>8467: Dumb &amp; Dumber (1994)</text:p>
          </table:table-cell>
          <table:table-cell table:formula="of:=SUMPRODUCT([$calc.B96:$calc.F96];[$calc.B$5:$calc.F$5])/SUM([$calc.L96:$calc.P96])" office:value-type="float" office:value="1.81332023530444" calcext:value-type="float">
            <text:p>1.81332023530444</text:p>
          </table:table-cell>
          <table:table-cell/>
          <table:table-cell table:style-name="ce28" office:value-type="string" calcext:value-type="string">
            <text:p>268: Batman (1989)</text:p>
          </table:table-cell>
          <table:table-cell table:formula="of:=SUMPRODUCT([$calc.G35:$calc.K35];[$calc.G$5:$calc.K$5])/SUM([$calc.Q35:$calc.U35])" office:value-type="float" office:value="2.5" calcext:value-type="float">
            <text:p>2.5</text:p>
          </table:table-cell>
        </table:table-row>
        <table:table-row table:style-name="ro6">
          <table:table-cell table:formula="of:=[$'movie-row'.A60]" office:value-type="string" office:string-value="672: Harry Potter and the Chamber of Secrets (2002)" calcext:value-type="string">
            <text:p>672: Harry Potter and the Chamber of Secrets (2002)</text:p>
          </table:table-cell>
          <table:table-cell table:formula="of:=SUMPRODUCT([$calc.B64:$calc.F64];[$calc.B$5:$calc.F$5])/SUM([$calc.L64:$calc.P64])" office:value-type="float" office:value="1.80145348093491" calcext:value-type="float">
            <text:p>1.80145348093491</text:p>
          </table:table-cell>
          <table:table-cell/>
          <table:table-cell table:style-name="ce28" office:value-type="string" calcext:value-type="string">
            <text:p>4327: Charlie's Angels (2000)</text:p>
          </table:table-cell>
          <table:table-cell table:formula="of:=SUMPRODUCT([$calc.G92:$calc.K92];[$calc.G$5:$calc.K$5])/SUM([$calc.Q92:$calc.U92])" office:value-type="float" office:value="2.47668808583409" calcext:value-type="float">
            <text:p>2.47668808583409</text:p>
          </table:table-cell>
        </table:table-row>
        <table:table-row table:style-name="ro6">
          <table:table-cell table:formula="of:=[$'movie-row'.A94]" office:value-type="string" office:string-value="9331: Clear and Present Danger (1994)" calcext:value-type="string">
            <text:p>9331: Clear and Present Danger (1994)</text:p>
          </table:table-cell>
          <table:table-cell table:formula="of:=SUMPRODUCT([$calc.B98:$calc.F98];[$calc.B$5:$calc.F$5])/SUM([$calc.L98:$calc.P98])" office:value-type="float" office:value="1.80145348093491" calcext:value-type="float">
            <text:p>1.80145348093491</text:p>
          </table:table-cell>
          <table:table-cell/>
          <table:table-cell table:style-name="ce28" office:value-type="string" calcext:value-type="string">
            <text:p>7443: Chicken Run (2000)</text:p>
          </table:table-cell>
          <table:table-cell table:formula="of:=SUMPRODUCT([$calc.G94:$calc.K94];[$calc.G$5:$calc.K$5])/SUM([$calc.Q94:$calc.U94])" office:value-type="float" office:value="2.44888835624528" calcext:value-type="float">
            <text:p>2.44888835624528</text:p>
          </table:table-cell>
        </table:table-row>
        <table:table-row table:style-name="ro4">
          <table:table-cell table:formula="of:=[$'movie-row'.A88]" office:value-type="string" office:string-value="4327: Charlie's Angels (2000)" calcext:value-type="string">
            <text:p>4327: Charlie's Angels (2000)</text:p>
          </table:table-cell>
          <table:table-cell table:formula="of:=SUMPRODUCT([$calc.B92:$calc.F92];[$calc.B$5:$calc.F$5])/SUM([$calc.L92:$calc.P92])" office:value-type="float" office:value="1.43980757971922" calcext:value-type="float">
            <text:p>1.43980757971922</text:p>
          </table:table-cell>
          <table:table-cell/>
          <table:table-cell table:style-name="ce28" office:value-type="string" calcext:value-type="string">
            <text:p>1900: Traffic (2000)</text:p>
          </table:table-cell>
          <table:table-cell table:formula="of:=SUMPRODUCT([$calc.G86:$calc.K86];[$calc.G$5:$calc.K$5])/SUM([$calc.Q86:$calc.U86])" office:value-type="float" office:value="2.37433726569326" calcext:value-type="float">
            <text:p>2.37433726569326</text:p>
          </table:table-cell>
        </table:table-row>
        <table:table-row table:style-name="ro3" table:number-rows-repeated="104847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prediction_normalized" table:style-name="ta4">
        <office:forms form:automatic-focus="false" form:apply-design-mode="false"/>
        <table:table-column table:style-name="co6" table:default-cell-style-name="ce28"/>
        <table:table-column table:style-name="co5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row table:style-name="ro3">
          <table:table-cell table:style-name="ce27"/>
          <table:table-cell table:style-name="ce2" office:value-type="float" office:value="3867" calcext:value-type="float">
            <text:p>3867</text:p>
          </table:table-cell>
          <table:table-cell table:style-name="ce61" table:number-columns-repeated="2"/>
          <table:table-cell table:style-name="ce2" office:value-type="float" office:value="89" calcext:value-type="float">
            <text:p>89</text:p>
          </table:table-cell>
        </table:table-row>
        <table:table-row table:style-name="ro4">
          <table:table-cell table:style-name="ce27" office:value-type="string" calcext:value-type="string">
            <text:p>rating_avg</text:p>
          </table:table-cell>
          <table:table-cell table:style-name="ce62" table:formula="of:=SUM([$'movie-row'.F2:$'movie-row'.F101])/COUNT([$'movie-row'.F2:$'movie-row'.F101])" office:value-type="float" office:value="3.66153846153846" calcext:value-type="float">
            <text:p>3.66153846153846</text:p>
          </table:table-cell>
          <table:table-cell table:style-name="ce61"/>
          <table:table-cell table:style-name="ce27" office:value-type="string" calcext:value-type="string">
            <text:p>rating_avg</text:p>
          </table:table-cell>
          <table:table-cell table:style-name="ce1" table:formula="of:=SUM([$'movie-row'.O2:$'movie-row'.O101])/COUNT([$'movie-row'.O2:$'movie-row'.O101])" office:value-type="float" office:value="4.3974358974359" calcext:value-type="float">
            <text:p>4.3974358974359</text:p>
          </table:table-cell>
        </table:table-row>
        <table:table-row table:style-name="ro4">
          <table:table-cell table:style-name="ce27" office:value-type="string" calcext:value-type="string">
            <text:p>movie_id</text:p>
          </table:table-cell>
          <table:table-cell/>
          <table:table-cell table:style-name="ce2"/>
          <table:table-cell table:style-name="ce27" office:value-type="string" calcext:value-type="string">
            <text:p>movie_id</text:p>
          </table:table-cell>
          <table:table-cell/>
        </table:table-row>
        <table:table-row table:style-name="ro6">
          <table:table-cell table:formula="of:=[$calc.A185]" office:value-type="string" office:string-value="1891: Star Wars: Episode V - The Empire Strikes Back (1980)" calcext:value-type="string">
            <text:p>1891: Star Wars: Episode V - The Empire Strikes Back (1980)</text:p>
          </table:table-cell>
          <table:table-cell table:formula="of:=[.$B$2] + SUMPRODUCT([$calc.B185:.F185];[$calc.L185:.P185])/SUM([$calc.L185:.P185])" office:value-type="float" office:value="5.24550939191976" calcext:value-type="float">
            <text:p>5.24550939191976</text:p>
          </table:table-cell>
          <table:table-cell/>
          <table:table-cell table:style-name="ce28" table:formula="of:=[$'movie-row'.A29]" office:value-type="string" office:string-value="238: The Godfather (1972)" calcext:value-type="string">
            <text:p>238: The Godfather (1972)</text:p>
          </table:table-cell>
          <table:table-cell table:formula="of:=[.$E$2] + SUMPRODUCT([$calc.G135:.K135];[$calc.Q135:.U135])/SUM([$calc.Q135:.U135])" office:value-type="float" office:value="5.32201503304397" calcext:value-type="float">
            <text:p>5.32201503304397</text:p>
          </table:table-cell>
        </table:table-row>
        <table:table-row table:style-name="ro6">
          <table:table-cell table:formula="of:=[$calc.A129]" office:value-type="string" office:string-value="155: The Dark Knight (2008)" calcext:value-type="string">
            <text:p>155: The Dark Knight (2008)</text:p>
          </table:table-cell>
          <table:table-cell table:formula="of:=[.$B$2] + SUMPRODUCT([$calc.B129:.F129];[$calc.L129:.P129])/SUM([$calc.L129:.P129])" office:value-type="float" office:value="4.85677008309898" calcext:value-type="float">
            <text:p>4.85677008309898</text:p>
          </table:table-cell>
          <table:table-cell/>
          <table:table-cell table:style-name="ce28" table:formula="of:=[$'movie-row'.A35]" office:value-type="string" office:string-value="278: The Shawshank Redemption (1994)" calcext:value-type="string">
            <text:p>278: The Shawshank Redemption (1994)</text:p>
          </table:table-cell>
          <table:table-cell table:formula="of:=[.$E$2] + SUMPRODUCT([$calc.G141:.K141];[$calc.Q141:.U141])/SUM([$calc.Q141:.U141])" office:value-type="float" office:value="5.26142369207097" calcext:value-type="float">
            <text:p>5.26142369207097</text:p>
          </table:table-cell>
        </table:table-row>
        <table:table-row table:style-name="ro4">
          <table:table-cell table:formula="of:=[$calc.A116]" office:value-type="string" office:string-value="77: Memento (2000)" calcext:value-type="string">
            <text:p>77: Memento (2000)</text:p>
          </table:table-cell>
          <table:table-cell table:formula="of:=[.$B$2] + SUMPRODUCT([$calc.B116:.F116];[$calc.L116:.P116])/SUM([$calc.L116:.P116])" office:value-type="float" office:value="4.77780287482793" calcext:value-type="float">
            <text:p>4.77780287482793</text:p>
          </table:table-cell>
          <table:table-cell/>
          <table:table-cell table:style-name="ce28" table:formula="of:=[$'movie-row'.A34]" office:value-type="string" office:string-value="275: Fargo (1996)" calcext:value-type="string">
            <text:p>275: Fargo (1996)</text:p>
          </table:table-cell>
          <table:table-cell table:formula="of:=[.$E$2] + SUMPRODUCT([$calc.G140:.K140];[$calc.Q140:.U140])/SUM([$calc.Q140:.U140])" office:value-type="float" office:value="5.24111058016166" calcext:value-type="float">
            <text:p>5.24111058016166</text:p>
          </table:table-cell>
        </table:table-row>
        <table:table-row table:style-name="ro6">
          <table:table-cell table:formula="of:=[$calc.A140]" office:value-type="string" office:string-value="275: Fargo (1996)" calcext:value-type="string">
            <text:p>275: Fargo (1996)</text:p>
          </table:table-cell>
          <table:table-cell table:formula="of:=[.$B$2] + SUMPRODUCT([$calc.B140:.F140];[$calc.L140:.P140])/SUM([$calc.L140:.P140])" office:value-type="float" office:value="4.77153846153846" calcext:value-type="float">
            <text:p>4.77153846153846</text:p>
          </table:table-cell>
          <table:table-cell/>
          <table:table-cell table:style-name="ce28" table:formula="of:=[$'movie-row'.A66]" office:value-type="string" office:string-value="807: Seven (a.k.a. Se7en) (1995)" calcext:value-type="string">
            <text:p>807: Seven (a.k.a. Se7en) (1995)</text:p>
          </table:table-cell>
          <table:table-cell table:formula="of:=[.$E$2] + SUMPRODUCT([$calc.G172:.K172];[$calc.Q172:.U172])/SUM([$calc.Q172:.U172])" office:value-type="float" office:value="5.20198391419183" calcext:value-type="float">
            <text:p>5.20198391419183</text:p>
          </table:table-cell>
        </table:table-row>
        <table:table-row table:style-name="ro6">
          <table:table-cell table:formula="of:=[$calc.A172]" office:value-type="string" office:string-value="807: Seven (a.k.a. Se7en) (1995)" calcext:value-type="string">
            <text:p>807: Seven (a.k.a. Se7en) (1995)</text:p>
          </table:table-cell>
          <table:table-cell table:formula="of:=[.$B$2] + SUMPRODUCT([$calc.B172:.F172];[$calc.L172:.P172])/SUM([$calc.L172:.P172])" office:value-type="float" office:value="4.65556873697968" calcext:value-type="float">
            <text:p>4.65556873697968</text:p>
          </table:table-cell>
          <table:table-cell/>
          <table:table-cell table:style-name="ce28" table:formula="of:=[$'movie-row'.A40]" office:value-type="string" office:string-value="424: Schindler's List (1993)" calcext:value-type="string">
            <text:p>424: Schindler's List (1993)</text:p>
          </table:table-cell>
          <table:table-cell table:formula="of:=[.$E$2] + SUMPRODUCT([$calc.G146:.K146];[$calc.Q146:.U146])/SUM([$calc.Q146:.U146])" office:value-type="float" office:value="5.19922300205941" calcext:value-type="float">
            <text:p>5.19922300205941</text:p>
          </table:table-cell>
        </table:table-row>
        <table:table-row table:style-name="ro7">
          <table:table-cell table:formula="of:=[$calc.A124]" office:value-type="string" office:string-value="122: The Lord of the Rings: The Return of the King (2003)" calcext:value-type="string">
            <text:p>122: The Lord of the Rings: The Return of the King (2003)</text:p>
          </table:table-cell>
          <table:table-cell table:formula="of:=[.$B$2] + SUMPRODUCT([$calc.B124:.F124];[$calc.L124:.P124])/SUM([$calc.L124:.P124])" office:value-type="float" office:value="4.60098903821184" calcext:value-type="float">
            <text:p>4.60098903821184</text:p>
          </table:table-cell>
          <table:table-cell/>
          <table:table-cell table:style-name="ce28" table:formula="of:=[$'movie-row'.A18]" office:value-type="string" office:string-value="122: The Lord of the Rings: The Return of the King (2003)" calcext:value-type="string">
            <text:p>122: The Lord of the Rings: The Return of the King (2003)</text:p>
          </table:table-cell>
          <table:table-cell table:formula="of:=[.$E$2] + SUMPRODUCT([$calc.G124:.K124];[$calc.Q124:.U124])/SUM([$calc.Q124:.U124])" office:value-type="float" office:value="5.18684590605265" calcext:value-type="float">
            <text:p>5.18684590605265</text:p>
          </table:table-cell>
        </table:table-row>
        <table:table-row table:style-name="ro6">
          <table:table-cell table:formula="of:=[$calc.A108]" office:value-type="string" office:string-value="11: Star Wars: Episode IV - A New Hope (1977)" calcext:value-type="string">
            <text:p>11: Star Wars: Episode IV - A New Hope (1977)</text:p>
          </table:table-cell>
          <table:table-cell table:formula="of:=[.$B$2] + SUMPRODUCT([$calc.B108:.F108];[$calc.L108:.P108])/SUM([$calc.L108:.P108])" office:value-type="float" office:value="4.50580008810675" calcext:value-type="float">
            <text:p>4.50580008810675</text:p>
          </table:table-cell>
          <table:table-cell/>
          <table:table-cell table:style-name="ce28" table:formula="of:=[$'movie-row'.A13]" office:value-type="string" office:string-value="105: Back to the Future (1985)" calcext:value-type="string">
            <text:p>105: Back to the Future (1985)</text:p>
          </table:table-cell>
          <table:table-cell table:formula="of:=[.$E$2] + SUMPRODUCT([$calc.G119:.K119];[$calc.Q119:.U119])/SUM([$calc.Q119:.U119])" office:value-type="float" office:value="5.07304767969833" calcext:value-type="float">
            <text:p>5.07304767969833</text:p>
          </table:table-cell>
        </table:table-row>
        <table:table-row table:style-name="ro6">
          <table:table-cell table:formula="of:=[$calc.A123]" office:value-type="string" office:string-value="121: The Lord of the Rings: The Two Towers (2002)" calcext:value-type="string">
            <text:p>121: The Lord of the Rings: The Two Towers (2002)</text:p>
          </table:table-cell>
          <table:table-cell table:formula="of:=[.$B$2] + SUMPRODUCT([$calc.B123:.F123];[$calc.L123:.P123])/SUM([$calc.L123:.P123])" office:value-type="float" office:value="4.49354553733798" calcext:value-type="float">
            <text:p>4.49354553733798</text:p>
          </table:table-cell>
          <table:table-cell/>
          <table:table-cell table:style-name="ce28" table:formula="of:=[$'movie-row'.A43]" office:value-type="string" office:string-value="550: Fight Club (1999)" calcext:value-type="string">
            <text:p>550: Fight Club (1999)</text:p>
          </table:table-cell>
          <table:table-cell table:formula="of:=[.$E$2] + SUMPRODUCT([$calc.G149:.K149];[$calc.Q149:.U149])/SUM([$calc.Q149:.U149])" office:value-type="float" office:value="5.06993892807671" calcext:value-type="float">
            <text:p>5.06993892807671</text:p>
          </table:table-cell>
        </table:table-row>
        <table:table-row table:style-name="ro6">
          <table:table-cell table:formula="of:=[$calc.A158]" office:value-type="string" office:string-value="603: The Matrix (1999)" calcext:value-type="string">
            <text:p>603: The Matrix (1999)</text:p>
          </table:table-cell>
          <table:table-cell table:formula="of:=[.$B$2] + SUMPRODUCT([$calc.B158:.F158];[$calc.L158:.P158])/SUM([$calc.L158:.P158])" office:value-type="float" office:value="4.48773082134108" calcext:value-type="float">
            <text:p>4.48773082134108</text:p>
          </table:table-cell>
          <table:table-cell/>
          <table:table-cell table:style-name="ce28" table:formula="of:=[$'movie-row'.A4]" office:value-type="string" office:string-value="13: Forrest Gump (1994)" calcext:value-type="string">
            <text:p>13: Forrest Gump (1994)</text:p>
          </table:table-cell>
          <table:table-cell table:formula="of:=[.$E$2] + SUMPRODUCT([$calc.G110:.K110];[$calc.Q110:.U110])/SUM([$calc.Q110:.U110])" office:value-type="float" office:value="5.04907412942908" calcext:value-type="float">
            <text:p>5.04907412942908</text:p>
          </table:table-cell>
        </table:table-row>
        <table:table-row table:style-name="ro7">
          <table:table-cell table:formula="of:=[$calc.A117]" office:value-type="string" office:string-value="85: Raiders of the Lost Ark (Indiana Jones and the Raiders of the Lost Ark) (1981)" calcext:value-type="string">
            <text:p>85: Raiders of the Lost Ark (Indiana Jones and the Raiders of the Lost Ark) (1981)</text:p>
          </table:table-cell>
          <table:table-cell table:formula="of:=[.$B$2] + SUMPRODUCT([$calc.B117:.F117];[$calc.L117:.P117])/SUM([$calc.L117:.P117])" office:value-type="float" office:value="4.48508166018123" calcext:value-type="float">
            <text:p>4.48508166018123</text:p>
          </table:table-cell>
          <table:table-cell/>
          <table:table-cell table:style-name="ce28" table:formula="of:=[$'movie-row'.A61]" office:value-type="string" office:string-value="680: Pulp Fiction (1994)" calcext:value-type="string">
            <text:p>680: Pulp Fiction (1994)</text:p>
          </table:table-cell>
          <table:table-cell table:formula="of:=[.$E$2] + SUMPRODUCT([$calc.G167:.K167];[$calc.Q167:.U167])/SUM([$calc.Q167:.U167])" office:value-type="float" office:value="5.04681449381085" calcext:value-type="float">
            <text:p>5.04681449381085</text:p>
          </table:table-cell>
        </table:table-row>
        <table:table-row table:style-name="ro7">
          <table:table-cell table:formula="of:=[$calc.A182]" office:value-type="string" office:string-value="1572: Die Hard: With a Vengeance (1995)" calcext:value-type="string">
            <text:p>1572: Die Hard: With a Vengeance (1995)</text:p>
          </table:table-cell>
          <table:table-cell table:formula="of:=[.$B$2] + SUMPRODUCT([$calc.B182:.F182];[$calc.L182:.P182])/SUM([$calc.L182:.P182])" office:value-type="float" office:value="4.48038728378234" calcext:value-type="float">
            <text:p>4.48038728378234</text:p>
          </table:table-cell>
          <table:table-cell/>
          <table:table-cell table:style-name="ce28" table:formula="of:=[$'movie-row'.A16]" office:value-type="string" office:string-value="120: The Lord of the Rings: The Fellowship of the Ring (2001)" calcext:value-type="string">
            <text:p>120: The Lord of the Rings: The Fellowship of the Ring (2001)</text:p>
          </table:table-cell>
          <table:table-cell table:formula="of:=[.$E$2] + SUMPRODUCT([$calc.G122:.K122];[$calc.Q122:.U122])/SUM([$calc.Q122:.U122])" office:value-type="float" office:value="5.01868330091168" calcext:value-type="float">
            <text:p>5.01868330091168</text:p>
          </table:table-cell>
        </table:table-row>
        <table:table-row table:style-name="ro7">
          <table:table-cell table:formula="of:=[$calc.A113]" office:value-type="string" office:string-value="24: Kill Bill: Vol. 1 (2003)" calcext:value-type="string">
            <text:p>24: Kill Bill: Vol. 1 (2003)</text:p>
          </table:table-cell>
          <table:table-cell table:formula="of:=[.$B$2] + SUMPRODUCT([$calc.B113:.F113];[$calc.L113:.P113])/SUM([$calc.L113:.P113])" office:value-type="float" office:value="4.47793637826856" calcext:value-type="float">
            <text:p>4.47793637826856</text:p>
          </table:table-cell>
          <table:table-cell/>
          <table:table-cell table:style-name="ce28" table:formula="of:=[$'movie-row'.A17]" office:value-type="string" office:string-value="121: The Lord of the Rings: The Two Towers (2002)" calcext:value-type="string">
            <text:p>121: The Lord of the Rings: The Two Towers (2002)</text:p>
          </table:table-cell>
          <table:table-cell table:formula="of:=[.$E$2] + SUMPRODUCT([$calc.G123:.K123];[$calc.Q123:.U123])/SUM([$calc.Q123:.U123])" office:value-type="float" office:value="5.01868330091168" calcext:value-type="float">
            <text:p>5.01868330091168</text:p>
          </table:table-cell>
        </table:table-row>
        <table:table-row table:style-name="ro4">
          <table:table-cell table:formula="of:=[$calc.A154]" office:value-type="string" office:string-value="585: Monsters Inc. (2001)" calcext:value-type="string">
            <text:p>585: Monsters Inc. (2001)</text:p>
          </table:table-cell>
          <table:table-cell table:formula="of:=[.$B$2] + SUMPRODUCT([$calc.B154:.F154];[$calc.L154:.P154])/SUM([$calc.L154:.P154])" office:value-type="float" office:value="4.46002767582957" calcext:value-type="float">
            <text:p>4.46002767582957</text:p>
          </table:table-cell>
          <table:table-cell/>
          <table:table-cell table:style-name="ce28" table:formula="of:=[$'movie-row'.A10]" office:value-type="string" office:string-value="77: Memento (2000)" calcext:value-type="string">
            <text:p>77: Memento (2000)</text:p>
          </table:table-cell>
          <table:table-cell table:formula="of:=[.$E$2] + SUMPRODUCT([$calc.G116:.K116];[$calc.Q116:.U116])/SUM([$calc.Q116:.U116])" office:value-type="float" office:value="4.97763985010991" calcext:value-type="float">
            <text:p>4.97763985010991</text:p>
          </table:table-cell>
        </table:table-row>
        <table:table-row table:style-name="ro6">
          <table:table-cell table:formula="of:=[$calc.A133]" office:value-type="string" office:string-value="194: Amelie (2001)" calcext:value-type="string">
            <text:p>194: Amelie (2001)</text:p>
          </table:table-cell>
          <table:table-cell table:formula="of:=[.$B$2] + SUMPRODUCT([$calc.B133:.F133];[$calc.L133:.P133])/SUM([$calc.L133:.P133])" office:value-type="float" office:value="4.4499364135431" calcext:value-type="float">
            <text:p>4.4499364135431</text:p>
          </table:table-cell>
          <table:table-cell/>
          <table:table-cell table:style-name="ce28" table:formula="of:=[$'movie-row'.A37]" office:value-type="string" office:string-value="329: Jurassic Park (1993)" calcext:value-type="string">
            <text:p>329: Jurassic Park (1993)</text:p>
          </table:table-cell>
          <table:table-cell table:formula="of:=[.$E$2] + SUMPRODUCT([$calc.G143:.K143];[$calc.Q143:.U143])/SUM([$calc.Q143:.U143])" office:value-type="float" office:value="4.9479905062556" calcext:value-type="float">
            <text:p>4.9479905062556</text:p>
          </table:table-cell>
        </table:table-row>
        <table:table-row table:style-name="ro6">
          <table:table-cell table:formula="of:=[$calc.A115]" office:value-type="string" office:string-value="63: Twelve Monkeys (a.k.a. 12 Monkeys) (1995)" calcext:value-type="string">
            <text:p>63: Twelve Monkeys (a.k.a. 12 Monkeys) (1995)</text:p>
          </table:table-cell>
          <table:table-cell table:formula="of:=[.$B$2] + SUMPRODUCT([$calc.B115:.F115];[$calc.L115:.P115])/SUM([$calc.L115:.P115])" office:value-type="float" office:value="4.39644864756369" calcext:value-type="float">
            <text:p>4.39644864756369</text:p>
          </table:table-cell>
          <table:table-cell/>
          <table:table-cell table:style-name="ce28" table:formula="of:=[$'movie-row'.A46]" office:value-type="string" office:string-value="568: Apollo 13 (1995)" calcext:value-type="string">
            <text:p>568: Apollo 13 (1995)</text:p>
          </table:table-cell>
          <table:table-cell table:formula="of:=[.$E$2] + SUMPRODUCT([$calc.G152:.K152];[$calc.Q152:.U152])/SUM([$calc.Q152:.U152])" office:value-type="float" office:value="4.93598489682423" calcext:value-type="float">
            <text:p>4.93598489682423</text:p>
          </table:table-cell>
        </table:table-row>
        <table:table-row table:style-name="ro6">
          <table:table-cell table:formula="of:=[$calc.A122]" office:value-type="string" office:string-value="120: The Lord of the Rings: The Fellowship of the Ring (2001)" calcext:value-type="string">
            <text:p>120: The Lord of the Rings: The Fellowship of the Ring (2001)</text:p>
          </table:table-cell>
          <table:table-cell table:formula="of:=[.$B$2] + SUMPRODUCT([$calc.B122:.F122];[$calc.L122:.P122])/SUM([$calc.L122:.P122])" office:value-type="float" office:value="4.38319788139272" calcext:value-type="float">
            <text:p>4.38319788139272</text:p>
          </table:table-cell>
          <table:table-cell/>
          <table:table-cell table:style-name="ce28" table:formula="of:=[$'movie-row'.A93]" office:value-type="string" office:string-value="8587: The Lion King (1994)" calcext:value-type="string">
            <text:p>8587: The Lion King (1994)</text:p>
          </table:table-cell>
          <table:table-cell table:formula="of:=[.$E$2] + SUMPRODUCT([$calc.G199:.K199];[$calc.Q199:.U199])/SUM([$calc.Q199:.U199])" office:value-type="float" office:value="4.93309766441984" calcext:value-type="float">
            <text:p>4.93309766441984</text:p>
          </table:table-cell>
        </table:table-row>
        <table:table-row table:style-name="ro7">
          <table:table-cell table:formula="of:=[$calc.A114]" office:value-type="string" office:string-value="38: Eternal Sunshine of the Spotless Mind (2004)" calcext:value-type="string">
            <text:p>38: Eternal Sunshine of the Spotless Mind (2004)</text:p>
          </table:table-cell>
          <table:table-cell table:formula="of:=[.$B$2] + SUMPRODUCT([$calc.B114:.F114];[$calc.L114:.P114])/SUM([$calc.L114:.P114])" office:value-type="float" office:value="4.38308760877992" calcext:value-type="float">
            <text:p>4.38308760877992</text:p>
          </table:table-cell>
          <table:table-cell/>
          <table:table-cell table:style-name="ce28" table:formula="of:=[$'movie-row'.A8]" office:value-type="string" office:string-value="38: Eternal Sunshine of the Spotless Mind (2004)" calcext:value-type="string">
            <text:p>38: Eternal Sunshine of the Spotless Mind (2004)</text:p>
          </table:table-cell>
          <table:table-cell table:formula="of:=[.$E$2] + SUMPRODUCT([$calc.G114:.K114];[$calc.Q114:.U114])/SUM([$calc.Q114:.U114])" office:value-type="float" office:value="4.93062565501409" calcext:value-type="float">
            <text:p>4.93062565501409</text:p>
          </table:table-cell>
        </table:table-row>
        <table:table-row table:style-name="ro6">
          <table:table-cell table:formula="of:=[$calc.A135]" office:value-type="string" office:string-value="238: The Godfather (1972)" calcext:value-type="string">
            <text:p>238: The Godfather (1972)</text:p>
          </table:table-cell>
          <table:table-cell table:formula="of:=[.$B$2] + SUMPRODUCT([$calc.B135:.F135];[$calc.L135:.P135])/SUM([$calc.L135:.P135])" office:value-type="float" office:value="4.29764356062728" calcext:value-type="float">
            <text:p>4.29764356062728</text:p>
          </table:table-cell>
          <table:table-cell/>
          <table:table-cell table:style-name="ce28" table:formula="of:=[$'movie-row'.A41]" office:value-type="string" office:string-value="453: A Beautiful Mind (2001)" calcext:value-type="string">
            <text:p>453: A Beautiful Mind (2001)</text:p>
          </table:table-cell>
          <table:table-cell table:formula="of:=[.$E$2] + SUMPRODUCT([$calc.G147:.K147];[$calc.Q147:.U147])/SUM([$calc.Q147:.U147])" office:value-type="float" office:value="4.92246012025126" calcext:value-type="float">
            <text:p>4.92246012025126</text:p>
          </table:table-cell>
        </table:table-row>
        <table:table-row table:style-name="ro6">
          <table:table-cell table:formula="of:=[$calc.A161]" office:value-type="string" office:string-value="629: The Usual Suspects (1995)" calcext:value-type="string">
            <text:p>629: The Usual Suspects (1995)</text:p>
          </table:table-cell>
          <table:table-cell table:formula="of:=[.$B$2] + SUMPRODUCT([$calc.B161:.F161];[$calc.L161:.P161])/SUM([$calc.L161:.P161])" office:value-type="float" office:value="4.22600537306309" calcext:value-type="float">
            <text:p>4.22600537306309</text:p>
          </table:table-cell>
          <table:table-cell/>
          <table:table-cell table:style-name="ce28" table:formula="of:=[$'movie-row'.A33]" office:value-type="string" office:string-value="274: The Silence of the Lambs (1991)" calcext:value-type="string">
            <text:p>274: The Silence of the Lambs (1991)</text:p>
          </table:table-cell>
          <table:table-cell table:formula="of:=[.$E$2] + SUMPRODUCT([$calc.G139:.K139];[$calc.Q139:.U139])/SUM([$calc.Q139:.U139])" office:value-type="float" office:value="4.90427365235212" calcext:value-type="float">
            <text:p>4.90427365235212</text:p>
          </table:table-cell>
        </table:table-row>
        <table:table-row table:style-name="ro6">
          <table:table-cell table:formula="of:=[$calc.A186]" office:value-type="string" office:string-value="1892: Star Wars: Episode VI - Return of the Jedi (1983)" calcext:value-type="string">
            <text:p>1892: Star Wars: Episode VI - Return of the Jedi (1983)</text:p>
          </table:table-cell>
          <table:table-cell table:formula="of:=[.$B$2] + SUMPRODUCT([$calc.B186:.F186];[$calc.L186:.P186])/SUM([$calc.L186:.P186])" office:value-type="float" office:value="4.2249279995458" calcext:value-type="float">
            <text:p>4.2249279995458</text:p>
          </table:table-cell>
          <table:table-cell/>
          <table:table-cell table:style-name="ce28" table:formula="of:=[$'movie-row'.A52]" office:value-type="string" office:string-value="603: The Matrix (1999)" calcext:value-type="string">
            <text:p>603: The Matrix (1999)</text:p>
          </table:table-cell>
          <table:table-cell table:formula="of:=[.$E$2] + SUMPRODUCT([$calc.G158:.K158];[$calc.Q158:.U158])/SUM([$calc.Q158:.U158])" office:value-type="float" office:value="4.90086288870379" calcext:value-type="float">
            <text:p>4.90086288870379</text:p>
          </table:table-cell>
        </table:table-row>
        <table:table-row table:style-name="ro5">
          <table:table-cell table:formula="of:=[$calc.A127]" office:value-type="string" office:string-value="146: Crouching Tiger Hidden Dragon (Wo hu cang long) (2000)" calcext:value-type="string">
            <text:p>146: Crouching Tiger Hidden Dragon (Wo hu cang long) (2000)</text:p>
          </table:table-cell>
          <table:table-cell table:formula="of:=[.$B$2] + SUMPRODUCT([$calc.B127:.F127];[$calc.L127:.P127])/SUM([$calc.L127:.P127])" office:value-type="float" office:value="4.22491692546282" calcext:value-type="float">
            <text:p>4.22491692546282</text:p>
          </table:table-cell>
          <table:table-cell/>
          <table:table-cell table:style-name="ce28" table:formula="of:=[$'movie-row'.A11]" office:value-type="string" office:string-value="85: Raiders of the Lost Ark (Indiana Jones and the Raiders of the Lost Ark) (1981)" calcext:value-type="string">
            <text:p>85: Raiders of the Lost Ark (Indiana Jones and the Raiders of the Lost Ark) (1981)</text:p>
          </table:table-cell>
          <table:table-cell table:formula="of:=[.$E$2] + SUMPRODUCT([$calc.G117:.K117];[$calc.Q117:.U117])/SUM([$calc.Q117:.U117])" office:value-type="float" office:value="4.85052069577071" calcext:value-type="float">
            <text:p>4.85052069577071</text:p>
          </table:table-cell>
        </table:table-row>
        <table:table-row table:style-name="ro6">
          <table:table-cell table:formula="of:=[$calc.A191]" office:value-type="string" office:string-value="2501: The Bourne Identity (2002)" calcext:value-type="string">
            <text:p>2501: The Bourne Identity (2002)</text:p>
          </table:table-cell>
          <table:table-cell table:formula="of:=[.$B$2] + SUMPRODUCT([$calc.B191:.F191];[$calc.L191:.P191])/SUM([$calc.L191:.P191])" office:value-type="float" office:value="4.22491692546282" calcext:value-type="float">
            <text:p>4.22491692546282</text:p>
          </table:table-cell>
          <table:table-cell/>
          <table:table-cell table:style-name="ce28" table:formula="of:=[$'movie-row'.A3]" office:value-type="string" office:string-value="12: Finding Nemo (2003)" calcext:value-type="string">
            <text:p>12: Finding Nemo (2003)</text:p>
          </table:table-cell>
          <table:table-cell table:formula="of:=[.$E$2] + SUMPRODUCT([$calc.G109:.K109];[$calc.Q109:.U109])/SUM([$calc.Q109:.U109])" office:value-type="float" office:value="4.81982458119126" calcext:value-type="float">
            <text:p>4.81982458119126</text:p>
          </table:table-cell>
        </table:table-row>
        <table:table-row table:style-name="ro5">
          <table:table-cell table:formula="of:=[$calc.A144]" office:value-type="string" office:string-value="393: Kill Bill: Vol. 2 (2004)" calcext:value-type="string">
            <text:p>393: Kill Bill: Vol. 2 (2004)</text:p>
          </table:table-cell>
          <table:table-cell table:formula="of:=[.$B$2] + SUMPRODUCT([$calc.B144:.F144];[$calc.L144:.P144])/SUM([$calc.L144:.P144])" office:value-type="float" office:value="4.20703838633108" calcext:value-type="float">
            <text:p>4.20703838633108</text:p>
          </table:table-cell>
          <table:table-cell/>
          <table:table-cell table:style-name="ce28" table:formula="of:=[$'movie-row'.A79]" office:value-type="string" office:string-value="1891: Star Wars: Episode V - The Empire Strikes Back (1980)" calcext:value-type="string">
            <text:p>1891: Star Wars: Episode V - The Empire Strikes Back (1980)</text:p>
          </table:table-cell>
          <table:table-cell table:formula="of:=[.$E$2] + SUMPRODUCT([$calc.G185:.K185];[$calc.Q185:.U185])/SUM([$calc.Q185:.U185])" office:value-type="float" office:value="4.8111564171524" calcext:value-type="float">
            <text:p>4.8111564171524</text:p>
          </table:table-cell>
        </table:table-row>
        <table:table-row table:style-name="ro4">
          <table:table-cell table:formula="of:=[$calc.A138]" office:value-type="string" office:string-value="272: Batman Begins (2005)" calcext:value-type="string">
            <text:p>272: Batman Begins (2005)</text:p>
          </table:table-cell>
          <table:table-cell table:formula="of:=[.$B$2] + SUMPRODUCT([$calc.B138:.F138];[$calc.L138:.P138])/SUM([$calc.L138:.P138])" office:value-type="float" office:value="4.19738044501078" calcext:value-type="float">
            <text:p>4.19738044501078</text:p>
          </table:table-cell>
          <table:table-cell/>
          <table:table-cell table:style-name="ce28" table:formula="of:=[$'movie-row'.A72]" office:value-type="string" office:string-value="862: Toy Story (1995)" calcext:value-type="string">
            <text:p>862: Toy Story (1995)</text:p>
          </table:table-cell>
          <table:table-cell table:formula="of:=[.$E$2] + SUMPRODUCT([$calc.G178:.K178];[$calc.Q178:.U178])/SUM([$calc.Q178:.U178])" office:value-type="float" office:value="4.80781897175989" calcext:value-type="float">
            <text:p>4.80781897175989</text:p>
          </table:table-cell>
        </table:table-row>
        <table:table-row table:style-name="ro4">
          <table:table-cell table:formula="of:=[$calc.A203]" office:value-type="string" office:string-value="9806: The Incredibles (2004)" calcext:value-type="string">
            <text:p>9806: The Incredibles (2004)</text:p>
          </table:table-cell>
          <table:table-cell table:formula="of:=[.$B$2] + SUMPRODUCT([$calc.B203:.F203];[$calc.L203:.P203])/SUM([$calc.L203:.P203])" office:value-type="float" office:value="4.15767335818697" calcext:value-type="float">
            <text:p>4.15767335818697</text:p>
          </table:table-cell>
          <table:table-cell/>
          <table:table-cell table:style-name="ce28" table:formula="of:=[$'movie-row'.A27]" office:value-type="string" office:string-value="194: Amelie (2001)" calcext:value-type="string">
            <text:p>194: Amelie (2001)</text:p>
          </table:table-cell>
          <table:table-cell table:formula="of:=[.$E$2] + SUMPRODUCT([$calc.G133:.K133];[$calc.Q133:.U133])/SUM([$calc.Q133:.U133])" office:value-type="float" office:value="4.80715155465308" calcext:value-type="float">
            <text:p>4.80715155465308</text:p>
          </table:table-cell>
        </table:table-row>
        <table:table-row table:style-name="ro6">
          <table:table-cell table:formula="of:=[$calc.A188]" office:value-type="string" office:string-value="1900: Traffic (2000)" calcext:value-type="string">
            <text:p>1900: Traffic (2000)</text:p>
          </table:table-cell>
          <table:table-cell table:formula="of:=[.$B$2] + SUMPRODUCT([$calc.B188:.F188];[$calc.L188:.P188])/SUM([$calc.L188:.P188])" office:value-type="float" office:value="4.12613418556922" calcext:value-type="float">
            <text:p>4.12613418556922</text:p>
          </table:table-cell>
          <table:table-cell/>
          <table:table-cell table:style-name="ce28" table:formula="of:=[$'movie-row'.A23]" office:value-type="string" office:string-value="155: The Dark Knight (2008)" calcext:value-type="string">
            <text:p>155: The Dark Knight (2008)</text:p>
          </table:table-cell>
          <table:table-cell table:formula="of:=[.$E$2] + SUMPRODUCT([$calc.G129:.K129];[$calc.Q129:.U129])/SUM([$calc.Q129:.U129])" office:value-type="float" office:value="4.78025813800076" calcext:value-type="float">
            <text:p>4.78025813800076</text:p>
          </table:table-cell>
        </table:table-row>
        <table:table-row table:style-name="ro6">
          <table:table-cell table:formula="of:=[$calc.A192]" office:value-type="string" office:string-value="2502: The Bourne Supremacy (2004)" calcext:value-type="string">
            <text:p>2502: The Bourne Supremacy (2004)</text:p>
          </table:table-cell>
          <table:table-cell table:formula="of:=[.$B$2] + SUMPRODUCT([$calc.B192:.F192];[$calc.L192:.P192])/SUM([$calc.L192:.P192])" office:value-type="float" office:value="4.0780466584458" calcext:value-type="float">
            <text:p>4.0780466584458</text:p>
          </table:table-cell>
          <table:table-cell/>
          <table:table-cell table:style-name="ce28" table:formula="of:=[$'movie-row'.A71]" office:value-type="string" office:string-value="857: Saving Private Ryan (1998)" calcext:value-type="string">
            <text:p>857: Saving Private Ryan (1998)</text:p>
          </table:table-cell>
          <table:table-cell table:formula="of:=[.$E$2] + SUMPRODUCT([$calc.G177:.K177];[$calc.Q177:.U177])/SUM([$calc.Q177:.U177])" office:value-type="float" office:value="4.77382943044989" calcext:value-type="float">
            <text:p>4.77382943044989</text:p>
          </table:table-cell>
        </table:table-row>
        <table:table-row table:style-name="ro6">
          <table:table-cell table:formula="of:=[$calc.A146]" office:value-type="string" office:string-value="424: Schindler's List (1993)" calcext:value-type="string">
            <text:p>424: Schindler's List (1993)</text:p>
          </table:table-cell>
          <table:table-cell table:formula="of:=[.$B$2] + SUMPRODUCT([$calc.B146:.F146];[$calc.L146:.P146])/SUM([$calc.L146:.P146])" office:value-type="float" office:value="4.07664181025983" calcext:value-type="float">
            <text:p>4.07664181025983</text:p>
          </table:table-cell>
          <table:table-cell/>
          <table:table-cell table:style-name="ce28" table:formula="of:=[$'movie-row'.A62]" office:value-type="string" office:string-value="745: The Sixth Sense (1999)" calcext:value-type="string">
            <text:p>745: The Sixth Sense (1999)</text:p>
          </table:table-cell>
          <table:table-cell table:formula="of:=[.$E$2] + SUMPRODUCT([$calc.G168:.K168];[$calc.Q168:.U168])/SUM([$calc.Q168:.U168])" office:value-type="float" office:value="4.71000638368057" calcext:value-type="float">
            <text:p>4.71000638368057</text:p>
          </table:table-cell>
        </table:table-row>
        <table:table-row table:style-name="ro6">
          <table:table-cell table:formula="of:=[$calc.A169]" office:value-type="string" office:string-value="752: V for Vendetta (2006)" calcext:value-type="string">
            <text:p>752: V for Vendetta (2006)</text:p>
          </table:table-cell>
          <table:table-cell table:formula="of:=[.$B$2] + SUMPRODUCT([$calc.B169:.F169];[$calc.L169:.P169])/SUM([$calc.L169:.P169])" office:value-type="float" office:value="4.05565379252328" calcext:value-type="float">
            <text:p>4.05565379252328</text:p>
          </table:table-cell>
          <table:table-cell/>
          <table:table-cell table:style-name="ce28" table:formula="of:=[$'movie-row'.A48]" office:value-type="string" office:string-value="585: Monsters Inc. (2001)" calcext:value-type="string">
            <text:p>585: Monsters Inc. (2001)</text:p>
          </table:table-cell>
          <table:table-cell table:formula="of:=[.$E$2] + SUMPRODUCT([$calc.G154:.K154];[$calc.Q154:.U154])/SUM([$calc.Q154:.U154])" office:value-type="float" office:value="4.70677301717991" calcext:value-type="float">
            <text:p>4.70677301717991</text:p>
          </table:table-cell>
        </table:table-row>
        <table:table-row table:style-name="ro6">
          <table:table-cell table:formula="of:=[$calc.A110]" office:value-type="string" office:string-value="13: Forrest Gump (1994)" calcext:value-type="string">
            <text:p>13: Forrest Gump (1994)</text:p>
          </table:table-cell>
          <table:table-cell table:formula="of:=[.$B$2] + SUMPRODUCT([$calc.B110:.F110];[$calc.L110:.P110])/SUM([$calc.L110:.P110])" office:value-type="float" office:value="4.05479403015556" calcext:value-type="float">
            <text:p>4.05479403015556</text:p>
          </table:table-cell>
          <table:table-cell/>
          <table:table-cell table:style-name="ce28" table:formula="of:=[$'movie-row'.A91]" office:value-type="string" office:string-value="8358: Cast Away (2000)" calcext:value-type="string">
            <text:p>8358: Cast Away (2000)</text:p>
          </table:table-cell>
          <table:table-cell table:formula="of:=[.$E$2] + SUMPRODUCT([$calc.G197:.K197];[$calc.Q197:.U197])/SUM([$calc.Q197:.U197])" office:value-type="float" office:value="4.69922300205941" calcext:value-type="float">
            <text:p>4.69922300205941</text:p>
          </table:table-cell>
        </table:table-row>
        <table:table-row table:style-name="ro6">
          <table:table-cell table:formula="of:=[$calc.A173]" office:value-type="string" office:string-value="808: Shrek (2001)" calcext:value-type="string">
            <text:p>808: Shrek (2001)</text:p>
          </table:table-cell>
          <table:table-cell table:formula="of:=[.$B$2] + SUMPRODUCT([$calc.B173:.F173];[$calc.L173:.P173])/SUM([$calc.L173:.P173])" office:value-type="float" office:value="3.96507893330752" calcext:value-type="float">
            <text:p>3.96507893330752</text:p>
          </table:table-cell>
          <table:table-cell/>
          <table:table-cell table:style-name="ce28" table:formula="of:=[$'movie-row'.A22]" office:value-type="string" office:string-value="153: Lost in Translation (2003)" calcext:value-type="string">
            <text:p>153: Lost in Translation (2003)</text:p>
          </table:table-cell>
          <table:table-cell table:formula="of:=[.$E$2] + SUMPRODUCT([$calc.G128:.K128];[$calc.Q128:.U128])/SUM([$calc.Q128:.U128])" office:value-type="float" office:value="4.68684590605265" calcext:value-type="float">
            <text:p>4.68684590605265</text:p>
          </table:table-cell>
        </table:table-row>
        <table:table-row table:style-name="ro7">
          <table:table-cell table:formula="of:=[$calc.A149]" office:value-type="string" office:string-value="550: Fight Club (1999)" calcext:value-type="string">
            <text:p>550: Fight Club (1999)</text:p>
          </table:table-cell>
          <table:table-cell table:formula="of:=[.$B$2] + SUMPRODUCT([$calc.B149:.F149];[$calc.L149:.P149])/SUM([$calc.L149:.P149])" office:value-type="float" office:value="3.94060773208999" calcext:value-type="float">
            <text:p>3.94060773208999</text:p>
          </table:table-cell>
          <table:table-cell/>
          <table:table-cell table:style-name="ce28" table:formula="of:=[$'movie-row'.A2]" office:value-type="string" office:string-value="11: Star Wars: Episode IV - A New Hope (1977)" calcext:value-type="string">
            <text:p>11: Star Wars: Episode IV - A New Hope (1977)</text:p>
          </table:table-cell>
          <table:table-cell table:formula="of:=[.$E$2] + SUMPRODUCT([$calc.G108:.K108];[$calc.Q108:.U108])/SUM([$calc.Q108:.U108])" office:value-type="float" office:value="4.68609924370968" calcext:value-type="float">
            <text:p>4.68609924370968</text:p>
          </table:table-cell>
        </table:table-row>
        <table:table-row table:style-name="ro6">
          <table:table-cell table:formula="of:=[$calc.A131]" office:value-type="string" office:string-value="180: Minority Report (2002)" calcext:value-type="string">
            <text:p>180: Minority Report (2002)</text:p>
          </table:table-cell>
          <table:table-cell table:formula="of:=[.$B$2] + SUMPRODUCT([$calc.B131:.F131];[$calc.L131:.P131])/SUM([$calc.L131:.P131])" office:value-type="float" office:value="3.92396193063949" calcext:value-type="float">
            <text:p>3.92396193063949</text:p>
          </table:table-cell>
          <table:table-cell/>
          <table:table-cell table:style-name="ce28" table:formula="of:=[$'movie-row'.A75]" office:value-type="string" office:string-value="1422: The Departed (2006)" calcext:value-type="string">
            <text:p>1422: The Departed (2006)</text:p>
          </table:table-cell>
          <table:table-cell table:formula="of:=[.$E$2] + SUMPRODUCT([$calc.G181:.K181];[$calc.Q181:.U181])/SUM([$calc.Q181:.U181])" office:value-type="float" office:value="4.67836645364916" calcext:value-type="float">
            <text:p>4.67836645364916</text:p>
          </table:table-cell>
        </table:table-row>
        <table:table-row table:style-name="ro6">
          <table:table-cell table:formula="of:=[$calc.A139]" office:value-type="string" office:string-value="274: The Silence of the Lambs (1991)" calcext:value-type="string">
            <text:p>274: The Silence of the Lambs (1991)</text:p>
          </table:table-cell>
          <table:table-cell table:formula="of:=[.$B$2] + SUMPRODUCT([$calc.B139:.F139];[$calc.L139:.P139])/SUM([$calc.L139:.P139])" office:value-type="float" office:value="3.91176193866749" calcext:value-type="float">
            <text:p>3.91176193866749</text:p>
          </table:table-cell>
          <table:table-cell/>
          <table:table-cell table:style-name="ce28" table:formula="of:=[$'movie-row'.A85]" office:value-type="string" office:string-value="2501: The Bourne Identity (2002)" calcext:value-type="string">
            <text:p>2501: The Bourne Identity (2002)</text:p>
          </table:table-cell>
          <table:table-cell table:formula="of:=[.$E$2] + SUMPRODUCT([$calc.G191:.K191];[$calc.Q191:.U191])/SUM([$calc.Q191:.U191])" office:value-type="float" office:value="4.67070213354679" calcext:value-type="float">
            <text:p>4.67070213354679</text:p>
          </table:table-cell>
        </table:table-row>
        <table:table-row table:style-name="ro4">
          <table:table-cell table:formula="of:=[$calc.A168]" office:value-type="string" office:string-value="745: The Sixth Sense (1999)" calcext:value-type="string">
            <text:p>745: The Sixth Sense (1999)</text:p>
          </table:table-cell>
          <table:table-cell table:formula="of:=[.$B$2] + SUMPRODUCT([$calc.B168:.F168];[$calc.L168:.P168])/SUM([$calc.L168:.P168])" office:value-type="float" office:value="3.90002128852003" calcext:value-type="float">
            <text:p>3.90002128852003</text:p>
          </table:table-cell>
          <table:table-cell/>
          <table:table-cell table:style-name="ce28" table:formula="of:=[$'movie-row'.A99]" office:value-type="string" office:string-value="36657: X-Men (2000)" calcext:value-type="string">
            <text:p>36657: X-Men (2000)</text:p>
          </table:table-cell>
          <table:table-cell table:formula="of:=[.$E$2] + SUMPRODUCT([$calc.G205:.K205];[$calc.Q205:.U205])/SUM([$calc.Q205:.U205])" office:value-type="float" office:value="4.67070213354679" calcext:value-type="float">
            <text:p>4.67070213354679</text:p>
          </table:table-cell>
        </table:table-row>
        <table:table-row table:style-name="ro6">
          <table:table-cell table:formula="of:=[$calc.A167]" office:value-type="string" office:string-value="680: Pulp Fiction (1994)" calcext:value-type="string">
            <text:p>680: Pulp Fiction (1994)</text:p>
          </table:table-cell>
          <table:table-cell table:formula="of:=[.$B$2] + SUMPRODUCT([$calc.B167:.F167];[$calc.L167:.P167])/SUM([$calc.L167:.P167])" office:value-type="float" office:value="3.89107242372382" calcext:value-type="float">
            <text:p>3.89107242372382</text:p>
          </table:table-cell>
          <table:table-cell/>
          <table:table-cell table:style-name="ce28" table:formula="of:=[$'movie-row'.A24]" office:value-type="string" office:string-value="161: Ocean's Eleven (2001)" calcext:value-type="string">
            <text:p>161: Ocean's Eleven (2001)</text:p>
          </table:table-cell>
          <table:table-cell table:formula="of:=[.$E$2] + SUMPRODUCT([$calc.G130:.K130];[$calc.Q130:.U130])/SUM([$calc.Q130:.U130])" office:value-type="float" office:value="4.66731998893914" calcext:value-type="float">
            <text:p>4.66731998893914</text:p>
          </table:table-cell>
        </table:table-row>
        <table:table-row table:style-name="ro6">
          <table:table-cell table:formula="of:=[$calc.A111]" office:value-type="string" office:string-value="14: American Beauty (1999)" calcext:value-type="string">
            <text:p>14: American Beauty (1999)</text:p>
          </table:table-cell>
          <table:table-cell table:formula="of:=[.$B$2] + SUMPRODUCT([$calc.B111:.F111];[$calc.L111:.P111])/SUM([$calc.L111:.P111])" office:value-type="float" office:value="3.88676433930876" calcext:value-type="float">
            <text:p>3.88676433930876</text:p>
          </table:table-cell>
          <table:table-cell/>
          <table:table-cell table:style-name="ce28" table:formula="of:=[$'movie-row'.A32]" office:value-type="string" office:string-value="272: Batman Begins (2005)" calcext:value-type="string">
            <text:p>272: Batman Begins (2005)</text:p>
          </table:table-cell>
          <table:table-cell table:formula="of:=[.$E$2] + SUMPRODUCT([$calc.G138:.K138];[$calc.Q138:.U138])/SUM([$calc.Q138:.U138])" office:value-type="float" office:value="4.59423089475998" calcext:value-type="float">
            <text:p>4.59423089475998</text:p>
          </table:table-cell>
        </table:table-row>
        <table:table-row table:style-name="ro6">
          <table:table-cell table:formula="of:=[$calc.A119]" office:value-type="string" office:string-value="105: Back to the Future (1985)" calcext:value-type="string">
            <text:p>105: Back to the Future (1985)</text:p>
          </table:table-cell>
          <table:table-cell table:formula="of:=[.$B$2] + SUMPRODUCT([$calc.B119:.F119];[$calc.L119:.P119])/SUM([$calc.L119:.P119])" office:value-type="float" office:value="3.82751390702682" calcext:value-type="float">
            <text:p>3.82751390702682</text:p>
          </table:table-cell>
          <table:table-cell/>
          <table:table-cell table:style-name="ce28" table:formula="of:=[$'movie-row'.A65]" office:value-type="string" office:string-value="788: Mrs. Doubtfire (1993)" calcext:value-type="string">
            <text:p>788: Mrs. Doubtfire (1993)</text:p>
          </table:table-cell>
          <table:table-cell table:formula="of:=[.$E$2] + SUMPRODUCT([$calc.G171:.K171];[$calc.Q171:.U171])/SUM([$calc.Q171:.U171])" office:value-type="float" office:value="4.58171584373719" calcext:value-type="float">
            <text:p>4.58171584373719</text:p>
          </table:table-cell>
        </table:table-row>
        <table:table-row table:style-name="ro6">
          <table:table-cell table:formula="of:=[$calc.A118]" office:value-type="string" office:string-value="98: Gladiator (2000)" calcext:value-type="string">
            <text:p>98: Gladiator (2000)</text:p>
          </table:table-cell>
          <table:table-cell table:formula="of:=[.$B$2] + SUMPRODUCT([$calc.B118:.F118];[$calc.L118:.P118])/SUM([$calc.L118:.P118])" office:value-type="float" office:value="3.81350569531273" calcext:value-type="float">
            <text:p>3.81350569531273</text:p>
          </table:table-cell>
          <table:table-cell/>
          <table:table-cell table:style-name="ce28" table:formula="of:=[$'movie-row'.A56]" office:value-type="string" office:string-value="640: Catch Me If You Can (2002)" calcext:value-type="string">
            <text:p>640: Catch Me If You Can (2002)</text:p>
          </table:table-cell>
          <table:table-cell table:formula="of:=[.$E$2] + SUMPRODUCT([$calc.G162:.K162];[$calc.Q162:.U162])/SUM([$calc.Q162:.U162])" office:value-type="float" office:value="4.57304767969833" calcext:value-type="float">
            <text:p>4.57304767969833</text:p>
          </table:table-cell>
        </table:table-row>
        <table:table-row table:style-name="ro7">
          <table:table-cell table:formula="of:=[$calc.A112]" office:value-type="string" office:string-value="22: Pirates of the Caribbean: The Curse of the Black Pearl (2003)" calcext:value-type="string">
            <text:p>22: Pirates of the Caribbean: The Curse of the Black Pearl (2003)</text:p>
          </table:table-cell>
          <table:table-cell table:formula="of:=[.$B$2] + SUMPRODUCT([$calc.B112:.F112];[$calc.L112:.P112])/SUM([$calc.L112:.P112])" office:value-type="float" office:value="3.77359233692849" calcext:value-type="float">
            <text:p>3.77359233692849</text:p>
          </table:table-cell>
          <table:table-cell/>
          <table:table-cell table:style-name="ce28" table:formula="of:=[$'movie-row'.A80]" office:value-type="string" office:string-value="1892: Star Wars: Episode VI - Return of the Jedi (1983)" calcext:value-type="string">
            <text:p>1892: Star Wars: Episode VI - Return of the Jedi (1983)</text:p>
          </table:table-cell>
          <table:table-cell table:formula="of:=[.$E$2] + SUMPRODUCT([$calc.G186:.K186];[$calc.Q186:.U186])/SUM([$calc.Q186:.U186])" office:value-type="float" office:value="4.55482456702373" calcext:value-type="float">
            <text:p>4.55482456702373</text:p>
          </table:table-cell>
        </table:table-row>
        <table:table-row table:style-name="ro6">
          <table:table-cell table:formula="of:=[$calc.A162]" office:value-type="string" office:string-value="640: Catch Me If You Can (2002)" calcext:value-type="string">
            <text:p>640: Catch Me If You Can (2002)</text:p>
          </table:table-cell>
          <table:table-cell table:formula="of:=[.$B$2] + SUMPRODUCT([$calc.B162:.F162];[$calc.L162:.P162])/SUM([$calc.L162:.P162])" office:value-type="float" office:value="3.77153846153846" calcext:value-type="float">
            <text:p>3.77153846153846</text:p>
          </table:table-cell>
          <table:table-cell/>
          <table:table-cell table:style-name="ce28" table:formula="of:=[$'movie-row'.A55]" office:value-type="string" office:string-value="629: The Usual Suspects (1995)" calcext:value-type="string">
            <text:p>629: The Usual Suspects (1995)</text:p>
          </table:table-cell>
          <table:table-cell table:formula="of:=[.$E$2] + SUMPRODUCT([$calc.G161:.K161];[$calc.Q161:.U161])/SUM([$calc.Q161:.U161])" office:value-type="float" office:value="4.54036829679672" calcext:value-type="float">
            <text:p>4.54036829679672</text:p>
          </table:table-cell>
        </table:table-row>
        <table:table-row table:style-name="ro6">
          <table:table-cell table:formula="of:=[$calc.A170]" office:value-type="string" office:string-value="786: Almost Famous (2000)" calcext:value-type="string">
            <text:p>786: Almost Famous (2000)</text:p>
          </table:table-cell>
          <table:table-cell table:formula="of:=[.$B$2] + SUMPRODUCT([$calc.B170:.F170];[$calc.L170:.P170])/SUM([$calc.L170:.P170])" office:value-type="float" office:value="3.77153846153846" calcext:value-type="float">
            <text:p>3.77153846153846</text:p>
          </table:table-cell>
          <table:table-cell/>
          <table:table-cell table:style-name="ce28" table:formula="of:=[$'movie-row'.A19]" office:value-type="string" office:string-value="134: O Brother Where Art Thou? (2000)" calcext:value-type="string">
            <text:p>134: O Brother Where Art Thou? (2000)</text:p>
          </table:table-cell>
          <table:table-cell table:formula="of:=[.$E$2] + SUMPRODUCT([$calc.G125:.K125];[$calc.Q125:.U125])/SUM([$calc.Q125:.U125])" office:value-type="float" office:value="4.53176425564485" calcext:value-type="float">
            <text:p>4.53176425564485</text:p>
          </table:table-cell>
        </table:table-row>
        <table:table-row table:style-name="ro6">
          <table:table-cell table:formula="of:=[$calc.A201]" office:value-type="string" office:string-value="9741: Unbreakable (2000)" calcext:value-type="string">
            <text:p>9741: Unbreakable (2000)</text:p>
          </table:table-cell>
          <table:table-cell table:formula="of:=[.$B$2] + SUMPRODUCT([$calc.B201:.F201];[$calc.L201:.P201])/SUM([$calc.L201:.P201])" office:value-type="float" office:value="3.77153846153846" calcext:value-type="float">
            <text:p>3.77153846153846</text:p>
          </table:table-cell>
          <table:table-cell/>
          <table:table-cell table:style-name="ce28" table:formula="of:=[$'movie-row'.A50]" office:value-type="string" office:string-value="601: E.T. the Extra-Terrestrial (1982)" calcext:value-type="string">
            <text:p>601: E.T. the Extra-Terrestrial (1982)</text:p>
          </table:table-cell>
          <table:table-cell table:formula="of:=[.$E$2] + SUMPRODUCT([$calc.G156:.K156];[$calc.Q156:.U156])/SUM([$calc.Q156:.U156])" office:value-type="float" office:value="4.50253952840583" calcext:value-type="float">
            <text:p>4.50253952840583</text:p>
          </table:table-cell>
        </table:table-row>
        <table:table-row table:style-name="ro6">
          <table:table-cell table:formula="of:=[$calc.A204]" office:value-type="string" office:string-value="10020: Beauty and the Beast (1991)" calcext:value-type="string">
            <text:p>10020: Beauty and the Beast (1991)</text:p>
          </table:table-cell>
          <table:table-cell table:formula="of:=[.$B$2] + SUMPRODUCT([$calc.B204:.F204];[$calc.L204:.P204])/SUM([$calc.L204:.P204])" office:value-type="float" office:value="3.76609078429373" calcext:value-type="float">
            <text:p>3.76609078429373</text:p>
          </table:table-cell>
          <table:table-cell/>
          <table:table-cell table:style-name="ce28" table:formula="of:=[$'movie-row'.A49]" office:value-type="string" office:string-value="597: Titanic (1997)" calcext:value-type="string">
            <text:p>597: Titanic (1997)</text:p>
          </table:table-cell>
          <table:table-cell table:formula="of:=[.$E$2] + SUMPRODUCT([$calc.G155:.K155];[$calc.Q155:.U155])/SUM([$calc.Q155:.U155])" office:value-type="float" office:value="4.49667083416118" calcext:value-type="float">
            <text:p>4.49667083416118</text:p>
          </table:table-cell>
        </table:table-row>
        <table:table-row table:style-name="ro6">
          <table:table-cell table:formula="of:=[$calc.A128]" office:value-type="string" office:string-value="153: Lost in Translation (2003)" calcext:value-type="string">
            <text:p>153: Lost in Translation (2003)</text:p>
          </table:table-cell>
          <table:table-cell table:formula="of:=[.$B$2] + SUMPRODUCT([$calc.B128:.F128];[$calc.L128:.P128])/SUM([$calc.L128:.P128])" office:value-type="float" office:value="3.76112334020937" calcext:value-type="float">
            <text:p>3.76112334020937</text:p>
          </table:table-cell>
          <table:table-cell/>
          <table:table-cell table:style-name="ce28" table:formula="of:=[$'movie-row'.A97]" office:value-type="string" office:string-value="9806: The Incredibles (2004)" calcext:value-type="string">
            <text:p>9806: The Incredibles (2004)</text:p>
          </table:table-cell>
          <table:table-cell table:formula="of:=[.$E$2] + SUMPRODUCT([$calc.G203:.K203];[$calc.Q203:.U203])/SUM([$calc.Q203:.U203])" office:value-type="float" office:value="4.49322266183973" calcext:value-type="float">
            <text:p>4.49322266183973</text:p>
          </table:table-cell>
        </table:table-row>
        <table:table-row table:style-name="ro4">
          <table:table-cell table:formula="of:=[$calc.A197]" office:value-type="string" office:string-value="8358: Cast Away (2000)" calcext:value-type="string">
            <text:p>8358: Cast Away (2000)</text:p>
          </table:table-cell>
          <table:table-cell table:formula="of:=[.$B$2] + SUMPRODUCT([$calc.B197:.F197];[$calc.L197:.P197])/SUM([$calc.L197:.P197])" office:value-type="float" office:value="3.74477099172258" calcext:value-type="float">
            <text:p>3.74477099172258</text:p>
          </table:table-cell>
          <table:table-cell/>
          <table:table-cell table:style-name="ce28" table:formula="of:=[$'movie-row'.A14]" office:value-type="string" office:string-value="107: Snatch (2000)" calcext:value-type="string">
            <text:p>107: Snatch (2000)</text:p>
          </table:table-cell>
          <table:table-cell table:formula="of:=[.$E$2] + SUMPRODUCT([$calc.G120:.K120];[$calc.Q120:.U120])/SUM([$calc.Q120:.U120])" office:value-type="float" office:value="4.47339610635729" calcext:value-type="float">
            <text:p>4.47339610635729</text:p>
          </table:table-cell>
        </table:table-row>
        <table:table-row table:style-name="ro6">
          <table:table-cell table:formula="of:=[$calc.A134]" office:value-type="string" office:string-value="197: Braveheart (1995)" calcext:value-type="string">
            <text:p>197: Braveheart (1995)</text:p>
          </table:table-cell>
          <table:table-cell table:formula="of:=[.$B$2] + SUMPRODUCT([$calc.B134:.F134];[$calc.L134:.P134])/SUM([$calc.L134:.P134])" office:value-type="float" office:value="3.73446206445994" calcext:value-type="float">
            <text:p>3.73446206445994</text:p>
          </table:table-cell>
          <table:table-cell/>
          <table:table-cell table:style-name="ce28" table:formula="of:=[$'movie-row'.A7]" office:value-type="string" office:string-value="24: Kill Bill: Vol. 1 (2003)" calcext:value-type="string">
            <text:p>24: Kill Bill: Vol. 1 (2003)</text:p>
          </table:table-cell>
          <table:table-cell table:formula="of:=[.$E$2] + SUMPRODUCT([$calc.G113:.K113];[$calc.Q113:.U113])/SUM([$calc.Q113:.U113])" office:value-type="float" office:value="4.45044116705124" calcext:value-type="float">
            <text:p>4.45044116705124</text:p>
          </table:table-cell>
        </table:table-row>
        <table:table-row table:style-name="ro5">
          <table:table-cell table:formula="of:=[$calc.A178]" office:value-type="string" office:string-value="862: Toy Story (1995)" calcext:value-type="string">
            <text:p>862: Toy Story (1995)</text:p>
          </table:table-cell>
          <table:table-cell table:formula="of:=[.$B$2] + SUMPRODUCT([$calc.B178:.F178];[$calc.L178:.P178])/SUM([$calc.L178:.P178])" office:value-type="float" office:value="3.65797566996956" calcext:value-type="float">
            <text:p>3.65797566996956</text:p>
          </table:table-cell>
          <table:table-cell/>
          <table:table-cell table:style-name="ce28" table:formula="of:=[$'movie-row'.A6]" office:value-type="string" office:string-value="22: Pirates of the Caribbean: The Curse of the Black Pearl (2003)" calcext:value-type="string">
            <text:p>22: Pirates of the Caribbean: The Curse of the Black Pearl (2003)</text:p>
          </table:table-cell>
          <table:table-cell table:formula="of:=[.$E$2] + SUMPRODUCT([$calc.G112:.K112];[$calc.Q112:.U112])/SUM([$calc.Q112:.U112])" office:value-type="float" office:value="4.42843498254448" calcext:value-type="float">
            <text:p>4.42843498254448</text:p>
          </table:table-cell>
        </table:table-row>
        <table:table-row table:style-name="ro6">
          <table:table-cell table:formula="of:=[$calc.A177]" office:value-type="string" office:string-value="857: Saving Private Ryan (1998)" calcext:value-type="string">
            <text:p>857: Saving Private Ryan (1998)</text:p>
          </table:table-cell>
          <table:table-cell table:formula="of:=[.$B$2] + SUMPRODUCT([$calc.B177:.F177];[$calc.L177:.P177])/SUM([$calc.L177:.P177])" office:value-type="float" office:value="3.65698834394355" calcext:value-type="float">
            <text:p>3.65698834394355</text:p>
          </table:table-cell>
          <table:table-cell/>
          <table:table-cell table:style-name="ce28" table:formula="of:=[$'movie-row'.A28]" office:value-type="string" office:string-value="197: Braveheart (1995)" calcext:value-type="string">
            <text:p>197: Braveheart (1995)</text:p>
          </table:table-cell>
          <table:table-cell table:formula="of:=[.$E$2] + SUMPRODUCT([$calc.G134:.K134];[$calc.Q134:.U134])/SUM([$calc.Q134:.U134])" office:value-type="float" office:value="4.42789111289479" calcext:value-type="float">
            <text:p>4.42789111289479</text:p>
          </table:table-cell>
        </table:table-row>
        <table:table-row table:style-name="ro6">
          <table:table-cell table:formula="of:=[$calc.A132]" office:value-type="string" office:string-value="187: Sin City (2005)" calcext:value-type="string">
            <text:p>187: Sin City (2005)</text:p>
          </table:table-cell>
          <table:table-cell table:formula="of:=[.$B$2] + SUMPRODUCT([$calc.B132:.F132];[$calc.L132:.P132])/SUM([$calc.L132:.P132])" office:value-type="float" office:value="3.65521262013118" calcext:value-type="float">
            <text:p>3.65521262013118</text:p>
          </table:table-cell>
          <table:table-cell/>
          <table:table-cell table:style-name="ce28" table:formula="of:=[$'movie-row'.A63]" office:value-type="string" office:string-value="752: V for Vendetta (2006)" calcext:value-type="string">
            <text:p>752: V for Vendetta (2006)</text:p>
          </table:table-cell>
          <table:table-cell table:formula="of:=[.$E$2] + SUMPRODUCT([$calc.G169:.K169];[$calc.Q169:.U169])/SUM([$calc.Q169:.U169])" office:value-type="float" office:value="4.40848957630652" calcext:value-type="float">
            <text:p>4.40848957630652</text:p>
          </table:table-cell>
        </table:table-row>
        <table:table-row table:style-name="ro4">
          <table:table-cell table:formula="of:=[$calc.A205]" office:value-type="string" office:string-value="36657: X-Men (2000)" calcext:value-type="string">
            <text:p>36657: X-Men (2000)</text:p>
          </table:table-cell>
          <table:table-cell table:formula="of:=[.$B$2] + SUMPRODUCT([$calc.B205:.F205];[$calc.L205:.P205])/SUM([$calc.L205:.P205])" office:value-type="float" office:value="3.64881971702833" calcext:value-type="float">
            <text:p>3.64881971702833</text:p>
          </table:table-cell>
          <table:table-cell/>
          <table:table-cell table:style-name="ce28" table:formula="of:=[$'movie-row'.A12]" office:value-type="string" office:string-value="98: Gladiator (2000)" calcext:value-type="string">
            <text:p>98: Gladiator (2000)</text:p>
          </table:table-cell>
          <table:table-cell table:formula="of:=[.$E$2] + SUMPRODUCT([$calc.G118:.K118];[$calc.Q118:.U118])/SUM([$calc.Q118:.U118])" office:value-type="float" office:value="4.38095739650453" calcext:value-type="float">
            <text:p>4.38095739650453</text:p>
          </table:table-cell>
        </table:table-row>
        <table:table-row table:style-name="ro6">
          <table:table-cell table:formula="of:=[$calc.A160]" office:value-type="string" office:string-value="607: Men in Black (a.k.a. MIB) (1997)" calcext:value-type="string">
            <text:p>607: Men in Black (a.k.a. MIB) (1997)</text:p>
          </table:table-cell>
          <table:table-cell table:formula="of:=[.$B$2] + SUMPRODUCT([$calc.B160:.F160];[$calc.L160:.P160])/SUM([$calc.L160:.P160])" office:value-type="float" office:value="3.62315981482496" calcext:value-type="float">
            <text:p>3.62315981482496</text:p>
          </table:table-cell>
          <table:table-cell/>
          <table:table-cell table:style-name="ce28" table:formula="of:=[$'movie-row'.A67]" office:value-type="string" office:string-value="808: Shrek (2001)" calcext:value-type="string">
            <text:p>808: Shrek (2001)</text:p>
          </table:table-cell>
          <table:table-cell table:formula="of:=[.$E$2] + SUMPRODUCT([$calc.G173:.K173];[$calc.Q173:.U173])/SUM([$calc.Q173:.U173])" office:value-type="float" office:value="4.36839948181673" calcext:value-type="float">
            <text:p>4.36839948181673</text:p>
          </table:table-cell>
        </table:table-row>
        <table:table-row table:style-name="ro6">
          <table:table-cell table:formula="of:=[$calc.A155]" office:value-type="string" office:string-value="597: Titanic (1997)" calcext:value-type="string">
            <text:p>597: Titanic (1997)</text:p>
          </table:table-cell>
          <table:table-cell table:formula="of:=[.$B$2] + SUMPRODUCT([$calc.B155:.F155];[$calc.L155:.P155])/SUM([$calc.L155:.P155])" office:value-type="float" office:value="3.60087772473317" calcext:value-type="float">
            <text:p>3.60087772473317</text:p>
          </table:table-cell>
          <table:table-cell/>
          <table:table-cell table:style-name="ce28" table:formula="of:=[$'movie-row'.A86]" office:value-type="string" office:string-value="2502: The Bourne Supremacy (2004)" calcext:value-type="string">
            <text:p>2502: The Bourne Supremacy (2004)</text:p>
          </table:table-cell>
          <table:table-cell table:formula="of:=[.$E$2] + SUMPRODUCT([$calc.G192:.K192];[$calc.Q192:.U192])/SUM([$calc.Q192:.U192])" office:value-type="float" office:value="4.33886473868776" calcext:value-type="float">
            <text:p>4.33886473868776</text:p>
          </table:table-cell>
        </table:table-row>
        <table:table-row table:style-name="ro4">
          <table:table-cell table:formula="of:=[$calc.A202]" office:value-type="string" office:string-value="9802: The Rock (1996)" calcext:value-type="string">
            <text:p>9802: The Rock (1996)</text:p>
          </table:table-cell>
          <table:table-cell table:formula="of:=[.$B$2] + SUMPRODUCT([$calc.B202:.F202];[$calc.L202:.P202])/SUM([$calc.L202:.P202])" office:value-type="float" office:value="3.60057541295059" calcext:value-type="float">
            <text:p>3.60057541295059</text:p>
          </table:table-cell>
          <table:table-cell/>
          <table:table-cell table:style-name="ce28" table:formula="of:=[$'movie-row'.A69]" office:value-type="string" office:string-value="812: Aladdin (1992)" calcext:value-type="string">
            <text:p>812: Aladdin (1992)</text:p>
          </table:table-cell>
          <table:table-cell table:formula="of:=[.$E$2] + SUMPRODUCT([$calc.G175:.K175];[$calc.Q175:.U175])/SUM([$calc.Q175:.U175])" office:value-type="float" office:value="4.27536682495438" calcext:value-type="float">
            <text:p>4.27536682495438</text:p>
          </table:table-cell>
        </table:table-row>
        <table:table-row table:style-name="ro6">
          <table:table-cell table:formula="of:=[$calc.A130]" office:value-type="string" office:string-value="161: Ocean's Eleven (2001)" calcext:value-type="string">
            <text:p>161: Ocean's Eleven (2001)</text:p>
          </table:table-cell>
          <table:table-cell table:formula="of:=[.$B$2] + SUMPRODUCT([$calc.B130:.F130];[$calc.L130:.P130])/SUM([$calc.L130:.P130])" office:value-type="float" office:value="3.57069996063035" calcext:value-type="float">
            <text:p>3.57069996063035</text:p>
          </table:table-cell>
          <table:table-cell/>
          <table:table-cell table:style-name="ce28" table:formula="of:=[$'movie-row'.A73]" office:value-type="string" office:string-value="954: Mission: Impossible (1996)" calcext:value-type="string">
            <text:p>954: Mission: Impossible (1996)</text:p>
          </table:table-cell>
          <table:table-cell table:formula="of:=[.$E$2] + SUMPRODUCT([$calc.G179:.K179];[$calc.Q179:.U179])/SUM([$calc.Q179:.U179])" office:value-type="float" office:value="4.27273314822816" calcext:value-type="float">
            <text:p>4.27273314822816</text:p>
          </table:table-cell>
        </table:table-row>
        <table:table-row table:style-name="ro6">
          <table:table-cell table:formula="of:=[$calc.A120]" office:value-type="string" office:string-value="107: Snatch (2000)" calcext:value-type="string">
            <text:p>107: Snatch (2000)</text:p>
          </table:table-cell>
          <table:table-cell table:formula="of:=[.$B$2] + SUMPRODUCT([$calc.B120:.F120];[$calc.L120:.P120])/SUM([$calc.L120:.P120])" office:value-type="float" office:value="3.54893425135517" calcext:value-type="float">
            <text:p>3.54893425135517</text:p>
          </table:table-cell>
          <table:table-cell/>
          <table:table-cell table:style-name="ce28" table:formula="of:=[$'movie-row'.A57]" office:value-type="string" office:string-value="641: Requiem for a Dream (2000)" calcext:value-type="string">
            <text:p>641: Requiem for a Dream (2000)</text:p>
          </table:table-cell>
          <table:table-cell table:formula="of:=[.$E$2] + SUMPRODUCT([$calc.G163:.K163];[$calc.Q163:.U163])/SUM([$calc.Q163:.U163])" office:value-type="float" office:value="4.27136243089598" calcext:value-type="float">
            <text:p>4.27136243089598</text:p>
          </table:table-cell>
        </table:table-row>
        <table:table-row table:style-name="ro6">
          <table:table-cell table:formula="of:=[$calc.A148]" office:value-type="string" office:string-value="462: Erin Brockovich (2000)" calcext:value-type="string">
            <text:p>462: Erin Brockovich (2000)</text:p>
          </table:table-cell>
          <table:table-cell table:formula="of:=[.$B$2] + SUMPRODUCT([$calc.B148:.F148];[$calc.L148:.P148])/SUM([$calc.L148:.P148])" office:value-type="float" office:value="3.54893425135517" calcext:value-type="float">
            <text:p>3.54893425135517</text:p>
          </table:table-cell>
          <table:table-cell/>
          <table:table-cell table:style-name="ce28" table:formula="of:=[$'movie-row'.A89]" office:value-type="string" office:string-value="5503: The Fugitive (1993)" calcext:value-type="string">
            <text:p>5503: The Fugitive (1993)</text:p>
          </table:table-cell>
          <table:table-cell table:formula="of:=[.$E$2] + SUMPRODUCT([$calc.G195:.K195];[$calc.Q195:.U195])/SUM([$calc.Q195:.U195])" office:value-type="float" office:value="4.24111058016166" calcext:value-type="float">
            <text:p>4.24111058016166</text:p>
          </table:table-cell>
        </table:table-row>
        <table:table-row table:style-name="ro6">
          <table:table-cell table:formula="of:=[$calc.A184]" office:value-type="string" office:string-value="1637: Speed (1994)" calcext:value-type="string">
            <text:p>1637: Speed (1994)</text:p>
          </table:table-cell>
          <table:table-cell table:formula="of:=[.$B$2] + SUMPRODUCT([$calc.B184:.F184];[$calc.L184:.P184])/SUM([$calc.L184:.P184])" office:value-type="float" office:value="3.52823884242705" calcext:value-type="float">
            <text:p>3.52823884242705</text:p>
          </table:table-cell>
          <table:table-cell/>
          <table:table-cell table:style-name="ce28" table:formula="of:=[$'movie-row'.A5]" office:value-type="string" office:string-value="14: American Beauty (1999)" calcext:value-type="string">
            <text:p>14: American Beauty (1999)</text:p>
          </table:table-cell>
          <table:table-cell table:formula="of:=[.$E$2] + SUMPRODUCT([$calc.G111:.K111];[$calc.Q111:.U111])/SUM([$calc.Q111:.U111])" office:value-type="float" office:value="4.24081182599547" calcext:value-type="float">
            <text:p>4.24081182599547</text:p>
          </table:table-cell>
        </table:table-row>
        <table:table-row table:style-name="ro6">
          <table:table-cell table:formula="of:=[$calc.A153]" office:value-type="string" office:string-value="581: Dances with Wolves (1990)" calcext:value-type="string">
            <text:p>581: Dances with Wolves (1990)</text:p>
          </table:table-cell>
          <table:table-cell table:formula="of:=[.$B$2] + SUMPRODUCT([$calc.B153:.F153];[$calc.L153:.P153])/SUM([$calc.L153:.P153])" office:value-type="float" office:value="3.51712562106595" calcext:value-type="float">
            <text:p>3.51712562106595</text:p>
          </table:table-cell>
          <table:table-cell/>
          <table:table-cell table:style-name="ce28" table:formula="of:=[$'movie-row'.A83]" office:value-type="string" office:string-value="2024: The Patriot (2000)" calcext:value-type="string">
            <text:p>2024: The Patriot (2000)</text:p>
          </table:table-cell>
          <table:table-cell table:formula="of:=[.$E$2] + SUMPRODUCT([$calc.G189:.K189];[$calc.Q189:.U189])/SUM([$calc.Q189:.U189])" office:value-type="float" office:value="4.24012961534214" calcext:value-type="float">
            <text:p>4.24012961534214</text:p>
          </table:table-cell>
        </table:table-row>
        <table:table-row table:style-name="ro6">
          <table:table-cell table:formula="of:=[$calc.A152]" office:value-type="string" office:string-value="568: Apollo 13 (1995)" calcext:value-type="string">
            <text:p>568: Apollo 13 (1995)</text:p>
          </table:table-cell>
          <table:table-cell table:formula="of:=[.$B$2] + SUMPRODUCT([$calc.B152:.F152];[$calc.L152:.P152])/SUM([$calc.L152:.P152])" office:value-type="float" office:value="3.49429455477858" calcext:value-type="float">
            <text:p>3.49429455477858</text:p>
          </table:table-cell>
          <table:table-cell/>
          <table:table-cell table:style-name="ce28" table:formula="of:=[$'movie-row'.A38]" office:value-type="string" office:string-value="393: Kill Bill: Vol. 2 (2004)" calcext:value-type="string">
            <text:p>393: Kill Bill: Vol. 2 (2004)</text:p>
          </table:table-cell>
          <table:table-cell table:formula="of:=[.$E$2] + SUMPRODUCT([$calc.G144:.K144];[$calc.Q144:.U144])/SUM([$calc.Q144:.U144])" office:value-type="float" office:value="4.22744679065014" calcext:value-type="float">
            <text:p>4.22744679065014</text:p>
          </table:table-cell>
        </table:table-row>
        <table:table-row table:style-name="ro6">
          <table:table-cell table:formula="of:=[$calc.A109]" office:value-type="string" office:string-value="12: Finding Nemo (2003)" calcext:value-type="string">
            <text:p>12: Finding Nemo (2003)</text:p>
          </table:table-cell>
          <table:table-cell table:formula="of:=[.$B$2] + SUMPRODUCT([$calc.B109:.F109];[$calc.L109:.P109])/SUM([$calc.L109:.P109])" office:value-type="float" office:value="3.47716111530408" calcext:value-type="float">
            <text:p>3.47716111530408</text:p>
          </table:table-cell>
          <table:table-cell/>
          <table:table-cell table:style-name="ce28" table:formula="of:=[$'movie-row'.A25]" office:value-type="string" office:string-value="180: Minority Report (2002)" calcext:value-type="string">
            <text:p>180: Minority Report (2002)</text:p>
          </table:table-cell>
          <table:table-cell table:formula="of:=[.$E$2] + SUMPRODUCT([$calc.G131:.K131];[$calc.Q131:.U131])/SUM([$calc.Q131:.U131])" office:value-type="float" office:value="4.21464563564145" calcext:value-type="float">
            <text:p>4.21464563564145</text:p>
          </table:table-cell>
        </table:table-row>
        <table:table-row table:style-name="ro6">
          <table:table-cell table:formula="of:=[$calc.A190]" office:value-type="string" office:string-value="2164: Stargate (1994)" calcext:value-type="string">
            <text:p>2164: Stargate (1994)</text:p>
          </table:table-cell>
          <table:table-cell table:formula="of:=[.$B$2] + SUMPRODUCT([$calc.B190:.F190];[$calc.L190:.P190])/SUM([$calc.L190:.P190])" office:value-type="float" office:value="3.46827843694826" calcext:value-type="float">
            <text:p>3.46827843694826</text:p>
          </table:table-cell>
          <table:table-cell/>
          <table:table-cell table:style-name="ce28" table:formula="of:=[$'movie-row'.A64]" office:value-type="string" office:string-value="786: Almost Famous (2000)" calcext:value-type="string">
            <text:p>786: Almost Famous (2000)</text:p>
          </table:table-cell>
          <table:table-cell table:formula="of:=[.$E$2] + SUMPRODUCT([$calc.G170:.K170];[$calc.Q170:.U170])/SUM([$calc.Q170:.U170])" office:value-type="float" office:value="4.19922300205941" calcext:value-type="float">
            <text:p>4.19922300205941</text:p>
          </table:table-cell>
        </table:table-row>
        <table:table-row table:style-name="ro6">
          <table:table-cell table:formula="of:=[$calc.A142]" office:value-type="string" office:string-value="280: Terminator 2: Judgment Day (1991)" calcext:value-type="string">
            <text:p>280: Terminator 2: Judgment Day (1991)</text:p>
          </table:table-cell>
          <table:table-cell table:formula="of:=[.$B$2] + SUMPRODUCT([$calc.B142:.F142];[$calc.L142:.P142])/SUM([$calc.L142:.P142])" office:value-type="float" office:value="3.46422819871622" calcext:value-type="float">
            <text:p>3.46422819871622</text:p>
          </table:table-cell>
          <table:table-cell/>
          <table:table-cell table:style-name="ce28" table:formula="of:=[$'movie-row'.A84]" office:value-type="string" office:string-value="2164: Stargate (1994)" calcext:value-type="string">
            <text:p>2164: Stargate (1994)</text:p>
          </table:table-cell>
          <table:table-cell table:formula="of:=[.$E$2] + SUMPRODUCT([$calc.G190:.K190];[$calc.Q190:.U190])/SUM([$calc.Q190:.U190])" office:value-type="float" office:value="4.18389423076923" calcext:value-type="float">
            <text:p>4.18389423076923</text:p>
          </table:table-cell>
        </table:table-row>
        <table:table-row table:style-name="ro7">
          <table:table-cell table:formula="of:=[$calc.A143]" office:value-type="string" office:string-value="329: Jurassic Park (1993)" calcext:value-type="string">
            <text:p>329: Jurassic Park (1993)</text:p>
          </table:table-cell>
          <table:table-cell table:formula="of:=[.$B$2] + SUMPRODUCT([$calc.B143:.F143];[$calc.L143:.P143])/SUM([$calc.L143:.P143])" office:value-type="float" office:value="3.45236141393926" calcext:value-type="float">
            <text:p>3.45236141393926</text:p>
          </table:table-cell>
          <table:table-cell/>
          <table:table-cell table:style-name="ce28" table:formula="of:=[$'movie-row'.A94]" office:value-type="string" office:string-value="9331: Clear and Present Danger (1994)" calcext:value-type="string">
            <text:p>9331: Clear and Present Danger (1994)</text:p>
          </table:table-cell>
          <table:table-cell table:formula="of:=[.$E$2] + SUMPRODUCT([$calc.G200:.K200];[$calc.Q200:.U200])/SUM([$calc.Q200:.U200])" office:value-type="float" office:value="4.18389423076923" calcext:value-type="float">
            <text:p>4.18389423076923</text:p>
          </table:table-cell>
        </table:table-row>
        <table:table-row table:style-name="ro6">
          <table:table-cell table:formula="of:=[$calc.A179]" office:value-type="string" office:string-value="954: Mission: Impossible (1996)" calcext:value-type="string">
            <text:p>954: Mission: Impossible (1996)</text:p>
          </table:table-cell>
          <table:table-cell table:formula="of:=[.$B$2] + SUMPRODUCT([$calc.B179:.F179];[$calc.L179:.P179])/SUM([$calc.L179:.P179])" office:value-type="float" office:value="3.45139608083364" calcext:value-type="float">
            <text:p>3.45139608083364</text:p>
          </table:table-cell>
          <table:table-cell/>
          <table:table-cell table:style-name="ce28" table:formula="of:=[$'movie-row'.A95]" office:value-type="string" office:string-value="9741: Unbreakable (2000)" calcext:value-type="string">
            <text:p>9741: Unbreakable (2000)</text:p>
          </table:table-cell>
          <table:table-cell table:formula="of:=[.$E$2] + SUMPRODUCT([$calc.G201:.K201];[$calc.Q201:.U201])/SUM([$calc.Q201:.U201])" office:value-type="float" office:value="4.18389423076923" calcext:value-type="float">
            <text:p>4.18389423076923</text:p>
          </table:table-cell>
        </table:table-row>
        <table:table-row table:style-name="ro6">
          <table:table-cell table:formula="of:=[$calc.A206]" office:value-type="string" office:string-value="36658: X2: X-Men United (2003)" calcext:value-type="string">
            <text:p>36658: X2: X-Men United (2003)</text:p>
          </table:table-cell>
          <table:table-cell table:formula="of:=[.$B$2] + SUMPRODUCT([$calc.B206:.F206];[$calc.L206:.P206])/SUM([$calc.L206:.P206])" office:value-type="float" office:value="3.42638569996369" calcext:value-type="float">
            <text:p>3.42638569996369</text:p>
          </table:table-cell>
          <table:table-cell/>
          <table:table-cell table:style-name="ce28" table:formula="of:=[$'movie-row'.A54]" office:value-type="string" office:string-value="607: Men in Black (a.k.a. MIB) (1997)" calcext:value-type="string">
            <text:p>607: Men in Black (a.k.a. MIB) (1997)</text:p>
          </table:table-cell>
          <table:table-cell table:formula="of:=[.$E$2] + SUMPRODUCT([$calc.G160:.K160];[$calc.Q160:.U160])/SUM([$calc.Q160:.U160])" office:value-type="float" office:value="4.17389730945209" calcext:value-type="float">
            <text:p>4.17389730945209</text:p>
          </table:table-cell>
        </table:table-row>
        <table:table-row table:style-name="ro6">
          <table:table-cell table:formula="of:=[$calc.A126]" office:value-type="string" office:string-value="141: Donnie Darko (2001)" calcext:value-type="string">
            <text:p>141: Donnie Darko (2001)</text:p>
          </table:table-cell>
          <table:table-cell table:formula="of:=[.$B$2] + SUMPRODUCT([$calc.B126:.F126];[$calc.L126:.P126])/SUM([$calc.L126:.P126])" office:value-type="float" office:value="3.38308760877992" calcext:value-type="float">
            <text:p>3.38308760877992</text:p>
          </table:table-cell>
          <table:table-cell/>
          <table:table-cell table:style-name="ce28" table:formula="of:=[$'movie-row'.A98]" office:value-type="string" office:string-value="10020: Beauty and the Beast (1991)" calcext:value-type="string">
            <text:p>10020: Beauty and the Beast (1991)</text:p>
          </table:table-cell>
          <table:table-cell table:formula="of:=[.$E$2] + SUMPRODUCT([$calc.G204:.K204];[$calc.Q204:.U204])/SUM([$calc.Q204:.U204])" office:value-type="float" office:value="4.17372377879164" calcext:value-type="float">
            <text:p>4.17372377879164</text:p>
          </table:table-cell>
        </table:table-row>
        <table:table-row table:style-name="ro6">
          <table:table-cell table:formula="of:=[$calc.A195]" office:value-type="string" office:string-value="5503: The Fugitive (1993)" calcext:value-type="string">
            <text:p>5503: The Fugitive (1993)</text:p>
          </table:table-cell>
          <table:table-cell table:formula="of:=[.$B$2] + SUMPRODUCT([$calc.B195:.F195];[$calc.L195:.P195])/SUM([$calc.L195:.P195])" office:value-type="float" office:value="3.35873633151636" calcext:value-type="float">
            <text:p>3.35873633151636</text:p>
          </table:table-cell>
          <table:table-cell/>
          <table:table-cell table:style-name="ce28" table:formula="of:=[$'movie-row'.A30]" office:value-type="string" office:string-value="243: High Fidelity (2000)" calcext:value-type="string">
            <text:p>243: High Fidelity (2000)</text:p>
          </table:table-cell>
          <table:table-cell table:formula="of:=[.$E$2] + SUMPRODUCT([$calc.G136:.K136];[$calc.Q136:.U136])/SUM([$calc.Q136:.U136])" office:value-type="float" office:value="4.16493904229979" calcext:value-type="float">
            <text:p>4.16493904229979</text:p>
          </table:table-cell>
        </table:table-row>
        <table:table-row table:style-name="ro6">
          <table:table-cell table:formula="of:=[$calc.A121]" office:value-type="string" office:string-value="114: Pretty Woman (1990)" calcext:value-type="string">
            <text:p>114: Pretty Woman (1990)</text:p>
          </table:table-cell>
          <table:table-cell table:formula="of:=[.$B$2] + SUMPRODUCT([$calc.B121:.F121];[$calc.L121:.P121])/SUM([$calc.L121:.P121])" office:value-type="float" office:value="3.2931280920603" calcext:value-type="float">
            <text:p>3.2931280920603</text:p>
          </table:table-cell>
          <table:table-cell/>
          <table:table-cell table:style-name="ce28" table:formula="of:=[$'movie-row'.A47]" office:value-type="string" office:string-value="581: Dances with Wolves (1990)" calcext:value-type="string">
            <text:p>581: Dances with Wolves (1990)</text:p>
          </table:table-cell>
          <table:table-cell table:formula="of:=[.$E$2] + SUMPRODUCT([$calc.G153:.K153];[$calc.Q153:.U153])/SUM([$calc.Q153:.U153])" office:value-type="float" office:value="4.14614164761082" calcext:value-type="float">
            <text:p>4.14614164761082</text:p>
          </table:table-cell>
        </table:table-row>
        <table:table-row table:style-name="ro6">
          <table:table-cell table:formula="of:=[$calc.A174]" office:value-type="string" office:string-value="809: Shrek 2 (2004)" calcext:value-type="string">
            <text:p>809: Shrek 2 (2004)</text:p>
          </table:table-cell>
          <table:table-cell table:formula="of:=[.$B$2] + SUMPRODUCT([$calc.B174:.F174];[$calc.L174:.P174])/SUM([$calc.L174:.P174])" office:value-type="float" office:value="3.29185818095608" calcext:value-type="float">
            <text:p>3.29185818095608</text:p>
          </table:table-cell>
          <table:table-cell/>
          <table:table-cell table:style-name="ce28" table:formula="of:=[$'movie-row'.A20]" office:value-type="string" office:string-value="141: Donnie Darko (2001)" calcext:value-type="string">
            <text:p>141: Donnie Darko (2001)</text:p>
          </table:table-cell>
          <table:table-cell table:formula="of:=[.$E$2] + SUMPRODUCT([$calc.G126:.K126];[$calc.Q126:.U126])/SUM([$calc.Q126:.U126])" office:value-type="float" office:value="4.13853419352599" calcext:value-type="float">
            <text:p>4.13853419352599</text:p>
          </table:table-cell>
        </table:table-row>
        <table:table-row table:style-name="ro6">
          <table:table-cell table:formula="of:=[$calc.A151]" office:value-type="string" office:string-value="558: Spider-Man 2 (2004)" calcext:value-type="string">
            <text:p>558: Spider-Man 2 (2004)</text:p>
          </table:table-cell>
          <table:table-cell table:formula="of:=[.$B$2] + SUMPRODUCT([$calc.B151:.F151];[$calc.L151:.P151])/SUM([$calc.L151:.P151])" office:value-type="float" office:value="3.28803508881261" calcext:value-type="float">
            <text:p>3.28803508881261</text:p>
          </table:table-cell>
          <table:table-cell/>
          <table:table-cell table:style-name="ce28" table:formula="of:=[$'movie-row'.A100]" office:value-type="string" office:string-value="36658: X2: X-Men United (2003)" calcext:value-type="string">
            <text:p>36658: X2: X-Men United (2003)</text:p>
          </table:table-cell>
          <table:table-cell table:formula="of:=[.$E$2] + SUMPRODUCT([$calc.G206:.K206];[$calc.Q206:.U206])/SUM([$calc.Q206:.U206])" office:value-type="float" office:value="4.13633469782849" calcext:value-type="float">
            <text:p>4.13633469782849</text:p>
          </table:table-cell>
        </table:table-row>
        <table:table-row table:style-name="ro6">
          <table:table-cell table:formula="of:=[$calc.A136]" office:value-type="string" office:string-value="243: High Fidelity (2000)" calcext:value-type="string">
            <text:p>243: High Fidelity (2000)</text:p>
          </table:table-cell>
          <table:table-cell table:formula="of:=[.$B$2] + SUMPRODUCT([$calc.B136:.F136];[$calc.L136:.P136])/SUM([$calc.L136:.P136])" office:value-type="float" office:value="3.27153846153846" calcext:value-type="float">
            <text:p>3.27153846153846</text:p>
          </table:table-cell>
          <table:table-cell/>
          <table:table-cell table:style-name="ce28" table:formula="of:=[$'movie-row'.A76]" office:value-type="string" office:string-value="1572: Die Hard: With a Vengeance (1995)" calcext:value-type="string">
            <text:p>1572: Die Hard: With a Vengeance (1995)</text:p>
          </table:table-cell>
          <table:table-cell table:formula="of:=[.$E$2] + SUMPRODUCT([$calc.G182:.K182];[$calc.Q182:.U182])/SUM([$calc.Q182:.U182])" office:value-type="float" office:value="4.12920434366758" calcext:value-type="float">
            <text:p>4.12920434366758</text:p>
          </table:table-cell>
        </table:table-row>
        <table:table-row table:style-name="ro7">
          <table:table-cell table:formula="of:=[$calc.A163]" office:value-type="string" office:string-value="641: Requiem for a Dream (2000)" calcext:value-type="string">
            <text:p>641: Requiem for a Dream (2000)</text:p>
          </table:table-cell>
          <table:table-cell table:formula="of:=[.$B$2] + SUMPRODUCT([$calc.B163:.F163];[$calc.L163:.P163])/SUM([$calc.L163:.P163])" office:value-type="float" office:value="3.27153846153846" calcext:value-type="float">
            <text:p>3.27153846153846</text:p>
          </table:table-cell>
          <table:table-cell/>
          <table:table-cell table:style-name="ce28" table:formula="of:=[$'movie-row'.A51]" office:value-type="string" office:string-value="602: Independence Day (a.k.a. ID4) (1996)" calcext:value-type="string">
            <text:p>602: Independence Day (a.k.a. ID4) (1996)</text:p>
          </table:table-cell>
          <table:table-cell table:formula="of:=[.$E$2] + SUMPRODUCT([$calc.G157:.K157];[$calc.Q157:.U157])/SUM([$calc.Q157:.U157])" office:value-type="float" office:value="4.06349273106259" calcext:value-type="float">
            <text:p>4.06349273106259</text:p>
          </table:table-cell>
        </table:table-row>
        <table:table-row table:style-name="ro4">
          <table:table-cell table:formula="of:=[$calc.A147]" office:value-type="string" office:string-value="453: A Beautiful Mind (2001)" calcext:value-type="string">
            <text:p>453: A Beautiful Mind (2001)</text:p>
          </table:table-cell>
          <table:table-cell table:formula="of:=[.$B$2] + SUMPRODUCT([$calc.B147:.F147];[$calc.L147:.P147])/SUM([$calc.L147:.P147])" office:value-type="float" office:value="3.25567973619177" calcext:value-type="float">
            <text:p>3.25567973619177</text:p>
          </table:table-cell>
          <table:table-cell/>
          <table:table-cell table:style-name="ce28" table:formula="of:=[$'movie-row'.A68]" office:value-type="string" office:string-value="809: Shrek 2 (2004)" calcext:value-type="string">
            <text:p>809: Shrek 2 (2004)</text:p>
          </table:table-cell>
          <table:table-cell table:formula="of:=[.$E$2] + SUMPRODUCT([$calc.G174:.K174];[$calc.Q174:.U174])/SUM([$calc.Q174:.U174])" office:value-type="float" office:value="4.05312878327198" calcext:value-type="float">
            <text:p>4.05312878327198</text:p>
          </table:table-cell>
        </table:table-row>
        <table:table-row table:style-name="ro7">
          <table:table-cell table:formula="of:=[$calc.A207]" office:value-type="string" office:string-value="36955: True Lies (1994)" calcext:value-type="string">
            <text:p>36955: True Lies (1994)</text:p>
          </table:table-cell>
          <table:table-cell table:formula="of:=[.$B$2] + SUMPRODUCT([$calc.B207:.F207];[$calc.L207:.P207])/SUM([$calc.L207:.P207])" office:value-type="float" office:value="3.24861004593345" calcext:value-type="float">
            <text:p>3.24861004593345</text:p>
          </table:table-cell>
          <table:table-cell/>
          <table:table-cell table:style-name="ce28" table:formula="of:=[$'movie-row'.A9]" office:value-type="string" office:string-value="63: Twelve Monkeys (a.k.a. 12 Monkeys) (1995)" calcext:value-type="string">
            <text:p>63: Twelve Monkeys (a.k.a. 12 Monkeys) (1995)</text:p>
          </table:table-cell>
          <table:table-cell table:formula="of:=[.$E$2] + SUMPRODUCT([$calc.G115:.K115];[$calc.Q115:.U115])/SUM([$calc.Q115:.U115])" office:value-type="float" office:value="4.05183429979556" calcext:value-type="float">
            <text:p>4.05183429979556</text:p>
          </table:table-cell>
        </table:table-row>
        <table:table-row table:style-name="ro4">
          <table:table-cell table:formula="of:=[$calc.A164]" office:value-type="string" office:string-value="664: Twister (1996)" calcext:value-type="string">
            <text:p>664: Twister (1996)</text:p>
          </table:table-cell>
          <table:table-cell table:formula="of:=[.$B$2] + SUMPRODUCT([$calc.B164:.F164];[$calc.L164:.P164])/SUM([$calc.L164:.P164])" office:value-type="float" office:value="3.24822047013454" calcext:value-type="float">
            <text:p>3.24822047013454</text:p>
          </table:table-cell>
          <table:table-cell/>
          <table:table-cell table:style-name="ce28" table:formula="of:=[$'movie-row'.A58]" office:value-type="string" office:string-value="664: Twister (1996)" calcext:value-type="string">
            <text:p>664: Twister (1996)</text:p>
          </table:table-cell>
          <table:table-cell table:formula="of:=[.$E$2] + SUMPRODUCT([$calc.G164:.K164];[$calc.Q164:.U164])/SUM([$calc.Q164:.U164])" office:value-type="float" office:value="4.04281895759236" calcext:value-type="float">
            <text:p>4.04281895759236</text:p>
          </table:table-cell>
        </table:table-row>
        <table:table-row table:style-name="ro4">
          <table:table-cell table:formula="of:=[$calc.A196]" office:value-type="string" office:string-value="7443: Chicken Run (2000)" calcext:value-type="string">
            <text:p>7443: Chicken Run (2000)</text:p>
          </table:table-cell>
          <table:table-cell table:formula="of:=[.$B$2] + SUMPRODUCT([$calc.B196:.F196];[$calc.L196:.P196])/SUM([$calc.L196:.P196])" office:value-type="float" office:value="3.24169647246512" calcext:value-type="float">
            <text:p>3.24169647246512</text:p>
          </table:table-cell>
          <table:table-cell/>
          <table:table-cell table:style-name="ce28" table:formula="of:=[$'movie-row'.A70]" office:value-type="string" office:string-value="854: The Mask (1994)" calcext:value-type="string">
            <text:p>854: The Mask (1994)</text:p>
          </table:table-cell>
          <table:table-cell table:formula="of:=[.$E$2] + SUMPRODUCT([$calc.G176:.K176];[$calc.Q176:.U176])/SUM([$calc.Q176:.U176])" office:value-type="float" office:value="4.01833849121533" calcext:value-type="float">
            <text:p>4.01833849121533</text:p>
          </table:table-cell>
        </table:table-row>
        <table:table-row table:style-name="ro7">
          <table:table-cell table:formula="of:=[$calc.A145]" office:value-type="string" office:string-value="414: Batman Forever (1995)" calcext:value-type="string">
            <text:p>414: Batman Forever (1995)</text:p>
          </table:table-cell>
          <table:table-cell table:formula="of:=[.$B$2] + SUMPRODUCT([$calc.B145:.F145];[$calc.L145:.P145])/SUM([$calc.L145:.P145])" office:value-type="float" office:value="3.18376521479787" calcext:value-type="float">
            <text:p>3.18376521479787</text:p>
          </table:table-cell>
          <table:table-cell/>
          <table:table-cell table:style-name="ce28" table:formula="of:=[$'movie-row'.A21]" office:value-type="string" office:string-value="146: Crouching Tiger Hidden Dragon (Wo hu cang long) (2000)" calcext:value-type="string">
            <text:p>146: Crouching Tiger Hidden Dragon (Wo hu cang long) (2000)</text:p>
          </table:table-cell>
          <table:table-cell table:formula="of:=[.$E$2] + SUMPRODUCT([$calc.G127:.K127];[$calc.Q127:.U127])/SUM([$calc.Q127:.U127])" office:value-type="float" office:value="3.99811397488611" calcext:value-type="float">
            <text:p>3.99811397488611</text:p>
          </table:table-cell>
        </table:table-row>
        <table:table-row table:style-name="ro4">
          <table:table-cell table:formula="of:=[$calc.A176]" office:value-type="string" office:string-value="854: The Mask (1994)" calcext:value-type="string">
            <text:p>854: The Mask (1994)</text:p>
          </table:table-cell>
          <table:table-cell table:formula="of:=[.$B$2] + SUMPRODUCT([$calc.B176:.F176];[$calc.L176:.P176])/SUM([$calc.L176:.P176])" office:value-type="float" office:value="3.17886503597255" calcext:value-type="float">
            <text:p>3.17886503597255</text:p>
          </table:table-cell>
          <table:table-cell/>
          <table:table-cell table:style-name="ce28" table:formula="of:=[$'movie-row'.A26]" office:value-type="string" office:string-value="187: Sin City (2005)" calcext:value-type="string">
            <text:p>187: Sin City (2005)</text:p>
          </table:table-cell>
          <table:table-cell table:formula="of:=[.$E$2] + SUMPRODUCT([$calc.G132:.K132];[$calc.Q132:.U132])/SUM([$calc.Q132:.U132])" office:value-type="float" office:value="3.97922761423992" calcext:value-type="float">
            <text:p>3.97922761423992</text:p>
          </table:table-cell>
        </table:table-row>
        <table:table-row table:style-name="ro6">
          <table:table-cell table:formula="of:=[$calc.A150]" office:value-type="string" office:string-value="557: Spider-Man (2002)" calcext:value-type="string">
            <text:p>557: Spider-Man (2002)</text:p>
          </table:table-cell>
          <table:table-cell table:formula="of:=[.$B$2] + SUMPRODUCT([$calc.B150:.F150];[$calc.L150:.P150])/SUM([$calc.L150:.P150])" office:value-type="float" office:value="3.15808858237792" calcext:value-type="float">
            <text:p>3.15808858237792</text:p>
          </table:table-cell>
          <table:table-cell/>
          <table:table-cell table:style-name="ce28" table:formula="of:=[$'movie-row'.A101]" office:value-type="string" office:string-value="36955: True Lies (1994)" calcext:value-type="string">
            <text:p>36955: True Lies (1994)</text:p>
          </table:table-cell>
          <table:table-cell table:formula="of:=[.$E$2] + SUMPRODUCT([$calc.G207:.K207];[$calc.Q207:.U207])/SUM([$calc.Q207:.U207])" office:value-type="float" office:value="3.97446495405359" calcext:value-type="float">
            <text:p>3.97446495405359</text:p>
          </table:table-cell>
        </table:table-row>
        <table:table-row table:style-name="ro6">
          <table:table-cell table:formula="of:=[$calc.A183]" office:value-type="string" office:string-value="1597: Meet the Parents (2000)" calcext:value-type="string">
            <text:p>1597: Meet the Parents (2000)</text:p>
          </table:table-cell>
          <table:table-cell table:formula="of:=[.$B$2] + SUMPRODUCT([$calc.B183:.F183];[$calc.L183:.P183])/SUM([$calc.L183:.P183])" office:value-type="float" office:value="3.07840068654788" calcext:value-type="float">
            <text:p>3.07840068654788</text:p>
          </table:table-cell>
          <table:table-cell/>
          <table:table-cell table:style-name="ce28" table:formula="of:=[$'movie-row'.A15]" office:value-type="string" office:string-value="114: Pretty Woman (1990)" calcext:value-type="string">
            <text:p>114: Pretty Woman (1990)</text:p>
          </table:table-cell>
          <table:table-cell table:formula="of:=[.$E$2] + SUMPRODUCT([$calc.G121:.K121];[$calc.Q121:.U121])/SUM([$calc.Q121:.U121])" office:value-type="float" office:value="3.97016679111053" calcext:value-type="float">
            <text:p>3.97016679111053</text:p>
          </table:table-cell>
        </table:table-row>
        <table:table-row table:style-name="ro6">
          <table:table-cell table:formula="of:=[$calc.A156]" office:value-type="string" office:string-value="601: E.T. the Extra-Terrestrial (1982)" calcext:value-type="string">
            <text:p>601: E.T. the Extra-Terrestrial (1982)</text:p>
          </table:table-cell>
          <table:table-cell table:formula="of:=[.$B$2] + SUMPRODUCT([$calc.B156:.F156];[$calc.L156:.P156])/SUM([$calc.L156:.P156])" office:value-type="float" office:value="3.06403755980695" calcext:value-type="float">
            <text:p>3.06403755980695</text:p>
          </table:table-cell>
          <table:table-cell/>
          <table:table-cell table:style-name="ce28" table:formula="of:=[$'movie-row'.A53]" office:value-type="string" office:string-value="604: The Matrix Reloaded (2003)" calcext:value-type="string">
            <text:p>604: The Matrix Reloaded (2003)</text:p>
          </table:table-cell>
          <table:table-cell table:formula="of:=[.$E$2] + SUMPRODUCT([$calc.G159:.K159];[$calc.Q159:.U159])/SUM([$calc.Q159:.U159])" office:value-type="float" office:value="3.96606696540112" calcext:value-type="float">
            <text:p>3.96606696540112</text:p>
          </table:table-cell>
        </table:table-row>
        <table:table-row table:style-name="ro6">
          <table:table-cell table:formula="of:=[$calc.A180]" office:value-type="string" office:string-value="955: Mission: Impossible II (2000)" calcext:value-type="string">
            <text:p>955: Mission: Impossible II (2000)</text:p>
          </table:table-cell>
          <table:table-cell table:formula="of:=[.$B$2] + SUMPRODUCT([$calc.B180:.F180];[$calc.L180:.P180])/SUM([$calc.L180:.P180])" office:value-type="float" office:value="3.05592261492788" calcext:value-type="float">
            <text:p>3.05592261492788</text:p>
          </table:table-cell>
          <table:table-cell/>
          <table:table-cell table:style-name="ce28" table:formula="of:=[$'movie-row'.A74]" office:value-type="string" office:string-value="955: Mission: Impossible II (2000)" calcext:value-type="string">
            <text:p>955: Mission: Impossible II (2000)</text:p>
          </table:table-cell>
          <table:table-cell table:formula="of:=[.$E$2] + SUMPRODUCT([$calc.G180:.K180];[$calc.Q180:.U180])/SUM([$calc.Q180:.U180])" office:value-type="float" office:value="3.92246012025126" calcext:value-type="float">
            <text:p>3.92246012025126</text:p>
          </table:table-cell>
        </table:table-row>
        <table:table-row table:style-name="ro6">
          <table:table-cell table:formula="of:=[$calc.A137]" office:value-type="string" office:string-value="268: Batman (1989)" calcext:value-type="string">
            <text:p>268: Batman (1989)</text:p>
          </table:table-cell>
          <table:table-cell table:formula="of:=[.$B$2] + SUMPRODUCT([$calc.B137:.F137];[$calc.L137:.P137])/SUM([$calc.L137:.P137])" office:value-type="float" office:value="3.0522505659455" calcext:value-type="float">
            <text:p>3.0522505659455</text:p>
          </table:table-cell>
          <table:table-cell/>
          <table:table-cell table:style-name="ce28" table:formula="of:=[$'movie-row'.A36]" office:value-type="string" office:string-value="280: Terminator 2: Judgment Day (1991)" calcext:value-type="string">
            <text:p>280: Terminator 2: Judgment Day (1991)</text:p>
          </table:table-cell>
          <table:table-cell table:formula="of:=[.$E$2] + SUMPRODUCT([$calc.G142:.K142];[$calc.Q142:.U142])/SUM([$calc.Q142:.U142])" office:value-type="float" office:value="3.83886473868776" calcext:value-type="float">
            <text:p>3.83886473868776</text:p>
          </table:table-cell>
        </table:table-row>
        <table:table-row table:style-name="ro6">
          <table:table-cell table:formula="of:=[$calc.A159]" office:value-type="string" office:string-value="604: The Matrix Reloaded (2003)" calcext:value-type="string">
            <text:p>604: The Matrix Reloaded (2003)</text:p>
          </table:table-cell>
          <table:table-cell table:formula="of:=[.$B$2] + SUMPRODUCT([$calc.B159:.F159];[$calc.L159:.P159])/SUM([$calc.L159:.P159])" office:value-type="float" office:value="2.9072949906553" calcext:value-type="float">
            <text:p>2.9072949906553</text:p>
          </table:table-cell>
          <table:table-cell/>
          <table:table-cell table:style-name="ce28" table:formula="of:=[$'movie-row'.A92]" office:value-type="string" office:string-value="8467: Dumb &amp; Dumber (1994)" calcext:value-type="string">
            <text:p>8467: Dumb &amp; Dumber (1994)</text:p>
          </table:table-cell>
          <table:table-cell table:formula="of:=[.$E$2] + SUMPRODUCT([$calc.G198:.K198];[$calc.Q198:.U198])/SUM([$calc.Q198:.U198])" office:value-type="float" office:value="3.75002188133858" calcext:value-type="float">
            <text:p>3.75002188133858</text:p>
          </table:table-cell>
        </table:table-row>
        <table:table-row table:style-name="ro6">
          <table:table-cell table:formula="of:=[$calc.A141]" office:value-type="string" office:string-value="278: The Shawshank Redemption (1994)" calcext:value-type="string">
            <text:p>278: The Shawshank Redemption (1994)</text:p>
          </table:table-cell>
          <table:table-cell table:formula="of:=[.$B$2] + SUMPRODUCT([$calc.B141:.F141];[$calc.L141:.P141])/SUM([$calc.L141:.P141])" office:value-type="float" office:value="2.85003708401924" calcext:value-type="float">
            <text:p>2.85003708401924</text:p>
          </table:table-cell>
          <table:table-cell/>
          <table:table-cell table:style-name="ce28" table:formula="of:=[$'movie-row'.A96]" office:value-type="string" office:string-value="9802: The Rock (1996)" calcext:value-type="string">
            <text:p>9802: The Rock (1996)</text:p>
          </table:table-cell>
          <table:table-cell table:formula="of:=[.$E$2] + SUMPRODUCT([$calc.G202:.K202];[$calc.Q202:.U202])/SUM([$calc.Q202:.U202])" office:value-type="float" office:value="3.74012961534214" calcext:value-type="float">
            <text:p>3.74012961534214</text:p>
          </table:table-cell>
        </table:table-row>
        <table:table-row table:style-name="ro8">
          <table:table-cell table:formula="of:=[$calc.A199]" office:value-type="string" office:string-value="8587: The Lion King (1994)" calcext:value-type="string">
            <text:p>8587: The Lion King (1994)</text:p>
          </table:table-cell>
          <table:table-cell table:formula="of:=[.$B$2] + SUMPRODUCT([$calc.B199:.F199];[$calc.L199:.P199])/SUM([$calc.L199:.P199])" office:value-type="float" office:value="2.80725356904165" calcext:value-type="float">
            <text:p>2.80725356904165</text:p>
          </table:table-cell>
          <table:table-cell/>
          <table:table-cell table:style-name="ce28" table:formula="of:=[$'movie-row'.A59]" office:value-type="string" office:string-value="671: Harry Potter and the Sorcerer's Stone (a.k.a. Harry Potter and the Philosopher's Stone) (2001)" calcext:value-type="string">
            <text:p>671: Harry Potter and the Sorcerer's Stone (a.k.a. Harry Potter and the Philosopher's Stone) (2001)</text:p>
          </table:table-cell>
          <table:table-cell table:formula="of:=[.$E$2] + SUMPRODUCT([$calc.G165:.K165];[$calc.Q165:.U165])/SUM([$calc.Q165:.U165])" office:value-type="float" office:value="3.68276179831717" calcext:value-type="float">
            <text:p>3.68276179831717</text:p>
          </table:table-cell>
        </table:table-row>
        <table:table-row table:style-name="ro6">
          <table:table-cell table:formula="of:=[$calc.A125]" office:value-type="string" office:string-value="134: O Brother Where Art Thou? (2000)" calcext:value-type="string">
            <text:p>134: O Brother Where Art Thou? (2000)</text:p>
          </table:table-cell>
          <table:table-cell table:formula="of:=[.$B$2] + SUMPRODUCT([$calc.B125:.F125];[$calc.L125:.P125])/SUM([$calc.L125:.P125])" office:value-type="float" office:value="2.77153846153846" calcext:value-type="float">
            <text:p>2.77153846153846</text:p>
          </table:table-cell>
          <table:table-cell/>
          <table:table-cell table:style-name="ce28" table:formula="of:=[$'movie-row'.A77]" office:value-type="string" office:string-value="1597: Meet the Parents (2000)" calcext:value-type="string">
            <text:p>1597: Meet the Parents (2000)</text:p>
          </table:table-cell>
          <table:table-cell table:formula="of:=[.$E$2] + SUMPRODUCT([$calc.G183:.K183];[$calc.Q183:.U183])/SUM([$calc.Q183:.U183])" office:value-type="float" office:value="3.66320350321471" calcext:value-type="float">
            <text:p>3.66320350321471</text:p>
          </table:table-cell>
        </table:table-row>
        <table:table-row table:style-name="ro6">
          <table:table-cell table:formula="of:=[$calc.A181]" office:value-type="string" office:string-value="1422: The Departed (2006)" calcext:value-type="string">
            <text:p>1422: The Departed (2006)</text:p>
          </table:table-cell>
          <table:table-cell table:formula="of:=[.$B$2] + SUMPRODUCT([$calc.B181:.F181];[$calc.L181:.P181])/SUM([$calc.L181:.P181])" office:value-type="float" office:value="2.77153846153846" calcext:value-type="float">
            <text:p>2.77153846153846</text:p>
          </table:table-cell>
          <table:table-cell/>
          <table:table-cell table:style-name="ce28" table:formula="of:=[$'movie-row'.A42]" office:value-type="string" office:string-value="462: Erin Brockovich (2000)" calcext:value-type="string">
            <text:p>462: Erin Brockovich (2000)</text:p>
          </table:table-cell>
          <table:table-cell table:formula="of:=[.$E$2] + SUMPRODUCT([$calc.G148:.K148];[$calc.Q148:.U148])/SUM([$calc.Q148:.U148])" office:value-type="float" office:value="3.65733542395716" calcext:value-type="float">
            <text:p>3.65733542395716</text:p>
          </table:table-cell>
        </table:table-row>
        <table:table-row table:style-name="ro6">
          <table:table-cell table:formula="of:=[$calc.A175]" office:value-type="string" office:string-value="812: Aladdin (1992)" calcext:value-type="string">
            <text:p>812: Aladdin (1992)</text:p>
          </table:table-cell>
          <table:table-cell table:formula="of:=[.$B$2] + SUMPRODUCT([$calc.B175:.F175];[$calc.L175:.P175])/SUM([$calc.L175:.P175])" office:value-type="float" office:value="2.74550939191976" calcext:value-type="float">
            <text:p>2.74550939191976</text:p>
          </table:table-cell>
          <table:table-cell/>
          <table:table-cell table:style-name="ce28" table:formula="of:=[$'movie-row'.A87]" office:value-type="string" office:string-value="3049: Ace Ventura: Pet Detective (1994)" calcext:value-type="string">
            <text:p>3049: Ace Ventura: Pet Detective (1994)</text:p>
          </table:table-cell>
          <table:table-cell table:formula="of:=[.$E$2] + SUMPRODUCT([$calc.G193:.K193];[$calc.Q193:.U193])/SUM([$calc.Q193:.U193])" office:value-type="float" office:value="3.65379831159775" calcext:value-type="float">
            <text:p>3.65379831159775</text:p>
          </table:table-cell>
        </table:table-row>
        <table:table-row table:style-name="ro6">
          <table:table-cell table:formula="of:=[$calc.A187]" office:value-type="string" office:string-value="1894: Star Wars: Episode II - Attack of the Clones (2002)" calcext:value-type="string">
            <text:p>1894: Star Wars: Episode II - Attack of the Clones (2002)</text:p>
          </table:table-cell>
          <table:table-cell table:formula="of:=[.$B$2] + SUMPRODUCT([$calc.B187:.F187];[$calc.L187:.P187])/SUM([$calc.L187:.P187])" office:value-type="float" office:value="2.70434660717184" calcext:value-type="float">
            <text:p>2.70434660717184</text:p>
          </table:table-cell>
          <table:table-cell/>
          <table:table-cell table:style-name="ce28" table:formula="of:=[$'movie-row'.A44]" office:value-type="string" office:string-value="557: Spider-Man (2002)" calcext:value-type="string">
            <text:p>557: Spider-Man (2002)</text:p>
          </table:table-cell>
          <table:table-cell table:formula="of:=[.$E$2] + SUMPRODUCT([$calc.G150:.K150];[$calc.Q150:.U150])/SUM([$calc.Q150:.U150])" office:value-type="float" office:value="3.57674624381465" calcext:value-type="float">
            <text:p>3.57674624381465</text:p>
          </table:table-cell>
        </table:table-row>
        <table:table-row table:style-name="ro7">
          <table:table-cell table:formula="of:=[$calc.A189]" office:value-type="string" office:string-value="2024: The Patriot (2000)" calcext:value-type="string">
            <text:p>2024: The Patriot (2000)</text:p>
          </table:table-cell>
          <table:table-cell table:formula="of:=[.$B$2] + SUMPRODUCT([$calc.B189:.F189];[$calc.L189:.P189])/SUM([$calc.L189:.P189])" office:value-type="float" office:value="2.69576332927945" calcext:value-type="float">
            <text:p>2.69576332927945</text:p>
          </table:table-cell>
          <table:table-cell/>
          <table:table-cell table:style-name="ce28" table:formula="of:=[$'movie-row'.A60]" office:value-type="string" office:string-value="672: Harry Potter and the Chamber of Secrets (2002)" calcext:value-type="string">
            <text:p>672: Harry Potter and the Chamber of Secrets (2002)</text:p>
          </table:table-cell>
          <table:table-cell table:formula="of:=[.$E$2] + SUMPRODUCT([$calc.G166:.K166];[$calc.Q166:.U166])/SUM([$calc.Q166:.U166])" office:value-type="float" office:value="3.56415082188857" calcext:value-type="float">
            <text:p>3.56415082188857</text:p>
          </table:table-cell>
        </table:table-row>
        <table:table-row table:style-name="ro6">
          <table:table-cell table:formula="of:=[$calc.A157]" office:value-type="string" office:string-value="602: Independence Day (a.k.a. ID4) (1996)" calcext:value-type="string">
            <text:p>602: Independence Day (a.k.a. ID4) (1996)</text:p>
          </table:table-cell>
          <table:table-cell table:formula="of:=[.$B$2] + SUMPRODUCT([$calc.B157:.F157];[$calc.L157:.P157])/SUM([$calc.L157:.P157])" office:value-type="float" office:value="2.66627027087314" calcext:value-type="float">
            <text:p>2.66627027087314</text:p>
          </table:table-cell>
          <table:table-cell/>
          <table:table-cell table:style-name="ce28" table:formula="of:=[$'movie-row'.A45]" office:value-type="string" office:string-value="558: Spider-Man 2 (2004)" calcext:value-type="string">
            <text:p>558: Spider-Man 2 (2004)</text:p>
          </table:table-cell>
          <table:table-cell table:formula="of:=[.$E$2] + SUMPRODUCT([$calc.G151:.K151];[$calc.Q151:.U151])/SUM([$calc.Q151:.U151])" office:value-type="float" office:value="3.54454656659152" calcext:value-type="float">
            <text:p>3.54454656659152</text:p>
          </table:table-cell>
        </table:table-row>
        <table:table-row table:style-name="ro5">
          <table:table-cell table:formula="of:=[$calc.A165]" office:value-type="string" office:string-value="671: Harry Potter and the Sorcerer's Stone (a.k.a. Harry Potter and the Philosopher's Stone) (2001)" calcext:value-type="string">
            <text:p>671: Harry Potter and the Sorcerer's Stone (a.k.a. Harry Potter and the Philosopher's Stone) (2001)</text:p>
          </table:table-cell>
          <table:table-cell table:formula="of:=[.$B$2] + SUMPRODUCT([$calc.B165:.F165];[$calc.L165:.P165])/SUM([$calc.L165:.P165])" office:value-type="float" office:value="2.54696287285467" calcext:value-type="float">
            <text:p>2.54696287285467</text:p>
          </table:table-cell>
          <table:table-cell/>
          <table:table-cell table:style-name="ce28" table:formula="of:=[$'movie-row'.A78]" office:value-type="string" office:string-value="1637: Speed (1994)" calcext:value-type="string">
            <text:p>1637: Speed (1994)</text:p>
          </table:table-cell>
          <table:table-cell table:formula="of:=[.$E$2] + SUMPRODUCT([$calc.G184:.K184];[$calc.Q184:.U184])/SUM([$calc.Q184:.U184])" office:value-type="float" office:value="3.50702734382872" calcext:value-type="float">
            <text:p>3.50702734382872</text:p>
          </table:table-cell>
        </table:table-row>
        <table:table-row table:style-name="ro7">
          <table:table-cell table:formula="of:=[$calc.A171]" office:value-type="string" office:string-value="788: Mrs. Doubtfire (1993)" calcext:value-type="string">
            <text:p>788: Mrs. Doubtfire (1993)</text:p>
          </table:table-cell>
          <table:table-cell table:formula="of:=[.$B$2] + SUMPRODUCT([$calc.B171:.F171];[$calc.L171:.P171])/SUM([$calc.L171:.P171])" office:value-type="float" office:value="2.30888879886006" calcext:value-type="float">
            <text:p>2.30888879886006</text:p>
          </table:table-cell>
          <table:table-cell/>
          <table:table-cell table:style-name="ce28" table:formula="of:=[$'movie-row'.A81]" office:value-type="string" office:string-value="1894: Star Wars: Episode II - Attack of the Clones (2002)" calcext:value-type="string">
            <text:p>1894: Star Wars: Episode II - Attack of the Clones (2002)</text:p>
          </table:table-cell>
          <table:table-cell table:formula="of:=[.$E$2] + SUMPRODUCT([$calc.G187:.K187];[$calc.Q187:.U187])/SUM([$calc.Q187:.U187])" office:value-type="float" office:value="3.46308384173406" calcext:value-type="float">
            <text:p>3.46308384173406</text:p>
          </table:table-cell>
        </table:table-row>
        <table:table-row table:style-name="ro6">
          <table:table-cell table:formula="of:=[$calc.A166]" office:value-type="string" office:string-value="672: Harry Potter and the Chamber of Secrets (2002)" calcext:value-type="string">
            <text:p>672: Harry Potter and the Chamber of Secrets (2002)</text:p>
          </table:table-cell>
          <table:table-cell table:formula="of:=[.$B$2] + SUMPRODUCT([$calc.B166:.F166];[$calc.L166:.P166])/SUM([$calc.L166:.P166])" office:value-type="float" office:value="2.28667217666769" calcext:value-type="float">
            <text:p>2.28667217666769</text:p>
          </table:table-cell>
          <table:table-cell/>
          <table:table-cell table:style-name="ce28" table:formula="of:=[$'movie-row'.A39]" office:value-type="string" office:string-value="414: Batman Forever (1995)" calcext:value-type="string">
            <text:p>414: Batman Forever (1995)</text:p>
          </table:table-cell>
          <table:table-cell table:formula="of:=[.$E$2] + SUMPRODUCT([$calc.G145:.K145];[$calc.Q145:.U145])/SUM([$calc.Q145:.U145])" office:value-type="float" office:value="3.37559214776357" calcext:value-type="float">
            <text:p>3.37559214776357</text:p>
          </table:table-cell>
        </table:table-row>
        <table:table-row table:style-name="ro6">
          <table:table-cell table:formula="of:=[$calc.A200]" office:value-type="string" office:string-value="9331: Clear and Present Danger (1994)" calcext:value-type="string">
            <text:p>9331: Clear and Present Danger (1994)</text:p>
          </table:table-cell>
          <table:table-cell table:formula="of:=[.$B$2] + SUMPRODUCT([$calc.B200:.F200];[$calc.L200:.P200])/SUM([$calc.L200:.P200])" office:value-type="float" office:value="2.28667217666769" calcext:value-type="float">
            <text:p>2.28667217666769</text:p>
          </table:table-cell>
          <table:table-cell/>
          <table:table-cell table:style-name="ce28" table:formula="of:=[$'movie-row'.A31]" office:value-type="string" office:string-value="268: Batman (1989)" calcext:value-type="string">
            <text:p>268: Batman (1989)</text:p>
          </table:table-cell>
          <table:table-cell table:formula="of:=[.$E$2] + SUMPRODUCT([$calc.G137:.K137];[$calc.Q137:.U137])/SUM([$calc.Q137:.U137])" office:value-type="float" office:value="3.18389423076923" calcext:value-type="float">
            <text:p>3.18389423076923</text:p>
          </table:table-cell>
        </table:table-row>
        <table:table-row table:style-name="ro6">
          <table:table-cell table:formula="of:=[$calc.A193]" office:value-type="string" office:string-value="3049: Ace Ventura: Pet Detective (1994)" calcext:value-type="string">
            <text:p>3049: Ace Ventura: Pet Detective (1994)</text:p>
          </table:table-cell>
          <table:table-cell table:formula="of:=[.$B$2] + SUMPRODUCT([$calc.B193:.F193];[$calc.L193:.P193])/SUM([$calc.L193:.P193])" office:value-type="float" office:value="1.94414404252132" calcext:value-type="float">
            <text:p>1.94414404252132</text:p>
          </table:table-cell>
          <table:table-cell/>
          <table:table-cell table:style-name="ce28" table:formula="of:=[$'movie-row'.A88]" office:value-type="string" office:string-value="4327: Charlie's Angels (2000)" calcext:value-type="string">
            <text:p>4327: Charlie's Angels (2000)</text:p>
          </table:table-cell>
          <table:table-cell table:formula="of:=[.$E$2] + SUMPRODUCT([$calc.G194:.K194];[$calc.Q194:.U194])/SUM([$calc.Q194:.U194])" office:value-type="float" office:value="2.96757165715696" calcext:value-type="float">
            <text:p>2.96757165715696</text:p>
          </table:table-cell>
        </table:table-row>
        <table:table-row table:style-name="ro6">
          <table:table-cell table:formula="of:=[$calc.A198]" office:value-type="string" office:string-value="8467: Dumb &amp; Dumber (1994)" calcext:value-type="string">
            <text:p>8467: Dumb &amp; Dumber (1994)</text:p>
          </table:table-cell>
          <table:table-cell table:formula="of:=[.$B$2] + SUMPRODUCT([$calc.B198:.F198];[$calc.L198:.P198])/SUM([$calc.L198:.P198])" office:value-type="float" office:value="1.906730745374" calcext:value-type="float">
            <text:p>1.906730745374</text:p>
          </table:table-cell>
          <table:table-cell/>
          <table:table-cell table:style-name="ce28" table:formula="of:=[$'movie-row'.A90]" office:value-type="string" office:string-value="7443: Chicken Run (2000)" calcext:value-type="string">
            <text:p>7443: Chicken Run (2000)</text:p>
          </table:table-cell>
          <table:table-cell table:formula="of:=[.$E$2] + SUMPRODUCT([$calc.G196:.K196];[$calc.Q196:.U196])/SUM([$calc.Q196:.U196])" office:value-type="float" office:value="2.93977192756815" calcext:value-type="float">
            <text:p>2.93977192756815</text:p>
          </table:table-cell>
        </table:table-row>
        <table:table-row table:style-name="ro4">
          <table:table-cell table:formula="of:=[$calc.A194]" office:value-type="string" office:string-value="4327: Charlie's Angels (2000)" calcext:value-type="string">
            <text:p>4327: Charlie's Angels (2000)</text:p>
          </table:table-cell>
          <table:table-cell table:formula="of:=[.$B$2] + SUMPRODUCT([$calc.B194:.F194];[$calc.L194:.P194])/SUM([$calc.L194:.P194])" office:value-type="float" office:value="1.86827841716748" calcext:value-type="float">
            <text:p>1.86827841716748</text:p>
          </table:table-cell>
          <table:table-cell/>
          <table:table-cell table:style-name="ce28" table:formula="of:=[$'movie-row'.A82]" office:value-type="string" office:string-value="1900: Traffic (2000)" calcext:value-type="string">
            <text:p>1900: Traffic (2000)</text:p>
          </table:table-cell>
          <table:table-cell table:formula="of:=[.$E$2] + SUMPRODUCT([$calc.G188:.K188];[$calc.Q188:.U188])/SUM([$calc.Q188:.U188])" office:value-type="float" office:value="2.84450405680379" calcext:value-type="float">
            <text:p>2.84450405680379</text:p>
          </table:table-cell>
        </table:table-row>
        <table:table-row table:style-name="ro3" table:number-rows-repeated="1048472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  <table:database-ranges>
        <table:database-range table:name="__Anonymous_Sheet_DB__4" table:target-range-address="prediction.D3:prediction.E102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prediction_normalized.D4:prediction_normalized.E10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19:20:03.746471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vie-row" style:display-name="PageStyle_movie-ro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-row" style:display-name="PageStyle_user-ro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rrelations" style:display-name="PageStyle_correl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04T22:56:05</meta:creation-date>
    <meta:initial-creator>konstan</meta:initial-creator>
    <meta:generator>LibreOffice/6.4.7.2$Linux_X86_64 LibreOffice_project/40$Build-2</meta:generator>
    <dc:date>2022-08-03T19:59:26.369410717</dc:date>
    <meta:editing-duration>PT12M7S</meta:editing-duration>
    <meta:editing-cycles>5</meta:editing-cycles>
    <meta:document-statistic meta:table-count="6" meta:cell-count="9138" meta:object-count="0"/>
  </office:meta>
</office:document-meta>
</file>